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Pictures/2000000E000000DD000000DDB43ABA64C5FC9CAB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78.1pt" svg:height="606.42pt" svg:x="258.86pt" svg:y="2.83pt">
            <draw:object draw:notify-on-update-of-ranges="Sheet1.C1:Sheet1.C1024 Sheet1.D1:Sheet1.D10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/4096" office:value-type="float" office:value="0" calcext:value-type="float">
            <text:p>0</text:p>
          </table:table-cell>
          <table:table-cell table:formula="of:=[.B1]/409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formula="of:=[.A2]/4096" office:value-type="float" office:value="0.0625" calcext:value-type="float">
            <text:p>0.0625</text:p>
          </table:table-cell>
          <table:table-cell table:formula="of:=[.B2]/4096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table:formula="of:=[.A3]/4096" office:value-type="float" office:value="0.125" calcext:value-type="float">
            <text:p>0.125</text:p>
          </table:table-cell>
          <table:table-cell table:formula="of:=[.B3]/4096" office:value-type="float" office:value="0.124267578125" calcext:value-type="float">
            <text:p>0.124267578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table:formula="of:=[.A4]/4096" office:value-type="float" office:value="0.1875" calcext:value-type="float">
            <text:p>0.1875</text:p>
          </table:table-cell>
          <table:table-cell table:formula="of:=[.B4]/4096" office:value-type="float" office:value="0.185546875" calcext:value-type="float">
            <text:p>0.185546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8" calcext:value-type="float">
            <text:p>1008</text:p>
          </table:table-cell>
          <table:table-cell table:formula="of:=[.A5]/4096" office:value-type="float" office:value="0.25" calcext:value-type="float">
            <text:p>0.25</text:p>
          </table:table-cell>
          <table:table-cell table:formula="of:=[.B5]/4096" office:value-type="float" office:value="0.24609375" calcext:value-type="float">
            <text:p>0.2460937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54" calcext:value-type="float">
            <text:p>1254</text:p>
          </table:table-cell>
          <table:table-cell table:formula="of:=[.A6]/4096" office:value-type="float" office:value="0.3125" calcext:value-type="float">
            <text:p>0.3125</text:p>
          </table:table-cell>
          <table:table-cell table:formula="of:=[.B6]/4096" office:value-type="float" office:value="0.30615234375" calcext:value-type="float">
            <text:p>0.3061523437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97" calcext:value-type="float">
            <text:p>1497</text:p>
          </table:table-cell>
          <table:table-cell table:formula="of:=[.A7]/4096" office:value-type="float" office:value="0.375" calcext:value-type="float">
            <text:p>0.375</text:p>
          </table:table-cell>
          <table:table-cell table:formula="of:=[.B7]/4096" office:value-type="float" office:value="0.365478515625" calcext:value-type="float">
            <text:p>0.36547851562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38" calcext:value-type="float">
            <text:p>1738</text:p>
          </table:table-cell>
          <table:table-cell table:formula="of:=[.A8]/4096" office:value-type="float" office:value="0.4375" calcext:value-type="float">
            <text:p>0.4375</text:p>
          </table:table-cell>
          <table:table-cell table:formula="of:=[.B8]/4096" office:value-type="float" office:value="0.42431640625" calcext:value-type="float">
            <text:p>0.424316406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6" calcext:value-type="float">
            <text:p>1976</text:p>
          </table:table-cell>
          <table:table-cell table:formula="of:=[.A9]/4096" office:value-type="float" office:value="0.5" calcext:value-type="float">
            <text:p>0.5</text:p>
          </table:table-cell>
          <table:table-cell table:formula="of:=[.B9]/4096" office:value-type="float" office:value="0.482421875" calcext:value-type="float">
            <text:p>0.48242187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212" calcext:value-type="float">
            <text:p>2212</text:p>
          </table:table-cell>
          <table:table-cell table:formula="of:=[.A10]/4096" office:value-type="float" office:value="0.5625" calcext:value-type="float">
            <text:p>0.5625</text:p>
          </table:table-cell>
          <table:table-cell table:formula="of:=[.B10]/4096" office:value-type="float" office:value="0.5400390625" calcext:value-type="float">
            <text:p>0.54003906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445" calcext:value-type="float">
            <text:p>2445</text:p>
          </table:table-cell>
          <table:table-cell table:formula="of:=[.A11]/4096" office:value-type="float" office:value="0.625" calcext:value-type="float">
            <text:p>0.625</text:p>
          </table:table-cell>
          <table:table-cell table:formula="of:=[.B11]/4096" office:value-type="float" office:value="0.596923828125" calcext:value-type="float">
            <text:p>0.59692382812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676" calcext:value-type="float">
            <text:p>2676</text:p>
          </table:table-cell>
          <table:table-cell table:formula="of:=[.A12]/4096" office:value-type="float" office:value="0.6875" calcext:value-type="float">
            <text:p>0.6875</text:p>
          </table:table-cell>
          <table:table-cell table:formula="of:=[.B12]/4096" office:value-type="float" office:value="0.6533203125" calcext:value-type="float">
            <text:p>0.653320312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905" calcext:value-type="float">
            <text:p>2905</text:p>
          </table:table-cell>
          <table:table-cell table:formula="of:=[.A13]/4096" office:value-type="float" office:value="0.75" calcext:value-type="float">
            <text:p>0.75</text:p>
          </table:table-cell>
          <table:table-cell table:formula="of:=[.B13]/4096" office:value-type="float" office:value="0.709228515625" calcext:value-type="float">
            <text:p>0.70922851562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131" calcext:value-type="float">
            <text:p>3131</text:p>
          </table:table-cell>
          <table:table-cell table:formula="of:=[.A14]/4096" office:value-type="float" office:value="0.8125" calcext:value-type="float">
            <text:p>0.8125</text:p>
          </table:table-cell>
          <table:table-cell table:formula="of:=[.B14]/4096" office:value-type="float" office:value="0.764404296875" calcext:value-type="float">
            <text:p>0.764404296875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355" calcext:value-type="float">
            <text:p>3355</text:p>
          </table:table-cell>
          <table:table-cell table:formula="of:=[.A15]/4096" office:value-type="float" office:value="0.875" calcext:value-type="float">
            <text:p>0.875</text:p>
          </table:table-cell>
          <table:table-cell table:formula="of:=[.B15]/4096" office:value-type="float" office:value="0.819091796875" calcext:value-type="float">
            <text:p>0.81909179687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576" calcext:value-type="float">
            <text:p>3576</text:p>
          </table:table-cell>
          <table:table-cell table:formula="of:=[.A16]/4096" office:value-type="float" office:value="0.9375" calcext:value-type="float">
            <text:p>0.9375</text:p>
          </table:table-cell>
          <table:table-cell table:formula="of:=[.B16]/4096" office:value-type="float" office:value="0.873046875" calcext:value-type="float">
            <text:p>0.8730468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95" calcext:value-type="float">
            <text:p>3795</text:p>
          </table:table-cell>
          <table:table-cell table:formula="of:=[.A17]/4096" office:value-type="float" office:value="1" calcext:value-type="float">
            <text:p>1</text:p>
          </table:table-cell>
          <table:table-cell table:formula="of:=[.B17]/4096" office:value-type="float" office:value="0.926513671875" calcext:value-type="float">
            <text:p>0.92651367187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4011" calcext:value-type="float">
            <text:p>4011</text:p>
          </table:table-cell>
          <table:table-cell table:formula="of:=[.A18]/4096" office:value-type="float" office:value="1.0625" calcext:value-type="float">
            <text:p>1.0625</text:p>
          </table:table-cell>
          <table:table-cell table:formula="of:=[.B18]/4096" office:value-type="float" office:value="0.979248046875" calcext:value-type="float">
            <text:p>0.979248046875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225" calcext:value-type="float">
            <text:p>4225</text:p>
          </table:table-cell>
          <table:table-cell table:formula="of:=[.A19]/4096" office:value-type="float" office:value="1.125" calcext:value-type="float">
            <text:p>1.125</text:p>
          </table:table-cell>
          <table:table-cell table:formula="of:=[.B19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436" calcext:value-type="float">
            <text:p>4436</text:p>
          </table:table-cell>
          <table:table-cell table:formula="of:=[.A20]/4096" office:value-type="float" office:value="1.1875" calcext:value-type="float">
            <text:p>1.1875</text:p>
          </table:table-cell>
          <table:table-cell table:formula="of:=[.B20]/4096" office:value-type="float" office:value="1.0830078125" calcext:value-type="float">
            <text:p>1.08300781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4645" calcext:value-type="float">
            <text:p>4645</text:p>
          </table:table-cell>
          <table:table-cell table:formula="of:=[.A21]/4096" office:value-type="float" office:value="1.25" calcext:value-type="float">
            <text:p>1.25</text:p>
          </table:table-cell>
          <table:table-cell table:formula="of:=[.B21]/4096" office:value-type="float" office:value="1.134033203125" calcext:value-type="float">
            <text:p>1.13403320312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851" calcext:value-type="float">
            <text:p>4851</text:p>
          </table:table-cell>
          <table:table-cell table:formula="of:=[.A22]/4096" office:value-type="float" office:value="1.3125" calcext:value-type="float">
            <text:p>1.3125</text:p>
          </table:table-cell>
          <table:table-cell table:formula="of:=[.B22]/4096" office:value-type="float" office:value="1.184326171875" calcext:value-type="float">
            <text:p>1.18432617187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5055" calcext:value-type="float">
            <text:p>5055</text:p>
          </table:table-cell>
          <table:table-cell table:formula="of:=[.A23]/4096" office:value-type="float" office:value="1.375" calcext:value-type="float">
            <text:p>1.375</text:p>
          </table:table-cell>
          <table:table-cell table:formula="of:=[.B23]/4096" office:value-type="float" office:value="1.234130859375" calcext:value-type="float">
            <text:p>1.234130859375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5257" calcext:value-type="float">
            <text:p>5257</text:p>
          </table:table-cell>
          <table:table-cell table:formula="of:=[.A24]/4096" office:value-type="float" office:value="1.4375" calcext:value-type="float">
            <text:p>1.4375</text:p>
          </table:table-cell>
          <table:table-cell table:formula="of:=[.B24]/4096" office:value-type="float" office:value="1.283447265625" calcext:value-type="float">
            <text:p>1.28344726562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5456" calcext:value-type="float">
            <text:p>5456</text:p>
          </table:table-cell>
          <table:table-cell table:formula="of:=[.A25]/4096" office:value-type="float" office:value="1.5" calcext:value-type="float">
            <text:p>1.5</text:p>
          </table:table-cell>
          <table:table-cell table:formula="of:=[.B25]/4096" office:value-type="float" office:value="1.33203125" calcext:value-type="float">
            <text:p>1.3320312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653" calcext:value-type="float">
            <text:p>5653</text:p>
          </table:table-cell>
          <table:table-cell table:formula="of:=[.A26]/4096" office:value-type="float" office:value="1.5625" calcext:value-type="float">
            <text:p>1.5625</text:p>
          </table:table-cell>
          <table:table-cell table:formula="of:=[.B26]/4096" office:value-type="float" office:value="1.380126953125" calcext:value-type="float">
            <text:p>1.38012695312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5847" calcext:value-type="float">
            <text:p>5847</text:p>
          </table:table-cell>
          <table:table-cell table:formula="of:=[.A27]/4096" office:value-type="float" office:value="1.625" calcext:value-type="float">
            <text:p>1.625</text:p>
          </table:table-cell>
          <table:table-cell table:formula="of:=[.B27]/4096" office:value-type="float" office:value="1.427490234375" calcext:value-type="float">
            <text:p>1.427490234375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039" calcext:value-type="float">
            <text:p>6039</text:p>
          </table:table-cell>
          <table:table-cell table:formula="of:=[.A28]/4096" office:value-type="float" office:value="1.6875" calcext:value-type="float">
            <text:p>1.6875</text:p>
          </table:table-cell>
          <table:table-cell table:formula="of:=[.B28]/4096" office:value-type="float" office:value="1.474365234375" calcext:value-type="float">
            <text:p>1.474365234375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6228" calcext:value-type="float">
            <text:p>6228</text:p>
          </table:table-cell>
          <table:table-cell table:formula="of:=[.A29]/4096" office:value-type="float" office:value="1.75" calcext:value-type="float">
            <text:p>1.75</text:p>
          </table:table-cell>
          <table:table-cell table:formula="of:=[.B29]/4096" office:value-type="float" office:value="1.5205078125" calcext:value-type="float">
            <text:p>1.5205078125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6415" calcext:value-type="float">
            <text:p>6415</text:p>
          </table:table-cell>
          <table:table-cell table:formula="of:=[.A30]/4096" office:value-type="float" office:value="1.8125" calcext:value-type="float">
            <text:p>1.8125</text:p>
          </table:table-cell>
          <table:table-cell table:formula="of:=[.B30]/4096" office:value-type="float" office:value="1.566162109375" calcext:value-type="float">
            <text:p>1.566162109375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6599" calcext:value-type="float">
            <text:p>6599</text:p>
          </table:table-cell>
          <table:table-cell table:formula="of:=[.A31]/4096" office:value-type="float" office:value="1.875" calcext:value-type="float">
            <text:p>1.875</text:p>
          </table:table-cell>
          <table:table-cell table:formula="of:=[.B31]/4096" office:value-type="float" office:value="1.611083984375" calcext:value-type="float">
            <text:p>1.611083984375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6781" calcext:value-type="float">
            <text:p>6781</text:p>
          </table:table-cell>
          <table:table-cell table:formula="of:=[.A32]/4096" office:value-type="float" office:value="1.9375" calcext:value-type="float">
            <text:p>1.9375</text:p>
          </table:table-cell>
          <table:table-cell table:formula="of:=[.B32]/4096" office:value-type="float" office:value="1.655517578125" calcext:value-type="float">
            <text:p>1.6555175781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60" calcext:value-type="float">
            <text:p>6960</text:p>
          </table:table-cell>
          <table:table-cell table:formula="of:=[.A33]/4096" office:value-type="float" office:value="2" calcext:value-type="float">
            <text:p>2</text:p>
          </table:table-cell>
          <table:table-cell table:formula="of:=[.B33]/4096" office:value-type="float" office:value="1.69921875" calcext:value-type="float">
            <text:p>1.69921875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7137" calcext:value-type="float">
            <text:p>7137</text:p>
          </table:table-cell>
          <table:table-cell table:formula="of:=[.A34]/4096" office:value-type="float" office:value="2.0625" calcext:value-type="float">
            <text:p>2.0625</text:p>
          </table:table-cell>
          <table:table-cell table:formula="of:=[.B34]/4096" office:value-type="float" office:value="1.742431640625" calcext:value-type="float">
            <text:p>1.742431640625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7312" calcext:value-type="float">
            <text:p>7312</text:p>
          </table:table-cell>
          <table:table-cell table:formula="of:=[.A35]/4096" office:value-type="float" office:value="2.125" calcext:value-type="float">
            <text:p>2.125</text:p>
          </table:table-cell>
          <table:table-cell table:formula="of:=[.B35]/4096" office:value-type="float" office:value="1.78515625" calcext:value-type="float">
            <text:p>1.78515625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7484" calcext:value-type="float">
            <text:p>7484</text:p>
          </table:table-cell>
          <table:table-cell table:formula="of:=[.A36]/4096" office:value-type="float" office:value="2.1875" calcext:value-type="float">
            <text:p>2.1875</text:p>
          </table:table-cell>
          <table:table-cell table:formula="of:=[.B36]/4096" office:value-type="float" office:value="1.8271484375" calcext:value-type="float">
            <text:p>1.8271484375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7654" calcext:value-type="float">
            <text:p>7654</text:p>
          </table:table-cell>
          <table:table-cell table:formula="of:=[.A37]/4096" office:value-type="float" office:value="2.25" calcext:value-type="float">
            <text:p>2.25</text:p>
          </table:table-cell>
          <table:table-cell table:formula="of:=[.B37]/4096" office:value-type="float" office:value="1.86865234375" calcext:value-type="float">
            <text:p>1.86865234375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7821" calcext:value-type="float">
            <text:p>7821</text:p>
          </table:table-cell>
          <table:table-cell table:formula="of:=[.A38]/4096" office:value-type="float" office:value="2.3125" calcext:value-type="float">
            <text:p>2.3125</text:p>
          </table:table-cell>
          <table:table-cell table:formula="of:=[.B38]/4096" office:value-type="float" office:value="1.909423828125" calcext:value-type="float">
            <text:p>1.909423828125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7986" calcext:value-type="float">
            <text:p>7986</text:p>
          </table:table-cell>
          <table:table-cell table:formula="of:=[.A39]/4096" office:value-type="float" office:value="2.375" calcext:value-type="float">
            <text:p>2.375</text:p>
          </table:table-cell>
          <table:table-cell table:formula="of:=[.B39]/4096" office:value-type="float" office:value="1.94970703125" calcext:value-type="float">
            <text:p>1.9497070312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8148" calcext:value-type="float">
            <text:p>8148</text:p>
          </table:table-cell>
          <table:table-cell table:formula="of:=[.A40]/4096" office:value-type="float" office:value="2.4375" calcext:value-type="float">
            <text:p>2.4375</text:p>
          </table:table-cell>
          <table:table-cell table:formula="of:=[.B40]/4096" office:value-type="float" office:value="1.9892578125" calcext:value-type="float">
            <text:p>1.989257812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8308" calcext:value-type="float">
            <text:p>8308</text:p>
          </table:table-cell>
          <table:table-cell table:formula="of:=[.A41]/4096" office:value-type="float" office:value="2.5" calcext:value-type="float">
            <text:p>2.5</text:p>
          </table:table-cell>
          <table:table-cell table:formula="of:=[.B41]/4096" office:value-type="float" office:value="2.0283203125" calcext:value-type="float">
            <text:p>2.0283203125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float" office:value="8465" calcext:value-type="float">
            <text:p>8465</text:p>
          </table:table-cell>
          <table:table-cell table:formula="of:=[.A42]/4096" office:value-type="float" office:value="2.5625" calcext:value-type="float">
            <text:p>2.5625</text:p>
          </table:table-cell>
          <table:table-cell table:formula="of:=[.B42]/4096" office:value-type="float" office:value="2.066650390625" calcext:value-type="float">
            <text:p>2.066650390625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8620" calcext:value-type="float">
            <text:p>8620</text:p>
          </table:table-cell>
          <table:table-cell table:formula="of:=[.A43]/4096" office:value-type="float" office:value="2.625" calcext:value-type="float">
            <text:p>2.625</text:p>
          </table:table-cell>
          <table:table-cell table:formula="of:=[.B43]/4096" office:value-type="float" office:value="2.1044921875" calcext:value-type="float">
            <text:p>2.1044921875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8772" calcext:value-type="float">
            <text:p>8772</text:p>
          </table:table-cell>
          <table:table-cell table:formula="of:=[.A44]/4096" office:value-type="float" office:value="2.6875" calcext:value-type="float">
            <text:p>2.6875</text:p>
          </table:table-cell>
          <table:table-cell table:formula="of:=[.B44]/4096" office:value-type="float" office:value="2.1416015625" calcext:value-type="float">
            <text:p>2.1416015625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8922" calcext:value-type="float">
            <text:p>8922</text:p>
          </table:table-cell>
          <table:table-cell table:formula="of:=[.A45]/4096" office:value-type="float" office:value="2.75" calcext:value-type="float">
            <text:p>2.75</text:p>
          </table:table-cell>
          <table:table-cell table:formula="of:=[.B45]/4096" office:value-type="float" office:value="2.17822265625" calcext:value-type="float">
            <text:p>2.17822265625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9070" calcext:value-type="float">
            <text:p>9070</text:p>
          </table:table-cell>
          <table:table-cell table:formula="of:=[.A46]/4096" office:value-type="float" office:value="2.8125" calcext:value-type="float">
            <text:p>2.8125</text:p>
          </table:table-cell>
          <table:table-cell table:formula="of:=[.B46]/4096" office:value-type="float" office:value="2.21435546875" calcext:value-type="float">
            <text:p>2.21435546875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 office:value-type="float" office:value="9215" calcext:value-type="float">
            <text:p>9215</text:p>
          </table:table-cell>
          <table:table-cell table:formula="of:=[.A47]/4096" office:value-type="float" office:value="2.875" calcext:value-type="float">
            <text:p>2.875</text:p>
          </table:table-cell>
          <table:table-cell table:formula="of:=[.B47]/4096" office:value-type="float" office:value="2.249755859375" calcext:value-type="float">
            <text:p>2.249755859375</text:p>
          </table:table-cell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float" office:value="9358" calcext:value-type="float">
            <text:p>9358</text:p>
          </table:table-cell>
          <table:table-cell table:formula="of:=[.A48]/4096" office:value-type="float" office:value="2.9375" calcext:value-type="float">
            <text:p>2.9375</text:p>
          </table:table-cell>
          <table:table-cell table:formula="of:=[.B48]/4096" office:value-type="float" office:value="2.28466796875" calcext:value-type="float">
            <text:p>2.28466796875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9498" calcext:value-type="float">
            <text:p>9498</text:p>
          </table:table-cell>
          <table:table-cell table:formula="of:=[.A49]/4096" office:value-type="float" office:value="3" calcext:value-type="float">
            <text:p>3</text:p>
          </table:table-cell>
          <table:table-cell table:formula="of:=[.B49]/4096" office:value-type="float" office:value="2.31884765625" calcext:value-type="float">
            <text:p>2.31884765625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9636" calcext:value-type="float">
            <text:p>9636</text:p>
          </table:table-cell>
          <table:table-cell table:formula="of:=[.A50]/4096" office:value-type="float" office:value="3.0625" calcext:value-type="float">
            <text:p>3.0625</text:p>
          </table:table-cell>
          <table:table-cell table:formula="of:=[.B50]/4096" office:value-type="float" office:value="2.3525390625" calcext:value-type="float">
            <text:p>2.352539062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771" calcext:value-type="float">
            <text:p>9771</text:p>
          </table:table-cell>
          <table:table-cell table:formula="of:=[.A51]/4096" office:value-type="float" office:value="3.125" calcext:value-type="float">
            <text:p>3.125</text:p>
          </table:table-cell>
          <table:table-cell table:formula="of:=[.B51]/4096" office:value-type="float" office:value="2.385498046875" calcext:value-type="float">
            <text:p>2.385498046875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9904" calcext:value-type="float">
            <text:p>9904</text:p>
          </table:table-cell>
          <table:table-cell table:formula="of:=[.A52]/4096" office:value-type="float" office:value="3.1875" calcext:value-type="float">
            <text:p>3.1875</text:p>
          </table:table-cell>
          <table:table-cell table:formula="of:=[.B52]/4096" office:value-type="float" office:value="2.41796875" calcext:value-type="float">
            <text:p>2.41796875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0034" calcext:value-type="float">
            <text:p>10034</text:p>
          </table:table-cell>
          <table:table-cell table:formula="of:=[.A53]/4096" office:value-type="float" office:value="3.25" calcext:value-type="float">
            <text:p>3.25</text:p>
          </table:table-cell>
          <table:table-cell table:formula="of:=[.B53]/4096" office:value-type="float" office:value="2.44970703125" calcext:value-type="float">
            <text:p>2.44970703125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10162" calcext:value-type="float">
            <text:p>10162</text:p>
          </table:table-cell>
          <table:table-cell table:formula="of:=[.A54]/4096" office:value-type="float" office:value="3.3125" calcext:value-type="float">
            <text:p>3.3125</text:p>
          </table:table-cell>
          <table:table-cell table:formula="of:=[.B54]/4096" office:value-type="float" office:value="2.48095703125" calcext:value-type="float">
            <text:p>2.48095703125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10287" calcext:value-type="float">
            <text:p>10287</text:p>
          </table:table-cell>
          <table:table-cell table:formula="of:=[.A55]/4096" office:value-type="float" office:value="3.375" calcext:value-type="float">
            <text:p>3.375</text:p>
          </table:table-cell>
          <table:table-cell table:formula="of:=[.B55]/4096" office:value-type="float" office:value="2.511474609375" calcext:value-type="float">
            <text:p>2.511474609375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10410" calcext:value-type="float">
            <text:p>10410</text:p>
          </table:table-cell>
          <table:table-cell table:formula="of:=[.A56]/4096" office:value-type="float" office:value="3.4375" calcext:value-type="float">
            <text:p>3.4375</text:p>
          </table:table-cell>
          <table:table-cell table:formula="of:=[.B56]/4096" office:value-type="float" office:value="2.54150390625" calcext:value-type="float">
            <text:p>2.54150390625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10531" calcext:value-type="float">
            <text:p>10531</text:p>
          </table:table-cell>
          <table:table-cell table:formula="of:=[.A57]/4096" office:value-type="float" office:value="3.5" calcext:value-type="float">
            <text:p>3.5</text:p>
          </table:table-cell>
          <table:table-cell table:formula="of:=[.B57]/4096" office:value-type="float" office:value="2.571044921875" calcext:value-type="float">
            <text:p>2.571044921875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float" office:value="10649" calcext:value-type="float">
            <text:p>10649</text:p>
          </table:table-cell>
          <table:table-cell table:formula="of:=[.A58]/4096" office:value-type="float" office:value="3.5625" calcext:value-type="float">
            <text:p>3.5625</text:p>
          </table:table-cell>
          <table:table-cell table:formula="of:=[.B58]/4096" office:value-type="float" office:value="2.599853515625" calcext:value-type="float">
            <text:p>2.599853515625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float" office:value="10765" calcext:value-type="float">
            <text:p>10765</text:p>
          </table:table-cell>
          <table:table-cell table:formula="of:=[.A59]/4096" office:value-type="float" office:value="3.625" calcext:value-type="float">
            <text:p>3.625</text:p>
          </table:table-cell>
          <table:table-cell table:formula="of:=[.B59]/4096" office:value-type="float" office:value="2.628173828125" calcext:value-type="float">
            <text:p>2.628173828125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float" office:value="10878" calcext:value-type="float">
            <text:p>10878</text:p>
          </table:table-cell>
          <table:table-cell table:formula="of:=[.A60]/4096" office:value-type="float" office:value="3.6875" calcext:value-type="float">
            <text:p>3.6875</text:p>
          </table:table-cell>
          <table:table-cell table:formula="of:=[.B60]/4096" office:value-type="float" office:value="2.65576171875" calcext:value-type="float">
            <text:p>2.65576171875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0989" calcext:value-type="float">
            <text:p>10989</text:p>
          </table:table-cell>
          <table:table-cell table:formula="of:=[.A61]/4096" office:value-type="float" office:value="3.75" calcext:value-type="float">
            <text:p>3.75</text:p>
          </table:table-cell>
          <table:table-cell table:formula="of:=[.B61]/4096" office:value-type="float" office:value="2.682861328125" calcext:value-type="float">
            <text:p>2.682861328125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11097" calcext:value-type="float">
            <text:p>11097</text:p>
          </table:table-cell>
          <table:table-cell table:formula="of:=[.A62]/4096" office:value-type="float" office:value="3.8125" calcext:value-type="float">
            <text:p>3.8125</text:p>
          </table:table-cell>
          <table:table-cell table:formula="of:=[.B62]/4096" office:value-type="float" office:value="2.709228515625" calcext:value-type="float">
            <text:p>2.709228515625</text:p>
          </table:table-cell>
        </table:table-row>
        <table:table-row table:style-name="ro1">
          <table:table-cell office:value-type="float" office:value="15872" calcext:value-type="float">
            <text:p>15872</text:p>
          </table:table-cell>
          <table:table-cell office:value-type="float" office:value="11203" calcext:value-type="float">
            <text:p>11203</text:p>
          </table:table-cell>
          <table:table-cell table:formula="of:=[.A63]/4096" office:value-type="float" office:value="3.875" calcext:value-type="float">
            <text:p>3.875</text:p>
          </table:table-cell>
          <table:table-cell table:formula="of:=[.B63]/4096" office:value-type="float" office:value="2.735107421875" calcext:value-type="float">
            <text:p>2.735107421875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11306" calcext:value-type="float">
            <text:p>11306</text:p>
          </table:table-cell>
          <table:table-cell table:formula="of:=[.A64]/4096" office:value-type="float" office:value="3.9375" calcext:value-type="float">
            <text:p>3.9375</text:p>
          </table:table-cell>
          <table:table-cell table:formula="of:=[.B64]/4096" office:value-type="float" office:value="2.76025390625" calcext:value-type="float">
            <text:p>2.760253906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407" calcext:value-type="float">
            <text:p>11407</text:p>
          </table:table-cell>
          <table:table-cell table:formula="of:=[.A65]/4096" office:value-type="float" office:value="4" calcext:value-type="float">
            <text:p>4</text:p>
          </table:table-cell>
          <table:table-cell table:formula="of:=[.B65]/4096" office:value-type="float" office:value="2.784912109375" calcext:value-type="float">
            <text:p>2.784912109375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1506" calcext:value-type="float">
            <text:p>11506</text:p>
          </table:table-cell>
          <table:table-cell table:formula="of:=[.A66]/4096" office:value-type="float" office:value="4.0625" calcext:value-type="float">
            <text:p>4.0625</text:p>
          </table:table-cell>
          <table:table-cell table:formula="of:=[.B66]/4096" office:value-type="float" office:value="2.80908203125" calcext:value-type="float">
            <text:p>2.80908203125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11602" calcext:value-type="float">
            <text:p>11602</text:p>
          </table:table-cell>
          <table:table-cell table:formula="of:=[.A67]/4096" office:value-type="float" office:value="4.125" calcext:value-type="float">
            <text:p>4.125</text:p>
          </table:table-cell>
          <table:table-cell table:formula="of:=[.B67]/4096" office:value-type="float" office:value="2.83251953125" calcext:value-type="float">
            <text:p>2.83251953125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11696" calcext:value-type="float">
            <text:p>11696</text:p>
          </table:table-cell>
          <table:table-cell table:formula="of:=[.A68]/4096" office:value-type="float" office:value="4.1875" calcext:value-type="float">
            <text:p>4.1875</text:p>
          </table:table-cell>
          <table:table-cell table:formula="of:=[.B68]/4096" office:value-type="float" office:value="2.85546875" calcext:value-type="float">
            <text:p>2.85546875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1787" calcext:value-type="float">
            <text:p>11787</text:p>
          </table:table-cell>
          <table:table-cell table:formula="of:=[.A69]/4096" office:value-type="float" office:value="4.25" calcext:value-type="float">
            <text:p>4.25</text:p>
          </table:table-cell>
          <table:table-cell table:formula="of:=[.B69]/4096" office:value-type="float" office:value="2.877685546875" calcext:value-type="float">
            <text:p>2.877685546875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11876" calcext:value-type="float">
            <text:p>11876</text:p>
          </table:table-cell>
          <table:table-cell table:formula="of:=[.A70]/4096" office:value-type="float" office:value="4.3125" calcext:value-type="float">
            <text:p>4.3125</text:p>
          </table:table-cell>
          <table:table-cell table:formula="of:=[.B70]/4096" office:value-type="float" office:value="2.8994140625" calcext:value-type="float">
            <text:p>2.8994140625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11962" calcext:value-type="float">
            <text:p>11962</text:p>
          </table:table-cell>
          <table:table-cell table:formula="of:=[.A71]/4096" office:value-type="float" office:value="4.375" calcext:value-type="float">
            <text:p>4.375</text:p>
          </table:table-cell>
          <table:table-cell table:formula="of:=[.B71]/4096" office:value-type="float" office:value="2.92041015625" calcext:value-type="float">
            <text:p>2.92041015625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12046" calcext:value-type="float">
            <text:p>12046</text:p>
          </table:table-cell>
          <table:table-cell table:formula="of:=[.A72]/4096" office:value-type="float" office:value="4.4375" calcext:value-type="float">
            <text:p>4.4375</text:p>
          </table:table-cell>
          <table:table-cell table:formula="of:=[.B72]/4096" office:value-type="float" office:value="2.94091796875" calcext:value-type="float">
            <text:p>2.94091796875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12127" calcext:value-type="float">
            <text:p>12127</text:p>
          </table:table-cell>
          <table:table-cell table:formula="of:=[.A73]/4096" office:value-type="float" office:value="4.5" calcext:value-type="float">
            <text:p>4.5</text:p>
          </table:table-cell>
          <table:table-cell table:formula="of:=[.B73]/4096" office:value-type="float" office:value="2.960693359375" calcext:value-type="float">
            <text:p>2.960693359375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 office:value-type="float" office:value="12206" calcext:value-type="float">
            <text:p>12206</text:p>
          </table:table-cell>
          <table:table-cell table:formula="of:=[.A74]/4096" office:value-type="float" office:value="4.5625" calcext:value-type="float">
            <text:p>4.5625</text:p>
          </table:table-cell>
          <table:table-cell table:formula="of:=[.B74]/4096" office:value-type="float" office:value="2.97998046875" calcext:value-type="float">
            <text:p>2.97998046875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office:value-type="float" office:value="12282" calcext:value-type="float">
            <text:p>12282</text:p>
          </table:table-cell>
          <table:table-cell table:formula="of:=[.A75]/4096" office:value-type="float" office:value="4.625" calcext:value-type="float">
            <text:p>4.625</text:p>
          </table:table-cell>
          <table:table-cell table:formula="of:=[.B75]/4096" office:value-type="float" office:value="2.99853515625" calcext:value-type="float">
            <text:p>2.9985351562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2356" calcext:value-type="float">
            <text:p>12356</text:p>
          </table:table-cell>
          <table:table-cell table:formula="of:=[.A76]/4096" office:value-type="float" office:value="4.6875" calcext:value-type="float">
            <text:p>4.6875</text:p>
          </table:table-cell>
          <table:table-cell table:formula="of:=[.B76]/4096" office:value-type="float" office:value="3.0166015625" calcext:value-type="float">
            <text:p>3.0166015625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12428" calcext:value-type="float">
            <text:p>12428</text:p>
          </table:table-cell>
          <table:table-cell table:formula="of:=[.A77]/4096" office:value-type="float" office:value="4.75" calcext:value-type="float">
            <text:p>4.75</text:p>
          </table:table-cell>
          <table:table-cell table:formula="of:=[.B77]/4096" office:value-type="float" office:value="3.0341796875" calcext:value-type="float">
            <text:p>3.0341796875</text:p>
          </table:table-cell>
        </table:table-row>
        <table:table-row table:style-name="ro1">
          <table:table-cell office:value-type="float" office:value="19712" calcext:value-type="float">
            <text:p>19712</text:p>
          </table:table-cell>
          <table:table-cell office:value-type="float" office:value="12497" calcext:value-type="float">
            <text:p>12497</text:p>
          </table:table-cell>
          <table:table-cell table:formula="of:=[.A78]/4096" office:value-type="float" office:value="4.8125" calcext:value-type="float">
            <text:p>4.8125</text:p>
          </table:table-cell>
          <table:table-cell table:formula="of:=[.B78]/4096" office:value-type="float" office:value="3.051025390625" calcext:value-type="float">
            <text:p>3.051025390625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12564" calcext:value-type="float">
            <text:p>12564</text:p>
          </table:table-cell>
          <table:table-cell table:formula="of:=[.A79]/4096" office:value-type="float" office:value="4.875" calcext:value-type="float">
            <text:p>4.875</text:p>
          </table:table-cell>
          <table:table-cell table:formula="of:=[.B79]/4096" office:value-type="float" office:value="3.0673828125" calcext:value-type="float">
            <text:p>3.0673828125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12628" calcext:value-type="float">
            <text:p>12628</text:p>
          </table:table-cell>
          <table:table-cell table:formula="of:=[.A80]/4096" office:value-type="float" office:value="4.9375" calcext:value-type="float">
            <text:p>4.9375</text:p>
          </table:table-cell>
          <table:table-cell table:formula="of:=[.B80]/4096" office:value-type="float" office:value="3.0830078125" calcext:value-type="float">
            <text:p>3.0830078125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2690" calcext:value-type="float">
            <text:p>12690</text:p>
          </table:table-cell>
          <table:table-cell table:formula="of:=[.A81]/4096" office:value-type="float" office:value="5" calcext:value-type="float">
            <text:p>5</text:p>
          </table:table-cell>
          <table:table-cell table:formula="of:=[.B81]/4096" office:value-type="float" office:value="3.09814453125" calcext:value-type="float">
            <text:p>3.09814453125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12749" calcext:value-type="float">
            <text:p>12749</text:p>
          </table:table-cell>
          <table:table-cell table:formula="of:=[.A82]/4096" office:value-type="float" office:value="5.0625" calcext:value-type="float">
            <text:p>5.0625</text:p>
          </table:table-cell>
          <table:table-cell table:formula="of:=[.B82]/4096" office:value-type="float" office:value="3.112548828125" calcext:value-type="float">
            <text:p>3.112548828125</text:p>
          </table:table-cell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12806" calcext:value-type="float">
            <text:p>12806</text:p>
          </table:table-cell>
          <table:table-cell table:formula="of:=[.A83]/4096" office:value-type="float" office:value="5.125" calcext:value-type="float">
            <text:p>5.125</text:p>
          </table:table-cell>
          <table:table-cell table:formula="of:=[.B83]/4096" office:value-type="float" office:value="3.12646484375" calcext:value-type="float">
            <text:p>3.12646484375</text:p>
          </table:table-cell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12860" calcext:value-type="float">
            <text:p>12860</text:p>
          </table:table-cell>
          <table:table-cell table:formula="of:=[.A84]/4096" office:value-type="float" office:value="5.1875" calcext:value-type="float">
            <text:p>5.1875</text:p>
          </table:table-cell>
          <table:table-cell table:formula="of:=[.B84]/4096" office:value-type="float" office:value="3.1396484375" calcext:value-type="float">
            <text:p>3.1396484375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12912" calcext:value-type="float">
            <text:p>12912</text:p>
          </table:table-cell>
          <table:table-cell table:formula="of:=[.A85]/4096" office:value-type="float" office:value="5.25" calcext:value-type="float">
            <text:p>5.25</text:p>
          </table:table-cell>
          <table:table-cell table:formula="of:=[.B85]/4096" office:value-type="float" office:value="3.15234375" calcext:value-type="float">
            <text:p>3.15234375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12961" calcext:value-type="float">
            <text:p>12961</text:p>
          </table:table-cell>
          <table:table-cell table:formula="of:=[.A86]/4096" office:value-type="float" office:value="5.3125" calcext:value-type="float">
            <text:p>5.3125</text:p>
          </table:table-cell>
          <table:table-cell table:formula="of:=[.B86]/4096" office:value-type="float" office:value="3.164306640625" calcext:value-type="float">
            <text:p>3.164306640625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office:value-type="float" office:value="13008" calcext:value-type="float">
            <text:p>13008</text:p>
          </table:table-cell>
          <table:table-cell table:formula="of:=[.A87]/4096" office:value-type="float" office:value="5.375" calcext:value-type="float">
            <text:p>5.375</text:p>
          </table:table-cell>
          <table:table-cell table:formula="of:=[.B87]/4096" office:value-type="float" office:value="3.17578125" calcext:value-type="float">
            <text:p>3.17578125</text:p>
          </table:table-cell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13053" calcext:value-type="float">
            <text:p>13053</text:p>
          </table:table-cell>
          <table:table-cell table:formula="of:=[.A88]/4096" office:value-type="float" office:value="5.4375" calcext:value-type="float">
            <text:p>5.4375</text:p>
          </table:table-cell>
          <table:table-cell table:formula="of:=[.B88]/4096" office:value-type="float" office:value="3.186767578125" calcext:value-type="float">
            <text:p>3.186767578125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13095" calcext:value-type="float">
            <text:p>13095</text:p>
          </table:table-cell>
          <table:table-cell table:formula="of:=[.A89]/4096" office:value-type="float" office:value="5.5" calcext:value-type="float">
            <text:p>5.5</text:p>
          </table:table-cell>
          <table:table-cell table:formula="of:=[.B89]/4096" office:value-type="float" office:value="3.197021484375" calcext:value-type="float">
            <text:p>3.197021484375</text:p>
          </table:table-cell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13135" calcext:value-type="float">
            <text:p>13135</text:p>
          </table:table-cell>
          <table:table-cell table:formula="of:=[.A90]/4096" office:value-type="float" office:value="5.5625" calcext:value-type="float">
            <text:p>5.5625</text:p>
          </table:table-cell>
          <table:table-cell table:formula="of:=[.B90]/4096" office:value-type="float" office:value="3.206787109375" calcext:value-type="float">
            <text:p>3.206787109375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13172" calcext:value-type="float">
            <text:p>13172</text:p>
          </table:table-cell>
          <table:table-cell table:formula="of:=[.A91]/4096" office:value-type="float" office:value="5.625" calcext:value-type="float">
            <text:p>5.625</text:p>
          </table:table-cell>
          <table:table-cell table:formula="of:=[.B91]/4096" office:value-type="float" office:value="3.2158203125" calcext:value-type="float">
            <text:p>3.2158203125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float" office:value="13207" calcext:value-type="float">
            <text:p>13207</text:p>
          </table:table-cell>
          <table:table-cell table:formula="of:=[.A92]/4096" office:value-type="float" office:value="5.6875" calcext:value-type="float">
            <text:p>5.6875</text:p>
          </table:table-cell>
          <table:table-cell table:formula="of:=[.B92]/4096" office:value-type="float" office:value="3.224365234375" calcext:value-type="float">
            <text:p>3.224365234375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13239" calcext:value-type="float">
            <text:p>13239</text:p>
          </table:table-cell>
          <table:table-cell table:formula="of:=[.A93]/4096" office:value-type="float" office:value="5.75" calcext:value-type="float">
            <text:p>5.75</text:p>
          </table:table-cell>
          <table:table-cell table:formula="of:=[.B93]/4096" office:value-type="float" office:value="3.232177734375" calcext:value-type="float">
            <text:p>3.232177734375</text:p>
          </table:table-cell>
        </table:table-row>
        <table:table-row table:style-name="ro1">
          <table:table-cell office:value-type="float" office:value="23808" calcext:value-type="float">
            <text:p>23808</text:p>
          </table:table-cell>
          <table:table-cell office:value-type="float" office:value="13269" calcext:value-type="float">
            <text:p>13269</text:p>
          </table:table-cell>
          <table:table-cell table:formula="of:=[.A94]/4096" office:value-type="float" office:value="5.8125" calcext:value-type="float">
            <text:p>5.8125</text:p>
          </table:table-cell>
          <table:table-cell table:formula="of:=[.B94]/4096" office:value-type="float" office:value="3.239501953125" calcext:value-type="float">
            <text:p>3.239501953125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float" office:value="13296" calcext:value-type="float">
            <text:p>13296</text:p>
          </table:table-cell>
          <table:table-cell table:formula="of:=[.A95]/4096" office:value-type="float" office:value="5.875" calcext:value-type="float">
            <text:p>5.875</text:p>
          </table:table-cell>
          <table:table-cell table:formula="of:=[.B95]/4096" office:value-type="float" office:value="3.24609375" calcext:value-type="float">
            <text:p>3.24609375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float" office:value="13321" calcext:value-type="float">
            <text:p>13321</text:p>
          </table:table-cell>
          <table:table-cell table:formula="of:=[.A96]/4096" office:value-type="float" office:value="5.9375" calcext:value-type="float">
            <text:p>5.9375</text:p>
          </table:table-cell>
          <table:table-cell table:formula="of:=[.B96]/4096" office:value-type="float" office:value="3.252197265625" calcext:value-type="float">
            <text:p>3.252197265625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3343" calcext:value-type="float">
            <text:p>13343</text:p>
          </table:table-cell>
          <table:table-cell table:formula="of:=[.A97]/4096" office:value-type="float" office:value="6" calcext:value-type="float">
            <text:p>6</text:p>
          </table:table-cell>
          <table:table-cell table:formula="of:=[.B97]/4096" office:value-type="float" office:value="3.257568359375" calcext:value-type="float">
            <text:p>3.257568359375</text:p>
          </table:table-cell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13363" calcext:value-type="float">
            <text:p>13363</text:p>
          </table:table-cell>
          <table:table-cell table:formula="of:=[.A98]/4096" office:value-type="float" office:value="6.0625" calcext:value-type="float">
            <text:p>6.0625</text:p>
          </table:table-cell>
          <table:table-cell table:formula="of:=[.B98]/4096" office:value-type="float" office:value="3.262451171875" calcext:value-type="float">
            <text:p>3.262451171875</text:p>
          </table:table-cell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13381" calcext:value-type="float">
            <text:p>13381</text:p>
          </table:table-cell>
          <table:table-cell table:formula="of:=[.A99]/4096" office:value-type="float" office:value="6.125" calcext:value-type="float">
            <text:p>6.125</text:p>
          </table:table-cell>
          <table:table-cell table:formula="of:=[.B99]/4096" office:value-type="float" office:value="3.266845703125" calcext:value-type="float">
            <text:p>3.266845703125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float" office:value="13396" calcext:value-type="float">
            <text:p>13396</text:p>
          </table:table-cell>
          <table:table-cell table:formula="of:=[.A100]/4096" office:value-type="float" office:value="6.1875" calcext:value-type="float">
            <text:p>6.1875</text:p>
          </table:table-cell>
          <table:table-cell table:formula="of:=[.B100]/4096" office:value-type="float" office:value="3.2705078125" calcext:value-type="float">
            <text:p>3.270507812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3409" calcext:value-type="float">
            <text:p>13409</text:p>
          </table:table-cell>
          <table:table-cell table:formula="of:=[.A101]/4096" office:value-type="float" office:value="6.25" calcext:value-type="float">
            <text:p>6.25</text:p>
          </table:table-cell>
          <table:table-cell table:formula="of:=[.B101]/4096" office:value-type="float" office:value="3.273681640625" calcext:value-type="float">
            <text:p>3.273681640625</text:p>
          </table:table-cell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13419" calcext:value-type="float">
            <text:p>13419</text:p>
          </table:table-cell>
          <table:table-cell table:formula="of:=[.A102]/4096" office:value-type="float" office:value="6.3125" calcext:value-type="float">
            <text:p>6.3125</text:p>
          </table:table-cell>
          <table:table-cell table:formula="of:=[.B102]/4096" office:value-type="float" office:value="3.276123046875" calcext:value-type="float">
            <text:p>3.276123046875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13427" calcext:value-type="float">
            <text:p>13427</text:p>
          </table:table-cell>
          <table:table-cell table:formula="of:=[.A103]/4096" office:value-type="float" office:value="6.375" calcext:value-type="float">
            <text:p>6.375</text:p>
          </table:table-cell>
          <table:table-cell table:formula="of:=[.B103]/4096" office:value-type="float" office:value="3.278076171875" calcext:value-type="float">
            <text:p>3.278076171875</text:p>
          </table:table-cell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13432" calcext:value-type="float">
            <text:p>13432</text:p>
          </table:table-cell>
          <table:table-cell table:formula="of:=[.A104]/4096" office:value-type="float" office:value="6.4375" calcext:value-type="float">
            <text:p>6.4375</text:p>
          </table:table-cell>
          <table:table-cell table:formula="of:=[.B104]/4096" office:value-type="float" office:value="3.279296875" calcext:value-type="float">
            <text:p>3.279296875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13435" calcext:value-type="float">
            <text:p>13435</text:p>
          </table:table-cell>
          <table:table-cell table:formula="of:=[.A105]/4096" office:value-type="float" office:value="6.5" calcext:value-type="float">
            <text:p>6.5</text:p>
          </table:table-cell>
          <table:table-cell table:formula="of:=[.B105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13435" calcext:value-type="float">
            <text:p>13435</text:p>
          </table:table-cell>
          <table:table-cell table:formula="of:=[.A106]/4096" office:value-type="float" office:value="6.5625" calcext:value-type="float">
            <text:p>6.5625</text:p>
          </table:table-cell>
          <table:table-cell table:formula="of:=[.B106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float" office:value="13435" calcext:value-type="float">
            <text:p>13435</text:p>
          </table:table-cell>
          <table:table-cell table:formula="of:=[.A107]/4096" office:value-type="float" office:value="6.625" calcext:value-type="float">
            <text:p>6.625</text:p>
          </table:table-cell>
          <table:table-cell table:formula="of:=[.B107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392" calcext:value-type="float">
            <text:p>27392</text:p>
          </table:table-cell>
          <table:table-cell office:value-type="float" office:value="13433" calcext:value-type="float">
            <text:p>13433</text:p>
          </table:table-cell>
          <table:table-cell table:formula="of:=[.A108]/4096" office:value-type="float" office:value="6.6875" calcext:value-type="float">
            <text:p>6.6875</text:p>
          </table:table-cell>
          <table:table-cell table:formula="of:=[.B108]/4096" office:value-type="float" office:value="3.279541015625" calcext:value-type="float">
            <text:p>3.279541015625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float" office:value="13429" calcext:value-type="float">
            <text:p>13429</text:p>
          </table:table-cell>
          <table:table-cell table:formula="of:=[.A109]/4096" office:value-type="float" office:value="6.75" calcext:value-type="float">
            <text:p>6.75</text:p>
          </table:table-cell>
          <table:table-cell table:formula="of:=[.B109]/4096" office:value-type="float" office:value="3.278564453125" calcext:value-type="float">
            <text:p>3.278564453125</text:p>
          </table:table-cell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float" office:value="13422" calcext:value-type="float">
            <text:p>13422</text:p>
          </table:table-cell>
          <table:table-cell table:formula="of:=[.A110]/4096" office:value-type="float" office:value="6.8125" calcext:value-type="float">
            <text:p>6.8125</text:p>
          </table:table-cell>
          <table:table-cell table:formula="of:=[.B110]/4096" office:value-type="float" office:value="3.27685546875" calcext:value-type="float">
            <text:p>3.27685546875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 office:value-type="float" office:value="13413" calcext:value-type="float">
            <text:p>13413</text:p>
          </table:table-cell>
          <table:table-cell table:formula="of:=[.A111]/4096" office:value-type="float" office:value="6.875" calcext:value-type="float">
            <text:p>6.875</text:p>
          </table:table-cell>
          <table:table-cell table:formula="of:=[.B111]/4096" office:value-type="float" office:value="3.274658203125" calcext:value-type="float">
            <text:p>3.274658203125</text:p>
          </table:table-cell>
        </table:table-row>
        <table:table-row table:style-name="ro1">
          <table:table-cell office:value-type="float" office:value="28416" calcext:value-type="float">
            <text:p>28416</text:p>
          </table:table-cell>
          <table:table-cell office:value-type="float" office:value="13401" calcext:value-type="float">
            <text:p>13401</text:p>
          </table:table-cell>
          <table:table-cell table:formula="of:=[.A112]/4096" office:value-type="float" office:value="6.9375" calcext:value-type="float">
            <text:p>6.9375</text:p>
          </table:table-cell>
          <table:table-cell table:formula="of:=[.B112]/4096" office:value-type="float" office:value="3.271728515625" calcext:value-type="float">
            <text:p>3.271728515625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3387" calcext:value-type="float">
            <text:p>13387</text:p>
          </table:table-cell>
          <table:table-cell table:formula="of:=[.A113]/4096" office:value-type="float" office:value="7" calcext:value-type="float">
            <text:p>7</text:p>
          </table:table-cell>
          <table:table-cell table:formula="of:=[.B113]/4096" office:value-type="float" office:value="3.268310546875" calcext:value-type="float">
            <text:p>3.268310546875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float" office:value="13370" calcext:value-type="float">
            <text:p>13370</text:p>
          </table:table-cell>
          <table:table-cell table:formula="of:=[.A114]/4096" office:value-type="float" office:value="7.0625" calcext:value-type="float">
            <text:p>7.0625</text:p>
          </table:table-cell>
          <table:table-cell table:formula="of:=[.B114]/4096" office:value-type="float" office:value="3.26416015625" calcext:value-type="float">
            <text:p>3.26416015625</text:p>
          </table:table-cell>
        </table:table-row>
        <table:table-row table:style-name="ro1">
          <table:table-cell office:value-type="float" office:value="29184" calcext:value-type="float">
            <text:p>29184</text:p>
          </table:table-cell>
          <table:table-cell office:value-type="float" office:value="13351" calcext:value-type="float">
            <text:p>13351</text:p>
          </table:table-cell>
          <table:table-cell table:formula="of:=[.A115]/4096" office:value-type="float" office:value="7.125" calcext:value-type="float">
            <text:p>7.125</text:p>
          </table:table-cell>
          <table:table-cell table:formula="of:=[.B115]/4096" office:value-type="float" office:value="3.259521484375" calcext:value-type="float">
            <text:p>3.259521484375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13329" calcext:value-type="float">
            <text:p>13329</text:p>
          </table:table-cell>
          <table:table-cell table:formula="of:=[.A116]/4096" office:value-type="float" office:value="7.1875" calcext:value-type="float">
            <text:p>7.1875</text:p>
          </table:table-cell>
          <table:table-cell table:formula="of:=[.B116]/4096" office:value-type="float" office:value="3.254150390625" calcext:value-type="float">
            <text:p>3.254150390625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float" office:value="13305" calcext:value-type="float">
            <text:p>13305</text:p>
          </table:table-cell>
          <table:table-cell table:formula="of:=[.A117]/4096" office:value-type="float" office:value="7.25" calcext:value-type="float">
            <text:p>7.25</text:p>
          </table:table-cell>
          <table:table-cell table:formula="of:=[.B117]/4096" office:value-type="float" office:value="3.248291015625" calcext:value-type="float">
            <text:p>3.248291015625</text:p>
          </table:table-cell>
        </table:table-row>
        <table:table-row table:style-name="ro1">
          <table:table-cell office:value-type="float" office:value="29952" calcext:value-type="float">
            <text:p>29952</text:p>
          </table:table-cell>
          <table:table-cell office:value-type="float" office:value="13279" calcext:value-type="float">
            <text:p>13279</text:p>
          </table:table-cell>
          <table:table-cell table:formula="of:=[.A118]/4096" office:value-type="float" office:value="7.3125" calcext:value-type="float">
            <text:p>7.3125</text:p>
          </table:table-cell>
          <table:table-cell table:formula="of:=[.B118]/4096" office:value-type="float" office:value="3.241943359375" calcext:value-type="float">
            <text:p>3.241943359375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float" office:value="13250" calcext:value-type="float">
            <text:p>13250</text:p>
          </table:table-cell>
          <table:table-cell table:formula="of:=[.A119]/4096" office:value-type="float" office:value="7.375" calcext:value-type="float">
            <text:p>7.375</text:p>
          </table:table-cell>
          <table:table-cell table:formula="of:=[.B119]/4096" office:value-type="float" office:value="3.23486328125" calcext:value-type="float">
            <text:p>3.23486328125</text:p>
          </table:table-cell>
        </table:table-row>
        <table:table-row table:style-name="ro1">
          <table:table-cell office:value-type="float" office:value="30464" calcext:value-type="float">
            <text:p>30464</text:p>
          </table:table-cell>
          <table:table-cell office:value-type="float" office:value="13219" calcext:value-type="float">
            <text:p>13219</text:p>
          </table:table-cell>
          <table:table-cell table:formula="of:=[.A120]/4096" office:value-type="float" office:value="7.4375" calcext:value-type="float">
            <text:p>7.4375</text:p>
          </table:table-cell>
          <table:table-cell table:formula="of:=[.B120]/4096" office:value-type="float" office:value="3.227294921875" calcext:value-type="float">
            <text:p>3.227294921875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13185" calcext:value-type="float">
            <text:p>13185</text:p>
          </table:table-cell>
          <table:table-cell table:formula="of:=[.A121]/4096" office:value-type="float" office:value="7.5" calcext:value-type="float">
            <text:p>7.5</text:p>
          </table:table-cell>
          <table:table-cell table:formula="of:=[.B121]/4096" office:value-type="float" office:value="3.218994140625" calcext:value-type="float">
            <text:p>3.218994140625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13149" calcext:value-type="float">
            <text:p>13149</text:p>
          </table:table-cell>
          <table:table-cell table:formula="of:=[.A122]/4096" office:value-type="float" office:value="7.5625" calcext:value-type="float">
            <text:p>7.5625</text:p>
          </table:table-cell>
          <table:table-cell table:formula="of:=[.B122]/4096" office:value-type="float" office:value="3.210205078125" calcext:value-type="float">
            <text:p>3.210205078125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13110" calcext:value-type="float">
            <text:p>13110</text:p>
          </table:table-cell>
          <table:table-cell table:formula="of:=[.A123]/4096" office:value-type="float" office:value="7.625" calcext:value-type="float">
            <text:p>7.625</text:p>
          </table:table-cell>
          <table:table-cell table:formula="of:=[.B123]/4096" office:value-type="float" office:value="3.20068359375" calcext:value-type="float">
            <text:p>3.20068359375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 office:value-type="float" office:value="13069" calcext:value-type="float">
            <text:p>13069</text:p>
          </table:table-cell>
          <table:table-cell table:formula="of:=[.A124]/4096" office:value-type="float" office:value="7.6875" calcext:value-type="float">
            <text:p>7.6875</text:p>
          </table:table-cell>
          <table:table-cell table:formula="of:=[.B124]/4096" office:value-type="float" office:value="3.190673828125" calcext:value-type="float">
            <text:p>3.190673828125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13025" calcext:value-type="float">
            <text:p>13025</text:p>
          </table:table-cell>
          <table:table-cell table:formula="of:=[.A125]/4096" office:value-type="float" office:value="7.75" calcext:value-type="float">
            <text:p>7.75</text:p>
          </table:table-cell>
          <table:table-cell table:formula="of:=[.B125]/4096" office:value-type="float" office:value="3.179931640625" calcext:value-type="float">
            <text:p>3.179931640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979" calcext:value-type="float">
            <text:p>12979</text:p>
          </table:table-cell>
          <table:table-cell table:formula="of:=[.A126]/4096" office:value-type="float" office:value="7.8125" calcext:value-type="float">
            <text:p>7.8125</text:p>
          </table:table-cell>
          <table:table-cell table:formula="of:=[.B126]/4096" office:value-type="float" office:value="3.168701171875" calcext:value-type="float">
            <text:p>3.168701171875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float" office:value="12930" calcext:value-type="float">
            <text:p>12930</text:p>
          </table:table-cell>
          <table:table-cell table:formula="of:=[.A127]/4096" office:value-type="float" office:value="7.875" calcext:value-type="float">
            <text:p>7.875</text:p>
          </table:table-cell>
          <table:table-cell table:formula="of:=[.B127]/4096" office:value-type="float" office:value="3.15673828125" calcext:value-type="float">
            <text:p>3.15673828125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float" office:value="12879" calcext:value-type="float">
            <text:p>12879</text:p>
          </table:table-cell>
          <table:table-cell table:formula="of:=[.A128]/4096" office:value-type="float" office:value="7.9375" calcext:value-type="float">
            <text:p>7.9375</text:p>
          </table:table-cell>
          <table:table-cell table:formula="of:=[.B128]/4096" office:value-type="float" office:value="3.144287109375" calcext:value-type="float">
            <text:p>3.14428710937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26" calcext:value-type="float">
            <text:p>12826</text:p>
          </table:table-cell>
          <table:table-cell table:formula="of:=[.A129]/4096" office:value-type="float" office:value="8" calcext:value-type="float">
            <text:p>8</text:p>
          </table:table-cell>
          <table:table-cell table:formula="of:=[.B129]/4096" office:value-type="float" office:value="3.13134765625" calcext:value-type="float">
            <text:p>3.13134765625</text:p>
          </table:table-cell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12770" calcext:value-type="float">
            <text:p>12770</text:p>
          </table:table-cell>
          <table:table-cell table:formula="of:=[.A130]/4096" office:value-type="float" office:value="8.0625" calcext:value-type="float">
            <text:p>8.0625</text:p>
          </table:table-cell>
          <table:table-cell table:formula="of:=[.B130]/4096" office:value-type="float" office:value="3.11767578125" calcext:value-type="float">
            <text:p>3.11767578125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12712" calcext:value-type="float">
            <text:p>12712</text:p>
          </table:table-cell>
          <table:table-cell table:formula="of:=[.A131]/4096" office:value-type="float" office:value="8.125" calcext:value-type="float">
            <text:p>8.125</text:p>
          </table:table-cell>
          <table:table-cell table:formula="of:=[.B131]/4096" office:value-type="float" office:value="3.103515625" calcext:value-type="float">
            <text:p>3.103515625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float" office:value="12651" calcext:value-type="float">
            <text:p>12651</text:p>
          </table:table-cell>
          <table:table-cell table:formula="of:=[.A132]/4096" office:value-type="float" office:value="8.1875" calcext:value-type="float">
            <text:p>8.1875</text:p>
          </table:table-cell>
          <table:table-cell table:formula="of:=[.B132]/4096" office:value-type="float" office:value="3.088623046875" calcext:value-type="float">
            <text:p>3.088623046875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12588" calcext:value-type="float">
            <text:p>12588</text:p>
          </table:table-cell>
          <table:table-cell table:formula="of:=[.A133]/4096" office:value-type="float" office:value="8.25" calcext:value-type="float">
            <text:p>8.25</text:p>
          </table:table-cell>
          <table:table-cell table:formula="of:=[.B133]/4096" office:value-type="float" office:value="3.0732421875" calcext:value-type="float">
            <text:p>3.0732421875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12522" calcext:value-type="float">
            <text:p>12522</text:p>
          </table:table-cell>
          <table:table-cell table:formula="of:=[.A134]/4096" office:value-type="float" office:value="8.3125" calcext:value-type="float">
            <text:p>8.3125</text:p>
          </table:table-cell>
          <table:table-cell table:formula="of:=[.B134]/4096" office:value-type="float" office:value="3.05712890625" calcext:value-type="float">
            <text:p>3.05712890625</text:p>
          </table:table-cell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float" office:value="12454" calcext:value-type="float">
            <text:p>12454</text:p>
          </table:table-cell>
          <table:table-cell table:formula="of:=[.A135]/4096" office:value-type="float" office:value="8.375" calcext:value-type="float">
            <text:p>8.375</text:p>
          </table:table-cell>
          <table:table-cell table:formula="of:=[.B135]/4096" office:value-type="float" office:value="3.04052734375" calcext:value-type="float">
            <text:p>3.04052734375</text:p>
          </table:table-cell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12383" calcext:value-type="float">
            <text:p>12383</text:p>
          </table:table-cell>
          <table:table-cell table:formula="of:=[.A136]/4096" office:value-type="float" office:value="8.4375" calcext:value-type="float">
            <text:p>8.4375</text:p>
          </table:table-cell>
          <table:table-cell table:formula="of:=[.B136]/4096" office:value-type="float" office:value="3.023193359375" calcext:value-type="float">
            <text:p>3.023193359375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12310" calcext:value-type="float">
            <text:p>12310</text:p>
          </table:table-cell>
          <table:table-cell table:formula="of:=[.A137]/4096" office:value-type="float" office:value="8.5" calcext:value-type="float">
            <text:p>8.5</text:p>
          </table:table-cell>
          <table:table-cell table:formula="of:=[.B137]/4096" office:value-type="float" office:value="3.00537109375" calcext:value-type="float">
            <text:p>3.00537109375</text:p>
          </table:table-cell>
        </table:table-row>
        <table:table-row table:style-name="ro1">
          <table:table-cell office:value-type="float" office:value="35072" calcext:value-type="float">
            <text:p>35072</text:p>
          </table:table-cell>
          <table:table-cell office:value-type="float" office:value="12234" calcext:value-type="float">
            <text:p>12234</text:p>
          </table:table-cell>
          <table:table-cell table:formula="of:=[.A138]/4096" office:value-type="float" office:value="8.5625" calcext:value-type="float">
            <text:p>8.5625</text:p>
          </table:table-cell>
          <table:table-cell table:formula="of:=[.B138]/4096" office:value-type="float" office:value="2.98681640625" calcext:value-type="float">
            <text:p>2.98681640625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12156" calcext:value-type="float">
            <text:p>12156</text:p>
          </table:table-cell>
          <table:table-cell table:formula="of:=[.A139]/4096" office:value-type="float" office:value="8.625" calcext:value-type="float">
            <text:p>8.625</text:p>
          </table:table-cell>
          <table:table-cell table:formula="of:=[.B139]/4096" office:value-type="float" office:value="2.9677734375" calcext:value-type="float">
            <text:p>2.9677734375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12076" calcext:value-type="float">
            <text:p>12076</text:p>
          </table:table-cell>
          <table:table-cell table:formula="of:=[.A140]/4096" office:value-type="float" office:value="8.6875" calcext:value-type="float">
            <text:p>8.6875</text:p>
          </table:table-cell>
          <table:table-cell table:formula="of:=[.B140]/4096" office:value-type="float" office:value="2.9482421875" calcext:value-type="float">
            <text:p>2.9482421875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11993" calcext:value-type="float">
            <text:p>11993</text:p>
          </table:table-cell>
          <table:table-cell table:formula="of:=[.A141]/4096" office:value-type="float" office:value="8.75" calcext:value-type="float">
            <text:p>8.75</text:p>
          </table:table-cell>
          <table:table-cell table:formula="of:=[.B141]/4096" office:value-type="float" office:value="2.927978515625" calcext:value-type="float">
            <text:p>2.927978515625</text:p>
          </table:table-cell>
        </table:table-row>
        <table:table-row table:style-name="ro1">
          <table:table-cell office:value-type="float" office:value="36096" calcext:value-type="float">
            <text:p>36096</text:p>
          </table:table-cell>
          <table:table-cell office:value-type="float" office:value="11908" calcext:value-type="float">
            <text:p>11908</text:p>
          </table:table-cell>
          <table:table-cell table:formula="of:=[.A142]/4096" office:value-type="float" office:value="8.8125" calcext:value-type="float">
            <text:p>8.8125</text:p>
          </table:table-cell>
          <table:table-cell table:formula="of:=[.B142]/4096" office:value-type="float" office:value="2.9072265625" calcext:value-type="float">
            <text:p>2.9072265625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float" office:value="11820" calcext:value-type="float">
            <text:p>11820</text:p>
          </table:table-cell>
          <table:table-cell table:formula="of:=[.A143]/4096" office:value-type="float" office:value="8.875" calcext:value-type="float">
            <text:p>8.875</text:p>
          </table:table-cell>
          <table:table-cell table:formula="of:=[.B143]/4096" office:value-type="float" office:value="2.8857421875" calcext:value-type="float">
            <text:p>2.8857421875</text:p>
          </table:table-cell>
        </table:table-row>
        <table:table-row table:style-name="ro1">
          <table:table-cell office:value-type="float" office:value="36608" calcext:value-type="float">
            <text:p>36608</text:p>
          </table:table-cell>
          <table:table-cell office:value-type="float" office:value="11730" calcext:value-type="float">
            <text:p>11730</text:p>
          </table:table-cell>
          <table:table-cell table:formula="of:=[.A144]/4096" office:value-type="float" office:value="8.9375" calcext:value-type="float">
            <text:p>8.9375</text:p>
          </table:table-cell>
          <table:table-cell table:formula="of:=[.B144]/4096" office:value-type="float" office:value="2.86376953125" calcext:value-type="float">
            <text:p>2.86376953125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1637" calcext:value-type="float">
            <text:p>11637</text:p>
          </table:table-cell>
          <table:table-cell table:formula="of:=[.A145]/4096" office:value-type="float" office:value="9" calcext:value-type="float">
            <text:p>9</text:p>
          </table:table-cell>
          <table:table-cell table:formula="of:=[.B145]/4096" office:value-type="float" office:value="2.841064453125" calcext:value-type="float">
            <text:p>2.841064453125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 office:value-type="float" office:value="11542" calcext:value-type="float">
            <text:p>11542</text:p>
          </table:table-cell>
          <table:table-cell table:formula="of:=[.A146]/4096" office:value-type="float" office:value="9.0625" calcext:value-type="float">
            <text:p>9.0625</text:p>
          </table:table-cell>
          <table:table-cell table:formula="of:=[.B146]/4096" office:value-type="float" office:value="2.81787109375" calcext:value-type="float">
            <text:p>2.81787109375</text:p>
          </table:table-cell>
        </table:table-row>
        <table:table-row table:style-name="ro1">
          <table:table-cell office:value-type="float" office:value="37376" calcext:value-type="float">
            <text:p>37376</text:p>
          </table:table-cell>
          <table:table-cell office:value-type="float" office:value="11444" calcext:value-type="float">
            <text:p>11444</text:p>
          </table:table-cell>
          <table:table-cell table:formula="of:=[.A147]/4096" office:value-type="float" office:value="9.125" calcext:value-type="float">
            <text:p>9.125</text:p>
          </table:table-cell>
          <table:table-cell table:formula="of:=[.B147]/4096" office:value-type="float" office:value="2.7939453125" calcext:value-type="float">
            <text:p>2.7939453125</text:p>
          </table:table-cell>
        </table:table-row>
        <table:table-row table:style-name="ro1">
          <table:table-cell office:value-type="float" office:value="37632" calcext:value-type="float">
            <text:p>37632</text:p>
          </table:table-cell>
          <table:table-cell office:value-type="float" office:value="11344" calcext:value-type="float">
            <text:p>11344</text:p>
          </table:table-cell>
          <table:table-cell table:formula="of:=[.A148]/4096" office:value-type="float" office:value="9.1875" calcext:value-type="float">
            <text:p>9.1875</text:p>
          </table:table-cell>
          <table:table-cell table:formula="of:=[.B148]/4096" office:value-type="float" office:value="2.76953125" calcext:value-type="float">
            <text:p>2.76953125</text:p>
          </table:table-cell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11241" calcext:value-type="float">
            <text:p>11241</text:p>
          </table:table-cell>
          <table:table-cell table:formula="of:=[.A149]/4096" office:value-type="float" office:value="9.25" calcext:value-type="float">
            <text:p>9.25</text:p>
          </table:table-cell>
          <table:table-cell table:formula="of:=[.B149]/4096" office:value-type="float" office:value="2.744384765625" calcext:value-type="float">
            <text:p>2.744384765625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float" office:value="11136" calcext:value-type="float">
            <text:p>11136</text:p>
          </table:table-cell>
          <table:table-cell table:formula="of:=[.A150]/4096" office:value-type="float" office:value="9.3125" calcext:value-type="float">
            <text:p>9.3125</text:p>
          </table:table-cell>
          <table:table-cell table:formula="of:=[.B150]/4096" office:value-type="float" office:value="2.71875" calcext:value-type="float">
            <text:p>2.7187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1029" calcext:value-type="float">
            <text:p>11029</text:p>
          </table:table-cell>
          <table:table-cell table:formula="of:=[.A151]/4096" office:value-type="float" office:value="9.375" calcext:value-type="float">
            <text:p>9.375</text:p>
          </table:table-cell>
          <table:table-cell table:formula="of:=[.B151]/4096" office:value-type="float" office:value="2.692626953125" calcext:value-type="float">
            <text:p>2.692626953125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10919" calcext:value-type="float">
            <text:p>10919</text:p>
          </table:table-cell>
          <table:table-cell table:formula="of:=[.A152]/4096" office:value-type="float" office:value="9.4375" calcext:value-type="float">
            <text:p>9.4375</text:p>
          </table:table-cell>
          <table:table-cell table:formula="of:=[.B152]/4096" office:value-type="float" office:value="2.665771484375" calcext:value-type="float">
            <text:p>2.665771484375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10807" calcext:value-type="float">
            <text:p>10807</text:p>
          </table:table-cell>
          <table:table-cell table:formula="of:=[.A153]/4096" office:value-type="float" office:value="9.5" calcext:value-type="float">
            <text:p>9.5</text:p>
          </table:table-cell>
          <table:table-cell table:formula="of:=[.B153]/4096" office:value-type="float" office:value="2.638427734375" calcext:value-type="float">
            <text:p>2.638427734375</text:p>
          </table:table-cell>
        </table:table-row>
        <table:table-row table:style-name="ro1">
          <table:table-cell office:value-type="float" office:value="39168" calcext:value-type="float">
            <text:p>39168</text:p>
          </table:table-cell>
          <table:table-cell office:value-type="float" office:value="10692" calcext:value-type="float">
            <text:p>10692</text:p>
          </table:table-cell>
          <table:table-cell table:formula="of:=[.A154]/4096" office:value-type="float" office:value="9.5625" calcext:value-type="float">
            <text:p>9.5625</text:p>
          </table:table-cell>
          <table:table-cell table:formula="of:=[.B154]/4096" office:value-type="float" office:value="2.6103515625" calcext:value-type="float">
            <text:p>2.6103515625</text:p>
          </table:table-cell>
        </table:table-row>
        <table:table-row table:style-name="ro1">
          <table:table-cell office:value-type="float" office:value="39424" calcext:value-type="float">
            <text:p>39424</text:p>
          </table:table-cell>
          <table:table-cell office:value-type="float" office:value="10575" calcext:value-type="float">
            <text:p>10575</text:p>
          </table:table-cell>
          <table:table-cell table:formula="of:=[.A155]/4096" office:value-type="float" office:value="9.625" calcext:value-type="float">
            <text:p>9.625</text:p>
          </table:table-cell>
          <table:table-cell table:formula="of:=[.B155]/4096" office:value-type="float" office:value="2.581787109375" calcext:value-type="float">
            <text:p>2.581787109375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 office:value-type="float" office:value="10455" calcext:value-type="float">
            <text:p>10455</text:p>
          </table:table-cell>
          <table:table-cell table:formula="of:=[.A156]/4096" office:value-type="float" office:value="9.6875" calcext:value-type="float">
            <text:p>9.6875</text:p>
          </table:table-cell>
          <table:table-cell table:formula="of:=[.B156]/4096" office:value-type="float" office:value="2.552490234375" calcext:value-type="float">
            <text:p>2.552490234375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10333" calcext:value-type="float">
            <text:p>10333</text:p>
          </table:table-cell>
          <table:table-cell table:formula="of:=[.A157]/4096" office:value-type="float" office:value="9.75" calcext:value-type="float">
            <text:p>9.75</text:p>
          </table:table-cell>
          <table:table-cell table:formula="of:=[.B157]/4096" office:value-type="float" office:value="2.522705078125" calcext:value-type="float">
            <text:p>2.522705078125</text:p>
          </table:table-cell>
        </table:table-row>
        <table:table-row table:style-name="ro1">
          <table:table-cell office:value-type="float" office:value="40192" calcext:value-type="float">
            <text:p>40192</text:p>
          </table:table-cell>
          <table:table-cell office:value-type="float" office:value="10208" calcext:value-type="float">
            <text:p>10208</text:p>
          </table:table-cell>
          <table:table-cell table:formula="of:=[.A158]/4096" office:value-type="float" office:value="9.8125" calcext:value-type="float">
            <text:p>9.8125</text:p>
          </table:table-cell>
          <table:table-cell table:formula="of:=[.B158]/4096" office:value-type="float" office:value="2.4921875" calcext:value-type="float">
            <text:p>2.4921875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 office:value-type="float" office:value="10081" calcext:value-type="float">
            <text:p>10081</text:p>
          </table:table-cell>
          <table:table-cell table:formula="of:=[.A159]/4096" office:value-type="float" office:value="9.875" calcext:value-type="float">
            <text:p>9.875</text:p>
          </table:table-cell>
          <table:table-cell table:formula="of:=[.B159]/4096" office:value-type="float" office:value="2.461181640625" calcext:value-type="float">
            <text:p>2.461181640625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9951" calcext:value-type="float">
            <text:p>9951</text:p>
          </table:table-cell>
          <table:table-cell table:formula="of:=[.A160]/4096" office:value-type="float" office:value="9.9375" calcext:value-type="float">
            <text:p>9.9375</text:p>
          </table:table-cell>
          <table:table-cell table:formula="of:=[.B160]/4096" office:value-type="float" office:value="2.429443359375" calcext:value-type="float">
            <text:p>2.429443359375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9819" calcext:value-type="float">
            <text:p>9819</text:p>
          </table:table-cell>
          <table:table-cell table:formula="of:=[.A161]/4096" office:value-type="float" office:value="10" calcext:value-type="float">
            <text:p>10</text:p>
          </table:table-cell>
          <table:table-cell table:formula="of:=[.B161]/4096" office:value-type="float" office:value="2.397216796875" calcext:value-type="float">
            <text:p>2.397216796875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9685" calcext:value-type="float">
            <text:p>9685</text:p>
          </table:table-cell>
          <table:table-cell table:formula="of:=[.A162]/4096" office:value-type="float" office:value="10.0625" calcext:value-type="float">
            <text:p>10.0625</text:p>
          </table:table-cell>
          <table:table-cell table:formula="of:=[.B162]/4096" office:value-type="float" office:value="2.364501953125" calcext:value-type="float">
            <text:p>2.364501953125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9548" calcext:value-type="float">
            <text:p>9548</text:p>
          </table:table-cell>
          <table:table-cell table:formula="of:=[.A163]/4096" office:value-type="float" office:value="10.125" calcext:value-type="float">
            <text:p>10.125</text:p>
          </table:table-cell>
          <table:table-cell table:formula="of:=[.B163]/4096" office:value-type="float" office:value="2.3310546875" calcext:value-type="float">
            <text:p>2.3310546875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float" office:value="9409" calcext:value-type="float">
            <text:p>9409</text:p>
          </table:table-cell>
          <table:table-cell table:formula="of:=[.A164]/4096" office:value-type="float" office:value="10.1875" calcext:value-type="float">
            <text:p>10.1875</text:p>
          </table:table-cell>
          <table:table-cell table:formula="of:=[.B164]/4096" office:value-type="float" office:value="2.297119140625" calcext:value-type="float">
            <text:p>2.297119140625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float" office:value="9267" calcext:value-type="float">
            <text:p>9267</text:p>
          </table:table-cell>
          <table:table-cell table:formula="of:=[.A165]/4096" office:value-type="float" office:value="10.25" calcext:value-type="float">
            <text:p>10.25</text:p>
          </table:table-cell>
          <table:table-cell table:formula="of:=[.B165]/4096" office:value-type="float" office:value="2.262451171875" calcext:value-type="float">
            <text:p>2.262451171875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9123" calcext:value-type="float">
            <text:p>9123</text:p>
          </table:table-cell>
          <table:table-cell table:formula="of:=[.A166]/4096" office:value-type="float" office:value="10.3125" calcext:value-type="float">
            <text:p>10.3125</text:p>
          </table:table-cell>
          <table:table-cell table:formula="of:=[.B166]/4096" office:value-type="float" office:value="2.227294921875" calcext:value-type="float">
            <text:p>2.227294921875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float" office:value="8976" calcext:value-type="float">
            <text:p>8976</text:p>
          </table:table-cell>
          <table:table-cell table:formula="of:=[.A167]/4096" office:value-type="float" office:value="10.375" calcext:value-type="float">
            <text:p>10.375</text:p>
          </table:table-cell>
          <table:table-cell table:formula="of:=[.B167]/4096" office:value-type="float" office:value="2.19140625" calcext:value-type="float">
            <text:p>2.19140625</text:p>
          </table:table-cell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8827" calcext:value-type="float">
            <text:p>8827</text:p>
          </table:table-cell>
          <table:table-cell table:formula="of:=[.A168]/4096" office:value-type="float" office:value="10.4375" calcext:value-type="float">
            <text:p>10.4375</text:p>
          </table:table-cell>
          <table:table-cell table:formula="of:=[.B168]/4096" office:value-type="float" office:value="2.155029296875" calcext:value-type="float">
            <text:p>2.155029296875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8675" calcext:value-type="float">
            <text:p>8675</text:p>
          </table:table-cell>
          <table:table-cell table:formula="of:=[.A169]/4096" office:value-type="float" office:value="10.5" calcext:value-type="float">
            <text:p>10.5</text:p>
          </table:table-cell>
          <table:table-cell table:formula="of:=[.B169]/4096" office:value-type="float" office:value="2.117919921875" calcext:value-type="float">
            <text:p>2.117919921875</text:p>
          </table:table-cell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float" office:value="8521" calcext:value-type="float">
            <text:p>8521</text:p>
          </table:table-cell>
          <table:table-cell table:formula="of:=[.A170]/4096" office:value-type="float" office:value="10.5625" calcext:value-type="float">
            <text:p>10.5625</text:p>
          </table:table-cell>
          <table:table-cell table:formula="of:=[.B170]/4096" office:value-type="float" office:value="2.080322265625" calcext:value-type="float">
            <text:p>2.080322265625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float" office:value="8364" calcext:value-type="float">
            <text:p>8364</text:p>
          </table:table-cell>
          <table:table-cell table:formula="of:=[.A171]/4096" office:value-type="float" office:value="10.625" calcext:value-type="float">
            <text:p>10.625</text:p>
          </table:table-cell>
          <table:table-cell table:formula="of:=[.B171]/4096" office:value-type="float" office:value="2.0419921875" calcext:value-type="float">
            <text:p>2.0419921875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 office:value-type="float" office:value="8205" calcext:value-type="float">
            <text:p>8205</text:p>
          </table:table-cell>
          <table:table-cell table:formula="of:=[.A172]/4096" office:value-type="float" office:value="10.6875" calcext:value-type="float">
            <text:p>10.6875</text:p>
          </table:table-cell>
          <table:table-cell table:formula="of:=[.B172]/4096" office:value-type="float" office:value="2.003173828125" calcext:value-type="float">
            <text:p>2.003173828125</text:p>
          </table:table-cell>
        </table:table-row>
        <table:table-row table:style-name="ro1">
          <table:table-cell office:value-type="float" office:value="44032" calcext:value-type="float">
            <text:p>44032</text:p>
          </table:table-cell>
          <table:table-cell office:value-type="float" office:value="8044" calcext:value-type="float">
            <text:p>8044</text:p>
          </table:table-cell>
          <table:table-cell table:formula="of:=[.A173]/4096" office:value-type="float" office:value="10.75" calcext:value-type="float">
            <text:p>10.75</text:p>
          </table:table-cell>
          <table:table-cell table:formula="of:=[.B173]/4096" office:value-type="float" office:value="1.9638671875" calcext:value-type="float">
            <text:p>1.9638671875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float" office:value="7880" calcext:value-type="float">
            <text:p>7880</text:p>
          </table:table-cell>
          <table:table-cell table:formula="of:=[.A174]/4096" office:value-type="float" office:value="10.8125" calcext:value-type="float">
            <text:p>10.8125</text:p>
          </table:table-cell>
          <table:table-cell table:formula="of:=[.B174]/4096" office:value-type="float" office:value="1.923828125" calcext:value-type="float">
            <text:p>1.923828125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float" office:value="7714" calcext:value-type="float">
            <text:p>7714</text:p>
          </table:table-cell>
          <table:table-cell table:formula="of:=[.A175]/4096" office:value-type="float" office:value="10.875" calcext:value-type="float">
            <text:p>10.875</text:p>
          </table:table-cell>
          <table:table-cell table:formula="of:=[.B175]/4096" office:value-type="float" office:value="1.88330078125" calcext:value-type="float">
            <text:p>1.8833007812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7545" calcext:value-type="float">
            <text:p>7545</text:p>
          </table:table-cell>
          <table:table-cell table:formula="of:=[.A176]/4096" office:value-type="float" office:value="10.9375" calcext:value-type="float">
            <text:p>10.9375</text:p>
          </table:table-cell>
          <table:table-cell table:formula="of:=[.B176]/4096" office:value-type="float" office:value="1.842041015625" calcext:value-type="float">
            <text:p>1.842041015625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7374" calcext:value-type="float">
            <text:p>7374</text:p>
          </table:table-cell>
          <table:table-cell table:formula="of:=[.A177]/4096" office:value-type="float" office:value="11" calcext:value-type="float">
            <text:p>11</text:p>
          </table:table-cell>
          <table:table-cell table:formula="of:=[.B177]/4096" office:value-type="float" office:value="1.80029296875" calcext:value-type="float">
            <text:p>1.80029296875</text:p>
          </table:table-cell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7200" calcext:value-type="float">
            <text:p>7200</text:p>
          </table:table-cell>
          <table:table-cell table:formula="of:=[.A178]/4096" office:value-type="float" office:value="11.0625" calcext:value-type="float">
            <text:p>11.0625</text:p>
          </table:table-cell>
          <table:table-cell table:formula="of:=[.B178]/4096" office:value-type="float" office:value="1.7578125" calcext:value-type="float">
            <text:p>1.7578125</text:p>
          </table:table-cell>
        </table:table-row>
        <table:table-row table:style-name="ro1">
          <table:table-cell office:value-type="float" office:value="45568" calcext:value-type="float">
            <text:p>45568</text:p>
          </table:table-cell>
          <table:table-cell office:value-type="float" office:value="7024" calcext:value-type="float">
            <text:p>7024</text:p>
          </table:table-cell>
          <table:table-cell table:formula="of:=[.A179]/4096" office:value-type="float" office:value="11.125" calcext:value-type="float">
            <text:p>11.125</text:p>
          </table:table-cell>
          <table:table-cell table:formula="of:=[.B179]/4096" office:value-type="float" office:value="1.71484375" calcext:value-type="float">
            <text:p>1.71484375</text:p>
          </table:table-cell>
        </table:table-row>
        <table:table-row table:style-name="ro1">
          <table:table-cell office:value-type="float" office:value="45824" calcext:value-type="float">
            <text:p>45824</text:p>
          </table:table-cell>
          <table:table-cell office:value-type="float" office:value="6845" calcext:value-type="float">
            <text:p>6845</text:p>
          </table:table-cell>
          <table:table-cell table:formula="of:=[.A180]/4096" office:value-type="float" office:value="11.1875" calcext:value-type="float">
            <text:p>11.1875</text:p>
          </table:table-cell>
          <table:table-cell table:formula="of:=[.B180]/4096" office:value-type="float" office:value="1.671142578125" calcext:value-type="float">
            <text:p>1.671142578125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6664" calcext:value-type="float">
            <text:p>6664</text:p>
          </table:table-cell>
          <table:table-cell table:formula="of:=[.A181]/4096" office:value-type="float" office:value="11.25" calcext:value-type="float">
            <text:p>11.25</text:p>
          </table:table-cell>
          <table:table-cell table:formula="of:=[.B181]/4096" office:value-type="float" office:value="1.626953125" calcext:value-type="float">
            <text:p>1.626953125</text:p>
          </table:table-cell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float" office:value="6481" calcext:value-type="float">
            <text:p>6481</text:p>
          </table:table-cell>
          <table:table-cell table:formula="of:=[.A182]/4096" office:value-type="float" office:value="11.3125" calcext:value-type="float">
            <text:p>11.3125</text:p>
          </table:table-cell>
          <table:table-cell table:formula="of:=[.B182]/4096" office:value-type="float" office:value="1.582275390625" calcext:value-type="float">
            <text:p>1.582275390625</text:p>
          </table:table-cell>
        </table:table-row>
        <table:table-row table:style-name="ro1">
          <table:table-cell office:value-type="float" office:value="46592" calcext:value-type="float">
            <text:p>46592</text:p>
          </table:table-cell>
          <table:table-cell office:value-type="float" office:value="6295" calcext:value-type="float">
            <text:p>6295</text:p>
          </table:table-cell>
          <table:table-cell table:formula="of:=[.A183]/4096" office:value-type="float" office:value="11.375" calcext:value-type="float">
            <text:p>11.375</text:p>
          </table:table-cell>
          <table:table-cell table:formula="of:=[.B183]/4096" office:value-type="float" office:value="1.536865234375" calcext:value-type="float">
            <text:p>1.536865234375</text:p>
          </table:table-cell>
        </table:table-row>
        <table:table-row table:style-name="ro1">
          <table:table-cell office:value-type="float" office:value="46848" calcext:value-type="float">
            <text:p>46848</text:p>
          </table:table-cell>
          <table:table-cell office:value-type="float" office:value="6107" calcext:value-type="float">
            <text:p>6107</text:p>
          </table:table-cell>
          <table:table-cell table:formula="of:=[.A184]/4096" office:value-type="float" office:value="11.4375" calcext:value-type="float">
            <text:p>11.4375</text:p>
          </table:table-cell>
          <table:table-cell table:formula="of:=[.B184]/4096" office:value-type="float" office:value="1.490966796875" calcext:value-type="float">
            <text:p>1.490966796875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5916" calcext:value-type="float">
            <text:p>5916</text:p>
          </table:table-cell>
          <table:table-cell table:formula="of:=[.A185]/4096" office:value-type="float" office:value="11.5" calcext:value-type="float">
            <text:p>11.5</text:p>
          </table:table-cell>
          <table:table-cell table:formula="of:=[.B185]/4096" office:value-type="float" office:value="1.4443359375" calcext:value-type="float">
            <text:p>1.4443359375</text:p>
          </table:table-cell>
        </table:table-row>
        <table:table-row table:style-name="ro1">
          <table:table-cell office:value-type="float" office:value="47360" calcext:value-type="float">
            <text:p>47360</text:p>
          </table:table-cell>
          <table:table-cell office:value-type="float" office:value="5723" calcext:value-type="float">
            <text:p>5723</text:p>
          </table:table-cell>
          <table:table-cell table:formula="of:=[.A186]/4096" office:value-type="float" office:value="11.5625" calcext:value-type="float">
            <text:p>11.5625</text:p>
          </table:table-cell>
          <table:table-cell table:formula="of:=[.B186]/4096" office:value-type="float" office:value="1.397216796875" calcext:value-type="float">
            <text:p>1.397216796875</text:p>
          </table:table-cell>
        </table:table-row>
        <table:table-row table:style-name="ro1">
          <table:table-cell office:value-type="float" office:value="47616" calcext:value-type="float">
            <text:p>47616</text:p>
          </table:table-cell>
          <table:table-cell office:value-type="float" office:value="5527" calcext:value-type="float">
            <text:p>5527</text:p>
          </table:table-cell>
          <table:table-cell table:formula="of:=[.A187]/4096" office:value-type="float" office:value="11.625" calcext:value-type="float">
            <text:p>11.625</text:p>
          </table:table-cell>
          <table:table-cell table:formula="of:=[.B187]/4096" office:value-type="float" office:value="1.349365234375" calcext:value-type="float">
            <text:p>1.349365234375</text:p>
          </table:table-cell>
        </table:table-row>
        <table:table-row table:style-name="ro1">
          <table:table-cell office:value-type="float" office:value="47872" calcext:value-type="float">
            <text:p>47872</text:p>
          </table:table-cell>
          <table:table-cell office:value-type="float" office:value="5329" calcext:value-type="float">
            <text:p>5329</text:p>
          </table:table-cell>
          <table:table-cell table:formula="of:=[.A188]/4096" office:value-type="float" office:value="11.6875" calcext:value-type="float">
            <text:p>11.6875</text:p>
          </table:table-cell>
          <table:table-cell table:formula="of:=[.B188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float" office:value="5128" calcext:value-type="float">
            <text:p>5128</text:p>
          </table:table-cell>
          <table:table-cell table:formula="of:=[.A189]/4096" office:value-type="float" office:value="11.75" calcext:value-type="float">
            <text:p>11.75</text:p>
          </table:table-cell>
          <table:table-cell table:formula="of:=[.B189]/4096" office:value-type="float" office:value="1.251953125" calcext:value-type="float">
            <text:p>1.251953125</text:p>
          </table:table-cell>
        </table:table-row>
        <table:table-row table:style-name="ro1">
          <table:table-cell office:value-type="float" office:value="48384" calcext:value-type="float">
            <text:p>48384</text:p>
          </table:table-cell>
          <table:table-cell office:value-type="float" office:value="4925" calcext:value-type="float">
            <text:p>4925</text:p>
          </table:table-cell>
          <table:table-cell table:formula="of:=[.A190]/4096" office:value-type="float" office:value="11.8125" calcext:value-type="float">
            <text:p>11.8125</text:p>
          </table:table-cell>
          <table:table-cell table:formula="of:=[.B190]/4096" office:value-type="float" office:value="1.202392578125" calcext:value-type="float">
            <text:p>1.202392578125</text:p>
          </table:table-cell>
        </table:table-row>
        <table:table-row table:style-name="ro1">
          <table:table-cell office:value-type="float" office:value="48640" calcext:value-type="float">
            <text:p>48640</text:p>
          </table:table-cell>
          <table:table-cell office:value-type="float" office:value="4719" calcext:value-type="float">
            <text:p>4719</text:p>
          </table:table-cell>
          <table:table-cell table:formula="of:=[.A191]/4096" office:value-type="float" office:value="11.875" calcext:value-type="float">
            <text:p>11.875</text:p>
          </table:table-cell>
          <table:table-cell table:formula="of:=[.B191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48896" calcext:value-type="float">
            <text:p>48896</text:p>
          </table:table-cell>
          <table:table-cell office:value-type="float" office:value="4511" calcext:value-type="float">
            <text:p>4511</text:p>
          </table:table-cell>
          <table:table-cell table:formula="of:=[.A192]/4096" office:value-type="float" office:value="11.9375" calcext:value-type="float">
            <text:p>11.9375</text:p>
          </table:table-cell>
          <table:table-cell table:formula="of:=[.B192]/4096" office:value-type="float" office:value="1.101318359375" calcext:value-type="float">
            <text:p>1.101318359375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4301" calcext:value-type="float">
            <text:p>4301</text:p>
          </table:table-cell>
          <table:table-cell table:formula="of:=[.A193]/4096" office:value-type="float" office:value="12" calcext:value-type="float">
            <text:p>12</text:p>
          </table:table-cell>
          <table:table-cell table:formula="of:=[.B193]/4096" office:value-type="float" office:value="1.050048828125" calcext:value-type="float">
            <text:p>1.050048828125</text:p>
          </table:table-cell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4088" calcext:value-type="float">
            <text:p>4088</text:p>
          </table:table-cell>
          <table:table-cell table:formula="of:=[.A194]/4096" office:value-type="float" office:value="12.0625" calcext:value-type="float">
            <text:p>12.0625</text:p>
          </table:table-cell>
          <table:table-cell table:formula="of:=[.B194]/4096" office:value-type="float" office:value="0.998046875" calcext:value-type="float">
            <text:p>0.998046875</text:p>
          </table:table-cell>
        </table:table-row>
        <table:table-row table:style-name="ro1">
          <table:table-cell office:value-type="float" office:value="49664" calcext:value-type="float">
            <text:p>49664</text:p>
          </table:table-cell>
          <table:table-cell office:value-type="float" office:value="3873" calcext:value-type="float">
            <text:p>3873</text:p>
          </table:table-cell>
          <table:table-cell table:formula="of:=[.A195]/4096" office:value-type="float" office:value="12.125" calcext:value-type="float">
            <text:p>12.125</text:p>
          </table:table-cell>
          <table:table-cell table:formula="of:=[.B195]/4096" office:value-type="float" office:value="0.945556640625" calcext:value-type="float">
            <text:p>0.945556640625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3655" calcext:value-type="float">
            <text:p>3655</text:p>
          </table:table-cell>
          <table:table-cell table:formula="of:=[.A196]/4096" office:value-type="float" office:value="12.1875" calcext:value-type="float">
            <text:p>12.1875</text:p>
          </table:table-cell>
          <table:table-cell table:formula="of:=[.B196]/4096" office:value-type="float" office:value="0.892333984375" calcext:value-type="float">
            <text:p>0.892333984375</text:p>
          </table:table-cell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3435" calcext:value-type="float">
            <text:p>3435</text:p>
          </table:table-cell>
          <table:table-cell table:formula="of:=[.A197]/4096" office:value-type="float" office:value="12.25" calcext:value-type="float">
            <text:p>12.25</text:p>
          </table:table-cell>
          <table:table-cell table:formula="of:=[.B197]/4096" office:value-type="float" office:value="0.838623046875" calcext:value-type="float">
            <text:p>0.838623046875</text:p>
          </table:table-cell>
        </table:table-row>
        <table:table-row table:style-name="ro1">
          <table:table-cell office:value-type="float" office:value="50432" calcext:value-type="float">
            <text:p>50432</text:p>
          </table:table-cell>
          <table:table-cell office:value-type="float" office:value="3212" calcext:value-type="float">
            <text:p>3212</text:p>
          </table:table-cell>
          <table:table-cell table:formula="of:=[.A198]/4096" office:value-type="float" office:value="12.3125" calcext:value-type="float">
            <text:p>12.3125</text:p>
          </table:table-cell>
          <table:table-cell table:formula="of:=[.B198]/4096" office:value-type="float" office:value="0.7841796875" calcext:value-type="float">
            <text:p>0.7841796875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2987" calcext:value-type="float">
            <text:p>2987</text:p>
          </table:table-cell>
          <table:table-cell table:formula="of:=[.A199]/4096" office:value-type="float" office:value="12.375" calcext:value-type="float">
            <text:p>12.375</text:p>
          </table:table-cell>
          <table:table-cell table:formula="of:=[.B199]/4096" office:value-type="float" office:value="0.729248046875" calcext:value-type="float">
            <text:p>0.729248046875</text:p>
          </table:table-cell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2759" calcext:value-type="float">
            <text:p>2759</text:p>
          </table:table-cell>
          <table:table-cell table:formula="of:=[.A200]/4096" office:value-type="float" office:value="12.4375" calcext:value-type="float">
            <text:p>12.4375</text:p>
          </table:table-cell>
          <table:table-cell table:formula="of:=[.B200]/4096" office:value-type="float" office:value="0.673583984375" calcext:value-type="float">
            <text:p>0.67358398437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529" calcext:value-type="float">
            <text:p>2529</text:p>
          </table:table-cell>
          <table:table-cell table:formula="of:=[.A201]/4096" office:value-type="float" office:value="12.5" calcext:value-type="float">
            <text:p>12.5</text:p>
          </table:table-cell>
          <table:table-cell table:formula="of:=[.B201]/4096" office:value-type="float" office:value="0.617431640625" calcext:value-type="float">
            <text:p>0.617431640625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float" office:value="2296" calcext:value-type="float">
            <text:p>2296</text:p>
          </table:table-cell>
          <table:table-cell table:formula="of:=[.A202]/4096" office:value-type="float" office:value="12.5625" calcext:value-type="float">
            <text:p>12.5625</text:p>
          </table:table-cell>
          <table:table-cell table:formula="of:=[.B202]/4096" office:value-type="float" office:value="0.560546875" calcext:value-type="float">
            <text:p>0.560546875</text:p>
          </table:table-cell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float" office:value="2061" calcext:value-type="float">
            <text:p>2061</text:p>
          </table:table-cell>
          <table:table-cell table:formula="of:=[.A203]/4096" office:value-type="float" office:value="12.625" calcext:value-type="float">
            <text:p>12.625</text:p>
          </table:table-cell>
          <table:table-cell table:formula="of:=[.B203]/4096" office:value-type="float" office:value="0.503173828125" calcext:value-type="float">
            <text:p>0.503173828125</text:p>
          </table:table-cell>
        </table:table-row>
        <table:table-row table:style-name="ro1">
          <table:table-cell office:value-type="float" office:value="51968" calcext:value-type="float">
            <text:p>51968</text:p>
          </table:table-cell>
          <table:table-cell office:value-type="float" office:value="1824" calcext:value-type="float">
            <text:p>1824</text:p>
          </table:table-cell>
          <table:table-cell table:formula="of:=[.A204]/4096" office:value-type="float" office:value="12.6875" calcext:value-type="float">
            <text:p>12.6875</text:p>
          </table:table-cell>
          <table:table-cell table:formula="of:=[.B204]/4096" office:value-type="float" office:value="0.4453125" calcext:value-type="float">
            <text:p>0.4453125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float" office:value="1584" calcext:value-type="float">
            <text:p>1584</text:p>
          </table:table-cell>
          <table:table-cell table:formula="of:=[.A205]/4096" office:value-type="float" office:value="12.75" calcext:value-type="float">
            <text:p>12.75</text:p>
          </table:table-cell>
          <table:table-cell table:formula="of:=[.B205]/4096" office:value-type="float" office:value="0.38671875" calcext:value-type="float">
            <text:p>0.38671875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float" office:value="1342" calcext:value-type="float">
            <text:p>1342</text:p>
          </table:table-cell>
          <table:table-cell table:formula="of:=[.A206]/4096" office:value-type="float" office:value="12.8125" calcext:value-type="float">
            <text:p>12.8125</text:p>
          </table:table-cell>
          <table:table-cell table:formula="of:=[.B206]/4096" office:value-type="float" office:value="0.32763671875" calcext:value-type="float">
            <text:p>0.32763671875</text:p>
          </table:table-cell>
        </table:table-row>
        <table:table-row table:style-name="ro1">
          <table:table-cell office:value-type="float" office:value="52736" calcext:value-type="float">
            <text:p>52736</text:p>
          </table:table-cell>
          <table:table-cell office:value-type="float" office:value="1097" calcext:value-type="float">
            <text:p>1097</text:p>
          </table:table-cell>
          <table:table-cell table:formula="of:=[.A207]/4096" office:value-type="float" office:value="12.875" calcext:value-type="float">
            <text:p>12.875</text:p>
          </table:table-cell>
          <table:table-cell table:formula="of:=[.B207]/4096" office:value-type="float" office:value="0.267822265625" calcext:value-type="float">
            <text:p>0.267822265625</text:p>
          </table:table-cell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float" office:value="850" calcext:value-type="float">
            <text:p>850</text:p>
          </table:table-cell>
          <table:table-cell table:formula="of:=[.A208]/4096" office:value-type="float" office:value="12.9375" calcext:value-type="float">
            <text:p>12.9375</text:p>
          </table:table-cell>
          <table:table-cell table:formula="of:=[.B20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float" office:value="600" calcext:value-type="float">
            <text:p>600</text:p>
          </table:table-cell>
          <table:table-cell table:formula="of:=[.A209]/4096" office:value-type="float" office:value="13" calcext:value-type="float">
            <text:p>13</text:p>
          </table:table-cell>
          <table:table-cell table:formula="of:=[.B209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53504" calcext:value-type="float">
            <text:p>53504</text:p>
          </table:table-cell>
          <table:table-cell office:value-type="float" office:value="348" calcext:value-type="float">
            <text:p>348</text:p>
          </table:table-cell>
          <table:table-cell table:formula="of:=[.A210]/4096" office:value-type="float" office:value="13.0625" calcext:value-type="float">
            <text:p>13.0625</text:p>
          </table:table-cell>
          <table:table-cell table:formula="of:=[.B210]/4096" office:value-type="float" office:value="0.0849609375" calcext:value-type="float">
            <text:p>0.0849609375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 office:value-type="float" office:value="93" calcext:value-type="float">
            <text:p>93</text:p>
          </table:table-cell>
          <table:table-cell table:formula="of:=[.A211]/4096" office:value-type="float" office:value="13.125" calcext:value-type="float">
            <text:p>13.125</text:p>
          </table:table-cell>
          <table:table-cell table:formula="of:=[.B211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54016" calcext:value-type="float">
            <text:p>54016</text:p>
          </table:table-cell>
          <table:table-cell office:value-type="float" office:value="0" calcext:value-type="float">
            <text:p>0</text:p>
          </table:table-cell>
          <table:table-cell table:formula="of:=[.A212]/4096" office:value-type="float" office:value="13.1875" calcext:value-type="float">
            <text:p>13.1875</text:p>
          </table:table-cell>
          <table:table-cell table:formula="of:=[.B21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0" calcext:value-type="float">
            <text:p>0</text:p>
          </table:table-cell>
          <table:table-cell table:formula="of:=[.A213]/4096" office:value-type="float" office:value="13.6875" calcext:value-type="float">
            <text:p>13.6875</text:p>
          </table:table-cell>
          <table:table-cell table:formula="of:=[.B21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204" calcext:value-type="float">
            <text:p>204</text:p>
          </table:table-cell>
          <table:table-cell table:formula="of:=[.A214]/4096" office:value-type="float" office:value="13.75" calcext:value-type="float">
            <text:p>13.75</text:p>
          </table:table-cell>
          <table:table-cell table:formula="of:=[.B214]/4096" office:value-type="float" office:value="0.0498046875" calcext:value-type="float">
            <text:p>0.0498046875</text:p>
          </table:table-cell>
        </table:table-row>
        <table:table-row table:style-name="ro1">
          <table:table-cell office:value-type="float" office:value="56576" calcext:value-type="float">
            <text:p>56576</text:p>
          </table:table-cell>
          <table:table-cell office:value-type="float" office:value="406" calcext:value-type="float">
            <text:p>406</text:p>
          </table:table-cell>
          <table:table-cell table:formula="of:=[.A215]/4096" office:value-type="float" office:value="13.8125" calcext:value-type="float">
            <text:p>13.8125</text:p>
          </table:table-cell>
          <table:table-cell table:formula="of:=[.B215]/4096" office:value-type="float" office:value="0.09912109375" calcext:value-type="float">
            <text:p>0.09912109375</text:p>
          </table:table-cell>
        </table:table-row>
        <table:table-row table:style-name="ro1">
          <table:table-cell office:value-type="float" office:value="56832" calcext:value-type="float">
            <text:p>56832</text:p>
          </table:table-cell>
          <table:table-cell office:value-type="float" office:value="605" calcext:value-type="float">
            <text:p>605</text:p>
          </table:table-cell>
          <table:table-cell table:formula="of:=[.A216]/4096" office:value-type="float" office:value="13.875" calcext:value-type="float">
            <text:p>13.875</text:p>
          </table:table-cell>
          <table:table-cell table:formula="of:=[.B216]/4096" office:value-type="float" office:value="0.147705078125" calcext:value-type="float">
            <text:p>0.147705078125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float" office:value="802" calcext:value-type="float">
            <text:p>802</text:p>
          </table:table-cell>
          <table:table-cell table:formula="of:=[.A217]/4096" office:value-type="float" office:value="13.9375" calcext:value-type="float">
            <text:p>13.9375</text:p>
          </table:table-cell>
          <table:table-cell table:formula="of:=[.B217]/4096" office:value-type="float" office:value="0.19580078125" calcext:value-type="float">
            <text:p>0.19580078125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996" calcext:value-type="float">
            <text:p>996</text:p>
          </table:table-cell>
          <table:table-cell table:formula="of:=[.A218]/4096" office:value-type="float" office:value="14" calcext:value-type="float">
            <text:p>14</text:p>
          </table:table-cell>
          <table:table-cell table:formula="of:=[.B218]/4096" office:value-type="float" office:value="0.2431640625" calcext:value-type="float">
            <text:p>0.243164062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88" calcext:value-type="float">
            <text:p>1188</text:p>
          </table:table-cell>
          <table:table-cell table:formula="of:=[.A219]/4096" office:value-type="float" office:value="14.0625" calcext:value-type="float">
            <text:p>14.0625</text:p>
          </table:table-cell>
          <table:table-cell table:formula="of:=[.B219]/4096" office:value-type="float" office:value="0.2900390625" calcext:value-type="float">
            <text:p>0.2900390625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1378" calcext:value-type="float">
            <text:p>1378</text:p>
          </table:table-cell>
          <table:table-cell table:formula="of:=[.A220]/4096" office:value-type="float" office:value="14.125" calcext:value-type="float">
            <text:p>14.125</text:p>
          </table:table-cell>
          <table:table-cell table:formula="of:=[.B220]/4096" office:value-type="float" office:value="0.33642578125" calcext:value-type="float">
            <text:p>0.33642578125</text:p>
          </table:table-cell>
        </table:table-row>
        <table:table-row table:style-name="ro1">
          <table:table-cell office:value-type="float" office:value="58112" calcext:value-type="float">
            <text:p>58112</text:p>
          </table:table-cell>
          <table:table-cell office:value-type="float" office:value="1565" calcext:value-type="float">
            <text:p>1565</text:p>
          </table:table-cell>
          <table:table-cell table:formula="of:=[.A221]/4096" office:value-type="float" office:value="14.1875" calcext:value-type="float">
            <text:p>14.1875</text:p>
          </table:table-cell>
          <table:table-cell table:formula="of:=[.B221]/4096" office:value-type="float" office:value="0.382080078125" calcext:value-type="float">
            <text:p>0.382080078125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1750" calcext:value-type="float">
            <text:p>1750</text:p>
          </table:table-cell>
          <table:table-cell table:formula="of:=[.A222]/4096" office:value-type="float" office:value="14.25" calcext:value-type="float">
            <text:p>14.25</text:p>
          </table:table-cell>
          <table:table-cell table:formula="of:=[.B222]/4096" office:value-type="float" office:value="0.42724609375" calcext:value-type="float">
            <text:p>0.42724609375</text:p>
          </table:table-cell>
        </table:table-row>
        <table:table-row table:style-name="ro1">
          <table:table-cell office:value-type="float" office:value="58624" calcext:value-type="float">
            <text:p>58624</text:p>
          </table:table-cell>
          <table:table-cell office:value-type="float" office:value="1932" calcext:value-type="float">
            <text:p>1932</text:p>
          </table:table-cell>
          <table:table-cell table:formula="of:=[.A223]/4096" office:value-type="float" office:value="14.3125" calcext:value-type="float">
            <text:p>14.3125</text:p>
          </table:table-cell>
          <table:table-cell table:formula="of:=[.B223]/4096" office:value-type="float" office:value="0.4716796875" calcext:value-type="float">
            <text:p>0.4716796875</text:p>
          </table:table-cell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float" office:value="2112" calcext:value-type="float">
            <text:p>2112</text:p>
          </table:table-cell>
          <table:table-cell table:formula="of:=[.A224]/4096" office:value-type="float" office:value="14.375" calcext:value-type="float">
            <text:p>14.375</text:p>
          </table:table-cell>
          <table:table-cell table:formula="of:=[.B224]/4096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59136" calcext:value-type="float">
            <text:p>59136</text:p>
          </table:table-cell>
          <table:table-cell office:value-type="float" office:value="2289" calcext:value-type="float">
            <text:p>2289</text:p>
          </table:table-cell>
          <table:table-cell table:formula="of:=[.A225]/4096" office:value-type="float" office:value="14.4375" calcext:value-type="float">
            <text:p>14.4375</text:p>
          </table:table-cell>
          <table:table-cell table:formula="of:=[.B225]/4096" office:value-type="float" office:value="0.558837890625" calcext:value-type="float">
            <text:p>0.558837890625</text:p>
          </table:table-cell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2464" calcext:value-type="float">
            <text:p>2464</text:p>
          </table:table-cell>
          <table:table-cell table:formula="of:=[.A226]/4096" office:value-type="float" office:value="14.5" calcext:value-type="float">
            <text:p>14.5</text:p>
          </table:table-cell>
          <table:table-cell table:formula="of:=[.B226]/4096" office:value-type="float" office:value="0.6015625" calcext:value-type="float">
            <text:p>0.6015625</text:p>
          </table:table-cell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float" office:value="2636" calcext:value-type="float">
            <text:p>2636</text:p>
          </table:table-cell>
          <table:table-cell table:formula="of:=[.A227]/4096" office:value-type="float" office:value="14.5625" calcext:value-type="float">
            <text:p>14.5625</text:p>
          </table:table-cell>
          <table:table-cell table:formula="of:=[.B227]/4096" office:value-type="float" office:value="0.6435546875" calcext:value-type="float">
            <text:p>0.6435546875</text:p>
          </table:table-cell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float" office:value="2806" calcext:value-type="float">
            <text:p>2806</text:p>
          </table:table-cell>
          <table:table-cell table:formula="of:=[.A228]/4096" office:value-type="float" office:value="14.625" calcext:value-type="float">
            <text:p>14.625</text:p>
          </table:table-cell>
          <table:table-cell table:formula="of:=[.B228]/4096" office:value-type="float" office:value="0.68505859375" calcext:value-type="float">
            <text:p>0.68505859375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float" office:value="2973" calcext:value-type="float">
            <text:p>2973</text:p>
          </table:table-cell>
          <table:table-cell table:formula="of:=[.A229]/4096" office:value-type="float" office:value="14.6875" calcext:value-type="float">
            <text:p>14.6875</text:p>
          </table:table-cell>
          <table:table-cell table:formula="of:=[.B229]/4096" office:value-type="float" office:value="0.725830078125" calcext:value-type="float">
            <text:p>0.725830078125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3138" calcext:value-type="float">
            <text:p>3138</text:p>
          </table:table-cell>
          <table:table-cell table:formula="of:=[.A230]/4096" office:value-type="float" office:value="14.75" calcext:value-type="float">
            <text:p>14.75</text:p>
          </table:table-cell>
          <table:table-cell table:formula="of:=[.B230]/4096" office:value-type="float" office:value="0.76611328125" calcext:value-type="float">
            <text:p>0.76611328125</text:p>
          </table:table-cell>
        </table:table-row>
        <table:table-row table:style-name="ro1">
          <table:table-cell office:value-type="float" office:value="60672" calcext:value-type="float">
            <text:p>60672</text:p>
          </table:table-cell>
          <table:table-cell office:value-type="float" office:value="3301" calcext:value-type="float">
            <text:p>3301</text:p>
          </table:table-cell>
          <table:table-cell table:formula="of:=[.A231]/4096" office:value-type="float" office:value="14.8125" calcext:value-type="float">
            <text:p>14.8125</text:p>
          </table:table-cell>
          <table:table-cell table:formula="of:=[.B231]/4096" office:value-type="float" office:value="0.805908203125" calcext:value-type="float">
            <text:p>0.805908203125</text:p>
          </table:table-cell>
        </table:table-row>
        <table:table-row table:style-name="ro1">
          <table:table-cell office:value-type="float" office:value="60928" calcext:value-type="float">
            <text:p>60928</text:p>
          </table:table-cell>
          <table:table-cell office:value-type="float" office:value="3461" calcext:value-type="float">
            <text:p>3461</text:p>
          </table:table-cell>
          <table:table-cell table:formula="of:=[.A232]/4096" office:value-type="float" office:value="14.875" calcext:value-type="float">
            <text:p>14.875</text:p>
          </table:table-cell>
          <table:table-cell table:formula="of:=[.B232]/4096" office:value-type="float" office:value="0.844970703125" calcext:value-type="float">
            <text:p>0.844970703125</text:p>
          </table:table-cell>
        </table:table-row>
        <table:table-row table:style-name="ro1">
          <table:table-cell office:value-type="float" office:value="61184" calcext:value-type="float">
            <text:p>61184</text:p>
          </table:table-cell>
          <table:table-cell office:value-type="float" office:value="3619" calcext:value-type="float">
            <text:p>3619</text:p>
          </table:table-cell>
          <table:table-cell table:formula="of:=[.A233]/4096" office:value-type="float" office:value="14.9375" calcext:value-type="float">
            <text:p>14.9375</text:p>
          </table:table-cell>
          <table:table-cell table:formula="of:=[.B233]/4096" office:value-type="float" office:value="0.883544921875" calcext:value-type="float">
            <text:p>0.883544921875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3774" calcext:value-type="float">
            <text:p>3774</text:p>
          </table:table-cell>
          <table:table-cell table:formula="of:=[.A234]/4096" office:value-type="float" office:value="15" calcext:value-type="float">
            <text:p>15</text:p>
          </table:table-cell>
          <table:table-cell table:formula="of:=[.B234]/4096" office:value-type="float" office:value="0.92138671875" calcext:value-type="float">
            <text:p>0.92138671875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3927" calcext:value-type="float">
            <text:p>3927</text:p>
          </table:table-cell>
          <table:table-cell table:formula="of:=[.A235]/4096" office:value-type="float" office:value="15.0625" calcext:value-type="float">
            <text:p>15.0625</text:p>
          </table:table-cell>
          <table:table-cell table:formula="of:=[.B235]/4096" office:value-type="float" office:value="0.958740234375" calcext:value-type="float">
            <text:p>0.958740234375</text:p>
          </table:table-cell>
        </table:table-row>
        <table:table-row table:style-name="ro1">
          <table:table-cell office:value-type="float" office:value="61952" calcext:value-type="float">
            <text:p>61952</text:p>
          </table:table-cell>
          <table:table-cell office:value-type="float" office:value="4077" calcext:value-type="float">
            <text:p>4077</text:p>
          </table:table-cell>
          <table:table-cell table:formula="of:=[.A236]/4096" office:value-type="float" office:value="15.125" calcext:value-type="float">
            <text:p>15.125</text:p>
          </table:table-cell>
          <table:table-cell table:formula="of:=[.B236]/4096" office:value-type="float" office:value="0.995361328125" calcext:value-type="float">
            <text:p>0.995361328125</text:p>
          </table:table-cell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float" office:value="4225" calcext:value-type="float">
            <text:p>4225</text:p>
          </table:table-cell>
          <table:table-cell table:formula="of:=[.A237]/4096" office:value-type="float" office:value="15.1875" calcext:value-type="float">
            <text:p>15.1875</text:p>
          </table:table-cell>
          <table:table-cell table:formula="of:=[.B237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4370" calcext:value-type="float">
            <text:p>4370</text:p>
          </table:table-cell>
          <table:table-cell table:formula="of:=[.A238]/4096" office:value-type="float" office:value="15.25" calcext:value-type="float">
            <text:p>15.25</text:p>
          </table:table-cell>
          <table:table-cell table:formula="of:=[.B238]/4096" office:value-type="float" office:value="1.06689453125" calcext:value-type="float">
            <text:p>1.06689453125</text:p>
          </table:table-cell>
        </table:table-row>
        <table:table-row table:style-name="ro1">
          <table:table-cell office:value-type="float" office:value="62720" calcext:value-type="float">
            <text:p>62720</text:p>
          </table:table-cell>
          <table:table-cell office:value-type="float" office:value="4513" calcext:value-type="float">
            <text:p>4513</text:p>
          </table:table-cell>
          <table:table-cell table:formula="of:=[.A239]/4096" office:value-type="float" office:value="15.3125" calcext:value-type="float">
            <text:p>15.3125</text:p>
          </table:table-cell>
          <table:table-cell table:formula="of:=[.B239]/4096" office:value-type="float" office:value="1.101806640625" calcext:value-type="float">
            <text:p>1.101806640625</text:p>
          </table:table-cell>
        </table:table-row>
        <table:table-row table:style-name="ro1">
          <table:table-cell office:value-type="float" office:value="62976" calcext:value-type="float">
            <text:p>62976</text:p>
          </table:table-cell>
          <table:table-cell office:value-type="float" office:value="4653" calcext:value-type="float">
            <text:p>4653</text:p>
          </table:table-cell>
          <table:table-cell table:formula="of:=[.A240]/4096" office:value-type="float" office:value="15.375" calcext:value-type="float">
            <text:p>15.375</text:p>
          </table:table-cell>
          <table:table-cell table:formula="of:=[.B240]/4096" office:value-type="float" office:value="1.135986328125" calcext:value-type="float">
            <text:p>1.135986328125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float" office:value="4791" calcext:value-type="float">
            <text:p>4791</text:p>
          </table:table-cell>
          <table:table-cell table:formula="of:=[.A241]/4096" office:value-type="float" office:value="15.4375" calcext:value-type="float">
            <text:p>15.4375</text:p>
          </table:table-cell>
          <table:table-cell table:formula="of:=[.B241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63488" calcext:value-type="float">
            <text:p>63488</text:p>
          </table:table-cell>
          <table:table-cell office:value-type="float" office:value="4927" calcext:value-type="float">
            <text:p>4927</text:p>
          </table:table-cell>
          <table:table-cell table:formula="of:=[.A242]/4096" office:value-type="float" office:value="15.5" calcext:value-type="float">
            <text:p>15.5</text:p>
          </table:table-cell>
          <table:table-cell table:formula="of:=[.B242]/4096" office:value-type="float" office:value="1.202880859375" calcext:value-type="float">
            <text:p>1.202880859375</text:p>
          </table:table-cell>
        </table:table-row>
        <table:table-row table:style-name="ro1">
          <table:table-cell office:value-type="float" office:value="63744" calcext:value-type="float">
            <text:p>63744</text:p>
          </table:table-cell>
          <table:table-cell office:value-type="float" office:value="5060" calcext:value-type="float">
            <text:p>5060</text:p>
          </table:table-cell>
          <table:table-cell table:formula="of:=[.A243]/4096" office:value-type="float" office:value="15.5625" calcext:value-type="float">
            <text:p>15.5625</text:p>
          </table:table-cell>
          <table:table-cell table:formula="of:=[.B243]/4096" office:value-type="float" office:value="1.2353515625" calcext:value-type="float">
            <text:p>1.2353515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5191" calcext:value-type="float">
            <text:p>5191</text:p>
          </table:table-cell>
          <table:table-cell table:formula="of:=[.A244]/4096" office:value-type="float" office:value="15.625" calcext:value-type="float">
            <text:p>15.625</text:p>
          </table:table-cell>
          <table:table-cell table:formula="of:=[.B244]/4096" office:value-type="float" office:value="1.267333984375" calcext:value-type="float">
            <text:p>1.267333984375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5319" calcext:value-type="float">
            <text:p>5319</text:p>
          </table:table-cell>
          <table:table-cell table:formula="of:=[.A245]/4096" office:value-type="float" office:value="15.6875" calcext:value-type="float">
            <text:p>15.6875</text:p>
          </table:table-cell>
          <table:table-cell table:formula="of:=[.B245]/4096" office:value-type="float" office:value="1.298583984375" calcext:value-type="float">
            <text:p>1.298583984375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5445" calcext:value-type="float">
            <text:p>5445</text:p>
          </table:table-cell>
          <table:table-cell table:formula="of:=[.A246]/4096" office:value-type="float" office:value="15.75" calcext:value-type="float">
            <text:p>15.75</text:p>
          </table:table-cell>
          <table:table-cell table:formula="of:=[.B246]/4096" office:value-type="float" office:value="1.329345703125" calcext:value-type="float">
            <text:p>1.329345703125</text:p>
          </table:table-cell>
        </table:table-row>
        <table:table-row table:style-name="ro1">
          <table:table-cell office:value-type="float" office:value="64768" calcext:value-type="float">
            <text:p>64768</text:p>
          </table:table-cell>
          <table:table-cell office:value-type="float" office:value="5568" calcext:value-type="float">
            <text:p>5568</text:p>
          </table:table-cell>
          <table:table-cell table:formula="of:=[.A247]/4096" office:value-type="float" office:value="15.8125" calcext:value-type="float">
            <text:p>15.8125</text:p>
          </table:table-cell>
          <table:table-cell table:formula="of:=[.B247]/4096"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65024" calcext:value-type="float">
            <text:p>65024</text:p>
          </table:table-cell>
          <table:table-cell office:value-type="float" office:value="5689" calcext:value-type="float">
            <text:p>5689</text:p>
          </table:table-cell>
          <table:table-cell table:formula="of:=[.A248]/4096" office:value-type="float" office:value="15.875" calcext:value-type="float">
            <text:p>15.875</text:p>
          </table:table-cell>
          <table:table-cell table:formula="of:=[.B248]/4096" office:value-type="float" office:value="1.388916015625" calcext:value-type="float">
            <text:p>1.388916015625</text:p>
          </table:table-cell>
        </table:table-row>
        <table:table-row table:style-name="ro1">
          <table:table-cell office:value-type="float" office:value="65280" calcext:value-type="float">
            <text:p>65280</text:p>
          </table:table-cell>
          <table:table-cell office:value-type="float" office:value="5807" calcext:value-type="float">
            <text:p>5807</text:p>
          </table:table-cell>
          <table:table-cell table:formula="of:=[.A249]/4096" office:value-type="float" office:value="15.9375" calcext:value-type="float">
            <text:p>15.9375</text:p>
          </table:table-cell>
          <table:table-cell table:formula="of:=[.B249]/4096" office:value-type="float" office:value="1.417724609375" calcext:value-type="float">
            <text:p>1.41772460937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923" calcext:value-type="float">
            <text:p>5923</text:p>
          </table:table-cell>
          <table:table-cell table:formula="of:=[.A250]/4096" office:value-type="float" office:value="16" calcext:value-type="float">
            <text:p>16</text:p>
          </table:table-cell>
          <table:table-cell table:formula="of:=[.B250]/4096" office:value-type="float" office:value="1.446044921875" calcext:value-type="float">
            <text:p>1.446044921875</text:p>
          </table:table-cell>
        </table:table-row>
        <table:table-row table:style-name="ro1">
          <table:table-cell office:value-type="float" office:value="65792" calcext:value-type="float">
            <text:p>65792</text:p>
          </table:table-cell>
          <table:table-cell office:value-type="float" office:value="6036" calcext:value-type="float">
            <text:p>6036</text:p>
          </table:table-cell>
          <table:table-cell table:formula="of:=[.A251]/4096" office:value-type="float" office:value="16.0625" calcext:value-type="float">
            <text:p>16.0625</text:p>
          </table:table-cell>
          <table:table-cell table:formula="of:=[.B251]/4096" office:value-type="float" office:value="1.4736328125" calcext:value-type="float">
            <text:p>1.4736328125</text:p>
          </table:table-cell>
        </table:table-row>
        <table:table-row table:style-name="ro1">
          <table:table-cell office:value-type="float" office:value="66048" calcext:value-type="float">
            <text:p>66048</text:p>
          </table:table-cell>
          <table:table-cell office:value-type="float" office:value="6147" calcext:value-type="float">
            <text:p>6147</text:p>
          </table:table-cell>
          <table:table-cell table:formula="of:=[.A252]/4096" office:value-type="float" office:value="16.125" calcext:value-type="float">
            <text:p>16.125</text:p>
          </table:table-cell>
          <table:table-cell table:formula="of:=[.B252]/4096" office:value-type="float" office:value="1.500732421875" calcext:value-type="float">
            <text:p>1.500732421875</text:p>
          </table:table-cell>
        </table:table-row>
        <table:table-row table:style-name="ro1">
          <table:table-cell office:value-type="float" office:value="66304" calcext:value-type="float">
            <text:p>66304</text:p>
          </table:table-cell>
          <table:table-cell office:value-type="float" office:value="6256" calcext:value-type="float">
            <text:p>6256</text:p>
          </table:table-cell>
          <table:table-cell table:formula="of:=[.A253]/4096" office:value-type="float" office:value="16.1875" calcext:value-type="float">
            <text:p>16.1875</text:p>
          </table:table-cell>
          <table:table-cell table:formula="of:=[.B253]/4096" office:value-type="float" office:value="1.52734375" calcext:value-type="float">
            <text:p>1.52734375</text:p>
          </table:table-cell>
        </table:table-row>
        <table:table-row table:style-name="ro1">
          <table:table-cell office:value-type="float" office:value="66560" calcext:value-type="float">
            <text:p>66560</text:p>
          </table:table-cell>
          <table:table-cell office:value-type="float" office:value="6362" calcext:value-type="float">
            <text:p>6362</text:p>
          </table:table-cell>
          <table:table-cell table:formula="of:=[.A254]/4096" office:value-type="float" office:value="16.25" calcext:value-type="float">
            <text:p>16.25</text:p>
          </table:table-cell>
          <table:table-cell table:formula="of:=[.B254]/4096" office:value-type="float" office:value="1.55322265625" calcext:value-type="float">
            <text:p>1.55322265625</text:p>
          </table:table-cell>
        </table:table-row>
        <table:table-row table:style-name="ro1">
          <table:table-cell office:value-type="float" office:value="66816" calcext:value-type="float">
            <text:p>66816</text:p>
          </table:table-cell>
          <table:table-cell office:value-type="float" office:value="6466" calcext:value-type="float">
            <text:p>6466</text:p>
          </table:table-cell>
          <table:table-cell table:formula="of:=[.A255]/4096" office:value-type="float" office:value="16.3125" calcext:value-type="float">
            <text:p>16.3125</text:p>
          </table:table-cell>
          <table:table-cell table:formula="of:=[.B255]/4096" office:value-type="float" office:value="1.57861328125" calcext:value-type="float">
            <text:p>1.57861328125</text:p>
          </table:table-cell>
        </table:table-row>
        <table:table-row table:style-name="ro1">
          <table:table-cell office:value-type="float" office:value="67072" calcext:value-type="float">
            <text:p>67072</text:p>
          </table:table-cell>
          <table:table-cell office:value-type="float" office:value="6567" calcext:value-type="float">
            <text:p>6567</text:p>
          </table:table-cell>
          <table:table-cell table:formula="of:=[.A256]/4096" office:value-type="float" office:value="16.375" calcext:value-type="float">
            <text:p>16.375</text:p>
          </table:table-cell>
          <table:table-cell table:formula="of:=[.B256]/4096" office:value-type="float" office:value="1.603271484375" calcext:value-type="float">
            <text:p>1.603271484375</text:p>
          </table:table-cell>
        </table:table-row>
        <table:table-row table:style-name="ro1">
          <table:table-cell office:value-type="float" office:value="67328" calcext:value-type="float">
            <text:p>67328</text:p>
          </table:table-cell>
          <table:table-cell office:value-type="float" office:value="6666" calcext:value-type="float">
            <text:p>6666</text:p>
          </table:table-cell>
          <table:table-cell table:formula="of:=[.A257]/4096" office:value-type="float" office:value="16.4375" calcext:value-type="float">
            <text:p>16.4375</text:p>
          </table:table-cell>
          <table:table-cell table:formula="of:=[.B257]/4096" office:value-type="float" office:value="1.62744140625" calcext:value-type="float">
            <text:p>1.62744140625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6762" calcext:value-type="float">
            <text:p>6762</text:p>
          </table:table-cell>
          <table:table-cell table:formula="of:=[.A258]/4096" office:value-type="float" office:value="16.5" calcext:value-type="float">
            <text:p>16.5</text:p>
          </table:table-cell>
          <table:table-cell table:formula="of:=[.B258]/4096" office:value-type="float" office:value="1.65087890625" calcext:value-type="float">
            <text:p>1.65087890625</text:p>
          </table:table-cell>
        </table:table-row>
        <table:table-row table:style-name="ro1">
          <table:table-cell office:value-type="float" office:value="67840" calcext:value-type="float">
            <text:p>67840</text:p>
          </table:table-cell>
          <table:table-cell office:value-type="float" office:value="6856" calcext:value-type="float">
            <text:p>6856</text:p>
          </table:table-cell>
          <table:table-cell table:formula="of:=[.A259]/4096" office:value-type="float" office:value="16.5625" calcext:value-type="float">
            <text:p>16.5625</text:p>
          </table:table-cell>
          <table:table-cell table:formula="of:=[.B259]/4096" office:value-type="float" office:value="1.673828125" calcext:value-type="float">
            <text:p>1.673828125</text:p>
          </table:table-cell>
        </table:table-row>
        <table:table-row table:style-name="ro1">
          <table:table-cell office:value-type="float" office:value="68096" calcext:value-type="float">
            <text:p>68096</text:p>
          </table:table-cell>
          <table:table-cell office:value-type="float" office:value="6947" calcext:value-type="float">
            <text:p>6947</text:p>
          </table:table-cell>
          <table:table-cell table:formula="of:=[.A260]/4096" office:value-type="float" office:value="16.625" calcext:value-type="float">
            <text:p>16.625</text:p>
          </table:table-cell>
          <table:table-cell table:formula="of:=[.B260]/4096" office:value-type="float" office:value="1.696044921875" calcext:value-type="float">
            <text:p>1.696044921875</text:p>
          </table:table-cell>
        </table:table-row>
        <table:table-row table:style-name="ro1">
          <table:table-cell office:value-type="float" office:value="68352" calcext:value-type="float">
            <text:p>68352</text:p>
          </table:table-cell>
          <table:table-cell office:value-type="float" office:value="7036" calcext:value-type="float">
            <text:p>7036</text:p>
          </table:table-cell>
          <table:table-cell table:formula="of:=[.A261]/4096" office:value-type="float" office:value="16.6875" calcext:value-type="float">
            <text:p>16.6875</text:p>
          </table:table-cell>
          <table:table-cell table:formula="of:=[.B261]/4096" office:value-type="float" office:value="1.7177734375" calcext:value-type="float">
            <text:p>1.7177734375</text:p>
          </table:table-cell>
        </table:table-row>
        <table:table-row table:style-name="ro1">
          <table:table-cell office:value-type="float" office:value="68608" calcext:value-type="float">
            <text:p>68608</text:p>
          </table:table-cell>
          <table:table-cell office:value-type="float" office:value="7123" calcext:value-type="float">
            <text:p>7123</text:p>
          </table:table-cell>
          <table:table-cell table:formula="of:=[.A262]/4096" office:value-type="float" office:value="16.75" calcext:value-type="float">
            <text:p>16.75</text:p>
          </table:table-cell>
          <table:table-cell table:formula="of:=[.B262]/4096" office:value-type="float" office:value="1.739013671875" calcext:value-type="float">
            <text:p>1.739013671875</text:p>
          </table:table-cell>
        </table:table-row>
        <table:table-row table:style-name="ro1">
          <table:table-cell office:value-type="float" office:value="68864" calcext:value-type="float">
            <text:p>68864</text:p>
          </table:table-cell>
          <table:table-cell office:value-type="float" office:value="7207" calcext:value-type="float">
            <text:p>7207</text:p>
          </table:table-cell>
          <table:table-cell table:formula="of:=[.A263]/4096" office:value-type="float" office:value="16.8125" calcext:value-type="float">
            <text:p>16.8125</text:p>
          </table:table-cell>
          <table:table-cell table:formula="of:=[.B263]/4096" office:value-type="float" office:value="1.759521484375" calcext:value-type="float">
            <text:p>1.759521484375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  <table:table-cell office:value-type="float" office:value="7289" calcext:value-type="float">
            <text:p>7289</text:p>
          </table:table-cell>
          <table:table-cell table:formula="of:=[.A264]/4096" office:value-type="float" office:value="16.875" calcext:value-type="float">
            <text:p>16.875</text:p>
          </table:table-cell>
          <table:table-cell table:formula="of:=[.B264]/4096" office:value-type="float" office:value="1.779541015625" calcext:value-type="float">
            <text:p>1.779541015625</text:p>
          </table:table-cell>
        </table:table-row>
        <table:table-row table:style-name="ro1">
          <table:table-cell office:value-type="float" office:value="69376" calcext:value-type="float">
            <text:p>69376</text:p>
          </table:table-cell>
          <table:table-cell office:value-type="float" office:value="7368" calcext:value-type="float">
            <text:p>7368</text:p>
          </table:table-cell>
          <table:table-cell table:formula="of:=[.A265]/4096" office:value-type="float" office:value="16.9375" calcext:value-type="float">
            <text:p>16.9375</text:p>
          </table:table-cell>
          <table:table-cell table:formula="of:=[.B265]/4096" office:value-type="float" office:value="1.798828125" calcext:value-type="float">
            <text:p>1.798828125</text:p>
          </table:table-cell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7445" calcext:value-type="float">
            <text:p>7445</text:p>
          </table:table-cell>
          <table:table-cell table:formula="of:=[.A266]/4096" office:value-type="float" office:value="17" calcext:value-type="float">
            <text:p>17</text:p>
          </table:table-cell>
          <table:table-cell table:formula="of:=[.B266]/4096" office:value-type="float" office:value="1.817626953125" calcext:value-type="float">
            <text:p>1.817626953125</text:p>
          </table:table-cell>
        </table:table-row>
        <table:table-row table:style-name="ro1">
          <table:table-cell office:value-type="float" office:value="69888" calcext:value-type="float">
            <text:p>69888</text:p>
          </table:table-cell>
          <table:table-cell office:value-type="float" office:value="7519" calcext:value-type="float">
            <text:p>7519</text:p>
          </table:table-cell>
          <table:table-cell table:formula="of:=[.A267]/4096" office:value-type="float" office:value="17.0625" calcext:value-type="float">
            <text:p>17.0625</text:p>
          </table:table-cell>
          <table:table-cell table:formula="of:=[.B267]/4096" office:value-type="float" office:value="1.835693359375" calcext:value-type="float">
            <text:p>1.835693359375</text:p>
          </table:table-cell>
        </table:table-row>
        <table:table-row table:style-name="ro1">
          <table:table-cell office:value-type="float" office:value="70144" calcext:value-type="float">
            <text:p>70144</text:p>
          </table:table-cell>
          <table:table-cell office:value-type="float" office:value="7591" calcext:value-type="float">
            <text:p>7591</text:p>
          </table:table-cell>
          <table:table-cell table:formula="of:=[.A268]/4096" office:value-type="float" office:value="17.125" calcext:value-type="float">
            <text:p>17.125</text:p>
          </table:table-cell>
          <table:table-cell table:formula="of:=[.B268]/4096" office:value-type="float" office:value="1.853271484375" calcext:value-type="float">
            <text:p>1.85327148437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7660" calcext:value-type="float">
            <text:p>7660</text:p>
          </table:table-cell>
          <table:table-cell table:formula="of:=[.A269]/4096" office:value-type="float" office:value="17.1875" calcext:value-type="float">
            <text:p>17.1875</text:p>
          </table:table-cell>
          <table:table-cell table:formula="of:=[.B269]/4096" office:value-type="float" office:value="1.8701171875" calcext:value-type="float">
            <text:p>1.8701171875</text:p>
          </table:table-cell>
        </table:table-row>
        <table:table-row table:style-name="ro1">
          <table:table-cell office:value-type="float" office:value="70656" calcext:value-type="float">
            <text:p>70656</text:p>
          </table:table-cell>
          <table:table-cell office:value-type="float" office:value="7727" calcext:value-type="float">
            <text:p>7727</text:p>
          </table:table-cell>
          <table:table-cell table:formula="of:=[.A270]/4096" office:value-type="float" office:value="17.25" calcext:value-type="float">
            <text:p>17.25</text:p>
          </table:table-cell>
          <table:table-cell table:formula="of:=[.B270]/4096" office:value-type="float" office:value="1.886474609375" calcext:value-type="float">
            <text:p>1.886474609375</text:p>
          </table:table-cell>
        </table:table-row>
        <table:table-row table:style-name="ro1">
          <table:table-cell office:value-type="float" office:value="70912" calcext:value-type="float">
            <text:p>70912</text:p>
          </table:table-cell>
          <table:table-cell office:value-type="float" office:value="7791" calcext:value-type="float">
            <text:p>7791</text:p>
          </table:table-cell>
          <table:table-cell table:formula="of:=[.A271]/4096" office:value-type="float" office:value="17.3125" calcext:value-type="float">
            <text:p>17.3125</text:p>
          </table:table-cell>
          <table:table-cell table:formula="of:=[.B271]/4096" office:value-type="float" office:value="1.902099609375" calcext:value-type="float">
            <text:p>1.902099609375</text:p>
          </table:table-cell>
        </table:table-row>
        <table:table-row table:style-name="ro1">
          <table:table-cell office:value-type="float" office:value="71168" calcext:value-type="float">
            <text:p>71168</text:p>
          </table:table-cell>
          <table:table-cell office:value-type="float" office:value="7853" calcext:value-type="float">
            <text:p>7853</text:p>
          </table:table-cell>
          <table:table-cell table:formula="of:=[.A272]/4096" office:value-type="float" office:value="17.375" calcext:value-type="float">
            <text:p>17.375</text:p>
          </table:table-cell>
          <table:table-cell table:formula="of:=[.B272]/4096" office:value-type="float" office:value="1.917236328125" calcext:value-type="float">
            <text:p>1.917236328125</text:p>
          </table:table-cell>
        </table:table-row>
        <table:table-row table:style-name="ro1">
          <table:table-cell office:value-type="float" office:value="71424" calcext:value-type="float">
            <text:p>71424</text:p>
          </table:table-cell>
          <table:table-cell office:value-type="float" office:value="7913" calcext:value-type="float">
            <text:p>7913</text:p>
          </table:table-cell>
          <table:table-cell table:formula="of:=[.A273]/4096" office:value-type="float" office:value="17.4375" calcext:value-type="float">
            <text:p>17.4375</text:p>
          </table:table-cell>
          <table:table-cell table:formula="of:=[.B273]/4096" office:value-type="float" office:value="1.931884765625" calcext:value-type="float">
            <text:p>1.931884765625</text:p>
          </table:table-cell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7970" calcext:value-type="float">
            <text:p>7970</text:p>
          </table:table-cell>
          <table:table-cell table:formula="of:=[.A274]/4096" office:value-type="float" office:value="17.5" calcext:value-type="float">
            <text:p>17.5</text:p>
          </table:table-cell>
          <table:table-cell table:formula="of:=[.B274]/4096" office:value-type="float" office:value="1.94580078125" calcext:value-type="float">
            <text:p>1.94580078125</text:p>
          </table:table-cell>
        </table:table-row>
        <table:table-row table:style-name="ro1">
          <table:table-cell office:value-type="float" office:value="71936" calcext:value-type="float">
            <text:p>71936</text:p>
          </table:table-cell>
          <table:table-cell office:value-type="float" office:value="8025" calcext:value-type="float">
            <text:p>8025</text:p>
          </table:table-cell>
          <table:table-cell table:formula="of:=[.A275]/4096" office:value-type="float" office:value="17.5625" calcext:value-type="float">
            <text:p>17.5625</text:p>
          </table:table-cell>
          <table:table-cell table:formula="of:=[.B275]/4096" office:value-type="float" office:value="1.959228515625" calcext:value-type="float">
            <text:p>1.959228515625</text:p>
          </table:table-cell>
        </table:table-row>
        <table:table-row table:style-name="ro1">
          <table:table-cell office:value-type="float" office:value="72192" calcext:value-type="float">
            <text:p>72192</text:p>
          </table:table-cell>
          <table:table-cell office:value-type="float" office:value="8077" calcext:value-type="float">
            <text:p>8077</text:p>
          </table:table-cell>
          <table:table-cell table:formula="of:=[.A276]/4096" office:value-type="float" office:value="17.625" calcext:value-type="float">
            <text:p>17.625</text:p>
          </table:table-cell>
          <table:table-cell table:formula="of:=[.B276]/4096" office:value-type="float" office:value="1.971923828125" calcext:value-type="float">
            <text:p>1.971923828125</text:p>
          </table:table-cell>
        </table:table-row>
        <table:table-row table:style-name="ro1">
          <table:table-cell office:value-type="float" office:value="72448" calcext:value-type="float">
            <text:p>72448</text:p>
          </table:table-cell>
          <table:table-cell office:value-type="float" office:value="8127" calcext:value-type="float">
            <text:p>8127</text:p>
          </table:table-cell>
          <table:table-cell table:formula="of:=[.A277]/4096" office:value-type="float" office:value="17.6875" calcext:value-type="float">
            <text:p>17.6875</text:p>
          </table:table-cell>
          <table:table-cell table:formula="of:=[.B277]/4096" office:value-type="float" office:value="1.984130859375" calcext:value-type="float">
            <text:p>1.984130859375</text:p>
          </table:table-cell>
        </table:table-row>
        <table:table-row table:style-name="ro1">
          <table:table-cell office:value-type="float" office:value="72704" calcext:value-type="float">
            <text:p>72704</text:p>
          </table:table-cell>
          <table:table-cell office:value-type="float" office:value="8174" calcext:value-type="float">
            <text:p>8174</text:p>
          </table:table-cell>
          <table:table-cell table:formula="of:=[.A278]/4096" office:value-type="float" office:value="17.75" calcext:value-type="float">
            <text:p>17.75</text:p>
          </table:table-cell>
          <table:table-cell table:formula="of:=[.B278]/4096" office:value-type="float" office:value="1.99560546875" calcext:value-type="float">
            <text:p>1.99560546875</text:p>
          </table:table-cell>
        </table:table-row>
        <table:table-row table:style-name="ro1">
          <table:table-cell office:value-type="float" office:value="72960" calcext:value-type="float">
            <text:p>72960</text:p>
          </table:table-cell>
          <table:table-cell office:value-type="float" office:value="8219" calcext:value-type="float">
            <text:p>8219</text:p>
          </table:table-cell>
          <table:table-cell table:formula="of:=[.A279]/4096" office:value-type="float" office:value="17.8125" calcext:value-type="float">
            <text:p>17.8125</text:p>
          </table:table-cell>
          <table:table-cell table:formula="of:=[.B279]/4096" office:value-type="float" office:value="2.006591796875" calcext:value-type="float">
            <text:p>2.006591796875</text:p>
          </table:table-cell>
        </table:table-row>
        <table:table-row table:style-name="ro1">
          <table:table-cell office:value-type="float" office:value="73216" calcext:value-type="float">
            <text:p>73216</text:p>
          </table:table-cell>
          <table:table-cell office:value-type="float" office:value="8261" calcext:value-type="float">
            <text:p>8261</text:p>
          </table:table-cell>
          <table:table-cell table:formula="of:=[.A280]/4096" office:value-type="float" office:value="17.875" calcext:value-type="float">
            <text:p>17.875</text:p>
          </table:table-cell>
          <table:table-cell table:formula="of:=[.B280]/4096" office:value-type="float" office:value="2.016845703125" calcext:value-type="float">
            <text:p>2.016845703125</text:p>
          </table:table-cell>
        </table:table-row>
        <table:table-row table:style-name="ro1">
          <table:table-cell office:value-type="float" office:value="73472" calcext:value-type="float">
            <text:p>73472</text:p>
          </table:table-cell>
          <table:table-cell office:value-type="float" office:value="8301" calcext:value-type="float">
            <text:p>8301</text:p>
          </table:table-cell>
          <table:table-cell table:formula="of:=[.A281]/4096" office:value-type="float" office:value="17.9375" calcext:value-type="float">
            <text:p>17.9375</text:p>
          </table:table-cell>
          <table:table-cell table:formula="of:=[.B281]/4096" office:value-type="float" office:value="2.026611328125" calcext:value-type="float">
            <text:p>2.026611328125</text:p>
          </table:table-cell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8338" calcext:value-type="float">
            <text:p>8338</text:p>
          </table:table-cell>
          <table:table-cell table:formula="of:=[.A282]/4096" office:value-type="float" office:value="18" calcext:value-type="float">
            <text:p>18</text:p>
          </table:table-cell>
          <table:table-cell table:formula="of:=[.B282]/4096" office:value-type="float" office:value="2.03564453125" calcext:value-type="float">
            <text:p>2.03564453125</text:p>
          </table:table-cell>
        </table:table-row>
        <table:table-row table:style-name="ro1">
          <table:table-cell office:value-type="float" office:value="73984" calcext:value-type="float">
            <text:p>73984</text:p>
          </table:table-cell>
          <table:table-cell office:value-type="float" office:value="8373" calcext:value-type="float">
            <text:p>8373</text:p>
          </table:table-cell>
          <table:table-cell table:formula="of:=[.A283]/4096" office:value-type="float" office:value="18.0625" calcext:value-type="float">
            <text:p>18.0625</text:p>
          </table:table-cell>
          <table:table-cell table:formula="of:=[.B283]/4096" office:value-type="float" office:value="2.044189453125" calcext:value-type="float">
            <text:p>2.044189453125</text:p>
          </table:table-cell>
        </table:table-row>
        <table:table-row table:style-name="ro1">
          <table:table-cell office:value-type="float" office:value="74240" calcext:value-type="float">
            <text:p>74240</text:p>
          </table:table-cell>
          <table:table-cell office:value-type="float" office:value="8406" calcext:value-type="float">
            <text:p>8406</text:p>
          </table:table-cell>
          <table:table-cell table:formula="of:=[.A284]/4096" office:value-type="float" office:value="18.125" calcext:value-type="float">
            <text:p>18.125</text:p>
          </table:table-cell>
          <table:table-cell table:formula="of:=[.B284]/4096" office:value-type="float" office:value="2.05224609375" calcext:value-type="float">
            <text:p>2.05224609375</text:p>
          </table:table-cell>
        </table:table-row>
        <table:table-row table:style-name="ro1">
          <table:table-cell office:value-type="float" office:value="74496" calcext:value-type="float">
            <text:p>74496</text:p>
          </table:table-cell>
          <table:table-cell office:value-type="float" office:value="8436" calcext:value-type="float">
            <text:p>8436</text:p>
          </table:table-cell>
          <table:table-cell table:formula="of:=[.A285]/4096" office:value-type="float" office:value="18.1875" calcext:value-type="float">
            <text:p>18.1875</text:p>
          </table:table-cell>
          <table:table-cell table:formula="of:=[.B285]/4096" office:value-type="float" office:value="2.0595703125" calcext:value-type="float">
            <text:p>2.0595703125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float" office:value="8464" calcext:value-type="float">
            <text:p>8464</text:p>
          </table:table-cell>
          <table:table-cell table:formula="of:=[.A286]/4096" office:value-type="float" office:value="18.25" calcext:value-type="float">
            <text:p>18.25</text:p>
          </table:table-cell>
          <table:table-cell table:formula="of:=[.B286]/4096" office:value-type="float" office:value="2.06640625" calcext:value-type="float">
            <text:p>2.06640625</text:p>
          </table:table-cell>
        </table:table-row>
        <table:table-row table:style-name="ro1">
          <table:table-cell office:value-type="float" office:value="75008" calcext:value-type="float">
            <text:p>75008</text:p>
          </table:table-cell>
          <table:table-cell office:value-type="float" office:value="8489" calcext:value-type="float">
            <text:p>8489</text:p>
          </table:table-cell>
          <table:table-cell table:formula="of:=[.A287]/4096" office:value-type="float" office:value="18.3125" calcext:value-type="float">
            <text:p>18.3125</text:p>
          </table:table-cell>
          <table:table-cell table:formula="of:=[.B287]/4096" office:value-type="float" office:value="2.072509765625" calcext:value-type="float">
            <text:p>2.072509765625</text:p>
          </table:table-cell>
        </table:table-row>
        <table:table-row table:style-name="ro1">
          <table:table-cell office:value-type="float" office:value="75264" calcext:value-type="float">
            <text:p>75264</text:p>
          </table:table-cell>
          <table:table-cell office:value-type="float" office:value="8512" calcext:value-type="float">
            <text:p>8512</text:p>
          </table:table-cell>
          <table:table-cell table:formula="of:=[.A288]/4096" office:value-type="float" office:value="18.375" calcext:value-type="float">
            <text:p>18.375</text:p>
          </table:table-cell>
          <table:table-cell table:formula="of:=[.B288]/4096" office:value-type="float" office:value="2.078125" calcext:value-type="float">
            <text:p>2.078125</text:p>
          </table:table-cell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8532" calcext:value-type="float">
            <text:p>8532</text:p>
          </table:table-cell>
          <table:table-cell table:formula="of:=[.A289]/4096" office:value-type="float" office:value="18.4375" calcext:value-type="float">
            <text:p>18.4375</text:p>
          </table:table-cell>
          <table:table-cell table:formula="of:=[.B289]/4096" office:value-type="float" office:value="2.0830078125" calcext:value-type="float">
            <text:p>2.0830078125</text:p>
          </table:table-cell>
        </table:table-row>
        <table:table-row table:style-name="ro1">
          <table:table-cell office:value-type="float" office:value="75776" calcext:value-type="float">
            <text:p>75776</text:p>
          </table:table-cell>
          <table:table-cell office:value-type="float" office:value="8550" calcext:value-type="float">
            <text:p>8550</text:p>
          </table:table-cell>
          <table:table-cell table:formula="of:=[.A290]/4096" office:value-type="float" office:value="18.5" calcext:value-type="float">
            <text:p>18.5</text:p>
          </table:table-cell>
          <table:table-cell table:formula="of:=[.B290]/4096" office:value-type="float" office:value="2.08740234375" calcext:value-type="float">
            <text:p>2.08740234375</text:p>
          </table:table-cell>
        </table:table-row>
        <table:table-row table:style-name="ro1">
          <table:table-cell office:value-type="float" office:value="76032" calcext:value-type="float">
            <text:p>76032</text:p>
          </table:table-cell>
          <table:table-cell office:value-type="float" office:value="8565" calcext:value-type="float">
            <text:p>8565</text:p>
          </table:table-cell>
          <table:table-cell table:formula="of:=[.A291]/4096" office:value-type="float" office:value="18.5625" calcext:value-type="float">
            <text:p>18.5625</text:p>
          </table:table-cell>
          <table:table-cell table:formula="of:=[.B291]/4096" office:value-type="float" office:value="2.091064453125" calcext:value-type="float">
            <text:p>2.091064453125</text:p>
          </table:table-cell>
        </table:table-row>
        <table:table-row table:style-name="ro1">
          <table:table-cell office:value-type="float" office:value="76288" calcext:value-type="float">
            <text:p>76288</text:p>
          </table:table-cell>
          <table:table-cell office:value-type="float" office:value="8578" calcext:value-type="float">
            <text:p>8578</text:p>
          </table:table-cell>
          <table:table-cell table:formula="of:=[.A292]/4096" office:value-type="float" office:value="18.625" calcext:value-type="float">
            <text:p>18.625</text:p>
          </table:table-cell>
          <table:table-cell table:formula="of:=[.B292]/4096" office:value-type="float" office:value="2.09423828125" calcext:value-type="float">
            <text:p>2.09423828125</text:p>
          </table:table-cell>
        </table:table-row>
        <table:table-row table:style-name="ro1">
          <table:table-cell office:value-type="float" office:value="76544" calcext:value-type="float">
            <text:p>76544</text:p>
          </table:table-cell>
          <table:table-cell office:value-type="float" office:value="8588" calcext:value-type="float">
            <text:p>8588</text:p>
          </table:table-cell>
          <table:table-cell table:formula="of:=[.A293]/4096" office:value-type="float" office:value="18.6875" calcext:value-type="float">
            <text:p>18.6875</text:p>
          </table:table-cell>
          <table:table-cell table:formula="of:=[.B293]/4096" office:value-type="float" office:value="2.0966796875" calcext:value-type="float">
            <text:p>2.096679687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8596" calcext:value-type="float">
            <text:p>8596</text:p>
          </table:table-cell>
          <table:table-cell table:formula="of:=[.A294]/4096" office:value-type="float" office:value="18.75" calcext:value-type="float">
            <text:p>18.75</text:p>
          </table:table-cell>
          <table:table-cell table:formula="of:=[.B294]/4096" office:value-type="float" office:value="2.0986328125" calcext:value-type="float">
            <text:p>2.0986328125</text:p>
          </table:table-cell>
        </table:table-row>
        <table:table-row table:style-name="ro1">
          <table:table-cell office:value-type="float" office:value="77056" calcext:value-type="float">
            <text:p>77056</text:p>
          </table:table-cell>
          <table:table-cell office:value-type="float" office:value="8602" calcext:value-type="float">
            <text:p>8602</text:p>
          </table:table-cell>
          <table:table-cell table:formula="of:=[.A295]/4096" office:value-type="float" office:value="18.8125" calcext:value-type="float">
            <text:p>18.8125</text:p>
          </table:table-cell>
          <table:table-cell table:formula="of:=[.B295]/4096" office:value-type="float" office:value="2.10009765625" calcext:value-type="float">
            <text:p>2.10009765625</text:p>
          </table:table-cell>
        </table:table-row>
        <table:table-row table:style-name="ro1">
          <table:table-cell office:value-type="float" office:value="77312" calcext:value-type="float">
            <text:p>77312</text:p>
          </table:table-cell>
          <table:table-cell office:value-type="float" office:value="8605" calcext:value-type="float">
            <text:p>8605</text:p>
          </table:table-cell>
          <table:table-cell table:formula="of:=[.A296]/4096" office:value-type="float" office:value="18.875" calcext:value-type="float">
            <text:p>18.875</text:p>
          </table:table-cell>
          <table:table-cell table:formula="of:=[.B296]/4096" office:value-type="float" office:value="2.100830078125" calcext:value-type="float">
            <text:p>2.100830078125</text:p>
          </table:table-cell>
        </table:table-row>
        <table:table-row table:style-name="ro1">
          <table:table-cell office:value-type="float" office:value="77568" calcext:value-type="float">
            <text:p>77568</text:p>
          </table:table-cell>
          <table:table-cell office:value-type="float" office:value="8606" calcext:value-type="float">
            <text:p>8606</text:p>
          </table:table-cell>
          <table:table-cell table:formula="of:=[.A297]/4096" office:value-type="float" office:value="18.9375" calcext:value-type="float">
            <text:p>18.9375</text:p>
          </table:table-cell>
          <table:table-cell table:formula="of:=[.B297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8606" calcext:value-type="float">
            <text:p>8606</text:p>
          </table:table-cell>
          <table:table-cell table:formula="of:=[.A298]/4096" office:value-type="float" office:value="19" calcext:value-type="float">
            <text:p>19</text:p>
          </table:table-cell>
          <table:table-cell table:formula="of:=[.B298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8080" calcext:value-type="float">
            <text:p>78080</text:p>
          </table:table-cell>
          <table:table-cell office:value-type="float" office:value="8604" calcext:value-type="float">
            <text:p>8604</text:p>
          </table:table-cell>
          <table:table-cell table:formula="of:=[.A299]/4096" office:value-type="float" office:value="19.0625" calcext:value-type="float">
            <text:p>19.0625</text:p>
          </table:table-cell>
          <table:table-cell table:formula="of:=[.B299]/4096" office:value-type="float" office:value="2.1005859375" calcext:value-type="float">
            <text:p>2.1005859375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float" office:value="8600" calcext:value-type="float">
            <text:p>8600</text:p>
          </table:table-cell>
          <table:table-cell table:formula="of:=[.A300]/4096" office:value-type="float" office:value="19.125" calcext:value-type="float">
            <text:p>19.125</text:p>
          </table:table-cell>
          <table:table-cell table:formula="of:=[.B300]/4096" office:value-type="float" office:value="2.099609375" calcext:value-type="float">
            <text:p>2.099609375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float" office:value="8593" calcext:value-type="float">
            <text:p>8593</text:p>
          </table:table-cell>
          <table:table-cell table:formula="of:=[.A301]/4096" office:value-type="float" office:value="19.1875" calcext:value-type="float">
            <text:p>19.1875</text:p>
          </table:table-cell>
          <table:table-cell table:formula="of:=[.B301]/4096" office:value-type="float" office:value="2.097900390625" calcext:value-type="float">
            <text:p>2.097900390625</text:p>
          </table:table-cell>
        </table:table-row>
        <table:table-row table:style-name="ro1">
          <table:table-cell office:value-type="float" office:value="78848" calcext:value-type="float">
            <text:p>78848</text:p>
          </table:table-cell>
          <table:table-cell office:value-type="float" office:value="8584" calcext:value-type="float">
            <text:p>8584</text:p>
          </table:table-cell>
          <table:table-cell table:formula="of:=[.A302]/4096" office:value-type="float" office:value="19.25" calcext:value-type="float">
            <text:p>19.25</text:p>
          </table:table-cell>
          <table:table-cell table:formula="of:=[.B302]/4096" office:value-type="float" office:value="2.095703125" calcext:value-type="float">
            <text:p>2.095703125</text:p>
          </table:table-cell>
        </table:table-row>
        <table:table-row table:style-name="ro1">
          <table:table-cell office:value-type="float" office:value="79104" calcext:value-type="float">
            <text:p>79104</text:p>
          </table:table-cell>
          <table:table-cell office:value-type="float" office:value="8572" calcext:value-type="float">
            <text:p>8572</text:p>
          </table:table-cell>
          <table:table-cell table:formula="of:=[.A303]/4096" office:value-type="float" office:value="19.3125" calcext:value-type="float">
            <text:p>19.3125</text:p>
          </table:table-cell>
          <table:table-cell table:formula="of:=[.B303]/4096" office:value-type="float" office:value="2.0927734375" calcext:value-type="float">
            <text:p>2.0927734375</text:p>
          </table:table-cell>
        </table:table-row>
        <table:table-row table:style-name="ro1">
          <table:table-cell office:value-type="float" office:value="79360" calcext:value-type="float">
            <text:p>79360</text:p>
          </table:table-cell>
          <table:table-cell office:value-type="float" office:value="8558" calcext:value-type="float">
            <text:p>8558</text:p>
          </table:table-cell>
          <table:table-cell table:formula="of:=[.A304]/4096" office:value-type="float" office:value="19.375" calcext:value-type="float">
            <text:p>19.375</text:p>
          </table:table-cell>
          <table:table-cell table:formula="of:=[.B304]/4096" office:value-type="float" office:value="2.08935546875" calcext:value-type="float">
            <text:p>2.08935546875</text:p>
          </table:table-cell>
        </table:table-row>
        <table:table-row table:style-name="ro1">
          <table:table-cell office:value-type="float" office:value="79616" calcext:value-type="float">
            <text:p>79616</text:p>
          </table:table-cell>
          <table:table-cell office:value-type="float" office:value="8541" calcext:value-type="float">
            <text:p>8541</text:p>
          </table:table-cell>
          <table:table-cell table:formula="of:=[.A305]/4096" office:value-type="float" office:value="19.4375" calcext:value-type="float">
            <text:p>19.4375</text:p>
          </table:table-cell>
          <table:table-cell table:formula="of:=[.B305]/4096" office:value-type="float" office:value="2.085205078125" calcext:value-type="float">
            <text:p>2.085205078125</text:p>
          </table:table-cell>
        </table:table-row>
        <table:table-row table:style-name="ro1">
          <table:table-cell office:value-type="float" office:value="79872" calcext:value-type="float">
            <text:p>79872</text:p>
          </table:table-cell>
          <table:table-cell office:value-type="float" office:value="8522" calcext:value-type="float">
            <text:p>8522</text:p>
          </table:table-cell>
          <table:table-cell table:formula="of:=[.A306]/4096" office:value-type="float" office:value="19.5" calcext:value-type="float">
            <text:p>19.5</text:p>
          </table:table-cell>
          <table:table-cell table:formula="of:=[.B306]/4096" office:value-type="float" office:value="2.08056640625" calcext:value-type="float">
            <text:p>2.08056640625</text:p>
          </table:table-cell>
        </table:table-row>
        <table:table-row table:style-name="ro1">
          <table:table-cell office:value-type="float" office:value="80128" calcext:value-type="float">
            <text:p>80128</text:p>
          </table:table-cell>
          <table:table-cell office:value-type="float" office:value="8500" calcext:value-type="float">
            <text:p>8500</text:p>
          </table:table-cell>
          <table:table-cell table:formula="of:=[.A307]/4096" office:value-type="float" office:value="19.5625" calcext:value-type="float">
            <text:p>19.5625</text:p>
          </table:table-cell>
          <table:table-cell table:formula="of:=[.B307]/4096" office:value-type="float" office:value="2.0751953125" calcext:value-type="float">
            <text:p>2.0751953125</text:p>
          </table:table-cell>
        </table:table-row>
        <table:table-row table:style-name="ro1">
          <table:table-cell office:value-type="float" office:value="80384" calcext:value-type="float">
            <text:p>80384</text:p>
          </table:table-cell>
          <table:table-cell office:value-type="float" office:value="8476" calcext:value-type="float">
            <text:p>8476</text:p>
          </table:table-cell>
          <table:table-cell table:formula="of:=[.A308]/4096" office:value-type="float" office:value="19.625" calcext:value-type="float">
            <text:p>19.625</text:p>
          </table:table-cell>
          <table:table-cell table:formula="of:=[.B308]/4096" office:value-type="float" office:value="2.0693359375" calcext:value-type="float">
            <text:p>2.0693359375</text:p>
          </table:table-cell>
        </table:table-row>
        <table:table-row table:style-name="ro1">
          <table:table-cell office:value-type="float" office:value="80640" calcext:value-type="float">
            <text:p>80640</text:p>
          </table:table-cell>
          <table:table-cell office:value-type="float" office:value="8450" calcext:value-type="float">
            <text:p>8450</text:p>
          </table:table-cell>
          <table:table-cell table:formula="of:=[.A309]/4096" office:value-type="float" office:value="19.6875" calcext:value-type="float">
            <text:p>19.6875</text:p>
          </table:table-cell>
          <table:table-cell table:formula="of:=[.B309]/4096" office:value-type="float" office:value="2.06298828125" calcext:value-type="float">
            <text:p>2.06298828125</text:p>
          </table:table-cell>
        </table:table-row>
        <table:table-row table:style-name="ro1">
          <table:table-cell office:value-type="float" office:value="80896" calcext:value-type="float">
            <text:p>80896</text:p>
          </table:table-cell>
          <table:table-cell office:value-type="float" office:value="8421" calcext:value-type="float">
            <text:p>8421</text:p>
          </table:table-cell>
          <table:table-cell table:formula="of:=[.A310]/4096" office:value-type="float" office:value="19.75" calcext:value-type="float">
            <text:p>19.75</text:p>
          </table:table-cell>
          <table:table-cell table:formula="of:=[.B310]/4096" office:value-type="float" office:value="2.055908203125" calcext:value-type="float">
            <text:p>2.055908203125</text:p>
          </table:table-cell>
        </table:table-row>
        <table:table-row table:style-name="ro1">
          <table:table-cell office:value-type="float" office:value="81152" calcext:value-type="float">
            <text:p>81152</text:p>
          </table:table-cell>
          <table:table-cell office:value-type="float" office:value="8390" calcext:value-type="float">
            <text:p>8390</text:p>
          </table:table-cell>
          <table:table-cell table:formula="of:=[.A311]/4096" office:value-type="float" office:value="19.8125" calcext:value-type="float">
            <text:p>19.8125</text:p>
          </table:table-cell>
          <table:table-cell table:formula="of:=[.B311]/4096" office:value-type="float" office:value="2.04833984375" calcext:value-type="float">
            <text:p>2.04833984375</text:p>
          </table:table-cell>
        </table:table-row>
        <table:table-row table:style-name="ro1">
          <table:table-cell office:value-type="float" office:value="81408" calcext:value-type="float">
            <text:p>81408</text:p>
          </table:table-cell>
          <table:table-cell office:value-type="float" office:value="8356" calcext:value-type="float">
            <text:p>8356</text:p>
          </table:table-cell>
          <table:table-cell table:formula="of:=[.A312]/4096" office:value-type="float" office:value="19.875" calcext:value-type="float">
            <text:p>19.875</text:p>
          </table:table-cell>
          <table:table-cell table:formula="of:=[.B312]/4096" office:value-type="float" office:value="2.0400390625" calcext:value-type="float">
            <text:p>2.0400390625</text:p>
          </table:table-cell>
        </table:table-row>
        <table:table-row table:style-name="ro1">
          <table:table-cell office:value-type="float" office:value="81664" calcext:value-type="float">
            <text:p>81664</text:p>
          </table:table-cell>
          <table:table-cell office:value-type="float" office:value="8320" calcext:value-type="float">
            <text:p>8320</text:p>
          </table:table-cell>
          <table:table-cell table:formula="of:=[.A313]/4096" office:value-type="float" office:value="19.9375" calcext:value-type="float">
            <text:p>19.9375</text:p>
          </table:table-cell>
          <table:table-cell table:formula="of:=[.B313]/4096" office:value-type="float" office:value="2.03125" calcext:value-type="float">
            <text:p>2.03125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8281" calcext:value-type="float">
            <text:p>8281</text:p>
          </table:table-cell>
          <table:table-cell table:formula="of:=[.A314]/4096" office:value-type="float" office:value="20" calcext:value-type="float">
            <text:p>20</text:p>
          </table:table-cell>
          <table:table-cell table:formula="of:=[.B314]/4096" office:value-type="float" office:value="2.021728515625" calcext:value-type="float">
            <text:p>2.021728515625</text:p>
          </table:table-cell>
        </table:table-row>
        <table:table-row table:style-name="ro1">
          <table:table-cell office:value-type="float" office:value="82176" calcext:value-type="float">
            <text:p>82176</text:p>
          </table:table-cell>
          <table:table-cell office:value-type="float" office:value="8240" calcext:value-type="float">
            <text:p>8240</text:p>
          </table:table-cell>
          <table:table-cell table:formula="of:=[.A315]/4096" office:value-type="float" office:value="20.0625" calcext:value-type="float">
            <text:p>20.0625</text:p>
          </table:table-cell>
          <table:table-cell table:formula="of:=[.B315]/4096" office:value-type="float" office:value="2.01171875" calcext:value-type="float">
            <text:p>2.01171875</text:p>
          </table:table-cell>
        </table:table-row>
        <table:table-row table:style-name="ro1">
          <table:table-cell office:value-type="float" office:value="82432" calcext:value-type="float">
            <text:p>82432</text:p>
          </table:table-cell>
          <table:table-cell office:value-type="float" office:value="8196" calcext:value-type="float">
            <text:p>8196</text:p>
          </table:table-cell>
          <table:table-cell table:formula="of:=[.A316]/4096" office:value-type="float" office:value="20.125" calcext:value-type="float">
            <text:p>20.125</text:p>
          </table:table-cell>
          <table:table-cell table:formula="of:=[.B316]/4096" office:value-type="float" office:value="2.0009765625" calcext:value-type="float">
            <text:p>2.0009765625</text:p>
          </table:table-cell>
        </table:table-row>
        <table:table-row table:style-name="ro1">
          <table:table-cell office:value-type="float" office:value="82688" calcext:value-type="float">
            <text:p>82688</text:p>
          </table:table-cell>
          <table:table-cell office:value-type="float" office:value="8150" calcext:value-type="float">
            <text:p>8150</text:p>
          </table:table-cell>
          <table:table-cell table:formula="of:=[.A317]/4096" office:value-type="float" office:value="20.1875" calcext:value-type="float">
            <text:p>20.1875</text:p>
          </table:table-cell>
          <table:table-cell table:formula="of:=[.B317]/4096" office:value-type="float" office:value="1.98974609375" calcext:value-type="float">
            <text:p>1.98974609375</text:p>
          </table:table-cell>
        </table:table-row>
        <table:table-row table:style-name="ro1">
          <table:table-cell office:value-type="float" office:value="82944" calcext:value-type="float">
            <text:p>82944</text:p>
          </table:table-cell>
          <table:table-cell office:value-type="float" office:value="8101" calcext:value-type="float">
            <text:p>8101</text:p>
          </table:table-cell>
          <table:table-cell table:formula="of:=[.A318]/4096" office:value-type="float" office:value="20.25" calcext:value-type="float">
            <text:p>20.25</text:p>
          </table:table-cell>
          <table:table-cell table:formula="of:=[.B318]/4096" office:value-type="float" office:value="1.977783203125" calcext:value-type="float">
            <text:p>1.977783203125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8050" calcext:value-type="float">
            <text:p>8050</text:p>
          </table:table-cell>
          <table:table-cell table:formula="of:=[.A319]/4096" office:value-type="float" office:value="20.3125" calcext:value-type="float">
            <text:p>20.3125</text:p>
          </table:table-cell>
          <table:table-cell table:formula="of:=[.B319]/4096" office:value-type="float" office:value="1.96533203125" calcext:value-type="float">
            <text:p>1.96533203125</text:p>
          </table:table-cell>
        </table:table-row>
        <table:table-row table:style-name="ro1">
          <table:table-cell office:value-type="float" office:value="83456" calcext:value-type="float">
            <text:p>83456</text:p>
          </table:table-cell>
          <table:table-cell office:value-type="float" office:value="7997" calcext:value-type="float">
            <text:p>7997</text:p>
          </table:table-cell>
          <table:table-cell table:formula="of:=[.A320]/4096" office:value-type="float" office:value="20.375" calcext:value-type="float">
            <text:p>20.375</text:p>
          </table:table-cell>
          <table:table-cell table:formula="of:=[.B320]/4096" office:value-type="float" office:value="1.952392578125" calcext:value-type="float">
            <text:p>1.952392578125</text:p>
          </table:table-cell>
        </table:table-row>
        <table:table-row table:style-name="ro1">
          <table:table-cell office:value-type="float" office:value="83712" calcext:value-type="float">
            <text:p>83712</text:p>
          </table:table-cell>
          <table:table-cell office:value-type="float" office:value="7941" calcext:value-type="float">
            <text:p>7941</text:p>
          </table:table-cell>
          <table:table-cell table:formula="of:=[.A321]/4096" office:value-type="float" office:value="20.4375" calcext:value-type="float">
            <text:p>20.4375</text:p>
          </table:table-cell>
          <table:table-cell table:formula="of:=[.B321]/4096" office:value-type="float" office:value="1.938720703125" calcext:value-type="float">
            <text:p>1.938720703125</text:p>
          </table:table-cell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7883" calcext:value-type="float">
            <text:p>7883</text:p>
          </table:table-cell>
          <table:table-cell table:formula="of:=[.A322]/4096" office:value-type="float" office:value="20.5" calcext:value-type="float">
            <text:p>20.5</text:p>
          </table:table-cell>
          <table:table-cell table:formula="of:=[.B322]/4096" office:value-type="float" office:value="1.924560546875" calcext:value-type="float">
            <text:p>1.924560546875</text:p>
          </table:table-cell>
        </table:table-row>
        <table:table-row table:style-name="ro1">
          <table:table-cell office:value-type="float" office:value="84224" calcext:value-type="float">
            <text:p>84224</text:p>
          </table:table-cell>
          <table:table-cell office:value-type="float" office:value="7822" calcext:value-type="float">
            <text:p>7822</text:p>
          </table:table-cell>
          <table:table-cell table:formula="of:=[.A323]/4096" office:value-type="float" office:value="20.5625" calcext:value-type="float">
            <text:p>20.5625</text:p>
          </table:table-cell>
          <table:table-cell table:formula="of:=[.B323]/4096" office:value-type="float" office:value="1.90966796875" calcext:value-type="float">
            <text:p>1.90966796875</text:p>
          </table:table-cell>
        </table:table-row>
        <table:table-row table:style-name="ro1">
          <table:table-cell office:value-type="float" office:value="84480" calcext:value-type="float">
            <text:p>84480</text:p>
          </table:table-cell>
          <table:table-cell office:value-type="float" office:value="7759" calcext:value-type="float">
            <text:p>7759</text:p>
          </table:table-cell>
          <table:table-cell table:formula="of:=[.A324]/4096" office:value-type="float" office:value="20.625" calcext:value-type="float">
            <text:p>20.625</text:p>
          </table:table-cell>
          <table:table-cell table:formula="of:=[.B324]/4096" office:value-type="float" office:value="1.894287109375" calcext:value-type="float">
            <text:p>1.894287109375</text:p>
          </table:table-cell>
        </table:table-row>
        <table:table-row table:style-name="ro1">
          <table:table-cell office:value-type="float" office:value="84736" calcext:value-type="float">
            <text:p>84736</text:p>
          </table:table-cell>
          <table:table-cell office:value-type="float" office:value="7693" calcext:value-type="float">
            <text:p>7693</text:p>
          </table:table-cell>
          <table:table-cell table:formula="of:=[.A325]/4096" office:value-type="float" office:value="20.6875" calcext:value-type="float">
            <text:p>20.6875</text:p>
          </table:table-cell>
          <table:table-cell table:formula="of:=[.B325]/4096" office:value-type="float" office:value="1.878173828125" calcext:value-type="float">
            <text:p>1.878173828125</text:p>
          </table:table-cell>
        </table:table-row>
        <table:table-row table:style-name="ro1">
          <table:table-cell office:value-type="float" office:value="84992" calcext:value-type="float">
            <text:p>84992</text:p>
          </table:table-cell>
          <table:table-cell office:value-type="float" office:value="7625" calcext:value-type="float">
            <text:p>7625</text:p>
          </table:table-cell>
          <table:table-cell table:formula="of:=[.A326]/4096" office:value-type="float" office:value="20.75" calcext:value-type="float">
            <text:p>20.75</text:p>
          </table:table-cell>
          <table:table-cell table:formula="of:=[.B326]/4096" office:value-type="float" office:value="1.861572265625" calcext:value-type="float">
            <text:p>1.861572265625</text:p>
          </table:table-cell>
        </table:table-row>
        <table:table-row table:style-name="ro1">
          <table:table-cell office:value-type="float" office:value="85248" calcext:value-type="float">
            <text:p>85248</text:p>
          </table:table-cell>
          <table:table-cell office:value-type="float" office:value="7554" calcext:value-type="float">
            <text:p>7554</text:p>
          </table:table-cell>
          <table:table-cell table:formula="of:=[.A327]/4096" office:value-type="float" office:value="20.8125" calcext:value-type="float">
            <text:p>20.8125</text:p>
          </table:table-cell>
          <table:table-cell table:formula="of:=[.B327]/4096" office:value-type="float" office:value="1.84423828125" calcext:value-type="float">
            <text:p>1.84423828125</text:p>
          </table:table-cell>
        </table:table-row>
        <table:table-row table:style-name="ro1">
          <table:table-cell office:value-type="float" office:value="85504" calcext:value-type="float">
            <text:p>85504</text:p>
          </table:table-cell>
          <table:table-cell office:value-type="float" office:value="7481" calcext:value-type="float">
            <text:p>7481</text:p>
          </table:table-cell>
          <table:table-cell table:formula="of:=[.A328]/4096" office:value-type="float" office:value="20.875" calcext:value-type="float">
            <text:p>20.875</text:p>
          </table:table-cell>
          <table:table-cell table:formula="of:=[.B328]/4096" office:value-type="float" office:value="1.826416015625" calcext:value-type="float">
            <text:p>1.826416015625</text:p>
          </table:table-cell>
        </table:table-row>
        <table:table-row table:style-name="ro1">
          <table:table-cell office:value-type="float" office:value="85760" calcext:value-type="float">
            <text:p>85760</text:p>
          </table:table-cell>
          <table:table-cell office:value-type="float" office:value="7405" calcext:value-type="float">
            <text:p>7405</text:p>
          </table:table-cell>
          <table:table-cell table:formula="of:=[.A329]/4096" office:value-type="float" office:value="20.9375" calcext:value-type="float">
            <text:p>20.9375</text:p>
          </table:table-cell>
          <table:table-cell table:formula="of:=[.B329]/4096" office:value-type="float" office:value="1.807861328125" calcext:value-type="float">
            <text:p>1.807861328125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7327" calcext:value-type="float">
            <text:p>7327</text:p>
          </table:table-cell>
          <table:table-cell table:formula="of:=[.A330]/4096" office:value-type="float" office:value="21" calcext:value-type="float">
            <text:p>21</text:p>
          </table:table-cell>
          <table:table-cell table:formula="of:=[.B330]/4096" office:value-type="float" office:value="1.788818359375" calcext:value-type="float">
            <text:p>1.788818359375</text:p>
          </table:table-cell>
        </table:table-row>
        <table:table-row table:style-name="ro1">
          <table:table-cell office:value-type="float" office:value="86272" calcext:value-type="float">
            <text:p>86272</text:p>
          </table:table-cell>
          <table:table-cell office:value-type="float" office:value="7247" calcext:value-type="float">
            <text:p>7247</text:p>
          </table:table-cell>
          <table:table-cell table:formula="of:=[.A331]/4096" office:value-type="float" office:value="21.0625" calcext:value-type="float">
            <text:p>21.0625</text:p>
          </table:table-cell>
          <table:table-cell table:formula="of:=[.B331]/4096" office:value-type="float" office:value="1.769287109375" calcext:value-type="float">
            <text:p>1.769287109375</text:p>
          </table:table-cell>
        </table:table-row>
        <table:table-row table:style-name="ro1">
          <table:table-cell office:value-type="float" office:value="86528" calcext:value-type="float">
            <text:p>86528</text:p>
          </table:table-cell>
          <table:table-cell office:value-type="float" office:value="7164" calcext:value-type="float">
            <text:p>7164</text:p>
          </table:table-cell>
          <table:table-cell table:formula="of:=[.A332]/4096" office:value-type="float" office:value="21.125" calcext:value-type="float">
            <text:p>21.125</text:p>
          </table:table-cell>
          <table:table-cell table:formula="of:=[.B332]/4096" office:value-type="float" office:value="1.7490234375" calcext:value-type="float">
            <text:p>1.7490234375</text:p>
          </table:table-cell>
        </table:table-row>
        <table:table-row table:style-name="ro1">
          <table:table-cell office:value-type="float" office:value="86784" calcext:value-type="float">
            <text:p>86784</text:p>
          </table:table-cell>
          <table:table-cell office:value-type="float" office:value="7079" calcext:value-type="float">
            <text:p>7079</text:p>
          </table:table-cell>
          <table:table-cell table:formula="of:=[.A333]/4096" office:value-type="float" office:value="21.1875" calcext:value-type="float">
            <text:p>21.1875</text:p>
          </table:table-cell>
          <table:table-cell table:formula="of:=[.B333]/4096" office:value-type="float" office:value="1.728271484375" calcext:value-type="float">
            <text:p>1.728271484375</text:p>
          </table:table-cell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6991" calcext:value-type="float">
            <text:p>6991</text:p>
          </table:table-cell>
          <table:table-cell table:formula="of:=[.A334]/4096" office:value-type="float" office:value="21.25" calcext:value-type="float">
            <text:p>21.25</text:p>
          </table:table-cell>
          <table:table-cell table:formula="of:=[.B334]/4096" office:value-type="float" office:value="1.706787109375" calcext:value-type="float">
            <text:p>1.706787109375</text:p>
          </table:table-cell>
        </table:table-row>
        <table:table-row table:style-name="ro1">
          <table:table-cell office:value-type="float" office:value="87296" calcext:value-type="float">
            <text:p>87296</text:p>
          </table:table-cell>
          <table:table-cell office:value-type="float" office:value="6901" calcext:value-type="float">
            <text:p>6901</text:p>
          </table:table-cell>
          <table:table-cell table:formula="of:=[.A335]/4096" office:value-type="float" office:value="21.3125" calcext:value-type="float">
            <text:p>21.3125</text:p>
          </table:table-cell>
          <table:table-cell table:formula="of:=[.B335]/4096" office:value-type="float" office:value="1.684814453125" calcext:value-type="float">
            <text:p>1.684814453125</text:p>
          </table:table-cell>
        </table:table-row>
        <table:table-row table:style-name="ro1">
          <table:table-cell office:value-type="float" office:value="87552" calcext:value-type="float">
            <text:p>87552</text:p>
          </table:table-cell>
          <table:table-cell office:value-type="float" office:value="6808" calcext:value-type="float">
            <text:p>6808</text:p>
          </table:table-cell>
          <table:table-cell table:formula="of:=[.A336]/4096" office:value-type="float" office:value="21.375" calcext:value-type="float">
            <text:p>21.375</text:p>
          </table:table-cell>
          <table:table-cell table:formula="of:=[.B336]/4096" office:value-type="float" office:value="1.662109375" calcext:value-type="float">
            <text:p>1.662109375</text:p>
          </table:table-cell>
        </table:table-row>
        <table:table-row table:style-name="ro1">
          <table:table-cell office:value-type="float" office:value="87808" calcext:value-type="float">
            <text:p>87808</text:p>
          </table:table-cell>
          <table:table-cell office:value-type="float" office:value="6713" calcext:value-type="float">
            <text:p>6713</text:p>
          </table:table-cell>
          <table:table-cell table:formula="of:=[.A337]/4096" office:value-type="float" office:value="21.4375" calcext:value-type="float">
            <text:p>21.4375</text:p>
          </table:table-cell>
          <table:table-cell table:formula="of:=[.B337]/4096" office:value-type="float" office:value="1.638916015625" calcext:value-type="float">
            <text:p>1.638916015625</text:p>
          </table:table-cell>
        </table:table-row>
        <table:table-row table:style-name="ro1">
          <table:table-cell office:value-type="float" office:value="88064" calcext:value-type="float">
            <text:p>88064</text:p>
          </table:table-cell>
          <table:table-cell office:value-type="float" office:value="6615" calcext:value-type="float">
            <text:p>6615</text:p>
          </table:table-cell>
          <table:table-cell table:formula="of:=[.A338]/4096" office:value-type="float" office:value="21.5" calcext:value-type="float">
            <text:p>21.5</text:p>
          </table:table-cell>
          <table:table-cell table:formula="of:=[.B338]/4096" office:value-type="float" office:value="1.614990234375" calcext:value-type="float">
            <text:p>1.614990234375</text:p>
          </table:table-cell>
        </table:table-row>
        <table:table-row table:style-name="ro1">
          <table:table-cell office:value-type="float" office:value="88320" calcext:value-type="float">
            <text:p>88320</text:p>
          </table:table-cell>
          <table:table-cell office:value-type="float" office:value="6515" calcext:value-type="float">
            <text:p>6515</text:p>
          </table:table-cell>
          <table:table-cell table:formula="of:=[.A339]/4096" office:value-type="float" office:value="21.5625" calcext:value-type="float">
            <text:p>21.5625</text:p>
          </table:table-cell>
          <table:table-cell table:formula="of:=[.B339]/4096" office:value-type="float" office:value="1.590576171875" calcext:value-type="float">
            <text:p>1.590576171875</text:p>
          </table:table-cell>
        </table:table-row>
        <table:table-row table:style-name="ro1">
          <table:table-cell office:value-type="float" office:value="88576" calcext:value-type="float">
            <text:p>88576</text:p>
          </table:table-cell>
          <table:table-cell office:value-type="float" office:value="6412" calcext:value-type="float">
            <text:p>6412</text:p>
          </table:table-cell>
          <table:table-cell table:formula="of:=[.A340]/4096" office:value-type="float" office:value="21.625" calcext:value-type="float">
            <text:p>21.625</text:p>
          </table:table-cell>
          <table:table-cell table:formula="of:=[.B340]/4096" office:value-type="float" office:value="1.5654296875" calcext:value-type="float">
            <text:p>1.5654296875</text:p>
          </table:table-cell>
        </table:table-row>
        <table:table-row table:style-name="ro1">
          <table:table-cell office:value-type="float" office:value="88832" calcext:value-type="float">
            <text:p>88832</text:p>
          </table:table-cell>
          <table:table-cell office:value-type="float" office:value="6307" calcext:value-type="float">
            <text:p>6307</text:p>
          </table:table-cell>
          <table:table-cell table:formula="of:=[.A341]/4096" office:value-type="float" office:value="21.6875" calcext:value-type="float">
            <text:p>21.6875</text:p>
          </table:table-cell>
          <table:table-cell table:formula="of:=[.B341]/4096" office:value-type="float" office:value="1.539794921875" calcext:value-type="float">
            <text:p>1.539794921875</text:p>
          </table:table-cell>
        </table:table-row>
        <table:table-row table:style-name="ro1">
          <table:table-cell office:value-type="float" office:value="89088" calcext:value-type="float">
            <text:p>89088</text:p>
          </table:table-cell>
          <table:table-cell office:value-type="float" office:value="6200" calcext:value-type="float">
            <text:p>6200</text:p>
          </table:table-cell>
          <table:table-cell table:formula="of:=[.A342]/4096" office:value-type="float" office:value="21.75" calcext:value-type="float">
            <text:p>21.75</text:p>
          </table:table-cell>
          <table:table-cell table:formula="of:=[.B342]/4096" office:value-type="float" office:value="1.513671875" calcext:value-type="float">
            <text:p>1.513671875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float" office:value="6090" calcext:value-type="float">
            <text:p>6090</text:p>
          </table:table-cell>
          <table:table-cell table:formula="of:=[.A343]/4096" office:value-type="float" office:value="21.8125" calcext:value-type="float">
            <text:p>21.8125</text:p>
          </table:table-cell>
          <table:table-cell table:formula="of:=[.B343]/4096" office:value-type="float" office:value="1.48681640625" calcext:value-type="float">
            <text:p>1.48681640625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5978" calcext:value-type="float">
            <text:p>5978</text:p>
          </table:table-cell>
          <table:table-cell table:formula="of:=[.A344]/4096" office:value-type="float" office:value="21.875" calcext:value-type="float">
            <text:p>21.875</text:p>
          </table:table-cell>
          <table:table-cell table:formula="of:=[.B344]/4096" office:value-type="float" office:value="1.45947265625" calcext:value-type="float">
            <text:p>1.45947265625</text:p>
          </table:table-cell>
        </table:table-row>
        <table:table-row table:style-name="ro1">
          <table:table-cell office:value-type="float" office:value="89856" calcext:value-type="float">
            <text:p>89856</text:p>
          </table:table-cell>
          <table:table-cell office:value-type="float" office:value="5863" calcext:value-type="float">
            <text:p>5863</text:p>
          </table:table-cell>
          <table:table-cell table:formula="of:=[.A345]/4096" office:value-type="float" office:value="21.9375" calcext:value-type="float">
            <text:p>21.9375</text:p>
          </table:table-cell>
          <table:table-cell table:formula="of:=[.B345]/4096" office:value-type="float" office:value="1.431396484375" calcext:value-type="float">
            <text:p>1.431396484375</text:p>
          </table:table-cell>
        </table:table-row>
        <table:table-row table:style-name="ro1">
          <table:table-cell office:value-type="float" office:value="90112" calcext:value-type="float">
            <text:p>90112</text:p>
          </table:table-cell>
          <table:table-cell office:value-type="float" office:value="5746" calcext:value-type="float">
            <text:p>5746</text:p>
          </table:table-cell>
          <table:table-cell table:formula="of:=[.A346]/4096" office:value-type="float" office:value="22" calcext:value-type="float">
            <text:p>22</text:p>
          </table:table-cell>
          <table:table-cell table:formula="of:=[.B346]/4096" office:value-type="float" office:value="1.40283203125" calcext:value-type="float">
            <text:p>1.40283203125</text:p>
          </table:table-cell>
        </table:table-row>
        <table:table-row table:style-name="ro1">
          <table:table-cell office:value-type="float" office:value="90368" calcext:value-type="float">
            <text:p>90368</text:p>
          </table:table-cell>
          <table:table-cell office:value-type="float" office:value="5626" calcext:value-type="float">
            <text:p>5626</text:p>
          </table:table-cell>
          <table:table-cell table:formula="of:=[.A347]/4096" office:value-type="float" office:value="22.0625" calcext:value-type="float">
            <text:p>22.0625</text:p>
          </table:table-cell>
          <table:table-cell table:formula="of:=[.B347]/4096" office:value-type="float" office:value="1.37353515625" calcext:value-type="float">
            <text:p>1.37353515625</text:p>
          </table:table-cell>
        </table:table-row>
        <table:table-row table:style-name="ro1">
          <table:table-cell office:value-type="float" office:value="90624" calcext:value-type="float">
            <text:p>90624</text:p>
          </table:table-cell>
          <table:table-cell office:value-type="float" office:value="5504" calcext:value-type="float">
            <text:p>5504</text:p>
          </table:table-cell>
          <table:table-cell table:formula="of:=[.A348]/4096" office:value-type="float" office:value="22.125" calcext:value-type="float">
            <text:p>22.125</text:p>
          </table:table-cell>
          <table:table-cell table:formula="of:=[.B348]/4096"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90880" calcext:value-type="float">
            <text:p>90880</text:p>
          </table:table-cell>
          <table:table-cell office:value-type="float" office:value="5379" calcext:value-type="float">
            <text:p>5379</text:p>
          </table:table-cell>
          <table:table-cell table:formula="of:=[.A349]/4096" office:value-type="float" office:value="22.1875" calcext:value-type="float">
            <text:p>22.1875</text:p>
          </table:table-cell>
          <table:table-cell table:formula="of:=[.B349]/4096" office:value-type="float" office:value="1.313232421875" calcext:value-type="float">
            <text:p>1.313232421875</text:p>
          </table:table-cell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float" office:value="5252" calcext:value-type="float">
            <text:p>5252</text:p>
          </table:table-cell>
          <table:table-cell table:formula="of:=[.A350]/4096" office:value-type="float" office:value="22.25" calcext:value-type="float">
            <text:p>22.25</text:p>
          </table:table-cell>
          <table:table-cell table:formula="of:=[.B350]/4096" office:value-type="float" office:value="1.2822265625" calcext:value-type="float">
            <text:p>1.2822265625</text:p>
          </table:table-cell>
        </table:table-row>
        <table:table-row table:style-name="ro1">
          <table:table-cell office:value-type="float" office:value="91392" calcext:value-type="float">
            <text:p>91392</text:p>
          </table:table-cell>
          <table:table-cell office:value-type="float" office:value="5122" calcext:value-type="float">
            <text:p>5122</text:p>
          </table:table-cell>
          <table:table-cell table:formula="of:=[.A351]/4096" office:value-type="float" office:value="22.3125" calcext:value-type="float">
            <text:p>22.3125</text:p>
          </table:table-cell>
          <table:table-cell table:formula="of:=[.B351]/4096" office:value-type="float" office:value="1.25048828125" calcext:value-type="float">
            <text:p>1.25048828125</text:p>
          </table:table-cell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4990" calcext:value-type="float">
            <text:p>4990</text:p>
          </table:table-cell>
          <table:table-cell table:formula="of:=[.A352]/4096" office:value-type="float" office:value="22.375" calcext:value-type="float">
            <text:p>22.375</text:p>
          </table:table-cell>
          <table:table-cell table:formula="of:=[.B352]/4096" office:value-type="float" office:value="1.21826171875" calcext:value-type="float">
            <text:p>1.21826171875</text:p>
          </table:table-cell>
        </table:table-row>
        <table:table-row table:style-name="ro1">
          <table:table-cell office:value-type="float" office:value="91904" calcext:value-type="float">
            <text:p>91904</text:p>
          </table:table-cell>
          <table:table-cell office:value-type="float" office:value="4856" calcext:value-type="float">
            <text:p>4856</text:p>
          </table:table-cell>
          <table:table-cell table:formula="of:=[.A353]/4096" office:value-type="float" office:value="22.4375" calcext:value-type="float">
            <text:p>22.4375</text:p>
          </table:table-cell>
          <table:table-cell table:formula="of:=[.B353]/4096" office:value-type="float" office:value="1.185546875" calcext:value-type="float">
            <text:p>1.185546875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4719" calcext:value-type="float">
            <text:p>4719</text:p>
          </table:table-cell>
          <table:table-cell table:formula="of:=[.A354]/4096" office:value-type="float" office:value="22.5" calcext:value-type="float">
            <text:p>22.5</text:p>
          </table:table-cell>
          <table:table-cell table:formula="of:=[.B354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92416" calcext:value-type="float">
            <text:p>92416</text:p>
          </table:table-cell>
          <table:table-cell office:value-type="float" office:value="4580" calcext:value-type="float">
            <text:p>4580</text:p>
          </table:table-cell>
          <table:table-cell table:formula="of:=[.A355]/4096" office:value-type="float" office:value="22.5625" calcext:value-type="float">
            <text:p>22.5625</text:p>
          </table:table-cell>
          <table:table-cell table:formula="of:=[.B355]/4096" office:value-type="float" office:value="1.1181640625" calcext:value-type="float">
            <text:p>1.1181640625</text:p>
          </table:table-cell>
        </table:table-row>
        <table:table-row table:style-name="ro1">
          <table:table-cell office:value-type="float" office:value="92672" calcext:value-type="float">
            <text:p>92672</text:p>
          </table:table-cell>
          <table:table-cell office:value-type="float" office:value="4438" calcext:value-type="float">
            <text:p>4438</text:p>
          </table:table-cell>
          <table:table-cell table:formula="of:=[.A356]/4096" office:value-type="float" office:value="22.625" calcext:value-type="float">
            <text:p>22.625</text:p>
          </table:table-cell>
          <table:table-cell table:formula="of:=[.B356]/4096" office:value-type="float" office:value="1.08349609375" calcext:value-type="float">
            <text:p>1.08349609375</text:p>
          </table:table-cell>
        </table:table-row>
        <table:table-row table:style-name="ro1">
          <table:table-cell office:value-type="float" office:value="92928" calcext:value-type="float">
            <text:p>92928</text:p>
          </table:table-cell>
          <table:table-cell office:value-type="float" office:value="4294" calcext:value-type="float">
            <text:p>4294</text:p>
          </table:table-cell>
          <table:table-cell table:formula="of:=[.A357]/4096" office:value-type="float" office:value="22.6875" calcext:value-type="float">
            <text:p>22.6875</text:p>
          </table:table-cell>
          <table:table-cell table:formula="of:=[.B357]/4096" office:value-type="float" office:value="1.04833984375" calcext:value-type="float">
            <text:p>1.04833984375</text:p>
          </table:table-cell>
        </table:table-row>
        <table:table-row table:style-name="ro1">
          <table:table-cell office:value-type="float" office:value="93184" calcext:value-type="float">
            <text:p>93184</text:p>
          </table:table-cell>
          <table:table-cell office:value-type="float" office:value="4147" calcext:value-type="float">
            <text:p>4147</text:p>
          </table:table-cell>
          <table:table-cell table:formula="of:=[.A358]/4096" office:value-type="float" office:value="22.75" calcext:value-type="float">
            <text:p>22.75</text:p>
          </table:table-cell>
          <table:table-cell table:formula="of:=[.B358]/4096" office:value-type="float" office:value="1.012451171875" calcext:value-type="float">
            <text:p>1.012451171875</text:p>
          </table:table-cell>
        </table:table-row>
        <table:table-row table:style-name="ro1">
          <table:table-cell office:value-type="float" office:value="93440" calcext:value-type="float">
            <text:p>93440</text:p>
          </table:table-cell>
          <table:table-cell office:value-type="float" office:value="3998" calcext:value-type="float">
            <text:p>3998</text:p>
          </table:table-cell>
          <table:table-cell table:formula="of:=[.A359]/4096" office:value-type="float" office:value="22.8125" calcext:value-type="float">
            <text:p>22.8125</text:p>
          </table:table-cell>
          <table:table-cell table:formula="of:=[.B359]/4096" office:value-type="float" office:value="0.97607421875" calcext:value-type="float">
            <text:p>0.97607421875</text:p>
          </table:table-cell>
        </table:table-row>
        <table:table-row table:style-name="ro1">
          <table:table-cell office:value-type="float" office:value="93696" calcext:value-type="float">
            <text:p>93696</text:p>
          </table:table-cell>
          <table:table-cell office:value-type="float" office:value="3846" calcext:value-type="float">
            <text:p>3846</text:p>
          </table:table-cell>
          <table:table-cell table:formula="of:=[.A360]/4096" office:value-type="float" office:value="22.875" calcext:value-type="float">
            <text:p>22.875</text:p>
          </table:table-cell>
          <table:table-cell table:formula="of:=[.B360]/4096" office:value-type="float" office:value="0.93896484375" calcext:value-type="float">
            <text:p>0.93896484375</text:p>
          </table:table-cell>
        </table:table-row>
        <table:table-row table:style-name="ro1">
          <table:table-cell office:value-type="float" office:value="93952" calcext:value-type="float">
            <text:p>93952</text:p>
          </table:table-cell>
          <table:table-cell office:value-type="float" office:value="3692" calcext:value-type="float">
            <text:p>3692</text:p>
          </table:table-cell>
          <table:table-cell table:formula="of:=[.A361]/4096" office:value-type="float" office:value="22.9375" calcext:value-type="float">
            <text:p>22.9375</text:p>
          </table:table-cell>
          <table:table-cell table:formula="of:=[.B361]/4096" office:value-type="float" office:value="0.9013671875" calcext:value-type="float">
            <text:p>0.9013671875</text:p>
          </table:table-cell>
        </table:table-row>
        <table:table-row table:style-name="ro1">
          <table:table-cell office:value-type="float" office:value="94208" calcext:value-type="float">
            <text:p>94208</text:p>
          </table:table-cell>
          <table:table-cell office:value-type="float" office:value="3535" calcext:value-type="float">
            <text:p>3535</text:p>
          </table:table-cell>
          <table:table-cell table:formula="of:=[.A362]/4096" office:value-type="float" office:value="23" calcext:value-type="float">
            <text:p>23</text:p>
          </table:table-cell>
          <table:table-cell table:formula="of:=[.B36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94464" calcext:value-type="float">
            <text:p>94464</text:p>
          </table:table-cell>
          <table:table-cell office:value-type="float" office:value="3376" calcext:value-type="float">
            <text:p>3376</text:p>
          </table:table-cell>
          <table:table-cell table:formula="of:=[.A363]/4096" office:value-type="float" office:value="23.0625" calcext:value-type="float">
            <text:p>23.0625</text:p>
          </table:table-cell>
          <table:table-cell table:formula="of:=[.B363]/4096" office:value-type="float" office:value="0.82421875" calcext:value-type="float">
            <text:p>0.82421875</text:p>
          </table:table-cell>
        </table:table-row>
        <table:table-row table:style-name="ro1">
          <table:table-cell office:value-type="float" office:value="94720" calcext:value-type="float">
            <text:p>94720</text:p>
          </table:table-cell>
          <table:table-cell office:value-type="float" office:value="3215" calcext:value-type="float">
            <text:p>3215</text:p>
          </table:table-cell>
          <table:table-cell table:formula="of:=[.A364]/4096" office:value-type="float" office:value="23.125" calcext:value-type="float">
            <text:p>23.125</text:p>
          </table:table-cell>
          <table:table-cell table:formula="of:=[.B36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94976" calcext:value-type="float">
            <text:p>94976</text:p>
          </table:table-cell>
          <table:table-cell office:value-type="float" office:value="3051" calcext:value-type="float">
            <text:p>3051</text:p>
          </table:table-cell>
          <table:table-cell table:formula="of:=[.A365]/4096" office:value-type="float" office:value="23.1875" calcext:value-type="float">
            <text:p>23.1875</text:p>
          </table:table-cell>
          <table:table-cell table:formula="of:=[.B365]/4096" office:value-type="float" office:value="0.744873046875" calcext:value-type="float">
            <text:p>0.74487304687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2885" calcext:value-type="float">
            <text:p>2885</text:p>
          </table:table-cell>
          <table:table-cell table:formula="of:=[.A366]/4096" office:value-type="float" office:value="23.25" calcext:value-type="float">
            <text:p>23.25</text:p>
          </table:table-cell>
          <table:table-cell table:formula="of:=[.B366]/4096" office:value-type="float" office:value="0.704345703125" calcext:value-type="float">
            <text:p>0.704345703125</text:p>
          </table:table-cell>
        </table:table-row>
        <table:table-row table:style-name="ro1">
          <table:table-cell office:value-type="float" office:value="95488" calcext:value-type="float">
            <text:p>95488</text:p>
          </table:table-cell>
          <table:table-cell office:value-type="float" office:value="2716" calcext:value-type="float">
            <text:p>2716</text:p>
          </table:table-cell>
          <table:table-cell table:formula="of:=[.A367]/4096" office:value-type="float" office:value="23.3125" calcext:value-type="float">
            <text:p>23.3125</text:p>
          </table:table-cell>
          <table:table-cell table:formula="of:=[.B367]/4096" office:value-type="float" office:value="0.6630859375" calcext:value-type="float">
            <text:p>0.6630859375</text:p>
          </table:table-cell>
        </table:table-row>
        <table:table-row table:style-name="ro1">
          <table:table-cell office:value-type="float" office:value="95744" calcext:value-type="float">
            <text:p>95744</text:p>
          </table:table-cell>
          <table:table-cell office:value-type="float" office:value="2545" calcext:value-type="float">
            <text:p>2545</text:p>
          </table:table-cell>
          <table:table-cell table:formula="of:=[.A368]/4096" office:value-type="float" office:value="23.375" calcext:value-type="float">
            <text:p>23.375</text:p>
          </table:table-cell>
          <table:table-cell table:formula="of:=[.B368]/4096" office:value-type="float" office:value="0.621337890625" calcext:value-type="float">
            <text:p>0.6213378906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71" calcext:value-type="float">
            <text:p>2371</text:p>
          </table:table-cell>
          <table:table-cell table:formula="of:=[.A369]/4096" office:value-type="float" office:value="23.4375" calcext:value-type="float">
            <text:p>23.4375</text:p>
          </table:table-cell>
          <table:table-cell table:formula="of:=[.B369]/4096" office:value-type="float" office:value="0.578857421875" calcext:value-type="float">
            <text:p>0.578857421875</text:p>
          </table:table-cell>
        </table:table-row>
        <table:table-row table:style-name="ro1">
          <table:table-cell office:value-type="float" office:value="96256" calcext:value-type="float">
            <text:p>96256</text:p>
          </table:table-cell>
          <table:table-cell office:value-type="float" office:value="2195" calcext:value-type="float">
            <text:p>2195</text:p>
          </table:table-cell>
          <table:table-cell table:formula="of:=[.A370]/4096" office:value-type="float" office:value="23.5" calcext:value-type="float">
            <text:p>23.5</text:p>
          </table:table-cell>
          <table:table-cell table:formula="of:=[.B370]/4096" office:value-type="float" office:value="0.535888671875" calcext:value-type="float">
            <text:p>0.535888671875</text:p>
          </table:table-cell>
        </table:table-row>
        <table:table-row table:style-name="ro1">
          <table:table-cell office:value-type="float" office:value="96512" calcext:value-type="float">
            <text:p>96512</text:p>
          </table:table-cell>
          <table:table-cell office:value-type="float" office:value="2016" calcext:value-type="float">
            <text:p>2016</text:p>
          </table:table-cell>
          <table:table-cell table:formula="of:=[.A371]/4096" office:value-type="float" office:value="23.5625" calcext:value-type="float">
            <text:p>23.5625</text:p>
          </table:table-cell>
          <table:table-cell table:formula="of:=[.B371]/4096" office:value-type="float" office:value="0.4921875" calcext:value-type="float">
            <text:p>0.4921875</text:p>
          </table:table-cell>
        </table:table-row>
        <table:table-row table:style-name="ro1">
          <table:table-cell office:value-type="float" office:value="96768" calcext:value-type="float">
            <text:p>96768</text:p>
          </table:table-cell>
          <table:table-cell office:value-type="float" office:value="1835" calcext:value-type="float">
            <text:p>1835</text:p>
          </table:table-cell>
          <table:table-cell table:formula="of:=[.A372]/4096" office:value-type="float" office:value="23.625" calcext:value-type="float">
            <text:p>23.625</text:p>
          </table:table-cell>
          <table:table-cell table:formula="of:=[.B372]/4096" office:value-type="float" office:value="0.447998046875" calcext:value-type="float">
            <text:p>0.447998046875</text:p>
          </table:table-cell>
        </table:table-row>
        <table:table-row table:style-name="ro1">
          <table:table-cell office:value-type="float" office:value="97024" calcext:value-type="float">
            <text:p>97024</text:p>
          </table:table-cell>
          <table:table-cell office:value-type="float" office:value="1652" calcext:value-type="float">
            <text:p>1652</text:p>
          </table:table-cell>
          <table:table-cell table:formula="of:=[.A373]/4096" office:value-type="float" office:value="23.6875" calcext:value-type="float">
            <text:p>23.6875</text:p>
          </table:table-cell>
          <table:table-cell table:formula="of:=[.B373]/4096" office:value-type="float" office:value="0.4033203125" calcext:value-type="float">
            <text:p>0.4033203125</text:p>
          </table:table-cell>
        </table:table-row>
        <table:table-row table:style-name="ro1">
          <table:table-cell office:value-type="float" office:value="97280" calcext:value-type="float">
            <text:p>97280</text:p>
          </table:table-cell>
          <table:table-cell office:value-type="float" office:value="1466" calcext:value-type="float">
            <text:p>1466</text:p>
          </table:table-cell>
          <table:table-cell table:formula="of:=[.A374]/4096" office:value-type="float" office:value="23.75" calcext:value-type="float">
            <text:p>23.75</text:p>
          </table:table-cell>
          <table:table-cell table:formula="of:=[.B374]/4096" office:value-type="float" office:value="0.35791015625" calcext:value-type="float">
            <text:p>0.35791015625</text:p>
          </table:table-cell>
        </table:table-row>
        <table:table-row table:style-name="ro1">
          <table:table-cell office:value-type="float" office:value="97536" calcext:value-type="float">
            <text:p>97536</text:p>
          </table:table-cell>
          <table:table-cell office:value-type="float" office:value="1278" calcext:value-type="float">
            <text:p>1278</text:p>
          </table:table-cell>
          <table:table-cell table:formula="of:=[.A375]/4096" office:value-type="float" office:value="23.8125" calcext:value-type="float">
            <text:p>23.8125</text:p>
          </table:table-cell>
          <table:table-cell table:formula="of:=[.B375]/4096" office:value-type="float" office:value="0.31201171875" calcext:value-type="float">
            <text:p>0.31201171875</text:p>
          </table:table-cell>
        </table:table-row>
        <table:table-row table:style-name="ro1">
          <table:table-cell office:value-type="float" office:value="97792" calcext:value-type="float">
            <text:p>97792</text:p>
          </table:table-cell>
          <table:table-cell office:value-type="float" office:value="1087" calcext:value-type="float">
            <text:p>1087</text:p>
          </table:table-cell>
          <table:table-cell table:formula="of:=[.A376]/4096" office:value-type="float" office:value="23.875" calcext:value-type="float">
            <text:p>23.875</text:p>
          </table:table-cell>
          <table:table-cell table:formula="of:=[.B376]/4096" office:value-type="float" office:value="0.265380859375" calcext:value-type="float">
            <text:p>0.265380859375</text:p>
          </table:table-cell>
        </table:table-row>
        <table:table-row table:style-name="ro1">
          <table:table-cell office:value-type="float" office:value="98048" calcext:value-type="float">
            <text:p>98048</text:p>
          </table:table-cell>
          <table:table-cell office:value-type="float" office:value="894" calcext:value-type="float">
            <text:p>894</text:p>
          </table:table-cell>
          <table:table-cell table:formula="of:=[.A377]/4096" office:value-type="float" office:value="23.9375" calcext:value-type="float">
            <text:p>23.9375</text:p>
          </table:table-cell>
          <table:table-cell table:formula="of:=[.B377]/4096" office:value-type="float" office:value="0.21826171875" calcext:value-type="float">
            <text:p>0.21826171875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698" calcext:value-type="float">
            <text:p>698</text:p>
          </table:table-cell>
          <table:table-cell table:formula="of:=[.A378]/4096" office:value-type="float" office:value="24" calcext:value-type="float">
            <text:p>24</text:p>
          </table:table-cell>
          <table:table-cell table:formula="of:=[.B378]/4096" office:value-type="float" office:value="0.17041015625" calcext:value-type="float">
            <text:p>0.17041015625</text:p>
          </table:table-cell>
        </table:table-row>
        <table:table-row table:style-name="ro1">
          <table:table-cell office:value-type="float" office:value="98560" calcext:value-type="float">
            <text:p>98560</text:p>
          </table:table-cell>
          <table:table-cell office:value-type="float" office:value="500" calcext:value-type="float">
            <text:p>500</text:p>
          </table:table-cell>
          <table:table-cell table:formula="of:=[.A379]/4096" office:value-type="float" office:value="24.0625" calcext:value-type="float">
            <text:p>24.0625</text:p>
          </table:table-cell>
          <table:table-cell table:formula="of:=[.B379]/4096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98816" calcext:value-type="float">
            <text:p>98816</text:p>
          </table:table-cell>
          <table:table-cell office:value-type="float" office:value="299" calcext:value-type="float">
            <text:p>299</text:p>
          </table:table-cell>
          <table:table-cell table:formula="of:=[.A380]/4096" office:value-type="float" office:value="24.125" calcext:value-type="float">
            <text:p>24.125</text:p>
          </table:table-cell>
          <table:table-cell table:formula="of:=[.B380]/4096" office:value-type="float" office:value="0.072998046875" calcext:value-type="float">
            <text:p>0.072998046875</text:p>
          </table:table-cell>
        </table:table-row>
        <table:table-row table:style-name="ro1">
          <table:table-cell office:value-type="float" office:value="99072" calcext:value-type="float">
            <text:p>99072</text:p>
          </table:table-cell>
          <table:table-cell office:value-type="float" office:value="96" calcext:value-type="float">
            <text:p>96</text:p>
          </table:table-cell>
          <table:table-cell table:formula="of:=[.A381]/4096" office:value-type="float" office:value="24.1875" calcext:value-type="float">
            <text:p>24.1875</text:p>
          </table:table-cell>
          <table:table-cell table:formula="of:=[.B3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99328" calcext:value-type="float">
            <text:p>99328</text:p>
          </table:table-cell>
          <table:table-cell office:value-type="float" office:value="0" calcext:value-type="float">
            <text:p>0</text:p>
          </table:table-cell>
          <table:table-cell table:formula="of:=[.A382]/4096" office:value-type="float" office:value="24.25" calcext:value-type="float">
            <text:p>24.25</text:p>
          </table:table-cell>
          <table:table-cell table:formula="of:=[.B38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76" calcext:value-type="float">
            <text:p>101376</text:p>
          </table:table-cell>
          <table:table-cell office:value-type="float" office:value="0" calcext:value-type="float">
            <text:p>0</text:p>
          </table:table-cell>
          <table:table-cell table:formula="of:=[.A383]/4096" office:value-type="float" office:value="24.75" calcext:value-type="float">
            <text:p>24.75</text:p>
          </table:table-cell>
          <table:table-cell table:formula="of:=[.B38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32" calcext:value-type="float">
            <text:p>101632</text:p>
          </table:table-cell>
          <table:table-cell office:value-type="float" office:value="163" calcext:value-type="float">
            <text:p>163</text:p>
          </table:table-cell>
          <table:table-cell table:formula="of:=[.A384]/4096" office:value-type="float" office:value="24.8125" calcext:value-type="float">
            <text:p>24.8125</text:p>
          </table:table-cell>
          <table:table-cell table:formula="of:=[.B384]/4096" office:value-type="float" office:value="0.039794921875" calcext:value-type="float">
            <text:p>0.039794921875</text:p>
          </table:table-cell>
        </table:table-row>
        <table:table-row table:style-name="ro1">
          <table:table-cell office:value-type="float" office:value="101888" calcext:value-type="float">
            <text:p>101888</text:p>
          </table:table-cell>
          <table:table-cell office:value-type="float" office:value="324" calcext:value-type="float">
            <text:p>324</text:p>
          </table:table-cell>
          <table:table-cell table:formula="of:=[.A385]/4096" office:value-type="float" office:value="24.875" calcext:value-type="float">
            <text:p>24.875</text:p>
          </table:table-cell>
          <table:table-cell table:formula="of:=[.B385]/4096" office:value-type="float" office:value="0.0791015625" calcext:value-type="float">
            <text:p>0.0791015625</text:p>
          </table:table-cell>
        </table:table-row>
        <table:table-row table:style-name="ro1">
          <table:table-cell office:value-type="float" office:value="102144" calcext:value-type="float">
            <text:p>102144</text:p>
          </table:table-cell>
          <table:table-cell office:value-type="float" office:value="482" calcext:value-type="float">
            <text:p>482</text:p>
          </table:table-cell>
          <table:table-cell table:formula="of:=[.A386]/4096" office:value-type="float" office:value="24.9375" calcext:value-type="float">
            <text:p>24.9375</text:p>
          </table:table-cell>
          <table:table-cell table:formula="of:=[.B386]/4096" office:value-type="float" office:value="0.11767578125" calcext:value-type="float">
            <text:p>0.11767578125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638" calcext:value-type="float">
            <text:p>638</text:p>
          </table:table-cell>
          <table:table-cell table:formula="of:=[.A387]/4096" office:value-type="float" office:value="25" calcext:value-type="float">
            <text:p>25</text:p>
          </table:table-cell>
          <table:table-cell table:formula="of:=[.B387]/4096" office:value-type="float" office:value="0.15576171875" calcext:value-type="float">
            <text:p>0.15576171875</text:p>
          </table:table-cell>
        </table:table-row>
        <table:table-row table:style-name="ro1">
          <table:table-cell office:value-type="float" office:value="102656" calcext:value-type="float">
            <text:p>102656</text:p>
          </table:table-cell>
          <table:table-cell office:value-type="float" office:value="791" calcext:value-type="float">
            <text:p>791</text:p>
          </table:table-cell>
          <table:table-cell table:formula="of:=[.A388]/4096" office:value-type="float" office:value="25.0625" calcext:value-type="float">
            <text:p>25.0625</text:p>
          </table:table-cell>
          <table:table-cell table:formula="of:=[.B388]/4096" office:value-type="float" office:value="0.193115234375" calcext:value-type="float">
            <text:p>0.193115234375</text:p>
          </table:table-cell>
        </table:table-row>
        <table:table-row table:style-name="ro1">
          <table:table-cell office:value-type="float" office:value="102912" calcext:value-type="float">
            <text:p>102912</text:p>
          </table:table-cell>
          <table:table-cell office:value-type="float" office:value="942" calcext:value-type="float">
            <text:p>942</text:p>
          </table:table-cell>
          <table:table-cell table:formula="of:=[.A389]/4096" office:value-type="float" office:value="25.125" calcext:value-type="float">
            <text:p>25.125</text:p>
          </table:table-cell>
          <table:table-cell table:formula="of:=[.B389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03168" calcext:value-type="float">
            <text:p>103168</text:p>
          </table:table-cell>
          <table:table-cell office:value-type="float" office:value="1091" calcext:value-type="float">
            <text:p>1091</text:p>
          </table:table-cell>
          <table:table-cell table:formula="of:=[.A390]/4096" office:value-type="float" office:value="25.1875" calcext:value-type="float">
            <text:p>25.1875</text:p>
          </table:table-cell>
          <table:table-cell table:formula="of:=[.B390]/4096" office:value-type="float" office:value="0.266357421875" calcext:value-type="float">
            <text:p>0.266357421875</text:p>
          </table:table-cell>
        </table:table-row>
        <table:table-row table:style-name="ro1">
          <table:table-cell office:value-type="float" office:value="103424" calcext:value-type="float">
            <text:p>103424</text:p>
          </table:table-cell>
          <table:table-cell office:value-type="float" office:value="1237" calcext:value-type="float">
            <text:p>1237</text:p>
          </table:table-cell>
          <table:table-cell table:formula="of:=[.A391]/4096" office:value-type="float" office:value="25.25" calcext:value-type="float">
            <text:p>25.25</text:p>
          </table:table-cell>
          <table:table-cell table:formula="of:=[.B391]/4096" office:value-type="float" office:value="0.302001953125" calcext:value-type="float">
            <text:p>0.302001953125</text:p>
          </table:table-cell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float" office:value="1381" calcext:value-type="float">
            <text:p>1381</text:p>
          </table:table-cell>
          <table:table-cell table:formula="of:=[.A392]/4096" office:value-type="float" office:value="25.3125" calcext:value-type="float">
            <text:p>25.3125</text:p>
          </table:table-cell>
          <table:table-cell table:formula="of:=[.B392]/4096" office:value-type="float" office:value="0.337158203125" calcext:value-type="float">
            <text:p>0.337158203125</text:p>
          </table:table-cell>
        </table:table-row>
        <table:table-row table:style-name="ro1">
          <table:table-cell office:value-type="float" office:value="103936" calcext:value-type="float">
            <text:p>103936</text:p>
          </table:table-cell>
          <table:table-cell office:value-type="float" office:value="1522" calcext:value-type="float">
            <text:p>1522</text:p>
          </table:table-cell>
          <table:table-cell table:formula="of:=[.A393]/4096" office:value-type="float" office:value="25.375" calcext:value-type="float">
            <text:p>25.375</text:p>
          </table:table-cell>
          <table:table-cell table:formula="of:=[.B393]/4096" office:value-type="float" office:value="0.37158203125" calcext:value-type="float">
            <text:p>0.37158203125</text:p>
          </table:table-cell>
        </table:table-row>
        <table:table-row table:style-name="ro1">
          <table:table-cell office:value-type="float" office:value="104192" calcext:value-type="float">
            <text:p>104192</text:p>
          </table:table-cell>
          <table:table-cell office:value-type="float" office:value="1661" calcext:value-type="float">
            <text:p>1661</text:p>
          </table:table-cell>
          <table:table-cell table:formula="of:=[.A394]/4096" office:value-type="float" office:value="25.4375" calcext:value-type="float">
            <text:p>25.4375</text:p>
          </table:table-cell>
          <table:table-cell table:formula="of:=[.B394]/4096" office:value-type="float" office:value="0.405517578125" calcext:value-type="float">
            <text:p>0.405517578125</text:p>
          </table:table-cell>
        </table:table-row>
        <table:table-row table:style-name="ro1">
          <table:table-cell office:value-type="float" office:value="104448" calcext:value-type="float">
            <text:p>104448</text:p>
          </table:table-cell>
          <table:table-cell office:value-type="float" office:value="1797" calcext:value-type="float">
            <text:p>1797</text:p>
          </table:table-cell>
          <table:table-cell table:formula="of:=[.A395]/4096" office:value-type="float" office:value="25.5" calcext:value-type="float">
            <text:p>25.5</text:p>
          </table:table-cell>
          <table:table-cell table:formula="of:=[.B395]/4096" office:value-type="float" office:value="0.438720703125" calcext:value-type="float">
            <text:p>0.438720703125</text:p>
          </table:table-cell>
        </table:table-row>
        <table:table-row table:style-name="ro1">
          <table:table-cell office:value-type="float" office:value="104704" calcext:value-type="float">
            <text:p>104704</text:p>
          </table:table-cell>
          <table:table-cell office:value-type="float" office:value="1931" calcext:value-type="float">
            <text:p>1931</text:p>
          </table:table-cell>
          <table:table-cell table:formula="of:=[.A396]/4096" office:value-type="float" office:value="25.5625" calcext:value-type="float">
            <text:p>25.5625</text:p>
          </table:table-cell>
          <table:table-cell table:formula="of:=[.B396]/4096" office:value-type="float" office:value="0.471435546875" calcext:value-type="float">
            <text:p>0.471435546875</text:p>
          </table:table-cell>
        </table:table-row>
        <table:table-row table:style-name="ro1">
          <table:table-cell office:value-type="float" office:value="104960" calcext:value-type="float">
            <text:p>104960</text:p>
          </table:table-cell>
          <table:table-cell office:value-type="float" office:value="2062" calcext:value-type="float">
            <text:p>2062</text:p>
          </table:table-cell>
          <table:table-cell table:formula="of:=[.A397]/4096" office:value-type="float" office:value="25.625" calcext:value-type="float">
            <text:p>25.625</text:p>
          </table:table-cell>
          <table:table-cell table:formula="of:=[.B397]/4096" office:value-type="float" office:value="0.50341796875" calcext:value-type="float">
            <text:p>0.50341796875</text:p>
          </table:table-cell>
        </table:table-row>
        <table:table-row table:style-name="ro1">
          <table:table-cell office:value-type="float" office:value="105216" calcext:value-type="float">
            <text:p>105216</text:p>
          </table:table-cell>
          <table:table-cell office:value-type="float" office:value="2191" calcext:value-type="float">
            <text:p>2191</text:p>
          </table:table-cell>
          <table:table-cell table:formula="of:=[.A398]/4096" office:value-type="float" office:value="25.6875" calcext:value-type="float">
            <text:p>25.6875</text:p>
          </table:table-cell>
          <table:table-cell table:formula="of:=[.B398]/4096" office:value-type="float" office:value="0.534912109375" calcext:value-type="float">
            <text:p>0.534912109375</text:p>
          </table:table-cell>
        </table:table-row>
        <table:table-row table:style-name="ro1">
          <table:table-cell office:value-type="float" office:value="105472" calcext:value-type="float">
            <text:p>105472</text:p>
          </table:table-cell>
          <table:table-cell office:value-type="float" office:value="2317" calcext:value-type="float">
            <text:p>2317</text:p>
          </table:table-cell>
          <table:table-cell table:formula="of:=[.A399]/4096" office:value-type="float" office:value="25.75" calcext:value-type="float">
            <text:p>25.75</text:p>
          </table:table-cell>
          <table:table-cell table:formula="of:=[.B399]/4096" office:value-type="float" office:value="0.565673828125" calcext:value-type="float">
            <text:p>0.565673828125</text:p>
          </table:table-cell>
        </table:table-row>
        <table:table-row table:style-name="ro1">
          <table:table-cell office:value-type="float" office:value="105728" calcext:value-type="float">
            <text:p>105728</text:p>
          </table:table-cell>
          <table:table-cell office:value-type="float" office:value="2441" calcext:value-type="float">
            <text:p>2441</text:p>
          </table:table-cell>
          <table:table-cell table:formula="of:=[.A400]/4096" office:value-type="float" office:value="25.8125" calcext:value-type="float">
            <text:p>25.8125</text:p>
          </table:table-cell>
          <table:table-cell table:formula="of:=[.B400]/4096" office:value-type="float" office:value="0.595947265625" calcext:value-type="float">
            <text:p>0.595947265625</text:p>
          </table:table-cell>
        </table:table-row>
        <table:table-row table:style-name="ro1">
          <table:table-cell office:value-type="float" office:value="105984" calcext:value-type="float">
            <text:p>105984</text:p>
          </table:table-cell>
          <table:table-cell office:value-type="float" office:value="2563" calcext:value-type="float">
            <text:p>2563</text:p>
          </table:table-cell>
          <table:table-cell table:formula="of:=[.A401]/4096" office:value-type="float" office:value="25.875" calcext:value-type="float">
            <text:p>25.875</text:p>
          </table:table-cell>
          <table:table-cell table:formula="of:=[.B401]/4096" office:value-type="float" office:value="0.625732421875" calcext:value-type="float">
            <text:p>0.625732421875</text:p>
          </table:table-cell>
        </table:table-row>
        <table:table-row table:style-name="ro1">
          <table:table-cell office:value-type="float" office:value="106240" calcext:value-type="float">
            <text:p>106240</text:p>
          </table:table-cell>
          <table:table-cell office:value-type="float" office:value="2682" calcext:value-type="float">
            <text:p>2682</text:p>
          </table:table-cell>
          <table:table-cell table:formula="of:=[.A402]/4096" office:value-type="float" office:value="25.9375" calcext:value-type="float">
            <text:p>25.9375</text:p>
          </table:table-cell>
          <table:table-cell table:formula="of:=[.B402]/4096" office:value-type="float" office:value="0.65478515625" calcext:value-type="float">
            <text:p>0.65478515625</text:p>
          </table:table-cell>
        </table:table-row>
        <table:table-row table:style-name="ro1">
          <table:table-cell office:value-type="float" office:value="106496" calcext:value-type="float">
            <text:p>106496</text:p>
          </table:table-cell>
          <table:table-cell office:value-type="float" office:value="2799" calcext:value-type="float">
            <text:p>2799</text:p>
          </table:table-cell>
          <table:table-cell table:formula="of:=[.A403]/4096" office:value-type="float" office:value="26" calcext:value-type="float">
            <text:p>26</text:p>
          </table:table-cell>
          <table:table-cell table:formula="of:=[.B403]/4096" office:value-type="float" office:value="0.683349609375" calcext:value-type="float">
            <text:p>0.683349609375</text:p>
          </table:table-cell>
        </table:table-row>
        <table:table-row table:style-name="ro1">
          <table:table-cell office:value-type="float" office:value="106752" calcext:value-type="float">
            <text:p>106752</text:p>
          </table:table-cell>
          <table:table-cell office:value-type="float" office:value="2913" calcext:value-type="float">
            <text:p>2913</text:p>
          </table:table-cell>
          <table:table-cell table:formula="of:=[.A404]/4096" office:value-type="float" office:value="26.0625" calcext:value-type="float">
            <text:p>26.0625</text:p>
          </table:table-cell>
          <table:table-cell table:formula="of:=[.B404]/4096" office:value-type="float" office:value="0.711181640625" calcext:value-type="float">
            <text:p>0.711181640625</text:p>
          </table:table-cell>
        </table:table-row>
        <table:table-row table:style-name="ro1">
          <table:table-cell office:value-type="float" office:value="107008" calcext:value-type="float">
            <text:p>107008</text:p>
          </table:table-cell>
          <table:table-cell office:value-type="float" office:value="3025" calcext:value-type="float">
            <text:p>3025</text:p>
          </table:table-cell>
          <table:table-cell table:formula="of:=[.A405]/4096" office:value-type="float" office:value="26.125" calcext:value-type="float">
            <text:p>26.125</text:p>
          </table:table-cell>
          <table:table-cell table:formula="of:=[.B405]/4096" office:value-type="float" office:value="0.738525390625" calcext:value-type="float">
            <text:p>0.738525390625</text:p>
          </table:table-cell>
        </table:table-row>
        <table:table-row table:style-name="ro1">
          <table:table-cell office:value-type="float" office:value="107264" calcext:value-type="float">
            <text:p>107264</text:p>
          </table:table-cell>
          <table:table-cell office:value-type="float" office:value="3134" calcext:value-type="float">
            <text:p>3134</text:p>
          </table:table-cell>
          <table:table-cell table:formula="of:=[.A406]/4096" office:value-type="float" office:value="26.1875" calcext:value-type="float">
            <text:p>26.1875</text:p>
          </table:table-cell>
          <table:table-cell table:formula="of:=[.B406]/4096" office:value-type="float" office:value="0.76513671875" calcext:value-type="float">
            <text:p>0.76513671875</text:p>
          </table:table-cell>
        </table:table-row>
        <table:table-row table:style-name="ro1">
          <table:table-cell office:value-type="float" office:value="107520" calcext:value-type="float">
            <text:p>107520</text:p>
          </table:table-cell>
          <table:table-cell office:value-type="float" office:value="3241" calcext:value-type="float">
            <text:p>3241</text:p>
          </table:table-cell>
          <table:table-cell table:formula="of:=[.A407]/4096" office:value-type="float" office:value="26.25" calcext:value-type="float">
            <text:p>26.25</text:p>
          </table:table-cell>
          <table:table-cell table:formula="of:=[.B407]/4096" office:value-type="float" office:value="0.791259765625" calcext:value-type="float">
            <text:p>0.791259765625</text:p>
          </table:table-cell>
        </table:table-row>
        <table:table-row table:style-name="ro1">
          <table:table-cell office:value-type="float" office:value="107776" calcext:value-type="float">
            <text:p>107776</text:p>
          </table:table-cell>
          <table:table-cell office:value-type="float" office:value="3345" calcext:value-type="float">
            <text:p>3345</text:p>
          </table:table-cell>
          <table:table-cell table:formula="of:=[.A408]/4096" office:value-type="float" office:value="26.3125" calcext:value-type="float">
            <text:p>26.3125</text:p>
          </table:table-cell>
          <table:table-cell table:formula="of:=[.B408]/4096" office:value-type="float" office:value="0.816650390625" calcext:value-type="float">
            <text:p>0.816650390625</text:p>
          </table:table-cell>
        </table:table-row>
        <table:table-row table:style-name="ro1">
          <table:table-cell office:value-type="float" office:value="108032" calcext:value-type="float">
            <text:p>108032</text:p>
          </table:table-cell>
          <table:table-cell office:value-type="float" office:value="3447" calcext:value-type="float">
            <text:p>3447</text:p>
          </table:table-cell>
          <table:table-cell table:formula="of:=[.A409]/4096" office:value-type="float" office:value="26.375" calcext:value-type="float">
            <text:p>26.375</text:p>
          </table:table-cell>
          <table:table-cell table:formula="of:=[.B409]/4096" office:value-type="float" office:value="0.841552734375" calcext:value-type="float">
            <text:p>0.841552734375</text:p>
          </table:table-cell>
        </table:table-row>
        <table:table-row table:style-name="ro1">
          <table:table-cell office:value-type="float" office:value="108288" calcext:value-type="float">
            <text:p>108288</text:p>
          </table:table-cell>
          <table:table-cell office:value-type="float" office:value="3546" calcext:value-type="float">
            <text:p>3546</text:p>
          </table:table-cell>
          <table:table-cell table:formula="of:=[.A410]/4096" office:value-type="float" office:value="26.4375" calcext:value-type="float">
            <text:p>26.4375</text:p>
          </table:table-cell>
          <table:table-cell table:formula="of:=[.B410]/4096" office:value-type="float" office:value="0.86572265625" calcext:value-type="float">
            <text:p>0.86572265625</text:p>
          </table:table-cell>
        </table:table-row>
        <table:table-row table:style-name="ro1">
          <table:table-cell office:value-type="float" office:value="108544" calcext:value-type="float">
            <text:p>108544</text:p>
          </table:table-cell>
          <table:table-cell office:value-type="float" office:value="3643" calcext:value-type="float">
            <text:p>3643</text:p>
          </table:table-cell>
          <table:table-cell table:formula="of:=[.A411]/4096" office:value-type="float" office:value="26.5" calcext:value-type="float">
            <text:p>26.5</text:p>
          </table:table-cell>
          <table:table-cell table:formula="of:=[.B411]/4096" office:value-type="float" office:value="0.889404296875" calcext:value-type="float">
            <text:p>0.889404296875</text:p>
          </table:table-cell>
        </table:table-row>
        <table:table-row table:style-name="ro1">
          <table:table-cell office:value-type="float" office:value="108800" calcext:value-type="float">
            <text:p>108800</text:p>
          </table:table-cell>
          <table:table-cell office:value-type="float" office:value="3738" calcext:value-type="float">
            <text:p>3738</text:p>
          </table:table-cell>
          <table:table-cell table:formula="of:=[.A412]/4096" office:value-type="float" office:value="26.5625" calcext:value-type="float">
            <text:p>26.5625</text:p>
          </table:table-cell>
          <table:table-cell table:formula="of:=[.B412]/4096" office:value-type="float" office:value="0.91259765625" calcext:value-type="float">
            <text:p>0.91259765625</text:p>
          </table:table-cell>
        </table:table-row>
        <table:table-row table:style-name="ro1">
          <table:table-cell office:value-type="float" office:value="109056" calcext:value-type="float">
            <text:p>109056</text:p>
          </table:table-cell>
          <table:table-cell office:value-type="float" office:value="3830" calcext:value-type="float">
            <text:p>3830</text:p>
          </table:table-cell>
          <table:table-cell table:formula="of:=[.A413]/4096" office:value-type="float" office:value="26.625" calcext:value-type="float">
            <text:p>26.625</text:p>
          </table:table-cell>
          <table:table-cell table:formula="of:=[.B413]/4096" office:value-type="float" office:value="0.93505859375" calcext:value-type="float">
            <text:p>0.93505859375</text:p>
          </table:table-cell>
        </table:table-row>
        <table:table-row table:style-name="ro1">
          <table:table-cell office:value-type="float" office:value="109312" calcext:value-type="float">
            <text:p>109312</text:p>
          </table:table-cell>
          <table:table-cell office:value-type="float" office:value="3920" calcext:value-type="float">
            <text:p>3920</text:p>
          </table:table-cell>
          <table:table-cell table:formula="of:=[.A414]/4096" office:value-type="float" office:value="26.6875" calcext:value-type="float">
            <text:p>26.6875</text:p>
          </table:table-cell>
          <table:table-cell table:formula="of:=[.B414]/4096" office:value-type="float" office:value="0.95703125" calcext:value-type="float">
            <text:p>0.95703125</text:p>
          </table:table-cell>
        </table:table-row>
        <table:table-row table:style-name="ro1">
          <table:table-cell office:value-type="float" office:value="109568" calcext:value-type="float">
            <text:p>109568</text:p>
          </table:table-cell>
          <table:table-cell office:value-type="float" office:value="4007" calcext:value-type="float">
            <text:p>4007</text:p>
          </table:table-cell>
          <table:table-cell table:formula="of:=[.A415]/4096" office:value-type="float" office:value="26.75" calcext:value-type="float">
            <text:p>26.75</text:p>
          </table:table-cell>
          <table:table-cell table:formula="of:=[.B415]/4096" office:value-type="float" office:value="0.978271484375" calcext:value-type="float">
            <text:p>0.978271484375</text:p>
          </table:table-cell>
        </table:table-row>
        <table:table-row table:style-name="ro1">
          <table:table-cell office:value-type="float" office:value="109824" calcext:value-type="float">
            <text:p>109824</text:p>
          </table:table-cell>
          <table:table-cell office:value-type="float" office:value="4092" calcext:value-type="float">
            <text:p>4092</text:p>
          </table:table-cell>
          <table:table-cell table:formula="of:=[.A416]/4096" office:value-type="float" office:value="26.8125" calcext:value-type="float">
            <text:p>26.8125</text:p>
          </table:table-cell>
          <table:table-cell table:formula="of:=[.B416]/4096" office:value-type="float" office:value="0.9990234375" calcext:value-type="float">
            <text:p>0.9990234375</text:p>
          </table:table-cell>
        </table:table-row>
        <table:table-row table:style-name="ro1">
          <table:table-cell office:value-type="float" office:value="110080" calcext:value-type="float">
            <text:p>110080</text:p>
          </table:table-cell>
          <table:table-cell office:value-type="float" office:value="4174" calcext:value-type="float">
            <text:p>4174</text:p>
          </table:table-cell>
          <table:table-cell table:formula="of:=[.A417]/4096" office:value-type="float" office:value="26.875" calcext:value-type="float">
            <text:p>26.875</text:p>
          </table:table-cell>
          <table:table-cell table:formula="of:=[.B417]/4096" office:value-type="float" office:value="1.01904296875" calcext:value-type="float">
            <text:p>1.01904296875</text:p>
          </table:table-cell>
        </table:table-row>
        <table:table-row table:style-name="ro1">
          <table:table-cell office:value-type="float" office:value="110336" calcext:value-type="float">
            <text:p>110336</text:p>
          </table:table-cell>
          <table:table-cell office:value-type="float" office:value="4254" calcext:value-type="float">
            <text:p>4254</text:p>
          </table:table-cell>
          <table:table-cell table:formula="of:=[.A418]/4096" office:value-type="float" office:value="26.9375" calcext:value-type="float">
            <text:p>26.9375</text:p>
          </table:table-cell>
          <table:table-cell table:formula="of:=[.B418]/4096" office:value-type="float" office:value="1.03857421875" calcext:value-type="float">
            <text:p>1.03857421875</text:p>
          </table:table-cell>
        </table:table-row>
        <table:table-row table:style-name="ro1">
          <table:table-cell office:value-type="float" office:value="110592" calcext:value-type="float">
            <text:p>110592</text:p>
          </table:table-cell>
          <table:table-cell office:value-type="float" office:value="4331" calcext:value-type="float">
            <text:p>4331</text:p>
          </table:table-cell>
          <table:table-cell table:formula="of:=[.A419]/4096" office:value-type="float" office:value="27" calcext:value-type="float">
            <text:p>27</text:p>
          </table:table-cell>
          <table:table-cell table:formula="of:=[.B419]/4096" office:value-type="float" office:value="1.057373046875" calcext:value-type="float">
            <text:p>1.057373046875</text:p>
          </table:table-cell>
        </table:table-row>
        <table:table-row table:style-name="ro1">
          <table:table-cell office:value-type="float" office:value="110848" calcext:value-type="float">
            <text:p>110848</text:p>
          </table:table-cell>
          <table:table-cell office:value-type="float" office:value="4406" calcext:value-type="float">
            <text:p>4406</text:p>
          </table:table-cell>
          <table:table-cell table:formula="of:=[.A420]/4096" office:value-type="float" office:value="27.0625" calcext:value-type="float">
            <text:p>27.0625</text:p>
          </table:table-cell>
          <table:table-cell table:formula="of:=[.B420]/4096" office:value-type="float" office:value="1.07568359375" calcext:value-type="float">
            <text:p>1.07568359375</text:p>
          </table:table-cell>
        </table:table-row>
        <table:table-row table:style-name="ro1">
          <table:table-cell office:value-type="float" office:value="111104" calcext:value-type="float">
            <text:p>111104</text:p>
          </table:table-cell>
          <table:table-cell office:value-type="float" office:value="4478" calcext:value-type="float">
            <text:p>4478</text:p>
          </table:table-cell>
          <table:table-cell table:formula="of:=[.A421]/4096" office:value-type="float" office:value="27.125" calcext:value-type="float">
            <text:p>27.125</text:p>
          </table:table-cell>
          <table:table-cell table:formula="of:=[.B421]/4096" office:value-type="float" office:value="1.09326171875" calcext:value-type="float">
            <text:p>1.09326171875</text:p>
          </table:table-cell>
        </table:table-row>
        <table:table-row table:style-name="ro1">
          <table:table-cell office:value-type="float" office:value="111360" calcext:value-type="float">
            <text:p>111360</text:p>
          </table:table-cell>
          <table:table-cell office:value-type="float" office:value="4548" calcext:value-type="float">
            <text:p>4548</text:p>
          </table:table-cell>
          <table:table-cell table:formula="of:=[.A422]/4096" office:value-type="float" office:value="27.1875" calcext:value-type="float">
            <text:p>27.1875</text:p>
          </table:table-cell>
          <table:table-cell table:formula="of:=[.B422]/4096" office:value-type="float" office:value="1.1103515625" calcext:value-type="float">
            <text:p>1.1103515625</text:p>
          </table:table-cell>
        </table:table-row>
        <table:table-row table:style-name="ro1">
          <table:table-cell office:value-type="float" office:value="111616" calcext:value-type="float">
            <text:p>111616</text:p>
          </table:table-cell>
          <table:table-cell office:value-type="float" office:value="4616" calcext:value-type="float">
            <text:p>4616</text:p>
          </table:table-cell>
          <table:table-cell table:formula="of:=[.A423]/4096" office:value-type="float" office:value="27.25" calcext:value-type="float">
            <text:p>27.25</text:p>
          </table:table-cell>
          <table:table-cell table:formula="of:=[.B423]/4096" office:value-type="float" office:value="1.126953125" calcext:value-type="float">
            <text:p>1.126953125</text:p>
          </table:table-cell>
        </table:table-row>
        <table:table-row table:style-name="ro1">
          <table:table-cell office:value-type="float" office:value="111872" calcext:value-type="float">
            <text:p>111872</text:p>
          </table:table-cell>
          <table:table-cell office:value-type="float" office:value="4681" calcext:value-type="float">
            <text:p>4681</text:p>
          </table:table-cell>
          <table:table-cell table:formula="of:=[.A424]/4096" office:value-type="float" office:value="27.3125" calcext:value-type="float">
            <text:p>27.3125</text:p>
          </table:table-cell>
          <table:table-cell table:formula="of:=[.B424]/4096" office:value-type="float" office:value="1.142822265625" calcext:value-type="float">
            <text:p>1.142822265625</text:p>
          </table:table-cell>
        </table:table-row>
        <table:table-row table:style-name="ro1">
          <table:table-cell office:value-type="float" office:value="112128" calcext:value-type="float">
            <text:p>112128</text:p>
          </table:table-cell>
          <table:table-cell office:value-type="float" office:value="4744" calcext:value-type="float">
            <text:p>4744</text:p>
          </table:table-cell>
          <table:table-cell table:formula="of:=[.A425]/4096" office:value-type="float" office:value="27.375" calcext:value-type="float">
            <text:p>27.375</text:p>
          </table:table-cell>
          <table:table-cell table:formula="of:=[.B425]/4096" office:value-type="float" office:value="1.158203125" calcext:value-type="float">
            <text:p>1.158203125</text:p>
          </table:table-cell>
        </table:table-row>
        <table:table-row table:style-name="ro1">
          <table:table-cell office:value-type="float" office:value="112384" calcext:value-type="float">
            <text:p>112384</text:p>
          </table:table-cell>
          <table:table-cell office:value-type="float" office:value="4804" calcext:value-type="float">
            <text:p>4804</text:p>
          </table:table-cell>
          <table:table-cell table:formula="of:=[.A426]/4096" office:value-type="float" office:value="27.4375" calcext:value-type="float">
            <text:p>27.4375</text:p>
          </table:table-cell>
          <table:table-cell table:formula="of:=[.B426]/4096" office:value-type="float" office:value="1.1728515625" calcext:value-type="float">
            <text:p>1.1728515625</text:p>
          </table:table-cell>
        </table:table-row>
        <table:table-row table:style-name="ro1">
          <table:table-cell office:value-type="float" office:value="112640" calcext:value-type="float">
            <text:p>112640</text:p>
          </table:table-cell>
          <table:table-cell office:value-type="float" office:value="4862" calcext:value-type="float">
            <text:p>4862</text:p>
          </table:table-cell>
          <table:table-cell table:formula="of:=[.A427]/4096" office:value-type="float" office:value="27.5" calcext:value-type="float">
            <text:p>27.5</text:p>
          </table:table-cell>
          <table:table-cell table:formula="of:=[.B427]/4096" office:value-type="float" office:value="1.18701171875" calcext:value-type="float">
            <text:p>1.18701171875</text:p>
          </table:table-cell>
        </table:table-row>
        <table:table-row table:style-name="ro1">
          <table:table-cell office:value-type="float" office:value="112896" calcext:value-type="float">
            <text:p>112896</text:p>
          </table:table-cell>
          <table:table-cell office:value-type="float" office:value="4917" calcext:value-type="float">
            <text:p>4917</text:p>
          </table:table-cell>
          <table:table-cell table:formula="of:=[.A428]/4096" office:value-type="float" office:value="27.5625" calcext:value-type="float">
            <text:p>27.5625</text:p>
          </table:table-cell>
          <table:table-cell table:formula="of:=[.B428]/4096" office:value-type="float" office:value="1.200439453125" calcext:value-type="float">
            <text:p>1.200439453125</text:p>
          </table:table-cell>
        </table:table-row>
        <table:table-row table:style-name="ro1">
          <table:table-cell office:value-type="float" office:value="113152" calcext:value-type="float">
            <text:p>113152</text:p>
          </table:table-cell>
          <table:table-cell office:value-type="float" office:value="4970" calcext:value-type="float">
            <text:p>4970</text:p>
          </table:table-cell>
          <table:table-cell table:formula="of:=[.A429]/4096" office:value-type="float" office:value="27.625" calcext:value-type="float">
            <text:p>27.625</text:p>
          </table:table-cell>
          <table:table-cell table:formula="of:=[.B429]/4096" office:value-type="float" office:value="1.21337890625" calcext:value-type="float">
            <text:p>1.21337890625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5020" calcext:value-type="float">
            <text:p>5020</text:p>
          </table:table-cell>
          <table:table-cell table:formula="of:=[.A430]/4096" office:value-type="float" office:value="27.6875" calcext:value-type="float">
            <text:p>27.6875</text:p>
          </table:table-cell>
          <table:table-cell table:formula="of:=[.B430]/4096" office:value-type="float" office:value="1.2255859375" calcext:value-type="float">
            <text:p>1.2255859375</text:p>
          </table:table-cell>
        </table:table-row>
        <table:table-row table:style-name="ro1">
          <table:table-cell office:value-type="float" office:value="113664" calcext:value-type="float">
            <text:p>113664</text:p>
          </table:table-cell>
          <table:table-cell office:value-type="float" office:value="5068" calcext:value-type="float">
            <text:p>5068</text:p>
          </table:table-cell>
          <table:table-cell table:formula="of:=[.A431]/4096" office:value-type="float" office:value="27.75" calcext:value-type="float">
            <text:p>27.75</text:p>
          </table:table-cell>
          <table:table-cell table:formula="of:=[.B431]/4096" office:value-type="float" office:value="1.2373046875" calcext:value-type="float">
            <text:p>1.2373046875</text:p>
          </table:table-cell>
        </table:table-row>
        <table:table-row table:style-name="ro1">
          <table:table-cell office:value-type="float" office:value="113920" calcext:value-type="float">
            <text:p>113920</text:p>
          </table:table-cell>
          <table:table-cell office:value-type="float" office:value="5114" calcext:value-type="float">
            <text:p>5114</text:p>
          </table:table-cell>
          <table:table-cell table:formula="of:=[.A432]/4096" office:value-type="float" office:value="27.8125" calcext:value-type="float">
            <text:p>27.8125</text:p>
          </table:table-cell>
          <table:table-cell table:formula="of:=[.B432]/4096" office:value-type="float" office:value="1.24853515625" calcext:value-type="float">
            <text:p>1.24853515625</text:p>
          </table:table-cell>
        </table:table-row>
        <table:table-row table:style-name="ro1">
          <table:table-cell office:value-type="float" office:value="114176" calcext:value-type="float">
            <text:p>114176</text:p>
          </table:table-cell>
          <table:table-cell office:value-type="float" office:value="5157" calcext:value-type="float">
            <text:p>5157</text:p>
          </table:table-cell>
          <table:table-cell table:formula="of:=[.A433]/4096" office:value-type="float" office:value="27.875" calcext:value-type="float">
            <text:p>27.875</text:p>
          </table:table-cell>
          <table:table-cell table:formula="of:=[.B433]/4096" office:value-type="float" office:value="1.259033203125" calcext:value-type="float">
            <text:p>1.259033203125</text:p>
          </table:table-cell>
        </table:table-row>
        <table:table-row table:style-name="ro1">
          <table:table-cell office:value-type="float" office:value="114432" calcext:value-type="float">
            <text:p>114432</text:p>
          </table:table-cell>
          <table:table-cell office:value-type="float" office:value="5198" calcext:value-type="float">
            <text:p>5198</text:p>
          </table:table-cell>
          <table:table-cell table:formula="of:=[.A434]/4096" office:value-type="float" office:value="27.9375" calcext:value-type="float">
            <text:p>27.9375</text:p>
          </table:table-cell>
          <table:table-cell table:formula="of:=[.B434]/4096" office:value-type="float" office:value="1.26904296875" calcext:value-type="float">
            <text:p>1.26904296875</text:p>
          </table:table-cell>
        </table:table-row>
        <table:table-row table:style-name="ro1">
          <table:table-cell office:value-type="float" office:value="114688" calcext:value-type="float">
            <text:p>114688</text:p>
          </table:table-cell>
          <table:table-cell office:value-type="float" office:value="5236" calcext:value-type="float">
            <text:p>5236</text:p>
          </table:table-cell>
          <table:table-cell table:formula="of:=[.A435]/4096" office:value-type="float" office:value="28" calcext:value-type="float">
            <text:p>28</text:p>
          </table:table-cell>
          <table:table-cell table:formula="of:=[.B435]/4096" office:value-type="float" office:value="1.2783203125" calcext:value-type="float">
            <text:p>1.2783203125</text:p>
          </table:table-cell>
        </table:table-row>
        <table:table-row table:style-name="ro1">
          <table:table-cell office:value-type="float" office:value="114944" calcext:value-type="float">
            <text:p>114944</text:p>
          </table:table-cell>
          <table:table-cell office:value-type="float" office:value="5272" calcext:value-type="float">
            <text:p>5272</text:p>
          </table:table-cell>
          <table:table-cell table:formula="of:=[.A436]/4096" office:value-type="float" office:value="28.0625" calcext:value-type="float">
            <text:p>28.0625</text:p>
          </table:table-cell>
          <table:table-cell table:formula="of:=[.B436]/4096" office:value-type="float" office:value="1.287109375" calcext:value-type="float">
            <text:p>1.287109375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5305" calcext:value-type="float">
            <text:p>5305</text:p>
          </table:table-cell>
          <table:table-cell table:formula="of:=[.A437]/4096" office:value-type="float" office:value="28.125" calcext:value-type="float">
            <text:p>28.125</text:p>
          </table:table-cell>
          <table:table-cell table:formula="of:=[.B437]/4096" office:value-type="float" office:value="1.295166015625" calcext:value-type="float">
            <text:p>1.295166015625</text:p>
          </table:table-cell>
        </table:table-row>
        <table:table-row table:style-name="ro1">
          <table:table-cell office:value-type="float" office:value="115456" calcext:value-type="float">
            <text:p>115456</text:p>
          </table:table-cell>
          <table:table-cell office:value-type="float" office:value="5336" calcext:value-type="float">
            <text:p>5336</text:p>
          </table:table-cell>
          <table:table-cell table:formula="of:=[.A438]/4096" office:value-type="float" office:value="28.1875" calcext:value-type="float">
            <text:p>28.1875</text:p>
          </table:table-cell>
          <table:table-cell table:formula="of:=[.B438]/4096" office:value-type="float" office:value="1.302734375" calcext:value-type="float">
            <text:p>1.302734375</text:p>
          </table:table-cell>
        </table:table-row>
        <table:table-row table:style-name="ro1">
          <table:table-cell office:value-type="float" office:value="115712" calcext:value-type="float">
            <text:p>115712</text:p>
          </table:table-cell>
          <table:table-cell office:value-type="float" office:value="5364" calcext:value-type="float">
            <text:p>5364</text:p>
          </table:table-cell>
          <table:table-cell table:formula="of:=[.A439]/4096" office:value-type="float" office:value="28.25" calcext:value-type="float">
            <text:p>28.25</text:p>
          </table:table-cell>
          <table:table-cell table:formula="of:=[.B439]/4096" office:value-type="float" office:value="1.3095703125" calcext:value-type="float">
            <text:p>1.3095703125</text:p>
          </table:table-cell>
        </table:table-row>
        <table:table-row table:style-name="ro1">
          <table:table-cell office:value-type="float" office:value="115968" calcext:value-type="float">
            <text:p>115968</text:p>
          </table:table-cell>
          <table:table-cell office:value-type="float" office:value="5390" calcext:value-type="float">
            <text:p>5390</text:p>
          </table:table-cell>
          <table:table-cell table:formula="of:=[.A440]/4096" office:value-type="float" office:value="28.3125" calcext:value-type="float">
            <text:p>28.3125</text:p>
          </table:table-cell>
          <table:table-cell table:formula="of:=[.B440]/4096" office:value-type="float" office:value="1.31591796875" calcext:value-type="float">
            <text:p>1.31591796875</text:p>
          </table:table-cell>
        </table:table-row>
        <table:table-row table:style-name="ro1">
          <table:table-cell office:value-type="float" office:value="116224" calcext:value-type="float">
            <text:p>116224</text:p>
          </table:table-cell>
          <table:table-cell office:value-type="float" office:value="5413" calcext:value-type="float">
            <text:p>5413</text:p>
          </table:table-cell>
          <table:table-cell table:formula="of:=[.A441]/4096" office:value-type="float" office:value="28.375" calcext:value-type="float">
            <text:p>28.375</text:p>
          </table:table-cell>
          <table:table-cell table:formula="of:=[.B441]/4096" office:value-type="float" office:value="1.321533203125" calcext:value-type="float">
            <text:p>1.321533203125</text:p>
          </table:table-cell>
        </table:table-row>
        <table:table-row table:style-name="ro1">
          <table:table-cell office:value-type="float" office:value="116480" calcext:value-type="float">
            <text:p>116480</text:p>
          </table:table-cell>
          <table:table-cell office:value-type="float" office:value="5434" calcext:value-type="float">
            <text:p>5434</text:p>
          </table:table-cell>
          <table:table-cell table:formula="of:=[.A442]/4096" office:value-type="float" office:value="28.4375" calcext:value-type="float">
            <text:p>28.4375</text:p>
          </table:table-cell>
          <table:table-cell table:formula="of:=[.B442]/4096" office:value-type="float" office:value="1.32666015625" calcext:value-type="float">
            <text:p>1.32666015625</text:p>
          </table:table-cell>
        </table:table-row>
        <table:table-row table:style-name="ro1">
          <table:table-cell office:value-type="float" office:value="116736" calcext:value-type="float">
            <text:p>116736</text:p>
          </table:table-cell>
          <table:table-cell office:value-type="float" office:value="5453" calcext:value-type="float">
            <text:p>5453</text:p>
          </table:table-cell>
          <table:table-cell table:formula="of:=[.A443]/4096" office:value-type="float" office:value="28.5" calcext:value-type="float">
            <text:p>28.5</text:p>
          </table:table-cell>
          <table:table-cell table:formula="of:=[.B443]/4096" office:value-type="float" office:value="1.331298828125" calcext:value-type="float">
            <text:p>1.331298828125</text:p>
          </table:table-cell>
        </table:table-row>
        <table:table-row table:style-name="ro1">
          <table:table-cell office:value-type="float" office:value="116992" calcext:value-type="float">
            <text:p>116992</text:p>
          </table:table-cell>
          <table:table-cell office:value-type="float" office:value="5469" calcext:value-type="float">
            <text:p>5469</text:p>
          </table:table-cell>
          <table:table-cell table:formula="of:=[.A444]/4096" office:value-type="float" office:value="28.5625" calcext:value-type="float">
            <text:p>28.5625</text:p>
          </table:table-cell>
          <table:table-cell table:formula="of:=[.B444]/4096" office:value-type="float" office:value="1.335205078125" calcext:value-type="float">
            <text:p>1.335205078125</text:p>
          </table:table-cell>
        </table:table-row>
        <table:table-row table:style-name="ro1">
          <table:table-cell office:value-type="float" office:value="117248" calcext:value-type="float">
            <text:p>117248</text:p>
          </table:table-cell>
          <table:table-cell office:value-type="float" office:value="5483" calcext:value-type="float">
            <text:p>5483</text:p>
          </table:table-cell>
          <table:table-cell table:formula="of:=[.A445]/4096" office:value-type="float" office:value="28.625" calcext:value-type="float">
            <text:p>28.625</text:p>
          </table:table-cell>
          <table:table-cell table:formula="of:=[.B445]/4096" office:value-type="float" office:value="1.338623046875" calcext:value-type="float">
            <text:p>1.338623046875</text:p>
          </table:table-cell>
        </table:table-row>
        <table:table-row table:style-name="ro1">
          <table:table-cell office:value-type="float" office:value="117504" calcext:value-type="float">
            <text:p>117504</text:p>
          </table:table-cell>
          <table:table-cell office:value-type="float" office:value="5494" calcext:value-type="float">
            <text:p>5494</text:p>
          </table:table-cell>
          <table:table-cell table:formula="of:=[.A446]/4096" office:value-type="float" office:value="28.6875" calcext:value-type="float">
            <text:p>28.6875</text:p>
          </table:table-cell>
          <table:table-cell table:formula="of:=[.B446]/4096" office:value-type="float" office:value="1.34130859375" calcext:value-type="float">
            <text:p>1.34130859375</text:p>
          </table:table-cell>
        </table:table-row>
        <table:table-row table:style-name="ro1">
          <table:table-cell office:value-type="float" office:value="117760" calcext:value-type="float">
            <text:p>117760</text:p>
          </table:table-cell>
          <table:table-cell office:value-type="float" office:value="5503" calcext:value-type="float">
            <text:p>5503</text:p>
          </table:table-cell>
          <table:table-cell table:formula="of:=[.A447]/4096" office:value-type="float" office:value="28.75" calcext:value-type="float">
            <text:p>28.75</text:p>
          </table:table-cell>
          <table:table-cell table:formula="of:=[.B447]/4096" office:value-type="float" office:value="1.343505859375" calcext:value-type="float">
            <text:p>1.343505859375</text:p>
          </table:table-cell>
        </table:table-row>
        <table:table-row table:style-name="ro1">
          <table:table-cell office:value-type="float" office:value="118016" calcext:value-type="float">
            <text:p>118016</text:p>
          </table:table-cell>
          <table:table-cell office:value-type="float" office:value="5509" calcext:value-type="float">
            <text:p>5509</text:p>
          </table:table-cell>
          <table:table-cell table:formula="of:=[.A448]/4096" office:value-type="float" office:value="28.8125" calcext:value-type="float">
            <text:p>28.8125</text:p>
          </table:table-cell>
          <table:table-cell table:formula="of:=[.B448]/4096" office:value-type="float" office:value="1.344970703125" calcext:value-type="float">
            <text:p>1.344970703125</text:p>
          </table:table-cell>
        </table:table-row>
        <table:table-row table:style-name="ro1">
          <table:table-cell office:value-type="float" office:value="118272" calcext:value-type="float">
            <text:p>118272</text:p>
          </table:table-cell>
          <table:table-cell office:value-type="float" office:value="5513" calcext:value-type="float">
            <text:p>5513</text:p>
          </table:table-cell>
          <table:table-cell table:formula="of:=[.A449]/4096" office:value-type="float" office:value="28.875" calcext:value-type="float">
            <text:p>28.875</text:p>
          </table:table-cell>
          <table:table-cell table:formula="of:=[.B449]/4096" office:value-type="float" office:value="1.345947265625" calcext:value-type="float">
            <text:p>1.345947265625</text:p>
          </table:table-cell>
        </table:table-row>
        <table:table-row table:style-name="ro1">
          <table:table-cell office:value-type="float" office:value="118528" calcext:value-type="float">
            <text:p>118528</text:p>
          </table:table-cell>
          <table:table-cell office:value-type="float" office:value="5514" calcext:value-type="float">
            <text:p>5514</text:p>
          </table:table-cell>
          <table:table-cell table:formula="of:=[.A450]/4096" office:value-type="float" office:value="28.9375" calcext:value-type="float">
            <text:p>28.9375</text:p>
          </table:table-cell>
          <table:table-cell table:formula="of:=[.B450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8784" calcext:value-type="float">
            <text:p>118784</text:p>
          </table:table-cell>
          <table:table-cell office:value-type="float" office:value="5514" calcext:value-type="float">
            <text:p>5514</text:p>
          </table:table-cell>
          <table:table-cell table:formula="of:=[.A451]/4096" office:value-type="float" office:value="29" calcext:value-type="float">
            <text:p>29</text:p>
          </table:table-cell>
          <table:table-cell table:formula="of:=[.B451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9040" calcext:value-type="float">
            <text:p>119040</text:p>
          </table:table-cell>
          <table:table-cell office:value-type="float" office:value="5512" calcext:value-type="float">
            <text:p>5512</text:p>
          </table:table-cell>
          <table:table-cell table:formula="of:=[.A452]/4096" office:value-type="float" office:value="29.0625" calcext:value-type="float">
            <text:p>29.0625</text:p>
          </table:table-cell>
          <table:table-cell table:formula="of:=[.B452]/4096" office:value-type="float" office:value="1.345703125" calcext:value-type="float">
            <text:p>1.345703125</text:p>
          </table:table-cell>
        </table:table-row>
        <table:table-row table:style-name="ro1">
          <table:table-cell office:value-type="float" office:value="119296" calcext:value-type="float">
            <text:p>119296</text:p>
          </table:table-cell>
          <table:table-cell office:value-type="float" office:value="5508" calcext:value-type="float">
            <text:p>5508</text:p>
          </table:table-cell>
          <table:table-cell table:formula="of:=[.A453]/4096" office:value-type="float" office:value="29.125" calcext:value-type="float">
            <text:p>29.125</text:p>
          </table:table-cell>
          <table:table-cell table:formula="of:=[.B453]/4096" office:value-type="float" office:value="1.3447265625" calcext:value-type="float">
            <text:p>1.3447265625</text:p>
          </table:table-cell>
        </table:table-row>
        <table:table-row table:style-name="ro1">
          <table:table-cell office:value-type="float" office:value="119552" calcext:value-type="float">
            <text:p>119552</text:p>
          </table:table-cell>
          <table:table-cell office:value-type="float" office:value="5501" calcext:value-type="float">
            <text:p>5501</text:p>
          </table:table-cell>
          <table:table-cell table:formula="of:=[.A454]/4096" office:value-type="float" office:value="29.1875" calcext:value-type="float">
            <text:p>29.1875</text:p>
          </table:table-cell>
          <table:table-cell table:formula="of:=[.B454]/4096" office:value-type="float" office:value="1.343017578125" calcext:value-type="float">
            <text:p>1.343017578125</text:p>
          </table:table-cell>
        </table:table-row>
        <table:table-row table:style-name="ro1">
          <table:table-cell office:value-type="float" office:value="119808" calcext:value-type="float">
            <text:p>119808</text:p>
          </table:table-cell>
          <table:table-cell office:value-type="float" office:value="5492" calcext:value-type="float">
            <text:p>5492</text:p>
          </table:table-cell>
          <table:table-cell table:formula="of:=[.A455]/4096" office:value-type="float" office:value="29.25" calcext:value-type="float">
            <text:p>29.25</text:p>
          </table:table-cell>
          <table:table-cell table:formula="of:=[.B455]/4096" office:value-type="float" office:value="1.3408203125" calcext:value-type="float">
            <text:p>1.3408203125</text:p>
          </table:table-cell>
        </table:table-row>
        <table:table-row table:style-name="ro1">
          <table:table-cell office:value-type="float" office:value="120064" calcext:value-type="float">
            <text:p>120064</text:p>
          </table:table-cell>
          <table:table-cell office:value-type="float" office:value="5480" calcext:value-type="float">
            <text:p>5480</text:p>
          </table:table-cell>
          <table:table-cell table:formula="of:=[.A456]/4096" office:value-type="float" office:value="29.3125" calcext:value-type="float">
            <text:p>29.3125</text:p>
          </table:table-cell>
          <table:table-cell table:formula="of:=[.B456]/4096" office:value-type="float" office:value="1.337890625" calcext:value-type="float">
            <text:p>1.337890625</text:p>
          </table:table-cell>
        </table:table-row>
        <table:table-row table:style-name="ro1">
          <table:table-cell office:value-type="float" office:value="120320" calcext:value-type="float">
            <text:p>120320</text:p>
          </table:table-cell>
          <table:table-cell office:value-type="float" office:value="5466" calcext:value-type="float">
            <text:p>5466</text:p>
          </table:table-cell>
          <table:table-cell table:formula="of:=[.A457]/4096" office:value-type="float" office:value="29.375" calcext:value-type="float">
            <text:p>29.375</text:p>
          </table:table-cell>
          <table:table-cell table:formula="of:=[.B457]/4096" office:value-type="float" office:value="1.33447265625" calcext:value-type="float">
            <text:p>1.33447265625</text:p>
          </table:table-cell>
        </table:table-row>
        <table:table-row table:style-name="ro1">
          <table:table-cell office:value-type="float" office:value="120576" calcext:value-type="float">
            <text:p>120576</text:p>
          </table:table-cell>
          <table:table-cell office:value-type="float" office:value="5449" calcext:value-type="float">
            <text:p>5449</text:p>
          </table:table-cell>
          <table:table-cell table:formula="of:=[.A458]/4096" office:value-type="float" office:value="29.4375" calcext:value-type="float">
            <text:p>29.4375</text:p>
          </table:table-cell>
          <table:table-cell table:formula="of:=[.B458]/4096" office:value-type="float" office:value="1.330322265625" calcext:value-type="float">
            <text:p>1.330322265625</text:p>
          </table:table-cell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5430" calcext:value-type="float">
            <text:p>5430</text:p>
          </table:table-cell>
          <table:table-cell table:formula="of:=[.A459]/4096" office:value-type="float" office:value="29.5" calcext:value-type="float">
            <text:p>29.5</text:p>
          </table:table-cell>
          <table:table-cell table:formula="of:=[.B459]/4096" office:value-type="float" office:value="1.32568359375" calcext:value-type="float">
            <text:p>1.32568359375</text:p>
          </table:table-cell>
        </table:table-row>
        <table:table-row table:style-name="ro1">
          <table:table-cell office:value-type="float" office:value="121088" calcext:value-type="float">
            <text:p>121088</text:p>
          </table:table-cell>
          <table:table-cell office:value-type="float" office:value="5408" calcext:value-type="float">
            <text:p>5408</text:p>
          </table:table-cell>
          <table:table-cell table:formula="of:=[.A460]/4096" office:value-type="float" office:value="29.5625" calcext:value-type="float">
            <text:p>29.5625</text:p>
          </table:table-cell>
          <table:table-cell table:formula="of:=[.B460]/4096" office:value-type="float" office:value="1.3203125" calcext:value-type="float">
            <text:p>1.3203125</text:p>
          </table:table-cell>
        </table:table-row>
        <table:table-row table:style-name="ro1">
          <table:table-cell office:value-type="float" office:value="121344" calcext:value-type="float">
            <text:p>121344</text:p>
          </table:table-cell>
          <table:table-cell office:value-type="float" office:value="5384" calcext:value-type="float">
            <text:p>5384</text:p>
          </table:table-cell>
          <table:table-cell table:formula="of:=[.A461]/4096" office:value-type="float" office:value="29.625" calcext:value-type="float">
            <text:p>29.625</text:p>
          </table:table-cell>
          <table:table-cell table:formula="of:=[.B461]/4096" office:value-type="float" office:value="1.314453125" calcext:value-type="float">
            <text:p>1.314453125</text:p>
          </table:table-cell>
        </table:table-row>
        <table:table-row table:style-name="ro1">
          <table:table-cell office:value-type="float" office:value="121600" calcext:value-type="float">
            <text:p>121600</text:p>
          </table:table-cell>
          <table:table-cell office:value-type="float" office:value="5358" calcext:value-type="float">
            <text:p>5358</text:p>
          </table:table-cell>
          <table:table-cell table:formula="of:=[.A462]/4096" office:value-type="float" office:value="29.6875" calcext:value-type="float">
            <text:p>29.6875</text:p>
          </table:table-cell>
          <table:table-cell table:formula="of:=[.B462]/4096" office:value-type="float" office:value="1.30810546875" calcext:value-type="float">
            <text:p>1.30810546875</text:p>
          </table:table-cell>
        </table:table-row>
        <table:table-row table:style-name="ro1">
          <table:table-cell office:value-type="float" office:value="121856" calcext:value-type="float">
            <text:p>121856</text:p>
          </table:table-cell>
          <table:table-cell office:value-type="float" office:value="5329" calcext:value-type="float">
            <text:p>5329</text:p>
          </table:table-cell>
          <table:table-cell table:formula="of:=[.A463]/4096" office:value-type="float" office:value="29.75" calcext:value-type="float">
            <text:p>29.75</text:p>
          </table:table-cell>
          <table:table-cell table:formula="of:=[.B463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122112" calcext:value-type="float">
            <text:p>122112</text:p>
          </table:table-cell>
          <table:table-cell office:value-type="float" office:value="5298" calcext:value-type="float">
            <text:p>5298</text:p>
          </table:table-cell>
          <table:table-cell table:formula="of:=[.A464]/4096" office:value-type="float" office:value="29.8125" calcext:value-type="float">
            <text:p>29.8125</text:p>
          </table:table-cell>
          <table:table-cell table:formula="of:=[.B464]/4096" office:value-type="float" office:value="1.29345703125" calcext:value-type="float">
            <text:p>1.29345703125</text:p>
          </table:table-cell>
        </table:table-row>
        <table:table-row table:style-name="ro1">
          <table:table-cell office:value-type="float" office:value="122368" calcext:value-type="float">
            <text:p>122368</text:p>
          </table:table-cell>
          <table:table-cell office:value-type="float" office:value="5264" calcext:value-type="float">
            <text:p>5264</text:p>
          </table:table-cell>
          <table:table-cell table:formula="of:=[.A465]/4096" office:value-type="float" office:value="29.875" calcext:value-type="float">
            <text:p>29.875</text:p>
          </table:table-cell>
          <table:table-cell table:formula="of:=[.B465]/4096" office:value-type="float" office:value="1.28515625" calcext:value-type="float">
            <text:p>1.28515625</text:p>
          </table:table-cell>
        </table:table-row>
        <table:table-row table:style-name="ro1">
          <table:table-cell office:value-type="float" office:value="122624" calcext:value-type="float">
            <text:p>122624</text:p>
          </table:table-cell>
          <table:table-cell office:value-type="float" office:value="5228" calcext:value-type="float">
            <text:p>5228</text:p>
          </table:table-cell>
          <table:table-cell table:formula="of:=[.A466]/4096" office:value-type="float" office:value="29.9375" calcext:value-type="float">
            <text:p>29.9375</text:p>
          </table:table-cell>
          <table:table-cell table:formula="of:=[.B466]/4096" office:value-type="float" office:value="1.2763671875" calcext:value-type="float">
            <text:p>1.2763671875</text:p>
          </table:table-cell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5189" calcext:value-type="float">
            <text:p>5189</text:p>
          </table:table-cell>
          <table:table-cell table:formula="of:=[.A467]/4096" office:value-type="float" office:value="30" calcext:value-type="float">
            <text:p>30</text:p>
          </table:table-cell>
          <table:table-cell table:formula="of:=[.B467]/4096" office:value-type="float" office:value="1.266845703125" calcext:value-type="float">
            <text:p>1.266845703125</text:p>
          </table:table-cell>
        </table:table-row>
        <table:table-row table:style-name="ro1">
          <table:table-cell office:value-type="float" office:value="123136" calcext:value-type="float">
            <text:p>123136</text:p>
          </table:table-cell>
          <table:table-cell office:value-type="float" office:value="5148" calcext:value-type="float">
            <text:p>5148</text:p>
          </table:table-cell>
          <table:table-cell table:formula="of:=[.A468]/4096" office:value-type="float" office:value="30.0625" calcext:value-type="float">
            <text:p>30.0625</text:p>
          </table:table-cell>
          <table:table-cell table:formula="of:=[.B468]/4096" office:value-type="float" office:value="1.2568359375" calcext:value-type="float">
            <text:p>1.2568359375</text:p>
          </table:table-cell>
        </table:table-row>
        <table:table-row table:style-name="ro1">
          <table:table-cell office:value-type="float" office:value="123392" calcext:value-type="float">
            <text:p>123392</text:p>
          </table:table-cell>
          <table:table-cell office:value-type="float" office:value="5104" calcext:value-type="float">
            <text:p>5104</text:p>
          </table:table-cell>
          <table:table-cell table:formula="of:=[.A469]/4096" office:value-type="float" office:value="30.125" calcext:value-type="float">
            <text:p>30.125</text:p>
          </table:table-cell>
          <table:table-cell table:formula="of:=[.B469]/4096" office:value-type="float" office:value="1.24609375" calcext:value-type="float">
            <text:p>1.24609375</text:p>
          </table:table-cell>
        </table:table-row>
        <table:table-row table:style-name="ro1">
          <table:table-cell office:value-type="float" office:value="123648" calcext:value-type="float">
            <text:p>123648</text:p>
          </table:table-cell>
          <table:table-cell office:value-type="float" office:value="5058" calcext:value-type="float">
            <text:p>5058</text:p>
          </table:table-cell>
          <table:table-cell table:formula="of:=[.A470]/4096" office:value-type="float" office:value="30.1875" calcext:value-type="float">
            <text:p>30.1875</text:p>
          </table:table-cell>
          <table:table-cell table:formula="of:=[.B470]/4096" office:value-type="float" office:value="1.23486328125" calcext:value-type="float">
            <text:p>1.23486328125</text:p>
          </table:table-cell>
        </table:table-row>
        <table:table-row table:style-name="ro1">
          <table:table-cell office:value-type="float" office:value="123904" calcext:value-type="float">
            <text:p>123904</text:p>
          </table:table-cell>
          <table:table-cell office:value-type="float" office:value="5009" calcext:value-type="float">
            <text:p>5009</text:p>
          </table:table-cell>
          <table:table-cell table:formula="of:=[.A471]/4096" office:value-type="float" office:value="30.25" calcext:value-type="float">
            <text:p>30.25</text:p>
          </table:table-cell>
          <table:table-cell table:formula="of:=[.B471]/4096" office:value-type="float" office:value="1.222900390625" calcext:value-type="float">
            <text:p>1.222900390625</text:p>
          </table:table-cell>
        </table:table-row>
        <table:table-row table:style-name="ro1">
          <table:table-cell office:value-type="float" office:value="124160" calcext:value-type="float">
            <text:p>124160</text:p>
          </table:table-cell>
          <table:table-cell office:value-type="float" office:value="4958" calcext:value-type="float">
            <text:p>4958</text:p>
          </table:table-cell>
          <table:table-cell table:formula="of:=[.A472]/4096" office:value-type="float" office:value="30.3125" calcext:value-type="float">
            <text:p>30.3125</text:p>
          </table:table-cell>
          <table:table-cell table:formula="of:=[.B472]/4096" office:value-type="float" office:value="1.21044921875" calcext:value-type="float">
            <text:p>1.21044921875</text:p>
          </table:table-cell>
        </table:table-row>
        <table:table-row table:style-name="ro1">
          <table:table-cell office:value-type="float" office:value="124416" calcext:value-type="float">
            <text:p>124416</text:p>
          </table:table-cell>
          <table:table-cell office:value-type="float" office:value="4905" calcext:value-type="float">
            <text:p>4905</text:p>
          </table:table-cell>
          <table:table-cell table:formula="of:=[.A473]/4096" office:value-type="float" office:value="30.375" calcext:value-type="float">
            <text:p>30.375</text:p>
          </table:table-cell>
          <table:table-cell table:formula="of:=[.B473]/4096" office:value-type="float" office:value="1.197509765625" calcext:value-type="float">
            <text:p>1.197509765625</text:p>
          </table:table-cell>
        </table:table-row>
        <table:table-row table:style-name="ro1">
          <table:table-cell office:value-type="float" office:value="124672" calcext:value-type="float">
            <text:p>124672</text:p>
          </table:table-cell>
          <table:table-cell office:value-type="float" office:value="4849" calcext:value-type="float">
            <text:p>4849</text:p>
          </table:table-cell>
          <table:table-cell table:formula="of:=[.A474]/4096" office:value-type="float" office:value="30.4375" calcext:value-type="float">
            <text:p>30.4375</text:p>
          </table:table-cell>
          <table:table-cell table:formula="of:=[.B474]/4096" office:value-type="float" office:value="1.183837890625" calcext:value-type="float">
            <text:p>1.183837890625</text:p>
          </table:table-cell>
        </table:table-row>
        <table:table-row table:style-name="ro1">
          <table:table-cell office:value-type="float" office:value="124928" calcext:value-type="float">
            <text:p>124928</text:p>
          </table:table-cell>
          <table:table-cell office:value-type="float" office:value="4791" calcext:value-type="float">
            <text:p>4791</text:p>
          </table:table-cell>
          <table:table-cell table:formula="of:=[.A475]/4096" office:value-type="float" office:value="30.5" calcext:value-type="float">
            <text:p>30.5</text:p>
          </table:table-cell>
          <table:table-cell table:formula="of:=[.B475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125184" calcext:value-type="float">
            <text:p>125184</text:p>
          </table:table-cell>
          <table:table-cell office:value-type="float" office:value="4730" calcext:value-type="float">
            <text:p>4730</text:p>
          </table:table-cell>
          <table:table-cell table:formula="of:=[.A476]/4096" office:value-type="float" office:value="30.5625" calcext:value-type="float">
            <text:p>30.5625</text:p>
          </table:table-cell>
          <table:table-cell table:formula="of:=[.B476]/4096" office:value-type="float" office:value="1.15478515625" calcext:value-type="float">
            <text:p>1.15478515625</text:p>
          </table:table-cell>
        </table:table-row>
        <table:table-row table:style-name="ro1">
          <table:table-cell office:value-type="float" office:value="125440" calcext:value-type="float">
            <text:p>125440</text:p>
          </table:table-cell>
          <table:table-cell office:value-type="float" office:value="4667" calcext:value-type="float">
            <text:p>4667</text:p>
          </table:table-cell>
          <table:table-cell table:formula="of:=[.A477]/4096" office:value-type="float" office:value="30.625" calcext:value-type="float">
            <text:p>30.625</text:p>
          </table:table-cell>
          <table:table-cell table:formula="of:=[.B477]/4096" office:value-type="float" office:value="1.139404296875" calcext:value-type="float">
            <text:p>1.139404296875</text:p>
          </table:table-cell>
        </table:table-row>
        <table:table-row table:style-name="ro1">
          <table:table-cell office:value-type="float" office:value="125696" calcext:value-type="float">
            <text:p>125696</text:p>
          </table:table-cell>
          <table:table-cell office:value-type="float" office:value="4601" calcext:value-type="float">
            <text:p>4601</text:p>
          </table:table-cell>
          <table:table-cell table:formula="of:=[.A478]/4096" office:value-type="float" office:value="30.6875" calcext:value-type="float">
            <text:p>30.6875</text:p>
          </table:table-cell>
          <table:table-cell table:formula="of:=[.B478]/4096" office:value-type="float" office:value="1.123291015625" calcext:value-type="float">
            <text:p>1.123291015625</text:p>
          </table:table-cell>
        </table:table-row>
        <table:table-row table:style-name="ro1">
          <table:table-cell office:value-type="float" office:value="125952" calcext:value-type="float">
            <text:p>125952</text:p>
          </table:table-cell>
          <table:table-cell office:value-type="float" office:value="4533" calcext:value-type="float">
            <text:p>4533</text:p>
          </table:table-cell>
          <table:table-cell table:formula="of:=[.A479]/4096" office:value-type="float" office:value="30.75" calcext:value-type="float">
            <text:p>30.75</text:p>
          </table:table-cell>
          <table:table-cell table:formula="of:=[.B479]/4096" office:value-type="float" office:value="1.106689453125" calcext:value-type="float">
            <text:p>1.106689453125</text:p>
          </table:table-cell>
        </table:table-row>
        <table:table-row table:style-name="ro1">
          <table:table-cell office:value-type="float" office:value="126208" calcext:value-type="float">
            <text:p>126208</text:p>
          </table:table-cell>
          <table:table-cell office:value-type="float" office:value="4462" calcext:value-type="float">
            <text:p>4462</text:p>
          </table:table-cell>
          <table:table-cell table:formula="of:=[.A480]/4096" office:value-type="float" office:value="30.8125" calcext:value-type="float">
            <text:p>30.8125</text:p>
          </table:table-cell>
          <table:table-cell table:formula="of:=[.B480]/4096" office:value-type="float" office:value="1.08935546875" calcext:value-type="float">
            <text:p>1.08935546875</text:p>
          </table:table-cell>
        </table:table-row>
        <table:table-row table:style-name="ro1">
          <table:table-cell office:value-type="float" office:value="126464" calcext:value-type="float">
            <text:p>126464</text:p>
          </table:table-cell>
          <table:table-cell office:value-type="float" office:value="4389" calcext:value-type="float">
            <text:p>4389</text:p>
          </table:table-cell>
          <table:table-cell table:formula="of:=[.A481]/4096" office:value-type="float" office:value="30.875" calcext:value-type="float">
            <text:p>30.875</text:p>
          </table:table-cell>
          <table:table-cell table:formula="of:=[.B481]/4096" office:value-type="float" office:value="1.071533203125" calcext:value-type="float">
            <text:p>1.071533203125</text:p>
          </table:table-cell>
        </table:table-row>
        <table:table-row table:style-name="ro1">
          <table:table-cell office:value-type="float" office:value="126720" calcext:value-type="float">
            <text:p>126720</text:p>
          </table:table-cell>
          <table:table-cell office:value-type="float" office:value="4313" calcext:value-type="float">
            <text:p>4313</text:p>
          </table:table-cell>
          <table:table-cell table:formula="of:=[.A482]/4096" office:value-type="float" office:value="30.9375" calcext:value-type="float">
            <text:p>30.9375</text:p>
          </table:table-cell>
          <table:table-cell table:formula="of:=[.B482]/4096" office:value-type="float" office:value="1.052978515625" calcext:value-type="float">
            <text:p>1.052978515625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float" office:value="4235" calcext:value-type="float">
            <text:p>4235</text:p>
          </table:table-cell>
          <table:table-cell table:formula="of:=[.A483]/4096" office:value-type="float" office:value="31" calcext:value-type="float">
            <text:p>31</text:p>
          </table:table-cell>
          <table:table-cell table:formula="of:=[.B483]/4096" office:value-type="float" office:value="1.033935546875" calcext:value-type="float">
            <text:p>1.033935546875</text:p>
          </table:table-cell>
        </table:table-row>
        <table:table-row table:style-name="ro1">
          <table:table-cell office:value-type="float" office:value="127232" calcext:value-type="float">
            <text:p>127232</text:p>
          </table:table-cell>
          <table:table-cell office:value-type="float" office:value="4155" calcext:value-type="float">
            <text:p>4155</text:p>
          </table:table-cell>
          <table:table-cell table:formula="of:=[.A484]/4096" office:value-type="float" office:value="31.0625" calcext:value-type="float">
            <text:p>31.0625</text:p>
          </table:table-cell>
          <table:table-cell table:formula="of:=[.B484]/4096" office:value-type="float" office:value="1.014404296875" calcext:value-type="float">
            <text:p>1.014404296875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4072" calcext:value-type="float">
            <text:p>4072</text:p>
          </table:table-cell>
          <table:table-cell table:formula="of:=[.A485]/4096" office:value-type="float" office:value="31.125" calcext:value-type="float">
            <text:p>31.125</text:p>
          </table:table-cell>
          <table:table-cell table:formula="of:=[.B485]/4096" office:value-type="float" office:value="0.994140625" calcext:value-type="float">
            <text:p>0.994140625</text:p>
          </table:table-cell>
        </table:table-row>
        <table:table-row table:style-name="ro1">
          <table:table-cell office:value-type="float" office:value="127744" calcext:value-type="float">
            <text:p>127744</text:p>
          </table:table-cell>
          <table:table-cell office:value-type="float" office:value="3987" calcext:value-type="float">
            <text:p>3987</text:p>
          </table:table-cell>
          <table:table-cell table:formula="of:=[.A486]/4096" office:value-type="float" office:value="31.1875" calcext:value-type="float">
            <text:p>31.1875</text:p>
          </table:table-cell>
          <table:table-cell table:formula="of:=[.B486]/4096" office:value-type="float" office:value="0.973388671875" calcext:value-type="float">
            <text:p>0.97338867187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899" calcext:value-type="float">
            <text:p>3899</text:p>
          </table:table-cell>
          <table:table-cell table:formula="of:=[.A487]/4096" office:value-type="float" office:value="31.25" calcext:value-type="float">
            <text:p>31.25</text:p>
          </table:table-cell>
          <table:table-cell table:formula="of:=[.B487]/4096" office:value-type="float" office:value="0.951904296875" calcext:value-type="float">
            <text:p>0.951904296875</text:p>
          </table:table-cell>
        </table:table-row>
        <table:table-row table:style-name="ro1">
          <table:table-cell office:value-type="float" office:value="128256" calcext:value-type="float">
            <text:p>128256</text:p>
          </table:table-cell>
          <table:table-cell office:value-type="float" office:value="3809" calcext:value-type="float">
            <text:p>3809</text:p>
          </table:table-cell>
          <table:table-cell table:formula="of:=[.A488]/4096" office:value-type="float" office:value="31.3125" calcext:value-type="float">
            <text:p>31.3125</text:p>
          </table:table-cell>
          <table:table-cell table:formula="of:=[.B488]/4096" office:value-type="float" office:value="0.929931640625" calcext:value-type="float">
            <text:p>0.929931640625</text:p>
          </table:table-cell>
        </table:table-row>
        <table:table-row table:style-name="ro1">
          <table:table-cell office:value-type="float" office:value="128512" calcext:value-type="float">
            <text:p>128512</text:p>
          </table:table-cell>
          <table:table-cell office:value-type="float" office:value="3716" calcext:value-type="float">
            <text:p>3716</text:p>
          </table:table-cell>
          <table:table-cell table:formula="of:=[.A489]/4096" office:value-type="float" office:value="31.375" calcext:value-type="float">
            <text:p>31.375</text:p>
          </table:table-cell>
          <table:table-cell table:formula="of:=[.B489]/4096" office:value-type="float" office:value="0.9072265625" calcext:value-type="float">
            <text:p>0.9072265625</text:p>
          </table:table-cell>
        </table:table-row>
        <table:table-row table:style-name="ro1">
          <table:table-cell office:value-type="float" office:value="128768" calcext:value-type="float">
            <text:p>128768</text:p>
          </table:table-cell>
          <table:table-cell office:value-type="float" office:value="3621" calcext:value-type="float">
            <text:p>3621</text:p>
          </table:table-cell>
          <table:table-cell table:formula="of:=[.A490]/4096" office:value-type="float" office:value="31.4375" calcext:value-type="float">
            <text:p>31.4375</text:p>
          </table:table-cell>
          <table:table-cell table:formula="of:=[.B490]/4096" office:value-type="float" office:value="0.884033203125" calcext:value-type="float">
            <text:p>0.884033203125</text:p>
          </table:table-cell>
        </table:table-row>
        <table:table-row table:style-name="ro1">
          <table:table-cell office:value-type="float" office:value="129024" calcext:value-type="float">
            <text:p>129024</text:p>
          </table:table-cell>
          <table:table-cell office:value-type="float" office:value="3523" calcext:value-type="float">
            <text:p>3523</text:p>
          </table:table-cell>
          <table:table-cell table:formula="of:=[.A491]/4096" office:value-type="float" office:value="31.5" calcext:value-type="float">
            <text:p>31.5</text:p>
          </table:table-cell>
          <table:table-cell table:formula="of:=[.B491]/4096" office:value-type="float" office:value="0.860107421875" calcext:value-type="float">
            <text:p>0.860107421875</text:p>
          </table:table-cell>
        </table:table-row>
        <table:table-row table:style-name="ro1">
          <table:table-cell office:value-type="float" office:value="129280" calcext:value-type="float">
            <text:p>129280</text:p>
          </table:table-cell>
          <table:table-cell office:value-type="float" office:value="3423" calcext:value-type="float">
            <text:p>3423</text:p>
          </table:table-cell>
          <table:table-cell table:formula="of:=[.A492]/4096" office:value-type="float" office:value="31.5625" calcext:value-type="float">
            <text:p>31.5625</text:p>
          </table:table-cell>
          <table:table-cell table:formula="of:=[.B492]/4096" office:value-type="float" office:value="0.835693359375" calcext:value-type="float">
            <text:p>0.835693359375</text:p>
          </table:table-cell>
        </table:table-row>
        <table:table-row table:style-name="ro1">
          <table:table-cell office:value-type="float" office:value="129536" calcext:value-type="float">
            <text:p>129536</text:p>
          </table:table-cell>
          <table:table-cell office:value-type="float" office:value="3320" calcext:value-type="float">
            <text:p>3320</text:p>
          </table:table-cell>
          <table:table-cell table:formula="of:=[.A493]/4096" office:value-type="float" office:value="31.625" calcext:value-type="float">
            <text:p>31.625</text:p>
          </table:table-cell>
          <table:table-cell table:formula="of:=[.B493]/4096" office:value-type="float" office:value="0.810546875" calcext:value-type="float">
            <text:p>0.810546875</text:p>
          </table:table-cell>
        </table:table-row>
        <table:table-row table:style-name="ro1">
          <table:table-cell office:value-type="float" office:value="129792" calcext:value-type="float">
            <text:p>129792</text:p>
          </table:table-cell>
          <table:table-cell office:value-type="float" office:value="3215" calcext:value-type="float">
            <text:p>3215</text:p>
          </table:table-cell>
          <table:table-cell table:formula="of:=[.A494]/4096" office:value-type="float" office:value="31.6875" calcext:value-type="float">
            <text:p>31.6875</text:p>
          </table:table-cell>
          <table:table-cell table:formula="of:=[.B49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130048" calcext:value-type="float">
            <text:p>130048</text:p>
          </table:table-cell>
          <table:table-cell office:value-type="float" office:value="3108" calcext:value-type="float">
            <text:p>3108</text:p>
          </table:table-cell>
          <table:table-cell table:formula="of:=[.A495]/4096" office:value-type="float" office:value="31.75" calcext:value-type="float">
            <text:p>31.75</text:p>
          </table:table-cell>
          <table:table-cell table:formula="of:=[.B495]/4096" office:value-type="float" office:value="0.7587890625" calcext:value-type="float">
            <text:p>0.7587890625</text:p>
          </table:table-cell>
        </table:table-row>
        <table:table-row table:style-name="ro1">
          <table:table-cell office:value-type="float" office:value="130304" calcext:value-type="float">
            <text:p>130304</text:p>
          </table:table-cell>
          <table:table-cell office:value-type="float" office:value="2998" calcext:value-type="float">
            <text:p>2998</text:p>
          </table:table-cell>
          <table:table-cell table:formula="of:=[.A496]/4096" office:value-type="float" office:value="31.8125" calcext:value-type="float">
            <text:p>31.8125</text:p>
          </table:table-cell>
          <table:table-cell table:formula="of:=[.B496]/4096" office:value-type="float" office:value="0.73193359375" calcext:value-type="float">
            <text:p>0.73193359375</text:p>
          </table:table-cell>
        </table:table-row>
        <table:table-row table:style-name="ro1">
          <table:table-cell office:value-type="float" office:value="130560" calcext:value-type="float">
            <text:p>130560</text:p>
          </table:table-cell>
          <table:table-cell office:value-type="float" office:value="2886" calcext:value-type="float">
            <text:p>2886</text:p>
          </table:table-cell>
          <table:table-cell table:formula="of:=[.A497]/4096" office:value-type="float" office:value="31.875" calcext:value-type="float">
            <text:p>31.875</text:p>
          </table:table-cell>
          <table:table-cell table:formula="of:=[.B497]/4096" office:value-type="float" office:value="0.70458984375" calcext:value-type="float">
            <text:p>0.70458984375</text:p>
          </table:table-cell>
        </table:table-row>
        <table:table-row table:style-name="ro1">
          <table:table-cell office:value-type="float" office:value="130816" calcext:value-type="float">
            <text:p>130816</text:p>
          </table:table-cell>
          <table:table-cell office:value-type="float" office:value="2771" calcext:value-type="float">
            <text:p>2771</text:p>
          </table:table-cell>
          <table:table-cell table:formula="of:=[.A498]/4096" office:value-type="float" office:value="31.9375" calcext:value-type="float">
            <text:p>31.9375</text:p>
          </table:table-cell>
          <table:table-cell table:formula="of:=[.B498]/4096" office:value-type="float" office:value="0.676513671875" calcext:value-type="float">
            <text:p>0.6765136718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54" calcext:value-type="float">
            <text:p>2654</text:p>
          </table:table-cell>
          <table:table-cell table:formula="of:=[.A499]/4096" office:value-type="float" office:value="32" calcext:value-type="float">
            <text:p>32</text:p>
          </table:table-cell>
          <table:table-cell table:formula="of:=[.B499]/4096" office:value-type="float" office:value="0.64794921875" calcext:value-type="float">
            <text:p>0.64794921875</text:p>
          </table:table-cell>
        </table:table-row>
        <table:table-row table:style-name="ro1">
          <table:table-cell office:value-type="float" office:value="131328" calcext:value-type="float">
            <text:p>131328</text:p>
          </table:table-cell>
          <table:table-cell office:value-type="float" office:value="2534" calcext:value-type="float">
            <text:p>2534</text:p>
          </table:table-cell>
          <table:table-cell table:formula="of:=[.A500]/4096" office:value-type="float" office:value="32.0625" calcext:value-type="float">
            <text:p>32.0625</text:p>
          </table:table-cell>
          <table:table-cell table:formula="of:=[.B500]/4096" office:value-type="float" office:value="0.61865234375" calcext:value-type="float">
            <text:p>0.61865234375</text:p>
          </table:table-cell>
        </table:table-row>
        <table:table-row table:style-name="ro1">
          <table:table-cell office:value-type="float" office:value="131584" calcext:value-type="float">
            <text:p>131584</text:p>
          </table:table-cell>
          <table:table-cell office:value-type="float" office:value="2412" calcext:value-type="float">
            <text:p>2412</text:p>
          </table:table-cell>
          <table:table-cell table:formula="of:=[.A501]/4096" office:value-type="float" office:value="32.125" calcext:value-type="float">
            <text:p>32.125</text:p>
          </table:table-cell>
          <table:table-cell table:formula="of:=[.B501]/4096" office:value-type="float" office:value="0.5888671875" calcext:value-type="float">
            <text:p>0.5888671875</text:p>
          </table:table-cell>
        </table:table-row>
        <table:table-row table:style-name="ro1">
          <table:table-cell office:value-type="float" office:value="131840" calcext:value-type="float">
            <text:p>131840</text:p>
          </table:table-cell>
          <table:table-cell office:value-type="float" office:value="2287" calcext:value-type="float">
            <text:p>2287</text:p>
          </table:table-cell>
          <table:table-cell table:formula="of:=[.A502]/4096" office:value-type="float" office:value="32.1875" calcext:value-type="float">
            <text:p>32.1875</text:p>
          </table:table-cell>
          <table:table-cell table:formula="of:=[.B502]/4096" office:value-type="float" office:value="0.558349609375" calcext:value-type="float">
            <text:p>0.558349609375</text:p>
          </table:table-cell>
        </table:table-row>
        <table:table-row table:style-name="ro1">
          <table:table-cell office:value-type="float" office:value="132096" calcext:value-type="float">
            <text:p>132096</text:p>
          </table:table-cell>
          <table:table-cell office:value-type="float" office:value="2160" calcext:value-type="float">
            <text:p>2160</text:p>
          </table:table-cell>
          <table:table-cell table:formula="of:=[.A503]/4096" office:value-type="float" office:value="32.25" calcext:value-type="float">
            <text:p>32.25</text:p>
          </table:table-cell>
          <table:table-cell table:formula="of:=[.B503]/4096" office:value-type="float" office:value="0.52734375" calcext:value-type="float">
            <text:p>0.52734375</text:p>
          </table:table-cell>
        </table:table-row>
        <table:table-row table:style-name="ro1">
          <table:table-cell office:value-type="float" office:value="132352" calcext:value-type="float">
            <text:p>132352</text:p>
          </table:table-cell>
          <table:table-cell office:value-type="float" office:value="2030" calcext:value-type="float">
            <text:p>2030</text:p>
          </table:table-cell>
          <table:table-cell table:formula="of:=[.A504]/4096" office:value-type="float" office:value="32.3125" calcext:value-type="float">
            <text:p>32.3125</text:p>
          </table:table-cell>
          <table:table-cell table:formula="of:=[.B504]/4096" office:value-type="float" office:value="0.49560546875" calcext:value-type="float">
            <text:p>0.49560546875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1898" calcext:value-type="float">
            <text:p>1898</text:p>
          </table:table-cell>
          <table:table-cell table:formula="of:=[.A505]/4096" office:value-type="float" office:value="32.375" calcext:value-type="float">
            <text:p>32.375</text:p>
          </table:table-cell>
          <table:table-cell table:formula="of:=[.B505]/4096" office:value-type="float" office:value="0.46337890625" calcext:value-type="float">
            <text:p>0.46337890625</text:p>
          </table:table-cell>
        </table:table-row>
        <table:table-row table:style-name="ro1">
          <table:table-cell office:value-type="float" office:value="132864" calcext:value-type="float">
            <text:p>132864</text:p>
          </table:table-cell>
          <table:table-cell office:value-type="float" office:value="1764" calcext:value-type="float">
            <text:p>1764</text:p>
          </table:table-cell>
          <table:table-cell table:formula="of:=[.A506]/4096" office:value-type="float" office:value="32.4375" calcext:value-type="float">
            <text:p>32.4375</text:p>
          </table:table-cell>
          <table:table-cell table:formula="of:=[.B506]/4096" office:value-type="float" office:value="0.4306640625" calcext:value-type="float">
            <text:p>0.4306640625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float" office:value="1627" calcext:value-type="float">
            <text:p>1627</text:p>
          </table:table-cell>
          <table:table-cell table:formula="of:=[.A507]/4096" office:value-type="float" office:value="32.5" calcext:value-type="float">
            <text:p>32.5</text:p>
          </table:table-cell>
          <table:table-cell table:formula="of:=[.B507]/4096" office:value-type="float" office:value="0.397216796875" calcext:value-type="float">
            <text:p>0.397216796875</text:p>
          </table:table-cell>
        </table:table-row>
        <table:table-row table:style-name="ro1">
          <table:table-cell office:value-type="float" office:value="133376" calcext:value-type="float">
            <text:p>133376</text:p>
          </table:table-cell>
          <table:table-cell office:value-type="float" office:value="1488" calcext:value-type="float">
            <text:p>1488</text:p>
          </table:table-cell>
          <table:table-cell table:formula="of:=[.A508]/4096" office:value-type="float" office:value="32.5625" calcext:value-type="float">
            <text:p>32.5625</text:p>
          </table:table-cell>
          <table:table-cell table:formula="of:=[.B508]/4096" office:value-type="float" office:value="0.36328125" calcext:value-type="float">
            <text:p>0.36328125</text:p>
          </table:table-cell>
        </table:table-row>
        <table:table-row table:style-name="ro1">
          <table:table-cell office:value-type="float" office:value="133632" calcext:value-type="float">
            <text:p>133632</text:p>
          </table:table-cell>
          <table:table-cell office:value-type="float" office:value="1346" calcext:value-type="float">
            <text:p>1346</text:p>
          </table:table-cell>
          <table:table-cell table:formula="of:=[.A509]/4096" office:value-type="float" office:value="32.625" calcext:value-type="float">
            <text:p>32.625</text:p>
          </table:table-cell>
          <table:table-cell table:formula="of:=[.B509]/4096" office:value-type="float" office:value="0.32861328125" calcext:value-type="float">
            <text:p>0.32861328125</text:p>
          </table:table-cell>
        </table:table-row>
        <table:table-row table:style-name="ro1">
          <table:table-cell office:value-type="float" office:value="133888" calcext:value-type="float">
            <text:p>133888</text:p>
          </table:table-cell>
          <table:table-cell office:value-type="float" office:value="1202" calcext:value-type="float">
            <text:p>1202</text:p>
          </table:table-cell>
          <table:table-cell table:formula="of:=[.A510]/4096" office:value-type="float" office:value="32.6875" calcext:value-type="float">
            <text:p>32.6875</text:p>
          </table:table-cell>
          <table:table-cell table:formula="of:=[.B510]/4096" office:value-type="float" office:value="0.29345703125" calcext:value-type="float">
            <text:p>0.29345703125</text:p>
          </table:table-cell>
        </table:table-row>
        <table:table-row table:style-name="ro1">
          <table:table-cell office:value-type="float" office:value="134144" calcext:value-type="float">
            <text:p>134144</text:p>
          </table:table-cell>
          <table:table-cell office:value-type="float" office:value="1055" calcext:value-type="float">
            <text:p>1055</text:p>
          </table:table-cell>
          <table:table-cell table:formula="of:=[.A511]/4096" office:value-type="float" office:value="32.75" calcext:value-type="float">
            <text:p>32.75</text:p>
          </table:table-cell>
          <table:table-cell table:formula="of:=[.B511]/4096" office:value-type="float" office:value="0.257568359375" calcext:value-type="float">
            <text:p>0.257568359375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float" office:value="906" calcext:value-type="float">
            <text:p>906</text:p>
          </table:table-cell>
          <table:table-cell table:formula="of:=[.A512]/4096" office:value-type="float" office:value="32.8125" calcext:value-type="float">
            <text:p>32.8125</text:p>
          </table:table-cell>
          <table:table-cell table:formula="of:=[.B512]/4096" office:value-type="float" office:value="0.22119140625" calcext:value-type="float">
            <text:p>0.22119140625</text:p>
          </table:table-cell>
        </table:table-row>
        <table:table-row table:style-name="ro1">
          <table:table-cell office:value-type="float" office:value="134656" calcext:value-type="float">
            <text:p>134656</text:p>
          </table:table-cell>
          <table:table-cell office:value-type="float" office:value="754" calcext:value-type="float">
            <text:p>754</text:p>
          </table:table-cell>
          <table:table-cell table:formula="of:=[.A513]/4096" office:value-type="float" office:value="32.875" calcext:value-type="float">
            <text:p>32.875</text:p>
          </table:table-cell>
          <table:table-cell table:formula="of:=[.B513]/4096" office:value-type="float" office:value="0.18408203125" calcext:value-type="float">
            <text:p>0.18408203125</text:p>
          </table:table-cell>
        </table:table-row>
        <table:table-row table:style-name="ro1">
          <table:table-cell office:value-type="float" office:value="134912" calcext:value-type="float">
            <text:p>134912</text:p>
          </table:table-cell>
          <table:table-cell office:value-type="float" office:value="600" calcext:value-type="float">
            <text:p>600</text:p>
          </table:table-cell>
          <table:table-cell table:formula="of:=[.A514]/4096" office:value-type="float" office:value="32.9375" calcext:value-type="float">
            <text:p>32.9375</text:p>
          </table:table-cell>
          <table:table-cell table:formula="of:=[.B514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float" office:value="443" calcext:value-type="float">
            <text:p>443</text:p>
          </table:table-cell>
          <table:table-cell table:formula="of:=[.A515]/4096" office:value-type="float" office:value="33" calcext:value-type="float">
            <text:p>33</text:p>
          </table:table-cell>
          <table:table-cell table:formula="of:=[.B515]/4096" office:value-type="float" office:value="0.108154296875" calcext:value-type="float">
            <text:p>0.108154296875</text:p>
          </table:table-cell>
        </table:table-row>
        <table:table-row table:style-name="ro1">
          <table:table-cell office:value-type="float" office:value="135424" calcext:value-type="float">
            <text:p>135424</text:p>
          </table:table-cell>
          <table:table-cell office:value-type="float" office:value="284" calcext:value-type="float">
            <text:p>284</text:p>
          </table:table-cell>
          <table:table-cell table:formula="of:=[.A516]/4096" office:value-type="float" office:value="33.0625" calcext:value-type="float">
            <text:p>33.0625</text:p>
          </table:table-cell>
          <table:table-cell table:formula="of:=[.B516]/4096" office:value-type="float" office:value="0.0693359375" calcext:value-type="float">
            <text:p>0.0693359375</text:p>
          </table:table-cell>
        </table:table-row>
        <table:table-row table:style-name="ro1">
          <table:table-cell office:value-type="float" office:value="135680" calcext:value-type="float">
            <text:p>135680</text:p>
          </table:table-cell>
          <table:table-cell office:value-type="float" office:value="123" calcext:value-type="float">
            <text:p>123</text:p>
          </table:table-cell>
          <table:table-cell table:formula="of:=[.A517]/4096" office:value-type="float" office:value="33.125" calcext:value-type="float">
            <text:p>33.125</text:p>
          </table:table-cell>
          <table:table-cell table:formula="of:=[.B517]/4096" office:value-type="float" office:value="0.030029296875" calcext:value-type="float">
            <text:p>0.030029296875</text:p>
          </table:table-cell>
        </table:table-row>
        <table:table-row table:style-name="ro1">
          <table:table-cell office:value-type="float" office:value="135936" calcext:value-type="float">
            <text:p>135936</text:p>
          </table:table-cell>
          <table:table-cell office:value-type="float" office:value="0" calcext:value-type="float">
            <text:p>0</text:p>
          </table:table-cell>
          <table:table-cell table:formula="of:=[.A518]/4096" office:value-type="float" office:value="33.1875" calcext:value-type="float">
            <text:p>33.1875</text:p>
          </table:table-cell>
          <table:table-cell table:formula="of:=[.B51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84" calcext:value-type="float">
            <text:p>137984</text:p>
          </table:table-cell>
          <table:table-cell office:value-type="float" office:value="0" calcext:value-type="float">
            <text:p>0</text:p>
          </table:table-cell>
          <table:table-cell table:formula="of:=[.A519]/4096" office:value-type="float" office:value="33.6875" calcext:value-type="float">
            <text:p>33.6875</text:p>
          </table:table-cell>
          <table:table-cell table:formula="of:=[.B51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40" calcext:value-type="float">
            <text:p>138240</text:p>
          </table:table-cell>
          <table:table-cell office:value-type="float" office:value="130" calcext:value-type="float">
            <text:p>130</text:p>
          </table:table-cell>
          <table:table-cell table:formula="of:=[.A520]/4096" office:value-type="float" office:value="33.75" calcext:value-type="float">
            <text:p>33.75</text:p>
          </table:table-cell>
          <table:table-cell table:formula="of:=[.B520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138496" calcext:value-type="float">
            <text:p>138496</text:p>
          </table:table-cell>
          <table:table-cell office:value-type="float" office:value="258" calcext:value-type="float">
            <text:p>258</text:p>
          </table:table-cell>
          <table:table-cell table:formula="of:=[.A521]/4096" office:value-type="float" office:value="33.8125" calcext:value-type="float">
            <text:p>33.8125</text:p>
          </table:table-cell>
          <table:table-cell table:formula="of:=[.B521]/4096" office:value-type="float" office:value="0.06298828125" calcext:value-type="float">
            <text:p>0.06298828125</text:p>
          </table:table-cell>
        </table:table-row>
        <table:table-row table:style-name="ro1">
          <table:table-cell office:value-type="float" office:value="138752" calcext:value-type="float">
            <text:p>138752</text:p>
          </table:table-cell>
          <table:table-cell office:value-type="float" office:value="384" calcext:value-type="float">
            <text:p>384</text:p>
          </table:table-cell>
          <table:table-cell table:formula="of:=[.A522]/4096" office:value-type="float" office:value="33.875" calcext:value-type="float">
            <text:p>33.875</text:p>
          </table:table-cell>
          <table:table-cell table:formula="of:=[.B522]/4096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39008" calcext:value-type="float">
            <text:p>139008</text:p>
          </table:table-cell>
          <table:table-cell office:value-type="float" office:value="507" calcext:value-type="float">
            <text:p>507</text:p>
          </table:table-cell>
          <table:table-cell table:formula="of:=[.A523]/4096" office:value-type="float" office:value="33.9375" calcext:value-type="float">
            <text:p>33.9375</text:p>
          </table:table-cell>
          <table:table-cell table:formula="of:=[.B523]/4096" office:value-type="float" office:value="0.123779296875" calcext:value-type="float">
            <text:p>0.123779296875</text:p>
          </table:table-cell>
        </table:table-row>
        <table:table-row table:style-name="ro1">
          <table:table-cell office:value-type="float" office:value="139264" calcext:value-type="float">
            <text:p>139264</text:p>
          </table:table-cell>
          <table:table-cell office:value-type="float" office:value="628" calcext:value-type="float">
            <text:p>628</text:p>
          </table:table-cell>
          <table:table-cell table:formula="of:=[.A524]/4096" office:value-type="float" office:value="34" calcext:value-type="float">
            <text:p>34</text:p>
          </table:table-cell>
          <table:table-cell table:formula="of:=[.B524]/4096" office:value-type="float" office:value="0.1533203125" calcext:value-type="float">
            <text:p>0.1533203125</text:p>
          </table:table-cell>
        </table:table-row>
        <table:table-row table:style-name="ro1">
          <table:table-cell office:value-type="float" office:value="139520" calcext:value-type="float">
            <text:p>139520</text:p>
          </table:table-cell>
          <table:table-cell office:value-type="float" office:value="746" calcext:value-type="float">
            <text:p>746</text:p>
          </table:table-cell>
          <table:table-cell table:formula="of:=[.A525]/4096" office:value-type="float" office:value="34.0625" calcext:value-type="float">
            <text:p>34.0625</text:p>
          </table:table-cell>
          <table:table-cell table:formula="of:=[.B525]/4096" office:value-type="float" office:value="0.18212890625" calcext:value-type="float">
            <text:p>0.18212890625</text:p>
          </table:table-cell>
        </table:table-row>
        <table:table-row table:style-name="ro1">
          <table:table-cell office:value-type="float" office:value="139776" calcext:value-type="float">
            <text:p>139776</text:p>
          </table:table-cell>
          <table:table-cell office:value-type="float" office:value="862" calcext:value-type="float">
            <text:p>862</text:p>
          </table:table-cell>
          <table:table-cell table:formula="of:=[.A526]/4096" office:value-type="float" office:value="34.125" calcext:value-type="float">
            <text:p>34.125</text:p>
          </table:table-cell>
          <table:table-cell table:formula="of:=[.B526]/4096" office:value-type="float" office:value="0.21044921875" calcext:value-type="float">
            <text:p>0.21044921875</text:p>
          </table:table-cell>
        </table:table-row>
        <table:table-row table:style-name="ro1">
          <table:table-cell office:value-type="float" office:value="140032" calcext:value-type="float">
            <text:p>140032</text:p>
          </table:table-cell>
          <table:table-cell office:value-type="float" office:value="975" calcext:value-type="float">
            <text:p>975</text:p>
          </table:table-cell>
          <table:table-cell table:formula="of:=[.A527]/4096" office:value-type="float" office:value="34.1875" calcext:value-type="float">
            <text:p>34.1875</text:p>
          </table:table-cell>
          <table:table-cell table:formula="of:=[.B527]/4096" office:value-type="float" office:value="0.238037109375" calcext:value-type="float">
            <text:p>0.238037109375</text:p>
          </table:table-cell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1086" calcext:value-type="float">
            <text:p>1086</text:p>
          </table:table-cell>
          <table:table-cell table:formula="of:=[.A528]/4096" office:value-type="float" office:value="34.25" calcext:value-type="float">
            <text:p>34.25</text:p>
          </table:table-cell>
          <table:table-cell table:formula="of:=[.B528]/4096" office:value-type="float" office:value="0.26513671875" calcext:value-type="float">
            <text:p>0.26513671875</text:p>
          </table:table-cell>
        </table:table-row>
        <table:table-row table:style-name="ro1">
          <table:table-cell office:value-type="float" office:value="140544" calcext:value-type="float">
            <text:p>140544</text:p>
          </table:table-cell>
          <table:table-cell office:value-type="float" office:value="1194" calcext:value-type="float">
            <text:p>1194</text:p>
          </table:table-cell>
          <table:table-cell table:formula="of:=[.A529]/4096" office:value-type="float" office:value="34.3125" calcext:value-type="float">
            <text:p>34.3125</text:p>
          </table:table-cell>
          <table:table-cell table:formula="of:=[.B529]/4096" office:value-type="float" office:value="0.29150390625" calcext:value-type="float">
            <text:p>0.29150390625</text:p>
          </table:table-cell>
        </table:table-row>
        <table:table-row table:style-name="ro1">
          <table:table-cell office:value-type="float" office:value="140800" calcext:value-type="float">
            <text:p>140800</text:p>
          </table:table-cell>
          <table:table-cell office:value-type="float" office:value="1300" calcext:value-type="float">
            <text:p>1300</text:p>
          </table:table-cell>
          <table:table-cell table:formula="of:=[.A530]/4096" office:value-type="float" office:value="34.375" calcext:value-type="float">
            <text:p>34.375</text:p>
          </table:table-cell>
          <table:table-cell table:formula="of:=[.B530]/4096" office:value-type="float" office:value="0.3173828125" calcext:value-type="float">
            <text:p>0.3173828125</text:p>
          </table:table-cell>
        </table:table-row>
        <table:table-row table:style-name="ro1">
          <table:table-cell office:value-type="float" office:value="141056" calcext:value-type="float">
            <text:p>141056</text:p>
          </table:table-cell>
          <table:table-cell office:value-type="float" office:value="1403" calcext:value-type="float">
            <text:p>1403</text:p>
          </table:table-cell>
          <table:table-cell table:formula="of:=[.A531]/4096" office:value-type="float" office:value="34.4375" calcext:value-type="float">
            <text:p>34.4375</text:p>
          </table:table-cell>
          <table:table-cell table:formula="of:=[.B531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41312" calcext:value-type="float">
            <text:p>141312</text:p>
          </table:table-cell>
          <table:table-cell office:value-type="float" office:value="1504" calcext:value-type="float">
            <text:p>1504</text:p>
          </table:table-cell>
          <table:table-cell table:formula="of:=[.A532]/4096" office:value-type="float" office:value="34.5" calcext:value-type="float">
            <text:p>34.5</text:p>
          </table:table-cell>
          <table:table-cell table:formula="of:=[.B532]/4096" office:value-type="float" office:value="0.3671875" calcext:value-type="float">
            <text:p>0.3671875</text:p>
          </table:table-cell>
        </table:table-row>
        <table:table-row table:style-name="ro1">
          <table:table-cell office:value-type="float" office:value="141568" calcext:value-type="float">
            <text:p>141568</text:p>
          </table:table-cell>
          <table:table-cell office:value-type="float" office:value="1603" calcext:value-type="float">
            <text:p>1603</text:p>
          </table:table-cell>
          <table:table-cell table:formula="of:=[.A533]/4096" office:value-type="float" office:value="34.5625" calcext:value-type="float">
            <text:p>34.5625</text:p>
          </table:table-cell>
          <table:table-cell table:formula="of:=[.B533]/4096" office:value-type="float" office:value="0.391357421875" calcext:value-type="float">
            <text:p>0.391357421875</text:p>
          </table:table-cell>
        </table:table-row>
        <table:table-row table:style-name="ro1">
          <table:table-cell office:value-type="float" office:value="141824" calcext:value-type="float">
            <text:p>141824</text:p>
          </table:table-cell>
          <table:table-cell office:value-type="float" office:value="1699" calcext:value-type="float">
            <text:p>1699</text:p>
          </table:table-cell>
          <table:table-cell table:formula="of:=[.A534]/4096" office:value-type="float" office:value="34.625" calcext:value-type="float">
            <text:p>34.625</text:p>
          </table:table-cell>
          <table:table-cell table:formula="of:=[.B534]/4096" office:value-type="float" office:value="0.414794921875" calcext:value-type="float">
            <text:p>0.414794921875</text:p>
          </table:table-cell>
        </table:table-row>
        <table:table-row table:style-name="ro1">
          <table:table-cell office:value-type="float" office:value="142080" calcext:value-type="float">
            <text:p>142080</text:p>
          </table:table-cell>
          <table:table-cell office:value-type="float" office:value="1793" calcext:value-type="float">
            <text:p>1793</text:p>
          </table:table-cell>
          <table:table-cell table:formula="of:=[.A535]/4096" office:value-type="float" office:value="34.6875" calcext:value-type="float">
            <text:p>34.6875</text:p>
          </table:table-cell>
          <table:table-cell table:formula="of:=[.B535]/4096" office:value-type="float" office:value="0.437744140625" calcext:value-type="float">
            <text:p>0.437744140625</text:p>
          </table:table-cell>
        </table:table-row>
        <table:table-row table:style-name="ro1">
          <table:table-cell office:value-type="float" office:value="142336" calcext:value-type="float">
            <text:p>142336</text:p>
          </table:table-cell>
          <table:table-cell office:value-type="float" office:value="1884" calcext:value-type="float">
            <text:p>1884</text:p>
          </table:table-cell>
          <table:table-cell table:formula="of:=[.A536]/4096" office:value-type="float" office:value="34.75" calcext:value-type="float">
            <text:p>34.75</text:p>
          </table:table-cell>
          <table:table-cell table:formula="of:=[.B536]/4096" office:value-type="float" office:value="0.4599609375" calcext:value-type="float">
            <text:p>0.4599609375</text:p>
          </table:table-cell>
        </table:table-row>
        <table:table-row table:style-name="ro1">
          <table:table-cell office:value-type="float" office:value="142592" calcext:value-type="float">
            <text:p>142592</text:p>
          </table:table-cell>
          <table:table-cell office:value-type="float" office:value="1973" calcext:value-type="float">
            <text:p>1973</text:p>
          </table:table-cell>
          <table:table-cell table:formula="of:=[.A537]/4096" office:value-type="float" office:value="34.8125" calcext:value-type="float">
            <text:p>34.8125</text:p>
          </table:table-cell>
          <table:table-cell table:formula="of:=[.B537]/4096" office:value-type="float" office:value="0.481689453125" calcext:value-type="float">
            <text:p>0.481689453125</text:p>
          </table:table-cell>
        </table:table-row>
        <table:table-row table:style-name="ro1">
          <table:table-cell office:value-type="float" office:value="142848" calcext:value-type="float">
            <text:p>142848</text:p>
          </table:table-cell>
          <table:table-cell office:value-type="float" office:value="2059" calcext:value-type="float">
            <text:p>2059</text:p>
          </table:table-cell>
          <table:table-cell table:formula="of:=[.A538]/4096" office:value-type="float" office:value="34.875" calcext:value-type="float">
            <text:p>34.875</text:p>
          </table:table-cell>
          <table:table-cell table:formula="of:=[.B538]/4096" office:value-type="float" office:value="0.502685546875" calcext:value-type="float">
            <text:p>0.502685546875</text:p>
          </table:table-cell>
        </table:table-row>
        <table:table-row table:style-name="ro1">
          <table:table-cell office:value-type="float" office:value="143104" calcext:value-type="float">
            <text:p>143104</text:p>
          </table:table-cell>
          <table:table-cell office:value-type="float" office:value="2143" calcext:value-type="float">
            <text:p>2143</text:p>
          </table:table-cell>
          <table:table-cell table:formula="of:=[.A539]/4096" office:value-type="float" office:value="34.9375" calcext:value-type="float">
            <text:p>34.9375</text:p>
          </table:table-cell>
          <table:table-cell table:formula="of:=[.B539]/4096" office:value-type="float" office:value="0.523193359375" calcext:value-type="float">
            <text:p>0.523193359375</text:p>
          </table:table-cell>
        </table:table-row>
        <table:table-row table:style-name="ro1">
          <table:table-cell office:value-type="float" office:value="143360" calcext:value-type="float">
            <text:p>143360</text:p>
          </table:table-cell>
          <table:table-cell office:value-type="float" office:value="2224" calcext:value-type="float">
            <text:p>2224</text:p>
          </table:table-cell>
          <table:table-cell table:formula="of:=[.A540]/4096" office:value-type="float" office:value="35" calcext:value-type="float">
            <text:p>35</text:p>
          </table:table-cell>
          <table:table-cell table:formula="of:=[.B540]/4096" office:value-type="float" office:value="0.54296875" calcext:value-type="float">
            <text:p>0.54296875</text:p>
          </table:table-cell>
        </table:table-row>
        <table:table-row table:style-name="ro1">
          <table:table-cell office:value-type="float" office:value="143616" calcext:value-type="float">
            <text:p>143616</text:p>
          </table:table-cell>
          <table:table-cell office:value-type="float" office:value="2303" calcext:value-type="float">
            <text:p>2303</text:p>
          </table:table-cell>
          <table:table-cell table:formula="of:=[.A541]/4096" office:value-type="float" office:value="35.0625" calcext:value-type="float">
            <text:p>35.0625</text:p>
          </table:table-cell>
          <table:table-cell table:formula="of:=[.B541]/4096" office:value-type="float" office:value="0.562255859375" calcext:value-type="float">
            <text:p>0.562255859375</text:p>
          </table:table-cell>
        </table:table-row>
        <table:table-row table:style-name="ro1">
          <table:table-cell office:value-type="float" office:value="143872" calcext:value-type="float">
            <text:p>143872</text:p>
          </table:table-cell>
          <table:table-cell office:value-type="float" office:value="2380" calcext:value-type="float">
            <text:p>2380</text:p>
          </table:table-cell>
          <table:table-cell table:formula="of:=[.A542]/4096" office:value-type="float" office:value="35.125" calcext:value-type="float">
            <text:p>35.125</text:p>
          </table:table-cell>
          <table:table-cell table:formula="of:=[.B542]/4096" office:value-type="float" office:value="0.5810546875" calcext:value-type="float">
            <text:p>0.5810546875</text:p>
          </table:table-cell>
        </table:table-row>
        <table:table-row table:style-name="ro1">
          <table:table-cell office:value-type="float" office:value="144128" calcext:value-type="float">
            <text:p>144128</text:p>
          </table:table-cell>
          <table:table-cell office:value-type="float" office:value="2454" calcext:value-type="float">
            <text:p>2454</text:p>
          </table:table-cell>
          <table:table-cell table:formula="of:=[.A543]/4096" office:value-type="float" office:value="35.1875" calcext:value-type="float">
            <text:p>35.1875</text:p>
          </table:table-cell>
          <table:table-cell table:formula="of:=[.B543]/4096" office:value-type="float" office:value="0.59912109375" calcext:value-type="float">
            <text:p>0.59912109375</text:p>
          </table:table-cell>
        </table:table-row>
        <table:table-row table:style-name="ro1">
          <table:table-cell office:value-type="float" office:value="144384" calcext:value-type="float">
            <text:p>144384</text:p>
          </table:table-cell>
          <table:table-cell office:value-type="float" office:value="2526" calcext:value-type="float">
            <text:p>2526</text:p>
          </table:table-cell>
          <table:table-cell table:formula="of:=[.A544]/4096" office:value-type="float" office:value="35.25" calcext:value-type="float">
            <text:p>35.25</text:p>
          </table:table-cell>
          <table:table-cell table:formula="of:=[.B544]/4096" office:value-type="float" office:value="0.61669921875" calcext:value-type="float">
            <text:p>0.61669921875</text:p>
          </table:table-cell>
        </table:table-row>
        <table:table-row table:style-name="ro1">
          <table:table-cell office:value-type="float" office:value="144640" calcext:value-type="float">
            <text:p>144640</text:p>
          </table:table-cell>
          <table:table-cell office:value-type="float" office:value="2595" calcext:value-type="float">
            <text:p>2595</text:p>
          </table:table-cell>
          <table:table-cell table:formula="of:=[.A545]/4096" office:value-type="float" office:value="35.3125" calcext:value-type="float">
            <text:p>35.3125</text:p>
          </table:table-cell>
          <table:table-cell table:formula="of:=[.B545]/4096" office:value-type="float" office:value="0.633544921875" calcext:value-type="float">
            <text:p>0.633544921875</text:p>
          </table:table-cell>
        </table:table-row>
        <table:table-row table:style-name="ro1">
          <table:table-cell office:value-type="float" office:value="144896" calcext:value-type="float">
            <text:p>144896</text:p>
          </table:table-cell>
          <table:table-cell office:value-type="float" office:value="2662" calcext:value-type="float">
            <text:p>2662</text:p>
          </table:table-cell>
          <table:table-cell table:formula="of:=[.A546]/4096" office:value-type="float" office:value="35.375" calcext:value-type="float">
            <text:p>35.375</text:p>
          </table:table-cell>
          <table:table-cell table:formula="of:=[.B546]/4096" office:value-type="float" office:value="0.64990234375" calcext:value-type="float">
            <text:p>0.64990234375</text:p>
          </table:table-cell>
        </table:table-row>
        <table:table-row table:style-name="ro1">
          <table:table-cell office:value-type="float" office:value="145152" calcext:value-type="float">
            <text:p>145152</text:p>
          </table:table-cell>
          <table:table-cell office:value-type="float" office:value="2726" calcext:value-type="float">
            <text:p>2726</text:p>
          </table:table-cell>
          <table:table-cell table:formula="of:=[.A547]/4096" office:value-type="float" office:value="35.4375" calcext:value-type="float">
            <text:p>35.4375</text:p>
          </table:table-cell>
          <table:table-cell table:formula="of:=[.B547]/4096" office:value-type="float" office:value="0.66552734375" calcext:value-type="float">
            <text:p>0.66552734375</text:p>
          </table:table-cell>
        </table:table-row>
        <table:table-row table:style-name="ro1">
          <table:table-cell office:value-type="float" office:value="145408" calcext:value-type="float">
            <text:p>145408</text:p>
          </table:table-cell>
          <table:table-cell office:value-type="float" office:value="2788" calcext:value-type="float">
            <text:p>2788</text:p>
          </table:table-cell>
          <table:table-cell table:formula="of:=[.A548]/4096" office:value-type="float" office:value="35.5" calcext:value-type="float">
            <text:p>35.5</text:p>
          </table:table-cell>
          <table:table-cell table:formula="of:=[.B548]/4096" office:value-type="float" office:value="0.6806640625" calcext:value-type="float">
            <text:p>0.6806640625</text:p>
          </table:table-cell>
        </table:table-row>
        <table:table-row table:style-name="ro1">
          <table:table-cell office:value-type="float" office:value="145664" calcext:value-type="float">
            <text:p>145664</text:p>
          </table:table-cell>
          <table:table-cell office:value-type="float" office:value="2847" calcext:value-type="float">
            <text:p>2847</text:p>
          </table:table-cell>
          <table:table-cell table:formula="of:=[.A549]/4096" office:value-type="float" office:value="35.5625" calcext:value-type="float">
            <text:p>35.5625</text:p>
          </table:table-cell>
          <table:table-cell table:formula="of:=[.B549]/4096" office:value-type="float" office:value="0.695068359375" calcext:value-type="float">
            <text:p>0.695068359375</text:p>
          </table:table-cell>
        </table:table-row>
        <table:table-row table:style-name="ro1">
          <table:table-cell office:value-type="float" office:value="145920" calcext:value-type="float">
            <text:p>145920</text:p>
          </table:table-cell>
          <table:table-cell office:value-type="float" office:value="2904" calcext:value-type="float">
            <text:p>2904</text:p>
          </table:table-cell>
          <table:table-cell table:formula="of:=[.A550]/4096" office:value-type="float" office:value="35.625" calcext:value-type="float">
            <text:p>35.625</text:p>
          </table:table-cell>
          <table:table-cell table:formula="of:=[.B550]/4096" office:value-type="float" office:value="0.708984375" calcext:value-type="float">
            <text:p>0.708984375</text:p>
          </table:table-cell>
        </table:table-row>
        <table:table-row table:style-name="ro1">
          <table:table-cell office:value-type="float" office:value="146176" calcext:value-type="float">
            <text:p>146176</text:p>
          </table:table-cell>
          <table:table-cell office:value-type="float" office:value="2958" calcext:value-type="float">
            <text:p>2958</text:p>
          </table:table-cell>
          <table:table-cell table:formula="of:=[.A551]/4096" office:value-type="float" office:value="35.6875" calcext:value-type="float">
            <text:p>35.6875</text:p>
          </table:table-cell>
          <table:table-cell table:formula="of:=[.B551]/4096" office:value-type="float" office:value="0.72216796875" calcext:value-type="float">
            <text:p>0.72216796875</text:p>
          </table:table-cell>
        </table:table-row>
        <table:table-row table:style-name="ro1">
          <table:table-cell office:value-type="float" office:value="146432" calcext:value-type="float">
            <text:p>146432</text:p>
          </table:table-cell>
          <table:table-cell office:value-type="float" office:value="3010" calcext:value-type="float">
            <text:p>3010</text:p>
          </table:table-cell>
          <table:table-cell table:formula="of:=[.A552]/4096" office:value-type="float" office:value="35.75" calcext:value-type="float">
            <text:p>35.75</text:p>
          </table:table-cell>
          <table:table-cell table:formula="of:=[.B552]/4096" office:value-type="float" office:value="0.73486328125" calcext:value-type="float">
            <text:p>0.73486328125</text:p>
          </table:table-cell>
        </table:table-row>
        <table:table-row table:style-name="ro1">
          <table:table-cell office:value-type="float" office:value="146688" calcext:value-type="float">
            <text:p>146688</text:p>
          </table:table-cell>
          <table:table-cell office:value-type="float" office:value="3060" calcext:value-type="float">
            <text:p>3060</text:p>
          </table:table-cell>
          <table:table-cell table:formula="of:=[.A553]/4096" office:value-type="float" office:value="35.8125" calcext:value-type="float">
            <text:p>35.8125</text:p>
          </table:table-cell>
          <table:table-cell table:formula="of:=[.B553]/4096" office:value-type="float" office:value="0.7470703125" calcext:value-type="float">
            <text:p>0.7470703125</text:p>
          </table:table-cell>
        </table:table-row>
        <table:table-row table:style-name="ro1">
          <table:table-cell office:value-type="float" office:value="146944" calcext:value-type="float">
            <text:p>146944</text:p>
          </table:table-cell>
          <table:table-cell office:value-type="float" office:value="3107" calcext:value-type="float">
            <text:p>3107</text:p>
          </table:table-cell>
          <table:table-cell table:formula="of:=[.A554]/4096" office:value-type="float" office:value="35.875" calcext:value-type="float">
            <text:p>35.875</text:p>
          </table:table-cell>
          <table:table-cell table:formula="of:=[.B554]/4096" office:value-type="float" office:value="0.758544921875" calcext:value-type="float">
            <text:p>0.758544921875</text:p>
          </table:table-cell>
        </table:table-row>
        <table:table-row table:style-name="ro1">
          <table:table-cell office:value-type="float" office:value="147200" calcext:value-type="float">
            <text:p>147200</text:p>
          </table:table-cell>
          <table:table-cell office:value-type="float" office:value="3152" calcext:value-type="float">
            <text:p>3152</text:p>
          </table:table-cell>
          <table:table-cell table:formula="of:=[.A555]/4096" office:value-type="float" office:value="35.9375" calcext:value-type="float">
            <text:p>35.9375</text:p>
          </table:table-cell>
          <table:table-cell table:formula="of:=[.B555]/4096" office:value-type="float" office:value="0.76953125" calcext:value-type="float">
            <text:p>0.76953125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float" office:value="3194" calcext:value-type="float">
            <text:p>3194</text:p>
          </table:table-cell>
          <table:table-cell table:formula="of:=[.A556]/4096" office:value-type="float" office:value="36" calcext:value-type="float">
            <text:p>36</text:p>
          </table:table-cell>
          <table:table-cell table:formula="of:=[.B556]/4096" office:value-type="float" office:value="0.77978515625" calcext:value-type="float">
            <text:p>0.77978515625</text:p>
          </table:table-cell>
        </table:table-row>
        <table:table-row table:style-name="ro1">
          <table:table-cell office:value-type="float" office:value="147712" calcext:value-type="float">
            <text:p>147712</text:p>
          </table:table-cell>
          <table:table-cell office:value-type="float" office:value="3234" calcext:value-type="float">
            <text:p>3234</text:p>
          </table:table-cell>
          <table:table-cell table:formula="of:=[.A557]/4096" office:value-type="float" office:value="36.0625" calcext:value-type="float">
            <text:p>36.0625</text:p>
          </table:table-cell>
          <table:table-cell table:formula="of:=[.B557]/4096" office:value-type="float" office:value="0.78955078125" calcext:value-type="float">
            <text:p>0.78955078125</text:p>
          </table:table-cell>
        </table:table-row>
        <table:table-row table:style-name="ro1">
          <table:table-cell office:value-type="float" office:value="147968" calcext:value-type="float">
            <text:p>147968</text:p>
          </table:table-cell>
          <table:table-cell office:value-type="float" office:value="3271" calcext:value-type="float">
            <text:p>3271</text:p>
          </table:table-cell>
          <table:table-cell table:formula="of:=[.A558]/4096" office:value-type="float" office:value="36.125" calcext:value-type="float">
            <text:p>36.125</text:p>
          </table:table-cell>
          <table:table-cell table:formula="of:=[.B558]/4096" office:value-type="float" office:value="0.798583984375" calcext:value-type="float">
            <text:p>0.798583984375</text:p>
          </table:table-cell>
        </table:table-row>
        <table:table-row table:style-name="ro1">
          <table:table-cell office:value-type="float" office:value="148224" calcext:value-type="float">
            <text:p>148224</text:p>
          </table:table-cell>
          <table:table-cell office:value-type="float" office:value="3306" calcext:value-type="float">
            <text:p>3306</text:p>
          </table:table-cell>
          <table:table-cell table:formula="of:=[.A559]/4096" office:value-type="float" office:value="36.1875" calcext:value-type="float">
            <text:p>36.1875</text:p>
          </table:table-cell>
          <table:table-cell table:formula="of:=[.B559]/4096" office:value-type="float" office:value="0.80712890625" calcext:value-type="float">
            <text:p>0.80712890625</text:p>
          </table:table-cell>
        </table:table-row>
        <table:table-row table:style-name="ro1">
          <table:table-cell office:value-type="float" office:value="148480" calcext:value-type="float">
            <text:p>148480</text:p>
          </table:table-cell>
          <table:table-cell office:value-type="float" office:value="3338" calcext:value-type="float">
            <text:p>3338</text:p>
          </table:table-cell>
          <table:table-cell table:formula="of:=[.A560]/4096" office:value-type="float" office:value="36.25" calcext:value-type="float">
            <text:p>36.25</text:p>
          </table:table-cell>
          <table:table-cell table:formula="of:=[.B560]/4096" office:value-type="float" office:value="0.81494140625" calcext:value-type="float">
            <text:p>0.81494140625</text:p>
          </table:table-cell>
        </table:table-row>
        <table:table-row table:style-name="ro1">
          <table:table-cell office:value-type="float" office:value="148736" calcext:value-type="float">
            <text:p>148736</text:p>
          </table:table-cell>
          <table:table-cell office:value-type="float" office:value="3368" calcext:value-type="float">
            <text:p>3368</text:p>
          </table:table-cell>
          <table:table-cell table:formula="of:=[.A561]/4096" office:value-type="float" office:value="36.3125" calcext:value-type="float">
            <text:p>36.3125</text:p>
          </table:table-cell>
          <table:table-cell table:formula="of:=[.B561]/4096" office:value-type="float" office:value="0.822265625" calcext:value-type="float">
            <text:p>0.822265625</text:p>
          </table:table-cell>
        </table:table-row>
        <table:table-row table:style-name="ro1">
          <table:table-cell office:value-type="float" office:value="148992" calcext:value-type="float">
            <text:p>148992</text:p>
          </table:table-cell>
          <table:table-cell office:value-type="float" office:value="3395" calcext:value-type="float">
            <text:p>3395</text:p>
          </table:table-cell>
          <table:table-cell table:formula="of:=[.A562]/4096" office:value-type="float" office:value="36.375" calcext:value-type="float">
            <text:p>36.375</text:p>
          </table:table-cell>
          <table:table-cell table:formula="of:=[.B562]/4096" office:value-type="float" office:value="0.828857421875" calcext:value-type="float">
            <text:p>0.828857421875</text:p>
          </table:table-cell>
        </table:table-row>
        <table:table-row table:style-name="ro1">
          <table:table-cell office:value-type="float" office:value="149248" calcext:value-type="float">
            <text:p>149248</text:p>
          </table:table-cell>
          <table:table-cell office:value-type="float" office:value="3420" calcext:value-type="float">
            <text:p>3420</text:p>
          </table:table-cell>
          <table:table-cell table:formula="of:=[.A563]/4096" office:value-type="float" office:value="36.4375" calcext:value-type="float">
            <text:p>36.4375</text:p>
          </table:table-cell>
          <table:table-cell table:formula="of:=[.B563]/4096" office:value-type="float" office:value="0.8349609375" calcext:value-type="float">
            <text:p>0.8349609375</text:p>
          </table:table-cell>
        </table:table-row>
        <table:table-row table:style-name="ro1">
          <table:table-cell office:value-type="float" office:value="149504" calcext:value-type="float">
            <text:p>149504</text:p>
          </table:table-cell>
          <table:table-cell office:value-type="float" office:value="3443" calcext:value-type="float">
            <text:p>3443</text:p>
          </table:table-cell>
          <table:table-cell table:formula="of:=[.A564]/4096" office:value-type="float" office:value="36.5" calcext:value-type="float">
            <text:p>36.5</text:p>
          </table:table-cell>
          <table:table-cell table:formula="of:=[.B564]/4096" office:value-type="float" office:value="0.840576171875" calcext:value-type="float">
            <text:p>0.840576171875</text:p>
          </table:table-cell>
        </table:table-row>
        <table:table-row table:style-name="ro1">
          <table:table-cell office:value-type="float" office:value="149760" calcext:value-type="float">
            <text:p>149760</text:p>
          </table:table-cell>
          <table:table-cell office:value-type="float" office:value="3463" calcext:value-type="float">
            <text:p>3463</text:p>
          </table:table-cell>
          <table:table-cell table:formula="of:=[.A565]/4096" office:value-type="float" office:value="36.5625" calcext:value-type="float">
            <text:p>36.5625</text:p>
          </table:table-cell>
          <table:table-cell table:formula="of:=[.B565]/4096" office:value-type="float" office:value="0.845458984375" calcext:value-type="float">
            <text:p>0.84545898437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3481" calcext:value-type="float">
            <text:p>3481</text:p>
          </table:table-cell>
          <table:table-cell table:formula="of:=[.A566]/4096" office:value-type="float" office:value="36.625" calcext:value-type="float">
            <text:p>36.625</text:p>
          </table:table-cell>
          <table:table-cell table:formula="of:=[.B566]/4096" office:value-type="float" office:value="0.849853515625" calcext:value-type="float">
            <text:p>0.849853515625</text:p>
          </table:table-cell>
        </table:table-row>
        <table:table-row table:style-name="ro1">
          <table:table-cell office:value-type="float" office:value="150272" calcext:value-type="float">
            <text:p>150272</text:p>
          </table:table-cell>
          <table:table-cell office:value-type="float" office:value="3496" calcext:value-type="float">
            <text:p>3496</text:p>
          </table:table-cell>
          <table:table-cell table:formula="of:=[.A567]/4096" office:value-type="float" office:value="36.6875" calcext:value-type="float">
            <text:p>36.6875</text:p>
          </table:table-cell>
          <table:table-cell table:formula="of:=[.B567]/4096" office:value-type="float" office:value="0.853515625" calcext:value-type="float">
            <text:p>0.853515625</text:p>
          </table:table-cell>
        </table:table-row>
        <table:table-row table:style-name="ro1">
          <table:table-cell office:value-type="float" office:value="150528" calcext:value-type="float">
            <text:p>150528</text:p>
          </table:table-cell>
          <table:table-cell office:value-type="float" office:value="3509" calcext:value-type="float">
            <text:p>3509</text:p>
          </table:table-cell>
          <table:table-cell table:formula="of:=[.A568]/4096" office:value-type="float" office:value="36.75" calcext:value-type="float">
            <text:p>36.75</text:p>
          </table:table-cell>
          <table:table-cell table:formula="of:=[.B568]/4096" office:value-type="float" office:value="0.856689453125" calcext:value-type="float">
            <text:p>0.856689453125</text:p>
          </table:table-cell>
        </table:table-row>
        <table:table-row table:style-name="ro1">
          <table:table-cell office:value-type="float" office:value="150784" calcext:value-type="float">
            <text:p>150784</text:p>
          </table:table-cell>
          <table:table-cell office:value-type="float" office:value="3519" calcext:value-type="float">
            <text:p>3519</text:p>
          </table:table-cell>
          <table:table-cell table:formula="of:=[.A569]/4096" office:value-type="float" office:value="36.8125" calcext:value-type="float">
            <text:p>36.8125</text:p>
          </table:table-cell>
          <table:table-cell table:formula="of:=[.B569]/4096" office:value-type="float" office:value="0.859130859375" calcext:value-type="float">
            <text:p>0.859130859375</text:p>
          </table:table-cell>
        </table:table-row>
        <table:table-row table:style-name="ro1">
          <table:table-cell office:value-type="float" office:value="151040" calcext:value-type="float">
            <text:p>151040</text:p>
          </table:table-cell>
          <table:table-cell office:value-type="float" office:value="3527" calcext:value-type="float">
            <text:p>3527</text:p>
          </table:table-cell>
          <table:table-cell table:formula="of:=[.A570]/4096" office:value-type="float" office:value="36.875" calcext:value-type="float">
            <text:p>36.875</text:p>
          </table:table-cell>
          <table:table-cell table:formula="of:=[.B570]/4096" office:value-type="float" office:value="0.861083984375" calcext:value-type="float">
            <text:p>0.861083984375</text:p>
          </table:table-cell>
        </table:table-row>
        <table:table-row table:style-name="ro1">
          <table:table-cell office:value-type="float" office:value="151296" calcext:value-type="float">
            <text:p>151296</text:p>
          </table:table-cell>
          <table:table-cell office:value-type="float" office:value="3532" calcext:value-type="float">
            <text:p>3532</text:p>
          </table:table-cell>
          <table:table-cell table:formula="of:=[.A571]/4096" office:value-type="float" office:value="36.9375" calcext:value-type="float">
            <text:p>36.9375</text:p>
          </table:table-cell>
          <table:table-cell table:formula="of:=[.B571]/4096" office:value-type="float" office:value="0.8623046875" calcext:value-type="float">
            <text:p>0.8623046875</text:p>
          </table:table-cell>
        </table:table-row>
        <table:table-row table:style-name="ro1">
          <table:table-cell office:value-type="float" office:value="151552" calcext:value-type="float">
            <text:p>151552</text:p>
          </table:table-cell>
          <table:table-cell office:value-type="float" office:value="3535" calcext:value-type="float">
            <text:p>3535</text:p>
          </table:table-cell>
          <table:table-cell table:formula="of:=[.A572]/4096" office:value-type="float" office:value="37" calcext:value-type="float">
            <text:p>37</text:p>
          </table:table-cell>
          <table:table-cell table:formula="of:=[.B57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1808" calcext:value-type="float">
            <text:p>151808</text:p>
          </table:table-cell>
          <table:table-cell office:value-type="float" office:value="3535" calcext:value-type="float">
            <text:p>3535</text:p>
          </table:table-cell>
          <table:table-cell table:formula="of:=[.A573]/4096" office:value-type="float" office:value="37.0625" calcext:value-type="float">
            <text:p>37.0625</text:p>
          </table:table-cell>
          <table:table-cell table:formula="of:=[.B573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064" calcext:value-type="float">
            <text:p>152064</text:p>
          </table:table-cell>
          <table:table-cell office:value-type="float" office:value="3535" calcext:value-type="float">
            <text:p>3535</text:p>
          </table:table-cell>
          <table:table-cell table:formula="of:=[.A574]/4096" office:value-type="float" office:value="37.125" calcext:value-type="float">
            <text:p>37.125</text:p>
          </table:table-cell>
          <table:table-cell table:formula="of:=[.B574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320" calcext:value-type="float">
            <text:p>152320</text:p>
          </table:table-cell>
          <table:table-cell office:value-type="float" office:value="3533" calcext:value-type="float">
            <text:p>3533</text:p>
          </table:table-cell>
          <table:table-cell table:formula="of:=[.A575]/4096" office:value-type="float" office:value="37.1875" calcext:value-type="float">
            <text:p>37.1875</text:p>
          </table:table-cell>
          <table:table-cell table:formula="of:=[.B575]/4096" office:value-type="float" office:value="0.862548828125" calcext:value-type="float">
            <text:p>0.862548828125</text:p>
          </table:table-cell>
        </table:table-row>
        <table:table-row table:style-name="ro1">
          <table:table-cell office:value-type="float" office:value="152576" calcext:value-type="float">
            <text:p>152576</text:p>
          </table:table-cell>
          <table:table-cell office:value-type="float" office:value="3529" calcext:value-type="float">
            <text:p>3529</text:p>
          </table:table-cell>
          <table:table-cell table:formula="of:=[.A576]/4096" office:value-type="float" office:value="37.25" calcext:value-type="float">
            <text:p>37.25</text:p>
          </table:table-cell>
          <table:table-cell table:formula="of:=[.B576]/4096" office:value-type="float" office:value="0.861572265625" calcext:value-type="float">
            <text:p>0.861572265625</text:p>
          </table:table-cell>
        </table:table-row>
        <table:table-row table:style-name="ro1">
          <table:table-cell office:value-type="float" office:value="152832" calcext:value-type="float">
            <text:p>152832</text:p>
          </table:table-cell>
          <table:table-cell office:value-type="float" office:value="3522" calcext:value-type="float">
            <text:p>3522</text:p>
          </table:table-cell>
          <table:table-cell table:formula="of:=[.A577]/4096" office:value-type="float" office:value="37.3125" calcext:value-type="float">
            <text:p>37.3125</text:p>
          </table:table-cell>
          <table:table-cell table:formula="of:=[.B577]/4096" office:value-type="float" office:value="0.85986328125" calcext:value-type="float">
            <text:p>0.85986328125</text:p>
          </table:table-cell>
        </table:table-row>
        <table:table-row table:style-name="ro1">
          <table:table-cell office:value-type="float" office:value="153088" calcext:value-type="float">
            <text:p>153088</text:p>
          </table:table-cell>
          <table:table-cell office:value-type="float" office:value="3513" calcext:value-type="float">
            <text:p>3513</text:p>
          </table:table-cell>
          <table:table-cell table:formula="of:=[.A578]/4096" office:value-type="float" office:value="37.375" calcext:value-type="float">
            <text:p>37.375</text:p>
          </table:table-cell>
          <table:table-cell table:formula="of:=[.B578]/4096" office:value-type="float" office:value="0.857666015625" calcext:value-type="float">
            <text:p>0.857666015625</text:p>
          </table:table-cell>
        </table:table-row>
        <table:table-row table:style-name="ro1">
          <table:table-cell office:value-type="float" office:value="153344" calcext:value-type="float">
            <text:p>153344</text:p>
          </table:table-cell>
          <table:table-cell office:value-type="float" office:value="3501" calcext:value-type="float">
            <text:p>3501</text:p>
          </table:table-cell>
          <table:table-cell table:formula="of:=[.A579]/4096" office:value-type="float" office:value="37.4375" calcext:value-type="float">
            <text:p>37.4375</text:p>
          </table:table-cell>
          <table:table-cell table:formula="of:=[.B579]/4096" office:value-type="float" office:value="0.854736328125" calcext:value-type="float">
            <text:p>0.854736328125</text:p>
          </table:table-cell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3487" calcext:value-type="float">
            <text:p>3487</text:p>
          </table:table-cell>
          <table:table-cell table:formula="of:=[.A580]/4096" office:value-type="float" office:value="37.5" calcext:value-type="float">
            <text:p>37.5</text:p>
          </table:table-cell>
          <table:table-cell table:formula="of:=[.B580]/4096" office:value-type="float" office:value="0.851318359375" calcext:value-type="float">
            <text:p>0.851318359375</text:p>
          </table:table-cell>
        </table:table-row>
        <table:table-row table:style-name="ro1">
          <table:table-cell office:value-type="float" office:value="153856" calcext:value-type="float">
            <text:p>153856</text:p>
          </table:table-cell>
          <table:table-cell office:value-type="float" office:value="3470" calcext:value-type="float">
            <text:p>3470</text:p>
          </table:table-cell>
          <table:table-cell table:formula="of:=[.A581]/4096" office:value-type="float" office:value="37.5625" calcext:value-type="float">
            <text:p>37.5625</text:p>
          </table:table-cell>
          <table:table-cell table:formula="of:=[.B581]/4096" office:value-type="float" office:value="0.84716796875" calcext:value-type="float">
            <text:p>0.84716796875</text:p>
          </table:table-cell>
        </table:table-row>
        <table:table-row table:style-name="ro1">
          <table:table-cell office:value-type="float" office:value="154112" calcext:value-type="float">
            <text:p>154112</text:p>
          </table:table-cell>
          <table:table-cell office:value-type="float" office:value="3451" calcext:value-type="float">
            <text:p>3451</text:p>
          </table:table-cell>
          <table:table-cell table:formula="of:=[.A582]/4096" office:value-type="float" office:value="37.625" calcext:value-type="float">
            <text:p>37.625</text:p>
          </table:table-cell>
          <table:table-cell table:formula="of:=[.B582]/4096" office:value-type="float" office:value="0.842529296875" calcext:value-type="float">
            <text:p>0.842529296875</text:p>
          </table:table-cell>
        </table:table-row>
        <table:table-row table:style-name="ro1">
          <table:table-cell office:value-type="float" office:value="154368" calcext:value-type="float">
            <text:p>154368</text:p>
          </table:table-cell>
          <table:table-cell office:value-type="float" office:value="3429" calcext:value-type="float">
            <text:p>3429</text:p>
          </table:table-cell>
          <table:table-cell table:formula="of:=[.A583]/4096" office:value-type="float" office:value="37.6875" calcext:value-type="float">
            <text:p>37.6875</text:p>
          </table:table-cell>
          <table:table-cell table:formula="of:=[.B583]/4096" office:value-type="float" office:value="0.837158203125" calcext:value-type="float">
            <text:p>0.837158203125</text:p>
          </table:table-cell>
        </table:table-row>
        <table:table-row table:style-name="ro1">
          <table:table-cell office:value-type="float" office:value="154624" calcext:value-type="float">
            <text:p>154624</text:p>
          </table:table-cell>
          <table:table-cell office:value-type="float" office:value="3405" calcext:value-type="float">
            <text:p>3405</text:p>
          </table:table-cell>
          <table:table-cell table:formula="of:=[.A584]/4096" office:value-type="float" office:value="37.75" calcext:value-type="float">
            <text:p>37.75</text:p>
          </table:table-cell>
          <table:table-cell table:formula="of:=[.B584]/4096" office:value-type="float" office:value="0.831298828125" calcext:value-type="float">
            <text:p>0.831298828125</text:p>
          </table:table-cell>
        </table:table-row>
        <table:table-row table:style-name="ro1">
          <table:table-cell office:value-type="float" office:value="154880" calcext:value-type="float">
            <text:p>154880</text:p>
          </table:table-cell>
          <table:table-cell office:value-type="float" office:value="3379" calcext:value-type="float">
            <text:p>3379</text:p>
          </table:table-cell>
          <table:table-cell table:formula="of:=[.A585]/4096" office:value-type="float" office:value="37.8125" calcext:value-type="float">
            <text:p>37.8125</text:p>
          </table:table-cell>
          <table:table-cell table:formula="of:=[.B585]/4096" office:value-type="float" office:value="0.824951171875" calcext:value-type="float">
            <text:p>0.824951171875</text:p>
          </table:table-cell>
        </table:table-row>
        <table:table-row table:style-name="ro1">
          <table:table-cell office:value-type="float" office:value="155136" calcext:value-type="float">
            <text:p>155136</text:p>
          </table:table-cell>
          <table:table-cell office:value-type="float" office:value="3350" calcext:value-type="float">
            <text:p>3350</text:p>
          </table:table-cell>
          <table:table-cell table:formula="of:=[.A586]/4096" office:value-type="float" office:value="37.875" calcext:value-type="float">
            <text:p>37.875</text:p>
          </table:table-cell>
          <table:table-cell table:formula="of:=[.B586]/4096" office:value-type="float" office:value="0.81787109375" calcext:value-type="float">
            <text:p>0.81787109375</text:p>
          </table:table-cell>
        </table:table-row>
        <table:table-row table:style-name="ro1">
          <table:table-cell office:value-type="float" office:value="155392" calcext:value-type="float">
            <text:p>155392</text:p>
          </table:table-cell>
          <table:table-cell office:value-type="float" office:value="3319" calcext:value-type="float">
            <text:p>3319</text:p>
          </table:table-cell>
          <table:table-cell table:formula="of:=[.A587]/4096" office:value-type="float" office:value="37.9375" calcext:value-type="float">
            <text:p>37.9375</text:p>
          </table:table-cell>
          <table:table-cell table:formula="of:=[.B587]/4096" office:value-type="float" office:value="0.810302734375" calcext:value-type="float">
            <text:p>0.810302734375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3285" calcext:value-type="float">
            <text:p>3285</text:p>
          </table:table-cell>
          <table:table-cell table:formula="of:=[.A588]/4096" office:value-type="float" office:value="38" calcext:value-type="float">
            <text:p>38</text:p>
          </table:table-cell>
          <table:table-cell table:formula="of:=[.B588]/4096" office:value-type="float" office:value="0.802001953125" calcext:value-type="float">
            <text:p>0.802001953125</text:p>
          </table:table-cell>
        </table:table-row>
        <table:table-row table:style-name="ro1">
          <table:table-cell office:value-type="float" office:value="155904" calcext:value-type="float">
            <text:p>155904</text:p>
          </table:table-cell>
          <table:table-cell office:value-type="float" office:value="3249" calcext:value-type="float">
            <text:p>3249</text:p>
          </table:table-cell>
          <table:table-cell table:formula="of:=[.A589]/4096" office:value-type="float" office:value="38.0625" calcext:value-type="float">
            <text:p>38.0625</text:p>
          </table:table-cell>
          <table:table-cell table:formula="of:=[.B589]/4096" office:value-type="float" office:value="0.793212890625" calcext:value-type="float">
            <text:p>0.793212890625</text:p>
          </table:table-cell>
        </table:table-row>
        <table:table-row table:style-name="ro1">
          <table:table-cell office:value-type="float" office:value="156160" calcext:value-type="float">
            <text:p>156160</text:p>
          </table:table-cell>
          <table:table-cell office:value-type="float" office:value="3210" calcext:value-type="float">
            <text:p>3210</text:p>
          </table:table-cell>
          <table:table-cell table:formula="of:=[.A590]/4096" office:value-type="float" office:value="38.125" calcext:value-type="float">
            <text:p>38.125</text:p>
          </table:table-cell>
          <table:table-cell table:formula="of:=[.B590]/4096" office:value-type="float" office:value="0.78369140625" calcext:value-type="float">
            <text:p>0.78369140625</text:p>
          </table:table-cell>
        </table:table-row>
        <table:table-row table:style-name="ro1">
          <table:table-cell office:value-type="float" office:value="156416" calcext:value-type="float">
            <text:p>156416</text:p>
          </table:table-cell>
          <table:table-cell office:value-type="float" office:value="3169" calcext:value-type="float">
            <text:p>3169</text:p>
          </table:table-cell>
          <table:table-cell table:formula="of:=[.A591]/4096" office:value-type="float" office:value="38.1875" calcext:value-type="float">
            <text:p>38.1875</text:p>
          </table:table-cell>
          <table:table-cell table:formula="of:=[.B591]/4096" office:value-type="float" office:value="0.773681640625" calcext:value-type="float">
            <text:p>0.773681640625</text:p>
          </table:table-cell>
        </table:table-row>
        <table:table-row table:style-name="ro1">
          <table:table-cell office:value-type="float" office:value="156672" calcext:value-type="float">
            <text:p>156672</text:p>
          </table:table-cell>
          <table:table-cell office:value-type="float" office:value="3125" calcext:value-type="float">
            <text:p>3125</text:p>
          </table:table-cell>
          <table:table-cell table:formula="of:=[.A592]/4096" office:value-type="float" office:value="38.25" calcext:value-type="float">
            <text:p>38.25</text:p>
          </table:table-cell>
          <table:table-cell table:formula="of:=[.B592]/4096" office:value-type="float" office:value="0.762939453125" calcext:value-type="float">
            <text:p>0.762939453125</text:p>
          </table:table-cell>
        </table:table-row>
        <table:table-row table:style-name="ro1">
          <table:table-cell office:value-type="float" office:value="156928" calcext:value-type="float">
            <text:p>156928</text:p>
          </table:table-cell>
          <table:table-cell office:value-type="float" office:value="3079" calcext:value-type="float">
            <text:p>3079</text:p>
          </table:table-cell>
          <table:table-cell table:formula="of:=[.A593]/4096" office:value-type="float" office:value="38.3125" calcext:value-type="float">
            <text:p>38.3125</text:p>
          </table:table-cell>
          <table:table-cell table:formula="of:=[.B593]/4096" office:value-type="float" office:value="0.751708984375" calcext:value-type="float">
            <text:p>0.751708984375</text:p>
          </table:table-cell>
        </table:table-row>
        <table:table-row table:style-name="ro1">
          <table:table-cell office:value-type="float" office:value="157184" calcext:value-type="float">
            <text:p>157184</text:p>
          </table:table-cell>
          <table:table-cell office:value-type="float" office:value="3030" calcext:value-type="float">
            <text:p>3030</text:p>
          </table:table-cell>
          <table:table-cell table:formula="of:=[.A594]/4096" office:value-type="float" office:value="38.375" calcext:value-type="float">
            <text:p>38.375</text:p>
          </table:table-cell>
          <table:table-cell table:formula="of:=[.B594]/4096" office:value-type="float" office:value="0.73974609375" calcext:value-type="float">
            <text:p>0.73974609375</text:p>
          </table:table-cell>
        </table:table-row>
        <table:table-row table:style-name="ro1">
          <table:table-cell office:value-type="float" office:value="157440" calcext:value-type="float">
            <text:p>157440</text:p>
          </table:table-cell>
          <table:table-cell office:value-type="float" office:value="2979" calcext:value-type="float">
            <text:p>2979</text:p>
          </table:table-cell>
          <table:table-cell table:formula="of:=[.A595]/4096" office:value-type="float" office:value="38.4375" calcext:value-type="float">
            <text:p>38.4375</text:p>
          </table:table-cell>
          <table:table-cell table:formula="of:=[.B595]/4096" office:value-type="float" office:value="0.727294921875" calcext:value-type="float">
            <text:p>0.727294921875</text:p>
          </table:table-cell>
        </table:table-row>
        <table:table-row table:style-name="ro1">
          <table:table-cell office:value-type="float" office:value="157696" calcext:value-type="float">
            <text:p>157696</text:p>
          </table:table-cell>
          <table:table-cell office:value-type="float" office:value="2926" calcext:value-type="float">
            <text:p>2926</text:p>
          </table:table-cell>
          <table:table-cell table:formula="of:=[.A596]/4096" office:value-type="float" office:value="38.5" calcext:value-type="float">
            <text:p>38.5</text:p>
          </table:table-cell>
          <table:table-cell table:formula="of:=[.B596]/4096" office:value-type="float" office:value="0.71435546875" calcext:value-type="float">
            <text:p>0.71435546875</text:p>
          </table:table-cell>
        </table:table-row>
        <table:table-row table:style-name="ro1">
          <table:table-cell office:value-type="float" office:value="157952" calcext:value-type="float">
            <text:p>157952</text:p>
          </table:table-cell>
          <table:table-cell office:value-type="float" office:value="2870" calcext:value-type="float">
            <text:p>2870</text:p>
          </table:table-cell>
          <table:table-cell table:formula="of:=[.A597]/4096" office:value-type="float" office:value="38.5625" calcext:value-type="float">
            <text:p>38.5625</text:p>
          </table:table-cell>
          <table:table-cell table:formula="of:=[.B597]/4096" office:value-type="float" office:value="0.70068359375" calcext:value-type="float">
            <text:p>0.70068359375</text:p>
          </table:table-cell>
        </table:table-row>
        <table:table-row table:style-name="ro1">
          <table:table-cell office:value-type="float" office:value="158208" calcext:value-type="float">
            <text:p>158208</text:p>
          </table:table-cell>
          <table:table-cell office:value-type="float" office:value="2812" calcext:value-type="float">
            <text:p>2812</text:p>
          </table:table-cell>
          <table:table-cell table:formula="of:=[.A598]/4096" office:value-type="float" office:value="38.625" calcext:value-type="float">
            <text:p>38.625</text:p>
          </table:table-cell>
          <table:table-cell table:formula="of:=[.B598]/4096" office:value-type="float" office:value="0.6865234375" calcext:value-type="float">
            <text:p>0.6865234375</text:p>
          </table:table-cell>
        </table:table-row>
        <table:table-row table:style-name="ro1">
          <table:table-cell office:value-type="float" office:value="158464" calcext:value-type="float">
            <text:p>158464</text:p>
          </table:table-cell>
          <table:table-cell office:value-type="float" office:value="2751" calcext:value-type="float">
            <text:p>2751</text:p>
          </table:table-cell>
          <table:table-cell table:formula="of:=[.A599]/4096" office:value-type="float" office:value="38.6875" calcext:value-type="float">
            <text:p>38.6875</text:p>
          </table:table-cell>
          <table:table-cell table:formula="of:=[.B599]/4096" office:value-type="float" office:value="0.671630859375" calcext:value-type="float">
            <text:p>0.671630859375</text:p>
          </table:table-cell>
        </table:table-row>
        <table:table-row table:style-name="ro1">
          <table:table-cell office:value-type="float" office:value="158720" calcext:value-type="float">
            <text:p>158720</text:p>
          </table:table-cell>
          <table:table-cell office:value-type="float" office:value="2688" calcext:value-type="float">
            <text:p>2688</text:p>
          </table:table-cell>
          <table:table-cell table:formula="of:=[.A600]/4096" office:value-type="float" office:value="38.75" calcext:value-type="float">
            <text:p>38.75</text:p>
          </table:table-cell>
          <table:table-cell table:formula="of:=[.B600]/4096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58976" calcext:value-type="float">
            <text:p>158976</text:p>
          </table:table-cell>
          <table:table-cell office:value-type="float" office:value="2622" calcext:value-type="float">
            <text:p>2622</text:p>
          </table:table-cell>
          <table:table-cell table:formula="of:=[.A601]/4096" office:value-type="float" office:value="38.8125" calcext:value-type="float">
            <text:p>38.8125</text:p>
          </table:table-cell>
          <table:table-cell table:formula="of:=[.B601]/4096" office:value-type="float" office:value="0.64013671875" calcext:value-type="float">
            <text:p>0.64013671875</text:p>
          </table:table-cell>
        </table:table-row>
        <table:table-row table:style-name="ro1">
          <table:table-cell office:value-type="float" office:value="159232" calcext:value-type="float">
            <text:p>159232</text:p>
          </table:table-cell>
          <table:table-cell office:value-type="float" office:value="2554" calcext:value-type="float">
            <text:p>2554</text:p>
          </table:table-cell>
          <table:table-cell table:formula="of:=[.A602]/4096" office:value-type="float" office:value="38.875" calcext:value-type="float">
            <text:p>38.875</text:p>
          </table:table-cell>
          <table:table-cell table:formula="of:=[.B602]/4096" office:value-type="float" office:value="0.62353515625" calcext:value-type="float">
            <text:p>0.62353515625</text:p>
          </table:table-cell>
        </table:table-row>
        <table:table-row table:style-name="ro1">
          <table:table-cell office:value-type="float" office:value="159488" calcext:value-type="float">
            <text:p>159488</text:p>
          </table:table-cell>
          <table:table-cell office:value-type="float" office:value="2483" calcext:value-type="float">
            <text:p>2483</text:p>
          </table:table-cell>
          <table:table-cell table:formula="of:=[.A603]/4096" office:value-type="float" office:value="38.9375" calcext:value-type="float">
            <text:p>38.9375</text:p>
          </table:table-cell>
          <table:table-cell table:formula="of:=[.B603]/4096" office:value-type="float" office:value="0.606201171875" calcext:value-type="float">
            <text:p>0.606201171875</text:p>
          </table:table-cell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float" office:value="2410" calcext:value-type="float">
            <text:p>2410</text:p>
          </table:table-cell>
          <table:table-cell table:formula="of:=[.A604]/4096" office:value-type="float" office:value="39" calcext:value-type="float">
            <text:p>39</text:p>
          </table:table-cell>
          <table:table-cell table:formula="of:=[.B604]/4096" office:value-type="float" office:value="0.58837890625" calcext:value-type="float">
            <text:p>0.58837890625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2334" calcext:value-type="float">
            <text:p>2334</text:p>
          </table:table-cell>
          <table:table-cell table:formula="of:=[.A605]/4096" office:value-type="float" office:value="39.0625" calcext:value-type="float">
            <text:p>39.0625</text:p>
          </table:table-cell>
          <table:table-cell table:formula="of:=[.B605]/4096" office:value-type="float" office:value="0.56982421875" calcext:value-type="float">
            <text:p>0.56982421875</text:p>
          </table:table-cell>
        </table:table-row>
        <table:table-row table:style-name="ro1">
          <table:table-cell office:value-type="float" office:value="160256" calcext:value-type="float">
            <text:p>160256</text:p>
          </table:table-cell>
          <table:table-cell office:value-type="float" office:value="2256" calcext:value-type="float">
            <text:p>2256</text:p>
          </table:table-cell>
          <table:table-cell table:formula="of:=[.A606]/4096" office:value-type="float" office:value="39.125" calcext:value-type="float">
            <text:p>39.125</text:p>
          </table:table-cell>
          <table:table-cell table:formula="of:=[.B606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60512" calcext:value-type="float">
            <text:p>160512</text:p>
          </table:table-cell>
          <table:table-cell office:value-type="float" office:value="2176" calcext:value-type="float">
            <text:p>2176</text:p>
          </table:table-cell>
          <table:table-cell table:formula="of:=[.A607]/4096" office:value-type="float" office:value="39.1875" calcext:value-type="float">
            <text:p>39.1875</text:p>
          </table:table-cell>
          <table:table-cell table:formula="of:=[.B607]/4096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60768" calcext:value-type="float">
            <text:p>160768</text:p>
          </table:table-cell>
          <table:table-cell office:value-type="float" office:value="2093" calcext:value-type="float">
            <text:p>2093</text:p>
          </table:table-cell>
          <table:table-cell table:formula="of:=[.A608]/4096" office:value-type="float" office:value="39.25" calcext:value-type="float">
            <text:p>39.25</text:p>
          </table:table-cell>
          <table:table-cell table:formula="of:=[.B608]/4096" office:value-type="float" office:value="0.510986328125" calcext:value-type="float">
            <text:p>0.510986328125</text:p>
          </table:table-cell>
        </table:table-row>
        <table:table-row table:style-name="ro1">
          <table:table-cell office:value-type="float" office:value="161024" calcext:value-type="float">
            <text:p>161024</text:p>
          </table:table-cell>
          <table:table-cell office:value-type="float" office:value="2008" calcext:value-type="float">
            <text:p>2008</text:p>
          </table:table-cell>
          <table:table-cell table:formula="of:=[.A609]/4096" office:value-type="float" office:value="39.3125" calcext:value-type="float">
            <text:p>39.3125</text:p>
          </table:table-cell>
          <table:table-cell table:formula="of:=[.B609]/4096" office:value-type="float" office:value="0.490234375" calcext:value-type="float">
            <text:p>0.490234375</text:p>
          </table:table-cell>
        </table:table-row>
        <table:table-row table:style-name="ro1">
          <table:table-cell office:value-type="float" office:value="161280" calcext:value-type="float">
            <text:p>161280</text:p>
          </table:table-cell>
          <table:table-cell office:value-type="float" office:value="1920" calcext:value-type="float">
            <text:p>1920</text:p>
          </table:table-cell>
          <table:table-cell table:formula="of:=[.A610]/4096" office:value-type="float" office:value="39.375" calcext:value-type="float">
            <text:p>39.375</text:p>
          </table:table-cell>
          <table:table-cell table:formula="of:=[.B610]/4096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1536" calcext:value-type="float">
            <text:p>161536</text:p>
          </table:table-cell>
          <table:table-cell office:value-type="float" office:value="1830" calcext:value-type="float">
            <text:p>1830</text:p>
          </table:table-cell>
          <table:table-cell table:formula="of:=[.A611]/4096" office:value-type="float" office:value="39.4375" calcext:value-type="float">
            <text:p>39.4375</text:p>
          </table:table-cell>
          <table:table-cell table:formula="of:=[.B611]/4096" office:value-type="float" office:value="0.44677734375" calcext:value-type="float">
            <text:p>0.44677734375</text:p>
          </table:table-cell>
        </table:table-row>
        <table:table-row table:style-name="ro1">
          <table:table-cell office:value-type="float" office:value="161792" calcext:value-type="float">
            <text:p>161792</text:p>
          </table:table-cell>
          <table:table-cell office:value-type="float" office:value="1737" calcext:value-type="float">
            <text:p>1737</text:p>
          </table:table-cell>
          <table:table-cell table:formula="of:=[.A612]/4096" office:value-type="float" office:value="39.5" calcext:value-type="float">
            <text:p>39.5</text:p>
          </table:table-cell>
          <table:table-cell table:formula="of:=[.B612]/4096" office:value-type="float" office:value="0.424072265625" calcext:value-type="float">
            <text:p>0.424072265625</text:p>
          </table:table-cell>
        </table:table-row>
        <table:table-row table:style-name="ro1">
          <table:table-cell office:value-type="float" office:value="162048" calcext:value-type="float">
            <text:p>162048</text:p>
          </table:table-cell>
          <table:table-cell office:value-type="float" office:value="1642" calcext:value-type="float">
            <text:p>1642</text:p>
          </table:table-cell>
          <table:table-cell table:formula="of:=[.A613]/4096" office:value-type="float" office:value="39.5625" calcext:value-type="float">
            <text:p>39.5625</text:p>
          </table:table-cell>
          <table:table-cell table:formula="of:=[.B613]/4096" office:value-type="float" office:value="0.40087890625" calcext:value-type="float">
            <text:p>0.40087890625</text:p>
          </table:table-cell>
        </table:table-row>
        <table:table-row table:style-name="ro1">
          <table:table-cell office:value-type="float" office:value="162304" calcext:value-type="float">
            <text:p>162304</text:p>
          </table:table-cell>
          <table:table-cell office:value-type="float" office:value="1544" calcext:value-type="float">
            <text:p>1544</text:p>
          </table:table-cell>
          <table:table-cell table:formula="of:=[.A614]/4096" office:value-type="float" office:value="39.625" calcext:value-type="float">
            <text:p>39.625</text:p>
          </table:table-cell>
          <table:table-cell table:formula="of:=[.B614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62560" calcext:value-type="float">
            <text:p>162560</text:p>
          </table:table-cell>
          <table:table-cell office:value-type="float" office:value="1444" calcext:value-type="float">
            <text:p>1444</text:p>
          </table:table-cell>
          <table:table-cell table:formula="of:=[.A615]/4096" office:value-type="float" office:value="39.6875" calcext:value-type="float">
            <text:p>39.6875</text:p>
          </table:table-cell>
          <table:table-cell table:formula="of:=[.B615]/4096" office:value-type="float" office:value="0.3525390625" calcext:value-type="float">
            <text:p>0.3525390625</text:p>
          </table:table-cell>
        </table:table-row>
        <table:table-row table:style-name="ro1">
          <table:table-cell office:value-type="float" office:value="162816" calcext:value-type="float">
            <text:p>162816</text:p>
          </table:table-cell>
          <table:table-cell office:value-type="float" office:value="1341" calcext:value-type="float">
            <text:p>1341</text:p>
          </table:table-cell>
          <table:table-cell table:formula="of:=[.A616]/4096" office:value-type="float" office:value="39.75" calcext:value-type="float">
            <text:p>39.75</text:p>
          </table:table-cell>
          <table:table-cell table:formula="of:=[.B616]/4096" office:value-type="float" office:value="0.327392578125" calcext:value-type="float">
            <text:p>0.327392578125</text:p>
          </table:table-cell>
        </table:table-row>
        <table:table-row table:style-name="ro1">
          <table:table-cell office:value-type="float" office:value="163072" calcext:value-type="float">
            <text:p>163072</text:p>
          </table:table-cell>
          <table:table-cell office:value-type="float" office:value="1236" calcext:value-type="float">
            <text:p>1236</text:p>
          </table:table-cell>
          <table:table-cell table:formula="of:=[.A617]/4096" office:value-type="float" office:value="39.8125" calcext:value-type="float">
            <text:p>39.8125</text:p>
          </table:table-cell>
          <table:table-cell table:formula="of:=[.B617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63328" calcext:value-type="float">
            <text:p>163328</text:p>
          </table:table-cell>
          <table:table-cell office:value-type="float" office:value="1129" calcext:value-type="float">
            <text:p>1129</text:p>
          </table:table-cell>
          <table:table-cell table:formula="of:=[.A618]/4096" office:value-type="float" office:value="39.875" calcext:value-type="float">
            <text:p>39.875</text:p>
          </table:table-cell>
          <table:table-cell table:formula="of:=[.B618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163584" calcext:value-type="float">
            <text:p>163584</text:p>
          </table:table-cell>
          <table:table-cell office:value-type="float" office:value="1019" calcext:value-type="float">
            <text:p>1019</text:p>
          </table:table-cell>
          <table:table-cell table:formula="of:=[.A619]/4096" office:value-type="float" office:value="39.9375" calcext:value-type="float">
            <text:p>39.9375</text:p>
          </table:table-cell>
          <table:table-cell table:formula="of:=[.B619]/4096" office:value-type="float" office:value="0.248779296875" calcext:value-type="float">
            <text:p>0.248779296875</text:p>
          </table:table-cell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907" calcext:value-type="float">
            <text:p>907</text:p>
          </table:table-cell>
          <table:table-cell table:formula="of:=[.A620]/4096" office:value-type="float" office:value="40" calcext:value-type="float">
            <text:p>40</text:p>
          </table:table-cell>
          <table:table-cell table:formula="of:=[.B620]/4096" office:value-type="float" office:value="0.221435546875" calcext:value-type="float">
            <text:p>0.221435546875</text:p>
          </table:table-cell>
        </table:table-row>
        <table:table-row table:style-name="ro1">
          <table:table-cell office:value-type="float" office:value="164096" calcext:value-type="float">
            <text:p>164096</text:p>
          </table:table-cell>
          <table:table-cell office:value-type="float" office:value="792" calcext:value-type="float">
            <text:p>792</text:p>
          </table:table-cell>
          <table:table-cell table:formula="of:=[.A621]/4096" office:value-type="float" office:value="40.0625" calcext:value-type="float">
            <text:p>40.0625</text:p>
          </table:table-cell>
          <table:table-cell table:formula="of:=[.B621]/4096" office:value-type="float" office:value="0.193359375" calcext:value-type="float">
            <text:p>0.193359375</text:p>
          </table:table-cell>
        </table:table-row>
        <table:table-row table:style-name="ro1">
          <table:table-cell office:value-type="float" office:value="164352" calcext:value-type="float">
            <text:p>164352</text:p>
          </table:table-cell>
          <table:table-cell office:value-type="float" office:value="675" calcext:value-type="float">
            <text:p>675</text:p>
          </table:table-cell>
          <table:table-cell table:formula="of:=[.A622]/4096" office:value-type="float" office:value="40.125" calcext:value-type="float">
            <text:p>40.125</text:p>
          </table:table-cell>
          <table:table-cell table:formula="of:=[.B622]/4096" office:value-type="float" office:value="0.164794921875" calcext:value-type="float">
            <text:p>0.164794921875</text:p>
          </table:table-cell>
        </table:table-row>
        <table:table-row table:style-name="ro1">
          <table:table-cell office:value-type="float" office:value="164608" calcext:value-type="float">
            <text:p>164608</text:p>
          </table:table-cell>
          <table:table-cell office:value-type="float" office:value="555" calcext:value-type="float">
            <text:p>555</text:p>
          </table:table-cell>
          <table:table-cell table:formula="of:=[.A623]/4096" office:value-type="float" office:value="40.1875" calcext:value-type="float">
            <text:p>40.1875</text:p>
          </table:table-cell>
          <table:table-cell table:formula="of:=[.B62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164864" calcext:value-type="float">
            <text:p>164864</text:p>
          </table:table-cell>
          <table:table-cell office:value-type="float" office:value="433" calcext:value-type="float">
            <text:p>433</text:p>
          </table:table-cell>
          <table:table-cell table:formula="of:=[.A624]/4096" office:value-type="float" office:value="40.25" calcext:value-type="float">
            <text:p>40.25</text:p>
          </table:table-cell>
          <table:table-cell table:formula="of:=[.B624]/4096" office:value-type="float" office:value="0.105712890625" calcext:value-type="float">
            <text:p>0.105712890625</text:p>
          </table:table-cell>
        </table:table-row>
        <table:table-row table:style-name="ro1">
          <table:table-cell office:value-type="float" office:value="165120" calcext:value-type="float">
            <text:p>165120</text:p>
          </table:table-cell>
          <table:table-cell office:value-type="float" office:value="308" calcext:value-type="float">
            <text:p>308</text:p>
          </table:table-cell>
          <table:table-cell table:formula="of:=[.A625]/4096" office:value-type="float" office:value="40.3125" calcext:value-type="float">
            <text:p>40.3125</text:p>
          </table:table-cell>
          <table:table-cell table:formula="of:=[.B625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165376" calcext:value-type="float">
            <text:p>165376</text:p>
          </table:table-cell>
          <table:table-cell office:value-type="float" office:value="181" calcext:value-type="float">
            <text:p>181</text:p>
          </table:table-cell>
          <table:table-cell table:formula="of:=[.A626]/4096" office:value-type="float" office:value="40.375" calcext:value-type="float">
            <text:p>40.375</text:p>
          </table:table-cell>
          <table:table-cell table:formula="of:=[.B626]/4096" office:value-type="float" office:value="0.044189453125" calcext:value-type="float">
            <text:p>0.044189453125</text:p>
          </table:table-cell>
        </table:table-row>
        <table:table-row table:style-name="ro1">
          <table:table-cell office:value-type="float" office:value="165632" calcext:value-type="float">
            <text:p>165632</text:p>
          </table:table-cell>
          <table:table-cell office:value-type="float" office:value="51" calcext:value-type="float">
            <text:p>51</text:p>
          </table:table-cell>
          <table:table-cell table:formula="of:=[.A627]/4096" office:value-type="float" office:value="40.4375" calcext:value-type="float">
            <text:p>40.4375</text:p>
          </table:table-cell>
          <table:table-cell table:formula="of:=[.B627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165888" calcext:value-type="float">
            <text:p>165888</text:p>
          </table:table-cell>
          <table:table-cell office:value-type="float" office:value="0" calcext:value-type="float">
            <text:p>0</text:p>
          </table:table-cell>
          <table:table-cell table:formula="of:=[.A628]/4096" office:value-type="float" office:value="40.5" calcext:value-type="float">
            <text:p>40.5</text:p>
          </table:table-cell>
          <table:table-cell table:formula="of:=[.B62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36" calcext:value-type="float">
            <text:p>167936</text:p>
          </table:table-cell>
          <table:table-cell office:value-type="float" office:value="0" calcext:value-type="float">
            <text:p>0</text:p>
          </table:table-cell>
          <table:table-cell table:formula="of:=[.A629]/4096" office:value-type="float" office:value="41" calcext:value-type="float">
            <text:p>41</text:p>
          </table:table-cell>
          <table:table-cell table:formula="of:=[.B62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92" calcext:value-type="float">
            <text:p>168192</text:p>
          </table:table-cell>
          <table:table-cell office:value-type="float" office:value="104" calcext:value-type="float">
            <text:p>104</text:p>
          </table:table-cell>
          <table:table-cell table:formula="of:=[.A630]/4096" office:value-type="float" office:value="41.0625" calcext:value-type="float">
            <text:p>41.0625</text:p>
          </table:table-cell>
          <table:table-cell table:formula="of:=[.B630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168448" calcext:value-type="float">
            <text:p>168448</text:p>
          </table:table-cell>
          <table:table-cell office:value-type="float" office:value="206" calcext:value-type="float">
            <text:p>206</text:p>
          </table:table-cell>
          <table:table-cell table:formula="of:=[.A631]/4096" office:value-type="float" office:value="41.125" calcext:value-type="float">
            <text:p>41.125</text:p>
          </table:table-cell>
          <table:table-cell table:formula="of:=[.B631]/4096" office:value-type="float" office:value="0.05029296875" calcext:value-type="float">
            <text:p>0.05029296875</text:p>
          </table:table-cell>
        </table:table-row>
        <table:table-row table:style-name="ro1">
          <table:table-cell office:value-type="float" office:value="168704" calcext:value-type="float">
            <text:p>168704</text:p>
          </table:table-cell>
          <table:table-cell office:value-type="float" office:value="305" calcext:value-type="float">
            <text:p>305</text:p>
          </table:table-cell>
          <table:table-cell table:formula="of:=[.A632]/4096" office:value-type="float" office:value="41.1875" calcext:value-type="float">
            <text:p>41.1875</text:p>
          </table:table-cell>
          <table:table-cell table:formula="of:=[.B632]/4096" office:value-type="float" office:value="0.074462890625" calcext:value-type="float">
            <text:p>0.074462890625</text:p>
          </table:table-cell>
        </table:table-row>
        <table:table-row table:style-name="ro1">
          <table:table-cell office:value-type="float" office:value="168960" calcext:value-type="float">
            <text:p>168960</text:p>
          </table:table-cell>
          <table:table-cell office:value-type="float" office:value="402" calcext:value-type="float">
            <text:p>402</text:p>
          </table:table-cell>
          <table:table-cell table:formula="of:=[.A633]/4096" office:value-type="float" office:value="41.25" calcext:value-type="float">
            <text:p>41.25</text:p>
          </table:table-cell>
          <table:table-cell table:formula="of:=[.B633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169216" calcext:value-type="float">
            <text:p>169216</text:p>
          </table:table-cell>
          <table:table-cell office:value-type="float" office:value="496" calcext:value-type="float">
            <text:p>496</text:p>
          </table:table-cell>
          <table:table-cell table:formula="of:=[.A634]/4096" office:value-type="float" office:value="41.3125" calcext:value-type="float">
            <text:p>41.3125</text:p>
          </table:table-cell>
          <table:table-cell table:formula="of:=[.B634]/4096" office:value-type="float" office:value="0.12109375" calcext:value-type="float">
            <text:p>0.12109375</text:p>
          </table:table-cell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588" calcext:value-type="float">
            <text:p>588</text:p>
          </table:table-cell>
          <table:table-cell table:formula="of:=[.A635]/4096" office:value-type="float" office:value="41.375" calcext:value-type="float">
            <text:p>41.375</text:p>
          </table:table-cell>
          <table:table-cell table:formula="of:=[.B635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169728" calcext:value-type="float">
            <text:p>169728</text:p>
          </table:table-cell>
          <table:table-cell office:value-type="float" office:value="678" calcext:value-type="float">
            <text:p>678</text:p>
          </table:table-cell>
          <table:table-cell table:formula="of:=[.A636]/4096" office:value-type="float" office:value="41.4375" calcext:value-type="float">
            <text:p>41.4375</text:p>
          </table:table-cell>
          <table:table-cell table:formula="of:=[.B636]/4096" office:value-type="float" office:value="0.16552734375" calcext:value-type="float">
            <text:p>0.16552734375</text:p>
          </table:table-cell>
        </table:table-row>
        <table:table-row table:style-name="ro1">
          <table:table-cell office:value-type="float" office:value="169984" calcext:value-type="float">
            <text:p>169984</text:p>
          </table:table-cell>
          <table:table-cell office:value-type="float" office:value="765" calcext:value-type="float">
            <text:p>765</text:p>
          </table:table-cell>
          <table:table-cell table:formula="of:=[.A637]/4096" office:value-type="float" office:value="41.5" calcext:value-type="float">
            <text:p>41.5</text:p>
          </table:table-cell>
          <table:table-cell table:formula="of:=[.B637]/4096" office:value-type="float" office:value="0.186767578125" calcext:value-type="float">
            <text:p>0.186767578125</text:p>
          </table:table-cell>
        </table:table-row>
        <table:table-row table:style-name="ro1">
          <table:table-cell office:value-type="float" office:value="170240" calcext:value-type="float">
            <text:p>170240</text:p>
          </table:table-cell>
          <table:table-cell office:value-type="float" office:value="850" calcext:value-type="float">
            <text:p>850</text:p>
          </table:table-cell>
          <table:table-cell table:formula="of:=[.A638]/4096" office:value-type="float" office:value="41.5625" calcext:value-type="float">
            <text:p>41.5625</text:p>
          </table:table-cell>
          <table:table-cell table:formula="of:=[.B63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170496" calcext:value-type="float">
            <text:p>170496</text:p>
          </table:table-cell>
          <table:table-cell office:value-type="float" office:value="932" calcext:value-type="float">
            <text:p>932</text:p>
          </table:table-cell>
          <table:table-cell table:formula="of:=[.A639]/4096" office:value-type="float" office:value="41.625" calcext:value-type="float">
            <text:p>41.625</text:p>
          </table:table-cell>
          <table:table-cell table:formula="of:=[.B639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170752" calcext:value-type="float">
            <text:p>170752</text:p>
          </table:table-cell>
          <table:table-cell office:value-type="float" office:value="1012" calcext:value-type="float">
            <text:p>1012</text:p>
          </table:table-cell>
          <table:table-cell table:formula="of:=[.A640]/4096" office:value-type="float" office:value="41.6875" calcext:value-type="float">
            <text:p>41.6875</text:p>
          </table:table-cell>
          <table:table-cell table:formula="of:=[.B640]/4096" office:value-type="float" office:value="0.2470703125" calcext:value-type="float">
            <text:p>0.2470703125</text:p>
          </table:table-cell>
        </table:table-row>
        <table:table-row table:style-name="ro1">
          <table:table-cell office:value-type="float" office:value="171008" calcext:value-type="float">
            <text:p>171008</text:p>
          </table:table-cell>
          <table:table-cell office:value-type="float" office:value="1089" calcext:value-type="float">
            <text:p>1089</text:p>
          </table:table-cell>
          <table:table-cell table:formula="of:=[.A641]/4096" office:value-type="float" office:value="41.75" calcext:value-type="float">
            <text:p>41.75</text:p>
          </table:table-cell>
          <table:table-cell table:formula="of:=[.B641]/4096" office:value-type="float" office:value="0.265869140625" calcext:value-type="float">
            <text:p>0.265869140625</text:p>
          </table:table-cell>
        </table:table-row>
        <table:table-row table:style-name="ro1">
          <table:table-cell office:value-type="float" office:value="171264" calcext:value-type="float">
            <text:p>171264</text:p>
          </table:table-cell>
          <table:table-cell office:value-type="float" office:value="1164" calcext:value-type="float">
            <text:p>1164</text:p>
          </table:table-cell>
          <table:table-cell table:formula="of:=[.A642]/4096" office:value-type="float" office:value="41.8125" calcext:value-type="float">
            <text:p>41.8125</text:p>
          </table:table-cell>
          <table:table-cell table:formula="of:=[.B642]/4096" office:value-type="float" office:value="0.2841796875" calcext:value-type="float">
            <text:p>0.2841796875</text:p>
          </table:table-cell>
        </table:table-row>
        <table:table-row table:style-name="ro1">
          <table:table-cell office:value-type="float" office:value="171520" calcext:value-type="float">
            <text:p>171520</text:p>
          </table:table-cell>
          <table:table-cell office:value-type="float" office:value="1236" calcext:value-type="float">
            <text:p>1236</text:p>
          </table:table-cell>
          <table:table-cell table:formula="of:=[.A643]/4096" office:value-type="float" office:value="41.875" calcext:value-type="float">
            <text:p>41.875</text:p>
          </table:table-cell>
          <table:table-cell table:formula="of:=[.B643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71776" calcext:value-type="float">
            <text:p>171776</text:p>
          </table:table-cell>
          <table:table-cell office:value-type="float" office:value="1306" calcext:value-type="float">
            <text:p>1306</text:p>
          </table:table-cell>
          <table:table-cell table:formula="of:=[.A644]/4096" office:value-type="float" office:value="41.9375" calcext:value-type="float">
            <text:p>41.9375</text:p>
          </table:table-cell>
          <table:table-cell table:formula="of:=[.B644]/4096" office:value-type="float" office:value="0.31884765625" calcext:value-type="float">
            <text:p>0.31884765625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1373" calcext:value-type="float">
            <text:p>1373</text:p>
          </table:table-cell>
          <table:table-cell table:formula="of:=[.A645]/4096" office:value-type="float" office:value="42" calcext:value-type="float">
            <text:p>42</text:p>
          </table:table-cell>
          <table:table-cell table:formula="of:=[.B645]/4096" office:value-type="float" office:value="0.335205078125" calcext:value-type="float">
            <text:p>0.335205078125</text:p>
          </table:table-cell>
        </table:table-row>
        <table:table-row table:style-name="ro1">
          <table:table-cell office:value-type="float" office:value="172288" calcext:value-type="float">
            <text:p>172288</text:p>
          </table:table-cell>
          <table:table-cell office:value-type="float" office:value="1438" calcext:value-type="float">
            <text:p>1438</text:p>
          </table:table-cell>
          <table:table-cell table:formula="of:=[.A646]/4096" office:value-type="float" office:value="42.0625" calcext:value-type="float">
            <text:p>42.0625</text:p>
          </table:table-cell>
          <table:table-cell table:formula="of:=[.B646]/4096" office:value-type="float" office:value="0.35107421875" calcext:value-type="float">
            <text:p>0.35107421875</text:p>
          </table:table-cell>
        </table:table-row>
        <table:table-row table:style-name="ro1">
          <table:table-cell office:value-type="float" office:value="172544" calcext:value-type="float">
            <text:p>172544</text:p>
          </table:table-cell>
          <table:table-cell office:value-type="float" office:value="1501" calcext:value-type="float">
            <text:p>1501</text:p>
          </table:table-cell>
          <table:table-cell table:formula="of:=[.A647]/4096" office:value-type="float" office:value="42.125" calcext:value-type="float">
            <text:p>42.125</text:p>
          </table:table-cell>
          <table:table-cell table:formula="of:=[.B647]/4096" office:value-type="float" office:value="0.366455078125" calcext:value-type="float">
            <text:p>0.366455078125</text:p>
          </table:table-cell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1561" calcext:value-type="float">
            <text:p>1561</text:p>
          </table:table-cell>
          <table:table-cell table:formula="of:=[.A648]/4096" office:value-type="float" office:value="42.1875" calcext:value-type="float">
            <text:p>42.1875</text:p>
          </table:table-cell>
          <table:table-cell table:formula="of:=[.B648]/4096" office:value-type="float" office:value="0.381103515625" calcext:value-type="float">
            <text:p>0.381103515625</text:p>
          </table:table-cell>
        </table:table-row>
        <table:table-row table:style-name="ro1">
          <table:table-cell office:value-type="float" office:value="173056" calcext:value-type="float">
            <text:p>173056</text:p>
          </table:table-cell>
          <table:table-cell office:value-type="float" office:value="1619" calcext:value-type="float">
            <text:p>1619</text:p>
          </table:table-cell>
          <table:table-cell table:formula="of:=[.A649]/4096" office:value-type="float" office:value="42.25" calcext:value-type="float">
            <text:p>42.25</text:p>
          </table:table-cell>
          <table:table-cell table:formula="of:=[.B649]/4096" office:value-type="float" office:value="0.395263671875" calcext:value-type="float">
            <text:p>0.395263671875</text:p>
          </table:table-cell>
        </table:table-row>
        <table:table-row table:style-name="ro1">
          <table:table-cell office:value-type="float" office:value="173312" calcext:value-type="float">
            <text:p>173312</text:p>
          </table:table-cell>
          <table:table-cell office:value-type="float" office:value="1674" calcext:value-type="float">
            <text:p>1674</text:p>
          </table:table-cell>
          <table:table-cell table:formula="of:=[.A650]/4096" office:value-type="float" office:value="42.3125" calcext:value-type="float">
            <text:p>42.3125</text:p>
          </table:table-cell>
          <table:table-cell table:formula="of:=[.B650]/4096" office:value-type="float" office:value="0.40869140625" calcext:value-type="float">
            <text:p>0.40869140625</text:p>
          </table:table-cell>
        </table:table-row>
        <table:table-row table:style-name="ro1">
          <table:table-cell office:value-type="float" office:value="173568" calcext:value-type="float">
            <text:p>173568</text:p>
          </table:table-cell>
          <table:table-cell office:value-type="float" office:value="1727" calcext:value-type="float">
            <text:p>1727</text:p>
          </table:table-cell>
          <table:table-cell table:formula="of:=[.A651]/4096" office:value-type="float" office:value="42.375" calcext:value-type="float">
            <text:p>42.375</text:p>
          </table:table-cell>
          <table:table-cell table:formula="of:=[.B651]/4096" office:value-type="float" office:value="0.421630859375" calcext:value-type="float">
            <text:p>0.421630859375</text:p>
          </table:table-cell>
        </table:table-row>
        <table:table-row table:style-name="ro1">
          <table:table-cell office:value-type="float" office:value="173824" calcext:value-type="float">
            <text:p>173824</text:p>
          </table:table-cell>
          <table:table-cell office:value-type="float" office:value="1777" calcext:value-type="float">
            <text:p>1777</text:p>
          </table:table-cell>
          <table:table-cell table:formula="of:=[.A652]/4096" office:value-type="float" office:value="42.4375" calcext:value-type="float">
            <text:p>42.4375</text:p>
          </table:table-cell>
          <table:table-cell table:formula="of:=[.B652]/4096" office:value-type="float" office:value="0.433837890625" calcext:value-type="float">
            <text:p>0.433837890625</text:p>
          </table:table-cell>
        </table:table-row>
        <table:table-row table:style-name="ro1">
          <table:table-cell office:value-type="float" office:value="174080" calcext:value-type="float">
            <text:p>174080</text:p>
          </table:table-cell>
          <table:table-cell office:value-type="float" office:value="1825" calcext:value-type="float">
            <text:p>1825</text:p>
          </table:table-cell>
          <table:table-cell table:formula="of:=[.A653]/4096" office:value-type="float" office:value="42.5" calcext:value-type="float">
            <text:p>42.5</text:p>
          </table:table-cell>
          <table:table-cell table:formula="of:=[.B653]/4096" office:value-type="float" office:value="0.445556640625" calcext:value-type="float">
            <text:p>0.445556640625</text:p>
          </table:table-cell>
        </table:table-row>
        <table:table-row table:style-name="ro1">
          <table:table-cell office:value-type="float" office:value="174336" calcext:value-type="float">
            <text:p>174336</text:p>
          </table:table-cell>
          <table:table-cell office:value-type="float" office:value="1870" calcext:value-type="float">
            <text:p>1870</text:p>
          </table:table-cell>
          <table:table-cell table:formula="of:=[.A654]/4096" office:value-type="float" office:value="42.5625" calcext:value-type="float">
            <text:p>42.5625</text:p>
          </table:table-cell>
          <table:table-cell table:formula="of:=[.B654]/4096" office:value-type="float" office:value="0.45654296875" calcext:value-type="float">
            <text:p>0.45654296875</text:p>
          </table:table-cell>
        </table:table-row>
        <table:table-row table:style-name="ro1">
          <table:table-cell office:value-type="float" office:value="174592" calcext:value-type="float">
            <text:p>174592</text:p>
          </table:table-cell>
          <table:table-cell office:value-type="float" office:value="1913" calcext:value-type="float">
            <text:p>1913</text:p>
          </table:table-cell>
          <table:table-cell table:formula="of:=[.A655]/4096" office:value-type="float" office:value="42.625" calcext:value-type="float">
            <text:p>42.625</text:p>
          </table:table-cell>
          <table:table-cell table:formula="of:=[.B655]/4096" office:value-type="float" office:value="0.467041015625" calcext:value-type="float">
            <text:p>0.467041015625</text:p>
          </table:table-cell>
        </table:table-row>
        <table:table-row table:style-name="ro1">
          <table:table-cell office:value-type="float" office:value="174848" calcext:value-type="float">
            <text:p>174848</text:p>
          </table:table-cell>
          <table:table-cell office:value-type="float" office:value="1953" calcext:value-type="float">
            <text:p>1953</text:p>
          </table:table-cell>
          <table:table-cell table:formula="of:=[.A656]/4096" office:value-type="float" office:value="42.6875" calcext:value-type="float">
            <text:p>42.6875</text:p>
          </table:table-cell>
          <table:table-cell table:formula="of:=[.B656]/4096" office:value-type="float" office:value="0.476806640625" calcext:value-type="float">
            <text:p>0.476806640625</text:p>
          </table:table-cell>
        </table:table-row>
        <table:table-row table:style-name="ro1">
          <table:table-cell office:value-type="float" office:value="175104" calcext:value-type="float">
            <text:p>175104</text:p>
          </table:table-cell>
          <table:table-cell office:value-type="float" office:value="1991" calcext:value-type="float">
            <text:p>1991</text:p>
          </table:table-cell>
          <table:table-cell table:formula="of:=[.A657]/4096" office:value-type="float" office:value="42.75" calcext:value-type="float">
            <text:p>42.75</text:p>
          </table:table-cell>
          <table:table-cell table:formula="of:=[.B657]/4096" office:value-type="float" office:value="0.486083984375" calcext:value-type="float">
            <text:p>0.486083984375</text:p>
          </table:table-cell>
        </table:table-row>
        <table:table-row table:style-name="ro1">
          <table:table-cell office:value-type="float" office:value="175360" calcext:value-type="float">
            <text:p>175360</text:p>
          </table:table-cell>
          <table:table-cell office:value-type="float" office:value="2027" calcext:value-type="float">
            <text:p>2027</text:p>
          </table:table-cell>
          <table:table-cell table:formula="of:=[.A658]/4096" office:value-type="float" office:value="42.8125" calcext:value-type="float">
            <text:p>42.8125</text:p>
          </table:table-cell>
          <table:table-cell table:formula="of:=[.B658]/4096" office:value-type="float" office:value="0.494873046875" calcext:value-type="float">
            <text:p>0.494873046875</text:p>
          </table:table-cell>
        </table:table-row>
        <table:table-row table:style-name="ro1">
          <table:table-cell office:value-type="float" office:value="175616" calcext:value-type="float">
            <text:p>175616</text:p>
          </table:table-cell>
          <table:table-cell office:value-type="float" office:value="2060" calcext:value-type="float">
            <text:p>2060</text:p>
          </table:table-cell>
          <table:table-cell table:formula="of:=[.A659]/4096" office:value-type="float" office:value="42.875" calcext:value-type="float">
            <text:p>42.875</text:p>
          </table:table-cell>
          <table:table-cell table:formula="of:=[.B659]/4096" office:value-type="float" office:value="0.5029296875" calcext:value-type="float">
            <text:p>0.5029296875</text:p>
          </table:table-cell>
        </table:table-row>
        <table:table-row table:style-name="ro1">
          <table:table-cell office:value-type="float" office:value="175872" calcext:value-type="float">
            <text:p>175872</text:p>
          </table:table-cell>
          <table:table-cell office:value-type="float" office:value="2091" calcext:value-type="float">
            <text:p>2091</text:p>
          </table:table-cell>
          <table:table-cell table:formula="of:=[.A660]/4096" office:value-type="float" office:value="42.9375" calcext:value-type="float">
            <text:p>42.9375</text:p>
          </table:table-cell>
          <table:table-cell table:formula="of:=[.B660]/4096" office:value-type="float" office:value="0.510498046875" calcext:value-type="float">
            <text:p>0.510498046875</text:p>
          </table:table-cell>
        </table:table-row>
        <table:table-row table:style-name="ro1">
          <table:table-cell office:value-type="float" office:value="176128" calcext:value-type="float">
            <text:p>176128</text:p>
          </table:table-cell>
          <table:table-cell office:value-type="float" office:value="2119" calcext:value-type="float">
            <text:p>2119</text:p>
          </table:table-cell>
          <table:table-cell table:formula="of:=[.A661]/4096" office:value-type="float" office:value="43" calcext:value-type="float">
            <text:p>43</text:p>
          </table:table-cell>
          <table:table-cell table:formula="of:=[.B661]/4096" office:value-type="float" office:value="0.517333984375" calcext:value-type="float">
            <text:p>0.517333984375</text:p>
          </table:table-cell>
        </table:table-row>
        <table:table-row table:style-name="ro1">
          <table:table-cell office:value-type="float" office:value="176384" calcext:value-type="float">
            <text:p>176384</text:p>
          </table:table-cell>
          <table:table-cell office:value-type="float" office:value="2145" calcext:value-type="float">
            <text:p>2145</text:p>
          </table:table-cell>
          <table:table-cell table:formula="of:=[.A662]/4096" office:value-type="float" office:value="43.0625" calcext:value-type="float">
            <text:p>43.0625</text:p>
          </table:table-cell>
          <table:table-cell table:formula="of:=[.B662]/4096" office:value-type="float" office:value="0.523681640625" calcext:value-type="float">
            <text:p>0.523681640625</text:p>
          </table:table-cell>
        </table:table-row>
        <table:table-row table:style-name="ro1">
          <table:table-cell office:value-type="float" office:value="176640" calcext:value-type="float">
            <text:p>176640</text:p>
          </table:table-cell>
          <table:table-cell office:value-type="float" office:value="2168" calcext:value-type="float">
            <text:p>2168</text:p>
          </table:table-cell>
          <table:table-cell table:formula="of:=[.A663]/4096" office:value-type="float" office:value="43.125" calcext:value-type="float">
            <text:p>43.125</text:p>
          </table:table-cell>
          <table:table-cell table:formula="of:=[.B663]/4096" office:value-type="float" office:value="0.529296875" calcext:value-type="float">
            <text:p>0.529296875</text:p>
          </table:table-cell>
        </table:table-row>
        <table:table-row table:style-name="ro1">
          <table:table-cell office:value-type="float" office:value="176896" calcext:value-type="float">
            <text:p>176896</text:p>
          </table:table-cell>
          <table:table-cell office:value-type="float" office:value="2189" calcext:value-type="float">
            <text:p>2189</text:p>
          </table:table-cell>
          <table:table-cell table:formula="of:=[.A664]/4096" office:value-type="float" office:value="43.1875" calcext:value-type="float">
            <text:p>43.1875</text:p>
          </table:table-cell>
          <table:table-cell table:formula="of:=[.B664]/4096" office:value-type="float" office:value="0.534423828125" calcext:value-type="float">
            <text:p>0.534423828125</text:p>
          </table:table-cell>
        </table:table-row>
        <table:table-row table:style-name="ro1">
          <table:table-cell office:value-type="float" office:value="177152" calcext:value-type="float">
            <text:p>177152</text:p>
          </table:table-cell>
          <table:table-cell office:value-type="float" office:value="2207" calcext:value-type="float">
            <text:p>2207</text:p>
          </table:table-cell>
          <table:table-cell table:formula="of:=[.A665]/4096" office:value-type="float" office:value="43.25" calcext:value-type="float">
            <text:p>43.25</text:p>
          </table:table-cell>
          <table:table-cell table:formula="of:=[.B665]/4096" office:value-type="float" office:value="0.538818359375" calcext:value-type="float">
            <text:p>0.538818359375</text:p>
          </table:table-cell>
        </table:table-row>
        <table:table-row table:style-name="ro1">
          <table:table-cell office:value-type="float" office:value="177408" calcext:value-type="float">
            <text:p>177408</text:p>
          </table:table-cell>
          <table:table-cell office:value-type="float" office:value="2223" calcext:value-type="float">
            <text:p>2223</text:p>
          </table:table-cell>
          <table:table-cell table:formula="of:=[.A666]/4096" office:value-type="float" office:value="43.3125" calcext:value-type="float">
            <text:p>43.3125</text:p>
          </table:table-cell>
          <table:table-cell table:formula="of:=[.B666]/4096" office:value-type="float" office:value="0.542724609375" calcext:value-type="float">
            <text:p>0.542724609375</text:p>
          </table:table-cell>
        </table:table-row>
        <table:table-row table:style-name="ro1">
          <table:table-cell office:value-type="float" office:value="177664" calcext:value-type="float">
            <text:p>177664</text:p>
          </table:table-cell>
          <table:table-cell office:value-type="float" office:value="2236" calcext:value-type="float">
            <text:p>2236</text:p>
          </table:table-cell>
          <table:table-cell table:formula="of:=[.A667]/4096" office:value-type="float" office:value="43.375" calcext:value-type="float">
            <text:p>43.375</text:p>
          </table:table-cell>
          <table:table-cell table:formula="of:=[.B667]/4096" office:value-type="float" office:value="0.5458984375" calcext:value-type="float">
            <text:p>0.5458984375</text:p>
          </table:table-cell>
        </table:table-row>
        <table:table-row table:style-name="ro1">
          <table:table-cell office:value-type="float" office:value="177920" calcext:value-type="float">
            <text:p>177920</text:p>
          </table:table-cell>
          <table:table-cell office:value-type="float" office:value="2247" calcext:value-type="float">
            <text:p>2247</text:p>
          </table:table-cell>
          <table:table-cell table:formula="of:=[.A668]/4096" office:value-type="float" office:value="43.4375" calcext:value-type="float">
            <text:p>43.4375</text:p>
          </table:table-cell>
          <table:table-cell table:formula="of:=[.B668]/4096" office:value-type="float" office:value="0.548583984375" calcext:value-type="float">
            <text:p>0.548583984375</text:p>
          </table:table-cell>
        </table:table-row>
        <table:table-row table:style-name="ro1">
          <table:table-cell office:value-type="float" office:value="178176" calcext:value-type="float">
            <text:p>178176</text:p>
          </table:table-cell>
          <table:table-cell office:value-type="float" office:value="2256" calcext:value-type="float">
            <text:p>2256</text:p>
          </table:table-cell>
          <table:table-cell table:formula="of:=[.A669]/4096" office:value-type="float" office:value="43.5" calcext:value-type="float">
            <text:p>43.5</text:p>
          </table:table-cell>
          <table:table-cell table:formula="of:=[.B669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78432" calcext:value-type="float">
            <text:p>178432</text:p>
          </table:table-cell>
          <table:table-cell office:value-type="float" office:value="2262" calcext:value-type="float">
            <text:p>2262</text:p>
          </table:table-cell>
          <table:table-cell table:formula="of:=[.A670]/4096" office:value-type="float" office:value="43.5625" calcext:value-type="float">
            <text:p>43.5625</text:p>
          </table:table-cell>
          <table:table-cell table:formula="of:=[.B670]/4096" office:value-type="float" office:value="0.55224609375" calcext:value-type="float">
            <text:p>0.55224609375</text:p>
          </table:table-cell>
        </table:table-row>
        <table:table-row table:style-name="ro1">
          <table:table-cell office:value-type="float" office:value="178688" calcext:value-type="float">
            <text:p>178688</text:p>
          </table:table-cell>
          <table:table-cell office:value-type="float" office:value="2266" calcext:value-type="float">
            <text:p>2266</text:p>
          </table:table-cell>
          <table:table-cell table:formula="of:=[.A671]/4096" office:value-type="float" office:value="43.625" calcext:value-type="float">
            <text:p>43.625</text:p>
          </table:table-cell>
          <table:table-cell table:formula="of:=[.B671]/4096" office:value-type="float" office:value="0.55322265625" calcext:value-type="float">
            <text:p>0.55322265625</text:p>
          </table:table-cell>
        </table:table-row>
        <table:table-row table:style-name="ro1">
          <table:table-cell office:value-type="float" office:value="178944" calcext:value-type="float">
            <text:p>178944</text:p>
          </table:table-cell>
          <table:table-cell office:value-type="float" office:value="2267" calcext:value-type="float">
            <text:p>2267</text:p>
          </table:table-cell>
          <table:table-cell table:formula="of:=[.A672]/4096" office:value-type="float" office:value="43.6875" calcext:value-type="float">
            <text:p>43.6875</text:p>
          </table:table-cell>
          <table:table-cell table:formula="of:=[.B672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200" calcext:value-type="float">
            <text:p>179200</text:p>
          </table:table-cell>
          <table:table-cell office:value-type="float" office:value="2267" calcext:value-type="float">
            <text:p>2267</text:p>
          </table:table-cell>
          <table:table-cell table:formula="of:=[.A673]/4096" office:value-type="float" office:value="43.75" calcext:value-type="float">
            <text:p>43.75</text:p>
          </table:table-cell>
          <table:table-cell table:formula="of:=[.B673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456" calcext:value-type="float">
            <text:p>179456</text:p>
          </table:table-cell>
          <table:table-cell office:value-type="float" office:value="2265" calcext:value-type="float">
            <text:p>2265</text:p>
          </table:table-cell>
          <table:table-cell table:formula="of:=[.A674]/4096" office:value-type="float" office:value="43.8125" calcext:value-type="float">
            <text:p>43.8125</text:p>
          </table:table-cell>
          <table:table-cell table:formula="of:=[.B674]/4096" office:value-type="float" office:value="0.552978515625" calcext:value-type="float">
            <text:p>0.552978515625</text:p>
          </table:table-cell>
        </table:table-row>
        <table:table-row table:style-name="ro1">
          <table:table-cell office:value-type="float" office:value="179712" calcext:value-type="float">
            <text:p>179712</text:p>
          </table:table-cell>
          <table:table-cell office:value-type="float" office:value="2261" calcext:value-type="float">
            <text:p>2261</text:p>
          </table:table-cell>
          <table:table-cell table:formula="of:=[.A675]/4096" office:value-type="float" office:value="43.875" calcext:value-type="float">
            <text:p>43.875</text:p>
          </table:table-cell>
          <table:table-cell table:formula="of:=[.B675]/4096" office:value-type="float" office:value="0.552001953125" calcext:value-type="float">
            <text:p>0.552001953125</text:p>
          </table:table-cell>
        </table:table-row>
        <table:table-row table:style-name="ro1">
          <table:table-cell office:value-type="float" office:value="179968" calcext:value-type="float">
            <text:p>179968</text:p>
          </table:table-cell>
          <table:table-cell office:value-type="float" office:value="2254" calcext:value-type="float">
            <text:p>2254</text:p>
          </table:table-cell>
          <table:table-cell table:formula="of:=[.A676]/4096" office:value-type="float" office:value="43.9375" calcext:value-type="float">
            <text:p>43.9375</text:p>
          </table:table-cell>
          <table:table-cell table:formula="of:=[.B676]/4096" office:value-type="float" office:value="0.55029296875" calcext:value-type="float">
            <text:p>0.55029296875</text:p>
          </table:table-cell>
        </table:table-row>
        <table:table-row table:style-name="ro1">
          <table:table-cell office:value-type="float" office:value="180224" calcext:value-type="float">
            <text:p>180224</text:p>
          </table:table-cell>
          <table:table-cell office:value-type="float" office:value="2245" calcext:value-type="float">
            <text:p>2245</text:p>
          </table:table-cell>
          <table:table-cell table:formula="of:=[.A677]/4096" office:value-type="float" office:value="44" calcext:value-type="float">
            <text:p>44</text:p>
          </table:table-cell>
          <table:table-cell table:formula="of:=[.B677]/4096" office:value-type="float" office:value="0.548095703125" calcext:value-type="float">
            <text:p>0.548095703125</text:p>
          </table:table-cell>
        </table:table-row>
        <table:table-row table:style-name="ro1">
          <table:table-cell office:value-type="float" office:value="180480" calcext:value-type="float">
            <text:p>180480</text:p>
          </table:table-cell>
          <table:table-cell office:value-type="float" office:value="2233" calcext:value-type="float">
            <text:p>2233</text:p>
          </table:table-cell>
          <table:table-cell table:formula="of:=[.A678]/4096" office:value-type="float" office:value="44.0625" calcext:value-type="float">
            <text:p>44.0625</text:p>
          </table:table-cell>
          <table:table-cell table:formula="of:=[.B678]/4096" office:value-type="float" office:value="0.545166015625" calcext:value-type="float">
            <text:p>0.545166015625</text:p>
          </table:table-cell>
        </table:table-row>
        <table:table-row table:style-name="ro1">
          <table:table-cell office:value-type="float" office:value="180736" calcext:value-type="float">
            <text:p>180736</text:p>
          </table:table-cell>
          <table:table-cell office:value-type="float" office:value="2219" calcext:value-type="float">
            <text:p>2219</text:p>
          </table:table-cell>
          <table:table-cell table:formula="of:=[.A679]/4096" office:value-type="float" office:value="44.125" calcext:value-type="float">
            <text:p>44.125</text:p>
          </table:table-cell>
          <table:table-cell table:formula="of:=[.B679]/4096" office:value-type="float" office:value="0.541748046875" calcext:value-type="float">
            <text:p>0.541748046875</text:p>
          </table:table-cell>
        </table:table-row>
        <table:table-row table:style-name="ro1">
          <table:table-cell office:value-type="float" office:value="180992" calcext:value-type="float">
            <text:p>180992</text:p>
          </table:table-cell>
          <table:table-cell office:value-type="float" office:value="2202" calcext:value-type="float">
            <text:p>2202</text:p>
          </table:table-cell>
          <table:table-cell table:formula="of:=[.A680]/4096" office:value-type="float" office:value="44.1875" calcext:value-type="float">
            <text:p>44.1875</text:p>
          </table:table-cell>
          <table:table-cell table:formula="of:=[.B680]/4096" office:value-type="float" office:value="0.53759765625" calcext:value-type="float">
            <text:p>0.53759765625</text:p>
          </table:table-cell>
        </table:table-row>
        <table:table-row table:style-name="ro1">
          <table:table-cell office:value-type="float" office:value="181248" calcext:value-type="float">
            <text:p>181248</text:p>
          </table:table-cell>
          <table:table-cell office:value-type="float" office:value="2183" calcext:value-type="float">
            <text:p>2183</text:p>
          </table:table-cell>
          <table:table-cell table:formula="of:=[.A681]/4096" office:value-type="float" office:value="44.25" calcext:value-type="float">
            <text:p>44.25</text:p>
          </table:table-cell>
          <table:table-cell table:formula="of:=[.B681]/4096" office:value-type="float" office:value="0.532958984375" calcext:value-type="float">
            <text:p>0.532958984375</text:p>
          </table:table-cell>
        </table:table-row>
        <table:table-row table:style-name="ro1">
          <table:table-cell office:value-type="float" office:value="181504" calcext:value-type="float">
            <text:p>181504</text:p>
          </table:table-cell>
          <table:table-cell office:value-type="float" office:value="2161" calcext:value-type="float">
            <text:p>2161</text:p>
          </table:table-cell>
          <table:table-cell table:formula="of:=[.A682]/4096" office:value-type="float" office:value="44.3125" calcext:value-type="float">
            <text:p>44.3125</text:p>
          </table:table-cell>
          <table:table-cell table:formula="of:=[.B682]/4096" office:value-type="float" office:value="0.527587890625" calcext:value-type="float">
            <text:p>0.527587890625</text:p>
          </table:table-cell>
        </table:table-row>
        <table:table-row table:style-name="ro1">
          <table:table-cell office:value-type="float" office:value="181760" calcext:value-type="float">
            <text:p>181760</text:p>
          </table:table-cell>
          <table:table-cell office:value-type="float" office:value="2137" calcext:value-type="float">
            <text:p>2137</text:p>
          </table:table-cell>
          <table:table-cell table:formula="of:=[.A683]/4096" office:value-type="float" office:value="44.375" calcext:value-type="float">
            <text:p>44.375</text:p>
          </table:table-cell>
          <table:table-cell table:formula="of:=[.B683]/4096" office:value-type="float" office:value="0.521728515625" calcext:value-type="float">
            <text:p>0.521728515625</text:p>
          </table:table-cell>
        </table:table-row>
        <table:table-row table:style-name="ro1">
          <table:table-cell office:value-type="float" office:value="182016" calcext:value-type="float">
            <text:p>182016</text:p>
          </table:table-cell>
          <table:table-cell office:value-type="float" office:value="2111" calcext:value-type="float">
            <text:p>2111</text:p>
          </table:table-cell>
          <table:table-cell table:formula="of:=[.A684]/4096" office:value-type="float" office:value="44.4375" calcext:value-type="float">
            <text:p>44.4375</text:p>
          </table:table-cell>
          <table:table-cell table:formula="of:=[.B684]/4096" office:value-type="float" office:value="0.515380859375" calcext:value-type="float">
            <text:p>0.515380859375</text:p>
          </table:table-cell>
        </table:table-row>
        <table:table-row table:style-name="ro1">
          <table:table-cell office:value-type="float" office:value="182272" calcext:value-type="float">
            <text:p>182272</text:p>
          </table:table-cell>
          <table:table-cell office:value-type="float" office:value="2082" calcext:value-type="float">
            <text:p>2082</text:p>
          </table:table-cell>
          <table:table-cell table:formula="of:=[.A685]/4096" office:value-type="float" office:value="44.5" calcext:value-type="float">
            <text:p>44.5</text:p>
          </table:table-cell>
          <table:table-cell table:formula="of:=[.B685]/4096" office:value-type="float" office:value="0.50830078125" calcext:value-type="float">
            <text:p>0.50830078125</text:p>
          </table:table-cell>
        </table:table-row>
        <table:table-row table:style-name="ro1">
          <table:table-cell office:value-type="float" office:value="182528" calcext:value-type="float">
            <text:p>182528</text:p>
          </table:table-cell>
          <table:table-cell office:value-type="float" office:value="2051" calcext:value-type="float">
            <text:p>2051</text:p>
          </table:table-cell>
          <table:table-cell table:formula="of:=[.A686]/4096" office:value-type="float" office:value="44.5625" calcext:value-type="float">
            <text:p>44.5625</text:p>
          </table:table-cell>
          <table:table-cell table:formula="of:=[.B686]/4096" office:value-type="float" office:value="0.500732421875" calcext:value-type="float">
            <text:p>0.500732421875</text:p>
          </table:table-cell>
        </table:table-row>
        <table:table-row table:style-name="ro1">
          <table:table-cell office:value-type="float" office:value="182784" calcext:value-type="float">
            <text:p>182784</text:p>
          </table:table-cell>
          <table:table-cell office:value-type="float" office:value="2017" calcext:value-type="float">
            <text:p>2017</text:p>
          </table:table-cell>
          <table:table-cell table:formula="of:=[.A687]/4096" office:value-type="float" office:value="44.625" calcext:value-type="float">
            <text:p>44.625</text:p>
          </table:table-cell>
          <table:table-cell table:formula="of:=[.B687]/4096" office:value-type="float" office:value="0.492431640625" calcext:value-type="float">
            <text:p>0.492431640625</text:p>
          </table:table-cell>
        </table:table-row>
        <table:table-row table:style-name="ro1">
          <table:table-cell office:value-type="float" office:value="183040" calcext:value-type="float">
            <text:p>183040</text:p>
          </table:table-cell>
          <table:table-cell office:value-type="float" office:value="1981" calcext:value-type="float">
            <text:p>1981</text:p>
          </table:table-cell>
          <table:table-cell table:formula="of:=[.A688]/4096" office:value-type="float" office:value="44.6875" calcext:value-type="float">
            <text:p>44.6875</text:p>
          </table:table-cell>
          <table:table-cell table:formula="of:=[.B688]/4096" office:value-type="float" office:value="0.483642578125" calcext:value-type="float">
            <text:p>0.483642578125</text:p>
          </table:table-cell>
        </table:table-row>
        <table:table-row table:style-name="ro1">
          <table:table-cell office:value-type="float" office:value="183296" calcext:value-type="float">
            <text:p>183296</text:p>
          </table:table-cell>
          <table:table-cell office:value-type="float" office:value="1942" calcext:value-type="float">
            <text:p>1942</text:p>
          </table:table-cell>
          <table:table-cell table:formula="of:=[.A689]/4096" office:value-type="float" office:value="44.75" calcext:value-type="float">
            <text:p>44.75</text:p>
          </table:table-cell>
          <table:table-cell table:formula="of:=[.B689]/4096" office:value-type="float" office:value="0.47412109375" calcext:value-type="float">
            <text:p>0.47412109375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901" calcext:value-type="float">
            <text:p>1901</text:p>
          </table:table-cell>
          <table:table-cell table:formula="of:=[.A690]/4096" office:value-type="float" office:value="44.8125" calcext:value-type="float">
            <text:p>44.8125</text:p>
          </table:table-cell>
          <table:table-cell table:formula="of:=[.B690]/4096" office:value-type="float" office:value="0.464111328125" calcext:value-type="float">
            <text:p>0.464111328125</text:p>
          </table:table-cell>
        </table:table-row>
        <table:table-row table:style-name="ro1">
          <table:table-cell office:value-type="float" office:value="183808" calcext:value-type="float">
            <text:p>183808</text:p>
          </table:table-cell>
          <table:table-cell office:value-type="float" office:value="1857" calcext:value-type="float">
            <text:p>1857</text:p>
          </table:table-cell>
          <table:table-cell table:formula="of:=[.A691]/4096" office:value-type="float" office:value="44.875" calcext:value-type="float">
            <text:p>44.875</text:p>
          </table:table-cell>
          <table:table-cell table:formula="of:=[.B691]/4096" office:value-type="float" office:value="0.453369140625" calcext:value-type="float">
            <text:p>0.453369140625</text:p>
          </table:table-cell>
        </table:table-row>
        <table:table-row table:style-name="ro1">
          <table:table-cell office:value-type="float" office:value="184064" calcext:value-type="float">
            <text:p>184064</text:p>
          </table:table-cell>
          <table:table-cell office:value-type="float" office:value="1811" calcext:value-type="float">
            <text:p>1811</text:p>
          </table:table-cell>
          <table:table-cell table:formula="of:=[.A692]/4096" office:value-type="float" office:value="44.9375" calcext:value-type="float">
            <text:p>44.9375</text:p>
          </table:table-cell>
          <table:table-cell table:formula="of:=[.B692]/4096" office:value-type="float" office:value="0.442138671875" calcext:value-type="float">
            <text:p>0.442138671875</text:p>
          </table:table-cell>
        </table:table-row>
        <table:table-row table:style-name="ro1">
          <table:table-cell office:value-type="float" office:value="184320" calcext:value-type="float">
            <text:p>184320</text:p>
          </table:table-cell>
          <table:table-cell office:value-type="float" office:value="1762" calcext:value-type="float">
            <text:p>1762</text:p>
          </table:table-cell>
          <table:table-cell table:formula="of:=[.A693]/4096" office:value-type="float" office:value="45" calcext:value-type="float">
            <text:p>45</text:p>
          </table:table-cell>
          <table:table-cell table:formula="of:=[.B693]/4096" office:value-type="float" office:value="0.43017578125" calcext:value-type="float">
            <text:p>0.43017578125</text:p>
          </table:table-cell>
        </table:table-row>
        <table:table-row table:style-name="ro1">
          <table:table-cell office:value-type="float" office:value="184576" calcext:value-type="float">
            <text:p>184576</text:p>
          </table:table-cell>
          <table:table-cell office:value-type="float" office:value="1711" calcext:value-type="float">
            <text:p>1711</text:p>
          </table:table-cell>
          <table:table-cell table:formula="of:=[.A694]/4096" office:value-type="float" office:value="45.0625" calcext:value-type="float">
            <text:p>45.0625</text:p>
          </table:table-cell>
          <table:table-cell table:formula="of:=[.B694]/4096" office:value-type="float" office:value="0.417724609375" calcext:value-type="float">
            <text:p>0.417724609375</text:p>
          </table:table-cell>
        </table:table-row>
        <table:table-row table:style-name="ro1">
          <table:table-cell office:value-type="float" office:value="184832" calcext:value-type="float">
            <text:p>184832</text:p>
          </table:table-cell>
          <table:table-cell office:value-type="float" office:value="1658" calcext:value-type="float">
            <text:p>1658</text:p>
          </table:table-cell>
          <table:table-cell table:formula="of:=[.A695]/4096" office:value-type="float" office:value="45.125" calcext:value-type="float">
            <text:p>45.125</text:p>
          </table:table-cell>
          <table:table-cell table:formula="of:=[.B695]/4096" office:value-type="float" office:value="0.40478515625" calcext:value-type="float">
            <text:p>0.40478515625</text:p>
          </table:table-cell>
        </table:table-row>
        <table:table-row table:style-name="ro1">
          <table:table-cell office:value-type="float" office:value="185088" calcext:value-type="float">
            <text:p>185088</text:p>
          </table:table-cell>
          <table:table-cell office:value-type="float" office:value="1602" calcext:value-type="float">
            <text:p>1602</text:p>
          </table:table-cell>
          <table:table-cell table:formula="of:=[.A696]/4096" office:value-type="float" office:value="45.1875" calcext:value-type="float">
            <text:p>45.1875</text:p>
          </table:table-cell>
          <table:table-cell table:formula="of:=[.B696]/4096" office:value-type="float" office:value="0.39111328125" calcext:value-type="float">
            <text:p>0.39111328125</text:p>
          </table:table-cell>
        </table:table-row>
        <table:table-row table:style-name="ro1">
          <table:table-cell office:value-type="float" office:value="185344" calcext:value-type="float">
            <text:p>185344</text:p>
          </table:table-cell>
          <table:table-cell office:value-type="float" office:value="1544" calcext:value-type="float">
            <text:p>1544</text:p>
          </table:table-cell>
          <table:table-cell table:formula="of:=[.A697]/4096" office:value-type="float" office:value="45.25" calcext:value-type="float">
            <text:p>45.25</text:p>
          </table:table-cell>
          <table:table-cell table:formula="of:=[.B697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1483" calcext:value-type="float">
            <text:p>1483</text:p>
          </table:table-cell>
          <table:table-cell table:formula="of:=[.A698]/4096" office:value-type="float" office:value="45.3125" calcext:value-type="float">
            <text:p>45.3125</text:p>
          </table:table-cell>
          <table:table-cell table:formula="of:=[.B698]/4096" office:value-type="float" office:value="0.362060546875" calcext:value-type="float">
            <text:p>0.362060546875</text:p>
          </table:table-cell>
        </table:table-row>
        <table:table-row table:style-name="ro1">
          <table:table-cell office:value-type="float" office:value="185856" calcext:value-type="float">
            <text:p>185856</text:p>
          </table:table-cell>
          <table:table-cell office:value-type="float" office:value="1420" calcext:value-type="float">
            <text:p>1420</text:p>
          </table:table-cell>
          <table:table-cell table:formula="of:=[.A699]/4096" office:value-type="float" office:value="45.375" calcext:value-type="float">
            <text:p>45.375</text:p>
          </table:table-cell>
          <table:table-cell table:formula="of:=[.B699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186112" calcext:value-type="float">
            <text:p>186112</text:p>
          </table:table-cell>
          <table:table-cell office:value-type="float" office:value="1354" calcext:value-type="float">
            <text:p>1354</text:p>
          </table:table-cell>
          <table:table-cell table:formula="of:=[.A700]/4096" office:value-type="float" office:value="45.4375" calcext:value-type="float">
            <text:p>45.4375</text:p>
          </table:table-cell>
          <table:table-cell table:formula="of:=[.B700]/4096" office:value-type="float" office:value="0.33056640625" calcext:value-type="float">
            <text:p>0.33056640625</text:p>
          </table:table-cell>
        </table:table-row>
        <table:table-row table:style-name="ro1">
          <table:table-cell office:value-type="float" office:value="186368" calcext:value-type="float">
            <text:p>186368</text:p>
          </table:table-cell>
          <table:table-cell office:value-type="float" office:value="1286" calcext:value-type="float">
            <text:p>1286</text:p>
          </table:table-cell>
          <table:table-cell table:formula="of:=[.A701]/4096" office:value-type="float" office:value="45.5" calcext:value-type="float">
            <text:p>45.5</text:p>
          </table:table-cell>
          <table:table-cell table:formula="of:=[.B701]/4096" office:value-type="float" office:value="0.31396484375" calcext:value-type="float">
            <text:p>0.31396484375</text:p>
          </table:table-cell>
        </table:table-row>
        <table:table-row table:style-name="ro1">
          <table:table-cell office:value-type="float" office:value="186624" calcext:value-type="float">
            <text:p>186624</text:p>
          </table:table-cell>
          <table:table-cell office:value-type="float" office:value="1215" calcext:value-type="float">
            <text:p>1215</text:p>
          </table:table-cell>
          <table:table-cell table:formula="of:=[.A702]/4096" office:value-type="float" office:value="45.5625" calcext:value-type="float">
            <text:p>45.5625</text:p>
          </table:table-cell>
          <table:table-cell table:formula="of:=[.B702]/4096" office:value-type="float" office:value="0.296630859375" calcext:value-type="float">
            <text:p>0.296630859375</text:p>
          </table:table-cell>
        </table:table-row>
        <table:table-row table:style-name="ro1">
          <table:table-cell office:value-type="float" office:value="186880" calcext:value-type="float">
            <text:p>186880</text:p>
          </table:table-cell>
          <table:table-cell office:value-type="float" office:value="1142" calcext:value-type="float">
            <text:p>1142</text:p>
          </table:table-cell>
          <table:table-cell table:formula="of:=[.A703]/4096" office:value-type="float" office:value="45.625" calcext:value-type="float">
            <text:p>45.625</text:p>
          </table:table-cell>
          <table:table-cell table:formula="of:=[.B703]/4096" office:value-type="float" office:value="0.27880859375" calcext:value-type="float">
            <text:p>0.27880859375</text:p>
          </table:table-cell>
        </table:table-row>
        <table:table-row table:style-name="ro1">
          <table:table-cell office:value-type="float" office:value="187136" calcext:value-type="float">
            <text:p>187136</text:p>
          </table:table-cell>
          <table:table-cell office:value-type="float" office:value="1066" calcext:value-type="float">
            <text:p>1066</text:p>
          </table:table-cell>
          <table:table-cell table:formula="of:=[.A704]/4096" office:value-type="float" office:value="45.6875" calcext:value-type="float">
            <text:p>45.6875</text:p>
          </table:table-cell>
          <table:table-cell table:formula="of:=[.B704]/4096" office:value-type="float" office:value="0.26025390625" calcext:value-type="float">
            <text:p>0.26025390625</text:p>
          </table:table-cell>
        </table:table-row>
        <table:table-row table:style-name="ro1">
          <table:table-cell office:value-type="float" office:value="187392" calcext:value-type="float">
            <text:p>187392</text:p>
          </table:table-cell>
          <table:table-cell office:value-type="float" office:value="988" calcext:value-type="float">
            <text:p>988</text:p>
          </table:table-cell>
          <table:table-cell table:formula="of:=[.A705]/4096" office:value-type="float" office:value="45.75" calcext:value-type="float">
            <text:p>45.75</text:p>
          </table:table-cell>
          <table:table-cell table:formula="of:=[.B705]/4096" office:value-type="float" office:value="0.2412109375" calcext:value-type="float">
            <text:p>0.2412109375</text:p>
          </table:table-cell>
        </table:table-row>
        <table:table-row table:style-name="ro1">
          <table:table-cell office:value-type="float" office:value="187648" calcext:value-type="float">
            <text:p>187648</text:p>
          </table:table-cell>
          <table:table-cell office:value-type="float" office:value="908" calcext:value-type="float">
            <text:p>908</text:p>
          </table:table-cell>
          <table:table-cell table:formula="of:=[.A706]/4096" office:value-type="float" office:value="45.8125" calcext:value-type="float">
            <text:p>45.8125</text:p>
          </table:table-cell>
          <table:table-cell table:formula="of:=[.B706]/4096" office:value-type="float" office:value="0.2216796875" calcext:value-type="float">
            <text:p>0.2216796875</text:p>
          </table:table-cell>
        </table:table-row>
        <table:table-row table:style-name="ro1">
          <table:table-cell office:value-type="float" office:value="187904" calcext:value-type="float">
            <text:p>187904</text:p>
          </table:table-cell>
          <table:table-cell office:value-type="float" office:value="825" calcext:value-type="float">
            <text:p>825</text:p>
          </table:table-cell>
          <table:table-cell table:formula="of:=[.A707]/4096" office:value-type="float" office:value="45.875" calcext:value-type="float">
            <text:p>45.875</text:p>
          </table:table-cell>
          <table:table-cell table:formula="of:=[.B707]/4096" office:value-type="float" office:value="0.201416015625" calcext:value-type="float">
            <text:p>0.201416015625</text:p>
          </table:table-cell>
        </table:table-row>
        <table:table-row table:style-name="ro1">
          <table:table-cell office:value-type="float" office:value="188160" calcext:value-type="float">
            <text:p>188160</text:p>
          </table:table-cell>
          <table:table-cell office:value-type="float" office:value="740" calcext:value-type="float">
            <text:p>740</text:p>
          </table:table-cell>
          <table:table-cell table:formula="of:=[.A708]/4096" office:value-type="float" office:value="45.9375" calcext:value-type="float">
            <text:p>45.9375</text:p>
          </table:table-cell>
          <table:table-cell table:formula="of:=[.B708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188416" calcext:value-type="float">
            <text:p>188416</text:p>
          </table:table-cell>
          <table:table-cell office:value-type="float" office:value="652" calcext:value-type="float">
            <text:p>652</text:p>
          </table:table-cell>
          <table:table-cell table:formula="of:=[.A709]/4096" office:value-type="float" office:value="46" calcext:value-type="float">
            <text:p>46</text:p>
          </table:table-cell>
          <table:table-cell table:formula="of:=[.B709]/4096" office:value-type="float" office:value="0.1591796875" calcext:value-type="float">
            <text:p>0.1591796875</text:p>
          </table:table-cell>
        </table:table-row>
        <table:table-row table:style-name="ro1">
          <table:table-cell office:value-type="float" office:value="188672" calcext:value-type="float">
            <text:p>188672</text:p>
          </table:table-cell>
          <table:table-cell office:value-type="float" office:value="562" calcext:value-type="float">
            <text:p>562</text:p>
          </table:table-cell>
          <table:table-cell table:formula="of:=[.A710]/4096" office:value-type="float" office:value="46.0625" calcext:value-type="float">
            <text:p>46.0625</text:p>
          </table:table-cell>
          <table:table-cell table:formula="of:=[.B710]/4096" office:value-type="float" office:value="0.13720703125" calcext:value-type="float">
            <text:p>0.13720703125</text:p>
          </table:table-cell>
        </table:table-row>
        <table:table-row table:style-name="ro1">
          <table:table-cell office:value-type="float" office:value="188928" calcext:value-type="float">
            <text:p>188928</text:p>
          </table:table-cell>
          <table:table-cell office:value-type="float" office:value="469" calcext:value-type="float">
            <text:p>469</text:p>
          </table:table-cell>
          <table:table-cell table:formula="of:=[.A711]/4096" office:value-type="float" office:value="46.125" calcext:value-type="float">
            <text:p>46.125</text:p>
          </table:table-cell>
          <table:table-cell table:formula="of:=[.B711]/4096" office:value-type="float" office:value="0.114501953125" calcext:value-type="float">
            <text:p>0.114501953125</text:p>
          </table:table-cell>
        </table:table-row>
        <table:table-row table:style-name="ro1">
          <table:table-cell office:value-type="float" office:value="189184" calcext:value-type="float">
            <text:p>189184</text:p>
          </table:table-cell>
          <table:table-cell office:value-type="float" office:value="374" calcext:value-type="float">
            <text:p>374</text:p>
          </table:table-cell>
          <table:table-cell table:formula="of:=[.A712]/4096" office:value-type="float" office:value="46.1875" calcext:value-type="float">
            <text:p>46.1875</text:p>
          </table:table-cell>
          <table:table-cell table:formula="of:=[.B712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189440" calcext:value-type="float">
            <text:p>189440</text:p>
          </table:table-cell>
          <table:table-cell office:value-type="float" office:value="276" calcext:value-type="float">
            <text:p>276</text:p>
          </table:table-cell>
          <table:table-cell table:formula="of:=[.A713]/4096" office:value-type="float" office:value="46.25" calcext:value-type="float">
            <text:p>46.25</text:p>
          </table:table-cell>
          <table:table-cell table:formula="of:=[.B713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189696" calcext:value-type="float">
            <text:p>189696</text:p>
          </table:table-cell>
          <table:table-cell office:value-type="float" office:value="176" calcext:value-type="float">
            <text:p>176</text:p>
          </table:table-cell>
          <table:table-cell table:formula="of:=[.A714]/4096" office:value-type="float" office:value="46.3125" calcext:value-type="float">
            <text:p>46.3125</text:p>
          </table:table-cell>
          <table:table-cell table:formula="of:=[.B714]/4096" office:value-type="float" office:value="0.04296875" calcext:value-type="float">
            <text:p>0.04296875</text:p>
          </table:table-cell>
        </table:table-row>
        <table:table-row table:style-name="ro1">
          <table:table-cell office:value-type="float" office:value="189952" calcext:value-type="float">
            <text:p>189952</text:p>
          </table:table-cell>
          <table:table-cell office:value-type="float" office:value="73" calcext:value-type="float">
            <text:p>73</text:p>
          </table:table-cell>
          <table:table-cell table:formula="of:=[.A715]/4096" office:value-type="float" office:value="46.375" calcext:value-type="float">
            <text:p>46.375</text:p>
          </table:table-cell>
          <table:table-cell table:formula="of:=[.B715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190208" calcext:value-type="float">
            <text:p>190208</text:p>
          </table:table-cell>
          <table:table-cell office:value-type="float" office:value="0" calcext:value-type="float">
            <text:p>0</text:p>
          </table:table-cell>
          <table:table-cell table:formula="of:=[.A716]/4096" office:value-type="float" office:value="46.4375" calcext:value-type="float">
            <text:p>46.4375</text:p>
          </table:table-cell>
          <table:table-cell table:formula="of:=[.B71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56" calcext:value-type="float">
            <text:p>192256</text:p>
          </table:table-cell>
          <table:table-cell office:value-type="float" office:value="0" calcext:value-type="float">
            <text:p>0</text:p>
          </table:table-cell>
          <table:table-cell table:formula="of:=[.A717]/4096" office:value-type="float" office:value="46.9375" calcext:value-type="float">
            <text:p>46.9375</text:p>
          </table:table-cell>
          <table:table-cell table:formula="of:=[.B71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83" calcext:value-type="float">
            <text:p>83</text:p>
          </table:table-cell>
          <table:table-cell table:formula="of:=[.A718]/4096" office:value-type="float" office:value="47" calcext:value-type="float">
            <text:p>47</text:p>
          </table:table-cell>
          <table:table-cell table:formula="of:=[.B718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192768" calcext:value-type="float">
            <text:p>192768</text:p>
          </table:table-cell>
          <table:table-cell office:value-type="float" office:value="164" calcext:value-type="float">
            <text:p>164</text:p>
          </table:table-cell>
          <table:table-cell table:formula="of:=[.A719]/4096" office:value-type="float" office:value="47.0625" calcext:value-type="float">
            <text:p>47.0625</text:p>
          </table:table-cell>
          <table:table-cell table:formula="of:=[.B719]/4096" office:value-type="float" office:value="0.0400390625" calcext:value-type="float">
            <text:p>0.0400390625</text:p>
          </table:table-cell>
        </table:table-row>
        <table:table-row table:style-name="ro1">
          <table:table-cell office:value-type="float" office:value="193024" calcext:value-type="float">
            <text:p>193024</text:p>
          </table:table-cell>
          <table:table-cell office:value-type="float" office:value="242" calcext:value-type="float">
            <text:p>242</text:p>
          </table:table-cell>
          <table:table-cell table:formula="of:=[.A720]/4096" office:value-type="float" office:value="47.125" calcext:value-type="float">
            <text:p>47.125</text:p>
          </table:table-cell>
          <table:table-cell table:formula="of:=[.B720]/4096" office:value-type="float" office:value="0.05908203125" calcext:value-type="float">
            <text:p>0.05908203125</text:p>
          </table:table-cell>
        </table:table-row>
        <table:table-row table:style-name="ro1">
          <table:table-cell office:value-type="float" office:value="193280" calcext:value-type="float">
            <text:p>193280</text:p>
          </table:table-cell>
          <table:table-cell office:value-type="float" office:value="318" calcext:value-type="float">
            <text:p>318</text:p>
          </table:table-cell>
          <table:table-cell table:formula="of:=[.A721]/4096" office:value-type="float" office:value="47.1875" calcext:value-type="float">
            <text:p>47.1875</text:p>
          </table:table-cell>
          <table:table-cell table:formula="of:=[.B721]/4096" office:value-type="float" office:value="0.07763671875" calcext:value-type="float">
            <text:p>0.07763671875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391" calcext:value-type="float">
            <text:p>391</text:p>
          </table:table-cell>
          <table:table-cell table:formula="of:=[.A722]/4096" office:value-type="float" office:value="47.25" calcext:value-type="float">
            <text:p>47.25</text:p>
          </table:table-cell>
          <table:table-cell table:formula="of:=[.B722]/4096" office:value-type="float" office:value="0.095458984375" calcext:value-type="float">
            <text:p>0.095458984375</text:p>
          </table:table-cell>
        </table:table-row>
        <table:table-row table:style-name="ro1">
          <table:table-cell office:value-type="float" office:value="193792" calcext:value-type="float">
            <text:p>193792</text:p>
          </table:table-cell>
          <table:table-cell office:value-type="float" office:value="462" calcext:value-type="float">
            <text:p>462</text:p>
          </table:table-cell>
          <table:table-cell table:formula="of:=[.A723]/4096" office:value-type="float" office:value="47.3125" calcext:value-type="float">
            <text:p>47.3125</text:p>
          </table:table-cell>
          <table:table-cell table:formula="of:=[.B723]/4096" office:value-type="float" office:value="0.11279296875" calcext:value-type="float">
            <text:p>0.11279296875</text:p>
          </table:table-cell>
        </table:table-row>
        <table:table-row table:style-name="ro1">
          <table:table-cell office:value-type="float" office:value="194048" calcext:value-type="float">
            <text:p>194048</text:p>
          </table:table-cell>
          <table:table-cell office:value-type="float" office:value="531" calcext:value-type="float">
            <text:p>531</text:p>
          </table:table-cell>
          <table:table-cell table:formula="of:=[.A724]/4096" office:value-type="float" office:value="47.375" calcext:value-type="float">
            <text:p>47.375</text:p>
          </table:table-cell>
          <table:table-cell table:formula="of:=[.B724]/4096" office:value-type="float" office:value="0.129638671875" calcext:value-type="float">
            <text:p>0.129638671875</text:p>
          </table:table-cell>
        </table:table-row>
        <table:table-row table:style-name="ro1">
          <table:table-cell office:value-type="float" office:value="194304" calcext:value-type="float">
            <text:p>194304</text:p>
          </table:table-cell>
          <table:table-cell office:value-type="float" office:value="597" calcext:value-type="float">
            <text:p>597</text:p>
          </table:table-cell>
          <table:table-cell table:formula="of:=[.A725]/4096" office:value-type="float" office:value="47.4375" calcext:value-type="float">
            <text:p>47.4375</text:p>
          </table:table-cell>
          <table:table-cell table:formula="of:=[.B725]/4096" office:value-type="float" office:value="0.145751953125" calcext:value-type="float">
            <text:p>0.145751953125</text:p>
          </table:table-cell>
        </table:table-row>
        <table:table-row table:style-name="ro1">
          <table:table-cell office:value-type="float" office:value="194560" calcext:value-type="float">
            <text:p>194560</text:p>
          </table:table-cell>
          <table:table-cell office:value-type="float" office:value="661" calcext:value-type="float">
            <text:p>661</text:p>
          </table:table-cell>
          <table:table-cell table:formula="of:=[.A726]/4096" office:value-type="float" office:value="47.5" calcext:value-type="float">
            <text:p>47.5</text:p>
          </table:table-cell>
          <table:table-cell table:formula="of:=[.B726]/4096" office:value-type="float" office:value="0.161376953125" calcext:value-type="float">
            <text:p>0.161376953125</text:p>
          </table:table-cell>
        </table:table-row>
        <table:table-row table:style-name="ro1">
          <table:table-cell office:value-type="float" office:value="194816" calcext:value-type="float">
            <text:p>194816</text:p>
          </table:table-cell>
          <table:table-cell office:value-type="float" office:value="722" calcext:value-type="float">
            <text:p>722</text:p>
          </table:table-cell>
          <table:table-cell table:formula="of:=[.A727]/4096" office:value-type="float" office:value="47.5625" calcext:value-type="float">
            <text:p>47.5625</text:p>
          </table:table-cell>
          <table:table-cell table:formula="of:=[.B727]/4096" office:value-type="float" office:value="0.17626953125" calcext:value-type="float">
            <text:p>0.17626953125</text:p>
          </table:table-cell>
        </table:table-row>
        <table:table-row table:style-name="ro1">
          <table:table-cell office:value-type="float" office:value="195072" calcext:value-type="float">
            <text:p>195072</text:p>
          </table:table-cell>
          <table:table-cell office:value-type="float" office:value="781" calcext:value-type="float">
            <text:p>781</text:p>
          </table:table-cell>
          <table:table-cell table:formula="of:=[.A728]/4096" office:value-type="float" office:value="47.625" calcext:value-type="float">
            <text:p>47.625</text:p>
          </table:table-cell>
          <table:table-cell table:formula="of:=[.B728]/4096" office:value-type="float" office:value="0.190673828125" calcext:value-type="float">
            <text:p>0.190673828125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837" calcext:value-type="float">
            <text:p>837</text:p>
          </table:table-cell>
          <table:table-cell table:formula="of:=[.A729]/4096" office:value-type="float" office:value="47.6875" calcext:value-type="float">
            <text:p>47.6875</text:p>
          </table:table-cell>
          <table:table-cell table:formula="of:=[.B729]/4096" office:value-type="float" office:value="0.204345703125" calcext:value-type="float">
            <text:p>0.204345703125</text:p>
          </table:table-cell>
        </table:table-row>
        <table:table-row table:style-name="ro1">
          <table:table-cell office:value-type="float" office:value="195584" calcext:value-type="float">
            <text:p>195584</text:p>
          </table:table-cell>
          <table:table-cell office:value-type="float" office:value="891" calcext:value-type="float">
            <text:p>891</text:p>
          </table:table-cell>
          <table:table-cell table:formula="of:=[.A730]/4096" office:value-type="float" office:value="47.75" calcext:value-type="float">
            <text:p>47.75</text:p>
          </table:table-cell>
          <table:table-cell table:formula="of:=[.B730]/4096" office:value-type="float" office:value="0.217529296875" calcext:value-type="float">
            <text:p>0.217529296875</text:p>
          </table:table-cell>
        </table:table-row>
        <table:table-row table:style-name="ro1">
          <table:table-cell office:value-type="float" office:value="195840" calcext:value-type="float">
            <text:p>195840</text:p>
          </table:table-cell>
          <table:table-cell office:value-type="float" office:value="942" calcext:value-type="float">
            <text:p>942</text:p>
          </table:table-cell>
          <table:table-cell table:formula="of:=[.A731]/4096" office:value-type="float" office:value="47.8125" calcext:value-type="float">
            <text:p>47.8125</text:p>
          </table:table-cell>
          <table:table-cell table:formula="of:=[.B731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96096" calcext:value-type="float">
            <text:p>196096</text:p>
          </table:table-cell>
          <table:table-cell office:value-type="float" office:value="991" calcext:value-type="float">
            <text:p>991</text:p>
          </table:table-cell>
          <table:table-cell table:formula="of:=[.A732]/4096" office:value-type="float" office:value="47.875" calcext:value-type="float">
            <text:p>47.875</text:p>
          </table:table-cell>
          <table:table-cell table:formula="of:=[.B732]/4096" office:value-type="float" office:value="0.241943359375" calcext:value-type="float">
            <text:p>0.241943359375</text:p>
          </table:table-cell>
        </table:table-row>
        <table:table-row table:style-name="ro1">
          <table:table-cell office:value-type="float" office:value="196352" calcext:value-type="float">
            <text:p>196352</text:p>
          </table:table-cell>
          <table:table-cell office:value-type="float" office:value="1037" calcext:value-type="float">
            <text:p>1037</text:p>
          </table:table-cell>
          <table:table-cell table:formula="of:=[.A733]/4096" office:value-type="float" office:value="47.9375" calcext:value-type="float">
            <text:p>47.9375</text:p>
          </table:table-cell>
          <table:table-cell table:formula="of:=[.B733]/4096" office:value-type="float" office:value="0.253173828125" calcext:value-type="float">
            <text:p>0.253173828125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081" calcext:value-type="float">
            <text:p>1081</text:p>
          </table:table-cell>
          <table:table-cell table:formula="of:=[.A734]/4096" office:value-type="float" office:value="48" calcext:value-type="float">
            <text:p>48</text:p>
          </table:table-cell>
          <table:table-cell table:formula="of:=[.B734]/4096" office:value-type="float" office:value="0.263916015625" calcext:value-type="float">
            <text:p>0.263916015625</text:p>
          </table:table-cell>
        </table:table-row>
        <table:table-row table:style-name="ro1">
          <table:table-cell office:value-type="float" office:value="196864" calcext:value-type="float">
            <text:p>196864</text:p>
          </table:table-cell>
          <table:table-cell office:value-type="float" office:value="1123" calcext:value-type="float">
            <text:p>1123</text:p>
          </table:table-cell>
          <table:table-cell table:formula="of:=[.A735]/4096" office:value-type="float" office:value="48.0625" calcext:value-type="float">
            <text:p>48.0625</text:p>
          </table:table-cell>
          <table:table-cell table:formula="of:=[.B735]/4096" office:value-type="float" office:value="0.274169921875" calcext:value-type="float">
            <text:p>0.274169921875</text:p>
          </table:table-cell>
        </table:table-row>
        <table:table-row table:style-name="ro1">
          <table:table-cell office:value-type="float" office:value="197120" calcext:value-type="float">
            <text:p>197120</text:p>
          </table:table-cell>
          <table:table-cell office:value-type="float" office:value="1162" calcext:value-type="float">
            <text:p>1162</text:p>
          </table:table-cell>
          <table:table-cell table:formula="of:=[.A736]/4096" office:value-type="float" office:value="48.125" calcext:value-type="float">
            <text:p>48.125</text:p>
          </table:table-cell>
          <table:table-cell table:formula="of:=[.B736]/4096" office:value-type="float" office:value="0.28369140625" calcext:value-type="float">
            <text:p>0.28369140625</text:p>
          </table:table-cell>
        </table:table-row>
        <table:table-row table:style-name="ro1">
          <table:table-cell office:value-type="float" office:value="197376" calcext:value-type="float">
            <text:p>197376</text:p>
          </table:table-cell>
          <table:table-cell office:value-type="float" office:value="1199" calcext:value-type="float">
            <text:p>1199</text:p>
          </table:table-cell>
          <table:table-cell table:formula="of:=[.A737]/4096" office:value-type="float" office:value="48.1875" calcext:value-type="float">
            <text:p>48.1875</text:p>
          </table:table-cell>
          <table:table-cell table:formula="of:=[.B737]/4096" office:value-type="float" office:value="0.292724609375" calcext:value-type="float">
            <text:p>0.292724609375</text:p>
          </table:table-cell>
        </table:table-row>
        <table:table-row table:style-name="ro1">
          <table:table-cell office:value-type="float" office:value="197632" calcext:value-type="float">
            <text:p>197632</text:p>
          </table:table-cell>
          <table:table-cell office:value-type="float" office:value="1233" calcext:value-type="float">
            <text:p>1233</text:p>
          </table:table-cell>
          <table:table-cell table:formula="of:=[.A738]/4096" office:value-type="float" office:value="48.25" calcext:value-type="float">
            <text:p>48.25</text:p>
          </table:table-cell>
          <table:table-cell table:formula="of:=[.B738]/4096" office:value-type="float" office:value="0.301025390625" calcext:value-type="float">
            <text:p>0.301025390625</text:p>
          </table:table-cell>
        </table:table-row>
        <table:table-row table:style-name="ro1">
          <table:table-cell office:value-type="float" office:value="197888" calcext:value-type="float">
            <text:p>197888</text:p>
          </table:table-cell>
          <table:table-cell office:value-type="float" office:value="1265" calcext:value-type="float">
            <text:p>1265</text:p>
          </table:table-cell>
          <table:table-cell table:formula="of:=[.A739]/4096" office:value-type="float" office:value="48.3125" calcext:value-type="float">
            <text:p>48.3125</text:p>
          </table:table-cell>
          <table:table-cell table:formula="of:=[.B739]/4096" office:value-type="float" office:value="0.308837890625" calcext:value-type="float">
            <text:p>0.308837890625</text:p>
          </table:table-cell>
        </table:table-row>
        <table:table-row table:style-name="ro1">
          <table:table-cell office:value-type="float" office:value="198144" calcext:value-type="float">
            <text:p>198144</text:p>
          </table:table-cell>
          <table:table-cell office:value-type="float" office:value="1294" calcext:value-type="float">
            <text:p>1294</text:p>
          </table:table-cell>
          <table:table-cell table:formula="of:=[.A740]/4096" office:value-type="float" office:value="48.375" calcext:value-type="float">
            <text:p>48.375</text:p>
          </table:table-cell>
          <table:table-cell table:formula="of:=[.B740]/4096" office:value-type="float" office:value="0.31591796875" calcext:value-type="float">
            <text:p>0.31591796875</text:p>
          </table:table-cell>
        </table:table-row>
        <table:table-row table:style-name="ro1">
          <table:table-cell office:value-type="float" office:value="198400" calcext:value-type="float">
            <text:p>198400</text:p>
          </table:table-cell>
          <table:table-cell office:value-type="float" office:value="1321" calcext:value-type="float">
            <text:p>1321</text:p>
          </table:table-cell>
          <table:table-cell table:formula="of:=[.A741]/4096" office:value-type="float" office:value="48.4375" calcext:value-type="float">
            <text:p>48.4375</text:p>
          </table:table-cell>
          <table:table-cell table:formula="of:=[.B741]/4096" office:value-type="float" office:value="0.322509765625" calcext:value-type="float">
            <text:p>0.322509765625</text:p>
          </table:table-cell>
        </table:table-row>
        <table:table-row table:style-name="ro1">
          <table:table-cell office:value-type="float" office:value="198656" calcext:value-type="float">
            <text:p>198656</text:p>
          </table:table-cell>
          <table:table-cell office:value-type="float" office:value="1345" calcext:value-type="float">
            <text:p>1345</text:p>
          </table:table-cell>
          <table:table-cell table:formula="of:=[.A742]/4096" office:value-type="float" office:value="48.5" calcext:value-type="float">
            <text:p>48.5</text:p>
          </table:table-cell>
          <table:table-cell table:formula="of:=[.B742]/4096" office:value-type="float" office:value="0.328369140625" calcext:value-type="float">
            <text:p>0.328369140625</text:p>
          </table:table-cell>
        </table:table-row>
        <table:table-row table:style-name="ro1">
          <table:table-cell office:value-type="float" office:value="198912" calcext:value-type="float">
            <text:p>198912</text:p>
          </table:table-cell>
          <table:table-cell office:value-type="float" office:value="1367" calcext:value-type="float">
            <text:p>1367</text:p>
          </table:table-cell>
          <table:table-cell table:formula="of:=[.A743]/4096" office:value-type="float" office:value="48.5625" calcext:value-type="float">
            <text:p>48.5625</text:p>
          </table:table-cell>
          <table:table-cell table:formula="of:=[.B743]/4096" office:value-type="float" office:value="0.333740234375" calcext:value-type="float">
            <text:p>0.333740234375</text:p>
          </table:table-cell>
        </table:table-row>
        <table:table-row table:style-name="ro1">
          <table:table-cell office:value-type="float" office:value="199168" calcext:value-type="float">
            <text:p>199168</text:p>
          </table:table-cell>
          <table:table-cell office:value-type="float" office:value="1386" calcext:value-type="float">
            <text:p>1386</text:p>
          </table:table-cell>
          <table:table-cell table:formula="of:=[.A744]/4096" office:value-type="float" office:value="48.625" calcext:value-type="float">
            <text:p>48.625</text:p>
          </table:table-cell>
          <table:table-cell table:formula="of:=[.B744]/4096" office:value-type="float" office:value="0.33837890625" calcext:value-type="float">
            <text:p>0.33837890625</text:p>
          </table:table-cell>
        </table:table-row>
        <table:table-row table:style-name="ro1">
          <table:table-cell office:value-type="float" office:value="199424" calcext:value-type="float">
            <text:p>199424</text:p>
          </table:table-cell>
          <table:table-cell office:value-type="float" office:value="1403" calcext:value-type="float">
            <text:p>1403</text:p>
          </table:table-cell>
          <table:table-cell table:formula="of:=[.A745]/4096" office:value-type="float" office:value="48.6875" calcext:value-type="float">
            <text:p>48.6875</text:p>
          </table:table-cell>
          <table:table-cell table:formula="of:=[.B745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99680" calcext:value-type="float">
            <text:p>199680</text:p>
          </table:table-cell>
          <table:table-cell office:value-type="float" office:value="1418" calcext:value-type="float">
            <text:p>1418</text:p>
          </table:table-cell>
          <table:table-cell table:formula="of:=[.A746]/4096" office:value-type="float" office:value="48.75" calcext:value-type="float">
            <text:p>48.75</text:p>
          </table:table-cell>
          <table:table-cell table:formula="of:=[.B746]/4096" office:value-type="float" office:value="0.34619140625" calcext:value-type="float">
            <text:p>0.34619140625</text:p>
          </table:table-cell>
        </table:table-row>
        <table:table-row table:style-name="ro1">
          <table:table-cell office:value-type="float" office:value="199936" calcext:value-type="float">
            <text:p>199936</text:p>
          </table:table-cell>
          <table:table-cell office:value-type="float" office:value="1430" calcext:value-type="float">
            <text:p>1430</text:p>
          </table:table-cell>
          <table:table-cell table:formula="of:=[.A747]/4096" office:value-type="float" office:value="48.8125" calcext:value-type="float">
            <text:p>48.8125</text:p>
          </table:table-cell>
          <table:table-cell table:formula="of:=[.B747]/4096" office:value-type="float" office:value="0.34912109375" calcext:value-type="float">
            <text:p>0.34912109375</text:p>
          </table:table-cell>
        </table:table-row>
        <table:table-row table:style-name="ro1">
          <table:table-cell office:value-type="float" office:value="200192" calcext:value-type="float">
            <text:p>200192</text:p>
          </table:table-cell>
          <table:table-cell office:value-type="float" office:value="1440" calcext:value-type="float">
            <text:p>1440</text:p>
          </table:table-cell>
          <table:table-cell table:formula="of:=[.A748]/4096" office:value-type="float" office:value="48.875" calcext:value-type="float">
            <text:p>48.875</text:p>
          </table:table-cell>
          <table:table-cell table:formula="of:=[.B748]/4096" office:value-type="float" office:value="0.3515625" calcext:value-type="float">
            <text:p>0.3515625</text:p>
          </table:table-cell>
        </table:table-row>
        <table:table-row table:style-name="ro1">
          <table:table-cell office:value-type="float" office:value="200448" calcext:value-type="float">
            <text:p>200448</text:p>
          </table:table-cell>
          <table:table-cell office:value-type="float" office:value="1447" calcext:value-type="float">
            <text:p>1447</text:p>
          </table:table-cell>
          <table:table-cell table:formula="of:=[.A749]/4096" office:value-type="float" office:value="48.9375" calcext:value-type="float">
            <text:p>48.9375</text:p>
          </table:table-cell>
          <table:table-cell table:formula="of:=[.B749]/4096" office:value-type="float" office:value="0.353271484375" calcext:value-type="float">
            <text:p>0.353271484375</text:p>
          </table:table-cell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float" office:value="1452" calcext:value-type="float">
            <text:p>1452</text:p>
          </table:table-cell>
          <table:table-cell table:formula="of:=[.A750]/4096" office:value-type="float" office:value="49" calcext:value-type="float">
            <text:p>49</text:p>
          </table:table-cell>
          <table:table-cell table:formula="of:=[.B750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0960" calcext:value-type="float">
            <text:p>200960</text:p>
          </table:table-cell>
          <table:table-cell office:value-type="float" office:value="1454" calcext:value-type="float">
            <text:p>1454</text:p>
          </table:table-cell>
          <table:table-cell table:formula="of:=[.A751]/4096" office:value-type="float" office:value="49.0625" calcext:value-type="float">
            <text:p>49.0625</text:p>
          </table:table-cell>
          <table:table-cell table:formula="of:=[.B751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216" calcext:value-type="float">
            <text:p>201216</text:p>
          </table:table-cell>
          <table:table-cell office:value-type="float" office:value="1454" calcext:value-type="float">
            <text:p>1454</text:p>
          </table:table-cell>
          <table:table-cell table:formula="of:=[.A752]/4096" office:value-type="float" office:value="49.125" calcext:value-type="float">
            <text:p>49.125</text:p>
          </table:table-cell>
          <table:table-cell table:formula="of:=[.B752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1454" calcext:value-type="float">
            <text:p>1454</text:p>
          </table:table-cell>
          <table:table-cell table:formula="of:=[.A753]/4096" office:value-type="float" office:value="49.1875" calcext:value-type="float">
            <text:p>49.1875</text:p>
          </table:table-cell>
          <table:table-cell table:formula="of:=[.B753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728" calcext:value-type="float">
            <text:p>201728</text:p>
          </table:table-cell>
          <table:table-cell office:value-type="float" office:value="1452" calcext:value-type="float">
            <text:p>1452</text:p>
          </table:table-cell>
          <table:table-cell table:formula="of:=[.A754]/4096" office:value-type="float" office:value="49.25" calcext:value-type="float">
            <text:p>49.25</text:p>
          </table:table-cell>
          <table:table-cell table:formula="of:=[.B754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1984" calcext:value-type="float">
            <text:p>201984</text:p>
          </table:table-cell>
          <table:table-cell office:value-type="float" office:value="1448" calcext:value-type="float">
            <text:p>1448</text:p>
          </table:table-cell>
          <table:table-cell table:formula="of:=[.A755]/4096" office:value-type="float" office:value="49.3125" calcext:value-type="float">
            <text:p>49.3125</text:p>
          </table:table-cell>
          <table:table-cell table:formula="of:=[.B755]/4096" office:value-type="float" office:value="0.353515625" calcext:value-type="float">
            <text:p>0.353515625</text:p>
          </table:table-cell>
        </table:table-row>
        <table:table-row table:style-name="ro1">
          <table:table-cell office:value-type="float" office:value="202240" calcext:value-type="float">
            <text:p>202240</text:p>
          </table:table-cell>
          <table:table-cell office:value-type="float" office:value="1441" calcext:value-type="float">
            <text:p>1441</text:p>
          </table:table-cell>
          <table:table-cell table:formula="of:=[.A756]/4096" office:value-type="float" office:value="49.375" calcext:value-type="float">
            <text:p>49.375</text:p>
          </table:table-cell>
          <table:table-cell table:formula="of:=[.B756]/4096" office:value-type="float" office:value="0.351806640625" calcext:value-type="float">
            <text:p>0.351806640625</text:p>
          </table:table-cell>
        </table:table-row>
        <table:table-row table:style-name="ro1">
          <table:table-cell office:value-type="float" office:value="202496" calcext:value-type="float">
            <text:p>202496</text:p>
          </table:table-cell>
          <table:table-cell office:value-type="float" office:value="1432" calcext:value-type="float">
            <text:p>1432</text:p>
          </table:table-cell>
          <table:table-cell table:formula="of:=[.A757]/4096" office:value-type="float" office:value="49.4375" calcext:value-type="float">
            <text:p>49.4375</text:p>
          </table:table-cell>
          <table:table-cell table:formula="of:=[.B757]/4096" office:value-type="float" office:value="0.349609375" calcext:value-type="float">
            <text:p>0.349609375</text:p>
          </table:table-cell>
        </table:table-row>
        <table:table-row table:style-name="ro1">
          <table:table-cell office:value-type="float" office:value="202752" calcext:value-type="float">
            <text:p>202752</text:p>
          </table:table-cell>
          <table:table-cell office:value-type="float" office:value="1420" calcext:value-type="float">
            <text:p>1420</text:p>
          </table:table-cell>
          <table:table-cell table:formula="of:=[.A758]/4096" office:value-type="float" office:value="49.5" calcext:value-type="float">
            <text:p>49.5</text:p>
          </table:table-cell>
          <table:table-cell table:formula="of:=[.B758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203008" calcext:value-type="float">
            <text:p>203008</text:p>
          </table:table-cell>
          <table:table-cell office:value-type="float" office:value="1406" calcext:value-type="float">
            <text:p>1406</text:p>
          </table:table-cell>
          <table:table-cell table:formula="of:=[.A759]/4096" office:value-type="float" office:value="49.5625" calcext:value-type="float">
            <text:p>49.5625</text:p>
          </table:table-cell>
          <table:table-cell table:formula="of:=[.B759]/4096" office:value-type="float" office:value="0.34326171875" calcext:value-type="float">
            <text:p>0.34326171875</text:p>
          </table:table-cell>
        </table:table-row>
        <table:table-row table:style-name="ro1">
          <table:table-cell office:value-type="float" office:value="203264" calcext:value-type="float">
            <text:p>203264</text:p>
          </table:table-cell>
          <table:table-cell office:value-type="float" office:value="1389" calcext:value-type="float">
            <text:p>1389</text:p>
          </table:table-cell>
          <table:table-cell table:formula="of:=[.A760]/4096" office:value-type="float" office:value="49.625" calcext:value-type="float">
            <text:p>49.625</text:p>
          </table:table-cell>
          <table:table-cell table:formula="of:=[.B760]/4096" office:value-type="float" office:value="0.339111328125" calcext:value-type="float">
            <text:p>0.339111328125</text:p>
          </table:table-cell>
        </table:table-row>
        <table:table-row table:style-name="ro1">
          <table:table-cell office:value-type="float" office:value="203520" calcext:value-type="float">
            <text:p>203520</text:p>
          </table:table-cell>
          <table:table-cell office:value-type="float" office:value="1370" calcext:value-type="float">
            <text:p>1370</text:p>
          </table:table-cell>
          <table:table-cell table:formula="of:=[.A761]/4096" office:value-type="float" office:value="49.6875" calcext:value-type="float">
            <text:p>49.6875</text:p>
          </table:table-cell>
          <table:table-cell table:formula="of:=[.B761]/4096" office:value-type="float" office:value="0.33447265625" calcext:value-type="float">
            <text:p>0.33447265625</text:p>
          </table:table-cell>
        </table:table-row>
        <table:table-row table:style-name="ro1">
          <table:table-cell office:value-type="float" office:value="203776" calcext:value-type="float">
            <text:p>203776</text:p>
          </table:table-cell>
          <table:table-cell office:value-type="float" office:value="1348" calcext:value-type="float">
            <text:p>1348</text:p>
          </table:table-cell>
          <table:table-cell table:formula="of:=[.A762]/4096" office:value-type="float" office:value="49.75" calcext:value-type="float">
            <text:p>49.75</text:p>
          </table:table-cell>
          <table:table-cell table:formula="of:=[.B762]/4096" office:value-type="float" office:value="0.3291015625" calcext:value-type="float">
            <text:p>0.3291015625</text:p>
          </table:table-cell>
        </table:table-row>
        <table:table-row table:style-name="ro1">
          <table:table-cell office:value-type="float" office:value="204032" calcext:value-type="float">
            <text:p>204032</text:p>
          </table:table-cell>
          <table:table-cell office:value-type="float" office:value="1324" calcext:value-type="float">
            <text:p>1324</text:p>
          </table:table-cell>
          <table:table-cell table:formula="of:=[.A763]/4096" office:value-type="float" office:value="49.8125" calcext:value-type="float">
            <text:p>49.8125</text:p>
          </table:table-cell>
          <table:table-cell table:formula="of:=[.B763]/4096" office:value-type="float" office:value="0.3232421875" calcext:value-type="float">
            <text:p>0.3232421875</text:p>
          </table:table-cell>
        </table:table-row>
        <table:table-row table:style-name="ro1">
          <table:table-cell office:value-type="float" office:value="204288" calcext:value-type="float">
            <text:p>204288</text:p>
          </table:table-cell>
          <table:table-cell office:value-type="float" office:value="1298" calcext:value-type="float">
            <text:p>1298</text:p>
          </table:table-cell>
          <table:table-cell table:formula="of:=[.A764]/4096" office:value-type="float" office:value="49.875" calcext:value-type="float">
            <text:p>49.875</text:p>
          </table:table-cell>
          <table:table-cell table:formula="of:=[.B764]/4096" office:value-type="float" office:value="0.31689453125" calcext:value-type="float">
            <text:p>0.31689453125</text:p>
          </table:table-cell>
        </table:table-row>
        <table:table-row table:style-name="ro1">
          <table:table-cell office:value-type="float" office:value="204544" calcext:value-type="float">
            <text:p>204544</text:p>
          </table:table-cell>
          <table:table-cell office:value-type="float" office:value="1269" calcext:value-type="float">
            <text:p>1269</text:p>
          </table:table-cell>
          <table:table-cell table:formula="of:=[.A765]/4096" office:value-type="float" office:value="49.9375" calcext:value-type="float">
            <text:p>49.9375</text:p>
          </table:table-cell>
          <table:table-cell table:formula="of:=[.B765]/4096" office:value-type="float" office:value="0.309814453125" calcext:value-type="float">
            <text:p>0.309814453125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238" calcext:value-type="float">
            <text:p>1238</text:p>
          </table:table-cell>
          <table:table-cell table:formula="of:=[.A766]/4096" office:value-type="float" office:value="50" calcext:value-type="float">
            <text:p>50</text:p>
          </table:table-cell>
          <table:table-cell table:formula="of:=[.B766]/4096" office:value-type="float" office:value="0.30224609375" calcext:value-type="float">
            <text:p>0.30224609375</text:p>
          </table:table-cell>
        </table:table-row>
        <table:table-row table:style-name="ro1">
          <table:table-cell office:value-type="float" office:value="205056" calcext:value-type="float">
            <text:p>205056</text:p>
          </table:table-cell>
          <table:table-cell office:value-type="float" office:value="1204" calcext:value-type="float">
            <text:p>1204</text:p>
          </table:table-cell>
          <table:table-cell table:formula="of:=[.A767]/4096" office:value-type="float" office:value="50.0625" calcext:value-type="float">
            <text:p>50.0625</text:p>
          </table:table-cell>
          <table:table-cell table:formula="of:=[.B767]/4096" office:value-type="float" office:value="0.2939453125" calcext:value-type="float">
            <text:p>0.2939453125</text:p>
          </table:table-cell>
        </table:table-row>
        <table:table-row table:style-name="ro1">
          <table:table-cell office:value-type="float" office:value="205312" calcext:value-type="float">
            <text:p>205312</text:p>
          </table:table-cell>
          <table:table-cell office:value-type="float" office:value="1168" calcext:value-type="float">
            <text:p>1168</text:p>
          </table:table-cell>
          <table:table-cell table:formula="of:=[.A768]/4096" office:value-type="float" office:value="50.125" calcext:value-type="float">
            <text:p>50.125</text:p>
          </table:table-cell>
          <table:table-cell table:formula="of:=[.B768]/4096" office:value-type="float" office:value="0.28515625" calcext:value-type="float">
            <text:p>0.28515625</text:p>
          </table:table-cell>
        </table:table-row>
        <table:table-row table:style-name="ro1">
          <table:table-cell office:value-type="float" office:value="205568" calcext:value-type="float">
            <text:p>205568</text:p>
          </table:table-cell>
          <table:table-cell office:value-type="float" office:value="1129" calcext:value-type="float">
            <text:p>1129</text:p>
          </table:table-cell>
          <table:table-cell table:formula="of:=[.A769]/4096" office:value-type="float" office:value="50.1875" calcext:value-type="float">
            <text:p>50.1875</text:p>
          </table:table-cell>
          <table:table-cell table:formula="of:=[.B769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205824" calcext:value-type="float">
            <text:p>205824</text:p>
          </table:table-cell>
          <table:table-cell office:value-type="float" office:value="1088" calcext:value-type="float">
            <text:p>1088</text:p>
          </table:table-cell>
          <table:table-cell table:formula="of:=[.A770]/4096" office:value-type="float" office:value="50.25" calcext:value-type="float">
            <text:p>50.25</text:p>
          </table:table-cell>
          <table:table-cell table:formula="of:=[.B770]/4096"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206080" calcext:value-type="float">
            <text:p>206080</text:p>
          </table:table-cell>
          <table:table-cell office:value-type="float" office:value="1044" calcext:value-type="float">
            <text:p>1044</text:p>
          </table:table-cell>
          <table:table-cell table:formula="of:=[.A771]/4096" office:value-type="float" office:value="50.3125" calcext:value-type="float">
            <text:p>50.3125</text:p>
          </table:table-cell>
          <table:table-cell table:formula="of:=[.B771]/4096" office:value-type="float" office:value="0.2548828125" calcext:value-type="float">
            <text:p>0.2548828125</text:p>
          </table:table-cell>
        </table:table-row>
        <table:table-row table:style-name="ro1">
          <table:table-cell office:value-type="float" office:value="206336" calcext:value-type="float">
            <text:p>206336</text:p>
          </table:table-cell>
          <table:table-cell office:value-type="float" office:value="998" calcext:value-type="float">
            <text:p>998</text:p>
          </table:table-cell>
          <table:table-cell table:formula="of:=[.A772]/4096" office:value-type="float" office:value="50.375" calcext:value-type="float">
            <text:p>50.375</text:p>
          </table:table-cell>
          <table:table-cell table:formula="of:=[.B772]/4096" office:value-type="float" office:value="0.24365234375" calcext:value-type="float">
            <text:p>0.24365234375</text:p>
          </table:table-cell>
        </table:table-row>
        <table:table-row table:style-name="ro1">
          <table:table-cell office:value-type="float" office:value="206592" calcext:value-type="float">
            <text:p>206592</text:p>
          </table:table-cell>
          <table:table-cell office:value-type="float" office:value="949" calcext:value-type="float">
            <text:p>949</text:p>
          </table:table-cell>
          <table:table-cell table:formula="of:=[.A773]/4096" office:value-type="float" office:value="50.4375" calcext:value-type="float">
            <text:p>50.4375</text:p>
          </table:table-cell>
          <table:table-cell table:formula="of:=[.B773]/4096" office:value-type="float" office:value="0.231689453125" calcext:value-type="float">
            <text:p>0.231689453125</text:p>
          </table:table-cell>
        </table:table-row>
        <table:table-row table:style-name="ro1">
          <table:table-cell office:value-type="float" office:value="206848" calcext:value-type="float">
            <text:p>206848</text:p>
          </table:table-cell>
          <table:table-cell office:value-type="float" office:value="898" calcext:value-type="float">
            <text:p>898</text:p>
          </table:table-cell>
          <table:table-cell table:formula="of:=[.A774]/4096" office:value-type="float" office:value="50.5" calcext:value-type="float">
            <text:p>50.5</text:p>
          </table:table-cell>
          <table:table-cell table:formula="of:=[.B774]/4096" office:value-type="float" office:value="0.21923828125" calcext:value-type="float">
            <text:p>0.21923828125</text:p>
          </table:table-cell>
        </table:table-row>
        <table:table-row table:style-name="ro1">
          <table:table-cell office:value-type="float" office:value="207104" calcext:value-type="float">
            <text:p>207104</text:p>
          </table:table-cell>
          <table:table-cell office:value-type="float" office:value="845" calcext:value-type="float">
            <text:p>845</text:p>
          </table:table-cell>
          <table:table-cell table:formula="of:=[.A775]/4096" office:value-type="float" office:value="50.5625" calcext:value-type="float">
            <text:p>50.5625</text:p>
          </table:table-cell>
          <table:table-cell table:formula="of:=[.B775]/4096" office:value-type="float" office:value="0.206298828125" calcext:value-type="float">
            <text:p>0.206298828125</text:p>
          </table:table-cell>
        </table:table-row>
        <table:table-row table:style-name="ro1">
          <table:table-cell office:value-type="float" office:value="207360" calcext:value-type="float">
            <text:p>207360</text:p>
          </table:table-cell>
          <table:table-cell office:value-type="float" office:value="789" calcext:value-type="float">
            <text:p>789</text:p>
          </table:table-cell>
          <table:table-cell table:formula="of:=[.A776]/4096" office:value-type="float" office:value="50.625" calcext:value-type="float">
            <text:p>50.625</text:p>
          </table:table-cell>
          <table:table-cell table:formula="of:=[.B776]/4096" office:value-type="float" office:value="0.192626953125" calcext:value-type="float">
            <text:p>0.192626953125</text:p>
          </table:table-cell>
        </table:table-row>
        <table:table-row table:style-name="ro1">
          <table:table-cell office:value-type="float" office:value="207616" calcext:value-type="float">
            <text:p>207616</text:p>
          </table:table-cell>
          <table:table-cell office:value-type="float" office:value="731" calcext:value-type="float">
            <text:p>731</text:p>
          </table:table-cell>
          <table:table-cell table:formula="of:=[.A777]/4096" office:value-type="float" office:value="50.6875" calcext:value-type="float">
            <text:p>50.6875</text:p>
          </table:table-cell>
          <table:table-cell table:formula="of:=[.B777]/4096" office:value-type="float" office:value="0.178466796875" calcext:value-type="float">
            <text:p>0.178466796875</text:p>
          </table:table-cell>
        </table:table-row>
        <table:table-row table:style-name="ro1">
          <table:table-cell office:value-type="float" office:value="207872" calcext:value-type="float">
            <text:p>207872</text:p>
          </table:table-cell>
          <table:table-cell office:value-type="float" office:value="670" calcext:value-type="float">
            <text:p>670</text:p>
          </table:table-cell>
          <table:table-cell table:formula="of:=[.A778]/4096" office:value-type="float" office:value="50.75" calcext:value-type="float">
            <text:p>50.75</text:p>
          </table:table-cell>
          <table:table-cell table:formula="of:=[.B778]/4096" office:value-type="float" office:value="0.16357421875" calcext:value-type="float">
            <text:p>0.16357421875</text:p>
          </table:table-cell>
        </table:table-row>
        <table:table-row table:style-name="ro1">
          <table:table-cell office:value-type="float" office:value="208128" calcext:value-type="float">
            <text:p>208128</text:p>
          </table:table-cell>
          <table:table-cell office:value-type="float" office:value="607" calcext:value-type="float">
            <text:p>607</text:p>
          </table:table-cell>
          <table:table-cell table:formula="of:=[.A779]/4096" office:value-type="float" office:value="50.8125" calcext:value-type="float">
            <text:p>50.8125</text:p>
          </table:table-cell>
          <table:table-cell table:formula="of:=[.B779]/4096" office:value-type="float" office:value="0.148193359375" calcext:value-type="float">
            <text:p>0.148193359375</text:p>
          </table:table-cell>
        </table:table-row>
        <table:table-row table:style-name="ro1">
          <table:table-cell office:value-type="float" office:value="208384" calcext:value-type="float">
            <text:p>208384</text:p>
          </table:table-cell>
          <table:table-cell office:value-type="float" office:value="541" calcext:value-type="float">
            <text:p>541</text:p>
          </table:table-cell>
          <table:table-cell table:formula="of:=[.A780]/4096" office:value-type="float" office:value="50.875" calcext:value-type="float">
            <text:p>50.875</text:p>
          </table:table-cell>
          <table:table-cell table:formula="of:=[.B780]/4096" office:value-type="float" office:value="0.132080078125" calcext:value-type="float">
            <text:p>0.132080078125</text:p>
          </table:table-cell>
        </table:table-row>
        <table:table-row table:style-name="ro1">
          <table:table-cell office:value-type="float" office:value="208640" calcext:value-type="float">
            <text:p>208640</text:p>
          </table:table-cell>
          <table:table-cell office:value-type="float" office:value="473" calcext:value-type="float">
            <text:p>473</text:p>
          </table:table-cell>
          <table:table-cell table:formula="of:=[.A781]/4096" office:value-type="float" office:value="50.9375" calcext:value-type="float">
            <text:p>50.9375</text:p>
          </table:table-cell>
          <table:table-cell table:formula="of:=[.B781]/4096" office:value-type="float" office:value="0.115478515625" calcext:value-type="float">
            <text:p>0.115478515625</text:p>
          </table:table-cell>
        </table:table-row>
        <table:table-row table:style-name="ro1">
          <table:table-cell office:value-type="float" office:value="208896" calcext:value-type="float">
            <text:p>208896</text:p>
          </table:table-cell>
          <table:table-cell office:value-type="float" office:value="402" calcext:value-type="float">
            <text:p>402</text:p>
          </table:table-cell>
          <table:table-cell table:formula="of:=[.A782]/4096" office:value-type="float" office:value="51" calcext:value-type="float">
            <text:p>51</text:p>
          </table:table-cell>
          <table:table-cell table:formula="of:=[.B782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209152" calcext:value-type="float">
            <text:p>209152</text:p>
          </table:table-cell>
          <table:table-cell office:value-type="float" office:value="329" calcext:value-type="float">
            <text:p>329</text:p>
          </table:table-cell>
          <table:table-cell table:formula="of:=[.A783]/4096" office:value-type="float" office:value="51.0625" calcext:value-type="float">
            <text:p>51.0625</text:p>
          </table:table-cell>
          <table:table-cell table:formula="of:=[.B783]/4096" office:value-type="float" office:value="0.080322265625" calcext:value-type="float">
            <text:p>0.080322265625</text:p>
          </table:table-cell>
        </table:table-row>
        <table:table-row table:style-name="ro1">
          <table:table-cell office:value-type="float" office:value="209408" calcext:value-type="float">
            <text:p>209408</text:p>
          </table:table-cell>
          <table:table-cell office:value-type="float" office:value="253" calcext:value-type="float">
            <text:p>253</text:p>
          </table:table-cell>
          <table:table-cell table:formula="of:=[.A784]/4096" office:value-type="float" office:value="51.125" calcext:value-type="float">
            <text:p>51.125</text:p>
          </table:table-cell>
          <table:table-cell table:formula="of:=[.B784]/4096" office:value-type="float" office:value="0.061767578125" calcext:value-type="float">
            <text:p>0.061767578125</text:p>
          </table:table-cell>
        </table:table-row>
        <table:table-row table:style-name="ro1">
          <table:table-cell office:value-type="float" office:value="209664" calcext:value-type="float">
            <text:p>209664</text:p>
          </table:table-cell>
          <table:table-cell office:value-type="float" office:value="175" calcext:value-type="float">
            <text:p>175</text:p>
          </table:table-cell>
          <table:table-cell table:formula="of:=[.A785]/4096" office:value-type="float" office:value="51.1875" calcext:value-type="float">
            <text:p>51.1875</text:p>
          </table:table-cell>
          <table:table-cell table:formula="of:=[.B785]/4096" office:value-type="float" office:value="0.042724609375" calcext:value-type="float">
            <text:p>0.042724609375</text:p>
          </table:table-cell>
        </table:table-row>
        <table:table-row table:style-name="ro1">
          <table:table-cell office:value-type="float" office:value="209920" calcext:value-type="float">
            <text:p>209920</text:p>
          </table:table-cell>
          <table:table-cell office:value-type="float" office:value="95" calcext:value-type="float">
            <text:p>95</text:p>
          </table:table-cell>
          <table:table-cell table:formula="of:=[.A786]/4096" office:value-type="float" office:value="51.25" calcext:value-type="float">
            <text:p>51.25</text:p>
          </table:table-cell>
          <table:table-cell table:formula="of:=[.B786]/4096" office:value-type="float" office:value="0.023193359375" calcext:value-type="float">
            <text:p>0.023193359375</text:p>
          </table:table-cell>
        </table:table-row>
        <table:table-row table:style-name="ro1">
          <table:table-cell office:value-type="float" office:value="210176" calcext:value-type="float">
            <text:p>210176</text:p>
          </table:table-cell>
          <table:table-cell office:value-type="float" office:value="12" calcext:value-type="float">
            <text:p>12</text:p>
          </table:table-cell>
          <table:table-cell table:formula="of:=[.A787]/4096" office:value-type="float" office:value="51.3125" calcext:value-type="float">
            <text:p>51.3125</text:p>
          </table:table-cell>
          <table:table-cell table:formula="of:=[.B787]/4096" office:value-type="float" office:value="0.0029296875" calcext:value-type="float">
            <text:p>0.0029296875</text:p>
          </table:table-cell>
        </table:table-row>
        <table:table-row table:style-name="ro1">
          <table:table-cell office:value-type="float" office:value="210432" calcext:value-type="float">
            <text:p>210432</text:p>
          </table:table-cell>
          <table:table-cell office:value-type="float" office:value="0" calcext:value-type="float">
            <text:p>0</text:p>
          </table:table-cell>
          <table:table-cell table:formula="of:=[.A788]/4096" office:value-type="float" office:value="51.375" calcext:value-type="float">
            <text:p>51.375</text:p>
          </table:table-cell>
          <table:table-cell table:formula="of:=[.B78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80" calcext:value-type="float">
            <text:p>212480</text:p>
          </table:table-cell>
          <table:table-cell office:value-type="float" office:value="0" calcext:value-type="float">
            <text:p>0</text:p>
          </table:table-cell>
          <table:table-cell table:formula="of:=[.A789]/4096" office:value-type="float" office:value="51.875" calcext:value-type="float">
            <text:p>51.875</text:p>
          </table:table-cell>
          <table:table-cell table:formula="of:=[.B78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36" calcext:value-type="float">
            <text:p>212736</text:p>
          </table:table-cell>
          <table:table-cell office:value-type="float" office:value="66" calcext:value-type="float">
            <text:p>66</text:p>
          </table:table-cell>
          <table:table-cell table:formula="of:=[.A790]/4096" office:value-type="float" office:value="51.9375" calcext:value-type="float">
            <text:p>51.9375</text:p>
          </table:table-cell>
          <table:table-cell table:formula="of:=[.B790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12992" calcext:value-type="float">
            <text:p>212992</text:p>
          </table:table-cell>
          <table:table-cell office:value-type="float" office:value="130" calcext:value-type="float">
            <text:p>130</text:p>
          </table:table-cell>
          <table:table-cell table:formula="of:=[.A791]/4096" office:value-type="float" office:value="52" calcext:value-type="float">
            <text:p>52</text:p>
          </table:table-cell>
          <table:table-cell table:formula="of:=[.B791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213248" calcext:value-type="float">
            <text:p>213248</text:p>
          </table:table-cell>
          <table:table-cell office:value-type="float" office:value="192" calcext:value-type="float">
            <text:p>192</text:p>
          </table:table-cell>
          <table:table-cell table:formula="of:=[.A792]/4096" office:value-type="float" office:value="52.0625" calcext:value-type="float">
            <text:p>52.0625</text:p>
          </table:table-cell>
          <table:table-cell table:formula="of:=[.B792]/4096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13504" calcext:value-type="float">
            <text:p>213504</text:p>
          </table:table-cell>
          <table:table-cell office:value-type="float" office:value="251" calcext:value-type="float">
            <text:p>251</text:p>
          </table:table-cell>
          <table:table-cell table:formula="of:=[.A793]/4096" office:value-type="float" office:value="52.125" calcext:value-type="float">
            <text:p>52.125</text:p>
          </table:table-cell>
          <table:table-cell table:formula="of:=[.B793]/4096" office:value-type="float" office:value="0.061279296875" calcext:value-type="float">
            <text:p>0.061279296875</text:p>
          </table:table-cell>
        </table:table-row>
        <table:table-row table:style-name="ro1">
          <table:table-cell office:value-type="float" office:value="213760" calcext:value-type="float">
            <text:p>213760</text:p>
          </table:table-cell>
          <table:table-cell office:value-type="float" office:value="308" calcext:value-type="float">
            <text:p>308</text:p>
          </table:table-cell>
          <table:table-cell table:formula="of:=[.A794]/4096" office:value-type="float" office:value="52.1875" calcext:value-type="float">
            <text:p>52.1875</text:p>
          </table:table-cell>
          <table:table-cell table:formula="of:=[.B794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214016" calcext:value-type="float">
            <text:p>214016</text:p>
          </table:table-cell>
          <table:table-cell office:value-type="float" office:value="362" calcext:value-type="float">
            <text:p>362</text:p>
          </table:table-cell>
          <table:table-cell table:formula="of:=[.A795]/4096" office:value-type="float" office:value="52.25" calcext:value-type="float">
            <text:p>52.25</text:p>
          </table:table-cell>
          <table:table-cell table:formula="of:=[.B795]/4096" office:value-type="float" office:value="0.08837890625" calcext:value-type="float">
            <text:p>0.08837890625</text:p>
          </table:table-cell>
        </table:table-row>
        <table:table-row table:style-name="ro1">
          <table:table-cell office:value-type="float" office:value="214272" calcext:value-type="float">
            <text:p>214272</text:p>
          </table:table-cell>
          <table:table-cell office:value-type="float" office:value="414" calcext:value-type="float">
            <text:p>414</text:p>
          </table:table-cell>
          <table:table-cell table:formula="of:=[.A796]/4096" office:value-type="float" office:value="52.3125" calcext:value-type="float">
            <text:p>52.3125</text:p>
          </table:table-cell>
          <table:table-cell table:formula="of:=[.B796]/4096" office:value-type="float" office:value="0.10107421875" calcext:value-type="float">
            <text:p>0.10107421875</text:p>
          </table:table-cell>
        </table:table-row>
        <table:table-row table:style-name="ro1">
          <table:table-cell office:value-type="float" office:value="214528" calcext:value-type="float">
            <text:p>214528</text:p>
          </table:table-cell>
          <table:table-cell office:value-type="float" office:value="463" calcext:value-type="float">
            <text:p>463</text:p>
          </table:table-cell>
          <table:table-cell table:formula="of:=[.A797]/4096" office:value-type="float" office:value="52.375" calcext:value-type="float">
            <text:p>52.375</text:p>
          </table:table-cell>
          <table:table-cell table:formula="of:=[.B797]/4096" office:value-type="float" office:value="0.113037109375" calcext:value-type="float">
            <text:p>0.113037109375</text:p>
          </table:table-cell>
        </table:table-row>
        <table:table-row table:style-name="ro1">
          <table:table-cell office:value-type="float" office:value="214784" calcext:value-type="float">
            <text:p>214784</text:p>
          </table:table-cell>
          <table:table-cell office:value-type="float" office:value="510" calcext:value-type="float">
            <text:p>510</text:p>
          </table:table-cell>
          <table:table-cell table:formula="of:=[.A798]/4096" office:value-type="float" office:value="52.4375" calcext:value-type="float">
            <text:p>52.4375</text:p>
          </table:table-cell>
          <table:table-cell table:formula="of:=[.B798]/4096" office:value-type="float" office:value="0.12451171875" calcext:value-type="float">
            <text:p>0.12451171875</text:p>
          </table:table-cell>
        </table:table-row>
        <table:table-row table:style-name="ro1">
          <table:table-cell office:value-type="float" office:value="215040" calcext:value-type="float">
            <text:p>215040</text:p>
          </table:table-cell>
          <table:table-cell office:value-type="float" office:value="554" calcext:value-type="float">
            <text:p>554</text:p>
          </table:table-cell>
          <table:table-cell table:formula="of:=[.A799]/4096" office:value-type="float" office:value="52.5" calcext:value-type="float">
            <text:p>52.5</text:p>
          </table:table-cell>
          <table:table-cell table:formula="of:=[.B799]/4096" office:value-type="float" office:value="0.13525390625" calcext:value-type="float">
            <text:p>0.13525390625</text:p>
          </table:table-cell>
        </table:table-row>
        <table:table-row table:style-name="ro1">
          <table:table-cell office:value-type="float" office:value="215296" calcext:value-type="float">
            <text:p>215296</text:p>
          </table:table-cell>
          <table:table-cell office:value-type="float" office:value="596" calcext:value-type="float">
            <text:p>596</text:p>
          </table:table-cell>
          <table:table-cell table:formula="of:=[.A800]/4096" office:value-type="float" office:value="52.5625" calcext:value-type="float">
            <text:p>52.5625</text:p>
          </table:table-cell>
          <table:table-cell table:formula="of:=[.B800]/4096" office:value-type="float" office:value="0.1455078125" calcext:value-type="float">
            <text:p>0.1455078125</text:p>
          </table:table-cell>
        </table:table-row>
        <table:table-row table:style-name="ro1">
          <table:table-cell office:value-type="float" office:value="215552" calcext:value-type="float">
            <text:p>215552</text:p>
          </table:table-cell>
          <table:table-cell office:value-type="float" office:value="636" calcext:value-type="float">
            <text:p>636</text:p>
          </table:table-cell>
          <table:table-cell table:formula="of:=[.A801]/4096" office:value-type="float" office:value="52.625" calcext:value-type="float">
            <text:p>52.625</text:p>
          </table:table-cell>
          <table:table-cell table:formula="of:=[.B801]/4096" office:value-type="float" office:value="0.1552734375" calcext:value-type="float">
            <text:p>0.1552734375</text:p>
          </table:table-cell>
        </table:table-row>
        <table:table-row table:style-name="ro1">
          <table:table-cell office:value-type="float" office:value="215808" calcext:value-type="float">
            <text:p>215808</text:p>
          </table:table-cell>
          <table:table-cell office:value-type="float" office:value="673" calcext:value-type="float">
            <text:p>673</text:p>
          </table:table-cell>
          <table:table-cell table:formula="of:=[.A802]/4096" office:value-type="float" office:value="52.6875" calcext:value-type="float">
            <text:p>52.6875</text:p>
          </table:table-cell>
          <table:table-cell table:formula="of:=[.B802]/4096" office:value-type="float" office:value="0.164306640625" calcext:value-type="float">
            <text:p>0.164306640625</text:p>
          </table:table-cell>
        </table:table-row>
        <table:table-row table:style-name="ro1">
          <table:table-cell office:value-type="float" office:value="216064" calcext:value-type="float">
            <text:p>216064</text:p>
          </table:table-cell>
          <table:table-cell office:value-type="float" office:value="708" calcext:value-type="float">
            <text:p>708</text:p>
          </table:table-cell>
          <table:table-cell table:formula="of:=[.A803]/4096" office:value-type="float" office:value="52.75" calcext:value-type="float">
            <text:p>52.75</text:p>
          </table:table-cell>
          <table:table-cell table:formula="of:=[.B803]/4096" office:value-type="float" office:value="0.1728515625" calcext:value-type="float">
            <text:p>0.1728515625</text:p>
          </table:table-cell>
        </table:table-row>
        <table:table-row table:style-name="ro1">
          <table:table-cell office:value-type="float" office:value="216320" calcext:value-type="float">
            <text:p>216320</text:p>
          </table:table-cell>
          <table:table-cell office:value-type="float" office:value="740" calcext:value-type="float">
            <text:p>740</text:p>
          </table:table-cell>
          <table:table-cell table:formula="of:=[.A804]/4096" office:value-type="float" office:value="52.8125" calcext:value-type="float">
            <text:p>52.8125</text:p>
          </table:table-cell>
          <table:table-cell table:formula="of:=[.B804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216576" calcext:value-type="float">
            <text:p>216576</text:p>
          </table:table-cell>
          <table:table-cell office:value-type="float" office:value="770" calcext:value-type="float">
            <text:p>770</text:p>
          </table:table-cell>
          <table:table-cell table:formula="of:=[.A805]/4096" office:value-type="float" office:value="52.875" calcext:value-type="float">
            <text:p>52.875</text:p>
          </table:table-cell>
          <table:table-cell table:formula="of:=[.B805]/4096" office:value-type="float" office:value="0.18798828125" calcext:value-type="float">
            <text:p>0.18798828125</text:p>
          </table:table-cell>
        </table:table-row>
        <table:table-row table:style-name="ro1">
          <table:table-cell office:value-type="float" office:value="216832" calcext:value-type="float">
            <text:p>216832</text:p>
          </table:table-cell>
          <table:table-cell office:value-type="float" office:value="797" calcext:value-type="float">
            <text:p>797</text:p>
          </table:table-cell>
          <table:table-cell table:formula="of:=[.A806]/4096" office:value-type="float" office:value="52.9375" calcext:value-type="float">
            <text:p>52.9375</text:p>
          </table:table-cell>
          <table:table-cell table:formula="of:=[.B806]/4096" office:value-type="float" office:value="0.194580078125" calcext:value-type="float">
            <text:p>0.194580078125</text:p>
          </table:table-cell>
        </table:table-row>
        <table:table-row table:style-name="ro1">
          <table:table-cell office:value-type="float" office:value="217088" calcext:value-type="float">
            <text:p>217088</text:p>
          </table:table-cell>
          <table:table-cell office:value-type="float" office:value="822" calcext:value-type="float">
            <text:p>822</text:p>
          </table:table-cell>
          <table:table-cell table:formula="of:=[.A807]/4096" office:value-type="float" office:value="53" calcext:value-type="float">
            <text:p>53</text:p>
          </table:table-cell>
          <table:table-cell table:formula="of:=[.B807]/4096" office:value-type="float" office:value="0.20068359375" calcext:value-type="float">
            <text:p>0.20068359375</text:p>
          </table:table-cell>
        </table:table-row>
        <table:table-row table:style-name="ro1">
          <table:table-cell office:value-type="float" office:value="217344" calcext:value-type="float">
            <text:p>217344</text:p>
          </table:table-cell>
          <table:table-cell office:value-type="float" office:value="844" calcext:value-type="float">
            <text:p>844</text:p>
          </table:table-cell>
          <table:table-cell table:formula="of:=[.A808]/4096" office:value-type="float" office:value="53.0625" calcext:value-type="float">
            <text:p>53.0625</text:p>
          </table:table-cell>
          <table:table-cell table:formula="of:=[.B808]/4096" office:value-type="float" office:value="0.2060546875" calcext:value-type="float">
            <text:p>0.2060546875</text:p>
          </table:table-cell>
        </table:table-row>
        <table:table-row table:style-name="ro1">
          <table:table-cell office:value-type="float" office:value="217600" calcext:value-type="float">
            <text:p>217600</text:p>
          </table:table-cell>
          <table:table-cell office:value-type="float" office:value="864" calcext:value-type="float">
            <text:p>864</text:p>
          </table:table-cell>
          <table:table-cell table:formula="of:=[.A809]/4096" office:value-type="float" office:value="53.125" calcext:value-type="float">
            <text:p>53.125</text:p>
          </table:table-cell>
          <table:table-cell table:formula="of:=[.B809]/4096" office:value-type="float" office:value="0.2109375" calcext:value-type="float">
            <text:p>0.2109375</text:p>
          </table:table-cell>
        </table:table-row>
        <table:table-row table:style-name="ro1">
          <table:table-cell office:value-type="float" office:value="217856" calcext:value-type="float">
            <text:p>217856</text:p>
          </table:table-cell>
          <table:table-cell office:value-type="float" office:value="881" calcext:value-type="float">
            <text:p>881</text:p>
          </table:table-cell>
          <table:table-cell table:formula="of:=[.A810]/4096" office:value-type="float" office:value="53.1875" calcext:value-type="float">
            <text:p>53.1875</text:p>
          </table:table-cell>
          <table:table-cell table:formula="of:=[.B810]/4096" office:value-type="float" office:value="0.215087890625" calcext:value-type="float">
            <text:p>0.215087890625</text:p>
          </table:table-cell>
        </table:table-row>
        <table:table-row table:style-name="ro1">
          <table:table-cell office:value-type="float" office:value="218112" calcext:value-type="float">
            <text:p>218112</text:p>
          </table:table-cell>
          <table:table-cell office:value-type="float" office:value="896" calcext:value-type="float">
            <text:p>896</text:p>
          </table:table-cell>
          <table:table-cell table:formula="of:=[.A811]/4096" office:value-type="float" office:value="53.25" calcext:value-type="float">
            <text:p>53.25</text:p>
          </table:table-cell>
          <table:table-cell table:formula="of:=[.B811]/4096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18368" calcext:value-type="float">
            <text:p>218368</text:p>
          </table:table-cell>
          <table:table-cell office:value-type="float" office:value="909" calcext:value-type="float">
            <text:p>909</text:p>
          </table:table-cell>
          <table:table-cell table:formula="of:=[.A812]/4096" office:value-type="float" office:value="53.3125" calcext:value-type="float">
            <text:p>53.3125</text:p>
          </table:table-cell>
          <table:table-cell table:formula="of:=[.B812]/4096" office:value-type="float" office:value="0.221923828125" calcext:value-type="float">
            <text:p>0.221923828125</text:p>
          </table:table-cell>
        </table:table-row>
        <table:table-row table:style-name="ro1">
          <table:table-cell office:value-type="float" office:value="218624" calcext:value-type="float">
            <text:p>218624</text:p>
          </table:table-cell>
          <table:table-cell office:value-type="float" office:value="919" calcext:value-type="float">
            <text:p>919</text:p>
          </table:table-cell>
          <table:table-cell table:formula="of:=[.A813]/4096" office:value-type="float" office:value="53.375" calcext:value-type="float">
            <text:p>53.375</text:p>
          </table:table-cell>
          <table:table-cell table:formula="of:=[.B813]/4096" office:value-type="float" office:value="0.224365234375" calcext:value-type="float">
            <text:p>0.224365234375</text:p>
          </table:table-cell>
        </table:table-row>
        <table:table-row table:style-name="ro1">
          <table:table-cell office:value-type="float" office:value="218880" calcext:value-type="float">
            <text:p>218880</text:p>
          </table:table-cell>
          <table:table-cell office:value-type="float" office:value="927" calcext:value-type="float">
            <text:p>927</text:p>
          </table:table-cell>
          <table:table-cell table:formula="of:=[.A814]/4096" office:value-type="float" office:value="53.4375" calcext:value-type="float">
            <text:p>53.4375</text:p>
          </table:table-cell>
          <table:table-cell table:formula="of:=[.B814]/4096" office:value-type="float" office:value="0.226318359375" calcext:value-type="float">
            <text:p>0.226318359375</text:p>
          </table:table-cell>
        </table:table-row>
        <table:table-row table:style-name="ro1">
          <table:table-cell office:value-type="float" office:value="219136" calcext:value-type="float">
            <text:p>219136</text:p>
          </table:table-cell>
          <table:table-cell office:value-type="float" office:value="932" calcext:value-type="float">
            <text:p>932</text:p>
          </table:table-cell>
          <table:table-cell table:formula="of:=[.A815]/4096" office:value-type="float" office:value="53.5" calcext:value-type="float">
            <text:p>53.5</text:p>
          </table:table-cell>
          <table:table-cell table:formula="of:=[.B815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219392" calcext:value-type="float">
            <text:p>219392</text:p>
          </table:table-cell>
          <table:table-cell office:value-type="float" office:value="935" calcext:value-type="float">
            <text:p>935</text:p>
          </table:table-cell>
          <table:table-cell table:formula="of:=[.A816]/4096" office:value-type="float" office:value="53.5625" calcext:value-type="float">
            <text:p>53.5625</text:p>
          </table:table-cell>
          <table:table-cell table:formula="of:=[.B816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648" calcext:value-type="float">
            <text:p>219648</text:p>
          </table:table-cell>
          <table:table-cell office:value-type="float" office:value="935" calcext:value-type="float">
            <text:p>935</text:p>
          </table:table-cell>
          <table:table-cell table:formula="of:=[.A817]/4096" office:value-type="float" office:value="53.625" calcext:value-type="float">
            <text:p>53.625</text:p>
          </table:table-cell>
          <table:table-cell table:formula="of:=[.B817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904" calcext:value-type="float">
            <text:p>219904</text:p>
          </table:table-cell>
          <table:table-cell office:value-type="float" office:value="935" calcext:value-type="float">
            <text:p>935</text:p>
          </table:table-cell>
          <table:table-cell table:formula="of:=[.A818]/4096" office:value-type="float" office:value="53.6875" calcext:value-type="float">
            <text:p>53.6875</text:p>
          </table:table-cell>
          <table:table-cell table:formula="of:=[.B818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20160" calcext:value-type="float">
            <text:p>220160</text:p>
          </table:table-cell>
          <table:table-cell office:value-type="float" office:value="933" calcext:value-type="float">
            <text:p>933</text:p>
          </table:table-cell>
          <table:table-cell table:formula="of:=[.A819]/4096" office:value-type="float" office:value="53.75" calcext:value-type="float">
            <text:p>53.75</text:p>
          </table:table-cell>
          <table:table-cell table:formula="of:=[.B819]/4096" office:value-type="float" office:value="0.227783203125" calcext:value-type="float">
            <text:p>0.227783203125</text:p>
          </table:table-cell>
        </table:table-row>
        <table:table-row table:style-name="ro1">
          <table:table-cell office:value-type="float" office:value="220416" calcext:value-type="float">
            <text:p>220416</text:p>
          </table:table-cell>
          <table:table-cell office:value-type="float" office:value="929" calcext:value-type="float">
            <text:p>929</text:p>
          </table:table-cell>
          <table:table-cell table:formula="of:=[.A820]/4096" office:value-type="float" office:value="53.8125" calcext:value-type="float">
            <text:p>53.8125</text:p>
          </table:table-cell>
          <table:table-cell table:formula="of:=[.B820]/4096" office:value-type="float" office:value="0.226806640625" calcext:value-type="float">
            <text:p>0.226806640625</text:p>
          </table:table-cell>
        </table:table-row>
        <table:table-row table:style-name="ro1">
          <table:table-cell office:value-type="float" office:value="220672" calcext:value-type="float">
            <text:p>220672</text:p>
          </table:table-cell>
          <table:table-cell office:value-type="float" office:value="922" calcext:value-type="float">
            <text:p>922</text:p>
          </table:table-cell>
          <table:table-cell table:formula="of:=[.A821]/4096" office:value-type="float" office:value="53.875" calcext:value-type="float">
            <text:p>53.875</text:p>
          </table:table-cell>
          <table:table-cell table:formula="of:=[.B821]/4096" office:value-type="float" office:value="0.22509765625" calcext:value-type="float">
            <text:p>0.22509765625</text:p>
          </table:table-cell>
        </table:table-row>
        <table:table-row table:style-name="ro1">
          <table:table-cell office:value-type="float" office:value="220928" calcext:value-type="float">
            <text:p>220928</text:p>
          </table:table-cell>
          <table:table-cell office:value-type="float" office:value="913" calcext:value-type="float">
            <text:p>913</text:p>
          </table:table-cell>
          <table:table-cell table:formula="of:=[.A822]/4096" office:value-type="float" office:value="53.9375" calcext:value-type="float">
            <text:p>53.9375</text:p>
          </table:table-cell>
          <table:table-cell table:formula="of:=[.B822]/4096" office:value-type="float" office:value="0.222900390625" calcext:value-type="float">
            <text:p>0.222900390625</text:p>
          </table:table-cell>
        </table:table-row>
        <table:table-row table:style-name="ro1">
          <table:table-cell office:value-type="float" office:value="221184" calcext:value-type="float">
            <text:p>221184</text:p>
          </table:table-cell>
          <table:table-cell office:value-type="float" office:value="901" calcext:value-type="float">
            <text:p>901</text:p>
          </table:table-cell>
          <table:table-cell table:formula="of:=[.A823]/4096" office:value-type="float" office:value="54" calcext:value-type="float">
            <text:p>54</text:p>
          </table:table-cell>
          <table:table-cell table:formula="of:=[.B823]/4096" office:value-type="float" office:value="0.219970703125" calcext:value-type="float">
            <text:p>0.219970703125</text:p>
          </table:table-cell>
        </table:table-row>
        <table:table-row table:style-name="ro1">
          <table:table-cell office:value-type="float" office:value="221440" calcext:value-type="float">
            <text:p>221440</text:p>
          </table:table-cell>
          <table:table-cell office:value-type="float" office:value="887" calcext:value-type="float">
            <text:p>887</text:p>
          </table:table-cell>
          <table:table-cell table:formula="of:=[.A824]/4096" office:value-type="float" office:value="54.0625" calcext:value-type="float">
            <text:p>54.0625</text:p>
          </table:table-cell>
          <table:table-cell table:formula="of:=[.B824]/4096" office:value-type="float" office:value="0.216552734375" calcext:value-type="float">
            <text:p>0.216552734375</text:p>
          </table:table-cell>
        </table:table-row>
        <table:table-row table:style-name="ro1">
          <table:table-cell office:value-type="float" office:value="221696" calcext:value-type="float">
            <text:p>221696</text:p>
          </table:table-cell>
          <table:table-cell office:value-type="float" office:value="870" calcext:value-type="float">
            <text:p>870</text:p>
          </table:table-cell>
          <table:table-cell table:formula="of:=[.A825]/4096" office:value-type="float" office:value="54.125" calcext:value-type="float">
            <text:p>54.125</text:p>
          </table:table-cell>
          <table:table-cell table:formula="of:=[.B825]/4096" office:value-type="float" office:value="0.21240234375" calcext:value-type="float">
            <text:p>0.21240234375</text:p>
          </table:table-cell>
        </table:table-row>
        <table:table-row table:style-name="ro1">
          <table:table-cell office:value-type="float" office:value="221952" calcext:value-type="float">
            <text:p>221952</text:p>
          </table:table-cell>
          <table:table-cell office:value-type="float" office:value="851" calcext:value-type="float">
            <text:p>851</text:p>
          </table:table-cell>
          <table:table-cell table:formula="of:=[.A826]/4096" office:value-type="float" office:value="54.1875" calcext:value-type="float">
            <text:p>54.1875</text:p>
          </table:table-cell>
          <table:table-cell table:formula="of:=[.B826]/4096" office:value-type="float" office:value="0.207763671875" calcext:value-type="float">
            <text:p>0.207763671875</text:p>
          </table:table-cell>
        </table:table-row>
        <table:table-row table:style-name="ro1">
          <table:table-cell office:value-type="float" office:value="222208" calcext:value-type="float">
            <text:p>222208</text:p>
          </table:table-cell>
          <table:table-cell office:value-type="float" office:value="829" calcext:value-type="float">
            <text:p>829</text:p>
          </table:table-cell>
          <table:table-cell table:formula="of:=[.A827]/4096" office:value-type="float" office:value="54.25" calcext:value-type="float">
            <text:p>54.25</text:p>
          </table:table-cell>
          <table:table-cell table:formula="of:=[.B827]/4096" office:value-type="float" office:value="0.202392578125" calcext:value-type="float">
            <text:p>0.202392578125</text:p>
          </table:table-cell>
        </table:table-row>
        <table:table-row table:style-name="ro1">
          <table:table-cell office:value-type="float" office:value="222464" calcext:value-type="float">
            <text:p>222464</text:p>
          </table:table-cell>
          <table:table-cell office:value-type="float" office:value="805" calcext:value-type="float">
            <text:p>805</text:p>
          </table:table-cell>
          <table:table-cell table:formula="of:=[.A828]/4096" office:value-type="float" office:value="54.3125" calcext:value-type="float">
            <text:p>54.3125</text:p>
          </table:table-cell>
          <table:table-cell table:formula="of:=[.B828]/4096" office:value-type="float" office:value="0.196533203125" calcext:value-type="float">
            <text:p>0.196533203125</text:p>
          </table:table-cell>
        </table:table-row>
        <table:table-row table:style-name="ro1">
          <table:table-cell office:value-type="float" office:value="222720" calcext:value-type="float">
            <text:p>222720</text:p>
          </table:table-cell>
          <table:table-cell office:value-type="float" office:value="779" calcext:value-type="float">
            <text:p>779</text:p>
          </table:table-cell>
          <table:table-cell table:formula="of:=[.A829]/4096" office:value-type="float" office:value="54.375" calcext:value-type="float">
            <text:p>54.375</text:p>
          </table:table-cell>
          <table:table-cell table:formula="of:=[.B829]/4096" office:value-type="float" office:value="0.190185546875" calcext:value-type="float">
            <text:p>0.190185546875</text:p>
          </table:table-cell>
        </table:table-row>
        <table:table-row table:style-name="ro1">
          <table:table-cell office:value-type="float" office:value="222976" calcext:value-type="float">
            <text:p>222976</text:p>
          </table:table-cell>
          <table:table-cell office:value-type="float" office:value="750" calcext:value-type="float">
            <text:p>750</text:p>
          </table:table-cell>
          <table:table-cell table:formula="of:=[.A830]/4096" office:value-type="float" office:value="54.4375" calcext:value-type="float">
            <text:p>54.4375</text:p>
          </table:table-cell>
          <table:table-cell table:formula="of:=[.B830]/4096" office:value-type="float" office:value="0.18310546875" calcext:value-type="float">
            <text:p>0.18310546875</text:p>
          </table:table-cell>
        </table:table-row>
        <table:table-row table:style-name="ro1">
          <table:table-cell office:value-type="float" office:value="223232" calcext:value-type="float">
            <text:p>223232</text:p>
          </table:table-cell>
          <table:table-cell office:value-type="float" office:value="719" calcext:value-type="float">
            <text:p>719</text:p>
          </table:table-cell>
          <table:table-cell table:formula="of:=[.A831]/4096" office:value-type="float" office:value="54.5" calcext:value-type="float">
            <text:p>54.5</text:p>
          </table:table-cell>
          <table:table-cell table:formula="of:=[.B831]/4096" office:value-type="float" office:value="0.175537109375" calcext:value-type="float">
            <text:p>0.175537109375</text:p>
          </table:table-cell>
        </table:table-row>
        <table:table-row table:style-name="ro1">
          <table:table-cell office:value-type="float" office:value="223488" calcext:value-type="float">
            <text:p>223488</text:p>
          </table:table-cell>
          <table:table-cell office:value-type="float" office:value="685" calcext:value-type="float">
            <text:p>685</text:p>
          </table:table-cell>
          <table:table-cell table:formula="of:=[.A832]/4096" office:value-type="float" office:value="54.5625" calcext:value-type="float">
            <text:p>54.5625</text:p>
          </table:table-cell>
          <table:table-cell table:formula="of:=[.B832]/4096" office:value-type="float" office:value="0.167236328125" calcext:value-type="float">
            <text:p>0.167236328125</text:p>
          </table:table-cell>
        </table:table-row>
        <table:table-row table:style-name="ro1">
          <table:table-cell office:value-type="float" office:value="223744" calcext:value-type="float">
            <text:p>223744</text:p>
          </table:table-cell>
          <table:table-cell office:value-type="float" office:value="649" calcext:value-type="float">
            <text:p>649</text:p>
          </table:table-cell>
          <table:table-cell table:formula="of:=[.A833]/4096" office:value-type="float" office:value="54.625" calcext:value-type="float">
            <text:p>54.625</text:p>
          </table:table-cell>
          <table:table-cell table:formula="of:=[.B833]/4096" office:value-type="float" office:value="0.158447265625" calcext:value-type="float">
            <text:p>0.15844726562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610" calcext:value-type="float">
            <text:p>610</text:p>
          </table:table-cell>
          <table:table-cell table:formula="of:=[.A834]/4096" office:value-type="float" office:value="54.6875" calcext:value-type="float">
            <text:p>54.6875</text:p>
          </table:table-cell>
          <table:table-cell table:formula="of:=[.B834]/4096" office:value-type="float" office:value="0.14892578125" calcext:value-type="float">
            <text:p>0.14892578125</text:p>
          </table:table-cell>
        </table:table-row>
        <table:table-row table:style-name="ro1">
          <table:table-cell office:value-type="float" office:value="224256" calcext:value-type="float">
            <text:p>224256</text:p>
          </table:table-cell>
          <table:table-cell office:value-type="float" office:value="569" calcext:value-type="float">
            <text:p>569</text:p>
          </table:table-cell>
          <table:table-cell table:formula="of:=[.A835]/4096" office:value-type="float" office:value="54.75" calcext:value-type="float">
            <text:p>54.75</text:p>
          </table:table-cell>
          <table:table-cell table:formula="of:=[.B835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525" calcext:value-type="float">
            <text:p>525</text:p>
          </table:table-cell>
          <table:table-cell table:formula="of:=[.A836]/4096" office:value-type="float" office:value="54.8125" calcext:value-type="float">
            <text:p>54.8125</text:p>
          </table:table-cell>
          <table:table-cell table:formula="of:=[.B836]/4096" office:value-type="float" office:value="0.128173828125" calcext:value-type="float">
            <text:p>0.128173828125</text:p>
          </table:table-cell>
        </table:table-row>
        <table:table-row table:style-name="ro1">
          <table:table-cell office:value-type="float" office:value="224768" calcext:value-type="float">
            <text:p>224768</text:p>
          </table:table-cell>
          <table:table-cell office:value-type="float" office:value="479" calcext:value-type="float">
            <text:p>479</text:p>
          </table:table-cell>
          <table:table-cell table:formula="of:=[.A837]/4096" office:value-type="float" office:value="54.875" calcext:value-type="float">
            <text:p>54.875</text:p>
          </table:table-cell>
          <table:table-cell table:formula="of:=[.B837]/4096" office:value-type="float" office:value="0.116943359375" calcext:value-type="float">
            <text:p>0.116943359375</text:p>
          </table:table-cell>
        </table:table-row>
        <table:table-row table:style-name="ro1">
          <table:table-cell office:value-type="float" office:value="225024" calcext:value-type="float">
            <text:p>225024</text:p>
          </table:table-cell>
          <table:table-cell office:value-type="float" office:value="430" calcext:value-type="float">
            <text:p>430</text:p>
          </table:table-cell>
          <table:table-cell table:formula="of:=[.A838]/4096" office:value-type="float" office:value="54.9375" calcext:value-type="float">
            <text:p>54.9375</text:p>
          </table:table-cell>
          <table:table-cell table:formula="of:=[.B838]/4096" office:value-type="float" office:value="0.10498046875" calcext:value-type="float">
            <text:p>0.10498046875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float" office:value="379" calcext:value-type="float">
            <text:p>379</text:p>
          </table:table-cell>
          <table:table-cell table:formula="of:=[.A839]/4096" office:value-type="float" office:value="55" calcext:value-type="float">
            <text:p>55</text:p>
          </table:table-cell>
          <table:table-cell table:formula="of:=[.B839]/4096" office:value-type="float" office:value="0.092529296875" calcext:value-type="float">
            <text:p>0.092529296875</text:p>
          </table:table-cell>
        </table:table-row>
        <table:table-row table:style-name="ro1">
          <table:table-cell office:value-type="float" office:value="225536" calcext:value-type="float">
            <text:p>225536</text:p>
          </table:table-cell>
          <table:table-cell office:value-type="float" office:value="326" calcext:value-type="float">
            <text:p>326</text:p>
          </table:table-cell>
          <table:table-cell table:formula="of:=[.A840]/4096" office:value-type="float" office:value="55.0625" calcext:value-type="float">
            <text:p>55.0625</text:p>
          </table:table-cell>
          <table:table-cell table:formula="of:=[.B840]/4096" office:value-type="float" office:value="0.07958984375" calcext:value-type="float">
            <text:p>0.07958984375</text:p>
          </table:table-cell>
        </table:table-row>
        <table:table-row table:style-name="ro1">
          <table:table-cell office:value-type="float" office:value="225792" calcext:value-type="float">
            <text:p>225792</text:p>
          </table:table-cell>
          <table:table-cell office:value-type="float" office:value="270" calcext:value-type="float">
            <text:p>270</text:p>
          </table:table-cell>
          <table:table-cell table:formula="of:=[.A841]/4096" office:value-type="float" office:value="55.125" calcext:value-type="float">
            <text:p>55.125</text:p>
          </table:table-cell>
          <table:table-cell table:formula="of:=[.B84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26048" calcext:value-type="float">
            <text:p>226048</text:p>
          </table:table-cell>
          <table:table-cell office:value-type="float" office:value="212" calcext:value-type="float">
            <text:p>212</text:p>
          </table:table-cell>
          <table:table-cell table:formula="of:=[.A842]/4096" office:value-type="float" office:value="55.1875" calcext:value-type="float">
            <text:p>55.1875</text:p>
          </table:table-cell>
          <table:table-cell table:formula="of:=[.B842]/4096" office:value-type="float" office:value="0.0517578125" calcext:value-type="float">
            <text:p>0.0517578125</text:p>
          </table:table-cell>
        </table:table-row>
        <table:table-row table:style-name="ro1">
          <table:table-cell office:value-type="float" office:value="226304" calcext:value-type="float">
            <text:p>226304</text:p>
          </table:table-cell>
          <table:table-cell office:value-type="float" office:value="151" calcext:value-type="float">
            <text:p>151</text:p>
          </table:table-cell>
          <table:table-cell table:formula="of:=[.A843]/4096" office:value-type="float" office:value="55.25" calcext:value-type="float">
            <text:p>55.25</text:p>
          </table:table-cell>
          <table:table-cell table:formula="of:=[.B843]/4096" office:value-type="float" office:value="0.036865234375" calcext:value-type="float">
            <text:p>0.036865234375</text:p>
          </table:table-cell>
        </table:table-row>
        <table:table-row table:style-name="ro1">
          <table:table-cell office:value-type="float" office:value="226560" calcext:value-type="float">
            <text:p>226560</text:p>
          </table:table-cell>
          <table:table-cell office:value-type="float" office:value="88" calcext:value-type="float">
            <text:p>88</text:p>
          </table:table-cell>
          <table:table-cell table:formula="of:=[.A844]/4096" office:value-type="float" office:value="55.3125" calcext:value-type="float">
            <text:p>55.3125</text:p>
          </table:table-cell>
          <table:table-cell table:formula="of:=[.B844]/4096" office:value-type="float" office:value="0.021484375" calcext:value-type="float">
            <text:p>0.021484375</text:p>
          </table:table-cell>
        </table:table-row>
        <table:table-row table:style-name="ro1">
          <table:table-cell office:value-type="float" office:value="226816" calcext:value-type="float">
            <text:p>226816</text:p>
          </table:table-cell>
          <table:table-cell office:value-type="float" office:value="22" calcext:value-type="float">
            <text:p>22</text:p>
          </table:table-cell>
          <table:table-cell table:formula="of:=[.A845]/4096" office:value-type="float" office:value="55.375" calcext:value-type="float">
            <text:p>55.375</text:p>
          </table:table-cell>
          <table:table-cell table:formula="of:=[.B845]/4096" office:value-type="float" office:value="0.00537109375" calcext:value-type="float">
            <text:p>0.00537109375</text:p>
          </table:table-cell>
        </table:table-row>
        <table:table-row table:style-name="ro1">
          <table:table-cell office:value-type="float" office:value="227072" calcext:value-type="float">
            <text:p>227072</text:p>
          </table:table-cell>
          <table:table-cell office:value-type="float" office:value="0" calcext:value-type="float">
            <text:p>0</text:p>
          </table:table-cell>
          <table:table-cell table:formula="of:=[.A846]/4096" office:value-type="float" office:value="55.4375" calcext:value-type="float">
            <text:p>55.4375</text:p>
          </table:table-cell>
          <table:table-cell table:formula="of:=[.B84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20" calcext:value-type="float">
            <text:p>229120</text:p>
          </table:table-cell>
          <table:table-cell office:value-type="float" office:value="0" calcext:value-type="float">
            <text:p>0</text:p>
          </table:table-cell>
          <table:table-cell table:formula="of:=[.A847]/4096" office:value-type="float" office:value="55.9375" calcext:value-type="float">
            <text:p>55.9375</text:p>
          </table:table-cell>
          <table:table-cell table:formula="of:=[.B84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76" calcext:value-type="float">
            <text:p>229376</text:p>
          </table:table-cell>
          <table:table-cell office:value-type="float" office:value="53" calcext:value-type="float">
            <text:p>53</text:p>
          </table:table-cell>
          <table:table-cell table:formula="of:=[.A848]/4096" office:value-type="float" office:value="56" calcext:value-type="float">
            <text:p>56</text:p>
          </table:table-cell>
          <table:table-cell table:formula="of:=[.B848]/4096" office:value-type="float" office:value="0.012939453125" calcext:value-type="float">
            <text:p>0.012939453125</text:p>
          </table:table-cell>
        </table:table-row>
        <table:table-row table:style-name="ro1">
          <table:table-cell office:value-type="float" office:value="229632" calcext:value-type="float">
            <text:p>229632</text:p>
          </table:table-cell>
          <table:table-cell office:value-type="float" office:value="104" calcext:value-type="float">
            <text:p>104</text:p>
          </table:table-cell>
          <table:table-cell table:formula="of:=[.A849]/4096" office:value-type="float" office:value="56.0625" calcext:value-type="float">
            <text:p>56.0625</text:p>
          </table:table-cell>
          <table:table-cell table:formula="of:=[.B849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229888" calcext:value-type="float">
            <text:p>229888</text:p>
          </table:table-cell>
          <table:table-cell office:value-type="float" office:value="152" calcext:value-type="float">
            <text:p>152</text:p>
          </table:table-cell>
          <table:table-cell table:formula="of:=[.A850]/4096" office:value-type="float" office:value="56.125" calcext:value-type="float">
            <text:p>56.125</text:p>
          </table:table-cell>
          <table:table-cell table:formula="of:=[.B850]/4096" office:value-type="float" office:value="0.037109375" calcext:value-type="float">
            <text:p>0.037109375</text:p>
          </table:table-cell>
        </table:table-row>
        <table:table-row table:style-name="ro1">
          <table:table-cell office:value-type="float" office:value="230144" calcext:value-type="float">
            <text:p>230144</text:p>
          </table:table-cell>
          <table:table-cell office:value-type="float" office:value="198" calcext:value-type="float">
            <text:p>198</text:p>
          </table:table-cell>
          <table:table-cell table:formula="of:=[.A851]/4096" office:value-type="float" office:value="56.1875" calcext:value-type="float">
            <text:p>56.1875</text:p>
          </table:table-cell>
          <table:table-cell table:formula="of:=[.B851]/4096" office:value-type="float" office:value="0.04833984375" calcext:value-type="float">
            <text:p>0.04833984375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241" calcext:value-type="float">
            <text:p>241</text:p>
          </table:table-cell>
          <table:table-cell table:formula="of:=[.A852]/4096" office:value-type="float" office:value="56.25" calcext:value-type="float">
            <text:p>56.25</text:p>
          </table:table-cell>
          <table:table-cell table:formula="of:=[.B852]/4096" office:value-type="float" office:value="0.058837890625" calcext:value-type="float">
            <text:p>0.058837890625</text:p>
          </table:table-cell>
        </table:table-row>
        <table:table-row table:style-name="ro1">
          <table:table-cell office:value-type="float" office:value="230656" calcext:value-type="float">
            <text:p>230656</text:p>
          </table:table-cell>
          <table:table-cell office:value-type="float" office:value="282" calcext:value-type="float">
            <text:p>282</text:p>
          </table:table-cell>
          <table:table-cell table:formula="of:=[.A853]/4096" office:value-type="float" office:value="56.3125" calcext:value-type="float">
            <text:p>56.3125</text:p>
          </table:table-cell>
          <table:table-cell table:formula="of:=[.B853]/4096" office:value-type="float" office:value="0.06884765625" calcext:value-type="float">
            <text:p>0.06884765625</text:p>
          </table:table-cell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320" calcext:value-type="float">
            <text:p>320</text:p>
          </table:table-cell>
          <table:table-cell table:formula="of:=[.A854]/4096" office:value-type="float" office:value="56.375" calcext:value-type="float">
            <text:p>56.375</text:p>
          </table:table-cell>
          <table:table-cell table:formula="of:=[.B854]/4096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231168" calcext:value-type="float">
            <text:p>231168</text:p>
          </table:table-cell>
          <table:table-cell office:value-type="float" office:value="356" calcext:value-type="float">
            <text:p>356</text:p>
          </table:table-cell>
          <table:table-cell table:formula="of:=[.A855]/4096" office:value-type="float" office:value="56.4375" calcext:value-type="float">
            <text:p>56.4375</text:p>
          </table:table-cell>
          <table:table-cell table:formula="of:=[.B855]/4096" office:value-type="float" office:value="0.0869140625" calcext:value-type="float">
            <text:p>0.0869140625</text:p>
          </table:table-cell>
        </table:table-row>
        <table:table-row table:style-name="ro1">
          <table:table-cell office:value-type="float" office:value="231424" calcext:value-type="float">
            <text:p>231424</text:p>
          </table:table-cell>
          <table:table-cell office:value-type="float" office:value="389" calcext:value-type="float">
            <text:p>389</text:p>
          </table:table-cell>
          <table:table-cell table:formula="of:=[.A856]/4096" office:value-type="float" office:value="56.5" calcext:value-type="float">
            <text:p>56.5</text:p>
          </table:table-cell>
          <table:table-cell table:formula="of:=[.B856]/4096" office:value-type="float" office:value="0.094970703125" calcext:value-type="float">
            <text:p>0.094970703125</text:p>
          </table:table-cell>
        </table:table-row>
        <table:table-row table:style-name="ro1">
          <table:table-cell office:value-type="float" office:value="231680" calcext:value-type="float">
            <text:p>231680</text:p>
          </table:table-cell>
          <table:table-cell office:value-type="float" office:value="420" calcext:value-type="float">
            <text:p>420</text:p>
          </table:table-cell>
          <table:table-cell table:formula="of:=[.A857]/4096" office:value-type="float" office:value="56.5625" calcext:value-type="float">
            <text:p>56.5625</text:p>
          </table:table-cell>
          <table:table-cell table:formula="of:=[.B857]/4096" office:value-type="float" office:value="0.1025390625" calcext:value-type="float">
            <text:p>0.1025390625</text:p>
          </table:table-cell>
        </table:table-row>
        <table:table-row table:style-name="ro1">
          <table:table-cell office:value-type="float" office:value="231936" calcext:value-type="float">
            <text:p>231936</text:p>
          </table:table-cell>
          <table:table-cell office:value-type="float" office:value="449" calcext:value-type="float">
            <text:p>449</text:p>
          </table:table-cell>
          <table:table-cell table:formula="of:=[.A858]/4096" office:value-type="float" office:value="56.625" calcext:value-type="float">
            <text:p>56.625</text:p>
          </table:table-cell>
          <table:table-cell table:formula="of:=[.B858]/4096" office:value-type="float" office:value="0.109619140625" calcext:value-type="float">
            <text:p>0.109619140625</text:p>
          </table:table-cell>
        </table:table-row>
        <table:table-row table:style-name="ro1">
          <table:table-cell office:value-type="float" office:value="232192" calcext:value-type="float">
            <text:p>232192</text:p>
          </table:table-cell>
          <table:table-cell office:value-type="float" office:value="475" calcext:value-type="float">
            <text:p>475</text:p>
          </table:table-cell>
          <table:table-cell table:formula="of:=[.A859]/4096" office:value-type="float" office:value="56.6875" calcext:value-type="float">
            <text:p>56.6875</text:p>
          </table:table-cell>
          <table:table-cell table:formula="of:=[.B859]/4096" office:value-type="float" office:value="0.115966796875" calcext:value-type="float">
            <text:p>0.115966796875</text:p>
          </table:table-cell>
        </table:table-row>
        <table:table-row table:style-name="ro1">
          <table:table-cell office:value-type="float" office:value="232448" calcext:value-type="float">
            <text:p>232448</text:p>
          </table:table-cell>
          <table:table-cell office:value-type="float" office:value="499" calcext:value-type="float">
            <text:p>499</text:p>
          </table:table-cell>
          <table:table-cell table:formula="of:=[.A860]/4096" office:value-type="float" office:value="56.75" calcext:value-type="float">
            <text:p>56.75</text:p>
          </table:table-cell>
          <table:table-cell table:formula="of:=[.B860]/4096" office:value-type="float" office:value="0.121826171875" calcext:value-type="float">
            <text:p>0.121826171875</text:p>
          </table:table-cell>
        </table:table-row>
        <table:table-row table:style-name="ro1">
          <table:table-cell office:value-type="float" office:value="232704" calcext:value-type="float">
            <text:p>232704</text:p>
          </table:table-cell>
          <table:table-cell office:value-type="float" office:value="520" calcext:value-type="float">
            <text:p>520</text:p>
          </table:table-cell>
          <table:table-cell table:formula="of:=[.A861]/4096" office:value-type="float" office:value="56.8125" calcext:value-type="float">
            <text:p>56.8125</text:p>
          </table:table-cell>
          <table:table-cell table:formula="of:=[.B861]/4096" office:value-type="float" office:value="0.126953125" calcext:value-type="float">
            <text:p>0.126953125</text:p>
          </table:table-cell>
        </table:table-row>
        <table:table-row table:style-name="ro1">
          <table:table-cell office:value-type="float" office:value="232960" calcext:value-type="float">
            <text:p>232960</text:p>
          </table:table-cell>
          <table:table-cell office:value-type="float" office:value="539" calcext:value-type="float">
            <text:p>539</text:p>
          </table:table-cell>
          <table:table-cell table:formula="of:=[.A862]/4096" office:value-type="float" office:value="56.875" calcext:value-type="float">
            <text:p>56.875</text:p>
          </table:table-cell>
          <table:table-cell table:formula="of:=[.B862]/4096" office:value-type="float" office:value="0.131591796875" calcext:value-type="float">
            <text:p>0.131591796875</text:p>
          </table:table-cell>
        </table:table-row>
        <table:table-row table:style-name="ro1">
          <table:table-cell office:value-type="float" office:value="233216" calcext:value-type="float">
            <text:p>233216</text:p>
          </table:table-cell>
          <table:table-cell office:value-type="float" office:value="555" calcext:value-type="float">
            <text:p>555</text:p>
          </table:table-cell>
          <table:table-cell table:formula="of:=[.A863]/4096" office:value-type="float" office:value="56.9375" calcext:value-type="float">
            <text:p>56.9375</text:p>
          </table:table-cell>
          <table:table-cell table:formula="of:=[.B86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233472" calcext:value-type="float">
            <text:p>233472</text:p>
          </table:table-cell>
          <table:table-cell office:value-type="float" office:value="569" calcext:value-type="float">
            <text:p>569</text:p>
          </table:table-cell>
          <table:table-cell table:formula="of:=[.A864]/4096" office:value-type="float" office:value="57" calcext:value-type="float">
            <text:p>57</text:p>
          </table:table-cell>
          <table:table-cell table:formula="of:=[.B864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33728" calcext:value-type="float">
            <text:p>233728</text:p>
          </table:table-cell>
          <table:table-cell office:value-type="float" office:value="580" calcext:value-type="float">
            <text:p>580</text:p>
          </table:table-cell>
          <table:table-cell table:formula="of:=[.A865]/4096" office:value-type="float" office:value="57.0625" calcext:value-type="float">
            <text:p>57.0625</text:p>
          </table:table-cell>
          <table:table-cell table:formula="of:=[.B865]/4096" office:value-type="float" office:value="0.1416015625" calcext:value-type="float">
            <text:p>0.1416015625</text:p>
          </table:table-cell>
        </table:table-row>
        <table:table-row table:style-name="ro1">
          <table:table-cell office:value-type="float" office:value="233984" calcext:value-type="float">
            <text:p>233984</text:p>
          </table:table-cell>
          <table:table-cell office:value-type="float" office:value="589" calcext:value-type="float">
            <text:p>589</text:p>
          </table:table-cell>
          <table:table-cell table:formula="of:=[.A866]/4096" office:value-type="float" office:value="57.125" calcext:value-type="float">
            <text:p>57.125</text:p>
          </table:table-cell>
          <table:table-cell table:formula="of:=[.B866]/4096" office:value-type="float" office:value="0.143798828125" calcext:value-type="float">
            <text:p>0.143798828125</text:p>
          </table:table-cell>
        </table:table-row>
        <table:table-row table:style-name="ro1">
          <table:table-cell office:value-type="float" office:value="234240" calcext:value-type="float">
            <text:p>234240</text:p>
          </table:table-cell>
          <table:table-cell office:value-type="float" office:value="595" calcext:value-type="float">
            <text:p>595</text:p>
          </table:table-cell>
          <table:table-cell table:formula="of:=[.A867]/4096" office:value-type="float" office:value="57.1875" calcext:value-type="float">
            <text:p>57.1875</text:p>
          </table:table-cell>
          <table:table-cell table:formula="of:=[.B867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4496" calcext:value-type="float">
            <text:p>234496</text:p>
          </table:table-cell>
          <table:table-cell office:value-type="float" office:value="599" calcext:value-type="float">
            <text:p>599</text:p>
          </table:table-cell>
          <table:table-cell table:formula="of:=[.A868]/4096" office:value-type="float" office:value="57.25" calcext:value-type="float">
            <text:p>57.25</text:p>
          </table:table-cell>
          <table:table-cell table:formula="of:=[.B868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4752" calcext:value-type="float">
            <text:p>234752</text:p>
          </table:table-cell>
          <table:table-cell office:value-type="float" office:value="601" calcext:value-type="float">
            <text:p>601</text:p>
          </table:table-cell>
          <table:table-cell table:formula="of:=[.A869]/4096" office:value-type="float" office:value="57.3125" calcext:value-type="float">
            <text:p>57.3125</text:p>
          </table:table-cell>
          <table:table-cell table:formula="of:=[.B869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008" calcext:value-type="float">
            <text:p>235008</text:p>
          </table:table-cell>
          <table:table-cell office:value-type="float" office:value="601" calcext:value-type="float">
            <text:p>601</text:p>
          </table:table-cell>
          <table:table-cell table:formula="of:=[.A870]/4096" office:value-type="float" office:value="57.375" calcext:value-type="float">
            <text:p>57.375</text:p>
          </table:table-cell>
          <table:table-cell table:formula="of:=[.B870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264" calcext:value-type="float">
            <text:p>235264</text:p>
          </table:table-cell>
          <table:table-cell office:value-type="float" office:value="599" calcext:value-type="float">
            <text:p>599</text:p>
          </table:table-cell>
          <table:table-cell table:formula="of:=[.A871]/4096" office:value-type="float" office:value="57.4375" calcext:value-type="float">
            <text:p>57.4375</text:p>
          </table:table-cell>
          <table:table-cell table:formula="of:=[.B871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5520" calcext:value-type="float">
            <text:p>235520</text:p>
          </table:table-cell>
          <table:table-cell office:value-type="float" office:value="595" calcext:value-type="float">
            <text:p>595</text:p>
          </table:table-cell>
          <table:table-cell table:formula="of:=[.A872]/4096" office:value-type="float" office:value="57.5" calcext:value-type="float">
            <text:p>57.5</text:p>
          </table:table-cell>
          <table:table-cell table:formula="of:=[.B872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5776" calcext:value-type="float">
            <text:p>235776</text:p>
          </table:table-cell>
          <table:table-cell office:value-type="float" office:value="588" calcext:value-type="float">
            <text:p>588</text:p>
          </table:table-cell>
          <table:table-cell table:formula="of:=[.A873]/4096" office:value-type="float" office:value="57.5625" calcext:value-type="float">
            <text:p>57.5625</text:p>
          </table:table-cell>
          <table:table-cell table:formula="of:=[.B873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236032" calcext:value-type="float">
            <text:p>236032</text:p>
          </table:table-cell>
          <table:table-cell office:value-type="float" office:value="579" calcext:value-type="float">
            <text:p>579</text:p>
          </table:table-cell>
          <table:table-cell table:formula="of:=[.A874]/4096" office:value-type="float" office:value="57.625" calcext:value-type="float">
            <text:p>57.625</text:p>
          </table:table-cell>
          <table:table-cell table:formula="of:=[.B874]/4096" office:value-type="float" office:value="0.141357421875" calcext:value-type="float">
            <text:p>0.141357421875</text:p>
          </table:table-cell>
        </table:table-row>
        <table:table-row table:style-name="ro1">
          <table:table-cell office:value-type="float" office:value="236288" calcext:value-type="float">
            <text:p>236288</text:p>
          </table:table-cell>
          <table:table-cell office:value-type="float" office:value="567" calcext:value-type="float">
            <text:p>567</text:p>
          </table:table-cell>
          <table:table-cell table:formula="of:=[.A875]/4096" office:value-type="float" office:value="57.6875" calcext:value-type="float">
            <text:p>57.6875</text:p>
          </table:table-cell>
          <table:table-cell table:formula="of:=[.B875]/4096" office:value-type="float" office:value="0.138427734375" calcext:value-type="float">
            <text:p>0.138427734375</text:p>
          </table:table-cell>
        </table:table-row>
        <table:table-row table:style-name="ro1">
          <table:table-cell office:value-type="float" office:value="236544" calcext:value-type="float">
            <text:p>236544</text:p>
          </table:table-cell>
          <table:table-cell office:value-type="float" office:value="553" calcext:value-type="float">
            <text:p>553</text:p>
          </table:table-cell>
          <table:table-cell table:formula="of:=[.A876]/4096" office:value-type="float" office:value="57.75" calcext:value-type="float">
            <text:p>57.75</text:p>
          </table:table-cell>
          <table:table-cell table:formula="of:=[.B876]/4096" office:value-type="float" office:value="0.135009765625" calcext:value-type="float">
            <text:p>0.135009765625</text:p>
          </table:table-cell>
        </table:table-row>
        <table:table-row table:style-name="ro1">
          <table:table-cell office:value-type="float" office:value="236800" calcext:value-type="float">
            <text:p>236800</text:p>
          </table:table-cell>
          <table:table-cell office:value-type="float" office:value="536" calcext:value-type="float">
            <text:p>536</text:p>
          </table:table-cell>
          <table:table-cell table:formula="of:=[.A877]/4096" office:value-type="float" office:value="57.8125" calcext:value-type="float">
            <text:p>57.8125</text:p>
          </table:table-cell>
          <table:table-cell table:formula="of:=[.B877]/4096" office:value-type="float" office:value="0.130859375" calcext:value-type="float">
            <text:p>0.130859375</text:p>
          </table:table-cell>
        </table:table-row>
        <table:table-row table:style-name="ro1">
          <table:table-cell office:value-type="float" office:value="237056" calcext:value-type="float">
            <text:p>237056</text:p>
          </table:table-cell>
          <table:table-cell office:value-type="float" office:value="517" calcext:value-type="float">
            <text:p>517</text:p>
          </table:table-cell>
          <table:table-cell table:formula="of:=[.A878]/4096" office:value-type="float" office:value="57.875" calcext:value-type="float">
            <text:p>57.875</text:p>
          </table:table-cell>
          <table:table-cell table:formula="of:=[.B878]/4096" office:value-type="float" office:value="0.126220703125" calcext:value-type="float">
            <text:p>0.126220703125</text:p>
          </table:table-cell>
        </table:table-row>
        <table:table-row table:style-name="ro1">
          <table:table-cell office:value-type="float" office:value="237312" calcext:value-type="float">
            <text:p>237312</text:p>
          </table:table-cell>
          <table:table-cell office:value-type="float" office:value="495" calcext:value-type="float">
            <text:p>495</text:p>
          </table:table-cell>
          <table:table-cell table:formula="of:=[.A879]/4096" office:value-type="float" office:value="57.9375" calcext:value-type="float">
            <text:p>57.9375</text:p>
          </table:table-cell>
          <table:table-cell table:formula="of:=[.B879]/4096" office:value-type="float" office:value="0.120849609375" calcext:value-type="float">
            <text:p>0.120849609375</text:p>
          </table:table-cell>
        </table:table-row>
        <table:table-row table:style-name="ro1">
          <table:table-cell office:value-type="float" office:value="237568" calcext:value-type="float">
            <text:p>237568</text:p>
          </table:table-cell>
          <table:table-cell office:value-type="float" office:value="471" calcext:value-type="float">
            <text:p>471</text:p>
          </table:table-cell>
          <table:table-cell table:formula="of:=[.A880]/4096" office:value-type="float" office:value="58" calcext:value-type="float">
            <text:p>58</text:p>
          </table:table-cell>
          <table:table-cell table:formula="of:=[.B880]/4096" office:value-type="float" office:value="0.114990234375" calcext:value-type="float">
            <text:p>0.114990234375</text:p>
          </table:table-cell>
        </table:table-row>
        <table:table-row table:style-name="ro1">
          <table:table-cell office:value-type="float" office:value="237824" calcext:value-type="float">
            <text:p>237824</text:p>
          </table:table-cell>
          <table:table-cell office:value-type="float" office:value="445" calcext:value-type="float">
            <text:p>445</text:p>
          </table:table-cell>
          <table:table-cell table:formula="of:=[.A881]/4096" office:value-type="float" office:value="58.0625" calcext:value-type="float">
            <text:p>58.0625</text:p>
          </table:table-cell>
          <table:table-cell table:formula="of:=[.B881]/4096" office:value-type="float" office:value="0.108642578125" calcext:value-type="float">
            <text:p>0.108642578125</text:p>
          </table:table-cell>
        </table:table-row>
        <table:table-row table:style-name="ro1">
          <table:table-cell office:value-type="float" office:value="238080" calcext:value-type="float">
            <text:p>238080</text:p>
          </table:table-cell>
          <table:table-cell office:value-type="float" office:value="416" calcext:value-type="float">
            <text:p>416</text:p>
          </table:table-cell>
          <table:table-cell table:formula="of:=[.A882]/4096" office:value-type="float" office:value="58.125" calcext:value-type="float">
            <text:p>58.125</text:p>
          </table:table-cell>
          <table:table-cell table:formula="of:=[.B882]/4096" office:value-type="float" office:value="0.1015625" calcext:value-type="float">
            <text:p>0.1015625</text:p>
          </table:table-cell>
        </table:table-row>
        <table:table-row table:style-name="ro1">
          <table:table-cell office:value-type="float" office:value="238336" calcext:value-type="float">
            <text:p>238336</text:p>
          </table:table-cell>
          <table:table-cell office:value-type="float" office:value="385" calcext:value-type="float">
            <text:p>385</text:p>
          </table:table-cell>
          <table:table-cell table:formula="of:=[.A883]/4096" office:value-type="float" office:value="58.1875" calcext:value-type="float">
            <text:p>58.1875</text:p>
          </table:table-cell>
          <table:table-cell table:formula="of:=[.B88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38592" calcext:value-type="float">
            <text:p>238592</text:p>
          </table:table-cell>
          <table:table-cell office:value-type="float" office:value="351" calcext:value-type="float">
            <text:p>351</text:p>
          </table:table-cell>
          <table:table-cell table:formula="of:=[.A884]/4096" office:value-type="float" office:value="58.25" calcext:value-type="float">
            <text:p>58.25</text:p>
          </table:table-cell>
          <table:table-cell table:formula="of:=[.B884]/4096" office:value-type="float" office:value="0.085693359375" calcext:value-type="float">
            <text:p>0.085693359375</text:p>
          </table:table-cell>
        </table:table-row>
        <table:table-row table:style-name="ro1">
          <table:table-cell office:value-type="float" office:value="238848" calcext:value-type="float">
            <text:p>238848</text:p>
          </table:table-cell>
          <table:table-cell office:value-type="float" office:value="315" calcext:value-type="float">
            <text:p>315</text:p>
          </table:table-cell>
          <table:table-cell table:formula="of:=[.A885]/4096" office:value-type="float" office:value="58.3125" calcext:value-type="float">
            <text:p>58.3125</text:p>
          </table:table-cell>
          <table:table-cell table:formula="of:=[.B885]/4096" office:value-type="float" office:value="0.076904296875" calcext:value-type="float">
            <text:p>0.076904296875</text:p>
          </table:table-cell>
        </table:table-row>
        <table:table-row table:style-name="ro1">
          <table:table-cell office:value-type="float" office:value="239104" calcext:value-type="float">
            <text:p>239104</text:p>
          </table:table-cell>
          <table:table-cell office:value-type="float" office:value="276" calcext:value-type="float">
            <text:p>276</text:p>
          </table:table-cell>
          <table:table-cell table:formula="of:=[.A886]/4096" office:value-type="float" office:value="58.375" calcext:value-type="float">
            <text:p>58.375</text:p>
          </table:table-cell>
          <table:table-cell table:formula="of:=[.B886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239360" calcext:value-type="float">
            <text:p>239360</text:p>
          </table:table-cell>
          <table:table-cell office:value-type="float" office:value="235" calcext:value-type="float">
            <text:p>235</text:p>
          </table:table-cell>
          <table:table-cell table:formula="of:=[.A887]/4096" office:value-type="float" office:value="58.4375" calcext:value-type="float">
            <text:p>58.4375</text:p>
          </table:table-cell>
          <table:table-cell table:formula="of:=[.B887]/4096" office:value-type="float" office:value="0.057373046875" calcext:value-type="float">
            <text:p>0.057373046875</text:p>
          </table:table-cell>
        </table:table-row>
        <table:table-row table:style-name="ro1">
          <table:table-cell office:value-type="float" office:value="239616" calcext:value-type="float">
            <text:p>239616</text:p>
          </table:table-cell>
          <table:table-cell office:value-type="float" office:value="191" calcext:value-type="float">
            <text:p>191</text:p>
          </table:table-cell>
          <table:table-cell table:formula="of:=[.A888]/4096" office:value-type="float" office:value="58.5" calcext:value-type="float">
            <text:p>58.5</text:p>
          </table:table-cell>
          <table:table-cell table:formula="of:=[.B888]/4096" office:value-type="float" office:value="0.046630859375" calcext:value-type="float">
            <text:p>0.046630859375</text:p>
          </table:table-cell>
        </table:table-row>
        <table:table-row table:style-name="ro1">
          <table:table-cell office:value-type="float" office:value="239872" calcext:value-type="float">
            <text:p>239872</text:p>
          </table:table-cell>
          <table:table-cell office:value-type="float" office:value="145" calcext:value-type="float">
            <text:p>145</text:p>
          </table:table-cell>
          <table:table-cell table:formula="of:=[.A889]/4096" office:value-type="float" office:value="58.5625" calcext:value-type="float">
            <text:p>58.5625</text:p>
          </table:table-cell>
          <table:table-cell table:formula="of:=[.B889]/4096" office:value-type="float" office:value="0.035400390625" calcext:value-type="float">
            <text:p>0.035400390625</text:p>
          </table:table-cell>
        </table:table-row>
        <table:table-row table:style-name="ro1">
          <table:table-cell office:value-type="float" office:value="240128" calcext:value-type="float">
            <text:p>240128</text:p>
          </table:table-cell>
          <table:table-cell office:value-type="float" office:value="96" calcext:value-type="float">
            <text:p>96</text:p>
          </table:table-cell>
          <table:table-cell table:formula="of:=[.A890]/4096" office:value-type="float" office:value="58.625" calcext:value-type="float">
            <text:p>58.625</text:p>
          </table:table-cell>
          <table:table-cell table:formula="of:=[.B890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40384" calcext:value-type="float">
            <text:p>240384</text:p>
          </table:table-cell>
          <table:table-cell office:value-type="float" office:value="45" calcext:value-type="float">
            <text:p>45</text:p>
          </table:table-cell>
          <table:table-cell table:formula="of:=[.A891]/4096" office:value-type="float" office:value="58.6875" calcext:value-type="float">
            <text:p>58.6875</text:p>
          </table:table-cell>
          <table:table-cell table:formula="of:=[.B891]/4096" office:value-type="float" office:value="0.010986328125" calcext:value-type="float">
            <text:p>0.010986328125</text:p>
          </table:table-cell>
        </table:table-row>
        <table:table-row table:style-name="ro1">
          <table:table-cell office:value-type="float" office:value="240640" calcext:value-type="float">
            <text:p>240640</text:p>
          </table:table-cell>
          <table:table-cell office:value-type="float" office:value="0" calcext:value-type="float">
            <text:p>0</text:p>
          </table:table-cell>
          <table:table-cell table:formula="of:=[.A892]/4096" office:value-type="float" office:value="58.75" calcext:value-type="float">
            <text:p>58.75</text:p>
          </table:table-cell>
          <table:table-cell table:formula="of:=[.B89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88" calcext:value-type="float">
            <text:p>242688</text:p>
          </table:table-cell>
          <table:table-cell office:value-type="float" office:value="0" calcext:value-type="float">
            <text:p>0</text:p>
          </table:table-cell>
          <table:table-cell table:formula="of:=[.A893]/4096" office:value-type="float" office:value="59.25" calcext:value-type="float">
            <text:p>59.25</text:p>
          </table:table-cell>
          <table:table-cell table:formula="of:=[.B89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44" calcext:value-type="float">
            <text:p>242944</text:p>
          </table:table-cell>
          <table:table-cell office:value-type="float" office:value="42" calcext:value-type="float">
            <text:p>42</text:p>
          </table:table-cell>
          <table:table-cell table:formula="of:=[.A894]/4096" office:value-type="float" office:value="59.3125" calcext:value-type="float">
            <text:p>59.3125</text:p>
          </table:table-cell>
          <table:table-cell table:formula="of:=[.B894]/4096" office:value-type="float" office:value="0.01025390625" calcext:value-type="float">
            <text:p>0.01025390625</text:p>
          </table:table-cell>
        </table:table-row>
        <table:table-row table:style-name="ro1">
          <table:table-cell office:value-type="float" office:value="243200" calcext:value-type="float">
            <text:p>243200</text:p>
          </table:table-cell>
          <table:table-cell office:value-type="float" office:value="82" calcext:value-type="float">
            <text:p>82</text:p>
          </table:table-cell>
          <table:table-cell table:formula="of:=[.A895]/4096" office:value-type="float" office:value="59.375" calcext:value-type="float">
            <text:p>59.375</text:p>
          </table:table-cell>
          <table:table-cell table:formula="of:=[.B895]/4096" office:value-type="float" office:value="0.02001953125" calcext:value-type="float">
            <text:p>0.02001953125</text:p>
          </table:table-cell>
        </table:table-row>
        <table:table-row table:style-name="ro1">
          <table:table-cell office:value-type="float" office:value="243456" calcext:value-type="float">
            <text:p>243456</text:p>
          </table:table-cell>
          <table:table-cell office:value-type="float" office:value="119" calcext:value-type="float">
            <text:p>119</text:p>
          </table:table-cell>
          <table:table-cell table:formula="of:=[.A896]/4096" office:value-type="float" office:value="59.4375" calcext:value-type="float">
            <text:p>59.4375</text:p>
          </table:table-cell>
          <table:table-cell table:formula="of:=[.B896]/4096" office:value-type="float" office:value="0.029052734375" calcext:value-type="float">
            <text:p>0.029052734375</text:p>
          </table:table-cell>
        </table:table-row>
        <table:table-row table:style-name="ro1">
          <table:table-cell office:value-type="float" office:value="243712" calcext:value-type="float">
            <text:p>243712</text:p>
          </table:table-cell>
          <table:table-cell office:value-type="float" office:value="154" calcext:value-type="float">
            <text:p>154</text:p>
          </table:table-cell>
          <table:table-cell table:formula="of:=[.A897]/4096" office:value-type="float" office:value="59.5" calcext:value-type="float">
            <text:p>59.5</text:p>
          </table:table-cell>
          <table:table-cell table:formula="of:=[.B897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43968" calcext:value-type="float">
            <text:p>243968</text:p>
          </table:table-cell>
          <table:table-cell office:value-type="float" office:value="187" calcext:value-type="float">
            <text:p>187</text:p>
          </table:table-cell>
          <table:table-cell table:formula="of:=[.A898]/4096" office:value-type="float" office:value="59.5625" calcext:value-type="float">
            <text:p>59.5625</text:p>
          </table:table-cell>
          <table:table-cell table:formula="of:=[.B898]/4096" office:value-type="float" office:value="0.045654296875" calcext:value-type="float">
            <text:p>0.045654296875</text:p>
          </table:table-cell>
        </table:table-row>
        <table:table-row table:style-name="ro1">
          <table:table-cell office:value-type="float" office:value="244224" calcext:value-type="float">
            <text:p>244224</text:p>
          </table:table-cell>
          <table:table-cell office:value-type="float" office:value="217" calcext:value-type="float">
            <text:p>217</text:p>
          </table:table-cell>
          <table:table-cell table:formula="of:=[.A899]/4096" office:value-type="float" office:value="59.625" calcext:value-type="float">
            <text:p>59.625</text:p>
          </table:table-cell>
          <table:table-cell table:formula="of:=[.B899]/4096" office:value-type="float" office:value="0.052978515625" calcext:value-type="float">
            <text:p>0.052978515625</text:p>
          </table:table-cell>
        </table:table-row>
        <table:table-row table:style-name="ro1">
          <table:table-cell office:value-type="float" office:value="244480" calcext:value-type="float">
            <text:p>244480</text:p>
          </table:table-cell>
          <table:table-cell office:value-type="float" office:value="245" calcext:value-type="float">
            <text:p>245</text:p>
          </table:table-cell>
          <table:table-cell table:formula="of:=[.A900]/4096" office:value-type="float" office:value="59.6875" calcext:value-type="float">
            <text:p>59.6875</text:p>
          </table:table-cell>
          <table:table-cell table:formula="of:=[.B900]/4096" office:value-type="float" office:value="0.059814453125" calcext:value-type="float">
            <text:p>0.059814453125</text:p>
          </table:table-cell>
        </table:table-row>
        <table:table-row table:style-name="ro1">
          <table:table-cell office:value-type="float" office:value="244736" calcext:value-type="float">
            <text:p>244736</text:p>
          </table:table-cell>
          <table:table-cell office:value-type="float" office:value="270" calcext:value-type="float">
            <text:p>270</text:p>
          </table:table-cell>
          <table:table-cell table:formula="of:=[.A901]/4096" office:value-type="float" office:value="59.75" calcext:value-type="float">
            <text:p>59.75</text:p>
          </table:table-cell>
          <table:table-cell table:formula="of:=[.B90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44992" calcext:value-type="float">
            <text:p>244992</text:p>
          </table:table-cell>
          <table:table-cell office:value-type="float" office:value="293" calcext:value-type="float">
            <text:p>293</text:p>
          </table:table-cell>
          <table:table-cell table:formula="of:=[.A902]/4096" office:value-type="float" office:value="59.8125" calcext:value-type="float">
            <text:p>59.8125</text:p>
          </table:table-cell>
          <table:table-cell table:formula="of:=[.B902]/4096" office:value-type="float" office:value="0.071533203125" calcext:value-type="float">
            <text:p>0.071533203125</text:p>
          </table:table-cell>
        </table:table-row>
        <table:table-row table:style-name="ro1">
          <table:table-cell office:value-type="float" office:value="245248" calcext:value-type="float">
            <text:p>245248</text:p>
          </table:table-cell>
          <table:table-cell office:value-type="float" office:value="313" calcext:value-type="float">
            <text:p>313</text:p>
          </table:table-cell>
          <table:table-cell table:formula="of:=[.A903]/4096" office:value-type="float" office:value="59.875" calcext:value-type="float">
            <text:p>59.875</text:p>
          </table:table-cell>
          <table:table-cell table:formula="of:=[.B903]/4096" office:value-type="float" office:value="0.076416015625" calcext:value-type="float">
            <text:p>0.076416015625</text:p>
          </table:table-cell>
        </table:table-row>
        <table:table-row table:style-name="ro1">
          <table:table-cell office:value-type="float" office:value="245504" calcext:value-type="float">
            <text:p>245504</text:p>
          </table:table-cell>
          <table:table-cell office:value-type="float" office:value="331" calcext:value-type="float">
            <text:p>331</text:p>
          </table:table-cell>
          <table:table-cell table:formula="of:=[.A904]/4096" office:value-type="float" office:value="59.9375" calcext:value-type="float">
            <text:p>59.9375</text:p>
          </table:table-cell>
          <table:table-cell table:formula="of:=[.B904]/4096" office:value-type="float" office:value="0.080810546875" calcext:value-type="float">
            <text:p>0.080810546875</text:p>
          </table:table-cell>
        </table:table-row>
        <table:table-row table:style-name="ro1">
          <table:table-cell office:value-type="float" office:value="245760" calcext:value-type="float">
            <text:p>245760</text:p>
          </table:table-cell>
          <table:table-cell office:value-type="float" office:value="346" calcext:value-type="float">
            <text:p>346</text:p>
          </table:table-cell>
          <table:table-cell table:formula="of:=[.A905]/4096" office:value-type="float" office:value="60" calcext:value-type="float">
            <text:p>60</text:p>
          </table:table-cell>
          <table:table-cell table:formula="of:=[.B905]/4096" office:value-type="float" office:value="0.08447265625" calcext:value-type="float">
            <text:p>0.08447265625</text:p>
          </table:table-cell>
        </table:table-row>
        <table:table-row table:style-name="ro1">
          <table:table-cell office:value-type="float" office:value="246016" calcext:value-type="float">
            <text:p>246016</text:p>
          </table:table-cell>
          <table:table-cell office:value-type="float" office:value="359" calcext:value-type="float">
            <text:p>359</text:p>
          </table:table-cell>
          <table:table-cell table:formula="of:=[.A906]/4096" office:value-type="float" office:value="60.0625" calcext:value-type="float">
            <text:p>60.0625</text:p>
          </table:table-cell>
          <table:table-cell table:formula="of:=[.B906]/4096" office:value-type="float" office:value="0.087646484375" calcext:value-type="float">
            <text:p>0.087646484375</text:p>
          </table:table-cell>
        </table:table-row>
        <table:table-row table:style-name="ro1">
          <table:table-cell office:value-type="float" office:value="246272" calcext:value-type="float">
            <text:p>246272</text:p>
          </table:table-cell>
          <table:table-cell office:value-type="float" office:value="369" calcext:value-type="float">
            <text:p>369</text:p>
          </table:table-cell>
          <table:table-cell table:formula="of:=[.A907]/4096" office:value-type="float" office:value="60.125" calcext:value-type="float">
            <text:p>60.125</text:p>
          </table:table-cell>
          <table:table-cell table:formula="of:=[.B907]/4096" office:value-type="float" office:value="0.090087890625" calcext:value-type="float">
            <text:p>0.090087890625</text:p>
          </table:table-cell>
        </table:table-row>
        <table:table-row table:style-name="ro1">
          <table:table-cell office:value-type="float" office:value="246528" calcext:value-type="float">
            <text:p>246528</text:p>
          </table:table-cell>
          <table:table-cell office:value-type="float" office:value="377" calcext:value-type="float">
            <text:p>377</text:p>
          </table:table-cell>
          <table:table-cell table:formula="of:=[.A908]/4096" office:value-type="float" office:value="60.1875" calcext:value-type="float">
            <text:p>60.1875</text:p>
          </table:table-cell>
          <table:table-cell table:formula="of:=[.B908]/4096" office:value-type="float" office:value="0.092041015625" calcext:value-type="float">
            <text:p>0.092041015625</text:p>
          </table:table-cell>
        </table:table-row>
        <table:table-row table:style-name="ro1">
          <table:table-cell office:value-type="float" office:value="246784" calcext:value-type="float">
            <text:p>246784</text:p>
          </table:table-cell>
          <table:table-cell office:value-type="float" office:value="383" calcext:value-type="float">
            <text:p>383</text:p>
          </table:table-cell>
          <table:table-cell table:formula="of:=[.A909]/4096" office:value-type="float" office:value="60.25" calcext:value-type="float">
            <text:p>60.25</text:p>
          </table:table-cell>
          <table:table-cell table:formula="of:=[.B909]/4096" office:value-type="float" office:value="0.093505859375" calcext:value-type="float">
            <text:p>0.093505859375</text:p>
          </table:table-cell>
        </table:table-row>
        <table:table-row table:style-name="ro1">
          <table:table-cell office:value-type="float" office:value="247040" calcext:value-type="float">
            <text:p>247040</text:p>
          </table:table-cell>
          <table:table-cell office:value-type="float" office:value="386" calcext:value-type="float">
            <text:p>386</text:p>
          </table:table-cell>
          <table:table-cell table:formula="of:=[.A910]/4096" office:value-type="float" office:value="60.3125" calcext:value-type="float">
            <text:p>60.3125</text:p>
          </table:table-cell>
          <table:table-cell table:formula="of:=[.B910]/4096" office:value-type="float" office:value="0.09423828125" calcext:value-type="float">
            <text:p>0.09423828125</text:p>
          </table:table-cell>
        </table:table-row>
        <table:table-row table:style-name="ro1">
          <table:table-cell office:value-type="float" office:value="247296" calcext:value-type="float">
            <text:p>247296</text:p>
          </table:table-cell>
          <table:table-cell office:value-type="float" office:value="387" calcext:value-type="float">
            <text:p>387</text:p>
          </table:table-cell>
          <table:table-cell table:formula="of:=[.A911]/4096" office:value-type="float" office:value="60.375" calcext:value-type="float">
            <text:p>60.375</text:p>
          </table:table-cell>
          <table:table-cell table:formula="of:=[.B911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552" calcext:value-type="float">
            <text:p>247552</text:p>
          </table:table-cell>
          <table:table-cell office:value-type="float" office:value="387" calcext:value-type="float">
            <text:p>387</text:p>
          </table:table-cell>
          <table:table-cell table:formula="of:=[.A912]/4096" office:value-type="float" office:value="60.4375" calcext:value-type="float">
            <text:p>60.4375</text:p>
          </table:table-cell>
          <table:table-cell table:formula="of:=[.B912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808" calcext:value-type="float">
            <text:p>247808</text:p>
          </table:table-cell>
          <table:table-cell office:value-type="float" office:value="385" calcext:value-type="float">
            <text:p>385</text:p>
          </table:table-cell>
          <table:table-cell table:formula="of:=[.A913]/4096" office:value-type="float" office:value="60.5" calcext:value-type="float">
            <text:p>60.5</text:p>
          </table:table-cell>
          <table:table-cell table:formula="of:=[.B91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48064" calcext:value-type="float">
            <text:p>248064</text:p>
          </table:table-cell>
          <table:table-cell office:value-type="float" office:value="381" calcext:value-type="float">
            <text:p>381</text:p>
          </table:table-cell>
          <table:table-cell table:formula="of:=[.A914]/4096" office:value-type="float" office:value="60.5625" calcext:value-type="float">
            <text:p>60.5625</text:p>
          </table:table-cell>
          <table:table-cell table:formula="of:=[.B914]/4096" office:value-type="float" office:value="0.093017578125" calcext:value-type="float">
            <text:p>0.093017578125</text:p>
          </table:table-cell>
        </table:table-row>
        <table:table-row table:style-name="ro1">
          <table:table-cell office:value-type="float" office:value="248320" calcext:value-type="float">
            <text:p>248320</text:p>
          </table:table-cell>
          <table:table-cell office:value-type="float" office:value="374" calcext:value-type="float">
            <text:p>374</text:p>
          </table:table-cell>
          <table:table-cell table:formula="of:=[.A915]/4096" office:value-type="float" office:value="60.625" calcext:value-type="float">
            <text:p>60.625</text:p>
          </table:table-cell>
          <table:table-cell table:formula="of:=[.B915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248576" calcext:value-type="float">
            <text:p>248576</text:p>
          </table:table-cell>
          <table:table-cell office:value-type="float" office:value="365" calcext:value-type="float">
            <text:p>365</text:p>
          </table:table-cell>
          <table:table-cell table:formula="of:=[.A916]/4096" office:value-type="float" office:value="60.6875" calcext:value-type="float">
            <text:p>60.6875</text:p>
          </table:table-cell>
          <table:table-cell table:formula="of:=[.B916]/4096" office:value-type="float" office:value="0.089111328125" calcext:value-type="float">
            <text:p>0.089111328125</text:p>
          </table:table-cell>
        </table:table-row>
        <table:table-row table:style-name="ro1">
          <table:table-cell office:value-type="float" office:value="248832" calcext:value-type="float">
            <text:p>248832</text:p>
          </table:table-cell>
          <table:table-cell office:value-type="float" office:value="353" calcext:value-type="float">
            <text:p>353</text:p>
          </table:table-cell>
          <table:table-cell table:formula="of:=[.A917]/4096" office:value-type="float" office:value="60.75" calcext:value-type="float">
            <text:p>60.75</text:p>
          </table:table-cell>
          <table:table-cell table:formula="of:=[.B917]/4096" office:value-type="float" office:value="0.086181640625" calcext:value-type="float">
            <text:p>0.086181640625</text:p>
          </table:table-cell>
        </table:table-row>
        <table:table-row table:style-name="ro1">
          <table:table-cell office:value-type="float" office:value="249088" calcext:value-type="float">
            <text:p>249088</text:p>
          </table:table-cell>
          <table:table-cell office:value-type="float" office:value="339" calcext:value-type="float">
            <text:p>339</text:p>
          </table:table-cell>
          <table:table-cell table:formula="of:=[.A918]/4096" office:value-type="float" office:value="60.8125" calcext:value-type="float">
            <text:p>60.8125</text:p>
          </table:table-cell>
          <table:table-cell table:formula="of:=[.B918]/4096" office:value-type="float" office:value="0.082763671875" calcext:value-type="float">
            <text:p>0.082763671875</text:p>
          </table:table-cell>
        </table:table-row>
        <table:table-row table:style-name="ro1">
          <table:table-cell office:value-type="float" office:value="249344" calcext:value-type="float">
            <text:p>249344</text:p>
          </table:table-cell>
          <table:table-cell office:value-type="float" office:value="322" calcext:value-type="float">
            <text:p>322</text:p>
          </table:table-cell>
          <table:table-cell table:formula="of:=[.A919]/4096" office:value-type="float" office:value="60.875" calcext:value-type="float">
            <text:p>60.875</text:p>
          </table:table-cell>
          <table:table-cell table:formula="of:=[.B919]/4096" office:value-type="float" office:value="0.07861328125" calcext:value-type="float">
            <text:p>0.07861328125</text:p>
          </table:table-cell>
        </table:table-row>
        <table:table-row table:style-name="ro1">
          <table:table-cell office:value-type="float" office:value="249600" calcext:value-type="float">
            <text:p>249600</text:p>
          </table:table-cell>
          <table:table-cell office:value-type="float" office:value="303" calcext:value-type="float">
            <text:p>303</text:p>
          </table:table-cell>
          <table:table-cell table:formula="of:=[.A920]/4096" office:value-type="float" office:value="60.9375" calcext:value-type="float">
            <text:p>60.9375</text:p>
          </table:table-cell>
          <table:table-cell table:formula="of:=[.B920]/4096" office:value-type="float" office:value="0.073974609375" calcext:value-type="float">
            <text:p>0.073974609375</text:p>
          </table:table-cell>
        </table:table-row>
        <table:table-row table:style-name="ro1">
          <table:table-cell office:value-type="float" office:value="249856" calcext:value-type="float">
            <text:p>249856</text:p>
          </table:table-cell>
          <table:table-cell office:value-type="float" office:value="281" calcext:value-type="float">
            <text:p>281</text:p>
          </table:table-cell>
          <table:table-cell table:formula="of:=[.A921]/4096" office:value-type="float" office:value="61" calcext:value-type="float">
            <text:p>61</text:p>
          </table:table-cell>
          <table:table-cell table:formula="of:=[.B921]/4096" office:value-type="float" office:value="0.068603515625" calcext:value-type="float">
            <text:p>0.068603515625</text:p>
          </table:table-cell>
        </table:table-row>
        <table:table-row table:style-name="ro1">
          <table:table-cell office:value-type="float" office:value="250112" calcext:value-type="float">
            <text:p>250112</text:p>
          </table:table-cell>
          <table:table-cell office:value-type="float" office:value="257" calcext:value-type="float">
            <text:p>257</text:p>
          </table:table-cell>
          <table:table-cell table:formula="of:=[.A922]/4096" office:value-type="float" office:value="61.0625" calcext:value-type="float">
            <text:p>61.0625</text:p>
          </table:table-cell>
          <table:table-cell table:formula="of:=[.B922]/4096" office:value-type="float" office:value="0.062744140625" calcext:value-type="float">
            <text:p>0.062744140625</text:p>
          </table:table-cell>
        </table:table-row>
        <table:table-row table:style-name="ro1">
          <table:table-cell office:value-type="float" office:value="250368" calcext:value-type="float">
            <text:p>250368</text:p>
          </table:table-cell>
          <table:table-cell office:value-type="float" office:value="231" calcext:value-type="float">
            <text:p>231</text:p>
          </table:table-cell>
          <table:table-cell table:formula="of:=[.A923]/4096" office:value-type="float" office:value="61.125" calcext:value-type="float">
            <text:p>61.125</text:p>
          </table:table-cell>
          <table:table-cell table:formula="of:=[.B923]/4096" office:value-type="float" office:value="0.056396484375" calcext:value-type="float">
            <text:p>0.056396484375</text:p>
          </table:table-cell>
        </table:table-row>
        <table:table-row table:style-name="ro1">
          <table:table-cell office:value-type="float" office:value="250624" calcext:value-type="float">
            <text:p>250624</text:p>
          </table:table-cell>
          <table:table-cell office:value-type="float" office:value="202" calcext:value-type="float">
            <text:p>202</text:p>
          </table:table-cell>
          <table:table-cell table:formula="of:=[.A924]/4096" office:value-type="float" office:value="61.1875" calcext:value-type="float">
            <text:p>61.1875</text:p>
          </table:table-cell>
          <table:table-cell table:formula="of:=[.B924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0880" calcext:value-type="float">
            <text:p>250880</text:p>
          </table:table-cell>
          <table:table-cell office:value-type="float" office:value="171" calcext:value-type="float">
            <text:p>171</text:p>
          </table:table-cell>
          <table:table-cell table:formula="of:=[.A925]/4096" office:value-type="float" office:value="61.25" calcext:value-type="float">
            <text:p>61.25</text:p>
          </table:table-cell>
          <table:table-cell table:formula="of:=[.B925]/4096" office:value-type="float" office:value="0.041748046875" calcext:value-type="float">
            <text:p>0.041748046875</text:p>
          </table:table-cell>
        </table:table-row>
        <table:table-row table:style-name="ro1">
          <table:table-cell office:value-type="float" office:value="251136" calcext:value-type="float">
            <text:p>251136</text:p>
          </table:table-cell>
          <table:table-cell office:value-type="float" office:value="137" calcext:value-type="float">
            <text:p>137</text:p>
          </table:table-cell>
          <table:table-cell table:formula="of:=[.A926]/4096" office:value-type="float" office:value="61.3125" calcext:value-type="float">
            <text:p>61.3125</text:p>
          </table:table-cell>
          <table:table-cell table:formula="of:=[.B926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51392" calcext:value-type="float">
            <text:p>251392</text:p>
          </table:table-cell>
          <table:table-cell office:value-type="float" office:value="101" calcext:value-type="float">
            <text:p>101</text:p>
          </table:table-cell>
          <table:table-cell table:formula="of:=[.A927]/4096" office:value-type="float" office:value="61.375" calcext:value-type="float">
            <text:p>61.375</text:p>
          </table:table-cell>
          <table:table-cell table:formula="of:=[.B927]/4096" office:value-type="float" office:value="0.024658203125" calcext:value-type="float">
            <text:p>0.024658203125</text:p>
          </table:table-cell>
        </table:table-row>
        <table:table-row table:style-name="ro1">
          <table:table-cell office:value-type="float" office:value="251648" calcext:value-type="float">
            <text:p>251648</text:p>
          </table:table-cell>
          <table:table-cell office:value-type="float" office:value="62" calcext:value-type="float">
            <text:p>62</text:p>
          </table:table-cell>
          <table:table-cell table:formula="of:=[.A928]/4096" office:value-type="float" office:value="61.4375" calcext:value-type="float">
            <text:p>61.4375</text:p>
          </table:table-cell>
          <table:table-cell table:formula="of:=[.B92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51904" calcext:value-type="float">
            <text:p>251904</text:p>
          </table:table-cell>
          <table:table-cell office:value-type="float" office:value="21" calcext:value-type="float">
            <text:p>21</text:p>
          </table:table-cell>
          <table:table-cell table:formula="of:=[.A929]/4096" office:value-type="float" office:value="61.5" calcext:value-type="float">
            <text:p>61.5</text:p>
          </table:table-cell>
          <table:table-cell table:formula="of:=[.B929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52160" calcext:value-type="float">
            <text:p>252160</text:p>
          </table:table-cell>
          <table:table-cell office:value-type="float" office:value="0" calcext:value-type="float">
            <text:p>0</text:p>
          </table:table-cell>
          <table:table-cell table:formula="of:=[.A930]/4096" office:value-type="float" office:value="61.5625" calcext:value-type="float">
            <text:p>61.5625</text:p>
          </table:table-cell>
          <table:table-cell table:formula="of:=[.B93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8" calcext:value-type="float">
            <text:p>254208</text:p>
          </table:table-cell>
          <table:table-cell office:value-type="float" office:value="0" calcext:value-type="float">
            <text:p>0</text:p>
          </table:table-cell>
          <table:table-cell table:formula="of:=[.A931]/4096" office:value-type="float" office:value="62.0625" calcext:value-type="float">
            <text:p>62.0625</text:p>
          </table:table-cell>
          <table:table-cell table:formula="of:=[.B93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64" calcext:value-type="float">
            <text:p>254464</text:p>
          </table:table-cell>
          <table:table-cell office:value-type="float" office:value="34" calcext:value-type="float">
            <text:p>34</text:p>
          </table:table-cell>
          <table:table-cell table:formula="of:=[.A932]/4096" office:value-type="float" office:value="62.125" calcext:value-type="float">
            <text:p>62.125</text:p>
          </table:table-cell>
          <table:table-cell table:formula="of:=[.B932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54720" calcext:value-type="float">
            <text:p>254720</text:p>
          </table:table-cell>
          <table:table-cell office:value-type="float" office:value="65" calcext:value-type="float">
            <text:p>65</text:p>
          </table:table-cell>
          <table:table-cell table:formula="of:=[.A933]/4096" office:value-type="float" office:value="62.1875" calcext:value-type="float">
            <text:p>62.1875</text:p>
          </table:table-cell>
          <table:table-cell table:formula="of:=[.B933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54976" calcext:value-type="float">
            <text:p>254976</text:p>
          </table:table-cell>
          <table:table-cell office:value-type="float" office:value="94" calcext:value-type="float">
            <text:p>94</text:p>
          </table:table-cell>
          <table:table-cell table:formula="of:=[.A934]/4096" office:value-type="float" office:value="62.25" calcext:value-type="float">
            <text:p>62.25</text:p>
          </table:table-cell>
          <table:table-cell table:formula="of:=[.B934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55232" calcext:value-type="float">
            <text:p>255232</text:p>
          </table:table-cell>
          <table:table-cell office:value-type="float" office:value="120" calcext:value-type="float">
            <text:p>120</text:p>
          </table:table-cell>
          <table:table-cell table:formula="of:=[.A935]/4096" office:value-type="float" office:value="62.3125" calcext:value-type="float">
            <text:p>62.3125</text:p>
          </table:table-cell>
          <table:table-cell table:formula="of:=[.B935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55488" calcext:value-type="float">
            <text:p>255488</text:p>
          </table:table-cell>
          <table:table-cell office:value-type="float" office:value="144" calcext:value-type="float">
            <text:p>144</text:p>
          </table:table-cell>
          <table:table-cell table:formula="of:=[.A936]/4096" office:value-type="float" office:value="62.375" calcext:value-type="float">
            <text:p>62.375</text:p>
          </table:table-cell>
          <table:table-cell table:formula="of:=[.B936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55744" calcext:value-type="float">
            <text:p>255744</text:p>
          </table:table-cell>
          <table:table-cell office:value-type="float" office:value="166" calcext:value-type="float">
            <text:p>166</text:p>
          </table:table-cell>
          <table:table-cell table:formula="of:=[.A937]/4096" office:value-type="float" office:value="62.4375" calcext:value-type="float">
            <text:p>62.4375</text:p>
          </table:table-cell>
          <table:table-cell table:formula="of:=[.B937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85" calcext:value-type="float">
            <text:p>185</text:p>
          </table:table-cell>
          <table:table-cell table:formula="of:=[.A938]/4096" office:value-type="float" office:value="62.5" calcext:value-type="float">
            <text:p>62.5</text:p>
          </table:table-cell>
          <table:table-cell table:formula="of:=[.B938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56256" calcext:value-type="float">
            <text:p>256256</text:p>
          </table:table-cell>
          <table:table-cell office:value-type="float" office:value="202" calcext:value-type="float">
            <text:p>202</text:p>
          </table:table-cell>
          <table:table-cell table:formula="of:=[.A939]/4096" office:value-type="float" office:value="62.5625" calcext:value-type="float">
            <text:p>62.5625</text:p>
          </table:table-cell>
          <table:table-cell table:formula="of:=[.B939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6512" calcext:value-type="float">
            <text:p>256512</text:p>
          </table:table-cell>
          <table:table-cell office:value-type="float" office:value="216" calcext:value-type="float">
            <text:p>216</text:p>
          </table:table-cell>
          <table:table-cell table:formula="of:=[.A940]/4096" office:value-type="float" office:value="62.625" calcext:value-type="float">
            <text:p>62.625</text:p>
          </table:table-cell>
          <table:table-cell table:formula="of:=[.B940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6768" calcext:value-type="float">
            <text:p>256768</text:p>
          </table:table-cell>
          <table:table-cell office:value-type="float" office:value="228" calcext:value-type="float">
            <text:p>228</text:p>
          </table:table-cell>
          <table:table-cell table:formula="of:=[.A941]/4096" office:value-type="float" office:value="62.6875" calcext:value-type="float">
            <text:p>62.6875</text:p>
          </table:table-cell>
          <table:table-cell table:formula="of:=[.B941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7024" calcext:value-type="float">
            <text:p>257024</text:p>
          </table:table-cell>
          <table:table-cell office:value-type="float" office:value="237" calcext:value-type="float">
            <text:p>237</text:p>
          </table:table-cell>
          <table:table-cell table:formula="of:=[.A942]/4096" office:value-type="float" office:value="62.75" calcext:value-type="float">
            <text:p>62.75</text:p>
          </table:table-cell>
          <table:table-cell table:formula="of:=[.B942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7280" calcext:value-type="float">
            <text:p>257280</text:p>
          </table:table-cell>
          <table:table-cell office:value-type="float" office:value="244" calcext:value-type="float">
            <text:p>244</text:p>
          </table:table-cell>
          <table:table-cell table:formula="of:=[.A943]/4096" office:value-type="float" office:value="62.8125" calcext:value-type="float">
            <text:p>62.8125</text:p>
          </table:table-cell>
          <table:table-cell table:formula="of:=[.B943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7536" calcext:value-type="float">
            <text:p>257536</text:p>
          </table:table-cell>
          <table:table-cell office:value-type="float" office:value="248" calcext:value-type="float">
            <text:p>248</text:p>
          </table:table-cell>
          <table:table-cell table:formula="of:=[.A944]/4096" office:value-type="float" office:value="62.875" calcext:value-type="float">
            <text:p>62.875</text:p>
          </table:table-cell>
          <table:table-cell table:formula="of:=[.B944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7792" calcext:value-type="float">
            <text:p>257792</text:p>
          </table:table-cell>
          <table:table-cell office:value-type="float" office:value="250" calcext:value-type="float">
            <text:p>250</text:p>
          </table:table-cell>
          <table:table-cell table:formula="of:=[.A945]/4096" office:value-type="float" office:value="62.9375" calcext:value-type="float">
            <text:p>62.9375</text:p>
          </table:table-cell>
          <table:table-cell table:formula="of:=[.B945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048" calcext:value-type="float">
            <text:p>258048</text:p>
          </table:table-cell>
          <table:table-cell office:value-type="float" office:value="250" calcext:value-type="float">
            <text:p>250</text:p>
          </table:table-cell>
          <table:table-cell table:formula="of:=[.A946]/4096" office:value-type="float" office:value="63" calcext:value-type="float">
            <text:p>63</text:p>
          </table:table-cell>
          <table:table-cell table:formula="of:=[.B946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304" calcext:value-type="float">
            <text:p>258304</text:p>
          </table:table-cell>
          <table:table-cell office:value-type="float" office:value="248" calcext:value-type="float">
            <text:p>248</text:p>
          </table:table-cell>
          <table:table-cell table:formula="of:=[.A947]/4096" office:value-type="float" office:value="63.0625" calcext:value-type="float">
            <text:p>63.0625</text:p>
          </table:table-cell>
          <table:table-cell table:formula="of:=[.B947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8560" calcext:value-type="float">
            <text:p>258560</text:p>
          </table:table-cell>
          <table:table-cell office:value-type="float" office:value="244" calcext:value-type="float">
            <text:p>244</text:p>
          </table:table-cell>
          <table:table-cell table:formula="of:=[.A948]/4096" office:value-type="float" office:value="63.125" calcext:value-type="float">
            <text:p>63.125</text:p>
          </table:table-cell>
          <table:table-cell table:formula="of:=[.B948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8816" calcext:value-type="float">
            <text:p>258816</text:p>
          </table:table-cell>
          <table:table-cell office:value-type="float" office:value="237" calcext:value-type="float">
            <text:p>237</text:p>
          </table:table-cell>
          <table:table-cell table:formula="of:=[.A949]/4096" office:value-type="float" office:value="63.1875" calcext:value-type="float">
            <text:p>63.1875</text:p>
          </table:table-cell>
          <table:table-cell table:formula="of:=[.B949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228" calcext:value-type="float">
            <text:p>228</text:p>
          </table:table-cell>
          <table:table-cell table:formula="of:=[.A950]/4096" office:value-type="float" office:value="63.25" calcext:value-type="float">
            <text:p>63.25</text:p>
          </table:table-cell>
          <table:table-cell table:formula="of:=[.B950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9328" calcext:value-type="float">
            <text:p>259328</text:p>
          </table:table-cell>
          <table:table-cell office:value-type="float" office:value="216" calcext:value-type="float">
            <text:p>216</text:p>
          </table:table-cell>
          <table:table-cell table:formula="of:=[.A951]/4096" office:value-type="float" office:value="63.3125" calcext:value-type="float">
            <text:p>63.3125</text:p>
          </table:table-cell>
          <table:table-cell table:formula="of:=[.B951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9584" calcext:value-type="float">
            <text:p>259584</text:p>
          </table:table-cell>
          <table:table-cell office:value-type="float" office:value="202" calcext:value-type="float">
            <text:p>202</text:p>
          </table:table-cell>
          <table:table-cell table:formula="of:=[.A952]/4096" office:value-type="float" office:value="63.375" calcext:value-type="float">
            <text:p>63.375</text:p>
          </table:table-cell>
          <table:table-cell table:formula="of:=[.B952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9840" calcext:value-type="float">
            <text:p>259840</text:p>
          </table:table-cell>
          <table:table-cell office:value-type="float" office:value="185" calcext:value-type="float">
            <text:p>185</text:p>
          </table:table-cell>
          <table:table-cell table:formula="of:=[.A953]/4096" office:value-type="float" office:value="63.4375" calcext:value-type="float">
            <text:p>63.4375</text:p>
          </table:table-cell>
          <table:table-cell table:formula="of:=[.B953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60096" calcext:value-type="float">
            <text:p>260096</text:p>
          </table:table-cell>
          <table:table-cell office:value-type="float" office:value="166" calcext:value-type="float">
            <text:p>166</text:p>
          </table:table-cell>
          <table:table-cell table:formula="of:=[.A954]/4096" office:value-type="float" office:value="63.5" calcext:value-type="float">
            <text:p>63.5</text:p>
          </table:table-cell>
          <table:table-cell table:formula="of:=[.B954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60352" calcext:value-type="float">
            <text:p>260352</text:p>
          </table:table-cell>
          <table:table-cell office:value-type="float" office:value="144" calcext:value-type="float">
            <text:p>144</text:p>
          </table:table-cell>
          <table:table-cell table:formula="of:=[.A955]/4096" office:value-type="float" office:value="63.5625" calcext:value-type="float">
            <text:p>63.5625</text:p>
          </table:table-cell>
          <table:table-cell table:formula="of:=[.B955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60608" calcext:value-type="float">
            <text:p>260608</text:p>
          </table:table-cell>
          <table:table-cell office:value-type="float" office:value="120" calcext:value-type="float">
            <text:p>120</text:p>
          </table:table-cell>
          <table:table-cell table:formula="of:=[.A956]/4096" office:value-type="float" office:value="63.625" calcext:value-type="float">
            <text:p>63.625</text:p>
          </table:table-cell>
          <table:table-cell table:formula="of:=[.B956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60864" calcext:value-type="float">
            <text:p>260864</text:p>
          </table:table-cell>
          <table:table-cell office:value-type="float" office:value="94" calcext:value-type="float">
            <text:p>94</text:p>
          </table:table-cell>
          <table:table-cell table:formula="of:=[.A957]/4096" office:value-type="float" office:value="63.6875" calcext:value-type="float">
            <text:p>63.6875</text:p>
          </table:table-cell>
          <table:table-cell table:formula="of:=[.B957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float" office:value="65" calcext:value-type="float">
            <text:p>65</text:p>
          </table:table-cell>
          <table:table-cell table:formula="of:=[.A958]/4096" office:value-type="float" office:value="63.75" calcext:value-type="float">
            <text:p>63.75</text:p>
          </table:table-cell>
          <table:table-cell table:formula="of:=[.B958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61376" calcext:value-type="float">
            <text:p>261376</text:p>
          </table:table-cell>
          <table:table-cell office:value-type="float" office:value="34" calcext:value-type="float">
            <text:p>34</text:p>
          </table:table-cell>
          <table:table-cell table:formula="of:=[.A959]/4096" office:value-type="float" office:value="63.8125" calcext:value-type="float">
            <text:p>63.8125</text:p>
          </table:table-cell>
          <table:table-cell table:formula="of:=[.B959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61632" calcext:value-type="float">
            <text:p>261632</text:p>
          </table:table-cell>
          <table:table-cell office:value-type="float" office:value="0" calcext:value-type="float">
            <text:p>0</text:p>
          </table:table-cell>
          <table:table-cell table:formula="of:=[.A960]/4096" office:value-type="float" office:value="63.875" calcext:value-type="float">
            <text:p>63.875</text:p>
          </table:table-cell>
          <table:table-cell table:formula="of:=[.B96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80" calcext:value-type="float">
            <text:p>263680</text:p>
          </table:table-cell>
          <table:table-cell office:value-type="float" office:value="0" calcext:value-type="float">
            <text:p>0</text:p>
          </table:table-cell>
          <table:table-cell table:formula="of:=[.A961]/4096" office:value-type="float" office:value="64.375" calcext:value-type="float">
            <text:p>64.375</text:p>
          </table:table-cell>
          <table:table-cell table:formula="of:=[.B96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36" calcext:value-type="float">
            <text:p>263936</text:p>
          </table:table-cell>
          <table:table-cell office:value-type="float" office:value="27" calcext:value-type="float">
            <text:p>27</text:p>
          </table:table-cell>
          <table:table-cell table:formula="of:=[.A962]/4096" office:value-type="float" office:value="64.4375" calcext:value-type="float">
            <text:p>64.4375</text:p>
          </table:table-cell>
          <table:table-cell table:formula="of:=[.B962]/4096" office:value-type="float" office:value="0.006591796875" calcext:value-type="float">
            <text:p>0.006591796875</text:p>
          </table:table-cell>
        </table:table-row>
        <table:table-row table:style-name="ro1">
          <table:table-cell office:value-type="float" office:value="264192" calcext:value-type="float">
            <text:p>264192</text:p>
          </table:table-cell>
          <table:table-cell office:value-type="float" office:value="51" calcext:value-type="float">
            <text:p>51</text:p>
          </table:table-cell>
          <table:table-cell table:formula="of:=[.A963]/4096" office:value-type="float" office:value="64.5" calcext:value-type="float">
            <text:p>64.5</text:p>
          </table:table-cell>
          <table:table-cell table:formula="of:=[.B963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264448" calcext:value-type="float">
            <text:p>264448</text:p>
          </table:table-cell>
          <table:table-cell office:value-type="float" office:value="73" calcext:value-type="float">
            <text:p>73</text:p>
          </table:table-cell>
          <table:table-cell table:formula="of:=[.A964]/4096" office:value-type="float" office:value="64.5625" calcext:value-type="float">
            <text:p>64.5625</text:p>
          </table:table-cell>
          <table:table-cell table:formula="of:=[.B964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264704" calcext:value-type="float">
            <text:p>264704</text:p>
          </table:table-cell>
          <table:table-cell office:value-type="float" office:value="93" calcext:value-type="float">
            <text:p>93</text:p>
          </table:table-cell>
          <table:table-cell table:formula="of:=[.A965]/4096" office:value-type="float" office:value="64.625" calcext:value-type="float">
            <text:p>64.625</text:p>
          </table:table-cell>
          <table:table-cell table:formula="of:=[.B965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264960" calcext:value-type="float">
            <text:p>264960</text:p>
          </table:table-cell>
          <table:table-cell office:value-type="float" office:value="110" calcext:value-type="float">
            <text:p>110</text:p>
          </table:table-cell>
          <table:table-cell table:formula="of:=[.A966]/4096" office:value-type="float" office:value="64.6875" calcext:value-type="float">
            <text:p>64.6875</text:p>
          </table:table-cell>
          <table:table-cell table:formula="of:=[.B966]/4096" office:value-type="float" office:value="0.02685546875" calcext:value-type="float">
            <text:p>0.02685546875</text:p>
          </table:table-cell>
        </table:table-row>
        <table:table-row table:style-name="ro1">
          <table:table-cell office:value-type="float" office:value="265216" calcext:value-type="float">
            <text:p>265216</text:p>
          </table:table-cell>
          <table:table-cell office:value-type="float" office:value="125" calcext:value-type="float">
            <text:p>125</text:p>
          </table:table-cell>
          <table:table-cell table:formula="of:=[.A967]/4096" office:value-type="float" office:value="64.75" calcext:value-type="float">
            <text:p>64.75</text:p>
          </table:table-cell>
          <table:table-cell table:formula="of:=[.B967]/4096" office:value-type="float" office:value="0.030517578125" calcext:value-type="float">
            <text:p>0.030517578125</text:p>
          </table:table-cell>
        </table:table-row>
        <table:table-row table:style-name="ro1">
          <table:table-cell office:value-type="float" office:value="265472" calcext:value-type="float">
            <text:p>265472</text:p>
          </table:table-cell>
          <table:table-cell office:value-type="float" office:value="137" calcext:value-type="float">
            <text:p>137</text:p>
          </table:table-cell>
          <table:table-cell table:formula="of:=[.A968]/4096" office:value-type="float" office:value="64.8125" calcext:value-type="float">
            <text:p>64.8125</text:p>
          </table:table-cell>
          <table:table-cell table:formula="of:=[.B968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65728" calcext:value-type="float">
            <text:p>265728</text:p>
          </table:table-cell>
          <table:table-cell office:value-type="float" office:value="147" calcext:value-type="float">
            <text:p>147</text:p>
          </table:table-cell>
          <table:table-cell table:formula="of:=[.A969]/4096" office:value-type="float" office:value="64.875" calcext:value-type="float">
            <text:p>64.875</text:p>
          </table:table-cell>
          <table:table-cell table:formula="of:=[.B969]/4096" office:value-type="float" office:value="0.035888671875" calcext:value-type="float">
            <text:p>0.035888671875</text:p>
          </table:table-cell>
        </table:table-row>
        <table:table-row table:style-name="ro1">
          <table:table-cell office:value-type="float" office:value="265984" calcext:value-type="float">
            <text:p>265984</text:p>
          </table:table-cell>
          <table:table-cell office:value-type="float" office:value="154" calcext:value-type="float">
            <text:p>154</text:p>
          </table:table-cell>
          <table:table-cell table:formula="of:=[.A970]/4096" office:value-type="float" office:value="64.9375" calcext:value-type="float">
            <text:p>64.9375</text:p>
          </table:table-cell>
          <table:table-cell table:formula="of:=[.B970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66240" calcext:value-type="float">
            <text:p>266240</text:p>
          </table:table-cell>
          <table:table-cell office:value-type="float" office:value="159" calcext:value-type="float">
            <text:p>159</text:p>
          </table:table-cell>
          <table:table-cell table:formula="of:=[.A971]/4096" office:value-type="float" office:value="65" calcext:value-type="float">
            <text:p>65</text:p>
          </table:table-cell>
          <table:table-cell table:formula="of:=[.B971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6496" calcext:value-type="float">
            <text:p>266496</text:p>
          </table:table-cell>
          <table:table-cell office:value-type="float" office:value="161" calcext:value-type="float">
            <text:p>161</text:p>
          </table:table-cell>
          <table:table-cell table:formula="of:=[.A972]/4096" office:value-type="float" office:value="65.0625" calcext:value-type="float">
            <text:p>65.0625</text:p>
          </table:table-cell>
          <table:table-cell table:formula="of:=[.B972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6752" calcext:value-type="float">
            <text:p>266752</text:p>
          </table:table-cell>
          <table:table-cell office:value-type="float" office:value="161" calcext:value-type="float">
            <text:p>161</text:p>
          </table:table-cell>
          <table:table-cell table:formula="of:=[.A973]/4096" office:value-type="float" office:value="65.125" calcext:value-type="float">
            <text:p>65.125</text:p>
          </table:table-cell>
          <table:table-cell table:formula="of:=[.B973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008" calcext:value-type="float">
            <text:p>267008</text:p>
          </table:table-cell>
          <table:table-cell office:value-type="float" office:value="161" calcext:value-type="float">
            <text:p>161</text:p>
          </table:table-cell>
          <table:table-cell table:formula="of:=[.A974]/4096" office:value-type="float" office:value="65.1875" calcext:value-type="float">
            <text:p>65.1875</text:p>
          </table:table-cell>
          <table:table-cell table:formula="of:=[.B974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264" calcext:value-type="float">
            <text:p>267264</text:p>
          </table:table-cell>
          <table:table-cell office:value-type="float" office:value="159" calcext:value-type="float">
            <text:p>159</text:p>
          </table:table-cell>
          <table:table-cell table:formula="of:=[.A975]/4096" office:value-type="float" office:value="65.25" calcext:value-type="float">
            <text:p>65.25</text:p>
          </table:table-cell>
          <table:table-cell table:formula="of:=[.B975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7520" calcext:value-type="float">
            <text:p>267520</text:p>
          </table:table-cell>
          <table:table-cell office:value-type="float" office:value="155" calcext:value-type="float">
            <text:p>155</text:p>
          </table:table-cell>
          <table:table-cell table:formula="of:=[.A976]/4096" office:value-type="float" office:value="65.3125" calcext:value-type="float">
            <text:p>65.3125</text:p>
          </table:table-cell>
          <table:table-cell table:formula="of:=[.B976]/4096" office:value-type="float" office:value="0.037841796875" calcext:value-type="float">
            <text:p>0.037841796875</text:p>
          </table:table-cell>
        </table:table-row>
        <table:table-row table:style-name="ro1">
          <table:table-cell office:value-type="float" office:value="267776" calcext:value-type="float">
            <text:p>267776</text:p>
          </table:table-cell>
          <table:table-cell office:value-type="float" office:value="148" calcext:value-type="float">
            <text:p>148</text:p>
          </table:table-cell>
          <table:table-cell table:formula="of:=[.A977]/4096" office:value-type="float" office:value="65.375" calcext:value-type="float">
            <text:p>65.375</text:p>
          </table:table-cell>
          <table:table-cell table:formula="of:=[.B977]/4096" office:value-type="float" office:value="0.0361328125" calcext:value-type="float">
            <text:p>0.0361328125</text:p>
          </table:table-cell>
        </table:table-row>
        <table:table-row table:style-name="ro1">
          <table:table-cell office:value-type="float" office:value="268032" calcext:value-type="float">
            <text:p>268032</text:p>
          </table:table-cell>
          <table:table-cell office:value-type="float" office:value="139" calcext:value-type="float">
            <text:p>139</text:p>
          </table:table-cell>
          <table:table-cell table:formula="of:=[.A978]/4096" office:value-type="float" office:value="65.4375" calcext:value-type="float">
            <text:p>65.4375</text:p>
          </table:table-cell>
          <table:table-cell table:formula="of:=[.B978]/4096" office:value-type="float" office:value="0.033935546875" calcext:value-type="float">
            <text:p>0.033935546875</text:p>
          </table:table-cell>
        </table:table-row>
        <table:table-row table:style-name="ro1">
          <table:table-cell office:value-type="float" office:value="268288" calcext:value-type="float">
            <text:p>268288</text:p>
          </table:table-cell>
          <table:table-cell office:value-type="float" office:value="127" calcext:value-type="float">
            <text:p>127</text:p>
          </table:table-cell>
          <table:table-cell table:formula="of:=[.A979]/4096" office:value-type="float" office:value="65.5" calcext:value-type="float">
            <text:p>65.5</text:p>
          </table:table-cell>
          <table:table-cell table:formula="of:=[.B979]/4096" office:value-type="float" office:value="0.031005859375" calcext:value-type="float">
            <text:p>0.031005859375</text:p>
          </table:table-cell>
        </table:table-row>
        <table:table-row table:style-name="ro1">
          <table:table-cell office:value-type="float" office:value="268544" calcext:value-type="float">
            <text:p>268544</text:p>
          </table:table-cell>
          <table:table-cell office:value-type="float" office:value="113" calcext:value-type="float">
            <text:p>113</text:p>
          </table:table-cell>
          <table:table-cell table:formula="of:=[.A980]/4096" office:value-type="float" office:value="65.5625" calcext:value-type="float">
            <text:p>65.5625</text:p>
          </table:table-cell>
          <table:table-cell table:formula="of:=[.B980]/4096" office:value-type="float" office:value="0.027587890625" calcext:value-type="float">
            <text:p>0.027587890625</text:p>
          </table:table-cell>
        </table:table-row>
        <table:table-row table:style-name="ro1">
          <table:table-cell office:value-type="float" office:value="268800" calcext:value-type="float">
            <text:p>268800</text:p>
          </table:table-cell>
          <table:table-cell office:value-type="float" office:value="96" calcext:value-type="float">
            <text:p>96</text:p>
          </table:table-cell>
          <table:table-cell table:formula="of:=[.A981]/4096" office:value-type="float" office:value="65.625" calcext:value-type="float">
            <text:p>65.625</text:p>
          </table:table-cell>
          <table:table-cell table:formula="of:=[.B9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69056" calcext:value-type="float">
            <text:p>269056</text:p>
          </table:table-cell>
          <table:table-cell office:value-type="float" office:value="77" calcext:value-type="float">
            <text:p>77</text:p>
          </table:table-cell>
          <table:table-cell table:formula="of:=[.A982]/4096" office:value-type="float" office:value="65.6875" calcext:value-type="float">
            <text:p>65.6875</text:p>
          </table:table-cell>
          <table:table-cell table:formula="of:=[.B982]/4096" office:value-type="float" office:value="0.018798828125" calcext:value-type="float">
            <text:p>0.018798828125</text:p>
          </table:table-cell>
        </table:table-row>
        <table:table-row table:style-name="ro1">
          <table:table-cell office:value-type="float" office:value="269312" calcext:value-type="float">
            <text:p>269312</text:p>
          </table:table-cell>
          <table:table-cell office:value-type="float" office:value="55" calcext:value-type="float">
            <text:p>55</text:p>
          </table:table-cell>
          <table:table-cell table:formula="of:=[.A983]/4096" office:value-type="float" office:value="65.75" calcext:value-type="float">
            <text:p>65.75</text:p>
          </table:table-cell>
          <table:table-cell table:formula="of:=[.B983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69568" calcext:value-type="float">
            <text:p>269568</text:p>
          </table:table-cell>
          <table:table-cell office:value-type="float" office:value="31" calcext:value-type="float">
            <text:p>31</text:p>
          </table:table-cell>
          <table:table-cell table:formula="of:=[.A984]/4096" office:value-type="float" office:value="65.8125" calcext:value-type="float">
            <text:p>65.8125</text:p>
          </table:table-cell>
          <table:table-cell table:formula="of:=[.B984]/4096" office:value-type="float" office:value="0.007568359375" calcext:value-type="float">
            <text:p>0.007568359375</text:p>
          </table:table-cell>
        </table:table-row>
        <table:table-row table:style-name="ro1">
          <table:table-cell office:value-type="float" office:value="269824" calcext:value-type="float">
            <text:p>269824</text:p>
          </table:table-cell>
          <table:table-cell office:value-type="float" office:value="5" calcext:value-type="float">
            <text:p>5</text:p>
          </table:table-cell>
          <table:table-cell table:formula="of:=[.A985]/4096" office:value-type="float" office:value="65.875" calcext:value-type="float">
            <text:p>65.875</text:p>
          </table:table-cell>
          <table:table-cell table:formula="of:=[.B985]/4096" office:value-type="float" office:value="0.001220703125" calcext:value-type="float">
            <text:p>0.001220703125</text:p>
          </table:table-cell>
        </table:table-row>
        <table:table-row table:style-name="ro1">
          <table:table-cell office:value-type="float" office:value="270080" calcext:value-type="float">
            <text:p>270080</text:p>
          </table:table-cell>
          <table:table-cell office:value-type="float" office:value="0" calcext:value-type="float">
            <text:p>0</text:p>
          </table:table-cell>
          <table:table-cell table:formula="of:=[.A986]/4096" office:value-type="float" office:value="65.9375" calcext:value-type="float">
            <text:p>65.9375</text:p>
          </table:table-cell>
          <table:table-cell table:formula="of:=[.B98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28" calcext:value-type="float">
            <text:p>272128</text:p>
          </table:table-cell>
          <table:table-cell office:value-type="float" office:value="0" calcext:value-type="float">
            <text:p>0</text:p>
          </table:table-cell>
          <table:table-cell table:formula="of:=[.A987]/4096" office:value-type="float" office:value="66.4375" calcext:value-type="float">
            <text:p>66.4375</text:p>
          </table:table-cell>
          <table:table-cell table:formula="of:=[.B98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84" calcext:value-type="float">
            <text:p>272384</text:p>
          </table:table-cell>
          <table:table-cell office:value-type="float" office:value="21" calcext:value-type="float">
            <text:p>21</text:p>
          </table:table-cell>
          <table:table-cell table:formula="of:=[.A988]/4096" office:value-type="float" office:value="66.5" calcext:value-type="float">
            <text:p>66.5</text:p>
          </table:table-cell>
          <table:table-cell table:formula="of:=[.B988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2640" calcext:value-type="float">
            <text:p>272640</text:p>
          </table:table-cell>
          <table:table-cell office:value-type="float" office:value="40" calcext:value-type="float">
            <text:p>40</text:p>
          </table:table-cell>
          <table:table-cell table:formula="of:=[.A989]/4096" office:value-type="float" office:value="66.5625" calcext:value-type="float">
            <text:p>66.5625</text:p>
          </table:table-cell>
          <table:table-cell table:formula="of:=[.B989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2896" calcext:value-type="float">
            <text:p>272896</text:p>
          </table:table-cell>
          <table:table-cell office:value-type="float" office:value="57" calcext:value-type="float">
            <text:p>57</text:p>
          </table:table-cell>
          <table:table-cell table:formula="of:=[.A990]/4096" office:value-type="float" office:value="66.625" calcext:value-type="float">
            <text:p>66.625</text:p>
          </table:table-cell>
          <table:table-cell table:formula="of:=[.B990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3152" calcext:value-type="float">
            <text:p>273152</text:p>
          </table:table-cell>
          <table:table-cell office:value-type="float" office:value="71" calcext:value-type="float">
            <text:p>71</text:p>
          </table:table-cell>
          <table:table-cell table:formula="of:=[.A991]/4096" office:value-type="float" office:value="66.6875" calcext:value-type="float">
            <text:p>66.6875</text:p>
          </table:table-cell>
          <table:table-cell table:formula="of:=[.B991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3408" calcext:value-type="float">
            <text:p>273408</text:p>
          </table:table-cell>
          <table:table-cell office:value-type="float" office:value="83" calcext:value-type="float">
            <text:p>83</text:p>
          </table:table-cell>
          <table:table-cell table:formula="of:=[.A992]/4096" office:value-type="float" office:value="66.75" calcext:value-type="float">
            <text:p>66.75</text:p>
          </table:table-cell>
          <table:table-cell table:formula="of:=[.B992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3664" calcext:value-type="float">
            <text:p>273664</text:p>
          </table:table-cell>
          <table:table-cell office:value-type="float" office:value="92" calcext:value-type="float">
            <text:p>92</text:p>
          </table:table-cell>
          <table:table-cell table:formula="of:=[.A993]/4096" office:value-type="float" office:value="66.8125" calcext:value-type="float">
            <text:p>66.8125</text:p>
          </table:table-cell>
          <table:table-cell table:formula="of:=[.B993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3920" calcext:value-type="float">
            <text:p>273920</text:p>
          </table:table-cell>
          <table:table-cell office:value-type="float" office:value="99" calcext:value-type="float">
            <text:p>99</text:p>
          </table:table-cell>
          <table:table-cell table:formula="of:=[.A994]/4096" office:value-type="float" office:value="66.875" calcext:value-type="float">
            <text:p>66.875</text:p>
          </table:table-cell>
          <table:table-cell table:formula="of:=[.B994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4176" calcext:value-type="float">
            <text:p>274176</text:p>
          </table:table-cell>
          <table:table-cell office:value-type="float" office:value="103" calcext:value-type="float">
            <text:p>103</text:p>
          </table:table-cell>
          <table:table-cell table:formula="of:=[.A995]/4096" office:value-type="float" office:value="66.9375" calcext:value-type="float">
            <text:p>66.9375</text:p>
          </table:table-cell>
          <table:table-cell table:formula="of:=[.B995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4432" calcext:value-type="float">
            <text:p>274432</text:p>
          </table:table-cell>
          <table:table-cell office:value-type="float" office:value="105" calcext:value-type="float">
            <text:p>105</text:p>
          </table:table-cell>
          <table:table-cell table:formula="of:=[.A996]/4096" office:value-type="float" office:value="67" calcext:value-type="float">
            <text:p>67</text:p>
          </table:table-cell>
          <table:table-cell table:formula="of:=[.B996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688" calcext:value-type="float">
            <text:p>274688</text:p>
          </table:table-cell>
          <table:table-cell office:value-type="float" office:value="105" calcext:value-type="float">
            <text:p>105</text:p>
          </table:table-cell>
          <table:table-cell table:formula="of:=[.A997]/4096" office:value-type="float" office:value="67.0625" calcext:value-type="float">
            <text:p>67.0625</text:p>
          </table:table-cell>
          <table:table-cell table:formula="of:=[.B997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944" calcext:value-type="float">
            <text:p>274944</text:p>
          </table:table-cell>
          <table:table-cell office:value-type="float" office:value="103" calcext:value-type="float">
            <text:p>103</text:p>
          </table:table-cell>
          <table:table-cell table:formula="of:=[.A998]/4096" office:value-type="float" office:value="67.125" calcext:value-type="float">
            <text:p>67.125</text:p>
          </table:table-cell>
          <table:table-cell table:formula="of:=[.B998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5200" calcext:value-type="float">
            <text:p>275200</text:p>
          </table:table-cell>
          <table:table-cell office:value-type="float" office:value="99" calcext:value-type="float">
            <text:p>99</text:p>
          </table:table-cell>
          <table:table-cell table:formula="of:=[.A999]/4096" office:value-type="float" office:value="67.1875" calcext:value-type="float">
            <text:p>67.1875</text:p>
          </table:table-cell>
          <table:table-cell table:formula="of:=[.B999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5456" calcext:value-type="float">
            <text:p>275456</text:p>
          </table:table-cell>
          <table:table-cell office:value-type="float" office:value="92" calcext:value-type="float">
            <text:p>92</text:p>
          </table:table-cell>
          <table:table-cell table:formula="of:=[.A1000]/4096" office:value-type="float" office:value="67.25" calcext:value-type="float">
            <text:p>67.25</text:p>
          </table:table-cell>
          <table:table-cell table:formula="of:=[.B1000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5712" calcext:value-type="float">
            <text:p>275712</text:p>
          </table:table-cell>
          <table:table-cell office:value-type="float" office:value="83" calcext:value-type="float">
            <text:p>83</text:p>
          </table:table-cell>
          <table:table-cell table:formula="of:=[.A1001]/4096" office:value-type="float" office:value="67.3125" calcext:value-type="float">
            <text:p>67.3125</text:p>
          </table:table-cell>
          <table:table-cell table:formula="of:=[.B1001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5968" calcext:value-type="float">
            <text:p>275968</text:p>
          </table:table-cell>
          <table:table-cell office:value-type="float" office:value="71" calcext:value-type="float">
            <text:p>71</text:p>
          </table:table-cell>
          <table:table-cell table:formula="of:=[.A1002]/4096" office:value-type="float" office:value="67.375" calcext:value-type="float">
            <text:p>67.375</text:p>
          </table:table-cell>
          <table:table-cell table:formula="of:=[.B1002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6224" calcext:value-type="float">
            <text:p>276224</text:p>
          </table:table-cell>
          <table:table-cell office:value-type="float" office:value="57" calcext:value-type="float">
            <text:p>57</text:p>
          </table:table-cell>
          <table:table-cell table:formula="of:=[.A1003]/4096" office:value-type="float" office:value="67.4375" calcext:value-type="float">
            <text:p>67.4375</text:p>
          </table:table-cell>
          <table:table-cell table:formula="of:=[.B1003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6480" calcext:value-type="float">
            <text:p>276480</text:p>
          </table:table-cell>
          <table:table-cell office:value-type="float" office:value="40" calcext:value-type="float">
            <text:p>40</text:p>
          </table:table-cell>
          <table:table-cell table:formula="of:=[.A1004]/4096" office:value-type="float" office:value="67.5" calcext:value-type="float">
            <text:p>67.5</text:p>
          </table:table-cell>
          <table:table-cell table:formula="of:=[.B1004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6736" calcext:value-type="float">
            <text:p>276736</text:p>
          </table:table-cell>
          <table:table-cell office:value-type="float" office:value="21" calcext:value-type="float">
            <text:p>21</text:p>
          </table:table-cell>
          <table:table-cell table:formula="of:=[.A1005]/4096" office:value-type="float" office:value="67.5625" calcext:value-type="float">
            <text:p>67.5625</text:p>
          </table:table-cell>
          <table:table-cell table:formula="of:=[.B1005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6992" calcext:value-type="float">
            <text:p>276992</text:p>
          </table:table-cell>
          <table:table-cell office:value-type="float" office:value="0" calcext:value-type="float">
            <text:p>0</text:p>
          </table:table-cell>
          <table:table-cell table:formula="of:=[.A1006]/4096" office:value-type="float" office:value="67.625" calcext:value-type="float">
            <text:p>67.625</text:p>
          </table:table-cell>
          <table:table-cell table:formula="of:=[.B100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40" calcext:value-type="float">
            <text:p>279040</text:p>
          </table:table-cell>
          <table:table-cell office:value-type="float" office:value="0" calcext:value-type="float">
            <text:p>0</text:p>
          </table:table-cell>
          <table:table-cell table:formula="of:=[.A1007]/4096" office:value-type="float" office:value="68.125" calcext:value-type="float">
            <text:p>68.125</text:p>
          </table:table-cell>
          <table:table-cell table:formula="of:=[.B100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96" calcext:value-type="float">
            <text:p>279296</text:p>
          </table:table-cell>
          <table:table-cell office:value-type="float" office:value="17" calcext:value-type="float">
            <text:p>17</text:p>
          </table:table-cell>
          <table:table-cell table:formula="of:=[.A1008]/4096" office:value-type="float" office:value="68.1875" calcext:value-type="float">
            <text:p>68.1875</text:p>
          </table:table-cell>
          <table:table-cell table:formula="of:=[.B1008]/4096" office:value-type="float" office:value="0.004150390625" calcext:value-type="float">
            <text:p>0.004150390625</text:p>
          </table:table-cell>
        </table:table-row>
        <table:table-row table:style-name="ro1">
          <table:table-cell office:value-type="float" office:value="279552" calcext:value-type="float">
            <text:p>279552</text:p>
          </table:table-cell>
          <table:table-cell office:value-type="float" office:value="32" calcext:value-type="float">
            <text:p>32</text:p>
          </table:table-cell>
          <table:table-cell table:formula="of:=[.A1009]/4096" office:value-type="float" office:value="68.25" calcext:value-type="float">
            <text:p>68.25</text:p>
          </table:table-cell>
          <table:table-cell table:formula="of:=[.B1009]/4096"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279808" calcext:value-type="float">
            <text:p>279808</text:p>
          </table:table-cell>
          <table:table-cell office:value-type="float" office:value="44" calcext:value-type="float">
            <text:p>44</text:p>
          </table:table-cell>
          <table:table-cell table:formula="of:=[.A1010]/4096" office:value-type="float" office:value="68.3125" calcext:value-type="float">
            <text:p>68.3125</text:p>
          </table:table-cell>
          <table:table-cell table:formula="of:=[.B1010]/4096" office:value-type="float" office:value="0.0107421875" calcext:value-type="float">
            <text:p>0.0107421875</text:p>
          </table:table-cell>
        </table:table-row>
        <table:table-row table:style-name="ro1">
          <table:table-cell office:value-type="float" office:value="280064" calcext:value-type="float">
            <text:p>280064</text:p>
          </table:table-cell>
          <table:table-cell office:value-type="float" office:value="54" calcext:value-type="float">
            <text:p>54</text:p>
          </table:table-cell>
          <table:table-cell table:formula="of:=[.A1011]/4096" office:value-type="float" office:value="68.375" calcext:value-type="float">
            <text:p>68.375</text:p>
          </table:table-cell>
          <table:table-cell table:formula="of:=[.B1011]/4096" office:value-type="float" office:value="0.01318359375" calcext:value-type="float">
            <text:p>0.01318359375</text:p>
          </table:table-cell>
        </table:table-row>
        <table:table-row table:style-name="ro1">
          <table:table-cell office:value-type="float" office:value="280320" calcext:value-type="float">
            <text:p>280320</text:p>
          </table:table-cell>
          <table:table-cell office:value-type="float" office:value="61" calcext:value-type="float">
            <text:p>61</text:p>
          </table:table-cell>
          <table:table-cell table:formula="of:=[.A1012]/4096" office:value-type="float" office:value="68.4375" calcext:value-type="float">
            <text:p>68.4375</text:p>
          </table:table-cell>
          <table:table-cell table:formula="of:=[.B1012]/4096" office:value-type="float" office:value="0.014892578125" calcext:value-type="float">
            <text:p>0.014892578125</text:p>
          </table:table-cell>
        </table:table-row>
        <table:table-row table:style-name="ro1">
          <table:table-cell office:value-type="float" office:value="280576" calcext:value-type="float">
            <text:p>280576</text:p>
          </table:table-cell>
          <table:table-cell office:value-type="float" office:value="66" calcext:value-type="float">
            <text:p>66</text:p>
          </table:table-cell>
          <table:table-cell table:formula="of:=[.A1013]/4096" office:value-type="float" office:value="68.5" calcext:value-type="float">
            <text:p>68.5</text:p>
          </table:table-cell>
          <table:table-cell table:formula="of:=[.B1013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0832" calcext:value-type="float">
            <text:p>280832</text:p>
          </table:table-cell>
          <table:table-cell office:value-type="float" office:value="68" calcext:value-type="float">
            <text:p>68</text:p>
          </table:table-cell>
          <table:table-cell table:formula="of:=[.A1014]/4096" office:value-type="float" office:value="68.5625" calcext:value-type="float">
            <text:p>68.5625</text:p>
          </table:table-cell>
          <table:table-cell table:formula="of:=[.B1014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088" calcext:value-type="float">
            <text:p>281088</text:p>
          </table:table-cell>
          <table:table-cell office:value-type="float" office:value="68" calcext:value-type="float">
            <text:p>68</text:p>
          </table:table-cell>
          <table:table-cell table:formula="of:=[.A1015]/4096" office:value-type="float" office:value="68.625" calcext:value-type="float">
            <text:p>68.625</text:p>
          </table:table-cell>
          <table:table-cell table:formula="of:=[.B1015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344" calcext:value-type="float">
            <text:p>281344</text:p>
          </table:table-cell>
          <table:table-cell office:value-type="float" office:value="68" calcext:value-type="float">
            <text:p>68</text:p>
          </table:table-cell>
          <table:table-cell table:formula="of:=[.A1016]/4096" office:value-type="float" office:value="68.6875" calcext:value-type="float">
            <text:p>68.6875</text:p>
          </table:table-cell>
          <table:table-cell table:formula="of:=[.B1016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600" calcext:value-type="float">
            <text:p>281600</text:p>
          </table:table-cell>
          <table:table-cell office:value-type="float" office:value="66" calcext:value-type="float">
            <text:p>66</text:p>
          </table:table-cell>
          <table:table-cell table:formula="of:=[.A1017]/4096" office:value-type="float" office:value="68.75" calcext:value-type="float">
            <text:p>68.75</text:p>
          </table:table-cell>
          <table:table-cell table:formula="of:=[.B1017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1856" calcext:value-type="float">
            <text:p>281856</text:p>
          </table:table-cell>
          <table:table-cell office:value-type="float" office:value="62" calcext:value-type="float">
            <text:p>62</text:p>
          </table:table-cell>
          <table:table-cell table:formula="of:=[.A1018]/4096" office:value-type="float" office:value="68.8125" calcext:value-type="float">
            <text:p>68.8125</text:p>
          </table:table-cell>
          <table:table-cell table:formula="of:=[.B101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82112" calcext:value-type="float">
            <text:p>282112</text:p>
          </table:table-cell>
          <table:table-cell office:value-type="float" office:value="55" calcext:value-type="float">
            <text:p>55</text:p>
          </table:table-cell>
          <table:table-cell table:formula="of:=[.A1019]/4096" office:value-type="float" office:value="68.875" calcext:value-type="float">
            <text:p>68.875</text:p>
          </table:table-cell>
          <table:table-cell table:formula="of:=[.B1019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82368" calcext:value-type="float">
            <text:p>282368</text:p>
          </table:table-cell>
          <table:table-cell office:value-type="float" office:value="46" calcext:value-type="float">
            <text:p>46</text:p>
          </table:table-cell>
          <table:table-cell table:formula="of:=[.A1020]/4096" office:value-type="float" office:value="68.9375" calcext:value-type="float">
            <text:p>68.9375</text:p>
          </table:table-cell>
          <table:table-cell table:formula="of:=[.B1020]/4096" office:value-type="float" office:value="0.01123046875" calcext:value-type="float">
            <text:p>0.01123046875</text:p>
          </table:table-cell>
        </table:table-row>
        <table:table-row table:style-name="ro1">
          <table:table-cell office:value-type="float" office:value="282624" calcext:value-type="float">
            <text:p>282624</text:p>
          </table:table-cell>
          <table:table-cell office:value-type="float" office:value="34" calcext:value-type="float">
            <text:p>34</text:p>
          </table:table-cell>
          <table:table-cell table:formula="of:=[.A1021]/4096" office:value-type="float" office:value="69" calcext:value-type="float">
            <text:p>69</text:p>
          </table:table-cell>
          <table:table-cell table:formula="of:=[.B1021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float" office:value="20" calcext:value-type="float">
            <text:p>20</text:p>
          </table:table-cell>
          <table:table-cell table:formula="of:=[.A1022]/4096" office:value-type="float" office:value="69.0625" calcext:value-type="float">
            <text:p>69.0625</text:p>
          </table:table-cell>
          <table:table-cell table:formula="of:=[.B1022]/4096" office:value-type="float" office:value="0.0048828125" calcext:value-type="float">
            <text:p>0.0048828125</text:p>
          </table:table-cell>
        </table:table-row>
        <table:table-row table:style-name="ro1">
          <table:table-cell office:value-type="float" office:value="283136" calcext:value-type="float">
            <text:p>283136</text:p>
          </table:table-cell>
          <table:table-cell office:value-type="float" office:value="3" calcext:value-type="float">
            <text:p>3</text:p>
          </table:table-cell>
          <table:table-cell table:formula="of:=[.A1023]/4096" office:value-type="float" office:value="69.125" calcext:value-type="float">
            <text:p>69.125</text:p>
          </table:table-cell>
          <table:table-cell table:formula="of:=[.B1023]/4096" office:value-type="float" office:value="0.000732421875" calcext:value-type="float">
            <text:p>0.000732421875</text:p>
          </table:table-cell>
        </table:table-row>
        <table:table-row table:style-name="ro1">
          <table:table-cell office:value-type="float" office:value="283392" calcext:value-type="float">
            <text:p>283392</text:p>
          </table:table-cell>
          <table:table-cell office:value-type="float" office:value="0" calcext:value-type="float">
            <text:p>0</text:p>
          </table:table-cell>
          <table:table-cell table:formula="of:=[.A1024]/4096" office:value-type="float" office:value="69.1875" calcext:value-type="float">
            <text:p>69.1875</text:p>
          </table:table-cell>
          <table:table-cell table:formula="of:=[.B1024]/4096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066.42pt" svg:height="599.84pt" svg:x="257.27pt" svg:y="2.86pt">
            <draw:object draw:notify-on-update-of-ranges="Sheet2.A1:Sheet2.A1024 Sheet2.B1:Sheet2.B10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4401" calcext:value-type="float">
            <text:p>0.124401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185704" calcext:value-type="float">
            <text:p>0.1857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6407" calcext:value-type="float">
            <text:p>0.24640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06512" calcext:value-type="float">
            <text:p>0.30651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66019" calcext:value-type="float">
            <text:p>0.366019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424926" calcext:value-type="float">
            <text:p>0.4249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3235" calcext:value-type="float">
            <text:p>0.48323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540945" calcext:value-type="float">
            <text:p>0.54094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98056" calcext:value-type="float">
            <text:p>0.598056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54568" calcext:value-type="float">
            <text:p>0.6545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0482" calcext:value-type="float">
            <text:p>0.710482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65797" calcext:value-type="float">
            <text:p>0.76579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20513" calcext:value-type="float">
            <text:p>0.820513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74631" calcext:value-type="float">
            <text:p>0.874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149" calcext:value-type="float">
            <text:p>0.928149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981069" calcext:value-type="float">
            <text:p>0.98106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.03339" calcext:value-type="float">
            <text:p>1.03339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.08511" calcext:value-type="float">
            <text:p>1.0851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3624" calcext:value-type="float">
            <text:p>1.13624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1.18676" calcext:value-type="float">
            <text:p>1.1867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3669" calcext:value-type="float">
            <text:p>1.23669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1.28602" calcext:value-type="float">
            <text:p>1.286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3474" calcext:value-type="float">
            <text:p>1.33474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1.38287" calcext:value-type="float">
            <text:p>1.3828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4304" calcext:value-type="float">
            <text:p>1.4304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office:value-type="float" office:value="1.47734" calcext:value-type="float">
            <text:p>1.4773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2367" calcext:value-type="float">
            <text:p>1.52367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office:value-type="float" office:value="1.56941" calcext:value-type="float">
            <text:p>1.5694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.61454" calcext:value-type="float">
            <text:p>1.61454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office:value-type="float" office:value="1.65908" calcext:value-type="float">
            <text:p>1.65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0302" calcext:value-type="float">
            <text:p>1.70302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1.74636" calcext:value-type="float">
            <text:p>1.7463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1.7891" calcext:value-type="float">
            <text:p>1.7891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1.83124" calcext:value-type="float">
            <text:p>1.831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87278" calcext:value-type="float">
            <text:p>1.87278</text:p>
          </table:table-cell>
        </table:table-row>
        <table:table-row table:style-name="ro1">
          <table:table-cell office:value-type="float" office:value="2.3125" calcext:value-type="float">
            <text:p>2.3125</text:p>
          </table:table-cell>
          <table:table-cell office:value-type="float" office:value="1.91373" calcext:value-type="float">
            <text:p>1.9137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.95408" calcext:value-type="float">
            <text:p>1.95408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office:value-type="float" office:value="1.99382" calcext:value-type="float">
            <text:p>1.993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3297" calcext:value-type="float">
            <text:p>2.03297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office:value-type="float" office:value="2.07152" calcext:value-type="float">
            <text:p>2.07152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.10947" calcext:value-type="float">
            <text:p>2.10947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office:value-type="float" office:value="2.14682" calcext:value-type="float">
            <text:p>2.1468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18358" calcext:value-type="float">
            <text:p>2.18358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office:value-type="float" office:value="2.21973" calcext:value-type="float">
            <text:p>2.2197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2.25529" calcext:value-type="float">
            <text:p>2.25529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office:value-type="float" office:value="2.29025" calcext:value-type="float">
            <text:p>2.29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246" calcext:value-type="float">
            <text:p>2.3246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office:value-type="float" office:value="2.35836" calcext:value-type="float">
            <text:p>2.35836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2.39153" calcext:value-type="float">
            <text:p>2.39153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2.42409" calcext:value-type="float">
            <text:p>2.4240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45605" calcext:value-type="float">
            <text:p>2.45605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office:value-type="float" office:value="2.48742" calcext:value-type="float">
            <text:p>2.48742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51818" calcext:value-type="float">
            <text:p>2.51818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office:value-type="float" office:value="2.54835" calcext:value-type="float">
            <text:p>2.548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7792" calcext:value-type="float">
            <text:p>2.57792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office:value-type="float" office:value="2.60689" calcext:value-type="float">
            <text:p>2.60689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2.63526" calcext:value-type="float">
            <text:p>2.63526</text:p>
          </table:table-cell>
        </table:table-row>
        <table:table-row table:style-name="ro1">
          <table:table-cell office:value-type="float" office:value="3.6875" calcext:value-type="float">
            <text:p>3.6875</text:p>
          </table:table-cell>
          <table:table-cell office:value-type="float" office:value="2.66303" calcext:value-type="float">
            <text:p>2.6630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6902" calcext:value-type="float">
            <text:p>2.6902</text:p>
          </table:table-cell>
        </table:table-row>
        <table:table-row table:style-name="ro1">
          <table:table-cell office:value-type="float" office:value="3.8125" calcext:value-type="float">
            <text:p>3.8125</text:p>
          </table:table-cell>
          <table:table-cell office:value-type="float" office:value="2.71678" calcext:value-type="float">
            <text:p>2.71678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2.74275" calcext:value-type="float">
            <text:p>2.74275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office:value-type="float" office:value="2.76813" calcext:value-type="float">
            <text:p>2.76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291" calcext:value-type="float">
            <text:p>2.79291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office:value-type="float" office:value="2.81709" calcext:value-type="float">
            <text:p>2.81709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2.84067" calcext:value-type="float">
            <text:p>2.84067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2.86365" calcext:value-type="float">
            <text:p>2.8636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88604" calcext:value-type="float">
            <text:p>2.88604</text:p>
          </table:table-cell>
        </table:table-row>
        <table:table-row table:style-name="ro1">
          <table:table-cell office:value-type="float" office:value="4.3125" calcext:value-type="float">
            <text:p>4.3125</text:p>
          </table:table-cell>
          <table:table-cell office:value-type="float" office:value="2.90782" calcext:value-type="float">
            <text:p>2.90782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2.92901" calcext:value-type="float">
            <text:p>2.92901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office:value-type="float" office:value="2.94959" calcext:value-type="float">
            <text:p>2.949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96958" calcext:value-type="float">
            <text:p>2.96958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office:value-type="float" office:value="2.98897" calcext:value-type="float">
            <text:p>2.98897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3.00776" calcext:value-type="float">
            <text:p>3.00776</text:p>
          </table:table-cell>
        </table:table-row>
        <table:table-row table:style-name="ro1">
          <table:table-cell office:value-type="float" office:value="4.6875" calcext:value-type="float">
            <text:p>4.6875</text:p>
          </table:table-cell>
          <table:table-cell office:value-type="float" office:value="3.02596" calcext:value-type="float">
            <text:p>3.0259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.04355" calcext:value-type="float">
            <text:p>3.04355</text:p>
          </table:table-cell>
        </table:table-row>
        <table:table-row table:style-name="ro1">
          <table:table-cell office:value-type="float" office:value="4.8125" calcext:value-type="float">
            <text:p>4.8125</text:p>
          </table:table-cell>
          <table:table-cell office:value-type="float" office:value="3.06054" calcext:value-type="float">
            <text:p>3.06054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3.07694" calcext:value-type="float">
            <text:p>3.07694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office:value-type="float" office:value="3.09274" calcext:value-type="float">
            <text:p>3.09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793" calcext:value-type="float">
            <text:p>3.10793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office:value-type="float" office:value="3.12253" calcext:value-type="float">
            <text:p>3.12253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3.13654" calcext:value-type="float">
            <text:p>3.13654</text:p>
          </table:table-cell>
        </table:table-row>
        <table:table-row table:style-name="ro1">
          <table:table-cell office:value-type="float" office:value="5.1875" calcext:value-type="float">
            <text:p>5.1875</text:p>
          </table:table-cell>
          <table:table-cell office:value-type="float" office:value="3.14994" calcext:value-type="float">
            <text:p>3.14994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3.16274" calcext:value-type="float">
            <text:p>3.16274</text:p>
          </table:table-cell>
        </table:table-row>
        <table:table-row table:style-name="ro1">
          <table:table-cell office:value-type="float" office:value="5.3125" calcext:value-type="float">
            <text:p>5.3125</text:p>
          </table:table-cell>
          <table:table-cell office:value-type="float" office:value="3.17495" calcext:value-type="float">
            <text:p>3.17495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3.18655" calcext:value-type="float">
            <text:p>3.18655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office:value-type="float" office:value="3.19756" calcext:value-type="float">
            <text:p>3.197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20797" calcext:value-type="float">
            <text:p>3.20797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office:value-type="float" office:value="3.21778" calcext:value-type="float">
            <text:p>3.21778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3.22699" calcext:value-type="float">
            <text:p>3.22699</text:p>
          </table:table-cell>
        </table:table-row>
        <table:table-row table:style-name="ro1">
          <table:table-cell office:value-type="float" office:value="5.6875" calcext:value-type="float">
            <text:p>5.6875</text:p>
          </table:table-cell>
          <table:table-cell office:value-type="float" office:value="3.2356" calcext:value-type="float">
            <text:p>3.235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3.24361" calcext:value-type="float">
            <text:p>3.24361</text:p>
          </table:table-cell>
        </table:table-row>
        <table:table-row table:style-name="ro1">
          <table:table-cell office:value-type="float" office:value="5.8125" calcext:value-type="float">
            <text:p>5.8125</text:p>
          </table:table-cell>
          <table:table-cell office:value-type="float" office:value="3.25103" calcext:value-type="float">
            <text:p>3.25103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3.25784" calcext:value-type="float">
            <text:p>3.25784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office:value-type="float" office:value="3.26406" calcext:value-type="float">
            <text:p>3.26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6968" calcext:value-type="float">
            <text:p>3.26968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3.27912" calcext:value-type="float">
            <text:p>3.27912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office:value-type="float" office:value="3.28294" calcext:value-type="float">
            <text:p>3.2829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28616" calcext:value-type="float">
            <text:p>3.28616</text:p>
          </table:table-cell>
        </table:table-row>
        <table:table-row table:style-name="ro1">
          <table:table-cell office:value-type="float" office:value="6.3125" calcext:value-type="float">
            <text:p>6.3125</text:p>
          </table:table-cell>
          <table:table-cell office:value-type="float" office:value="3.28879" calcext:value-type="float">
            <text:p>3.28879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3.29081" calcext:value-type="float">
            <text:p>3.29081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office:value-type="float" office:value="3.29224" calcext:value-type="float">
            <text:p>3.292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9307" calcext:value-type="float">
            <text:p>3.29307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875" calcext:value-type="float">
            <text:p>6.6875</text:p>
          </table:table-cell>
          <table:table-cell office:value-type="float" office:value="3.2927" calcext:value-type="float">
            <text:p>3.292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2915" calcext:value-type="float">
            <text:p>3.2915</text:p>
          </table:table-cell>
        </table:table-row>
        <table:table-row table:style-name="ro1">
          <table:table-cell office:value-type="float" office:value="6.8125" calcext:value-type="float">
            <text:p>6.8125</text:p>
          </table:table-cell>
          <table:table-cell office:value-type="float" office:value="3.28971" calcext:value-type="float">
            <text:p>3.28971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3.28731" calcext:value-type="float">
            <text:p>3.28731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office:value-type="float" office:value="3.28432" calcext:value-type="float">
            <text:p>3.28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072" calcext:value-type="float">
            <text:p>3.28072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office:value-type="float" office:value="3.27653" calcext:value-type="float">
            <text:p>3.2765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3.27174" calcext:value-type="float">
            <text:p>3.27174</text:p>
          </table:table-cell>
        </table:table-row>
        <table:table-row table:style-name="ro1">
          <table:table-cell office:value-type="float" office:value="7.1875" calcext:value-type="float">
            <text:p>7.1875</text:p>
          </table:table-cell>
          <table:table-cell office:value-type="float" office:value="3.26635" calcext:value-type="float">
            <text:p>3.2663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3.26037" calcext:value-type="float">
            <text:p>3.26037</text:p>
          </table:table-cell>
        </table:table-row>
        <table:table-row table:style-name="ro1">
          <table:table-cell office:value-type="float" office:value="7.3125" calcext:value-type="float">
            <text:p>7.3125</text:p>
          </table:table-cell>
          <table:table-cell office:value-type="float" office:value="3.25378" calcext:value-type="float">
            <text:p>3.25378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office:value-type="float" office:value="3.23881" calcext:value-type="float">
            <text:p>3.238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.23043" calcext:value-type="float">
            <text:p>3.23043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3.22145" calcext:value-type="float">
            <text:p>3.22145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3.21187" calcext:value-type="float">
            <text:p>3.21187</text:p>
          </table:table-cell>
        </table:table-row>
        <table:table-row table:style-name="ro1">
          <table:table-cell office:value-type="float" office:value="7.6875" calcext:value-type="float">
            <text:p>7.6875</text:p>
          </table:table-cell>
          <table:table-cell office:value-type="float" office:value="3.20169" calcext:value-type="float">
            <text:p>3.2016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3.19091" calcext:value-type="float">
            <text:p>3.19091</text:p>
          </table:table-cell>
        </table:table-row>
        <table:table-row table:style-name="ro1">
          <table:table-cell office:value-type="float" office:value="7.8125" calcext:value-type="float">
            <text:p>7.8125</text:p>
          </table:table-cell>
          <table:table-cell office:value-type="float" office:value="3.17953" calcext:value-type="float">
            <text:p>3.1795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3.16756" calcext:value-type="float">
            <text:p>3.16756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office:value-type="float" office:value="3.15499" calcext:value-type="float">
            <text:p>3.15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181" calcext:value-type="float">
            <text:p>3.14181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office:value-type="float" office:value="3.12804" calcext:value-type="float">
            <text:p>3.12804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3.11367" calcext:value-type="float">
            <text:p>3.11367</text:p>
          </table:table-cell>
        </table:table-row>
        <table:table-row table:style-name="ro1">
          <table:table-cell office:value-type="float" office:value="8.1875" calcext:value-type="float">
            <text:p>8.1875</text:p>
          </table:table-cell>
          <table:table-cell office:value-type="float" office:value="3.0987" calcext:value-type="float">
            <text:p>3.098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3.08314" calcext:value-type="float">
            <text:p>3.08314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office:value-type="float" office:value="3.06697" calcext:value-type="float">
            <text:p>3.06697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3.0502" calcext:value-type="float">
            <text:p>3.0502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office:value-type="float" office:value="3.03284" calcext:value-type="float">
            <text:p>3.0328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01488" calcext:value-type="float">
            <text:p>3.01488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office:value-type="float" office:value="2.99632" calcext:value-type="float">
            <text:p>2.99632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2.97716" calcext:value-type="float">
            <text:p>2.97716</text:p>
          </table:table-cell>
        </table:table-row>
        <table:table-row table:style-name="ro1">
          <table:table-cell office:value-type="float" office:value="8.6875" calcext:value-type="float">
            <text:p>8.6875</text:p>
          </table:table-cell>
          <table:table-cell office:value-type="float" office:value="2.9574" calcext:value-type="float">
            <text:p>2.957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.93704" calcext:value-type="float">
            <text:p>2.93704</text:p>
          </table:table-cell>
        </table:table-row>
        <table:table-row table:style-name="ro1">
          <table:table-cell office:value-type="float" office:value="8.8125" calcext:value-type="float">
            <text:p>8.8125</text:p>
          </table:table-cell>
          <table:table-cell office:value-type="float" office:value="2.91608" calcext:value-type="float">
            <text:p>2.91608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2.89453" calcext:value-type="float">
            <text:p>2.89453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office:value-type="float" office:value="2.87237" calcext:value-type="float">
            <text:p>2.87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962" calcext:value-type="float">
            <text:p>2.84962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office:value-type="float" office:value="2.82627" calcext:value-type="float">
            <text:p>2.82627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2.80232" calcext:value-type="float">
            <text:p>2.80232</text:p>
          </table:table-cell>
        </table:table-row>
        <table:table-row table:style-name="ro1">
          <table:table-cell office:value-type="float" office:value="9.1875" calcext:value-type="float">
            <text:p>9.1875</text:p>
          </table:table-cell>
          <table:table-cell office:value-type="float" office:value="2.77777" calcext:value-type="float">
            <text:p>2.7777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2.75262" calcext:value-type="float">
            <text:p>2.75262</text:p>
          </table:table-cell>
        </table:table-row>
        <table:table-row table:style-name="ro1">
          <table:table-cell office:value-type="float" office:value="9.3125" calcext:value-type="float">
            <text:p>9.3125</text:p>
          </table:table-cell>
          <table:table-cell office:value-type="float" office:value="2.72688" calcext:value-type="float">
            <text:p>2.72688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2.70053" calcext:value-type="float">
            <text:p>2.70053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office:value-type="float" office:value="2.67359" calcext:value-type="float">
            <text:p>2.6735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64604" calcext:value-type="float">
            <text:p>2.64604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office:value-type="float" office:value="2.6179" calcext:value-type="float">
            <text:p>2.6179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2.58916" calcext:value-type="float">
            <text:p>2.58916</text:p>
          </table:table-cell>
        </table:table-row>
        <table:table-row table:style-name="ro1">
          <table:table-cell office:value-type="float" office:value="9.6875" calcext:value-type="float">
            <text:p>9.6875</text:p>
          </table:table-cell>
          <table:table-cell office:value-type="float" office:value="2.55982" calcext:value-type="float">
            <text:p>2.5598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2.52989" calcext:value-type="float">
            <text:p>2.52989</text:p>
          </table:table-cell>
        </table:table-row>
        <table:table-row table:style-name="ro1">
          <table:table-cell office:value-type="float" office:value="9.8125" calcext:value-type="float">
            <text:p>9.8125</text:p>
          </table:table-cell>
          <table:table-cell office:value-type="float" office:value="2.49935" calcext:value-type="float">
            <text:p>2.49935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2.46821" calcext:value-type="float">
            <text:p>2.46821</text:p>
          </table:table-cell>
        </table:table-row>
        <table:table-row table:style-name="ro1">
          <table:table-cell office:value-type="float" office:value="9.9375" calcext:value-type="float">
            <text:p>9.9375</text:p>
          </table:table-cell>
          <table:table-cell office:value-type="float" office:value="2.43648" calcext:value-type="float">
            <text:p>2.43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0415" calcext:value-type="float">
            <text:p>2.40415</text:p>
          </table:table-cell>
        </table:table-row>
        <table:table-row table:style-name="ro1">
          <table:table-cell office:value-type="float" office:value="10.0625" calcext:value-type="float">
            <text:p>10.0625</text:p>
          </table:table-cell>
          <table:table-cell office:value-type="float" office:value="2.37122" calcext:value-type="float">
            <text:p>2.37122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2.33769" calcext:value-type="float">
            <text:p>2.33769</text:p>
          </table:table-cell>
        </table:table-row>
        <table:table-row table:style-name="ro1">
          <table:table-cell office:value-type="float" office:value="10.1875" calcext:value-type="float">
            <text:p>10.1875</text:p>
          </table:table-cell>
          <table:table-cell office:value-type="float" office:value="2.30356" calcext:value-type="float">
            <text:p>2.3035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2.26883" calcext:value-type="float">
            <text:p>2.26883</text:p>
          </table:table-cell>
        </table:table-row>
        <table:table-row table:style-name="ro1">
          <table:table-cell office:value-type="float" office:value="10.3125" calcext:value-type="float">
            <text:p>10.3125</text:p>
          </table:table-cell>
          <table:table-cell office:value-type="float" office:value="2.2335" calcext:value-type="float">
            <text:p>2.2335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2.19758" calcext:value-type="float">
            <text:p>2.19758</text:p>
          </table:table-cell>
        </table:table-row>
        <table:table-row table:style-name="ro1">
          <table:table-cell office:value-type="float" office:value="10.4375" calcext:value-type="float">
            <text:p>10.4375</text:p>
          </table:table-cell>
          <table:table-cell office:value-type="float" office:value="2.16105" calcext:value-type="float">
            <text:p>2.1610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12393" calcext:value-type="float">
            <text:p>2.12393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office:value-type="float" office:value="2.08621" calcext:value-type="float">
            <text:p>2.08621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2.04789" calcext:value-type="float">
            <text:p>2.04789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office:value-type="float" office:value="2.00897" calcext:value-type="float">
            <text:p>2.0089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.96945" calcext:value-type="float">
            <text:p>1.96945</text:p>
          </table:table-cell>
        </table:table-row>
        <table:table-row table:style-name="ro1">
          <table:table-cell office:value-type="float" office:value="10.8125" calcext:value-type="float">
            <text:p>10.8125</text:p>
          </table:table-cell>
          <table:table-cell office:value-type="float" office:value="1.92933" calcext:value-type="float">
            <text:p>1.92933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1.88862" calcext:value-type="float">
            <text:p>1.88862</text:p>
          </table:table-cell>
        </table:table-row>
        <table:table-row table:style-name="ro1">
          <table:table-cell office:value-type="float" office:value="10.9375" calcext:value-type="float">
            <text:p>10.9375</text:p>
          </table:table-cell>
          <table:table-cell office:value-type="float" office:value="1.84731" calcext:value-type="float">
            <text:p>1.84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0539" calcext:value-type="float">
            <text:p>1.80539</text:p>
          </table:table-cell>
        </table:table-row>
        <table:table-row table:style-name="ro1">
          <table:table-cell office:value-type="float" office:value="11.0625" calcext:value-type="float">
            <text:p>11.0625</text:p>
          </table:table-cell>
          <table:table-cell office:value-type="float" office:value="1.76288" calcext:value-type="float">
            <text:p>1.76288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1.71977" calcext:value-type="float">
            <text:p>1.71977</text:p>
          </table:table-cell>
        </table:table-row>
        <table:table-row table:style-name="ro1">
          <table:table-cell office:value-type="float" office:value="11.1875" calcext:value-type="float">
            <text:p>11.1875</text:p>
          </table:table-cell>
          <table:table-cell office:value-type="float" office:value="1.67606" calcext:value-type="float">
            <text:p>1.67606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.63175" calcext:value-type="float">
            <text:p>1.63175</text:p>
          </table:table-cell>
        </table:table-row>
        <table:table-row table:style-name="ro1">
          <table:table-cell office:value-type="float" office:value="11.3125" calcext:value-type="float">
            <text:p>11.3125</text:p>
          </table:table-cell>
          <table:table-cell office:value-type="float" office:value="1.58685" calcext:value-type="float">
            <text:p>1.58685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1.54134" calcext:value-type="float">
            <text:p>1.54134</text:p>
          </table:table-cell>
        </table:table-row>
        <table:table-row table:style-name="ro1">
          <table:table-cell office:value-type="float" office:value="11.4375" calcext:value-type="float">
            <text:p>11.4375</text:p>
          </table:table-cell>
          <table:table-cell office:value-type="float" office:value="1.49524" calcext:value-type="float">
            <text:p>1.4952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44853" calcext:value-type="float">
            <text:p>1.44853</text:p>
          </table:table-cell>
        </table:table-row>
        <table:table-row table:style-name="ro1">
          <table:table-cell office:value-type="float" office:value="11.5625" calcext:value-type="float">
            <text:p>11.5625</text:p>
          </table:table-cell>
          <table:table-cell office:value-type="float" office:value="1.40123" calcext:value-type="float">
            <text:p>1.40123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1.35333" calcext:value-type="float">
            <text:p>1.35333</text:p>
          </table:table-cell>
        </table:table-row>
        <table:table-row table:style-name="ro1">
          <table:table-cell office:value-type="float" office:value="11.6875" calcext:value-type="float">
            <text:p>11.6875</text:p>
          </table:table-cell>
          <table:table-cell office:value-type="float" office:value="1.30483" calcext:value-type="float">
            <text:p>1.3048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.25574" calcext:value-type="float">
            <text:p>1.25574</text:p>
          </table:table-cell>
        </table:table-row>
        <table:table-row table:style-name="ro1">
          <table:table-cell office:value-type="float" office:value="11.8125" calcext:value-type="float">
            <text:p>11.8125</text:p>
          </table:table-cell>
          <table:table-cell office:value-type="float" office:value="1.20604" calcext:value-type="float">
            <text:p>1.20604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1.15574" calcext:value-type="float">
            <text:p>1.15574</text:p>
          </table:table-cell>
        </table:table-row>
        <table:table-row table:style-name="ro1">
          <table:table-cell office:value-type="float" office:value="11.9375" calcext:value-type="float">
            <text:p>11.9375</text:p>
          </table:table-cell>
          <table:table-cell office:value-type="float" office:value="1.10485" calcext:value-type="float">
            <text:p>1.10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336" calcext:value-type="float">
            <text:p>1.05336</text:p>
          </table:table-cell>
        </table:table-row>
        <table:table-row table:style-name="ro1">
          <table:table-cell office:value-type="float" office:value="12.0625" calcext:value-type="float">
            <text:p>12.0625</text:p>
          </table:table-cell>
          <table:table-cell office:value-type="float" office:value="1.00126" calcext:value-type="float">
            <text:p>1.00126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0.948574" calcext:value-type="float">
            <text:p>0.948574</text:p>
          </table:table-cell>
        </table:table-row>
        <table:table-row table:style-name="ro1">
          <table:table-cell office:value-type="float" office:value="12.1875" calcext:value-type="float">
            <text:p>12.1875</text:p>
          </table:table-cell>
          <table:table-cell office:value-type="float" office:value="0.895285" calcext:value-type="float">
            <text:p>0.895285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841397" calcext:value-type="float">
            <text:p>0.841397</text:p>
          </table:table-cell>
        </table:table-row>
        <table:table-row table:style-name="ro1">
          <table:table-cell office:value-type="float" office:value="12.3125" calcext:value-type="float">
            <text:p>12.3125</text:p>
          </table:table-cell>
          <table:table-cell office:value-type="float" office:value="0.78691" calcext:value-type="float">
            <text:p>0.78691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0.731825" calcext:value-type="float">
            <text:p>0.731825</text:p>
          </table:table-cell>
        </table:table-row>
        <table:table-row table:style-name="ro1">
          <table:table-cell office:value-type="float" office:value="12.4375" calcext:value-type="float">
            <text:p>12.4375</text:p>
          </table:table-cell>
          <table:table-cell office:value-type="float" office:value="0.676141" calcext:value-type="float">
            <text:p>0.67614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19858" calcext:value-type="float">
            <text:p>0.619858</text:p>
          </table:table-cell>
        </table:table-row>
        <table:table-row table:style-name="ro1">
          <table:table-cell office:value-type="float" office:value="12.5625" calcext:value-type="float">
            <text:p>12.5625</text:p>
          </table:table-cell>
          <table:table-cell office:value-type="float" office:value="0.562976" calcext:value-type="float">
            <text:p>0.562976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office:value-type="float" office:value="0.505496" calcext:value-type="float">
            <text:p>0.505496</text:p>
          </table:table-cell>
        </table:table-row>
        <table:table-row table:style-name="ro1">
          <table:table-cell office:value-type="float" office:value="12.6875" calcext:value-type="float">
            <text:p>12.6875</text:p>
          </table:table-cell>
          <table:table-cell office:value-type="float" office:value="0.447416" calcext:value-type="float">
            <text:p>0.447416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388738" calcext:value-type="float">
            <text:p>0.388738</text:p>
          </table:table-cell>
        </table:table-row>
        <table:table-row table:style-name="ro1">
          <table:table-cell office:value-type="float" office:value="12.8125" calcext:value-type="float">
            <text:p>12.8125</text:p>
          </table:table-cell>
          <table:table-cell office:value-type="float" office:value="0.329462" calcext:value-type="float">
            <text:p>0.329462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office:value-type="float" office:value="0.269586" calcext:value-type="float">
            <text:p>0.269586</text:p>
          </table:table-cell>
        </table:table-row>
        <table:table-row table:style-name="ro1">
          <table:table-cell office:value-type="float" office:value="12.9375" calcext:value-type="float">
            <text:p>12.9375</text:p>
          </table:table-cell>
          <table:table-cell office:value-type="float" office:value="0.209112" calcext:value-type="float">
            <text:p>0.209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8039" calcext:value-type="float">
            <text:p>0.148039</text:p>
          </table:table-cell>
        </table:table-row>
        <table:table-row table:style-name="ro1">
          <table:table-cell office:value-type="float" office:value="13.0625" calcext:value-type="float">
            <text:p>13.0625</text:p>
          </table:table-cell>
          <table:table-cell office:value-type="float" office:value="0.0863672" calcext:value-type="float">
            <text:p>0.0863672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office:value-type="float" office:value="0.0240967" calcext:value-type="float">
            <text:p>0.0240967</text:p>
          </table:table-cell>
        </table:table-row>
        <table:table-row table:style-name="ro1">
          <table:table-cell office:value-type="float" office:value="13.1875" calcext:value-type="float">
            <text:p>1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75" calcext:value-type="float">
            <text:p>1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.8125" calcext:value-type="float">
            <text:p>13.8125</text:p>
          </table:table-cell>
          <table:table-cell office:value-type="float" office:value="0.0994012" calcext:value-type="float">
            <text:p>0.0994012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office:value-type="float" office:value="0.148204" calcext:value-type="float">
            <text:p>0.148204</text:p>
          </table:table-cell>
        </table:table-row>
        <table:table-row table:style-name="ro1">
          <table:table-cell office:value-type="float" office:value="13.9375" calcext:value-type="float">
            <text:p>13.9375</text:p>
          </table:table-cell>
          <table:table-cell office:value-type="float" office:value="0.196407" calcext:value-type="float">
            <text:p>0.196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4012" calcext:value-type="float">
            <text:p>0.244012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office:value-type="float" office:value="0.291019" calcext:value-type="float">
            <text:p>0.291019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office:value-type="float" office:value="0.337426" calcext:value-type="float">
            <text:p>0.337426</text:p>
          </table:table-cell>
        </table:table-row>
        <table:table-row table:style-name="ro1">
          <table:table-cell office:value-type="float" office:value="14.1875" calcext:value-type="float">
            <text:p>14.1875</text:p>
          </table:table-cell>
          <table:table-cell office:value-type="float" office:value="0.383235" calcext:value-type="float">
            <text:p>0.38323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428445" calcext:value-type="float">
            <text:p>0.428445</text:p>
          </table:table-cell>
        </table:table-row>
        <table:table-row table:style-name="ro1">
          <table:table-cell office:value-type="float" office:value="14.3125" calcext:value-type="float">
            <text:p>14.3125</text:p>
          </table:table-cell>
          <table:table-cell office:value-type="float" office:value="0.473056" calcext:value-type="float">
            <text:p>0.473056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0.517068" calcext:value-type="float">
            <text:p>0.517068</text:p>
          </table:table-cell>
        </table:table-row>
        <table:table-row table:style-name="ro1">
          <table:table-cell office:value-type="float" office:value="14.4375" calcext:value-type="float">
            <text:p>14.4375</text:p>
          </table:table-cell>
          <table:table-cell office:value-type="float" office:value="0.560482" calcext:value-type="float">
            <text:p>0.56048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603297" calcext:value-type="float">
            <text:p>0.603297</text:p>
          </table:table-cell>
        </table:table-row>
        <table:table-row table:style-name="ro1">
          <table:table-cell office:value-type="float" office:value="14.5625" calcext:value-type="float">
            <text:p>14.5625</text:p>
          </table:table-cell>
          <table:table-cell office:value-type="float" office:value="0.645513" calcext:value-type="float">
            <text:p>0.645513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office:value-type="float" office:value="0.687131" calcext:value-type="float">
            <text:p>0.687131</text:p>
          </table:table-cell>
        </table:table-row>
        <table:table-row table:style-name="ro1">
          <table:table-cell office:value-type="float" office:value="14.6875" calcext:value-type="float">
            <text:p>14.6875</text:p>
          </table:table-cell>
          <table:table-cell office:value-type="float" office:value="0.728149" calcext:value-type="float">
            <text:p>0.72814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768569" calcext:value-type="float">
            <text:p>0.768569</text:p>
          </table:table-cell>
        </table:table-row>
        <table:table-row table:style-name="ro1">
          <table:table-cell office:value-type="float" office:value="14.8125" calcext:value-type="float">
            <text:p>14.8125</text:p>
          </table:table-cell>
          <table:table-cell office:value-type="float" office:value="0.808391" calcext:value-type="float">
            <text:p>0.808391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office:value-type="float" office:value="0.847613" calcext:value-type="float">
            <text:p>0.847613</text:p>
          </table:table-cell>
        </table:table-row>
        <table:table-row table:style-name="ro1">
          <table:table-cell office:value-type="float" office:value="14.9375" calcext:value-type="float">
            <text:p>14.9375</text:p>
          </table:table-cell>
          <table:table-cell office:value-type="float" office:value="0.886237" calcext:value-type="float">
            <text:p>0.886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4261" calcext:value-type="float">
            <text:p>0.924261</text:p>
          </table:table-cell>
        </table:table-row>
        <table:table-row table:style-name="ro1">
          <table:table-cell office:value-type="float" office:value="15.0625" calcext:value-type="float">
            <text:p>15.0625</text:p>
          </table:table-cell>
          <table:table-cell office:value-type="float" office:value="0.961688" calcext:value-type="float">
            <text:p>0.961688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office:value-type="float" office:value="0.998515" calcext:value-type="float">
            <text:p>0.998515</text:p>
          </table:table-cell>
        </table:table-row>
        <table:table-row table:style-name="ro1">
          <table:table-cell office:value-type="float" office:value="15.1875" calcext:value-type="float">
            <text:p>15.1875</text:p>
          </table:table-cell>
          <table:table-cell office:value-type="float" office:value="1.03474" calcext:value-type="float">
            <text:p>1.03474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.07037" calcext:value-type="float">
            <text:p>1.07037</text:p>
          </table:table-cell>
        </table:table-row>
        <table:table-row table:style-name="ro1">
          <table:table-cell office:value-type="float" office:value="15.3125" calcext:value-type="float">
            <text:p>15.3125</text:p>
          </table:table-cell>
          <table:table-cell office:value-type="float" office:value="1.1054" calcext:value-type="float">
            <text:p>1.1054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office:value-type="float" office:value="1.13984" calcext:value-type="float">
            <text:p>1.13984</text:p>
          </table:table-cell>
        </table:table-row>
        <table:table-row table:style-name="ro1">
          <table:table-cell office:value-type="float" office:value="15.4375" calcext:value-type="float">
            <text:p>15.4375</text:p>
          </table:table-cell>
          <table:table-cell office:value-type="float" office:value="1.17367" calcext:value-type="float">
            <text:p>1.1736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20691" calcext:value-type="float">
            <text:p>1.20691</text:p>
          </table:table-cell>
        </table:table-row>
        <table:table-row table:style-name="ro1">
          <table:table-cell office:value-type="float" office:value="15.5625" calcext:value-type="float">
            <text:p>15.5625</text:p>
          </table:table-cell>
          <table:table-cell office:value-type="float" office:value="1.23954" calcext:value-type="float">
            <text:p>1.23954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office:value-type="float" office:value="1.27158" calcext:value-type="float">
            <text:p>1.27158</text:p>
          </table:table-cell>
        </table:table-row>
        <table:table-row table:style-name="ro1">
          <table:table-cell office:value-type="float" office:value="15.6875" calcext:value-type="float">
            <text:p>15.6875</text:p>
          </table:table-cell>
          <table:table-cell office:value-type="float" office:value="1.30302" calcext:value-type="float">
            <text:p>1.303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33386" calcext:value-type="float">
            <text:p>1.33386</text:p>
          </table:table-cell>
        </table:table-row>
        <table:table-row table:style-name="ro1">
          <table:table-cell office:value-type="float" office:value="15.8125" calcext:value-type="float">
            <text:p>15.8125</text:p>
          </table:table-cell>
          <table:table-cell office:value-type="float" office:value="1.3641" calcext:value-type="float">
            <text:p>1.3641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office:value-type="float" office:value="1.39374" calcext:value-type="float">
            <text:p>1.39374</text:p>
          </table:table-cell>
        </table:table-row>
        <table:table-row table:style-name="ro1">
          <table:table-cell office:value-type="float" office:value="15.9375" calcext:value-type="float">
            <text:p>15.9375</text:p>
          </table:table-cell>
          <table:table-cell office:value-type="float" office:value="1.42278" calcext:value-type="float">
            <text:p>1.42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5123" calcext:value-type="float">
            <text:p>1.45123</text:p>
          </table:table-cell>
        </table:table-row>
        <table:table-row table:style-name="ro1">
          <table:table-cell office:value-type="float" office:value="16.0625" calcext:value-type="float">
            <text:p>16.0625</text:p>
          </table:table-cell>
          <table:table-cell office:value-type="float" office:value="1.47908" calcext:value-type="float">
            <text:p>1.47908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office:value-type="float" office:value="1.50632" calcext:value-type="float">
            <text:p>1.50632</text:p>
          </table:table-cell>
        </table:table-row>
        <table:table-row table:style-name="ro1">
          <table:table-cell office:value-type="float" office:value="16.1875" calcext:value-type="float">
            <text:p>16.1875</text:p>
          </table:table-cell>
          <table:table-cell office:value-type="float" office:value="1.53297" calcext:value-type="float">
            <text:p>1.5329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55902" calcext:value-type="float">
            <text:p>1.55902</text:p>
          </table:table-cell>
        </table:table-row>
        <table:table-row table:style-name="ro1">
          <table:table-cell office:value-type="float" office:value="16.3125" calcext:value-type="float">
            <text:p>16.3125</text:p>
          </table:table-cell>
          <table:table-cell office:value-type="float" office:value="1.58447" calcext:value-type="float">
            <text:p>1.58447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office:value-type="float" office:value="1.60932" calcext:value-type="float">
            <text:p>1.60932</text:p>
          </table:table-cell>
        </table:table-row>
        <table:table-row table:style-name="ro1">
          <table:table-cell office:value-type="float" office:value="16.4375" calcext:value-type="float">
            <text:p>16.4375</text:p>
          </table:table-cell>
          <table:table-cell office:value-type="float" office:value="1.63358" calcext:value-type="float">
            <text:p>1.6335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65723" calcext:value-type="float">
            <text:p>1.65723</text:p>
          </table:table-cell>
        </table:table-row>
        <table:table-row table:style-name="ro1">
          <table:table-cell office:value-type="float" office:value="16.5625" calcext:value-type="float">
            <text:p>16.5625</text:p>
          </table:table-cell>
          <table:table-cell office:value-type="float" office:value="1.68029" calcext:value-type="float">
            <text:p>1.68029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1.70275" calcext:value-type="float">
            <text:p>1.70275</text:p>
          </table:table-cell>
        </table:table-row>
        <table:table-row table:style-name="ro1">
          <table:table-cell office:value-type="float" office:value="16.6875" calcext:value-type="float">
            <text:p>16.6875</text:p>
          </table:table-cell>
          <table:table-cell office:value-type="float" office:value="1.7246" calcext:value-type="float">
            <text:p>1.724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74586" calcext:value-type="float">
            <text:p>1.74586</text:p>
          </table:table-cell>
        </table:table-row>
        <table:table-row table:style-name="ro1">
          <table:table-cell office:value-type="float" office:value="16.8125" calcext:value-type="float">
            <text:p>16.8125</text:p>
          </table:table-cell>
          <table:table-cell office:value-type="float" office:value="1.76653" calcext:value-type="float">
            <text:p>1.76653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office:value-type="float" office:value="1.78659" calcext:value-type="float">
            <text:p>1.78659</text:p>
          </table:table-cell>
        </table:table-row>
        <table:table-row table:style-name="ro1">
          <table:table-cell office:value-type="float" office:value="16.9375" calcext:value-type="float">
            <text:p>16.9375</text:p>
          </table:table-cell>
          <table:table-cell office:value-type="float" office:value="1.80605" calcext:value-type="float">
            <text:p>1.80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2492" calcext:value-type="float">
            <text:p>1.82492</text:p>
          </table:table-cell>
        </table:table-row>
        <table:table-row table:style-name="ro1">
          <table:table-cell office:value-type="float" office:value="17.0625" calcext:value-type="float">
            <text:p>17.0625</text:p>
          </table:table-cell>
          <table:table-cell office:value-type="float" office:value="1.84318" calcext:value-type="float">
            <text:p>1.84318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office:value-type="float" office:value="1.86085" calcext:value-type="float">
            <text:p>1.86085</text:p>
          </table:table-cell>
        </table:table-row>
        <table:table-row table:style-name="ro1">
          <table:table-cell office:value-type="float" office:value="17.1875" calcext:value-type="float">
            <text:p>17.1875</text:p>
          </table:table-cell>
          <table:table-cell office:value-type="float" office:value="1.87792" calcext:value-type="float">
            <text:p>1.8779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.89439" calcext:value-type="float">
            <text:p>1.89439</text:p>
          </table:table-cell>
        </table:table-row>
        <table:table-row table:style-name="ro1">
          <table:table-cell office:value-type="float" office:value="17.3125" calcext:value-type="float">
            <text:p>17.3125</text:p>
          </table:table-cell>
          <table:table-cell office:value-type="float" office:value="1.91026" calcext:value-type="float">
            <text:p>1.91026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office:value-type="float" office:value="1.92553" calcext:value-type="float">
            <text:p>1.92553</text:p>
          </table:table-cell>
        </table:table-row>
        <table:table-row table:style-name="ro1">
          <table:table-cell office:value-type="float" office:value="17.4375" calcext:value-type="float">
            <text:p>17.4375</text:p>
          </table:table-cell>
          <table:table-cell office:value-type="float" office:value="1.9402" calcext:value-type="float">
            <text:p>1.940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5428" calcext:value-type="float">
            <text:p>1.95428</text:p>
          </table:table-cell>
        </table:table-row>
        <table:table-row table:style-name="ro1">
          <table:table-cell office:value-type="float" office:value="17.5625" calcext:value-type="float">
            <text:p>17.5625</text:p>
          </table:table-cell>
          <table:table-cell office:value-type="float" office:value="1.96775" calcext:value-type="float">
            <text:p>1.96775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office:value-type="float" office:value="1.98063" calcext:value-type="float">
            <text:p>1.98063</text:p>
          </table:table-cell>
        </table:table-row>
        <table:table-row table:style-name="ro1">
          <table:table-cell office:value-type="float" office:value="17.6875" calcext:value-type="float">
            <text:p>17.6875</text:p>
          </table:table-cell>
          <table:table-cell office:value-type="float" office:value="1.99291" calcext:value-type="float">
            <text:p>1.9929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2.00459" calcext:value-type="float">
            <text:p>2.00459</text:p>
          </table:table-cell>
        </table:table-row>
        <table:table-row table:style-name="ro1">
          <table:table-cell office:value-type="float" office:value="17.8125" calcext:value-type="float">
            <text:p>17.8125</text:p>
          </table:table-cell>
          <table:table-cell office:value-type="float" office:value="2.01567" calcext:value-type="float">
            <text:p>2.01567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office:value-type="float" office:value="2.02615" calcext:value-type="float">
            <text:p>2.02615</text:p>
          </table:table-cell>
        </table:table-row>
        <table:table-row table:style-name="ro1">
          <table:table-cell office:value-type="float" office:value="17.9375" calcext:value-type="float">
            <text:p>17.9375</text:p>
          </table:table-cell>
          <table:table-cell office:value-type="float" office:value="2.03604" calcext:value-type="float">
            <text:p>2.03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4532" calcext:value-type="float">
            <text:p>2.04532</text:p>
          </table:table-cell>
        </table:table-row>
        <table:table-row table:style-name="ro1">
          <table:table-cell office:value-type="float" office:value="18.0625" calcext:value-type="float">
            <text:p>18.0625</text:p>
          </table:table-cell>
          <table:table-cell office:value-type="float" office:value="2.05401" calcext:value-type="float">
            <text:p>2.05401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office:value-type="float" office:value="2.06209" calcext:value-type="float">
            <text:p>2.06209</text:p>
          </table:table-cell>
        </table:table-row>
        <table:table-row table:style-name="ro1">
          <table:table-cell office:value-type="float" office:value="18.1875" calcext:value-type="float">
            <text:p>18.1875</text:p>
          </table:table-cell>
          <table:table-cell office:value-type="float" office:value="2.06958" calcext:value-type="float">
            <text:p>2.0695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2.07647" calcext:value-type="float">
            <text:p>2.07647</text:p>
          </table:table-cell>
        </table:table-row>
        <table:table-row table:style-name="ro1">
          <table:table-cell office:value-type="float" office:value="18.3125" calcext:value-type="float">
            <text:p>18.3125</text:p>
          </table:table-cell>
          <table:table-cell office:value-type="float" office:value="2.08276" calcext:value-type="float">
            <text:p>2.08276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office:value-type="float" office:value="2.08846" calcext:value-type="float">
            <text:p>2.08846</text:p>
          </table:table-cell>
        </table:table-row>
        <table:table-row table:style-name="ro1">
          <table:table-cell office:value-type="float" office:value="18.4375" calcext:value-type="float">
            <text:p>18.4375</text:p>
          </table:table-cell>
          <table:table-cell office:value-type="float" office:value="2.09355" calcext:value-type="float">
            <text:p>2.0935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.09804" calcext:value-type="float">
            <text:p>2.09804</text:p>
          </table:table-cell>
        </table:table-row>
        <table:table-row table:style-name="ro1">
          <table:table-cell office:value-type="float" office:value="18.5625" calcext:value-type="float">
            <text:p>18.5625</text:p>
          </table:table-cell>
          <table:table-cell office:value-type="float" office:value="2.10194" calcext:value-type="float">
            <text:p>2.10194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office:value-type="float" office:value="2.10524" calcext:value-type="float">
            <text:p>2.10524</text:p>
          </table:table-cell>
        </table:table-row>
        <table:table-row table:style-name="ro1">
          <table:table-cell office:value-type="float" office:value="18.6875" calcext:value-type="float">
            <text:p>18.6875</text:p>
          </table:table-cell>
          <table:table-cell office:value-type="float" office:value="2.10793" calcext:value-type="float">
            <text:p>2.1079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2.11003" calcext:value-type="float">
            <text:p>2.11003</text:p>
          </table:table-cell>
        </table:table-row>
        <table:table-row table:style-name="ro1">
          <table:table-cell office:value-type="float" office:value="18.8125" calcext:value-type="float">
            <text:p>18.8125</text:p>
          </table:table-cell>
          <table:table-cell office:value-type="float" office:value="2.11154" calcext:value-type="float">
            <text:p>2.11154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office:value-type="float" office:value="2.11244" calcext:value-type="float">
            <text:p>2.11244</text:p>
          </table:table-cell>
        </table:table-row>
        <table:table-row table:style-name="ro1">
          <table:table-cell office:value-type="float" office:value="18.9375" calcext:value-type="float">
            <text:p>18.9375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.0625" calcext:value-type="float">
            <text:p>19.0625</text:p>
          </table:table-cell>
          <table:table-cell office:value-type="float" office:value="2.11214" calcext:value-type="float">
            <text:p>2.11214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office:value-type="float" office:value="2.11094" calcext:value-type="float">
            <text:p>2.11094</text:p>
          </table:table-cell>
        </table:table-row>
        <table:table-row table:style-name="ro1">
          <table:table-cell office:value-type="float" office:value="19.1875" calcext:value-type="float">
            <text:p>19.1875</text:p>
          </table:table-cell>
          <table:table-cell office:value-type="float" office:value="2.10915" calcext:value-type="float">
            <text:p>2.1091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.10675" calcext:value-type="float">
            <text:p>2.10675</text:p>
          </table:table-cell>
        </table:table-row>
        <table:table-row table:style-name="ro1">
          <table:table-cell office:value-type="float" office:value="19.3125" calcext:value-type="float">
            <text:p>19.3125</text:p>
          </table:table-cell>
          <table:table-cell office:value-type="float" office:value="2.10376" calcext:value-type="float">
            <text:p>2.10376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office:value-type="float" office:value="2.10017" calcext:value-type="float">
            <text:p>2.10017</text:p>
          </table:table-cell>
        </table:table-row>
        <table:table-row table:style-name="ro1">
          <table:table-cell office:value-type="float" office:value="19.4375" calcext:value-type="float">
            <text:p>19.4375</text:p>
          </table:table-cell>
          <table:table-cell office:value-type="float" office:value="2.09598" calcext:value-type="float">
            <text:p>2.0959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09119" calcext:value-type="float">
            <text:p>2.09119</text:p>
          </table:table-cell>
        </table:table-row>
        <table:table-row table:style-name="ro1">
          <table:table-cell office:value-type="float" office:value="19.5625" calcext:value-type="float">
            <text:p>19.5625</text:p>
          </table:table-cell>
          <table:table-cell office:value-type="float" office:value="2.0858" calcext:value-type="float">
            <text:p>2.0858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office:value-type="float" office:value="2.07981" calcext:value-type="float">
            <text:p>2.07981</text:p>
          </table:table-cell>
        </table:table-row>
        <table:table-row table:style-name="ro1">
          <table:table-cell office:value-type="float" office:value="19.6875" calcext:value-type="float">
            <text:p>19.6875</text:p>
          </table:table-cell>
          <table:table-cell office:value-type="float" office:value="2.07322" calcext:value-type="float">
            <text:p>2.0732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.06604" calcext:value-type="float">
            <text:p>2.06604</text:p>
          </table:table-cell>
        </table:table-row>
        <table:table-row table:style-name="ro1">
          <table:table-cell office:value-type="float" office:value="19.8125" calcext:value-type="float">
            <text:p>19.8125</text:p>
          </table:table-cell>
          <table:table-cell office:value-type="float" office:value="2.05825" calcext:value-type="float">
            <text:p>2.05825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office:value-type="float" office:value="2.04987" calcext:value-type="float">
            <text:p>2.04987</text:p>
          </table:table-cell>
        </table:table-row>
        <table:table-row table:style-name="ro1">
          <table:table-cell office:value-type="float" office:value="19.9375" calcext:value-type="float">
            <text:p>19.9375</text:p>
          </table:table-cell>
          <table:table-cell office:value-type="float" office:value="2.04089" calcext:value-type="float">
            <text:p>2.04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3131" calcext:value-type="float">
            <text:p>2.03131</text:p>
          </table:table-cell>
        </table:table-row>
        <table:table-row table:style-name="ro1">
          <table:table-cell office:value-type="float" office:value="20.0625" calcext:value-type="float">
            <text:p>20.0625</text:p>
          </table:table-cell>
          <table:table-cell office:value-type="float" office:value="2.02113" calcext:value-type="float">
            <text:p>2.0211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2.01035" calcext:value-type="float">
            <text:p>2.01035</text:p>
          </table:table-cell>
        </table:table-row>
        <table:table-row table:style-name="ro1">
          <table:table-cell office:value-type="float" office:value="20.1875" calcext:value-type="float">
            <text:p>20.1875</text:p>
          </table:table-cell>
          <table:table-cell office:value-type="float" office:value="1.99898" calcext:value-type="float">
            <text:p>1.9989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20.3125" calcext:value-type="float">
            <text:p>20.3125</text:p>
          </table:table-cell>
          <table:table-cell office:value-type="float" office:value="1.97443" calcext:value-type="float">
            <text:p>1.97443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office:value-type="float" office:value="1.96126" calcext:value-type="float">
            <text:p>1.96126</text:p>
          </table:table-cell>
        </table:table-row>
        <table:table-row table:style-name="ro1">
          <table:table-cell office:value-type="float" office:value="20.4375" calcext:value-type="float">
            <text:p>20.4375</text:p>
          </table:table-cell>
          <table:table-cell office:value-type="float" office:value="1.94748" calcext:value-type="float">
            <text:p>1.9474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93311" calcext:value-type="float">
            <text:p>1.93311</text:p>
          </table:table-cell>
        </table:table-row>
        <table:table-row table:style-name="ro1">
          <table:table-cell office:value-type="float" office:value="20.5625" calcext:value-type="float">
            <text:p>20.5625</text:p>
          </table:table-cell>
          <table:table-cell office:value-type="float" office:value="1.91815" calcext:value-type="float">
            <text:p>1.91815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office:value-type="float" office:value="1.90258" calcext:value-type="float">
            <text:p>1.90258</text:p>
          </table:table-cell>
        </table:table-row>
        <table:table-row table:style-name="ro1">
          <table:table-cell office:value-type="float" office:value="20.6875" calcext:value-type="float">
            <text:p>20.6875</text:p>
          </table:table-cell>
          <table:table-cell office:value-type="float" office:value="1.88641" calcext:value-type="float">
            <text:p>1.8864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.86965" calcext:value-type="float">
            <text:p>1.86965</text:p>
          </table:table-cell>
        </table:table-row>
        <table:table-row table:style-name="ro1">
          <table:table-cell office:value-type="float" office:value="20.8125" calcext:value-type="float">
            <text:p>20.8125</text:p>
          </table:table-cell>
          <table:table-cell office:value-type="float" office:value="1.85228" calcext:value-type="float">
            <text:p>1.85228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office:value-type="float" office:value="1.83432" calcext:value-type="float">
            <text:p>1.83432</text:p>
          </table:table-cell>
        </table:table-row>
        <table:table-row table:style-name="ro1">
          <table:table-cell office:value-type="float" office:value="20.9375" calcext:value-type="float">
            <text:p>20.9375</text:p>
          </table:table-cell>
          <table:table-cell office:value-type="float" office:value="1.81576" calcext:value-type="float">
            <text:p>1.81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966" calcext:value-type="float">
            <text:p>1.7966</text:p>
          </table:table-cell>
        </table:table-row>
        <table:table-row table:style-name="ro1">
          <table:table-cell office:value-type="float" office:value="21.0625" calcext:value-type="float">
            <text:p>21.0625</text:p>
          </table:table-cell>
          <table:table-cell office:value-type="float" office:value="1.77684" calcext:value-type="float">
            <text:p>1.7768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.75648" calcext:value-type="float">
            <text:p>1.75648</text:p>
          </table:table-cell>
        </table:table-row>
        <table:table-row table:style-name="ro1">
          <table:table-cell office:value-type="float" office:value="21.1875" calcext:value-type="float">
            <text:p>21.1875</text:p>
          </table:table-cell>
          <table:table-cell office:value-type="float" office:value="1.73552" calcext:value-type="float">
            <text:p>1.7355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.71397" calcext:value-type="float">
            <text:p>1.71397</text:p>
          </table:table-cell>
        </table:table-row>
        <table:table-row table:style-name="ro1">
          <table:table-cell office:value-type="float" office:value="21.3125" calcext:value-type="float">
            <text:p>21.3125</text:p>
          </table:table-cell>
          <table:table-cell office:value-type="float" office:value="1.69182" calcext:value-type="float">
            <text:p>1.69182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office:value-type="float" office:value="1.66906" calcext:value-type="float">
            <text:p>1.66906</text:p>
          </table:table-cell>
        </table:table-row>
        <table:table-row table:style-name="ro1">
          <table:table-cell office:value-type="float" office:value="21.4375" calcext:value-type="float">
            <text:p>21.4375</text:p>
          </table:table-cell>
          <table:table-cell office:value-type="float" office:value="1.64571" calcext:value-type="float">
            <text:p>1.6457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.62176" calcext:value-type="float">
            <text:p>1.62176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office:value-type="float" office:value="1.59721" calcext:value-type="float">
            <text:p>1.59721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office:value-type="float" office:value="1.57206" calcext:value-type="float">
            <text:p>1.57206</text:p>
          </table:table-cell>
        </table:table-row>
        <table:table-row table:style-name="ro1">
          <table:table-cell office:value-type="float" office:value="21.6875" calcext:value-type="float">
            <text:p>21.6875</text:p>
          </table:table-cell>
          <table:table-cell office:value-type="float" office:value="1.54632" calcext:value-type="float">
            <text:p>1.5463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.51997" calcext:value-type="float">
            <text:p>1.51997</text:p>
          </table:table-cell>
        </table:table-row>
        <table:table-row table:style-name="ro1">
          <table:table-cell office:value-type="float" office:value="21.8125" calcext:value-type="float">
            <text:p>21.8125</text:p>
          </table:table-cell>
          <table:table-cell office:value-type="float" office:value="1.49303" calcext:value-type="float">
            <text:p>1.49303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office:value-type="float" office:value="1.46549" calcext:value-type="float">
            <text:p>1.46549</text:p>
          </table:table-cell>
        </table:table-row>
        <table:table-row table:style-name="ro1">
          <table:table-cell office:value-type="float" office:value="21.9375" calcext:value-type="float">
            <text:p>21.9375</text:p>
          </table:table-cell>
          <table:table-cell office:value-type="float" office:value="1.43734" calcext:value-type="float">
            <text:p>1.43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086" calcext:value-type="float">
            <text:p>1.4086</text:p>
          </table:table-cell>
        </table:table-row>
        <table:table-row table:style-name="ro1">
          <table:table-cell office:value-type="float" office:value="22.0625" calcext:value-type="float">
            <text:p>22.0625</text:p>
          </table:table-cell>
          <table:table-cell office:value-type="float" office:value="1.37927" calcext:value-type="float">
            <text:p>1.37927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office:value-type="float" office:value="1.34933" calcext:value-type="float">
            <text:p>1.34933</text:p>
          </table:table-cell>
        </table:table-row>
        <table:table-row table:style-name="ro1">
          <table:table-cell office:value-type="float" office:value="22.1875" calcext:value-type="float">
            <text:p>22.1875</text:p>
          </table:table-cell>
          <table:table-cell office:value-type="float" office:value="1.31879" calcext:value-type="float">
            <text:p>1.3187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.28766" calcext:value-type="float">
            <text:p>1.28766</text:p>
          </table:table-cell>
        </table:table-row>
        <table:table-row table:style-name="ro1">
          <table:table-cell office:value-type="float" office:value="22.3125" calcext:value-type="float">
            <text:p>22.3125</text:p>
          </table:table-cell>
          <table:table-cell office:value-type="float" office:value="1.25592" calcext:value-type="float">
            <text:p>1.25592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office:value-type="float" office:value="1.22359" calcext:value-type="float">
            <text:p>1.22359</text:p>
          </table:table-cell>
        </table:table-row>
        <table:table-row table:style-name="ro1">
          <table:table-cell office:value-type="float" office:value="22.4375" calcext:value-type="float">
            <text:p>22.4375</text:p>
          </table:table-cell>
          <table:table-cell office:value-type="float" office:value="1.19066" calcext:value-type="float">
            <text:p>1.1906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.15713" calcext:value-type="float">
            <text:p>1.15713</text:p>
          </table:table-cell>
        </table:table-row>
        <table:table-row table:style-name="ro1">
          <table:table-cell office:value-type="float" office:value="22.5625" calcext:value-type="float">
            <text:p>22.5625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office:value-type="float" office:value="1.08827" calcext:value-type="float">
            <text:p>1.08827</text:p>
          </table:table-cell>
        </table:table-row>
        <table:table-row table:style-name="ro1">
          <table:table-cell office:value-type="float" office:value="22.6875" calcext:value-type="float">
            <text:p>22.6875</text:p>
          </table:table-cell>
          <table:table-cell office:value-type="float" office:value="1.05294" calcext:value-type="float">
            <text:p>1.05294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.01702" calcext:value-type="float">
            <text:p>1.01702</text:p>
          </table:table-cell>
        </table:table-row>
        <table:table-row table:style-name="ro1">
          <table:table-cell office:value-type="float" office:value="22.8125" calcext:value-type="float">
            <text:p>22.8125</text:p>
          </table:table-cell>
          <table:table-cell office:value-type="float" office:value="0.980495" calcext:value-type="float">
            <text:p>0.980495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office:value-type="float" office:value="0.943372" calcext:value-type="float">
            <text:p>0.943372</text:p>
          </table:table-cell>
        </table:table-row>
        <table:table-row table:style-name="ro1">
          <table:table-cell office:value-type="float" office:value="22.9375" calcext:value-type="float">
            <text:p>22.9375</text:p>
          </table:table-cell>
          <table:table-cell office:value-type="float" office:value="0.905651" calcext:value-type="float">
            <text:p>0.905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6733" calcext:value-type="float">
            <text:p>0.86733</text:p>
          </table:table-cell>
        </table:table-row>
        <table:table-row table:style-name="ro1">
          <table:table-cell office:value-type="float" office:value="23.0625" calcext:value-type="float">
            <text:p>23.0625</text:p>
          </table:table-cell>
          <table:table-cell office:value-type="float" office:value="0.828411" calcext:value-type="float">
            <text:p>0.828411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office:value-type="float" office:value="0.788893" calcext:value-type="float">
            <text:p>0.788893</text:p>
          </table:table-cell>
        </table:table-row>
        <table:table-row table:style-name="ro1">
          <table:table-cell office:value-type="float" office:value="23.1875" calcext:value-type="float">
            <text:p>23.1875</text:p>
          </table:table-cell>
          <table:table-cell office:value-type="float" office:value="0.748777" calcext:value-type="float">
            <text:p>0.748777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0.708062" calcext:value-type="float">
            <text:p>0.708062</text:p>
          </table:table-cell>
        </table:table-row>
        <table:table-row table:style-name="ro1">
          <table:table-cell office:value-type="float" office:value="23.3125" calcext:value-type="float">
            <text:p>23.3125</text:p>
          </table:table-cell>
          <table:table-cell office:value-type="float" office:value="0.666747" calcext:value-type="float">
            <text:p>0.666747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office:value-type="float" office:value="0.624835" calcext:value-type="float">
            <text:p>0.624835</text:p>
          </table:table-cell>
        </table:table-row>
        <table:table-row table:style-name="ro1">
          <table:table-cell office:value-type="float" office:value="23.4375" calcext:value-type="float">
            <text:p>23.4375</text:p>
          </table:table-cell>
          <table:table-cell office:value-type="float" office:value="0.582323" calcext:value-type="float">
            <text:p>0.58232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539213" calcext:value-type="float">
            <text:p>0.539213</text:p>
          </table:table-cell>
        </table:table-row>
        <table:table-row table:style-name="ro1">
          <table:table-cell office:value-type="float" office:value="23.5625" calcext:value-type="float">
            <text:p>23.5625</text:p>
          </table:table-cell>
          <table:table-cell office:value-type="float" office:value="0.495504" calcext:value-type="float">
            <text:p>0.495504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office:value-type="float" office:value="0.451196" calcext:value-type="float">
            <text:p>0.451196</text:p>
          </table:table-cell>
        </table:table-row>
        <table:table-row table:style-name="ro1">
          <table:table-cell office:value-type="float" office:value="23.6875" calcext:value-type="float">
            <text:p>23.6875</text:p>
          </table:table-cell>
          <table:table-cell office:value-type="float" office:value="0.406289" calcext:value-type="float">
            <text:p>0.406289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0.360784" calcext:value-type="float">
            <text:p>0.360784</text:p>
          </table:table-cell>
        </table:table-row>
        <table:table-row table:style-name="ro1">
          <table:table-cell office:value-type="float" office:value="23.8125" calcext:value-type="float">
            <text:p>23.8125</text:p>
          </table:table-cell>
          <table:table-cell office:value-type="float" office:value="0.31468" calcext:value-type="float">
            <text:p>0.31468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office:value-type="float" office:value="0.267977" calcext:value-type="float">
            <text:p>0.267977</text:p>
          </table:table-cell>
        </table:table-row>
        <table:table-row table:style-name="ro1">
          <table:table-cell office:value-type="float" office:value="23.9375" calcext:value-type="float">
            <text:p>23.9375</text:p>
          </table:table-cell>
          <table:table-cell office:value-type="float" office:value="0.220675" calcext:value-type="float">
            <text:p>0.220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2775" calcext:value-type="float">
            <text:p>0.172775</text:p>
          </table:table-cell>
        </table:table-row>
        <table:table-row table:style-name="ro1">
          <table:table-cell office:value-type="float" office:value="24.0625" calcext:value-type="float">
            <text:p>24.0625</text:p>
          </table:table-cell>
          <table:table-cell office:value-type="float" office:value="0.124276" calcext:value-type="float">
            <text:p>0.124276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office:value-type="float" office:value="0.0751776" calcext:value-type="float">
            <text:p>0.0751776</text:p>
          </table:table-cell>
        </table:table-row>
        <table:table-row table:style-name="ro1">
          <table:table-cell office:value-type="float" office:value="24.1875" calcext:value-type="float">
            <text:p>24.1875</text:p>
          </table:table-cell>
          <table:table-cell office:value-type="float" office:value="0.025481" calcext:value-type="float">
            <text:p>0.02548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125" calcext:value-type="float">
            <text:p>24.81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office:value-type="float" office:value="0.0794012" calcext:value-type="float">
            <text:p>0.0794012</text:p>
          </table:table-cell>
        </table:table-row>
        <table:table-row table:style-name="ro1">
          <table:table-cell office:value-type="float" office:value="24.9375" calcext:value-type="float">
            <text:p>24.9375</text:p>
          </table:table-cell>
          <table:table-cell office:value-type="float" office:value="0.118204" calcext:value-type="float">
            <text:p>0.118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6407" calcext:value-type="float">
            <text:p>0.156407</text:p>
          </table:table-cell>
        </table:table-row>
        <table:table-row table:style-name="ro1">
          <table:table-cell office:value-type="float" office:value="25.0625" calcext:value-type="float">
            <text:p>25.0625</text:p>
          </table:table-cell>
          <table:table-cell office:value-type="float" office:value="0.194012" calcext:value-type="float">
            <text:p>0.194012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office:value-type="float" office:value="0.231019" calcext:value-type="float">
            <text:p>0.231019</text:p>
          </table:table-cell>
        </table:table-row>
        <table:table-row table:style-name="ro1">
          <table:table-cell office:value-type="float" office:value="25.1875" calcext:value-type="float">
            <text:p>25.1875</text:p>
          </table:table-cell>
          <table:table-cell office:value-type="float" office:value="0.267426" calcext:value-type="float">
            <text:p>0.267426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303235" calcext:value-type="float">
            <text:p>0.303235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office:value-type="float" office:value="0.338445" calcext:value-type="float">
            <text:p>0.338445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office:value-type="float" office:value="0.373056" calcext:value-type="float">
            <text:p>0.373056</text:p>
          </table:table-cell>
        </table:table-row>
        <table:table-row table:style-name="ro1">
          <table:table-cell office:value-type="float" office:value="25.4375" calcext:value-type="float">
            <text:p>25.4375</text:p>
          </table:table-cell>
          <table:table-cell office:value-type="float" office:value="0.407068" calcext:value-type="float">
            <text:p>0.40706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440482" calcext:value-type="float">
            <text:p>0.440482</text:p>
          </table:table-cell>
        </table:table-row>
        <table:table-row table:style-name="ro1">
          <table:table-cell office:value-type="float" office:value="25.5625" calcext:value-type="float">
            <text:p>25.5625</text:p>
          </table:table-cell>
          <table:table-cell office:value-type="float" office:value="0.473297" calcext:value-type="float">
            <text:p>0.473297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office:value-type="float" office:value="0.505513" calcext:value-type="float">
            <text:p>0.505513</text:p>
          </table:table-cell>
        </table:table-row>
        <table:table-row table:style-name="ro1">
          <table:table-cell office:value-type="float" office:value="25.6875" calcext:value-type="float">
            <text:p>25.6875</text:p>
          </table:table-cell>
          <table:table-cell office:value-type="float" office:value="0.537131" calcext:value-type="float">
            <text:p>0.537131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0.568149" calcext:value-type="float">
            <text:p>0.568149</text:p>
          </table:table-cell>
        </table:table-row>
        <table:table-row table:style-name="ro1">
          <table:table-cell office:value-type="float" office:value="25.8125" calcext:value-type="float">
            <text:p>25.8125</text:p>
          </table:table-cell>
          <table:table-cell office:value-type="float" office:value="0.598569" calcext:value-type="float">
            <text:p>0.598569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office:value-type="float" office:value="0.628391" calcext:value-type="float">
            <text:p>0.628391</text:p>
          </table:table-cell>
        </table:table-row>
        <table:table-row table:style-name="ro1">
          <table:table-cell office:value-type="float" office:value="25.9375" calcext:value-type="float">
            <text:p>25.9375</text:p>
          </table:table-cell>
          <table:table-cell office:value-type="float" office:value="0.657613" calcext:value-type="float">
            <text:p>0.6576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6237" calcext:value-type="float">
            <text:p>0.686237</text:p>
          </table:table-cell>
        </table:table-row>
        <table:table-row table:style-name="ro1">
          <table:table-cell office:value-type="float" office:value="26.0625" calcext:value-type="float">
            <text:p>26.0625</text:p>
          </table:table-cell>
          <table:table-cell office:value-type="float" office:value="0.714261" calcext:value-type="float">
            <text:p>0.714261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office:value-type="float" office:value="0.741688" calcext:value-type="float">
            <text:p>0.741688</text:p>
          </table:table-cell>
        </table:table-row>
        <table:table-row table:style-name="ro1">
          <table:table-cell office:value-type="float" office:value="26.1875" calcext:value-type="float">
            <text:p>26.1875</text:p>
          </table:table-cell>
          <table:table-cell office:value-type="float" office:value="0.768515" calcext:value-type="float">
            <text:p>0.768515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794744" calcext:value-type="float">
            <text:p>0.794744</text:p>
          </table:table-cell>
        </table:table-row>
        <table:table-row table:style-name="ro1">
          <table:table-cell office:value-type="float" office:value="26.3125" calcext:value-type="float">
            <text:p>26.3125</text:p>
          </table:table-cell>
          <table:table-cell office:value-type="float" office:value="0.820374" calcext:value-type="float">
            <text:p>0.820374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office:value-type="float" office:value="0.845405" calcext:value-type="float">
            <text:p>0.845405</text:p>
          </table:table-cell>
        </table:table-row>
        <table:table-row table:style-name="ro1">
          <table:table-cell office:value-type="float" office:value="26.4375" calcext:value-type="float">
            <text:p>26.4375</text:p>
          </table:table-cell>
          <table:table-cell office:value-type="float" office:value="0.869837" calcext:value-type="float">
            <text:p>0.86983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893671" calcext:value-type="float">
            <text:p>0.893671</text:p>
          </table:table-cell>
        </table:table-row>
        <table:table-row table:style-name="ro1">
          <table:table-cell office:value-type="float" office:value="26.5625" calcext:value-type="float">
            <text:p>26.5625</text:p>
          </table:table-cell>
          <table:table-cell office:value-type="float" office:value="0.916906" calcext:value-type="float">
            <text:p>0.916906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office:value-type="float" office:value="0.939542" calcext:value-type="float">
            <text:p>0.939542</text:p>
          </table:table-cell>
        </table:table-row>
        <table:table-row table:style-name="ro1">
          <table:table-cell office:value-type="float" office:value="26.6875" calcext:value-type="float">
            <text:p>26.6875</text:p>
          </table:table-cell>
          <table:table-cell office:value-type="float" office:value="0.961579" calcext:value-type="float">
            <text:p>0.961579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983018" calcext:value-type="float">
            <text:p>0.983018</text:p>
          </table:table-cell>
        </table:table-row>
        <table:table-row table:style-name="ro1">
          <table:table-cell office:value-type="float" office:value="26.8125" calcext:value-type="float">
            <text:p>26.8125</text:p>
          </table:table-cell>
          <table:table-cell office:value-type="float" office:value="1.00386" calcext:value-type="float">
            <text:p>1.00386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office:value-type="float" office:value="1.0241" calcext:value-type="float">
            <text:p>1.0241</text:p>
          </table:table-cell>
        </table:table-row>
        <table:table-row table:style-name="ro1">
          <table:table-cell office:value-type="float" office:value="26.9375" calcext:value-type="float">
            <text:p>26.9375</text:p>
          </table:table-cell>
          <table:table-cell office:value-type="float" office:value="1.04374" calcext:value-type="float">
            <text:p>1.04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278" calcext:value-type="float">
            <text:p>1.06278</text:p>
          </table:table-cell>
        </table:table-row>
        <table:table-row table:style-name="ro1">
          <table:table-cell office:value-type="float" office:value="27.0625" calcext:value-type="float">
            <text:p>27.0625</text:p>
          </table:table-cell>
          <table:table-cell office:value-type="float" office:value="1.08123" calcext:value-type="float">
            <text:p>1.08123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office:value-type="float" office:value="1.09908" calcext:value-type="float">
            <text:p>1.09908</text:p>
          </table:table-cell>
        </table:table-row>
        <table:table-row table:style-name="ro1">
          <table:table-cell office:value-type="float" office:value="27.1875" calcext:value-type="float">
            <text:p>27.1875</text:p>
          </table:table-cell>
          <table:table-cell office:value-type="float" office:value="1.11632" calcext:value-type="float">
            <text:p>1.11632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.13297" calcext:value-type="float">
            <text:p>1.13297</text:p>
          </table:table-cell>
        </table:table-row>
        <table:table-row table:style-name="ro1">
          <table:table-cell office:value-type="float" office:value="27.3125" calcext:value-type="float">
            <text:p>27.3125</text:p>
          </table:table-cell>
          <table:table-cell office:value-type="float" office:value="1.14902" calcext:value-type="float">
            <text:p>1.14902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office:value-type="float" office:value="1.16447" calcext:value-type="float">
            <text:p>1.16447</text:p>
          </table:table-cell>
        </table:table-row>
        <table:table-row table:style-name="ro1">
          <table:table-cell office:value-type="float" office:value="27.4375" calcext:value-type="float">
            <text:p>27.4375</text:p>
          </table:table-cell>
          <table:table-cell office:value-type="float" office:value="1.17932" calcext:value-type="float">
            <text:p>1.1793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.19358" calcext:value-type="float">
            <text:p>1.19358</text:p>
          </table:table-cell>
        </table:table-row>
        <table:table-row table:style-name="ro1">
          <table:table-cell office:value-type="float" office:value="27.5625" calcext:value-type="float">
            <text:p>27.5625</text:p>
          </table:table-cell>
          <table:table-cell office:value-type="float" office:value="1.20723" calcext:value-type="float">
            <text:p>1.20723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office:value-type="float" office:value="1.22029" calcext:value-type="float">
            <text:p>1.22029</text:p>
          </table:table-cell>
        </table:table-row>
        <table:table-row table:style-name="ro1">
          <table:table-cell office:value-type="float" office:value="27.6875" calcext:value-type="float">
            <text:p>27.6875</text:p>
          </table:table-cell>
          <table:table-cell office:value-type="float" office:value="1.23275" calcext:value-type="float">
            <text:p>1.23275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.2446" calcext:value-type="float">
            <text:p>1.2446</text:p>
          </table:table-cell>
        </table:table-row>
        <table:table-row table:style-name="ro1">
          <table:table-cell office:value-type="float" office:value="27.8125" calcext:value-type="float">
            <text:p>27.8125</text:p>
          </table:table-cell>
          <table:table-cell office:value-type="float" office:value="1.25586" calcext:value-type="float">
            <text:p>1.25586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office:value-type="float" office:value="1.26653" calcext:value-type="float">
            <text:p>1.26653</text:p>
          </table:table-cell>
        </table:table-row>
        <table:table-row table:style-name="ro1">
          <table:table-cell office:value-type="float" office:value="27.9375" calcext:value-type="float">
            <text:p>27.9375</text:p>
          </table:table-cell>
          <table:table-cell office:value-type="float" office:value="1.27659" calcext:value-type="float">
            <text:p>1.27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8605" calcext:value-type="float">
            <text:p>1.28605</text:p>
          </table:table-cell>
        </table:table-row>
        <table:table-row table:style-name="ro1">
          <table:table-cell office:value-type="float" office:value="28.0625" calcext:value-type="float">
            <text:p>28.0625</text:p>
          </table:table-cell>
          <table:table-cell office:value-type="float" office:value="1.29492" calcext:value-type="float">
            <text:p>1.29492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office:value-type="float" office:value="1.30318" calcext:value-type="float">
            <text:p>1.30318</text:p>
          </table:table-cell>
        </table:table-row>
        <table:table-row table:style-name="ro1">
          <table:table-cell office:value-type="float" office:value="28.1875" calcext:value-type="float">
            <text:p>28.1875</text:p>
          </table:table-cell>
          <table:table-cell office:value-type="float" office:value="1.31085" calcext:value-type="float">
            <text:p>1.31085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1.31792" calcext:value-type="float">
            <text:p>1.31792</text:p>
          </table:table-cell>
        </table:table-row>
        <table:table-row table:style-name="ro1">
          <table:table-cell office:value-type="float" office:value="28.3125" calcext:value-type="float">
            <text:p>28.3125</text:p>
          </table:table-cell>
          <table:table-cell office:value-type="float" office:value="1.32439" calcext:value-type="float">
            <text:p>1.32439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office:value-type="float" office:value="1.33026" calcext:value-type="float">
            <text:p>1.33026</text:p>
          </table:table-cell>
        </table:table-row>
        <table:table-row table:style-name="ro1">
          <table:table-cell office:value-type="float" office:value="28.4375" calcext:value-type="float">
            <text:p>28.4375</text:p>
          </table:table-cell>
          <table:table-cell office:value-type="float" office:value="1.33553" calcext:value-type="float">
            <text:p>1.3355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.3402" calcext:value-type="float">
            <text:p>1.3402</text:p>
          </table:table-cell>
        </table:table-row>
        <table:table-row table:style-name="ro1">
          <table:table-cell office:value-type="float" office:value="28.5625" calcext:value-type="float">
            <text:p>28.5625</text:p>
          </table:table-cell>
          <table:table-cell office:value-type="float" office:value="1.34428" calcext:value-type="float">
            <text:p>1.34428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office:value-type="float" office:value="1.34775" calcext:value-type="float">
            <text:p>1.34775</text:p>
          </table:table-cell>
        </table:table-row>
        <table:table-row table:style-name="ro1">
          <table:table-cell office:value-type="float" office:value="28.6875" calcext:value-type="float">
            <text:p>28.6875</text:p>
          </table:table-cell>
          <table:table-cell office:value-type="float" office:value="1.35063" calcext:value-type="float">
            <text:p>1.35063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1.35291" calcext:value-type="float">
            <text:p>1.35291</text:p>
          </table:table-cell>
        </table:table-row>
        <table:table-row table:style-name="ro1">
          <table:table-cell office:value-type="float" office:value="28.8125" calcext:value-type="float">
            <text:p>28.8125</text:p>
          </table:table-cell>
          <table:table-cell office:value-type="float" office:value="1.35459" calcext:value-type="float">
            <text:p>1.35459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float" office:value="1.35567" calcext:value-type="float">
            <text:p>1.35567</text:p>
          </table:table-cell>
        </table:table-row>
        <table:table-row table:style-name="ro1">
          <table:table-cell office:value-type="float" office:value="28.9375" calcext:value-type="float">
            <text:p>28.9375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.0625" calcext:value-type="float">
            <text:p>29.0625</text:p>
          </table:table-cell>
          <table:table-cell office:value-type="float" office:value="1.35555" calcext:value-type="float">
            <text:p>1.35555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office:value-type="float" office:value="1.35436" calcext:value-type="float">
            <text:p>1.35436</text:p>
          </table:table-cell>
        </table:table-row>
        <table:table-row table:style-name="ro1">
          <table:table-cell office:value-type="float" office:value="29.1875" calcext:value-type="float">
            <text:p>29.1875</text:p>
          </table:table-cell>
          <table:table-cell office:value-type="float" office:value="1.35256" calcext:value-type="float">
            <text:p>1.35256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1.35017" calcext:value-type="float">
            <text:p>1.35017</text:p>
          </table:table-cell>
        </table:table-row>
        <table:table-row table:style-name="ro1">
          <table:table-cell office:value-type="float" office:value="29.3125" calcext:value-type="float">
            <text:p>29.3125</text:p>
          </table:table-cell>
          <table:table-cell office:value-type="float" office:value="1.34717" calcext:value-type="float">
            <text:p>1.34717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office:value-type="float" office:value="1.34358" calcext:value-type="float">
            <text:p>1.34358</text:p>
          </table:table-cell>
        </table:table-row>
        <table:table-row table:style-name="ro1">
          <table:table-cell office:value-type="float" office:value="29.4375" calcext:value-type="float">
            <text:p>29.4375</text:p>
          </table:table-cell>
          <table:table-cell office:value-type="float" office:value="1.33939" calcext:value-type="float">
            <text:p>1.3393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.3346" calcext:value-type="float">
            <text:p>1.3346</text:p>
          </table:table-cell>
        </table:table-row>
        <table:table-row table:style-name="ro1">
          <table:table-cell office:value-type="float" office:value="29.5625" calcext:value-type="float">
            <text:p>29.5625</text:p>
          </table:table-cell>
          <table:table-cell office:value-type="float" office:value="1.32921" calcext:value-type="float">
            <text:p>1.32921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office:value-type="float" office:value="1.32322" calcext:value-type="float">
            <text:p>1.32322</text:p>
          </table:table-cell>
        </table:table-row>
        <table:table-row table:style-name="ro1">
          <table:table-cell office:value-type="float" office:value="29.6875" calcext:value-type="float">
            <text:p>29.6875</text:p>
          </table:table-cell>
          <table:table-cell office:value-type="float" office:value="1.31664" calcext:value-type="float">
            <text:p>1.31664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1.30945" calcext:value-type="float">
            <text:p>1.30945</text:p>
          </table:table-cell>
        </table:table-row>
        <table:table-row table:style-name="ro1">
          <table:table-cell office:value-type="float" office:value="29.8125" calcext:value-type="float">
            <text:p>29.8125</text:p>
          </table:table-cell>
          <table:table-cell office:value-type="float" office:value="1.30167" calcext:value-type="float">
            <text:p>1.30167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office:value-type="float" office:value="1.29328" calcext:value-type="float">
            <text:p>1.29328</text:p>
          </table:table-cell>
        </table:table-row>
        <table:table-row table:style-name="ro1">
          <table:table-cell office:value-type="float" office:value="29.9375" calcext:value-type="float">
            <text:p>29.9375</text:p>
          </table:table-cell>
          <table:table-cell office:value-type="float" office:value="1.2843" calcext:value-type="float">
            <text:p>1.28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7472" calcext:value-type="float">
            <text:p>1.27472</text:p>
          </table:table-cell>
        </table:table-row>
        <table:table-row table:style-name="ro1">
          <table:table-cell office:value-type="float" office:value="30.0625" calcext:value-type="float">
            <text:p>30.0625</text:p>
          </table:table-cell>
          <table:table-cell office:value-type="float" office:value="1.26454" calcext:value-type="float">
            <text:p>1.26454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office:value-type="float" office:value="1.25377" calcext:value-type="float">
            <text:p>1.25377</text:p>
          </table:table-cell>
        </table:table-row>
        <table:table-row table:style-name="ro1">
          <table:table-cell office:value-type="float" office:value="30.1875" calcext:value-type="float">
            <text:p>30.1875</text:p>
          </table:table-cell>
          <table:table-cell office:value-type="float" office:value="1.24239" calcext:value-type="float">
            <text:p>1.24239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30.3125" calcext:value-type="float">
            <text:p>30.3125</text:p>
          </table:table-cell>
          <table:table-cell office:value-type="float" office:value="1.21784" calcext:value-type="float">
            <text:p>1.21784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office:value-type="float" office:value="1.20467" calcext:value-type="float">
            <text:p>1.20467</text:p>
          </table:table-cell>
        </table:table-row>
        <table:table-row table:style-name="ro1">
          <table:table-cell office:value-type="float" office:value="30.4375" calcext:value-type="float">
            <text:p>30.4375</text:p>
          </table:table-cell>
          <table:table-cell office:value-type="float" office:value="1.1909" calcext:value-type="float">
            <text:p>1.190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.17653" calcext:value-type="float">
            <text:p>1.17653</text:p>
          </table:table-cell>
        </table:table-row>
        <table:table-row table:style-name="ro1">
          <table:table-cell office:value-type="float" office:value="30.5625" calcext:value-type="float">
            <text:p>30.5625</text:p>
          </table:table-cell>
          <table:table-cell office:value-type="float" office:value="1.16156" calcext:value-type="float">
            <text:p>1.16156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office:value-type="float" office:value="1.14599" calcext:value-type="float">
            <text:p>1.14599</text:p>
          </table:table-cell>
        </table:table-row>
        <table:table-row table:style-name="ro1">
          <table:table-cell office:value-type="float" office:value="30.6875" calcext:value-type="float">
            <text:p>30.6875</text:p>
          </table:table-cell>
          <table:table-cell office:value-type="float" office:value="1.12982" calcext:value-type="float">
            <text:p>1.12982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1.11306" calcext:value-type="float">
            <text:p>1.11306</text:p>
          </table:table-cell>
        </table:table-row>
        <table:table-row table:style-name="ro1">
          <table:table-cell office:value-type="float" office:value="30.8125" calcext:value-type="float">
            <text:p>30.8125</text:p>
          </table:table-cell>
          <table:table-cell office:value-type="float" office:value="1.09569" calcext:value-type="float">
            <text:p>1.09569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office:value-type="float" office:value="1.07773" calcext:value-type="float">
            <text:p>1.07773</text:p>
          </table:table-cell>
        </table:table-row>
        <table:table-row table:style-name="ro1">
          <table:table-cell office:value-type="float" office:value="30.9375" calcext:value-type="float">
            <text:p>30.9375</text:p>
          </table:table-cell>
          <table:table-cell office:value-type="float" office:value="1.05917" calcext:value-type="float">
            <text:p>1.059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4001" calcext:value-type="float">
            <text:p>1.04001</text:p>
          </table:table-cell>
        </table:table-row>
        <table:table-row table:style-name="ro1">
          <table:table-cell office:value-type="float" office:value="31.0625" calcext:value-type="float">
            <text:p>31.0625</text:p>
          </table:table-cell>
          <table:table-cell office:value-type="float" office:value="1.02025" calcext:value-type="float">
            <text:p>1.02025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office:value-type="float" office:value="0.999894" calcext:value-type="float">
            <text:p>0.999894</text:p>
          </table:table-cell>
        </table:table-row>
        <table:table-row table:style-name="ro1">
          <table:table-cell office:value-type="float" office:value="31.1875" calcext:value-type="float">
            <text:p>31.1875</text:p>
          </table:table-cell>
          <table:table-cell office:value-type="float" office:value="0.978937" calcext:value-type="float">
            <text:p>0.978937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957382" calcext:value-type="float">
            <text:p>0.957382</text:p>
          </table:table-cell>
        </table:table-row>
        <table:table-row table:style-name="ro1">
          <table:table-cell office:value-type="float" office:value="31.3125" calcext:value-type="float">
            <text:p>31.3125</text:p>
          </table:table-cell>
          <table:table-cell office:value-type="float" office:value="0.935228" calcext:value-type="float">
            <text:p>0.935228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office:value-type="float" office:value="0.912476" calcext:value-type="float">
            <text:p>0.912476</text:p>
          </table:table-cell>
        </table:table-row>
        <table:table-row table:style-name="ro1">
          <table:table-cell office:value-type="float" office:value="31.4375" calcext:value-type="float">
            <text:p>31.4375</text:p>
          </table:table-cell>
          <table:table-cell office:value-type="float" office:value="0.889124" calcext:value-type="float">
            <text:p>0.88912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865174" calcext:value-type="float">
            <text:p>0.865174</text:p>
          </table:table-cell>
        </table:table-row>
        <table:table-row table:style-name="ro1">
          <table:table-cell office:value-type="float" office:value="31.5625" calcext:value-type="float">
            <text:p>31.5625</text:p>
          </table:table-cell>
          <table:table-cell office:value-type="float" office:value="0.840625" calcext:value-type="float">
            <text:p>0.840625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office:value-type="float" office:value="0.815477" calcext:value-type="float">
            <text:p>0.815477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office:value-type="float" office:value="0.789731" calcext:value-type="float">
            <text:p>0.789731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0.763386" calcext:value-type="float">
            <text:p>0.763386</text:p>
          </table:table-cell>
        </table:table-row>
        <table:table-row table:style-name="ro1">
          <table:table-cell office:value-type="float" office:value="31.8125" calcext:value-type="float">
            <text:p>31.8125</text:p>
          </table:table-cell>
          <table:table-cell office:value-type="float" office:value="0.736442" calcext:value-type="float">
            <text:p>0.736442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office:value-type="float" office:value="0.708899" calcext:value-type="float">
            <text:p>0.708899</text:p>
          </table:table-cell>
        </table:table-row>
        <table:table-row table:style-name="ro1">
          <table:table-cell office:value-type="float" office:value="31.9375" calcext:value-type="float">
            <text:p>31.9375</text:p>
          </table:table-cell>
          <table:table-cell office:value-type="float" office:value="0.680757" calcext:value-type="float">
            <text:p>0.680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2017" calcext:value-type="float">
            <text:p>0.652017</text:p>
          </table:table-cell>
        </table:table-row>
        <table:table-row table:style-name="ro1">
          <table:table-cell office:value-type="float" office:value="32.0625" calcext:value-type="float">
            <text:p>32.0625</text:p>
          </table:table-cell>
          <table:table-cell office:value-type="float" office:value="0.622678" calcext:value-type="float">
            <text:p>0.622678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office:value-type="float" office:value="0.59274" calcext:value-type="float">
            <text:p>0.59274</text:p>
          </table:table-cell>
        </table:table-row>
        <table:table-row table:style-name="ro1">
          <table:table-cell office:value-type="float" office:value="32.1875" calcext:value-type="float">
            <text:p>32.1875</text:p>
          </table:table-cell>
          <table:table-cell office:value-type="float" office:value="0.562204" calcext:value-type="float">
            <text:p>0.562204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0.531069" calcext:value-type="float">
            <text:p>0.531069</text:p>
          </table:table-cell>
        </table:table-row>
        <table:table-row table:style-name="ro1">
          <table:table-cell office:value-type="float" office:value="32.3125" calcext:value-type="float">
            <text:p>32.3125</text:p>
          </table:table-cell>
          <table:table-cell office:value-type="float" office:value="0.499335" calcext:value-type="float">
            <text:p>0.499335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office:value-type="float" office:value="0.467002" calcext:value-type="float">
            <text:p>0.467002</text:p>
          </table:table-cell>
        </table:table-row>
        <table:table-row table:style-name="ro1">
          <table:table-cell office:value-type="float" office:value="32.4375" calcext:value-type="float">
            <text:p>32.4375</text:p>
          </table:table-cell>
          <table:table-cell office:value-type="float" office:value="0.43407" calcext:value-type="float">
            <text:p>0.4340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40054" calcext:value-type="float">
            <text:p>0.40054</text:p>
          </table:table-cell>
        </table:table-row>
        <table:table-row table:style-name="ro1">
          <table:table-cell office:value-type="float" office:value="32.5625" calcext:value-type="float">
            <text:p>32.5625</text:p>
          </table:table-cell>
          <table:table-cell office:value-type="float" office:value="0.366411" calcext:value-type="float">
            <text:p>0.366411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office:value-type="float" office:value="0.331683" calcext:value-type="float">
            <text:p>0.331683</text:p>
          </table:table-cell>
        </table:table-row>
        <table:table-row table:style-name="ro1">
          <table:table-cell office:value-type="float" office:value="32.6875" calcext:value-type="float">
            <text:p>32.6875</text:p>
          </table:table-cell>
          <table:table-cell office:value-type="float" office:value="0.296357" calcext:value-type="float">
            <text:p>0.29635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0.260432" calcext:value-type="float">
            <text:p>0.260432</text:p>
          </table:table-cell>
        </table:table-row>
        <table:table-row table:style-name="ro1">
          <table:table-cell office:value-type="float" office:value="32.8125" calcext:value-type="float">
            <text:p>32.8125</text:p>
          </table:table-cell>
          <table:table-cell office:value-type="float" office:value="0.223907" calcext:value-type="float">
            <text:p>0.223907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office:value-type="float" office:value="0.186785" calcext:value-type="float">
            <text:p>0.186785</text:p>
          </table:table-cell>
        </table:table-row>
        <table:table-row table:style-name="ro1">
          <table:table-cell office:value-type="float" office:value="32.9375" calcext:value-type="float">
            <text:p>32.9375</text:p>
          </table:table-cell>
          <table:table-cell office:value-type="float" office:value="0.149063" calcext:value-type="float">
            <text:p>0.1490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0743" calcext:value-type="float">
            <text:p>0.110743</text:p>
          </table:table-cell>
        </table:table-row>
        <table:table-row table:style-name="ro1">
          <table:table-cell office:value-type="float" office:value="33.0625" calcext:value-type="float">
            <text:p>33.0625</text:p>
          </table:table-cell>
          <table:table-cell office:value-type="float" office:value="0.0718237" calcext:value-type="float">
            <text:p>0.0718237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office:value-type="float" office:value="0.0323059" calcext:value-type="float">
            <text:p>0.0323059</text:p>
          </table:table-cell>
        </table:table-row>
        <table:table-row table:style-name="ro1">
          <table:table-cell office:value-type="float" office:value="33.1875" calcext:value-type="float">
            <text:p>3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875" calcext:value-type="float">
            <text:p>3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3.8125" calcext:value-type="float">
            <text:p>33.8125</text:p>
          </table:table-cell>
          <table:table-cell office:value-type="float" office:value="0.0634012" calcext:value-type="float">
            <text:p>0.0634012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office:value-type="float" office:value="0.0942037" calcext:value-type="float">
            <text:p>0.0942037</text:p>
          </table:table-cell>
        </table:table-row>
        <table:table-row table:style-name="ro1">
          <table:table-cell office:value-type="float" office:value="33.9375" calcext:value-type="float">
            <text:p>33.9375</text:p>
          </table:table-cell>
          <table:table-cell office:value-type="float" office:value="0.124407" calcext:value-type="float">
            <text:p>0.1244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4012" calcext:value-type="float">
            <text:p>0.154012</text:p>
          </table:table-cell>
        </table:table-row>
        <table:table-row table:style-name="ro1">
          <table:table-cell office:value-type="float" office:value="34.0625" calcext:value-type="float">
            <text:p>34.0625</text:p>
          </table:table-cell>
          <table:table-cell office:value-type="float" office:value="0.183019" calcext:value-type="float">
            <text:p>0.183019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office:value-type="float" office:value="0.211426" calcext:value-type="float">
            <text:p>0.211426</text:p>
          </table:table-cell>
        </table:table-row>
        <table:table-row table:style-name="ro1">
          <table:table-cell office:value-type="float" office:value="34.1875" calcext:value-type="float">
            <text:p>34.1875</text:p>
          </table:table-cell>
          <table:table-cell office:value-type="float" office:value="0.239235" calcext:value-type="float">
            <text:p>0.23923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0.266445" calcext:value-type="float">
            <text:p>0.266445</text:p>
          </table:table-cell>
        </table:table-row>
        <table:table-row table:style-name="ro1">
          <table:table-cell office:value-type="float" office:value="34.3125" calcext:value-type="float">
            <text:p>34.3125</text:p>
          </table:table-cell>
          <table:table-cell office:value-type="float" office:value="0.293056" calcext:value-type="float">
            <text:p>0.293056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office:value-type="float" office:value="0.319068" calcext:value-type="float">
            <text:p>0.319068</text:p>
          </table:table-cell>
        </table:table-row>
        <table:table-row table:style-name="ro1">
          <table:table-cell office:value-type="float" office:value="34.4375" calcext:value-type="float">
            <text:p>34.4375</text:p>
          </table:table-cell>
          <table:table-cell office:value-type="float" office:value="0.344482" calcext:value-type="float">
            <text:p>0.34448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369297" calcext:value-type="float">
            <text:p>0.369297</text:p>
          </table:table-cell>
        </table:table-row>
        <table:table-row table:style-name="ro1">
          <table:table-cell office:value-type="float" office:value="34.5625" calcext:value-type="float">
            <text:p>34.5625</text:p>
          </table:table-cell>
          <table:table-cell office:value-type="float" office:value="0.393513" calcext:value-type="float">
            <text:p>0.393513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office:value-type="float" office:value="0.417131" calcext:value-type="float">
            <text:p>0.417131</text:p>
          </table:table-cell>
        </table:table-row>
        <table:table-row table:style-name="ro1">
          <table:table-cell office:value-type="float" office:value="34.6875" calcext:value-type="float">
            <text:p>34.6875</text:p>
          </table:table-cell>
          <table:table-cell office:value-type="float" office:value="0.440149" calcext:value-type="float">
            <text:p>0.440149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0.462569" calcext:value-type="float">
            <text:p>0.462569</text:p>
          </table:table-cell>
        </table:table-row>
        <table:table-row table:style-name="ro1">
          <table:table-cell office:value-type="float" office:value="34.8125" calcext:value-type="float">
            <text:p>34.8125</text:p>
          </table:table-cell>
          <table:table-cell office:value-type="float" office:value="0.484391" calcext:value-type="float">
            <text:p>0.484391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float" office:value="0.505613" calcext:value-type="float">
            <text:p>0.505613</text:p>
          </table:table-cell>
        </table:table-row>
        <table:table-row table:style-name="ro1">
          <table:table-cell office:value-type="float" office:value="34.9375" calcext:value-type="float">
            <text:p>34.9375</text:p>
          </table:table-cell>
          <table:table-cell office:value-type="float" office:value="0.526237" calcext:value-type="float">
            <text:p>0.526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6261" calcext:value-type="float">
            <text:p>0.546261</text:p>
          </table:table-cell>
        </table:table-row>
        <table:table-row table:style-name="ro1">
          <table:table-cell office:value-type="float" office:value="35.0625" calcext:value-type="float">
            <text:p>35.0625</text:p>
          </table:table-cell>
          <table:table-cell office:value-type="float" office:value="0.565688" calcext:value-type="float">
            <text:p>0.565688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office:value-type="float" office:value="0.584515" calcext:value-type="float">
            <text:p>0.584515</text:p>
          </table:table-cell>
        </table:table-row>
        <table:table-row table:style-name="ro1">
          <table:table-cell office:value-type="float" office:value="35.1875" calcext:value-type="float">
            <text:p>35.1875</text:p>
          </table:table-cell>
          <table:table-cell office:value-type="float" office:value="0.602744" calcext:value-type="float">
            <text:p>0.60274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0.620374" calcext:value-type="float">
            <text:p>0.620374</text:p>
          </table:table-cell>
        </table:table-row>
        <table:table-row table:style-name="ro1">
          <table:table-cell office:value-type="float" office:value="35.3125" calcext:value-type="float">
            <text:p>35.3125</text:p>
          </table:table-cell>
          <table:table-cell office:value-type="float" office:value="0.637405" calcext:value-type="float">
            <text:p>0.637405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office:value-type="float" office:value="0.653837" calcext:value-type="float">
            <text:p>0.653837</text:p>
          </table:table-cell>
        </table:table-row>
        <table:table-row table:style-name="ro1">
          <table:table-cell office:value-type="float" office:value="35.4375" calcext:value-type="float">
            <text:p>35.4375</text:p>
          </table:table-cell>
          <table:table-cell office:value-type="float" office:value="0.669671" calcext:value-type="float">
            <text:p>0.66967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684906" calcext:value-type="float">
            <text:p>0.684906</text:p>
          </table:table-cell>
        </table:table-row>
        <table:table-row table:style-name="ro1">
          <table:table-cell office:value-type="float" office:value="35.5625" calcext:value-type="float">
            <text:p>35.5625</text:p>
          </table:table-cell>
          <table:table-cell office:value-type="float" office:value="0.699542" calcext:value-type="float">
            <text:p>0.699542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office:value-type="float" office:value="0.713579" calcext:value-type="float">
            <text:p>0.713579</text:p>
          </table:table-cell>
        </table:table-row>
        <table:table-row table:style-name="ro1">
          <table:table-cell office:value-type="float" office:value="35.6875" calcext:value-type="float">
            <text:p>35.6875</text:p>
          </table:table-cell>
          <table:table-cell office:value-type="float" office:value="0.727018" calcext:value-type="float">
            <text:p>0.727018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0.739857" calcext:value-type="float">
            <text:p>0.739857</text:p>
          </table:table-cell>
        </table:table-row>
        <table:table-row table:style-name="ro1">
          <table:table-cell office:value-type="float" office:value="35.8125" calcext:value-type="float">
            <text:p>35.8125</text:p>
          </table:table-cell>
          <table:table-cell office:value-type="float" office:value="0.752099" calcext:value-type="float">
            <text:p>0.752099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office:value-type="float" office:value="0.763741" calcext:value-type="float">
            <text:p>0.763741</text:p>
          </table:table-cell>
        </table:table-row>
        <table:table-row table:style-name="ro1">
          <table:table-cell office:value-type="float" office:value="35.9375" calcext:value-type="float">
            <text:p>35.9375</text:p>
          </table:table-cell>
          <table:table-cell office:value-type="float" office:value="0.774784" calcext:value-type="float">
            <text:p>0.7747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85229" calcext:value-type="float">
            <text:p>0.785229</text:p>
          </table:table-cell>
        </table:table-row>
        <table:table-row table:style-name="ro1">
          <table:table-cell office:value-type="float" office:value="36.0625" calcext:value-type="float">
            <text:p>36.0625</text:p>
          </table:table-cell>
          <table:table-cell office:value-type="float" office:value="0.795075" calcext:value-type="float">
            <text:p>0.795075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office:value-type="float" office:value="0.804323" calcext:value-type="float">
            <text:p>0.804323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office:value-type="float" office:value="0.812971" calcext:value-type="float">
            <text:p>0.812971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0.821021" calcext:value-type="float">
            <text:p>0.821021</text:p>
          </table:table-cell>
        </table:table-row>
        <table:table-row table:style-name="ro1">
          <table:table-cell office:value-type="float" office:value="36.3125" calcext:value-type="float">
            <text:p>36.3125</text:p>
          </table:table-cell>
          <table:table-cell office:value-type="float" office:value="0.828472" calcext:value-type="float">
            <text:p>0.828472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office:value-type="float" office:value="0.835324" calcext:value-type="float">
            <text:p>0.835324</text:p>
          </table:table-cell>
        </table:table-row>
        <table:table-row table:style-name="ro1">
          <table:table-cell office:value-type="float" office:value="36.4375" calcext:value-type="float">
            <text:p>36.4375</text:p>
          </table:table-cell>
          <table:table-cell office:value-type="float" office:value="0.841578" calcext:value-type="float">
            <text:p>0.84157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847233" calcext:value-type="float">
            <text:p>0.847233</text:p>
          </table:table-cell>
        </table:table-row>
        <table:table-row table:style-name="ro1">
          <table:table-cell office:value-type="float" office:value="36.5625" calcext:value-type="float">
            <text:p>36.5625</text:p>
          </table:table-cell>
          <table:table-cell office:value-type="float" office:value="0.852289" calcext:value-type="float">
            <text:p>0.852289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office:value-type="float" office:value="0.856746" calcext:value-type="float">
            <text:p>0.856746</text:p>
          </table:table-cell>
        </table:table-row>
        <table:table-row table:style-name="ro1">
          <table:table-cell office:value-type="float" office:value="36.6875" calcext:value-type="float">
            <text:p>36.6875</text:p>
          </table:table-cell>
          <table:table-cell office:value-type="float" office:value="0.860604" calcext:value-type="float">
            <text:p>0.860604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0.863864" calcext:value-type="float">
            <text:p>0.863864</text:p>
          </table:table-cell>
        </table:table-row>
        <table:table-row table:style-name="ro1">
          <table:table-cell office:value-type="float" office:value="36.8125" calcext:value-type="float">
            <text:p>36.8125</text:p>
          </table:table-cell>
          <table:table-cell office:value-type="float" office:value="0.866525" calcext:value-type="float">
            <text:p>0.866525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office:value-type="float" office:value="0.868588" calcext:value-type="float">
            <text:p>0.868588</text:p>
          </table:table-cell>
        </table:table-row>
        <table:table-row table:style-name="ro1">
          <table:table-cell office:value-type="float" office:value="36.9375" calcext:value-type="float">
            <text:p>36.9375</text:p>
          </table:table-cell>
          <table:table-cell office:value-type="float" office:value="0.870051" calcext:value-type="float">
            <text:p>0.870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916" calcext:value-type="float">
            <text:p>0.870916</text:p>
          </table:table-cell>
        </table:table-row>
        <table:table-row table:style-name="ro1">
          <table:table-cell office:value-type="float" office:value="37.0625" calcext:value-type="float">
            <text:p>37.06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875" calcext:value-type="float">
            <text:p>37.1875</text:p>
          </table:table-cell>
          <table:table-cell office:value-type="float" office:value="0.870583" calcext:value-type="float">
            <text:p>0.870583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0.869385" calcext:value-type="float">
            <text:p>0.869385</text:p>
          </table:table-cell>
        </table:table-row>
        <table:table-row table:style-name="ro1">
          <table:table-cell office:value-type="float" office:value="37.3125" calcext:value-type="float">
            <text:p>37.3125</text:p>
          </table:table-cell>
          <table:table-cell office:value-type="float" office:value="0.867589" calcext:value-type="float">
            <text:p>0.867589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office:value-type="float" office:value="0.865194" calcext:value-type="float">
            <text:p>0.865194</text:p>
          </table:table-cell>
        </table:table-row>
        <table:table-row table:style-name="ro1">
          <table:table-cell office:value-type="float" office:value="37.4375" calcext:value-type="float">
            <text:p>37.4375</text:p>
          </table:table-cell>
          <table:table-cell office:value-type="float" office:value="0.8622" calcext:value-type="float">
            <text:p>0.862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858608" calcext:value-type="float">
            <text:p>0.858608</text:p>
          </table:table-cell>
        </table:table-row>
        <table:table-row table:style-name="ro1">
          <table:table-cell office:value-type="float" office:value="37.5625" calcext:value-type="float">
            <text:p>37.5625</text:p>
          </table:table-cell>
          <table:table-cell office:value-type="float" office:value="0.854417" calcext:value-type="float">
            <text:p>0.854417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office:value-type="float" office:value="0.849627" calcext:value-type="float">
            <text:p>0.849627</text:p>
          </table:table-cell>
        </table:table-row>
        <table:table-row table:style-name="ro1">
          <table:table-cell office:value-type="float" office:value="37.6875" calcext:value-type="float">
            <text:p>37.6875</text:p>
          </table:table-cell>
          <table:table-cell office:value-type="float" office:value="0.844238" calcext:value-type="float">
            <text:p>0.844238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0.83825" calcext:value-type="float">
            <text:p>0.83825</text:p>
          </table:table-cell>
        </table:table-row>
        <table:table-row table:style-name="ro1">
          <table:table-cell office:value-type="float" office:value="37.8125" calcext:value-type="float">
            <text:p>37.8125</text:p>
          </table:table-cell>
          <table:table-cell office:value-type="float" office:value="0.831664" calcext:value-type="float">
            <text:p>0.831664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office:value-type="float" office:value="0.824479" calcext:value-type="float">
            <text:p>0.824479</text:p>
          </table:table-cell>
        </table:table-row>
        <table:table-row table:style-name="ro1">
          <table:table-cell office:value-type="float" office:value="37.9375" calcext:value-type="float">
            <text:p>37.9375</text:p>
          </table:table-cell>
          <table:table-cell office:value-type="float" office:value="0.816695" calcext:value-type="float">
            <text:p>0.8166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08313" calcext:value-type="float">
            <text:p>0.808313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office:value-type="float" office:value="0.799331" calcext:value-type="float">
            <text:p>0.799331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office:value-type="float" office:value="0.789751" calcext:value-type="float">
            <text:p>0.789751</text:p>
          </table:table-cell>
        </table:table-row>
        <table:table-row table:style-name="ro1">
          <table:table-cell office:value-type="float" office:value="38.1875" calcext:value-type="float">
            <text:p>38.1875</text:p>
          </table:table-cell>
          <table:table-cell office:value-type="float" office:value="0.779572" calcext:value-type="float">
            <text:p>0.779572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0.768795" calcext:value-type="float">
            <text:p>0.768795</text:p>
          </table:table-cell>
        </table:table-row>
        <table:table-row table:style-name="ro1">
          <table:table-cell office:value-type="float" office:value="38.3125" calcext:value-type="float">
            <text:p>38.3125</text:p>
          </table:table-cell>
          <table:table-cell office:value-type="float" office:value="0.757418" calcext:value-type="float">
            <text:p>0.757418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office:value-type="float" office:value="0.745443" calcext:value-type="float">
            <text:p>0.745443</text:p>
          </table:table-cell>
        </table:table-row>
        <table:table-row table:style-name="ro1">
          <table:table-cell office:value-type="float" office:value="38.4375" calcext:value-type="float">
            <text:p>38.4375</text:p>
          </table:table-cell>
          <table:table-cell office:value-type="float" office:value="0.732869" calcext:value-type="float">
            <text:p>0.73286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719697" calcext:value-type="float">
            <text:p>0.719697</text:p>
          </table:table-cell>
        </table:table-row>
        <table:table-row table:style-name="ro1">
          <table:table-cell office:value-type="float" office:value="38.5625" calcext:value-type="float">
            <text:p>38.5625</text:p>
          </table:table-cell>
          <table:table-cell office:value-type="float" office:value="0.705925" calcext:value-type="float">
            <text:p>0.705925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office:value-type="float" office:value="0.691555" calcext:value-type="float">
            <text:p>0.691555</text:p>
          </table:table-cell>
        </table:table-row>
        <table:table-row table:style-name="ro1">
          <table:table-cell office:value-type="float" office:value="38.6875" calcext:value-type="float">
            <text:p>38.6875</text:p>
          </table:table-cell>
          <table:table-cell office:value-type="float" office:value="0.676586" calcext:value-type="float">
            <text:p>0.676586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0.661019" calcext:value-type="float">
            <text:p>0.661019</text:p>
          </table:table-cell>
        </table:table-row>
        <table:table-row table:style-name="ro1">
          <table:table-cell office:value-type="float" office:value="38.8125" calcext:value-type="float">
            <text:p>38.8125</text:p>
          </table:table-cell>
          <table:table-cell office:value-type="float" office:value="0.644852" calcext:value-type="float">
            <text:p>0.644852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office:value-type="float" office:value="0.628087" calcext:value-type="float">
            <text:p>0.628087</text:p>
          </table:table-cell>
        </table:table-row>
        <table:table-row table:style-name="ro1">
          <table:table-cell office:value-type="float" office:value="38.9375" calcext:value-type="float">
            <text:p>38.9375</text:p>
          </table:table-cell>
          <table:table-cell office:value-type="float" office:value="0.610723" calcext:value-type="float">
            <text:p>0.610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92761" calcext:value-type="float">
            <text:p>0.592761</text:p>
          </table:table-cell>
        </table:table-row>
        <table:table-row table:style-name="ro1">
          <table:table-cell office:value-type="float" office:value="39.0625" calcext:value-type="float">
            <text:p>39.0625</text:p>
          </table:table-cell>
          <table:table-cell office:value-type="float" office:value="0.574199" calcext:value-type="float">
            <text:p>0.574199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office:value-type="float" office:value="0.555039" calcext:value-type="float">
            <text:p>0.555039</text:p>
          </table:table-cell>
        </table:table-row>
        <table:table-row table:style-name="ro1">
          <table:table-cell office:value-type="float" office:value="39.1875" calcext:value-type="float">
            <text:p>39.1875</text:p>
          </table:table-cell>
          <table:table-cell office:value-type="float" office:value="0.53528" calcext:value-type="float">
            <text:p>0.53528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0.514923" calcext:value-type="float">
            <text:p>0.514923</text:p>
          </table:table-cell>
        </table:table-row>
        <table:table-row table:style-name="ro1">
          <table:table-cell office:value-type="float" office:value="39.3125" calcext:value-type="float">
            <text:p>39.3125</text:p>
          </table:table-cell>
          <table:table-cell office:value-type="float" office:value="0.493966" calcext:value-type="float">
            <text:p>0.493966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office:value-type="float" office:value="0.472411" calcext:value-type="float">
            <text:p>0.472411</text:p>
          </table:table-cell>
        </table:table-row>
        <table:table-row table:style-name="ro1">
          <table:table-cell office:value-type="float" office:value="39.4375" calcext:value-type="float">
            <text:p>39.4375</text:p>
          </table:table-cell>
          <table:table-cell office:value-type="float" office:value="0.450257" calcext:value-type="float">
            <text:p>0.45025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427504" calcext:value-type="float">
            <text:p>0.427504</text:p>
          </table:table-cell>
        </table:table-row>
        <table:table-row table:style-name="ro1">
          <table:table-cell office:value-type="float" office:value="39.5625" calcext:value-type="float">
            <text:p>39.5625</text:p>
          </table:table-cell>
          <table:table-cell office:value-type="float" office:value="0.404153" calcext:value-type="float">
            <text:p>0.404153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office:value-type="float" office:value="0.380203" calcext:value-type="float">
            <text:p>0.380203</text:p>
          </table:table-cell>
        </table:table-row>
        <table:table-row table:style-name="ro1">
          <table:table-cell office:value-type="float" office:value="39.6875" calcext:value-type="float">
            <text:p>39.6875</text:p>
          </table:table-cell>
          <table:table-cell office:value-type="float" office:value="0.355654" calcext:value-type="float">
            <text:p>0.355654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0.330506" calcext:value-type="float">
            <text:p>0.330506</text:p>
          </table:table-cell>
        </table:table-row>
        <table:table-row table:style-name="ro1">
          <table:table-cell office:value-type="float" office:value="39.8125" calcext:value-type="float">
            <text:p>39.8125</text:p>
          </table:table-cell>
          <table:table-cell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office:value-type="float" office:value="0.278414" calcext:value-type="float">
            <text:p>0.278414</text:p>
          </table:table-cell>
        </table:table-row>
        <table:table-row table:style-name="ro1">
          <table:table-cell office:value-type="float" office:value="39.9375" calcext:value-type="float">
            <text:p>39.9375</text:p>
          </table:table-cell>
          <table:table-cell office:value-type="float" office:value="0.25147" calcext:value-type="float">
            <text:p>0.25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3928" calcext:value-type="float">
            <text:p>0.223928</text:p>
          </table:table-cell>
        </table:table-row>
        <table:table-row table:style-name="ro1">
          <table:table-cell office:value-type="float" office:value="40.0625" calcext:value-type="float">
            <text:p>40.0625</text:p>
          </table:table-cell>
          <table:table-cell office:value-type="float" office:value="0.195786" calcext:value-type="float">
            <text:p>0.195786</text:p>
          </table:table-cell>
        </table:table-row>
        <table:table-row table:style-name="ro1">
          <table:table-cell office:value-type="float" office:value="40.125" calcext:value-type="float">
            <text:p>40.125</text:p>
          </table:table-cell>
          <table:table-cell office:value-type="float" office:value="0.167046" calcext:value-type="float">
            <text:p>0.167046</text:p>
          </table:table-cell>
        </table:table-row>
        <table:table-row table:style-name="ro1">
          <table:table-cell office:value-type="float" office:value="40.1875" calcext:value-type="float">
            <text:p>40.1875</text:p>
          </table:table-cell>
          <table:table-cell office:value-type="float" office:value="0.137707" calcext:value-type="float">
            <text:p>0.137707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0.107769" calcext:value-type="float">
            <text:p>0.107769</text:p>
          </table:table-cell>
        </table:table-row>
        <table:table-row table:style-name="ro1">
          <table:table-cell office:value-type="float" office:value="40.3125" calcext:value-type="float">
            <text:p>40.3125</text:p>
          </table:table-cell>
          <table:table-cell office:value-type="float" office:value="0.0772328" calcext:value-type="float">
            <text:p>0.0772328</text:p>
          </table:table-cell>
        </table:table-row>
        <table:table-row table:style-name="ro1">
          <table:table-cell office:value-type="float" office:value="40.375" calcext:value-type="float">
            <text:p>40.375</text:p>
          </table:table-cell>
          <table:table-cell office:value-type="float" office:value="0.0460975" calcext:value-type="float">
            <text:p>0.0460975</text:p>
          </table:table-cell>
        </table:table-row>
        <table:table-row table:style-name="ro1">
          <table:table-cell office:value-type="float" office:value="40.4375" calcext:value-type="float">
            <text:p>40.4375</text:p>
          </table:table-cell>
          <table:table-cell office:value-type="float" office:value="0.0143635" calcext:value-type="float">
            <text:p>0.0143635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625" calcext:value-type="float">
            <text:p>41.0625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41.125" calcext:value-type="float">
            <text:p>41.125</text:p>
          </table:table-cell>
          <table:table-cell office:value-type="float" office:value="0.0506012" calcext:value-type="float">
            <text:p>0.0506012</text:p>
          </table:table-cell>
        </table:table-row>
        <table:table-row table:style-name="ro1">
          <table:table-cell office:value-type="float" office:value="41.1875" calcext:value-type="float">
            <text:p>41.1875</text:p>
          </table:table-cell>
          <table:table-cell office:value-type="float" office:value="0.0750037" calcext:value-type="float">
            <text:p>0.075003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0.0988075" calcext:value-type="float">
            <text:p>0.0988075</text:p>
          </table:table-cell>
        </table:table-row>
        <table:table-row table:style-name="ro1">
          <table:table-cell office:value-type="float" office:value="41.3125" calcext:value-type="float">
            <text:p>41.3125</text:p>
          </table:table-cell>
          <table:table-cell office:value-type="float" office:value="0.122012" calcext:value-type="float">
            <text:p>0.122012</text:p>
          </table:table-cell>
        </table:table-row>
        <table:table-row table:style-name="ro1">
          <table:table-cell office:value-type="float" office:value="41.375" calcext:value-type="float">
            <text:p>41.375</text:p>
          </table:table-cell>
          <table:table-cell office:value-type="float" office:value="0.144619" calcext:value-type="float">
            <text:p>0.144619</text:p>
          </table:table-cell>
        </table:table-row>
        <table:table-row table:style-name="ro1">
          <table:table-cell office:value-type="float" office:value="41.4375" calcext:value-type="float">
            <text:p>41.4375</text:p>
          </table:table-cell>
          <table:table-cell office:value-type="float" office:value="0.166626" calcext:value-type="float">
            <text:p>0.16662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188035" calcext:value-type="float">
            <text:p>0.188035</text:p>
          </table:table-cell>
        </table:table-row>
        <table:table-row table:style-name="ro1">
          <table:table-cell office:value-type="float" office:value="41.5625" calcext:value-type="float">
            <text:p>41.5625</text:p>
          </table:table-cell>
          <table:table-cell office:value-type="float" office:value="0.208845" calcext:value-type="float">
            <text:p>0.208845</text:p>
          </table:table-cell>
        </table:table-row>
        <table:table-row table:style-name="ro1">
          <table:table-cell office:value-type="float" office:value="41.625" calcext:value-type="float">
            <text:p>41.625</text:p>
          </table:table-cell>
          <table:table-cell office:value-type="float" office:value="0.229056" calcext:value-type="float">
            <text:p>0.229056</text:p>
          </table:table-cell>
        </table:table-row>
        <table:table-row table:style-name="ro1">
          <table:table-cell office:value-type="float" office:value="41.6875" calcext:value-type="float">
            <text:p>41.6875</text:p>
          </table:table-cell>
          <table:table-cell office:value-type="float" office:value="0.248668" calcext:value-type="float">
            <text:p>0.248668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0.267682" calcext:value-type="float">
            <text:p>0.267682</text:p>
          </table:table-cell>
        </table:table-row>
        <table:table-row table:style-name="ro1">
          <table:table-cell office:value-type="float" office:value="41.8125" calcext:value-type="float">
            <text:p>41.8125</text:p>
          </table:table-cell>
          <table:table-cell office:value-type="float" office:value="0.286097" calcext:value-type="float">
            <text:p>0.286097</text:p>
          </table:table-cell>
        </table:table-row>
        <table:table-row table:style-name="ro1">
          <table:table-cell office:value-type="float" office:value="41.875" calcext:value-type="float">
            <text:p>41.875</text:p>
          </table:table-cell>
          <table:table-cell office:value-type="float" office:value="0.303913" calcext:value-type="float">
            <text:p>0.303913</text:p>
          </table:table-cell>
        </table:table-row>
        <table:table-row table:style-name="ro1">
          <table:table-cell office:value-type="float" office:value="41.9375" calcext:value-type="float">
            <text:p>41.9375</text:p>
          </table:table-cell>
          <table:table-cell office:value-type="float" office:value="0.321131" calcext:value-type="float">
            <text:p>0.321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7749" calcext:value-type="float">
            <text:p>0.337749</text:p>
          </table:table-cell>
        </table:table-row>
        <table:table-row table:style-name="ro1">
          <table:table-cell office:value-type="float" office:value="42.0625" calcext:value-type="float">
            <text:p>42.0625</text:p>
          </table:table-cell>
          <table:table-cell office:value-type="float" office:value="0.353769" calcext:value-type="float">
            <text:p>0.353769</text:p>
          </table:table-cell>
        </table:table-row>
        <table:table-row table:style-name="ro1">
          <table:table-cell office:value-type="float" office:value="42.125" calcext:value-type="float">
            <text:p>42.125</text:p>
          </table:table-cell>
          <table:table-cell office:value-type="float" office:value="0.369191" calcext:value-type="float">
            <text:p>0.369191</text:p>
          </table:table-cell>
        </table:table-row>
        <table:table-row table:style-name="ro1">
          <table:table-cell office:value-type="float" office:value="42.1875" calcext:value-type="float">
            <text:p>42.1875</text:p>
          </table:table-cell>
          <table:table-cell office:value-type="float" office:value="0.384013" calcext:value-type="float">
            <text:p>0.384013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0.398237" calcext:value-type="float">
            <text:p>0.398237</text:p>
          </table:table-cell>
        </table:table-row>
        <table:table-row table:style-name="ro1">
          <table:table-cell office:value-type="float" office:value="42.3125" calcext:value-type="float">
            <text:p>42.3125</text:p>
          </table:table-cell>
          <table:table-cell office:value-type="float" office:value="0.411861" calcext:value-type="float">
            <text:p>0.411861</text:p>
          </table:table-cell>
        </table:table-row>
        <table:table-row table:style-name="ro1">
          <table:table-cell office:value-type="float" office:value="42.375" calcext:value-type="float">
            <text:p>42.375</text:p>
          </table:table-cell>
          <table:table-cell office:value-type="float" office:value="0.424888" calcext:value-type="float">
            <text:p>0.424888</text:p>
          </table:table-cell>
        </table:table-row>
        <table:table-row table:style-name="ro1">
          <table:table-cell office:value-type="float" office:value="42.4375" calcext:value-type="float">
            <text:p>42.4375</text:p>
          </table:table-cell>
          <table:table-cell office:value-type="float" office:value="0.437315" calcext:value-type="float">
            <text:p>0.43731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449144" calcext:value-type="float">
            <text:p>0.449144</text:p>
          </table:table-cell>
        </table:table-row>
        <table:table-row table:style-name="ro1">
          <table:table-cell office:value-type="float" office:value="42.5625" calcext:value-type="float">
            <text:p>42.5625</text:p>
          </table:table-cell>
          <table:table-cell office:value-type="float" office:value="0.460374" calcext:value-type="float">
            <text:p>0.460374</text:p>
          </table:table-cell>
        </table:table-row>
        <table:table-row table:style-name="ro1">
          <table:table-cell office:value-type="float" office:value="42.625" calcext:value-type="float">
            <text:p>42.625</text:p>
          </table:table-cell>
          <table:table-cell office:value-type="float" office:value="0.471005" calcext:value-type="float">
            <text:p>0.471005</text:p>
          </table:table-cell>
        </table:table-row>
        <table:table-row table:style-name="ro1">
          <table:table-cell office:value-type="float" office:value="42.6875" calcext:value-type="float">
            <text:p>42.6875</text:p>
          </table:table-cell>
          <table:table-cell office:value-type="float" office:value="0.481037" calcext:value-type="float">
            <text:p>0.481037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490471" calcext:value-type="float">
            <text:p>0.490471</text:p>
          </table:table-cell>
        </table:table-row>
        <table:table-row table:style-name="ro1">
          <table:table-cell office:value-type="float" office:value="42.8125" calcext:value-type="float">
            <text:p>42.8125</text:p>
          </table:table-cell>
          <table:table-cell office:value-type="float" office:value="0.499306" calcext:value-type="float">
            <text:p>0.499306</text:p>
          </table:table-cell>
        </table:table-row>
        <table:table-row table:style-name="ro1">
          <table:table-cell office:value-type="float" office:value="42.875" calcext:value-type="float">
            <text:p>42.875</text:p>
          </table:table-cell>
          <table:table-cell office:value-type="float" office:value="0.507542" calcext:value-type="float">
            <text:p>0.507542</text:p>
          </table:table-cell>
        </table:table-row>
        <table:table-row table:style-name="ro1">
          <table:table-cell office:value-type="float" office:value="42.9375" calcext:value-type="float">
            <text:p>42.9375</text:p>
          </table:table-cell>
          <table:table-cell office:value-type="float" office:value="0.515179" calcext:value-type="float">
            <text:p>0.5151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22218" calcext:value-type="float">
            <text:p>0.522218</text:p>
          </table:table-cell>
        </table:table-row>
        <table:table-row table:style-name="ro1">
          <table:table-cell office:value-type="float" office:value="43.0625" calcext:value-type="float">
            <text:p>43.0625</text:p>
          </table:table-cell>
          <table:table-cell office:value-type="float" office:value="0.528657" calcext:value-type="float">
            <text:p>0.528657</text:p>
          </table:table-cell>
        </table:table-row>
        <table:table-row table:style-name="ro1">
          <table:table-cell office:value-type="float" office:value="43.125" calcext:value-type="float">
            <text:p>43.125</text:p>
          </table:table-cell>
          <table:table-cell office:value-type="float" office:value="0.534499" calcext:value-type="float">
            <text:p>0.534499</text:p>
          </table:table-cell>
        </table:table-row>
        <table:table-row table:style-name="ro1">
          <table:table-cell office:value-type="float" office:value="43.1875" calcext:value-type="float">
            <text:p>43.1875</text:p>
          </table:table-cell>
          <table:table-cell office:value-type="float" office:value="0.539741" calcext:value-type="float">
            <text:p>0.539741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0.544384" calcext:value-type="float">
            <text:p>0.544384</text:p>
          </table:table-cell>
        </table:table-row>
        <table:table-row table:style-name="ro1">
          <table:table-cell office:value-type="float" office:value="43.3125" calcext:value-type="float">
            <text:p>43.3125</text:p>
          </table:table-cell>
          <table:table-cell office:value-type="float" office:value="0.548429" calcext:value-type="float">
            <text:p>0.548429</text:p>
          </table:table-cell>
        </table:table-row>
        <table:table-row table:style-name="ro1">
          <table:table-cell office:value-type="float" office:value="43.375" calcext:value-type="float">
            <text:p>43.375</text:p>
          </table:table-cell>
          <table:table-cell office:value-type="float" office:value="0.551875" calcext:value-type="float">
            <text:p>0.551875</text:p>
          </table:table-cell>
        </table:table-row>
        <table:table-row table:style-name="ro1">
          <table:table-cell office:value-type="float" office:value="43.4375" calcext:value-type="float">
            <text:p>43.4375</text:p>
          </table:table-cell>
          <table:table-cell office:value-type="float" office:value="0.554723" calcext:value-type="float">
            <text:p>0.55472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556971" calcext:value-type="float">
            <text:p>0.556971</text:p>
          </table:table-cell>
        </table:table-row>
        <table:table-row table:style-name="ro1">
          <table:table-cell office:value-type="float" office:value="43.5625" calcext:value-type="float">
            <text:p>43.5625</text:p>
          </table:table-cell>
          <table:table-cell office:value-type="float" office:value="0.558621" calcext:value-type="float">
            <text:p>0.558621</text:p>
          </table:table-cell>
        </table:table-row>
        <table:table-row table:style-name="ro1">
          <table:table-cell office:value-type="float" office:value="43.625" calcext:value-type="float">
            <text:p>43.625</text:p>
          </table:table-cell>
          <table:table-cell office:value-type="float" office:value="0.559672" calcext:value-type="float">
            <text:p>0.559672</text:p>
          </table:table-cell>
        </table:table-row>
        <table:table-row table:style-name="ro1">
          <table:table-cell office:value-type="float" office:value="43.6875" calcext:value-type="float">
            <text:p>43.68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8125" calcext:value-type="float">
            <text:p>43.8125</text:p>
          </table:table-cell>
          <table:table-cell office:value-type="float" office:value="0.559526" calcext:value-type="float">
            <text:p>0.559526</text:p>
          </table:table-cell>
        </table:table-row>
        <table:table-row table:style-name="ro1">
          <table:table-cell office:value-type="float" office:value="43.875" calcext:value-type="float">
            <text:p>43.875</text:p>
          </table:table-cell>
          <table:table-cell office:value-type="float" office:value="0.558328" calcext:value-type="float">
            <text:p>0.558328</text:p>
          </table:table-cell>
        </table:table-row>
        <table:table-row table:style-name="ro1">
          <table:table-cell office:value-type="float" office:value="43.9375" calcext:value-type="float">
            <text:p>43.9375</text:p>
          </table:table-cell>
          <table:table-cell office:value-type="float" office:value="0.556532" calcext:value-type="float">
            <text:p>0.556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54137" calcext:value-type="float">
            <text:p>0.554137</text:p>
          </table:table-cell>
        </table:table-row>
        <table:table-row table:style-name="ro1">
          <table:table-cell office:value-type="float" office:value="44.0625" calcext:value-type="float">
            <text:p>44.0625</text:p>
          </table:table-cell>
          <table:table-cell office:value-type="float" office:value="0.551143" calcext:value-type="float">
            <text:p>0.551143</text:p>
          </table:table-cell>
        </table:table-row>
        <table:table-row table:style-name="ro1">
          <table:table-cell office:value-type="float" office:value="44.125" calcext:value-type="float">
            <text:p>44.125</text:p>
          </table:table-cell>
          <table:table-cell office:value-type="float" office:value="0.54755" calcext:value-type="float">
            <text:p>0.54755</text:p>
          </table:table-cell>
        </table:table-row>
        <table:table-row table:style-name="ro1">
          <table:table-cell office:value-type="float" office:value="44.1875" calcext:value-type="float">
            <text:p>44.1875</text:p>
          </table:table-cell>
          <table:table-cell office:value-type="float" office:value="0.543359" calcext:value-type="float">
            <text:p>0.543359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0.538569" calcext:value-type="float">
            <text:p>0.538569</text:p>
          </table:table-cell>
        </table:table-row>
        <table:table-row table:style-name="ro1">
          <table:table-cell office:value-type="float" office:value="44.3125" calcext:value-type="float">
            <text:p>44.3125</text:p>
          </table:table-cell>
          <table:table-cell office:value-type="float" office:value="0.53318" calcext:value-type="float">
            <text:p>0.53318</text:p>
          </table:table-cell>
        </table:table-row>
        <table:table-row table:style-name="ro1">
          <table:table-cell office:value-type="float" office:value="44.375" calcext:value-type="float">
            <text:p>44.375</text:p>
          </table:table-cell>
          <table:table-cell office:value-type="float" office:value="0.527193" calcext:value-type="float">
            <text:p>0.527193</text:p>
          </table:table-cell>
        </table:table-row>
        <table:table-row table:style-name="ro1">
          <table:table-cell office:value-type="float" office:value="44.4375" calcext:value-type="float">
            <text:p>44.4375</text:p>
          </table:table-cell>
          <table:table-cell office:value-type="float" office:value="0.520607" calcext:value-type="float">
            <text:p>0.52060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513421" calcext:value-type="float">
            <text:p>0.513421</text:p>
          </table:table-cell>
        </table:table-row>
        <table:table-row table:style-name="ro1">
          <table:table-cell office:value-type="float" office:value="44.5625" calcext:value-type="float">
            <text:p>44.5625</text:p>
          </table:table-cell>
          <table:table-cell office:value-type="float" office:value="0.505638" calcext:value-type="float">
            <text:p>0.505638</text:p>
          </table:table-cell>
        </table:table-row>
        <table:table-row table:style-name="ro1">
          <table:table-cell office:value-type="float" office:value="44.625" calcext:value-type="float">
            <text:p>44.625</text:p>
          </table:table-cell>
          <table:table-cell office:value-type="float" office:value="0.497255" calcext:value-type="float">
            <text:p>0.497255</text:p>
          </table:table-cell>
        </table:table-row>
        <table:table-row table:style-name="ro1">
          <table:table-cell office:value-type="float" office:value="44.6875" calcext:value-type="float">
            <text:p>44.6875</text:p>
          </table:table-cell>
          <table:table-cell office:value-type="float" office:value="0.488274" calcext:value-type="float">
            <text:p>0.488274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0.478694" calcext:value-type="float">
            <text:p>0.478694</text:p>
          </table:table-cell>
        </table:table-row>
        <table:table-row table:style-name="ro1">
          <table:table-cell office:value-type="float" office:value="44.8125" calcext:value-type="float">
            <text:p>44.8125</text:p>
          </table:table-cell>
          <table:table-cell office:value-type="float" office:value="0.468515" calcext:value-type="float">
            <text:p>0.468515</text:p>
          </table:table-cell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0.457737" calcext:value-type="float">
            <text:p>0.457737</text:p>
          </table:table-cell>
        </table:table-row>
        <table:table-row table:style-name="ro1">
          <table:table-cell office:value-type="float" office:value="44.9375" calcext:value-type="float">
            <text:p>44.9375</text:p>
          </table:table-cell>
          <table:table-cell office:value-type="float" office:value="0.446361" calcext:value-type="float">
            <text:p>0.4463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4386" calcext:value-type="float">
            <text:p>0.434386</text:p>
          </table:table-cell>
        </table:table-row>
        <table:table-row table:style-name="ro1">
          <table:table-cell office:value-type="float" office:value="45.0625" calcext:value-type="float">
            <text:p>45.0625</text:p>
          </table:table-cell>
          <table:table-cell office:value-type="float" office:value="0.421812" calcext:value-type="float">
            <text:p>0.421812</text:p>
          </table:table-cell>
        </table:table-row>
        <table:table-row table:style-name="ro1">
          <table:table-cell office:value-type="float" office:value="45.125" calcext:value-type="float">
            <text:p>45.125</text:p>
          </table:table-cell>
          <table:table-cell office:value-type="float" office:value="0.408639" calcext:value-type="float">
            <text:p>0.408639</text:p>
          </table:table-cell>
        </table:table-row>
        <table:table-row table:style-name="ro1">
          <table:table-cell office:value-type="float" office:value="45.1875" calcext:value-type="float">
            <text:p>45.1875</text:p>
          </table:table-cell>
          <table:table-cell office:value-type="float" office:value="0.394868" calcext:value-type="float">
            <text:p>0.394868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0.380498" calcext:value-type="float">
            <text:p>0.380498</text:p>
          </table:table-cell>
        </table:table-row>
        <table:table-row table:style-name="ro1">
          <table:table-cell office:value-type="float" office:value="45.3125" calcext:value-type="float">
            <text:p>45.3125</text:p>
          </table:table-cell>
          <table:table-cell office:value-type="float" office:value="0.365529" calcext:value-type="float">
            <text:p>0.365529</text:p>
          </table:table-cell>
        </table:table-row>
        <table:table-row table:style-name="ro1">
          <table:table-cell office:value-type="float" office:value="45.375" calcext:value-type="float">
            <text:p>45.375</text:p>
          </table:table-cell>
          <table:table-cell office:value-type="float" office:value="0.349961" calcext:value-type="float">
            <text:p>0.349961</text:p>
          </table:table-cell>
        </table:table-row>
        <table:table-row table:style-name="ro1">
          <table:table-cell office:value-type="float" office:value="45.4375" calcext:value-type="float">
            <text:p>45.4375</text:p>
          </table:table-cell>
          <table:table-cell office:value-type="float" office:value="0.333795" calcext:value-type="float">
            <text:p>0.33379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31703" calcext:value-type="float">
            <text:p>0.31703</text:p>
          </table:table-cell>
        </table:table-row>
        <table:table-row table:style-name="ro1">
          <table:table-cell office:value-type="float" office:value="45.5625" calcext:value-type="float">
            <text:p>45.5625</text:p>
          </table:table-cell>
          <table:table-cell office:value-type="float" office:value="0.299666" calcext:value-type="float">
            <text:p>0.299666</text:p>
          </table:table-cell>
        </table:table-row>
        <table:table-row table:style-name="ro1">
          <table:table-cell office:value-type="float" office:value="45.625" calcext:value-type="float">
            <text:p>45.625</text:p>
          </table:table-cell>
          <table:table-cell office:value-type="float" office:value="0.281703" calcext:value-type="float">
            <text:p>0.281703</text:p>
          </table:table-cell>
        </table:table-row>
        <table:table-row table:style-name="ro1">
          <table:table-cell office:value-type="float" office:value="45.6875" calcext:value-type="float">
            <text:p>45.6875</text:p>
          </table:table-cell>
          <table:table-cell office:value-type="float" office:value="0.263142" calcext:value-type="float">
            <text:p>0.263142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0.243982" calcext:value-type="float">
            <text:p>0.243982</text:p>
          </table:table-cell>
        </table:table-row>
        <table:table-row table:style-name="ro1">
          <table:table-cell office:value-type="float" office:value="45.8125" calcext:value-type="float">
            <text:p>45.8125</text:p>
          </table:table-cell>
          <table:table-cell office:value-type="float" office:value="0.224223" calcext:value-type="float">
            <text:p>0.224223</text:p>
          </table:table-cell>
        </table:table-row>
        <table:table-row table:style-name="ro1">
          <table:table-cell office:value-type="float" office:value="45.875" calcext:value-type="float">
            <text:p>45.875</text:p>
          </table:table-cell>
          <table:table-cell office:value-type="float" office:value="0.203865" calcext:value-type="float">
            <text:p>0.203865</text:p>
          </table:table-cell>
        </table:table-row>
        <table:table-row table:style-name="ro1">
          <table:table-cell office:value-type="float" office:value="45.9375" calcext:value-type="float">
            <text:p>45.9375</text:p>
          </table:table-cell>
          <table:table-cell office:value-type="float" office:value="0.182909" calcext:value-type="float">
            <text:p>0.182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61354" calcext:value-type="float">
            <text:p>0.161354</text:p>
          </table:table-cell>
        </table:table-row>
        <table:table-row table:style-name="ro1">
          <table:table-cell office:value-type="float" office:value="46.0625" calcext:value-type="float">
            <text:p>46.0625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46.125" calcext:value-type="float">
            <text:p>46.125</text:p>
          </table:table-cell>
          <table:table-cell office:value-type="float" office:value="0.116447" calcext:value-type="float">
            <text:p>0.116447</text:p>
          </table:table-cell>
        </table:table-row>
        <table:table-row table:style-name="ro1">
          <table:table-cell office:value-type="float" office:value="46.1875" calcext:value-type="float">
            <text:p>46.1875</text:p>
          </table:table-cell>
          <table:table-cell office:value-type="float" office:value="0.0930955" calcext:value-type="float">
            <text:p>0.0930955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0.0691453" calcext:value-type="float">
            <text:p>0.0691453</text:p>
          </table:table-cell>
        </table:table-row>
        <table:table-row table:style-name="ro1">
          <table:table-cell office:value-type="float" office:value="46.3125" calcext:value-type="float">
            <text:p>46.3125</text:p>
          </table:table-cell>
          <table:table-cell office:value-type="float" office:value="0.0445964" calcext:value-type="float">
            <text:p>0.0445964</text:p>
          </table:table-cell>
        </table:table-row>
        <table:table-row table:style-name="ro1">
          <table:table-cell office:value-type="float" office:value="46.375" calcext:value-type="float">
            <text:p>46.375</text:p>
          </table:table-cell>
          <table:table-cell office:value-type="float" office:value="0.0194487" calcext:value-type="float">
            <text:p>0.0194487</text:p>
          </table:table-cell>
        </table:table-row>
        <table:table-row table:style-name="ro1">
          <table:table-cell office:value-type="float" office:value="46.4375" calcext:value-type="float">
            <text:p>46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375" calcext:value-type="float">
            <text:p>46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47.0625" calcext:value-type="float">
            <text:p>47.0625</text:p>
          </table:table-cell>
          <table:table-cell office:value-type="float" office:value="0.0403612" calcext:value-type="float">
            <text:p>0.0403612</text:p>
          </table:table-cell>
        </table:table-row>
        <table:table-row table:style-name="ro1">
          <table:table-cell office:value-type="float" office:value="47.125" calcext:value-type="float">
            <text:p>47.125</text:p>
          </table:table-cell>
          <table:table-cell office:value-type="float" office:value="0.0596437" calcext:value-type="float">
            <text:p>0.0596437</text:p>
          </table:table-cell>
        </table:table-row>
        <table:table-row table:style-name="ro1">
          <table:table-cell office:value-type="float" office:value="47.1875" calcext:value-type="float">
            <text:p>47.1875</text:p>
          </table:table-cell>
          <table:table-cell office:value-type="float" office:value="0.0783275" calcext:value-type="float">
            <text:p>0.0783275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0.0964125" calcext:value-type="float">
            <text:p>0.0964125</text:p>
          </table:table-cell>
        </table:table-row>
        <table:table-row table:style-name="ro1">
          <table:table-cell office:value-type="float" office:value="47.3125" calcext:value-type="float">
            <text:p>47.3125</text:p>
          </table:table-cell>
          <table:table-cell office:value-type="float" office:value="0.113899" calcext:value-type="float">
            <text:p>0.113899</text:p>
          </table:table-cell>
        </table:table-row>
        <table:table-row table:style-name="ro1">
          <table:table-cell office:value-type="float" office:value="47.375" calcext:value-type="float">
            <text:p>47.375</text:p>
          </table:table-cell>
          <table:table-cell office:value-type="float" office:value="0.130786" calcext:value-type="float">
            <text:p>0.130786</text:p>
          </table:table-cell>
        </table:table-row>
        <table:table-row table:style-name="ro1">
          <table:table-cell office:value-type="float" office:value="47.4375" calcext:value-type="float">
            <text:p>47.4375</text:p>
          </table:table-cell>
          <table:table-cell office:value-type="float" office:value="0.147075" calcext:value-type="float">
            <text:p>0.14707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162765" calcext:value-type="float">
            <text:p>0.162765</text:p>
          </table:table-cell>
        </table:table-row>
        <table:table-row table:style-name="ro1">
          <table:table-cell office:value-type="float" office:value="47.5625" calcext:value-type="float">
            <text:p>47.5625</text:p>
          </table:table-cell>
          <table:table-cell office:value-type="float" office:value="0.177856" calcext:value-type="float">
            <text:p>0.177856</text:p>
          </table:table-cell>
        </table:table-row>
        <table:table-row table:style-name="ro1">
          <table:table-cell office:value-type="float" office:value="47.625" calcext:value-type="float">
            <text:p>47.625</text:p>
          </table:table-cell>
          <table:table-cell office:value-type="float" office:value="0.192348" calcext:value-type="float">
            <text:p>0.192348</text:p>
          </table:table-cell>
        </table:table-row>
        <table:table-row table:style-name="ro1">
          <table:table-cell office:value-type="float" office:value="47.6875" calcext:value-type="float">
            <text:p>47.6875</text:p>
          </table:table-cell>
          <table:table-cell office:value-type="float" office:value="0.206242" calcext:value-type="float">
            <text:p>0.206242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0.219537" calcext:value-type="float">
            <text:p>0.219537</text:p>
          </table:table-cell>
        </table:table-row>
        <table:table-row table:style-name="ro1">
          <table:table-cell office:value-type="float" office:value="47.8125" calcext:value-type="float">
            <text:p>47.8125</text:p>
          </table:table-cell>
          <table:table-cell office:value-type="float" office:value="0.232233" calcext:value-type="float">
            <text:p>0.232233</text:p>
          </table:table-cell>
        </table:table-row>
        <table:table-row table:style-name="ro1">
          <table:table-cell office:value-type="float" office:value="47.875" calcext:value-type="float">
            <text:p>47.875</text:p>
          </table:table-cell>
          <table:table-cell office:value-type="float" office:value="0.244331" calcext:value-type="float">
            <text:p>0.244331</text:p>
          </table:table-cell>
        </table:table-row>
        <table:table-row table:style-name="ro1">
          <table:table-cell office:value-type="float" office:value="47.9375" calcext:value-type="float">
            <text:p>47.9375</text:p>
          </table:table-cell>
          <table:table-cell office:value-type="float" office:value="0.255829" calcext:value-type="float">
            <text:p>0.2558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6729" calcext:value-type="float">
            <text:p>0.266729</text:p>
          </table:table-cell>
        </table:table-row>
        <table:table-row table:style-name="ro1">
          <table:table-cell office:value-type="float" office:value="48.0625" calcext:value-type="float">
            <text:p>48.0625</text:p>
          </table:table-cell>
          <table:table-cell office:value-type="float" office:value="0.277031" calcext:value-type="float">
            <text:p>0.277031</text:p>
          </table:table-cell>
        </table:table-row>
        <table:table-row table:style-name="ro1">
          <table:table-cell office:value-type="float" office:value="48.125" calcext:value-type="float">
            <text:p>48.125</text:p>
          </table:table-cell>
          <table:table-cell office:value-type="float" office:value="0.286733" calcext:value-type="float">
            <text:p>0.286733</text:p>
          </table:table-cell>
        </table:table-row>
        <table:table-row table:style-name="ro1">
          <table:table-cell office:value-type="float" office:value="48.1875" calcext:value-type="float">
            <text:p>48.1875</text:p>
          </table:table-cell>
          <table:table-cell office:value-type="float" office:value="0.295837" calcext:value-type="float">
            <text:p>0.295837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0.304341" calcext:value-type="float">
            <text:p>0.304341</text:p>
          </table:table-cell>
        </table:table-row>
        <table:table-row table:style-name="ro1">
          <table:table-cell office:value-type="float" office:value="48.3125" calcext:value-type="float">
            <text:p>48.3125</text:p>
          </table:table-cell>
          <table:table-cell office:value-type="float" office:value="0.312248" calcext:value-type="float">
            <text:p>0.312248</text:p>
          </table:table-cell>
        </table:table-row>
        <table:table-row table:style-name="ro1">
          <table:table-cell office:value-type="float" office:value="48.375" calcext:value-type="float">
            <text:p>48.375</text:p>
          </table:table-cell>
          <table:table-cell office:value-type="float" office:value="0.319555" calcext:value-type="float">
            <text:p>0.319555</text:p>
          </table:table-cell>
        </table:table-row>
        <table:table-row table:style-name="ro1">
          <table:table-cell office:value-type="float" office:value="48.4375" calcext:value-type="float">
            <text:p>48.4375</text:p>
          </table:table-cell>
          <table:table-cell office:value-type="float" office:value="0.326264" calcext:value-type="float">
            <text:p>0.32626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332374" calcext:value-type="float">
            <text:p>0.332374</text:p>
          </table:table-cell>
        </table:table-row>
        <table:table-row table:style-name="ro1">
          <table:table-cell office:value-type="float" office:value="48.5625" calcext:value-type="float">
            <text:p>48.5625</text:p>
          </table:table-cell>
          <table:table-cell office:value-type="float" office:value="0.337885" calcext:value-type="float">
            <text:p>0.337885</text:p>
          </table:table-cell>
        </table:table-row>
        <table:table-row table:style-name="ro1">
          <table:table-cell office:value-type="float" office:value="48.625" calcext:value-type="float">
            <text:p>48.625</text:p>
          </table:table-cell>
          <table:table-cell office:value-type="float" office:value="0.342797" calcext:value-type="float">
            <text:p>0.342797</text:p>
          </table:table-cell>
        </table:table-row>
        <table:table-row table:style-name="ro1">
          <table:table-cell office:value-type="float" office:value="48.6875" calcext:value-type="float">
            <text:p>48.6875</text:p>
          </table:table-cell>
          <table:table-cell office:value-type="float" office:value="0.347111" calcext:value-type="float">
            <text:p>0.347111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0.350826" calcext:value-type="float">
            <text:p>0.350826</text:p>
          </table:table-cell>
        </table:table-row>
        <table:table-row table:style-name="ro1">
          <table:table-cell office:value-type="float" office:value="48.8125" calcext:value-type="float">
            <text:p>48.8125</text:p>
          </table:table-cell>
          <table:table-cell office:value-type="float" office:value="0.353942" calcext:value-type="float">
            <text:p>0.353942</text:p>
          </table:table-cell>
        </table:table-row>
        <table:table-row table:style-name="ro1">
          <table:table-cell office:value-type="float" office:value="48.875" calcext:value-type="float">
            <text:p>48.875</text:p>
          </table:table-cell>
          <table:table-cell office:value-type="float" office:value="0.356459" calcext:value-type="float">
            <text:p>0.356459</text:p>
          </table:table-cell>
        </table:table-row>
        <table:table-row table:style-name="ro1">
          <table:table-cell office:value-type="float" office:value="48.9375" calcext:value-type="float">
            <text:p>48.9375</text:p>
          </table:table-cell>
          <table:table-cell office:value-type="float" office:value="0.358378" calcext:value-type="float">
            <text:p>0.358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9697" calcext:value-type="float">
            <text:p>0.359697</text:p>
          </table:table-cell>
        </table:table-row>
        <table:table-row table:style-name="ro1">
          <table:table-cell office:value-type="float" office:value="49.0625" calcext:value-type="float">
            <text:p>49.0625</text:p>
          </table:table-cell>
          <table:table-cell office:value-type="float" office:value="0.360419" calcext:value-type="float">
            <text:p>0.360419</text:p>
          </table:table-cell>
        </table:table-row>
        <table:table-row table:style-name="ro1">
          <table:table-cell office:value-type="float" office:value="49.125" calcext:value-type="float">
            <text:p>49.12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1875" calcext:value-type="float">
            <text:p>49.187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0.359942" calcext:value-type="float">
            <text:p>0.359942</text:p>
          </table:table-cell>
        </table:table-row>
        <table:table-row table:style-name="ro1">
          <table:table-cell office:value-type="float" office:value="49.3125" calcext:value-type="float">
            <text:p>49.3125</text:p>
          </table:table-cell>
          <table:table-cell office:value-type="float" office:value="0.358745" calcext:value-type="float">
            <text:p>0.358745</text:p>
          </table:table-cell>
        </table:table-row>
        <table:table-row table:style-name="ro1">
          <table:table-cell office:value-type="float" office:value="49.375" calcext:value-type="float">
            <text:p>49.375</text:p>
          </table:table-cell>
          <table:table-cell office:value-type="float" office:value="0.356948" calcext:value-type="float">
            <text:p>0.356948</text:p>
          </table:table-cell>
        </table:table-row>
        <table:table-row table:style-name="ro1">
          <table:table-cell office:value-type="float" office:value="49.4375" calcext:value-type="float">
            <text:p>49.4375</text:p>
          </table:table-cell>
          <table:table-cell office:value-type="float" office:value="0.354553" calcext:value-type="float">
            <text:p>0.35455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35156" calcext:value-type="float">
            <text:p>0.35156</text:p>
          </table:table-cell>
        </table:table-row>
        <table:table-row table:style-name="ro1">
          <table:table-cell office:value-type="float" office:value="49.5625" calcext:value-type="float">
            <text:p>49.5625</text:p>
          </table:table-cell>
          <table:table-cell office:value-type="float" office:value="0.347967" calcext:value-type="float">
            <text:p>0.347967</text:p>
          </table:table-cell>
        </table:table-row>
        <table:table-row table:style-name="ro1">
          <table:table-cell office:value-type="float" office:value="49.625" calcext:value-type="float">
            <text:p>49.625</text:p>
          </table:table-cell>
          <table:table-cell office:value-type="float" office:value="0.343776" calcext:value-type="float">
            <text:p>0.343776</text:p>
          </table:table-cell>
        </table:table-row>
        <table:table-row table:style-name="ro1">
          <table:table-cell office:value-type="float" office:value="49.6875" calcext:value-type="float">
            <text:p>49.6875</text:p>
          </table:table-cell>
          <table:table-cell office:value-type="float" office:value="0.338986" calcext:value-type="float">
            <text:p>0.338986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0.333597" calcext:value-type="float">
            <text:p>0.333597</text:p>
          </table:table-cell>
        </table:table-row>
        <table:table-row table:style-name="ro1">
          <table:table-cell office:value-type="float" office:value="49.8125" calcext:value-type="float">
            <text:p>49.8125</text:p>
          </table:table-cell>
          <table:table-cell office:value-type="float" office:value="0.327609" calcext:value-type="float">
            <text:p>0.327609</text:p>
          </table:table-cell>
        </table:table-row>
        <table:table-row table:style-name="ro1">
          <table:table-cell office:value-type="float" office:value="49.875" calcext:value-type="float">
            <text:p>49.875</text:p>
          </table:table-cell>
          <table:table-cell office:value-type="float" office:value="0.321023" calcext:value-type="float">
            <text:p>0.321023</text:p>
          </table:table-cell>
        </table:table-row>
        <table:table-row table:style-name="ro1">
          <table:table-cell office:value-type="float" office:value="49.9375" calcext:value-type="float">
            <text:p>49.9375</text:p>
          </table:table-cell>
          <table:table-cell office:value-type="float" office:value="0.313838" calcext:value-type="float">
            <text:p>0.313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6054" calcext:value-type="float">
            <text:p>0.306054</text:p>
          </table:table-cell>
        </table:table-row>
        <table:table-row table:style-name="ro1">
          <table:table-cell office:value-type="float" office:value="50.0625" calcext:value-type="float">
            <text:p>50.0625</text:p>
          </table:table-cell>
          <table:table-cell office:value-type="float" office:value="0.297672" calcext:value-type="float">
            <text:p>0.297672</text:p>
          </table:table-cell>
        </table:table-row>
        <table:table-row table:style-name="ro1">
          <table:table-cell office:value-type="float" office:value="50.125" calcext:value-type="float">
            <text:p>50.125</text:p>
          </table:table-cell>
          <table:table-cell office:value-type="float" office:value="0.28869" calcext:value-type="float">
            <text:p>0.28869</text:p>
          </table:table-cell>
        </table:table-row>
        <table:table-row table:style-name="ro1">
          <table:table-cell office:value-type="float" office:value="50.1875" calcext:value-type="float">
            <text:p>50.1875</text:p>
          </table:table-cell>
          <table:table-cell office:value-type="float" office:value="0.27911" calcext:value-type="float">
            <text:p>0.27911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0.268931" calcext:value-type="float">
            <text:p>0.268931</text:p>
          </table:table-cell>
        </table:table-row>
        <table:table-row table:style-name="ro1">
          <table:table-cell office:value-type="float" office:value="50.3125" calcext:value-type="float">
            <text:p>50.3125</text:p>
          </table:table-cell>
          <table:table-cell office:value-type="float" office:value="0.258154" calcext:value-type="float">
            <text:p>0.258154</text:p>
          </table:table-cell>
        </table:table-row>
        <table:table-row table:style-name="ro1">
          <table:table-cell office:value-type="float" office:value="50.375" calcext:value-type="float">
            <text:p>50.375</text:p>
          </table:table-cell>
          <table:table-cell office:value-type="float" office:value="0.246777" calcext:value-type="float">
            <text:p>0.246777</text:p>
          </table:table-cell>
        </table:table-row>
        <table:table-row table:style-name="ro1">
          <table:table-cell office:value-type="float" office:value="50.4375" calcext:value-type="float">
            <text:p>50.4375</text:p>
          </table:table-cell>
          <table:table-cell office:value-type="float" office:value="0.234802" calcext:value-type="float">
            <text:p>0.23480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222228" calcext:value-type="float">
            <text:p>0.222228</text:p>
          </table:table-cell>
        </table:table-row>
        <table:table-row table:style-name="ro1">
          <table:table-cell office:value-type="float" office:value="50.5625" calcext:value-type="float">
            <text:p>50.5625</text:p>
          </table:table-cell>
          <table:table-cell office:value-type="float" office:value="0.209056" calcext:value-type="float">
            <text:p>0.209056</text:p>
          </table:table-cell>
        </table:table-row>
        <table:table-row table:style-name="ro1">
          <table:table-cell office:value-type="float" office:value="50.625" calcext:value-type="float">
            <text:p>50.625</text:p>
          </table:table-cell>
          <table:table-cell office:value-type="float" office:value="0.195284" calcext:value-type="float">
            <text:p>0.195284</text:p>
          </table:table-cell>
        </table:table-row>
        <table:table-row table:style-name="ro1">
          <table:table-cell office:value-type="float" office:value="50.6875" calcext:value-type="float">
            <text:p>50.6875</text:p>
          </table:table-cell>
          <table:table-cell office:value-type="float" office:value="0.180914" calcext:value-type="float">
            <text:p>0.180914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0.165946" calcext:value-type="float">
            <text:p>0.165946</text:p>
          </table:table-cell>
        </table:table-row>
        <table:table-row table:style-name="ro1">
          <table:table-cell office:value-type="float" office:value="50.8125" calcext:value-type="float">
            <text:p>50.8125</text:p>
          </table:table-cell>
          <table:table-cell office:value-type="float" office:value="0.150378" calcext:value-type="float">
            <text:p>0.150378</text:p>
          </table:table-cell>
        </table:table-row>
        <table:table-row table:style-name="ro1">
          <table:table-cell office:value-type="float" office:value="50.875" calcext:value-type="float">
            <text:p>50.875</text:p>
          </table:table-cell>
          <table:table-cell office:value-type="float" office:value="0.134211" calcext:value-type="float">
            <text:p>0.134211</text:p>
          </table:table-cell>
        </table:table-row>
        <table:table-row table:style-name="ro1">
          <table:table-cell office:value-type="float" office:value="50.9375" calcext:value-type="float">
            <text:p>50.9375</text:p>
          </table:table-cell>
          <table:table-cell office:value-type="float" office:value="0.117446" calcext:value-type="float">
            <text:p>0.117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1">
          <table:table-cell office:value-type="float" office:value="51.0625" calcext:value-type="float">
            <text:p>51.0625</text:p>
          </table:table-cell>
          <table:table-cell office:value-type="float" office:value="0.0821198" calcext:value-type="float">
            <text:p>0.0821198</text:p>
          </table:table-cell>
        </table:table-row>
        <table:table-row table:style-name="ro1">
          <table:table-cell office:value-type="float" office:value="51.125" calcext:value-type="float">
            <text:p>51.125</text:p>
          </table:table-cell>
          <table:table-cell office:value-type="float" office:value="0.0635584" calcext:value-type="float">
            <text:p>0.0635584</text:p>
          </table:table-cell>
        </table:table-row>
        <table:table-row table:style-name="ro1">
          <table:table-cell office:value-type="float" office:value="51.1875" calcext:value-type="float">
            <text:p>51.1875</text:p>
          </table:table-cell>
          <table:table-cell office:value-type="float" office:value="0.0443983" calcext:value-type="float">
            <text:p>0.0443983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0.0246394" calcext:value-type="float">
            <text:p>0.0246394</text:p>
          </table:table-cell>
        </table:table-row>
        <table:table-row table:style-name="ro1">
          <table:table-cell office:value-type="float" office:value="51.3125" calcext:value-type="float">
            <text:p>51.3125</text:p>
          </table:table-cell>
          <table:table-cell office:value-type="float" office:value="0.00428169" calcext:value-type="float">
            <text:p>0.00428169</text:p>
          </table:table-cell>
        </table:table-row>
        <table:table-row table:style-name="ro1">
          <table:table-cell office:value-type="float" office:value="51.375" calcext:value-type="float">
            <text:p>51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75" calcext:value-type="float">
            <text:p>51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9375" calcext:value-type="float">
            <text:p>51.9375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21692" calcext:value-type="float">
            <text:p>0.0321692</text:p>
          </table:table-cell>
        </table:table-row>
        <table:table-row table:style-name="ro1">
          <table:table-cell office:value-type="float" office:value="52.0625" calcext:value-type="float">
            <text:p>52.0625</text:p>
          </table:table-cell>
          <table:table-cell office:value-type="float" office:value="0.0473557" calcext:value-type="float">
            <text:p>0.0473557</text:p>
          </table:table-cell>
        </table:table-row>
        <table:table-row table:style-name="ro1">
          <table:table-cell office:value-type="float" office:value="52.125" calcext:value-type="float">
            <text:p>52.125</text:p>
          </table:table-cell>
          <table:table-cell office:value-type="float" office:value="0.0619435" calcext:value-type="float">
            <text:p>0.0619435</text:p>
          </table:table-cell>
        </table:table-row>
        <table:table-row table:style-name="ro1">
          <table:table-cell office:value-type="float" office:value="52.1875" calcext:value-type="float">
            <text:p>52.1875</text:p>
          </table:table-cell>
          <table:table-cell office:value-type="float" office:value="0.0759325" calcext:value-type="float">
            <text:p>0.0759325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0.0893227" calcext:value-type="float">
            <text:p>0.0893227</text:p>
          </table:table-cell>
        </table:table-row>
        <table:table-row table:style-name="ro1">
          <table:table-cell office:value-type="float" office:value="52.3125" calcext:value-type="float">
            <text:p>52.3125</text:p>
          </table:table-cell>
          <table:table-cell office:value-type="float" office:value="0.102114" calcext:value-type="float">
            <text:p>0.102114</text:p>
          </table:table-cell>
        </table:table-row>
        <table:table-row table:style-name="ro1">
          <table:table-cell office:value-type="float" office:value="52.375" calcext:value-type="float">
            <text:p>52.375</text:p>
          </table:table-cell>
          <table:table-cell office:value-type="float" office:value="0.114307" calcext:value-type="float">
            <text:p>0.114307</text:p>
          </table:table-cell>
        </table:table-row>
        <table:table-row table:style-name="ro1">
          <table:table-cell office:value-type="float" office:value="52.4375" calcext:value-type="float">
            <text:p>52.4375</text:p>
          </table:table-cell>
          <table:table-cell office:value-type="float" office:value="0.125901" calcext:value-type="float">
            <text:p>0.125901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136896" calcext:value-type="float">
            <text:p>0.136896</text:p>
          </table:table-cell>
        </table:table-row>
        <table:table-row table:style-name="ro1">
          <table:table-cell office:value-type="float" office:value="52.5625" calcext:value-type="float">
            <text:p>52.5625</text:p>
          </table:table-cell>
          <table:table-cell office:value-type="float" office:value="0.147292" calcext:value-type="float">
            <text:p>0.147292</text:p>
          </table:table-cell>
        </table:table-row>
        <table:table-row table:style-name="ro1">
          <table:table-cell office:value-type="float" office:value="52.625" calcext:value-type="float">
            <text:p>52.625</text:p>
          </table:table-cell>
          <table:table-cell office:value-type="float" office:value="0.15709" calcext:value-type="float">
            <text:p>0.15709</text:p>
          </table:table-cell>
        </table:table-row>
        <table:table-row table:style-name="ro1">
          <table:table-cell office:value-type="float" office:value="52.6875" calcext:value-type="float">
            <text:p>52.6875</text:p>
          </table:table-cell>
          <table:table-cell office:value-type="float" office:value="0.166289" calcext:value-type="float">
            <text:p>0.166289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0.174889" calcext:value-type="float">
            <text:p>0.174889</text:p>
          </table:table-cell>
        </table:table-row>
        <table:table-row table:style-name="ro1">
          <table:table-cell office:value-type="float" office:value="52.8125" calcext:value-type="float">
            <text:p>52.8125</text:p>
          </table:table-cell>
          <table:table-cell office:value-type="float" office:value="0.182891" calcext:value-type="float">
            <text:p>0.182891</text:p>
          </table:table-cell>
        </table:table-row>
        <table:table-row table:style-name="ro1">
          <table:table-cell office:value-type="float" office:value="52.875" calcext:value-type="float">
            <text:p>52.875</text:p>
          </table:table-cell>
          <table:table-cell office:value-type="float" office:value="0.190293" calcext:value-type="float">
            <text:p>0.190293</text:p>
          </table:table-cell>
        </table:table-row>
        <table:table-row table:style-name="ro1">
          <table:table-cell office:value-type="float" office:value="52.9375" calcext:value-type="float">
            <text:p>52.9375</text:p>
          </table:table-cell>
          <table:table-cell office:value-type="float" office:value="0.197097" calcext:value-type="float">
            <text:p>0.197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03303" calcext:value-type="float">
            <text:p>0.203303</text:p>
          </table:table-cell>
        </table:table-row>
        <table:table-row table:style-name="ro1">
          <table:table-cell office:value-type="float" office:value="53.0625" calcext:value-type="float">
            <text:p>53.0625</text:p>
          </table:table-cell>
          <table:table-cell office:value-type="float" office:value="0.208909" calcext:value-type="float">
            <text:p>0.208909</text:p>
          </table:table-cell>
        </table:table-row>
        <table:table-row table:style-name="ro1">
          <table:table-cell office:value-type="float" office:value="53.125" calcext:value-type="float">
            <text:p>53.125</text:p>
          </table:table-cell>
          <table:table-cell office:value-type="float" office:value="0.213917" calcext:value-type="float">
            <text:p>0.213917</text:p>
          </table:table-cell>
        </table:table-row>
        <table:table-row table:style-name="ro1">
          <table:table-cell office:value-type="float" office:value="53.1875" calcext:value-type="float">
            <text:p>53.1875</text:p>
          </table:table-cell>
          <table:table-cell office:value-type="float" office:value="0.218325" calcext:value-type="float">
            <text:p>0.218325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0.222136" calcext:value-type="float">
            <text:p>0.222136</text:p>
          </table:table-cell>
        </table:table-row>
        <table:table-row table:style-name="ro1">
          <table:table-cell office:value-type="float" office:value="53.3125" calcext:value-type="float">
            <text:p>53.3125</text:p>
          </table:table-cell>
          <table:table-cell office:value-type="float" office:value="0.225347" calcext:value-type="float">
            <text:p>0.225347</text:p>
          </table:table-cell>
        </table:table-row>
        <table:table-row table:style-name="ro1">
          <table:table-cell office:value-type="float" office:value="53.375" calcext:value-type="float">
            <text:p>53.375</text:p>
          </table:table-cell>
          <table:table-cell office:value-type="float" office:value="0.22796" calcext:value-type="float">
            <text:p>0.22796</text:p>
          </table:table-cell>
        </table:table-row>
        <table:table-row table:style-name="ro1">
          <table:table-cell office:value-type="float" office:value="53.4375" calcext:value-type="float">
            <text:p>53.4375</text:p>
          </table:table-cell>
          <table:table-cell office:value-type="float" office:value="0.229974" calcext:value-type="float">
            <text:p>0.229974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231389" calcext:value-type="float">
            <text:p>0.231389</text:p>
          </table:table-cell>
        </table:table-row>
        <table:table-row table:style-name="ro1">
          <table:table-cell office:value-type="float" office:value="53.5625" calcext:value-type="float">
            <text:p>53.5625</text:p>
          </table:table-cell>
          <table:table-cell office:value-type="float" office:value="0.232205" calcext:value-type="float">
            <text:p>0.232205</text:p>
          </table:table-cell>
        </table:table-row>
        <table:table-row table:style-name="ro1">
          <table:table-cell office:value-type="float" office:value="53.625" calcext:value-type="float">
            <text:p>53.62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6875" calcext:value-type="float">
            <text:p>53.687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0.231824" calcext:value-type="float">
            <text:p>0.231824</text:p>
          </table:table-cell>
        </table:table-row>
        <table:table-row table:style-name="ro1">
          <table:table-cell office:value-type="float" office:value="53.8125" calcext:value-type="float">
            <text:p>53.8125</text:p>
          </table:table-cell>
          <table:table-cell office:value-type="float" office:value="0.230626" calcext:value-type="float">
            <text:p>0.230626</text:p>
          </table:table-cell>
        </table:table-row>
        <table:table-row table:style-name="ro1">
          <table:table-cell office:value-type="float" office:value="53.875" calcext:value-type="float">
            <text:p>53.875</text:p>
          </table:table-cell>
          <table:table-cell office:value-type="float" office:value="0.22883" calcext:value-type="float">
            <text:p>0.22883</text:p>
          </table:table-cell>
        </table:table-row>
        <table:table-row table:style-name="ro1">
          <table:table-cell office:value-type="float" office:value="53.9375" calcext:value-type="float">
            <text:p>53.9375</text:p>
          </table:table-cell>
          <table:table-cell office:value-type="float" office:value="0.226435" calcext:value-type="float">
            <text:p>0.226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3441" calcext:value-type="float">
            <text:p>0.223441</text:p>
          </table:table-cell>
        </table:table-row>
        <table:table-row table:style-name="ro1">
          <table:table-cell office:value-type="float" office:value="54.0625" calcext:value-type="float">
            <text:p>54.0625</text:p>
          </table:table-cell>
          <table:table-cell office:value-type="float" office:value="0.219849" calcext:value-type="float">
            <text:p>0.219849</text:p>
          </table:table-cell>
        </table:table-row>
        <table:table-row table:style-name="ro1">
          <table:table-cell office:value-type="float" office:value="54.125" calcext:value-type="float">
            <text:p>54.125</text:p>
          </table:table-cell>
          <table:table-cell office:value-type="float" office:value="0.215658" calcext:value-type="float">
            <text:p>0.215658</text:p>
          </table:table-cell>
        </table:table-row>
        <table:table-row table:style-name="ro1">
          <table:table-cell office:value-type="float" office:value="54.1875" calcext:value-type="float">
            <text:p>54.1875</text:p>
          </table:table-cell>
          <table:table-cell office:value-type="float" office:value="0.210867" calcext:value-type="float">
            <text:p>0.210867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0.205479" calcext:value-type="float">
            <text:p>0.205479</text:p>
          </table:table-cell>
        </table:table-row>
        <table:table-row table:style-name="ro1">
          <table:table-cell office:value-type="float" office:value="54.3125" calcext:value-type="float">
            <text:p>54.3125</text:p>
          </table:table-cell>
          <table:table-cell office:value-type="float" office:value="0.199491" calcext:value-type="float">
            <text:p>0.199491</text:p>
          </table:table-cell>
        </table:table-row>
        <table:table-row table:style-name="ro1">
          <table:table-cell office:value-type="float" office:value="54.375" calcext:value-type="float">
            <text:p>54.375</text:p>
          </table:table-cell>
          <table:table-cell office:value-type="float" office:value="0.192905" calcext:value-type="float">
            <text:p>0.192905</text:p>
          </table:table-cell>
        </table:table-row>
        <table:table-row table:style-name="ro1">
          <table:table-cell office:value-type="float" office:value="54.4375" calcext:value-type="float">
            <text:p>54.4375</text:p>
          </table:table-cell>
          <table:table-cell office:value-type="float" office:value="0.18572" calcext:value-type="float">
            <text:p>0.1857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177936" calcext:value-type="float">
            <text:p>0.177936</text:p>
          </table:table-cell>
        </table:table-row>
        <table:table-row table:style-name="ro1">
          <table:table-cell office:value-type="float" office:value="54.5625" calcext:value-type="float">
            <text:p>54.5625</text:p>
          </table:table-cell>
          <table:table-cell office:value-type="float" office:value="0.169553" calcext:value-type="float">
            <text:p>0.169553</text:p>
          </table:table-cell>
        </table:table-row>
        <table:table-row table:style-name="ro1">
          <table:table-cell office:value-type="float" office:value="54.625" calcext:value-type="float">
            <text:p>54.625</text:p>
          </table:table-cell>
          <table:table-cell office:value-type="float" office:value="0.160572" calcext:value-type="float">
            <text:p>0.160572</text:p>
          </table:table-cell>
        </table:table-row>
        <table:table-row table:style-name="ro1">
          <table:table-cell office:value-type="float" office:value="54.6875" calcext:value-type="float">
            <text:p>54.6875</text:p>
          </table:table-cell>
          <table:table-cell office:value-type="float" office:value="0.150992" calcext:value-type="float">
            <text:p>0.150992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0.140813" calcext:value-type="float">
            <text:p>0.140813</text:p>
          </table:table-cell>
        </table:table-row>
        <table:table-row table:style-name="ro1">
          <table:table-cell office:value-type="float" office:value="54.8125" calcext:value-type="float">
            <text:p>54.8125</text:p>
          </table:table-cell>
          <table:table-cell office:value-type="float" office:value="0.130036" calcext:value-type="float">
            <text:p>0.130036</text:p>
          </table:table-cell>
        </table:table-row>
        <table:table-row table:style-name="ro1">
          <table:table-cell office:value-type="float" office:value="54.875" calcext:value-type="float">
            <text:p>54.875</text:p>
          </table:table-cell>
          <table:table-cell office:value-type="float" office:value="0.118659" calcext:value-type="float">
            <text:p>0.118659</text:p>
          </table:table-cell>
        </table:table-row>
        <table:table-row table:style-name="ro1">
          <table:table-cell office:value-type="float" office:value="54.9375" calcext:value-type="float">
            <text:p>54.9375</text:p>
          </table:table-cell>
          <table:table-cell office:value-type="float" office:value="0.106684" calcext:value-type="float">
            <text:p>0.1066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941103" calcext:value-type="float">
            <text:p>0.0941103</text:p>
          </table:table-cell>
        </table:table-row>
        <table:table-row table:style-name="ro1">
          <table:table-cell office:value-type="float" office:value="55.0625" calcext:value-type="float">
            <text:p>55.0625</text:p>
          </table:table-cell>
          <table:table-cell office:value-type="float" office:value="0.0809377" calcext:value-type="float">
            <text:p>0.0809377</text:p>
          </table:table-cell>
        </table:table-row>
        <table:table-row table:style-name="ro1">
          <table:table-cell office:value-type="float" office:value="55.125" calcext:value-type="float">
            <text:p>55.125</text:p>
          </table:table-cell>
          <table:table-cell office:value-type="float" office:value="0.0671663" calcext:value-type="float">
            <text:p>0.0671663</text:p>
          </table:table-cell>
        </table:table-row>
        <table:table-row table:style-name="ro1">
          <table:table-cell office:value-type="float" office:value="55.1875" calcext:value-type="float">
            <text:p>55.1875</text:p>
          </table:table-cell>
          <table:table-cell office:value-type="float" office:value="0.0527962" calcext:value-type="float">
            <text:p>0.0527962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0.0378273" calcext:value-type="float">
            <text:p>0.0378273</text:p>
          </table:table-cell>
        </table:table-row>
        <table:table-row table:style-name="ro1">
          <table:table-cell office:value-type="float" office:value="55.3125" calcext:value-type="float">
            <text:p>55.3125</text:p>
          </table:table-cell>
          <table:table-cell office:value-type="float" office:value="0.0222597" calcext:value-type="float">
            <text:p>0.0222597</text:p>
          </table:table-cell>
        </table:table-row>
        <table:table-row table:style-name="ro1">
          <table:table-cell office:value-type="float" office:value="55.375" calcext:value-type="float">
            <text:p>55.375</text:p>
          </table:table-cell>
          <table:table-cell office:value-type="float" office:value="0.00609331" calcext:value-type="float">
            <text:p>0.00609331</text:p>
          </table:table-cell>
        </table:table-row>
        <table:table-row table:style-name="ro1">
          <table:table-cell office:value-type="float" office:value="55.4375" calcext:value-type="float">
            <text:p>55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375" calcext:value-type="float">
            <text:p>55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31072" calcext:value-type="float">
            <text:p>0.0131072</text:p>
          </table:table-cell>
        </table:table-row>
        <table:table-row table:style-name="ro1">
          <table:table-cell office:value-type="float" office:value="56.0625" calcext:value-type="float">
            <text:p>56.0625</text:p>
          </table:table-cell>
          <table:table-cell office:value-type="float" office:value="0.0256156" calcext:value-type="float">
            <text:p>0.0256156</text:p>
          </table:table-cell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0.0375253" calcext:value-type="float">
            <text:p>0.0375253</text:p>
          </table:table-cell>
        </table:table-row>
        <table:table-row table:style-name="ro1">
          <table:table-cell office:value-type="float" office:value="56.1875" calcext:value-type="float">
            <text:p>56.1875</text:p>
          </table:table-cell>
          <table:table-cell office:value-type="float" office:value="0.0488363" calcext:value-type="float">
            <text:p>0.0488363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0595485" calcext:value-type="float">
            <text:p>0.0595485</text:p>
          </table:table-cell>
        </table:table-row>
        <table:table-row table:style-name="ro1">
          <table:table-cell office:value-type="float" office:value="56.3125" calcext:value-type="float">
            <text:p>56.3125</text:p>
          </table:table-cell>
          <table:table-cell office:value-type="float" office:value="0.0696619" calcext:value-type="float">
            <text:p>0.0696619</text:p>
          </table:table-cell>
        </table:table-row>
        <table:table-row table:style-name="ro1">
          <table:table-cell office:value-type="float" office:value="56.375" calcext:value-type="float">
            <text:p>56.375</text:p>
          </table:table-cell>
          <table:table-cell office:value-type="float" office:value="0.0791765" calcext:value-type="float">
            <text:p>0.0791765</text:p>
          </table:table-cell>
        </table:table-row>
        <table:table-row table:style-name="ro1">
          <table:table-cell office:value-type="float" office:value="56.4375" calcext:value-type="float">
            <text:p>56.4375</text:p>
          </table:table-cell>
          <table:table-cell office:value-type="float" office:value="0.0880925" calcext:value-type="float">
            <text:p>0.088092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0964096" calcext:value-type="float">
            <text:p>0.0964096</text:p>
          </table:table-cell>
        </table:table-row>
        <table:table-row table:style-name="ro1">
          <table:table-cell office:value-type="float" office:value="56.5625" calcext:value-type="float">
            <text:p>56.5625</text:p>
          </table:table-cell>
          <table:table-cell office:value-type="float" office:value="0.104128" calcext:value-type="float">
            <text:p>0.104128</text:p>
          </table:table-cell>
        </table:table-row>
        <table:table-row table:style-name="ro1">
          <table:table-cell office:value-type="float" office:value="56.625" calcext:value-type="float">
            <text:p>56.625</text:p>
          </table:table-cell>
          <table:table-cell office:value-type="float" office:value="0.111248" calcext:value-type="float">
            <text:p>0.111248</text:p>
          </table:table-cell>
        </table:table-row>
        <table:table-row table:style-name="ro1">
          <table:table-cell office:value-type="float" office:value="56.6875" calcext:value-type="float">
            <text:p>56.6875</text:p>
          </table:table-cell>
          <table:table-cell office:value-type="float" office:value="0.117769" calcext:value-type="float">
            <text:p>0.117769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123691" calcext:value-type="float">
            <text:p>0.123691</text:p>
          </table:table-cell>
        </table:table-row>
        <table:table-row table:style-name="ro1">
          <table:table-cell office:value-type="float" office:value="56.8125" calcext:value-type="float">
            <text:p>56.8125</text:p>
          </table:table-cell>
          <table:table-cell office:value-type="float" office:value="0.129014" calcext:value-type="float">
            <text:p>0.129014</text:p>
          </table:table-cell>
        </table:table-row>
        <table:table-row table:style-name="ro1">
          <table:table-cell office:value-type="float" office:value="56.875" calcext:value-type="float">
            <text:p>56.875</text:p>
          </table:table-cell>
          <table:table-cell office:value-type="float" office:value="0.133739" calcext:value-type="float">
            <text:p>0.133739</text:p>
          </table:table-cell>
        </table:table-row>
        <table:table-row table:style-name="ro1">
          <table:table-cell office:value-type="float" office:value="56.9375" calcext:value-type="float">
            <text:p>56.9375</text:p>
          </table:table-cell>
          <table:table-cell office:value-type="float" office:value="0.137865" calcext:value-type="float">
            <text:p>0.137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1392" calcext:value-type="float">
            <text:p>0.141392</text:p>
          </table:table-cell>
        </table:table-row>
        <table:table-row table:style-name="ro1">
          <table:table-cell office:value-type="float" office:value="57.0625" calcext:value-type="float">
            <text:p>57.0625</text:p>
          </table:table-cell>
          <table:table-cell office:value-type="float" office:value="0.14432" calcext:value-type="float">
            <text:p>0.14432</text:p>
          </table:table-cell>
        </table:table-row>
        <table:table-row table:style-name="ro1">
          <table:table-cell office:value-type="float" office:value="57.125" calcext:value-type="float">
            <text:p>57.125</text:p>
          </table:table-cell>
          <table:table-cell office:value-type="float" office:value="0.14665" calcext:value-type="float">
            <text:p>0.14665</text:p>
          </table:table-cell>
        </table:table-row>
        <table:table-row table:style-name="ro1">
          <table:table-cell office:value-type="float" office:value="57.1875" calcext:value-type="float">
            <text:p>57.1875</text:p>
          </table:table-cell>
          <table:table-cell office:value-type="float" office:value="0.148381" calcext:value-type="float">
            <text:p>0.148381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0.149513" calcext:value-type="float">
            <text:p>0.149513</text:p>
          </table:table-cell>
        </table:table-row>
        <table:table-row table:style-name="ro1">
          <table:table-cell office:value-type="float" office:value="57.3125" calcext:value-type="float">
            <text:p>57.312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375" calcext:value-type="float">
            <text:p>57.37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4375" calcext:value-type="float">
            <text:p>57.4375</text:p>
          </table:table-cell>
          <table:table-cell office:value-type="float" office:value="0.149447" calcext:value-type="float">
            <text:p>0.14944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14825" calcext:value-type="float">
            <text:p>0.14825</text:p>
          </table:table-cell>
        </table:table-row>
        <table:table-row table:style-name="ro1">
          <table:table-cell office:value-type="float" office:value="57.5625" calcext:value-type="float">
            <text:p>57.5625</text:p>
          </table:table-cell>
          <table:table-cell office:value-type="float" office:value="0.146453" calcext:value-type="float">
            <text:p>0.146453</text:p>
          </table:table-cell>
        </table:table-row>
        <table:table-row table:style-name="ro1">
          <table:table-cell office:value-type="float" office:value="57.625" calcext:value-type="float">
            <text:p>57.625</text:p>
          </table:table-cell>
          <table:table-cell office:value-type="float" office:value="0.144058" calcext:value-type="float">
            <text:p>0.144058</text:p>
          </table:table-cell>
        </table:table-row>
        <table:table-row table:style-name="ro1">
          <table:table-cell office:value-type="float" office:value="57.6875" calcext:value-type="float">
            <text:p>57.6875</text:p>
          </table:table-cell>
          <table:table-cell office:value-type="float" office:value="0.141065" calcext:value-type="float">
            <text:p>0.141065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0.137472" calcext:value-type="float">
            <text:p>0.137472</text:p>
          </table:table-cell>
        </table:table-row>
        <table:table-row table:style-name="ro1">
          <table:table-cell office:value-type="float" office:value="57.8125" calcext:value-type="float">
            <text:p>57.8125</text:p>
          </table:table-cell>
          <table:table-cell office:value-type="float" office:value="0.133281" calcext:value-type="float">
            <text:p>0.133281</text:p>
          </table:table-cell>
        </table:table-row>
        <table:table-row table:style-name="ro1">
          <table:table-cell office:value-type="float" office:value="57.875" calcext:value-type="float">
            <text:p>57.875</text:p>
          </table:table-cell>
          <table:table-cell office:value-type="float" office:value="0.128491" calcext:value-type="float">
            <text:p>0.128491</text:p>
          </table:table-cell>
        </table:table-row>
        <table:table-row table:style-name="ro1">
          <table:table-cell office:value-type="float" office:value="57.9375" calcext:value-type="float">
            <text:p>57.9375</text:p>
          </table:table-cell>
          <table:table-cell office:value-type="float" office:value="0.123102" calcext:value-type="float">
            <text:p>0.123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7115" calcext:value-type="float">
            <text:p>0.117115</text:p>
          </table:table-cell>
        </table:table-row>
        <table:table-row table:style-name="ro1">
          <table:table-cell office:value-type="float" office:value="58.0625" calcext:value-type="float">
            <text:p>58.0625</text:p>
          </table:table-cell>
          <table:table-cell office:value-type="float" office:value="0.110528" calcext:value-type="float">
            <text:p>0.110528</text:p>
          </table:table-cell>
        </table:table-row>
        <table:table-row table:style-name="ro1">
          <table:table-cell office:value-type="float" office:value="58.125" calcext:value-type="float">
            <text:p>58.125</text:p>
          </table:table-cell>
          <table:table-cell office:value-type="float" office:value="0.103343" calcext:value-type="float">
            <text:p>0.103343</text:p>
          </table:table-cell>
        </table:table-row>
        <table:table-row table:style-name="ro1">
          <table:table-cell office:value-type="float" office:value="58.1875" calcext:value-type="float">
            <text:p>58.1875</text:p>
          </table:table-cell>
          <table:table-cell office:value-type="float" office:value="0.0955593" calcext:value-type="float">
            <text:p>0.0955593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0.0871768" calcext:value-type="float">
            <text:p>0.0871768</text:p>
          </table:table-cell>
        </table:table-row>
        <table:table-row table:style-name="ro1">
          <table:table-cell office:value-type="float" office:value="58.3125" calcext:value-type="float">
            <text:p>58.3125</text:p>
          </table:table-cell>
          <table:table-cell office:value-type="float" office:value="0.0781954" calcext:value-type="float">
            <text:p>0.0781954</text:p>
          </table:table-cell>
        </table:table-row>
        <table:table-row table:style-name="ro1">
          <table:table-cell office:value-type="float" office:value="58.375" calcext:value-type="float">
            <text:p>58.375</text:p>
          </table:table-cell>
          <table:table-cell office:value-type="float" office:value="0.0686154" calcext:value-type="float">
            <text:p>0.0686154</text:p>
          </table:table-cell>
        </table:table-row>
        <table:table-row table:style-name="ro1">
          <table:table-cell office:value-type="float" office:value="58.4375" calcext:value-type="float">
            <text:p>58.4375</text:p>
          </table:table-cell>
          <table:table-cell office:value-type="float" office:value="0.0584365" calcext:value-type="float">
            <text:p>0.058436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0476589" calcext:value-type="float">
            <text:p>0.0476589</text:p>
          </table:table-cell>
        </table:table-row>
        <table:table-row table:style-name="ro1">
          <table:table-cell office:value-type="float" office:value="58.5625" calcext:value-type="float">
            <text:p>58.5625</text:p>
          </table:table-cell>
          <table:table-cell office:value-type="float" office:value="0.0362826" calcext:value-type="float">
            <text:p>0.0362826</text:p>
          </table:table-cell>
        </table:table-row>
        <table:table-row table:style-name="ro1">
          <table:table-cell office:value-type="float" office:value="58.625" calcext:value-type="float">
            <text:p>58.625</text:p>
          </table:table-cell>
          <table:table-cell office:value-type="float" office:value="0.0243075" calcext:value-type="float">
            <text:p>0.0243075</text:p>
          </table:table-cell>
        </table:table-row>
        <table:table-row table:style-name="ro1">
          <table:table-cell office:value-type="float" office:value="58.6875" calcext:value-type="float">
            <text:p>58.6875</text:p>
          </table:table-cell>
          <table:table-cell office:value-type="float" office:value="0.0117336" calcext:value-type="float">
            <text:p>0.0117336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3125" calcext:value-type="float">
            <text:p>59.3125</text:p>
          </table:table-cell>
          <table:table-cell office:value-type="float" office:value="0.0104858" calcext:value-type="float">
            <text:p>0.0104858</text:p>
          </table:table-cell>
        </table:table-row>
        <table:table-row table:style-name="ro1">
          <table:table-cell office:value-type="float" office:value="59.375" calcext:value-type="float">
            <text:p>59.375</text:p>
          </table:table-cell>
          <table:table-cell office:value-type="float" office:value="0.0203728" calcext:value-type="float">
            <text:p>0.0203728</text:p>
          </table:table-cell>
        </table:table-row>
        <table:table-row table:style-name="ro1">
          <table:table-cell office:value-type="float" office:value="59.4375" calcext:value-type="float">
            <text:p>59.4375</text:p>
          </table:table-cell>
          <table:table-cell office:value-type="float" office:value="0.029661" calcext:value-type="float">
            <text:p>0.02966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383505" calcext:value-type="float">
            <text:p>0.0383505</text:p>
          </table:table-cell>
        </table:table-row>
        <table:table-row table:style-name="ro1">
          <table:table-cell office:value-type="float" office:value="59.5625" calcext:value-type="float">
            <text:p>59.5625</text:p>
          </table:table-cell>
          <table:table-cell office:value-type="float" office:value="0.0464413" calcext:value-type="float">
            <text:p>0.0464413</text:p>
          </table:table-cell>
        </table:table-row>
        <table:table-row table:style-name="ro1">
          <table:table-cell office:value-type="float" office:value="59.625" calcext:value-type="float">
            <text:p>59.625</text:p>
          </table:table-cell>
          <table:table-cell office:value-type="float" office:value="0.0539332" calcext:value-type="float">
            <text:p>0.0539332</text:p>
          </table:table-cell>
        </table:table-row>
        <table:table-row table:style-name="ro1">
          <table:table-cell office:value-type="float" office:value="59.6875" calcext:value-type="float">
            <text:p>59.6875</text:p>
          </table:table-cell>
          <table:table-cell office:value-type="float" office:value="0.0608265" calcext:value-type="float">
            <text:p>0.0608265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0.0671209" calcext:value-type="float">
            <text:p>0.0671209</text:p>
          </table:table-cell>
        </table:table-row>
        <table:table-row table:style-name="ro1">
          <table:table-cell office:value-type="float" office:value="59.8125" calcext:value-type="float">
            <text:p>59.8125</text:p>
          </table:table-cell>
          <table:table-cell office:value-type="float" office:value="0.0728167" calcext:value-type="float">
            <text:p>0.0728167</text:p>
          </table:table-cell>
        </table:table-row>
        <table:table-row table:style-name="ro1">
          <table:table-cell office:value-type="float" office:value="59.875" calcext:value-type="float">
            <text:p>59.875</text:p>
          </table:table-cell>
          <table:table-cell office:value-type="float" office:value="0.0779136" calcext:value-type="float">
            <text:p>0.0779136</text:p>
          </table:table-cell>
        </table:table-row>
        <table:table-row table:style-name="ro1">
          <table:table-cell office:value-type="float" office:value="59.9375" calcext:value-type="float">
            <text:p>59.9375</text:p>
          </table:table-cell>
          <table:table-cell office:value-type="float" office:value="0.0824118" calcext:value-type="float">
            <text:p>0.0824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63113" calcext:value-type="float">
            <text:p>0.0863113</text:p>
          </table:table-cell>
        </table:table-row>
        <table:table-row table:style-name="ro1">
          <table:table-cell office:value-type="float" office:value="60.0625" calcext:value-type="float">
            <text:p>60.0625</text:p>
          </table:table-cell>
          <table:table-cell office:value-type="float" office:value="0.089612" calcext:value-type="float">
            <text:p>0.089612</text:p>
          </table:table-cell>
        </table:table-row>
        <table:table-row table:style-name="ro1">
          <table:table-cell office:value-type="float" office:value="60.125" calcext:value-type="float">
            <text:p>60.125</text:p>
          </table:table-cell>
          <table:table-cell office:value-type="float" office:value="0.0923139" calcext:value-type="float">
            <text:p>0.0923139</text:p>
          </table:table-cell>
        </table:table-row>
        <table:table-row table:style-name="ro1">
          <table:table-cell office:value-type="float" office:value="60.1875" calcext:value-type="float">
            <text:p>60.1875</text:p>
          </table:table-cell>
          <table:table-cell office:value-type="float" office:value="0.0944171" calcext:value-type="float">
            <text:p>0.0944171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0959216" calcext:value-type="float">
            <text:p>0.0959216</text:p>
          </table:table-cell>
        </table:table-row>
        <table:table-row table:style-name="ro1">
          <table:table-cell office:value-type="float" office:value="60.3125" calcext:value-type="float">
            <text:p>60.3125</text:p>
          </table:table-cell>
          <table:table-cell office:value-type="float" office:value="0.0968273" calcext:value-type="float">
            <text:p>0.0968273</text:p>
          </table:table-cell>
        </table:table-row>
        <table:table-row table:style-name="ro1">
          <table:table-cell office:value-type="float" office:value="60.375" calcext:value-type="float">
            <text:p>60.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4375" calcext:value-type="float">
            <text:p>60.4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965354" calcext:value-type="float">
            <text:p>0.0965354</text:p>
          </table:table-cell>
        </table:table-row>
        <table:table-row table:style-name="ro1">
          <table:table-cell office:value-type="float" office:value="60.5625" calcext:value-type="float">
            <text:p>60.5625</text:p>
          </table:table-cell>
          <table:table-cell office:value-type="float" office:value="0.0953379" calcext:value-type="float">
            <text:p>0.0953379</text:p>
          </table:table-cell>
        </table:table-row>
        <table:table-row table:style-name="ro1">
          <table:table-cell office:value-type="float" office:value="60.625" calcext:value-type="float">
            <text:p>60.625</text:p>
          </table:table-cell>
          <table:table-cell office:value-type="float" office:value="0.0935417" calcext:value-type="float">
            <text:p>0.0935417</text:p>
          </table:table-cell>
        </table:table-row>
        <table:table-row table:style-name="ro1">
          <table:table-cell office:value-type="float" office:value="60.6875" calcext:value-type="float">
            <text:p>60.6875</text:p>
          </table:table-cell>
          <table:table-cell office:value-type="float" office:value="0.0911466" calcext:value-type="float">
            <text:p>0.0911466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0.0881529" calcext:value-type="float">
            <text:p>0.0881529</text:p>
          </table:table-cell>
        </table:table-row>
        <table:table-row table:style-name="ro1">
          <table:table-cell office:value-type="float" office:value="60.8125" calcext:value-type="float">
            <text:p>60.8125</text:p>
          </table:table-cell>
          <table:table-cell office:value-type="float" office:value="0.0845603" calcext:value-type="float">
            <text:p>0.0845603</text:p>
          </table:table-cell>
        </table:table-row>
        <table:table-row table:style-name="ro1">
          <table:table-cell office:value-type="float" office:value="60.875" calcext:value-type="float">
            <text:p>60.875</text:p>
          </table:table-cell>
          <table:table-cell office:value-type="float" office:value="0.080369" calcext:value-type="float">
            <text:p>0.080369</text:p>
          </table:table-cell>
        </table:table-row>
        <table:table-row table:style-name="ro1">
          <table:table-cell office:value-type="float" office:value="60.9375" calcext:value-type="float">
            <text:p>60.9375</text:p>
          </table:table-cell>
          <table:table-cell office:value-type="float" office:value="0.075579" calcext:value-type="float">
            <text:p>0.0755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01902" calcext:value-type="float">
            <text:p>0.0701902</text:p>
          </table:table-cell>
        </table:table-row>
        <table:table-row table:style-name="ro1">
          <table:table-cell office:value-type="float" office:value="61.0625" calcext:value-type="float">
            <text:p>61.0625</text:p>
          </table:table-cell>
          <table:table-cell office:value-type="float" office:value="0.0642027" calcext:value-type="float">
            <text:p>0.0642027</text:p>
          </table:table-cell>
        </table:table-row>
        <table:table-row table:style-name="ro1">
          <table:table-cell office:value-type="float" office:value="61.125" calcext:value-type="float">
            <text:p>61.125</text:p>
          </table:table-cell>
          <table:table-cell office:value-type="float" office:value="0.0576164" calcext:value-type="float">
            <text:p>0.0576164</text:p>
          </table:table-cell>
        </table:table-row>
        <table:table-row table:style-name="ro1">
          <table:table-cell office:value-type="float" office:value="61.1875" calcext:value-type="float">
            <text:p>61.1875</text:p>
          </table:table-cell>
          <table:table-cell office:value-type="float" office:value="0.0504313" calcext:value-type="float">
            <text:p>0.0504313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0.0426475" calcext:value-type="float">
            <text:p>0.0426475</text:p>
          </table:table-cell>
        </table:table-row>
        <table:table-row table:style-name="ro1">
          <table:table-cell office:value-type="float" office:value="61.3125" calcext:value-type="float">
            <text:p>61.3125</text:p>
          </table:table-cell>
          <table:table-cell office:value-type="float" office:value="0.0342649" calcext:value-type="float">
            <text:p>0.0342649</text:p>
          </table:table-cell>
        </table:table-row>
        <table:table-row table:style-name="ro1">
          <table:table-cell office:value-type="float" office:value="61.375" calcext:value-type="float">
            <text:p>61.375</text:p>
          </table:table-cell>
          <table:table-cell office:value-type="float" office:value="0.0252836" calcext:value-type="float">
            <text:p>0.0252836</text:p>
          </table:table-cell>
        </table:table-row>
        <table:table-row table:style-name="ro1">
          <table:table-cell office:value-type="float" office:value="61.4375" calcext:value-type="float">
            <text:p>61.4375</text:p>
          </table:table-cell>
          <table:table-cell office:value-type="float" office:value="0.0157035" calcext:value-type="float">
            <text:p>0.015703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0552469" calcext:value-type="float">
            <text:p>0.00552469</text:p>
          </table:table-cell>
        </table:table-row>
        <table:table-row table:style-name="ro1">
          <table:table-cell office:value-type="float" office:value="61.5625" calcext:value-type="float">
            <text:p>61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625" calcext:value-type="float">
            <text:p>62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25" calcext:value-type="float">
            <text:p>62.125</text:p>
          </table:table-cell>
          <table:table-cell office:value-type="float" office:value="0.00838861" calcext:value-type="float">
            <text:p>0.00838861</text:p>
          </table:table-cell>
        </table:table-row>
        <table:table-row table:style-name="ro1">
          <table:table-cell office:value-type="float" office:value="62.1875" calcext:value-type="float">
            <text:p>62.1875</text:p>
          </table:table-cell>
          <table:table-cell office:value-type="float" office:value="0.0161785" calcext:value-type="float">
            <text:p>0.0161785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0.0233696" calcext:value-type="float">
            <text:p>0.0233696</text:p>
          </table:table-cell>
        </table:table-row>
        <table:table-row table:style-name="ro1">
          <table:table-cell office:value-type="float" office:value="62.3125" calcext:value-type="float">
            <text:p>62.3125</text:p>
          </table:table-cell>
          <table:table-cell office:value-type="float" office:value="0.0299619" calcext:value-type="float">
            <text:p>0.0299619</text:p>
          </table:table-cell>
        </table:table-row>
        <table:table-row table:style-name="ro1">
          <table:table-cell office:value-type="float" office:value="62.375" calcext:value-type="float">
            <text:p>62.375</text:p>
          </table:table-cell>
          <table:table-cell office:value-type="float" office:value="0.0359555" calcext:value-type="float">
            <text:p>0.0359555</text:p>
          </table:table-cell>
        </table:table-row>
        <table:table-row table:style-name="ro1">
          <table:table-cell office:value-type="float" office:value="62.4375" calcext:value-type="float">
            <text:p>62.4375</text:p>
          </table:table-cell>
          <table:table-cell office:value-type="float" office:value="0.0413503" calcext:value-type="float">
            <text:p>0.0413503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461464" calcext:value-type="float">
            <text:p>0.0461464</text:p>
          </table:table-cell>
        </table:table-row>
        <table:table-row table:style-name="ro1">
          <table:table-cell office:value-type="float" office:value="62.5625" calcext:value-type="float">
            <text:p>62.5625</text:p>
          </table:table-cell>
          <table:table-cell office:value-type="float" office:value="0.0503437" calcext:value-type="float">
            <text:p>0.0503437</text:p>
          </table:table-cell>
        </table:table-row>
        <table:table-row table:style-name="ro1">
          <table:table-cell office:value-type="float" office:value="62.625" calcext:value-type="float">
            <text:p>62.625</text:p>
          </table:table-cell>
          <table:table-cell office:value-type="float" office:value="0.0539423" calcext:value-type="float">
            <text:p>0.0539423</text:p>
          </table:table-cell>
        </table:table-row>
        <table:table-row table:style-name="ro1">
          <table:table-cell office:value-type="float" office:value="62.6875" calcext:value-type="float">
            <text:p>62.6875</text:p>
          </table:table-cell>
          <table:table-cell office:value-type="float" office:value="0.0569421" calcext:value-type="float">
            <text:p>0.0569421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0.0593432" calcext:value-type="float">
            <text:p>0.0593432</text:p>
          </table:table-cell>
        </table:table-row>
        <table:table-row table:style-name="ro1">
          <table:table-cell office:value-type="float" office:value="62.8125" calcext:value-type="float">
            <text:p>62.8125</text:p>
          </table:table-cell>
          <table:table-cell office:value-type="float" office:value="0.0611455" calcext:value-type="float">
            <text:p>0.0611455</text:p>
          </table:table-cell>
        </table:table-row>
        <table:table-row table:style-name="ro1">
          <table:table-cell office:value-type="float" office:value="62.875" calcext:value-type="float">
            <text:p>62.875</text:p>
          </table:table-cell>
          <table:table-cell office:value-type="float" office:value="0.062349" calcext:value-type="float">
            <text:p>0.062349</text:p>
          </table:table-cell>
        </table:table-row>
        <table:table-row table:style-name="ro1">
          <table:table-cell office:value-type="float" office:value="62.9375" calcext:value-type="float">
            <text:p>62.9375</text:p>
          </table:table-cell>
          <table:table-cell office:value-type="float" office:value="0.0629538" calcext:value-type="float">
            <text:p>0.06295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0625" calcext:value-type="float">
            <text:p>63.0625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125" calcext:value-type="float">
            <text:p>63.125</text:p>
          </table:table-cell>
          <table:table-cell office:value-type="float" office:value="0.0623611" calcext:value-type="float">
            <text:p>0.0623611</text:p>
          </table:table-cell>
        </table:table-row>
        <table:table-row table:style-name="ro1">
          <table:table-cell office:value-type="float" office:value="63.1875" calcext:value-type="float">
            <text:p>63.1875</text:p>
          </table:table-cell>
          <table:table-cell office:value-type="float" office:value="0.0611636" calcext:value-type="float">
            <text:p>0.0611636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0.0593673" calcext:value-type="float">
            <text:p>0.0593673</text:p>
          </table:table-cell>
        </table:table-row>
        <table:table-row table:style-name="ro1">
          <table:table-cell office:value-type="float" office:value="63.3125" calcext:value-type="float">
            <text:p>63.3125</text:p>
          </table:table-cell>
          <table:table-cell office:value-type="float" office:value="0.0569723" calcext:value-type="float">
            <text:p>0.0569723</text:p>
          </table:table-cell>
        </table:table-row>
        <table:table-row table:style-name="ro1">
          <table:table-cell office:value-type="float" office:value="63.375" calcext:value-type="float">
            <text:p>63.375</text:p>
          </table:table-cell>
          <table:table-cell office:value-type="float" office:value="0.0539785" calcext:value-type="float">
            <text:p>0.0539785</text:p>
          </table:table-cell>
        </table:table-row>
        <table:table-row table:style-name="ro1">
          <table:table-cell office:value-type="float" office:value="63.4375" calcext:value-type="float">
            <text:p>63.4375</text:p>
          </table:table-cell>
          <table:table-cell office:value-type="float" office:value="0.050386" calcext:value-type="float">
            <text:p>0.05038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461947" calcext:value-type="float">
            <text:p>0.0461947</text:p>
          </table:table-cell>
        </table:table-row>
        <table:table-row table:style-name="ro1">
          <table:table-cell office:value-type="float" office:value="63.5625" calcext:value-type="float">
            <text:p>63.5625</text:p>
          </table:table-cell>
          <table:table-cell office:value-type="float" office:value="0.0414047" calcext:value-type="float">
            <text:p>0.0414047</text:p>
          </table:table-cell>
        </table:table-row>
        <table:table-row table:style-name="ro1">
          <table:table-cell office:value-type="float" office:value="63.625" calcext:value-type="float">
            <text:p>63.625</text:p>
          </table:table-cell>
          <table:table-cell office:value-type="float" office:value="0.0360159" calcext:value-type="float">
            <text:p>0.0360159</text:p>
          </table:table-cell>
        </table:table-row>
        <table:table-row table:style-name="ro1">
          <table:table-cell office:value-type="float" office:value="63.6875" calcext:value-type="float">
            <text:p>63.6875</text:p>
          </table:table-cell>
          <table:table-cell office:value-type="float" office:value="0.0300283" calcext:value-type="float">
            <text:p>0.0300283</text:p>
          </table:table-cell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0.023442" calcext:value-type="float">
            <text:p>0.023442</text:p>
          </table:table-cell>
        </table:table-row>
        <table:table-row table:style-name="ro1">
          <table:table-cell office:value-type="float" office:value="63.8125" calcext:value-type="float">
            <text:p>63.8125</text:p>
          </table:table-cell>
          <table:table-cell office:value-type="float" office:value="0.016257" calcext:value-type="float">
            <text:p>0.016257</text:p>
          </table:table-cell>
        </table:table-row>
        <table:table-row table:style-name="ro1">
          <table:table-cell office:value-type="float" office:value="63.875" calcext:value-type="float">
            <text:p>63.875</text:p>
          </table:table-cell>
          <table:table-cell office:value-type="float" office:value="0.00847316" calcext:value-type="float">
            <text:p>0.00847316</text:p>
          </table:table-cell>
        </table:table-row>
        <table:table-row table:style-name="ro1">
          <table:table-cell office:value-type="float" office:value="63.9375" calcext:value-type="float">
            <text:p>63.9375</text:p>
          </table:table-cell>
          <table:table-cell table:style-name="ce1" office:value-type="float" office:value="0.0000905946" calcext:value-type="float">
            <text:p>9.06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625" calcext:value-type="float">
            <text:p>64.5625</text:p>
          </table:table-cell>
          <table:table-cell office:value-type="float" office:value="0.00671089" calcext:value-type="float">
            <text:p>0.00671089</text:p>
          </table:table-cell>
        </table:table-row>
        <table:table-row table:style-name="ro1">
          <table:table-cell office:value-type="float" office:value="64.625" calcext:value-type="float">
            <text:p>64.625</text:p>
          </table:table-cell>
          <table:table-cell office:value-type="float" office:value="0.012823" calcext:value-type="float">
            <text:p>0.012823</text:p>
          </table:table-cell>
        </table:table-row>
        <table:table-row table:style-name="ro1">
          <table:table-cell office:value-type="float" office:value="64.6875" calcext:value-type="float">
            <text:p>64.6875</text:p>
          </table:table-cell>
          <table:table-cell office:value-type="float" office:value="0.0183364" calcext:value-type="float">
            <text:p>0.0183364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0.023251" calcext:value-type="float">
            <text:p>0.023251</text:p>
          </table:table-cell>
        </table:table-row>
        <table:table-row table:style-name="ro1">
          <table:table-cell office:value-type="float" office:value="64.8125" calcext:value-type="float">
            <text:p>64.8125</text:p>
          </table:table-cell>
          <table:table-cell office:value-type="float" office:value="0.0275669" calcext:value-type="float">
            <text:p>0.0275669</text:p>
          </table:table-cell>
        </table:table-row>
        <table:table-row table:style-name="ro1">
          <table:table-cell office:value-type="float" office:value="64.875" calcext:value-type="float">
            <text:p>64.875</text:p>
          </table:table-cell>
          <table:table-cell office:value-type="float" office:value="0.031284" calcext:value-type="float">
            <text:p>0.031284</text:p>
          </table:table-cell>
        </table:table-row>
        <table:table-row table:style-name="ro1">
          <table:table-cell office:value-type="float" office:value="64.9375" calcext:value-type="float">
            <text:p>64.9375</text:p>
          </table:table-cell>
          <table:table-cell office:value-type="float" office:value="0.0344024" calcext:value-type="float">
            <text:p>0.03440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922" calcext:value-type="float">
            <text:p>0.036922</text:p>
          </table:table-cell>
        </table:table-row>
        <table:table-row table:style-name="ro1">
          <table:table-cell office:value-type="float" office:value="65.0625" calcext:value-type="float">
            <text:p>65.0625</text:p>
          </table:table-cell>
          <table:table-cell office:value-type="float" office:value="0.0388428" calcext:value-type="float">
            <text:p>0.0388428</text:p>
          </table:table-cell>
        </table:table-row>
        <table:table-row table:style-name="ro1">
          <table:table-cell office:value-type="float" office:value="65.125" calcext:value-type="float">
            <text:p>65.125</text:p>
          </table:table-cell>
          <table:table-cell office:value-type="float" office:value="0.0401649" calcext:value-type="float">
            <text:p>0.0401649</text:p>
          </table:table-cell>
        </table:table-row>
        <table:table-row table:style-name="ro1">
          <table:table-cell office:value-type="float" office:value="65.1875" calcext:value-type="float">
            <text:p>65.1875</text:p>
          </table:table-cell>
          <table:table-cell office:value-type="float" office:value="0.0408882" calcext:value-type="float">
            <text:p>0.0408882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125" calcext:value-type="float">
            <text:p>65.31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75" calcext:value-type="float">
            <text:p>65.375</text:p>
          </table:table-cell>
          <table:table-cell office:value-type="float" office:value="0.0404141" calcext:value-type="float">
            <text:p>0.0404141</text:p>
          </table:table-cell>
        </table:table-row>
        <table:table-row table:style-name="ro1">
          <table:table-cell office:value-type="float" office:value="65.4375" calcext:value-type="float">
            <text:p>65.4375</text:p>
          </table:table-cell>
          <table:table-cell office:value-type="float" office:value="0.0392165" calcext:value-type="float">
            <text:p>0.039216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374203" calcext:value-type="float">
            <text:p>0.0374203</text:p>
          </table:table-cell>
        </table:table-row>
        <table:table-row table:style-name="ro1">
          <table:table-cell office:value-type="float" office:value="65.5625" calcext:value-type="float">
            <text:p>65.5625</text:p>
          </table:table-cell>
          <table:table-cell office:value-type="float" office:value="0.0350253" calcext:value-type="float">
            <text:p>0.0350253</text:p>
          </table:table-cell>
        </table:table-row>
        <table:table-row table:style-name="ro1">
          <table:table-cell office:value-type="float" office:value="65.625" calcext:value-type="float">
            <text:p>65.625</text:p>
          </table:table-cell>
          <table:table-cell office:value-type="float" office:value="0.0320315" calcext:value-type="float">
            <text:p>0.0320315</text:p>
          </table:table-cell>
        </table:table-row>
        <table:table-row table:style-name="ro1">
          <table:table-cell office:value-type="float" office:value="65.6875" calcext:value-type="float">
            <text:p>65.6875</text:p>
          </table:table-cell>
          <table:table-cell office:value-type="float" office:value="0.028439" calcext:value-type="float">
            <text:p>0.028439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0.0242477" calcext:value-type="float">
            <text:p>0.0242477</text:p>
          </table:table-cell>
        </table:table-row>
        <table:table-row table:style-name="ro1">
          <table:table-cell office:value-type="float" office:value="65.8125" calcext:value-type="float">
            <text:p>65.8125</text:p>
          </table:table-cell>
          <table:table-cell office:value-type="float" office:value="0.0194576" calcext:value-type="float">
            <text:p>0.0194576</text:p>
          </table:table-cell>
        </table:table-row>
        <table:table-row table:style-name="ro1">
          <table:table-cell office:value-type="float" office:value="65.875" calcext:value-type="float">
            <text:p>65.875</text:p>
          </table:table-cell>
          <table:table-cell office:value-type="float" office:value="0.0140688" calcext:value-type="float">
            <text:p>0.0140688</text:p>
          </table:table-cell>
        </table:table-row>
        <table:table-row table:style-name="ro1">
          <table:table-cell office:value-type="float" office:value="65.9375" calcext:value-type="float">
            <text:p>65.9375</text:p>
          </table:table-cell>
          <table:table-cell office:value-type="float" office:value="0.0080813" calcext:value-type="float">
            <text:p>0.00808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49499" calcext:value-type="float">
            <text:p>0.00149499</text:p>
          </table:table-cell>
        </table:table-row>
        <table:table-row table:style-name="ro1">
          <table:table-cell office:value-type="float" office:value="66.0625" calcext:value-type="float">
            <text:p>66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625" calcext:value-type="float">
            <text:p>66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25" calcext:value-type="float">
            <text:p>66.625</text:p>
          </table:table-cell>
          <table:table-cell office:value-type="float" office:value="0.00536871" calcext:value-type="float">
            <text:p>0.00536871</text:p>
          </table:table-cell>
        </table:table-row>
        <table:table-row table:style-name="ro1">
          <table:table-cell office:value-type="float" office:value="66.6875" calcext:value-type="float">
            <text:p>66.6875</text:p>
          </table:table-cell>
          <table:table-cell office:value-type="float" office:value="0.0101387" calcext:value-type="float">
            <text:p>0.0101387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0.0143099" calcext:value-type="float">
            <text:p>0.0143099</text:p>
          </table:table-cell>
        </table:table-row>
        <table:table-row table:style-name="ro1">
          <table:table-cell office:value-type="float" office:value="66.8125" calcext:value-type="float">
            <text:p>66.8125</text:p>
          </table:table-cell>
          <table:table-cell office:value-type="float" office:value="0.0178823" calcext:value-type="float">
            <text:p>0.0178823</text:p>
          </table:table-cell>
        </table:table-row>
        <table:table-row table:style-name="ro1">
          <table:table-cell office:value-type="float" office:value="66.875" calcext:value-type="float">
            <text:p>66.875</text:p>
          </table:table-cell>
          <table:table-cell office:value-type="float" office:value="0.020856" calcext:value-type="float">
            <text:p>0.020856</text:p>
          </table:table-cell>
        </table:table-row>
        <table:table-row table:style-name="ro1">
          <table:table-cell office:value-type="float" office:value="66.9375" calcext:value-type="float">
            <text:p>66.9375</text:p>
          </table:table-cell>
          <table:table-cell office:value-type="float" office:value="0.0232309" calcext:value-type="float">
            <text:p>0.02323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50071" calcext:value-type="float">
            <text:p>0.0250071</text:p>
          </table:table-cell>
        </table:table-row>
        <table:table-row table:style-name="ro1">
          <table:table-cell office:value-type="float" office:value="67.0625" calcext:value-type="float">
            <text:p>67.0625</text:p>
          </table:table-cell>
          <table:table-cell office:value-type="float" office:value="0.0261845" calcext:value-type="float">
            <text:p>0.0261845</text:p>
          </table:table-cell>
        </table:table-row>
        <table:table-row table:style-name="ro1">
          <table:table-cell office:value-type="float" office:value="67.125" calcext:value-type="float">
            <text:p>67.12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1875" calcext:value-type="float">
            <text:p>67.187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0.0261645" calcext:value-type="float">
            <text:p>0.0261645</text:p>
          </table:table-cell>
        </table:table-row>
        <table:table-row table:style-name="ro1">
          <table:table-cell office:value-type="float" office:value="67.3125" calcext:value-type="float">
            <text:p>67.3125</text:p>
          </table:table-cell>
          <table:table-cell office:value-type="float" office:value="0.0249669" calcext:value-type="float">
            <text:p>0.0249669</text:p>
          </table:table-cell>
        </table:table-row>
        <table:table-row table:style-name="ro1">
          <table:table-cell office:value-type="float" office:value="67.375" calcext:value-type="float">
            <text:p>67.375</text:p>
          </table:table-cell>
          <table:table-cell office:value-type="float" office:value="0.0231707" calcext:value-type="float">
            <text:p>0.0231707</text:p>
          </table:table-cell>
        </table:table-row>
        <table:table-row table:style-name="ro1">
          <table:table-cell office:value-type="float" office:value="67.4375" calcext:value-type="float">
            <text:p>67.4375</text:p>
          </table:table-cell>
          <table:table-cell office:value-type="float" office:value="0.0207757" calcext:value-type="float">
            <text:p>0.0207757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0177819" calcext:value-type="float">
            <text:p>0.0177819</text:p>
          </table:table-cell>
        </table:table-row>
        <table:table-row table:style-name="ro1">
          <table:table-cell office:value-type="float" office:value="67.5625" calcext:value-type="float">
            <text:p>67.5625</text:p>
          </table:table-cell>
          <table:table-cell office:value-type="float" office:value="0.0141894" calcext:value-type="float">
            <text:p>0.0141894</text:p>
          </table:table-cell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0.00999807" calcext:value-type="float">
            <text:p>0.00999807</text:p>
          </table:table-cell>
        </table:table-row>
        <table:table-row table:style-name="ro1">
          <table:table-cell office:value-type="float" office:value="67.6875" calcext:value-type="float">
            <text:p>67.6875</text:p>
          </table:table-cell>
          <table:table-cell office:value-type="float" office:value="0.00520803" calcext:value-type="float">
            <text:p>0.00520803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125" calcext:value-type="float">
            <text:p>68.3125</text:p>
          </table:table-cell>
          <table:table-cell office:value-type="float" office:value="0.00429497" calcext:value-type="float">
            <text:p>0.00429497</text:p>
          </table:table-cell>
        </table:table-row>
        <table:table-row table:style-name="ro1">
          <table:table-cell office:value-type="float" office:value="68.375" calcext:value-type="float">
            <text:p>68.375</text:p>
          </table:table-cell>
          <table:table-cell office:value-type="float" office:value="0.00799118" calcext:value-type="float">
            <text:p>0.00799118</text:p>
          </table:table-cell>
        </table:table-row>
        <table:table-row table:style-name="ro1">
          <table:table-cell office:value-type="float" office:value="68.4375" calcext:value-type="float">
            <text:p>68.4375</text:p>
          </table:table-cell>
          <table:table-cell office:value-type="float" office:value="0.0110886" calcext:value-type="float">
            <text:p>0.0110886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0135873" calcext:value-type="float">
            <text:p>0.0135873</text:p>
          </table:table-cell>
        </table:table-row>
        <table:table-row table:style-name="ro1">
          <table:table-cell office:value-type="float" office:value="68.5625" calcext:value-type="float">
            <text:p>68.5625</text:p>
          </table:table-cell>
          <table:table-cell office:value-type="float" office:value="0.0154873" calcext:value-type="float">
            <text:p>0.0154873</text:p>
          </table:table-cell>
        </table:table-row>
        <table:table-row table:style-name="ro1">
          <table:table-cell office:value-type="float" office:value="68.625" calcext:value-type="float">
            <text:p>68.625</text:p>
          </table:table-cell>
          <table:table-cell office:value-type="float" office:value="0.0167885" calcext:value-type="float">
            <text:p>0.0167885</text:p>
          </table:table-cell>
        </table:table-row>
        <table:table-row table:style-name="ro1">
          <table:table-cell office:value-type="float" office:value="68.6875" calcext:value-type="float">
            <text:p>68.6875</text:p>
          </table:table-cell>
          <table:table-cell office:value-type="float" office:value="0.0174909" calcext:value-type="float">
            <text:p>0.0174909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125" calcext:value-type="float">
            <text:p>68.812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75" calcext:value-type="float">
            <text:p>68.875</text:p>
          </table:table-cell>
          <table:table-cell office:value-type="float" office:value="0.0169958" calcext:value-type="float">
            <text:p>0.0169958</text:p>
          </table:table-cell>
        </table:table-row>
        <table:table-row table:style-name="ro1">
          <table:table-cell office:value-type="float" office:value="68.9375" calcext:value-type="float">
            <text:p>68.9375</text:p>
          </table:table-cell>
          <table:table-cell office:value-type="float" office:value="0.0157983" calcext:value-type="float">
            <text:p>0.01579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40021" calcext:value-type="float">
            <text:p>0.0140021</text:p>
          </table:table-cell>
        </table:table-row>
        <table:table-row table:style-name="ro1">
          <table:table-cell office:value-type="float" office:value="69.0625" calcext:value-type="float">
            <text:p>69.0625</text:p>
          </table:table-cell>
          <table:table-cell office:value-type="float" office:value="0.0116071" calcext:value-type="float">
            <text:p>0.0116071</text:p>
          </table:table-cell>
        </table:table-row>
        <table:table-row table:style-name="ro1">
          <table:table-cell office:value-type="float" office:value="69.125" calcext:value-type="float">
            <text:p>69.125</text:p>
          </table:table-cell>
          <table:table-cell office:value-type="float" office:value="0.00861328" calcext:value-type="float">
            <text:p>0.00861328</text:p>
          </table:table-cell>
        </table:table-row>
        <table:table-row table:style-name="ro1">
          <table:table-cell office:value-type="float" office:value="69.1875" calcext:value-type="float">
            <text:p>69.1875</text:p>
          </table:table-cell>
          <table:table-cell office:value-type="float" office:value="0.00502075" calcext:value-type="float">
            <text:p>0.00502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35:32.290492974</meta:creation-date>
    <dc:date>2019-11-15T12:43:20.972587084</dc:date>
    <meta:editing-duration>PT22M31S</meta:editing-duration>
    <meta:editing-cycles>5</meta:editing-cycles>
    <meta:generator>LibreOffice/6.2.8.2$Linux_X86_64 LibreOffice_project/f82ddfca21ebc1e222a662a32b25c0c9d20169ee</meta:generator>
    <meta:document-statistic meta:table-count="2" meta:cell-count="6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622cm" svg:height="21.162cm" xlink:href=".." xlink:type="simple" chart:class="chart:scatter" chart:style-name="ch1">
        <chart:legend chart:legend-position="end" svg:x="35.359cm" svg:y="10.282cm" style:legend-expansion="high" chart:style-name="ch2"/>
        <chart:plot-area chart:style-name="ch3" table:cell-range-address="Sheet2.A1:Sheet2.B1024" svg:x="0.752cm" svg:y="0.423cm" svg:width="33.855cm" svg:height="20.316cm">
          <chartooo:coordinate-region svg:x="1.188cm" svg:y="0.622cm" svg:width="33.419cm" svg:height="19.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1024" chart:class="chart:scatter">
            <chart:domain table:cell-range-address="Sheet2.A1:Sheet2.A1024"/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24</svg:desc>
                </draw:g>
              </table:table-cell>
              <table:table-cell office:value-type="float" office:value="0">
                <text:p>0</text:p>
                <draw:g>
                  <svg:desc>Sheet2.B1:Sheet2.B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401">
                <text:p>0.124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704">
                <text:p>0.185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407">
                <text:p>0.246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512">
                <text:p>0.306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6019">
                <text:p>0.366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926">
                <text:p>0.42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3235">
                <text:p>0.483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945">
                <text:p>0.540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8056">
                <text:p>0.598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4568">
                <text:p>0.65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10482">
                <text:p>0.710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5797">
                <text:p>0.765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20513">
                <text:p>0.820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4631">
                <text:p>0.874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8149">
                <text:p>0.92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81069">
                <text:p>0.981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339">
                <text:p>1.03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511">
                <text:p>1.08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624">
                <text:p>1.13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676">
                <text:p>1.18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669">
                <text:p>1.23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602">
                <text:p>1.28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474">
                <text:p>1.33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304">
                <text:p>1.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734">
                <text:p>1.47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367">
                <text:p>1.52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941">
                <text:p>1.56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454">
                <text:p>1.61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908">
                <text:p>1.65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70302">
                <text:p>1.70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636">
                <text:p>1.74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91">
                <text:p>1.7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3124">
                <text:p>1.83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7278">
                <text:p>1.87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1373">
                <text:p>1.9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5408">
                <text:p>1.95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9382">
                <text:p>1.99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3297">
                <text:p>2.03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7152">
                <text:p>2.07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947">
                <text:p>2.10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682">
                <text:p>2.14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8358">
                <text:p>2.18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973">
                <text:p>2.21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5529">
                <text:p>2.25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9025">
                <text:p>2.29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246">
                <text:p>2.3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836">
                <text:p>2.3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9153">
                <text:p>2.39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2409">
                <text:p>2.42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5605">
                <text:p>2.45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742">
                <text:p>2.48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818">
                <text:p>2.5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835">
                <text:p>2.54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792">
                <text:p>2.57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60689">
                <text:p>2.60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3526">
                <text:p>2.63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6303">
                <text:p>2.66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902">
                <text:p>2.6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1678">
                <text:p>2.71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4275">
                <text:p>2.74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813">
                <text:p>2.76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9291">
                <text:p>2.79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1709">
                <text:p>2.81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4067">
                <text:p>2.84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6365">
                <text:p>2.86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8604">
                <text:p>2.88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90782">
                <text:p>2.907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901">
                <text:p>2.92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959">
                <text:p>2.94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958">
                <text:p>2.96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8897">
                <text:p>2.98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3.00776">
                <text:p>3.00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2596">
                <text:p>3.02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4355">
                <text:p>3.04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6054">
                <text:p>3.06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7694">
                <text:p>3.07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9274">
                <text:p>3.09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10793">
                <text:p>3.10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2253">
                <text:p>3.12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3654">
                <text:p>3.13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4994">
                <text:p>3.14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6274">
                <text:p>3.162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7495">
                <text:p>3.17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8655">
                <text:p>3.18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9756">
                <text:p>3.19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20797">
                <text:p>3.20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1778">
                <text:p>3.21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2699">
                <text:p>3.22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356">
                <text:p>3.2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4361">
                <text:p>3.24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5103">
                <text:p>3.2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5784">
                <text:p>3.25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6406">
                <text:p>3.26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6968">
                <text:p>3.26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7912">
                <text:p>3.27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8294">
                <text:p>3.28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8616">
                <text:p>3.28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8879">
                <text:p>3.28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9081">
                <text:p>3.29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9224">
                <text:p>3.29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9307">
                <text:p>3.293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927">
                <text:p>3.29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8971">
                <text:p>3.289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8731">
                <text:p>3.28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8432">
                <text:p>3.2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8072">
                <text:p>3.28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7653">
                <text:p>3.27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7174">
                <text:p>3.27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6635">
                <text:p>3.26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6037">
                <text:p>3.260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5378">
                <text:p>3.253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3881">
                <text:p>3.23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3043">
                <text:p>3.2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2145">
                <text:p>3.22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1187">
                <text:p>3.21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20169">
                <text:p>3.20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9091">
                <text:p>3.190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7953">
                <text:p>3.17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6756">
                <text:p>3.16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5499">
                <text:p>3.15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4181">
                <text:p>3.14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2804">
                <text:p>3.12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1367">
                <text:p>3.113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987">
                <text:p>3.0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8314">
                <text:p>3.083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6697">
                <text:p>3.06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502">
                <text:p>3.0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3284">
                <text:p>3.03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1488">
                <text:p>3.01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9632">
                <text:p>2.99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7716">
                <text:p>2.97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574">
                <text:p>2.95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3704">
                <text:p>2.93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1608">
                <text:p>2.916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9453">
                <text:p>2.89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7237">
                <text:p>2.87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962">
                <text:p>2.849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2627">
                <text:p>2.826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80232">
                <text:p>2.80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7777">
                <text:p>2.777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5262">
                <text:p>2.752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2688">
                <text:p>2.72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70053">
                <text:p>2.70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7359">
                <text:p>2.67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4604">
                <text:p>2.64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79">
                <text:p>2.6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916">
                <text:p>2.58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982">
                <text:p>2.55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989">
                <text:p>2.52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935">
                <text:p>2.499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821">
                <text:p>2.468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3648">
                <text:p>2.436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40415">
                <text:p>2.404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7122">
                <text:p>2.37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769">
                <text:p>2.33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30356">
                <text:p>2.30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883">
                <text:p>2.268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335">
                <text:p>2.2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758">
                <text:p>2.19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6105">
                <text:p>2.16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2393">
                <text:p>2.123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621">
                <text:p>2.086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789">
                <text:p>2.047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897">
                <text:p>2.008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945">
                <text:p>1.96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933">
                <text:p>1.929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862">
                <text:p>1.88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731">
                <text:p>1.84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539">
                <text:p>1.805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6288">
                <text:p>1.762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977">
                <text:p>1.71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606">
                <text:p>1.676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3175">
                <text:p>1.63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685">
                <text:p>1.58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4134">
                <text:p>1.54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524">
                <text:p>1.49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853">
                <text:p>1.448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40123">
                <text:p>1.40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5333">
                <text:p>1.35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483">
                <text:p>1.30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574">
                <text:p>1.25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604">
                <text:p>1.206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574">
                <text:p>1.15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485">
                <text:p>1.10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336">
                <text:p>1.0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8574">
                <text:p>0.948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5285">
                <text:p>0.8952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41397">
                <text:p>0.8413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691">
                <text:p>0.786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31825">
                <text:p>0.7318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6141">
                <text:p>0.676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9858">
                <text:p>0.619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2976">
                <text:p>0.562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5496">
                <text:p>0.505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7416">
                <text:p>0.447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8738">
                <text:p>0.3887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9462">
                <text:p>0.3294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9586">
                <text:p>0.26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9112">
                <text:p>0.209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8039">
                <text:p>0.1480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63672">
                <text:p>0.08636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40967">
                <text:p>0.02409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4012">
                <text:p>0.0994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8204">
                <text:p>0.148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4012">
                <text:p>0.2440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1019">
                <text:p>0.291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7426">
                <text:p>0.337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3235">
                <text:p>0.3832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8445">
                <text:p>0.428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3056">
                <text:p>0.473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7068">
                <text:p>0.5170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60482">
                <text:p>0.5604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3297">
                <text:p>0.6032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5513">
                <text:p>0.645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7131">
                <text:p>0.6871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8149">
                <text:p>0.728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8569">
                <text:p>0.7685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8391">
                <text:p>0.808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7613">
                <text:p>0.847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6237">
                <text:p>0.88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4261">
                <text:p>0.924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61688">
                <text:p>0.961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8515">
                <text:p>0.998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474">
                <text:p>1.034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7037">
                <text:p>1.070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54">
                <text:p>1.1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984">
                <text:p>1.13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7367">
                <text:p>1.173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691">
                <text:p>1.20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954">
                <text:p>1.239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7158">
                <text:p>1.27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30302">
                <text:p>1.30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3386">
                <text:p>1.333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641">
                <text:p>1.3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9374">
                <text:p>1.39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2278">
                <text:p>1.42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5123">
                <text:p>1.45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908">
                <text:p>1.47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632">
                <text:p>1.50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3297">
                <text:p>1.53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902">
                <text:p>1.559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8447">
                <text:p>1.58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932">
                <text:p>1.609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3358">
                <text:p>1.63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723">
                <text:p>1.65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8029">
                <text:p>1.68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70275">
                <text:p>1.70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246">
                <text:p>1.72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4586">
                <text:p>1.745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6653">
                <text:p>1.766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8659">
                <text:p>1.786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80605">
                <text:p>1.80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2492">
                <text:p>1.824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4318">
                <text:p>1.84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6085">
                <text:p>1.86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792">
                <text:p>1.877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9439">
                <text:p>1.894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1026">
                <text:p>1.910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2553">
                <text:p>1.925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402">
                <text:p>1.9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5428">
                <text:p>1.95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6775">
                <text:p>1.967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8063">
                <text:p>1.980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9291">
                <text:p>1.99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2.00459">
                <text:p>2.004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1567">
                <text:p>2.015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2615">
                <text:p>2.02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3604">
                <text:p>2.036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4532">
                <text:p>2.04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5401">
                <text:p>2.054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6209">
                <text:p>2.06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6958">
                <text:p>2.069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7647">
                <text:p>2.07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8276">
                <text:p>2.082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8846">
                <text:p>2.088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9355">
                <text:p>2.09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9804">
                <text:p>2.09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10194">
                <text:p>2.10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10524">
                <text:p>2.105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10793">
                <text:p>2.107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11003">
                <text:p>2.11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1154">
                <text:p>2.11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1244">
                <text:p>2.11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1214">
                <text:p>2.112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11094">
                <text:p>2.110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10915">
                <text:p>2.109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10675">
                <text:p>2.106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10376">
                <text:p>2.103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10017">
                <text:p>2.100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9598">
                <text:p>2.09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9119">
                <text:p>2.09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858">
                <text:p>2.08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7981">
                <text:p>2.079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7322">
                <text:p>2.07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6604">
                <text:p>2.06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5825">
                <text:p>2.058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987">
                <text:p>2.049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4089">
                <text:p>2.040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3131">
                <text:p>2.031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2113">
                <text:p>2.021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1035">
                <text:p>2.010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9898">
                <text:p>1.998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7443">
                <text:p>1.97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6126">
                <text:p>1.961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4748">
                <text:p>1.947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3311">
                <text:p>1.933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1815">
                <text:p>1.918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90258">
                <text:p>1.90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8641">
                <text:p>1.886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965">
                <text:p>1.86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5228">
                <text:p>1.852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3432">
                <text:p>1.834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1576">
                <text:p>1.815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966">
                <text:p>1.79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7684">
                <text:p>1.776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5648">
                <text:p>1.756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3552">
                <text:p>1.735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1397">
                <text:p>1.713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9182">
                <text:p>1.691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906">
                <text:p>1.669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4571">
                <text:p>1.645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2176">
                <text:p>1.62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721">
                <text:p>1.597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7206">
                <text:p>1.572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4632">
                <text:p>1.546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997">
                <text:p>1.519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9303">
                <text:p>1.493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6549">
                <text:p>1.465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734">
                <text:p>1.437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86">
                <text:p>1.40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927">
                <text:p>1.379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933">
                <text:p>1.34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879">
                <text:p>1.31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766">
                <text:p>1.287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592">
                <text:p>1.255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2359">
                <text:p>1.223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9066">
                <text:p>1.190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713">
                <text:p>1.157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827">
                <text:p>1.088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5294">
                <text:p>1.05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80495">
                <text:p>0.9804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43372">
                <text:p>0.9433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5651">
                <text:p>0.9056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733">
                <text:p>0.867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8411">
                <text:p>0.828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8893">
                <text:p>0.7888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8777">
                <text:p>0.7487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8062">
                <text:p>0.708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6747">
                <text:p>0.666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4835">
                <text:p>0.6248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82323">
                <text:p>0.5823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9213">
                <text:p>0.5392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5504">
                <text:p>0.4955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51196">
                <text:p>0.4511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6289">
                <text:p>0.4062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60784">
                <text:p>0.3607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468">
                <text:p>0.314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7977">
                <text:p>0.2679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20675">
                <text:p>0.2206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4276">
                <text:p>0.1242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51776">
                <text:p>0.07517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5481">
                <text:p>0.025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4012">
                <text:p>0.07940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8204">
                <text:p>0.1182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6407">
                <text:p>0.1564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4012">
                <text:p>0.1940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31019">
                <text:p>0.2310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7426">
                <text:p>0.2674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3235">
                <text:p>0.3032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8445">
                <text:p>0.338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3056">
                <text:p>0.3730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7068">
                <text:p>0.4070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40482">
                <text:p>0.4404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3297">
                <text:p>0.4732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5513">
                <text:p>0.505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7131">
                <text:p>0.5371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8149">
                <text:p>0.5681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8569">
                <text:p>0.5985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8391">
                <text:p>0.6283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7613">
                <text:p>0.6576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6237">
                <text:p>0.6862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4261">
                <text:p>0.714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41688">
                <text:p>0.7416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8515">
                <text:p>0.7685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4744">
                <text:p>0.7947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20374">
                <text:p>0.8203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5405">
                <text:p>0.8454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9837">
                <text:p>0.8698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93671">
                <text:p>0.893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6906">
                <text:p>0.9169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61579">
                <text:p>0.9615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83018">
                <text:p>0.9830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1.00386">
                <text:p>1.003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241">
                <text:p>1.02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4374">
                <text:p>1.043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6278">
                <text:p>1.062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8123">
                <text:p>1.0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908">
                <text:p>1.09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632">
                <text:p>1.116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3297">
                <text:p>1.132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6447">
                <text:p>1.16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932">
                <text:p>1.17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9358">
                <text:p>1.193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723">
                <text:p>1.20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2029">
                <text:p>1.220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3275">
                <text:p>1.23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446">
                <text:p>1.24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5586">
                <text:p>1.25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6653">
                <text:p>1.266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7659">
                <text:p>1.276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8605">
                <text:p>1.286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9492">
                <text:p>1.294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30318">
                <text:p>1.303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1085">
                <text:p>1.310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1792">
                <text:p>1.317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2439">
                <text:p>1.324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3026">
                <text:p>1.33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3553">
                <text:p>1.335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402">
                <text:p>1.34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4775">
                <text:p>1.347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5063">
                <text:p>1.350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5291">
                <text:p>1.352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5459">
                <text:p>1.354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5567">
                <text:p>1.35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5555">
                <text:p>1.355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5436">
                <text:p>1.354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5256">
                <text:p>1.35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5017">
                <text:p>1.350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4717">
                <text:p>1.347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4358">
                <text:p>1.343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939">
                <text:p>1.339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346">
                <text:p>1.33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921">
                <text:p>1.329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2322">
                <text:p>1.323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1664">
                <text:p>1.316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945">
                <text:p>1.30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30167">
                <text:p>1.301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9328">
                <text:p>1.293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843">
                <text:p>1.28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7472">
                <text:p>1.274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6454">
                <text:p>1.264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5377">
                <text:p>1.253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4239">
                <text:p>1.242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784">
                <text:p>1.217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20467">
                <text:p>1.204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909">
                <text:p>1.19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7653">
                <text:p>1.176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6156">
                <text:p>1.161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4599">
                <text:p>1.145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982">
                <text:p>1.129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1306">
                <text:p>1.113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9569">
                <text:p>1.09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773">
                <text:p>1.077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917">
                <text:p>1.059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4001">
                <text:p>1.04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2025">
                <text:p>1.02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8937">
                <text:p>0.9789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7382">
                <text:p>0.9573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35228">
                <text:p>0.9352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12476">
                <text:p>0.9124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9124">
                <text:p>0.8891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5174">
                <text:p>0.8651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40625">
                <text:p>0.840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5477">
                <text:p>0.8154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9731">
                <text:p>0.7897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63386">
                <text:p>0.7633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6442">
                <text:p>0.7364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8899">
                <text:p>0.7088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80757">
                <text:p>0.6807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52017">
                <text:p>0.6520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22678">
                <text:p>0.6226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9274">
                <text:p>0.592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62204">
                <text:p>0.5622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31069">
                <text:p>0.531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9335">
                <text:p>0.4993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7002">
                <text:p>0.467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407">
                <text:p>0.434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40054">
                <text:p>0.400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6411">
                <text:p>0.3664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31683">
                <text:p>0.3316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6357">
                <text:p>0.296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60432">
                <text:p>0.2604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3907">
                <text:p>0.2239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6785">
                <text:p>0.1867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9063">
                <text:p>0.1490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10743">
                <text:p>0.1107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718237">
                <text:p>0.07182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23059">
                <text:p>0.03230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34012">
                <text:p>0.06340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42037">
                <text:p>0.09420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4407">
                <text:p>0.1244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4012">
                <text:p>0.1540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3019">
                <text:p>0.1830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9235">
                <text:p>0.2392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6445">
                <text:p>0.2664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3056">
                <text:p>0.293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9068">
                <text:p>0.3190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4482">
                <text:p>0.3444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9297">
                <text:p>0.3692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3513">
                <text:p>0.3935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7131">
                <text:p>0.4171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40149">
                <text:p>0.4401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62569">
                <text:p>0.4625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4391">
                <text:p>0.4843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5613">
                <text:p>0.5056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6237">
                <text:p>0.5262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6261">
                <text:p>0.5462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5688">
                <text:p>0.5656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4515">
                <text:p>0.5845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602744">
                <text:p>0.6027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20374">
                <text:p>0.620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7405">
                <text:p>0.6374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53837">
                <text:p>0.6538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9671">
                <text:p>0.6696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4906">
                <text:p>0.6849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9542">
                <text:p>0.6995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13579">
                <text:p>0.7135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7018">
                <text:p>0.7270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9857">
                <text:p>0.7398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52099">
                <text:p>0.7520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63741">
                <text:p>0.7637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74784">
                <text:p>0.7747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85229">
                <text:p>0.7852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95075">
                <text:p>0.7950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804323">
                <text:p>0.8043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12971">
                <text:p>0.812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21021">
                <text:p>0.821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8472">
                <text:p>0.8284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35324">
                <text:p>0.8353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41578">
                <text:p>0.8415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7233">
                <text:p>0.8472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52289">
                <text:p>0.8522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56746">
                <text:p>0.8567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60604">
                <text:p>0.8606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63864">
                <text:p>0.8638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66525">
                <text:p>0.866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8588">
                <text:p>0.868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70051">
                <text:p>0.8700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70916">
                <text:p>0.8709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70583">
                <text:p>0.8705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9385">
                <text:p>0.8693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67589">
                <text:p>0.8675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65194">
                <text:p>0.8651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8608">
                <text:p>0.8586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54417">
                <text:p>0.8544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9627">
                <text:p>0.8496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44238">
                <text:p>0.8442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825">
                <text:p>0.838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31664">
                <text:p>0.831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24479">
                <text:p>0.8244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6695">
                <text:p>0.8166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8313">
                <text:p>0.8083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9331">
                <text:p>0.7993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9751">
                <text:p>0.7897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9572">
                <text:p>0.7795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8795">
                <text:p>0.7687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7418">
                <text:p>0.7574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45443">
                <text:p>0.745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32869">
                <text:p>0.7328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5925">
                <text:p>0.7059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91555">
                <text:p>0.6915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6586">
                <text:p>0.6765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61019">
                <text:p>0.661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4852">
                <text:p>0.6448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8087">
                <text:p>0.6280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10723">
                <text:p>0.6107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92761">
                <text:p>0.5927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74199">
                <text:p>0.5741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5039">
                <text:p>0.5550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528">
                <text:p>0.53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4923">
                <text:p>0.5149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3966">
                <text:p>0.4939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72411">
                <text:p>0.4724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50257">
                <text:p>0.4502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7504">
                <text:p>0.4275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4153">
                <text:p>0.4041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80203">
                <text:p>0.3802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5654">
                <text:p>0.3556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30506">
                <text:p>0.330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476">
                <text:p>0.304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8414">
                <text:p>0.27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5147">
                <text:p>0.251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3928">
                <text:p>0.2239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5786">
                <text:p>0.1957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7046">
                <text:p>0.1670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7707">
                <text:p>0.1377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72328">
                <text:p>0.07723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60975">
                <text:p>0.04609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43635">
                <text:p>0.01436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6012">
                <text:p>0.05060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50037">
                <text:p>0.07500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8075">
                <text:p>0.09880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2012">
                <text:p>0.1220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4619">
                <text:p>0.1446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6626">
                <text:p>0.1666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8035">
                <text:p>0.1880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8845">
                <text:p>0.2088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9056">
                <text:p>0.2290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8668">
                <text:p>0.2486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7682">
                <text:p>0.2676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6097">
                <text:p>0.2860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3913">
                <text:p>0.3039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21131">
                <text:p>0.3211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7749">
                <text:p>0.3377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3769">
                <text:p>0.3537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9191">
                <text:p>0.3691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4013">
                <text:p>0.3840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8237">
                <text:p>0.3982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11861">
                <text:p>0.4118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4888">
                <text:p>0.4248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7315">
                <text:p>0.4373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9144">
                <text:p>0.4491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60374">
                <text:p>0.4603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71005">
                <text:p>0.471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81037">
                <text:p>0.4810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90471">
                <text:p>0.4904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9306">
                <text:p>0.4993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7542">
                <text:p>0.5075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5179">
                <text:p>0.5151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22218">
                <text:p>0.5222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8657">
                <text:p>0.5286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34499">
                <text:p>0.5344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9741">
                <text:p>0.5397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44384">
                <text:p>0.5443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8429">
                <text:p>0.5484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51875">
                <text:p>0.551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54723">
                <text:p>0.5547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6971">
                <text:p>0.5569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8621">
                <text:p>0.5586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9672">
                <text:p>0.559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9526">
                <text:p>0.5595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8328">
                <text:p>0.5583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6532">
                <text:p>0.5565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54137">
                <text:p>0.554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51143">
                <text:p>0.5511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755">
                <text:p>0.547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43359">
                <text:p>0.5433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8569">
                <text:p>0.5385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3318">
                <text:p>0.533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7193">
                <text:p>0.5271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20607">
                <text:p>0.5206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13421">
                <text:p>0.5134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5638">
                <text:p>0.5056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7255">
                <text:p>0.4972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8274">
                <text:p>0.4882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8694">
                <text:p>0.4786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8515">
                <text:p>0.4685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7737">
                <text:p>0.457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6361">
                <text:p>0.4463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4386">
                <text:p>0.4343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21812">
                <text:p>0.4218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8639">
                <text:p>0.4086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4868">
                <text:p>0.3948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80498">
                <text:p>0.3804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5529">
                <text:p>0.3655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9961">
                <text:p>0.3499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3795">
                <text:p>0.3337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703">
                <text:p>0.317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9666">
                <text:p>0.299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81703">
                <text:p>0.2817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3142">
                <text:p>0.2631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3982">
                <text:p>0.2439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4223">
                <text:p>0.2242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3865">
                <text:p>0.2038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2909">
                <text:p>0.1829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61354">
                <text:p>0.1613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6447">
                <text:p>0.1164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30955">
                <text:p>0.09309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91453">
                <text:p>0.06914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45964">
                <text:p>0.04459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94487">
                <text:p>0.01944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48">
                <text:p>0.02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3612">
                <text:p>0.04036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6437">
                <text:p>0.05964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83275">
                <text:p>0.07832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64125">
                <text:p>0.09641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3899">
                <text:p>0.1138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30786">
                <text:p>0.1307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7075">
                <text:p>0.1470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2765">
                <text:p>0.1627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2348">
                <text:p>0.1923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6242">
                <text:p>0.206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9537">
                <text:p>0.2195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32233">
                <text:p>0.2322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4331">
                <text:p>0.2443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5829">
                <text:p>0.2558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6729">
                <text:p>0.2667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7031">
                <text:p>0.2770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6733">
                <text:p>0.2867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5837">
                <text:p>0.2958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4341">
                <text:p>0.3043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12248">
                <text:p>0.3122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9555">
                <text:p>0.3195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6264">
                <text:p>0.3262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32374">
                <text:p>0.3323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7885">
                <text:p>0.3378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42797">
                <text:p>0.3427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7111">
                <text:p>0.3471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50826">
                <text:p>0.3508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53942">
                <text:p>0.3539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6459">
                <text:p>0.3564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8378">
                <text:p>0.3583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9697">
                <text:p>0.3596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60419">
                <text:p>0.3604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9942">
                <text:p>0.3599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8745">
                <text:p>0.3587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6948">
                <text:p>0.3569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54553">
                <text:p>0.3545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5156">
                <text:p>0.351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7967">
                <text:p>0.3479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43776">
                <text:p>0.3437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8986">
                <text:p>0.3389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33597">
                <text:p>0.3335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7609">
                <text:p>0.3276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21023">
                <text:p>0.3210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13838">
                <text:p>0.3138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6054">
                <text:p>0.3060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7672">
                <text:p>0.2976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869">
                <text:p>0.288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911">
                <text:p>0.279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8931">
                <text:p>0.2689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8154">
                <text:p>0.2581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6777">
                <text:p>0.2467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4802">
                <text:p>0.2348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22228">
                <text:p>0.222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9056">
                <text:p>0.209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5284">
                <text:p>0.1952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80914">
                <text:p>0.1809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5946">
                <text:p>0.1659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50378">
                <text:p>0.150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4211">
                <text:p>0.1342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7446">
                <text:p>0.1174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100082">
                <text:p>0.100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21198">
                <text:p>0.08211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35584">
                <text:p>0.06355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43983">
                <text:p>0.04439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46394">
                <text:p>0.02463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428169">
                <text:p>0.004281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384">
                <text:p>0.0163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21692">
                <text:p>0.03216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73557">
                <text:p>0.04735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9435">
                <text:p>0.06194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9325">
                <text:p>0.07593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93227">
                <text:p>0.08932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2114">
                <text:p>0.1021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4307">
                <text:p>0.1143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5901">
                <text:p>0.1259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6896">
                <text:p>0.1368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7292">
                <text:p>0.1472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709">
                <text:p>0.157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6289">
                <text:p>0.1662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4889">
                <text:p>0.174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2891">
                <text:p>0.1828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90293">
                <text:p>0.1902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7097">
                <text:p>0.1970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3303">
                <text:p>0.2033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8909">
                <text:p>0.2089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3917">
                <text:p>0.2139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8325">
                <text:p>0.2183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22136">
                <text:p>0.2221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5347">
                <text:p>0.2253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796">
                <text:p>0.227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9974">
                <text:p>0.2299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31389">
                <text:p>0.2313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32205">
                <text:p>0.2322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31824">
                <text:p>0.2318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30626">
                <text:p>0.2306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883">
                <text:p>0.228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6435">
                <text:p>0.2264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23441">
                <text:p>0.2234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5658">
                <text:p>0.2156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10867">
                <text:p>0.2108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5479">
                <text:p>0.2054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9491">
                <text:p>0.1994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2905">
                <text:p>0.1929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572">
                <text:p>0.185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7936">
                <text:p>0.1779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9553">
                <text:p>0.169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60572">
                <text:p>0.1605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50992">
                <text:p>0.1509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40813">
                <text:p>0.1408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30036">
                <text:p>0.1300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8659">
                <text:p>0.1186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6684">
                <text:p>0.1066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41103">
                <text:p>0.09411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809377">
                <text:p>0.08093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71663">
                <text:p>0.06716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27962">
                <text:p>0.05279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78273">
                <text:p>0.03782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22597">
                <text:p>0.02225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609331">
                <text:p>0.006093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31072">
                <text:p>0.01310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6156">
                <text:p>0.02561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5253">
                <text:p>0.03752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8363">
                <text:p>0.04883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95485">
                <text:p>0.05954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96619">
                <text:p>0.06966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91765">
                <text:p>0.07917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80925">
                <text:p>0.08809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64096">
                <text:p>0.09640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4128">
                <text:p>0.1041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11248">
                <text:p>0.1112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7769">
                <text:p>0.1177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3691">
                <text:p>0.1236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9014">
                <text:p>0.1290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3739">
                <text:p>0.1337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7865">
                <text:p>0.1378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41392">
                <text:p>0.1413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432">
                <text:p>0.144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665">
                <text:p>0.146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8381">
                <text:p>0.1483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9513">
                <text:p>0.1495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9447">
                <text:p>0.1494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825">
                <text:p>0.14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6453">
                <text:p>0.1464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4058">
                <text:p>0.1440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41065">
                <text:p>0.1410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7472">
                <text:p>0.1374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3281">
                <text:p>0.1332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8491">
                <text:p>0.1284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3102">
                <text:p>0.1231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7115">
                <text:p>0.1171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10528">
                <text:p>0.1105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3343">
                <text:p>0.1033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55593">
                <text:p>0.0955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71768">
                <text:p>0.08717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81954">
                <text:p>0.07819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86154">
                <text:p>0.06861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84365">
                <text:p>0.05843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76589">
                <text:p>0.04765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62826">
                <text:p>0.03628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43075">
                <text:p>0.02430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17336">
                <text:p>0.01173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4858">
                <text:p>0.01048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3728">
                <text:p>0.02037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661">
                <text:p>0.0296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83505">
                <text:p>0.03835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64413">
                <text:p>0.04644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39332">
                <text:p>0.0539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608265">
                <text:p>0.06082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71209">
                <text:p>0.06712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28167">
                <text:p>0.07281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79136">
                <text:p>0.07791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24118">
                <text:p>0.08241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63113">
                <text:p>0.0863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9612">
                <text:p>0.0896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23139">
                <text:p>0.09231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44171">
                <text:p>0.09441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59216">
                <text:p>0.09592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68273">
                <text:p>0.09682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65354">
                <text:p>0.09653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53379">
                <text:p>0.09533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35417">
                <text:p>0.09354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911466">
                <text:p>0.09114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81529">
                <text:p>0.08815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45603">
                <text:p>0.08456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80369">
                <text:p>0.0803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5579">
                <text:p>0.0755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701902">
                <text:p>0.07019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42027">
                <text:p>0.06420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76164">
                <text:p>0.05761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504313">
                <text:p>0.05043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26475">
                <text:p>0.04264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42649">
                <text:p>0.03426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52836">
                <text:p>0.02528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7035">
                <text:p>0.01570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52469">
                <text:p>0.005524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8861">
                <text:p>0.00838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61785">
                <text:p>0.01617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33696">
                <text:p>0.0233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9619">
                <text:p>0.02996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9555">
                <text:p>0.03595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13503">
                <text:p>0.04135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61464">
                <text:p>0.04614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503437">
                <text:p>0.05034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39423">
                <text:p>0.05394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69421">
                <text:p>0.05694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93432">
                <text:p>0.05934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611455">
                <text:p>0.06114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2349">
                <text:p>0.0623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29538">
                <text:p>0.06295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623611">
                <text:p>0.06236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611636">
                <text:p>0.06116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93673">
                <text:p>0.05936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69723">
                <text:p>0.05697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539785">
                <text:p>0.05397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50386">
                <text:p>0.0503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61947">
                <text:p>0.04619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414047">
                <text:p>0.04140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360159">
                <text:p>0.03601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300283">
                <text:p>0.03002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23442">
                <text:p>0.0234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16257">
                <text:p>0.0162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.00847316">
                <text:p>0.008473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.9375">
                <text:p>63.9375</text:p>
              </table:table-cell>
              <table:table-cell office:value-type="float" office:value="0.0000905946">
                <text:p>0.00009059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0671089">
                <text:p>0.006710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12823">
                <text:p>0.0128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183364">
                <text:p>0.01833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23251">
                <text:p>0.0232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275669">
                <text:p>0.02756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1284">
                <text:p>0.0312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44024">
                <text:p>0.03440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6922">
                <text:p>0.0369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88428">
                <text:p>0.03884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401649">
                <text:p>0.04016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408882">
                <text:p>0.04088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404141">
                <text:p>0.04041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92165">
                <text:p>0.03921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74203">
                <text:p>0.03742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350253">
                <text:p>0.03502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320315">
                <text:p>0.03203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28439">
                <text:p>0.0284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242477">
                <text:p>0.02424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194576">
                <text:p>0.01945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140688">
                <text:p>0.01406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.0080813">
                <text:p>0.00808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">
                <text:p>66</text:p>
              </table:table-cell>
              <table:table-cell office:value-type="float" office:value="0.00149499">
                <text:p>0.001494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0625">
                <text:p>66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0536871">
                <text:p>0.005368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01387">
                <text:p>0.01013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143099">
                <text:p>0.01430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178823">
                <text:p>0.01788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0856">
                <text:p>0.0208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32309">
                <text:p>0.02323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0071">
                <text:p>0.02500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61845">
                <text:p>0.02618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61645">
                <text:p>0.02616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49669">
                <text:p>0.02496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231707">
                <text:p>0.02317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207757">
                <text:p>0.02077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177819">
                <text:p>0.01778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141894">
                <text:p>0.01418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.00999807">
                <text:p>0.009998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7.6875">
                <text:p>67.6875</text:p>
              </table:table-cell>
              <table:table-cell office:value-type="float" office:value="0.00520803">
                <text:p>0.005208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7.75">
                <text:p>6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0429497">
                <text:p>0.0042949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0799118">
                <text:p>0.007991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10886">
                <text:p>0.01108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35873">
                <text:p>0.01358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54873">
                <text:p>0.015487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7885">
                <text:p>0.01678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74909">
                <text:p>0.01749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69958">
                <text:p>0.016995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57983">
                <text:p>0.01579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140021">
                <text:p>0.014002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116071">
                <text:p>0.011607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861328">
                <text:p>0.008613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.00502075">
                <text:p>0.00502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034cm" svg:height="21.394cm" xlink:href=".." xlink:type="simple" chart:class="chart:scatter" chart:style-name="ch1">
        <chart:legend chart:legend-position="end" svg:x="35.771cm" svg:y="10.398cm" style:legend-expansion="high" chart:style-name="ch2"/>
        <chart:plot-area chart:style-name="ch3" table:cell-range-address="Sheet1.C1:Sheet1.D1024" svg:x="0.76cm" svg:y="0.427cm" svg:width="34.251cm" svg:height="20.54cm">
          <chartooo:coordinate-region svg:x="1.196cm" svg:y="0.626cm" svg:width="33.815cm" svg:height="19.6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24" chart:class="chart:scatter">
            <chart:domain table:cell-range-address="Sheet1.C1:Sheet1.C1024"/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1024</svg:desc>
                </draw:g>
              </table:table-cell>
              <table:table-cell office:value-type="float" office:value="0">
                <text:p>0</text:p>
                <draw:g>
                  <svg:desc>Sheet1.D1:Sheet1.D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267578125">
                <text:p>0.1242675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5478515625">
                <text:p>0.365478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31640625">
                <text:p>0.42431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0390625">
                <text:p>0.540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6923828125">
                <text:p>0.596923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33203125">
                <text:p>0.65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09228515625">
                <text:p>0.709228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4404296875">
                <text:p>0.7644042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19091796875">
                <text:p>0.81909179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3046875">
                <text:p>0.873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6513671875">
                <text:p>0.9265136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79248046875">
                <text:p>0.979248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30078125">
                <text:p>1.0830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4033203125">
                <text:p>1.134033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4326171875">
                <text:p>1.184326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4130859375">
                <text:p>1.23413085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3447265625">
                <text:p>1.283447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203125">
                <text:p>1.332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0126953125">
                <text:p>1.3801269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27490234375">
                <text:p>1.4274902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05078125">
                <text:p>1.52050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6162109375">
                <text:p>1.5661621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1083984375">
                <text:p>1.6110839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5517578125">
                <text:p>1.655517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69921875">
                <text:p>1.6992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2431640625">
                <text:p>1.7424316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515625">
                <text:p>1.7851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271484375">
                <text:p>1.827148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6865234375">
                <text:p>1.86865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09423828125">
                <text:p>1.90942382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4970703125">
                <text:p>1.94970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892578125">
                <text:p>1.989257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283203125">
                <text:p>2.02832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66650390625">
                <text:p>2.06665039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44921875">
                <text:p>2.1044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16015625">
                <text:p>2.1416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7822265625">
                <text:p>2.1782226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435546875">
                <text:p>2.21435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49755859375">
                <text:p>2.24975585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8466796875">
                <text:p>2.284667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1884765625">
                <text:p>2.318847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25390625">
                <text:p>2.3525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85498046875">
                <text:p>2.38549804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1796875">
                <text:p>2.417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4970703125">
                <text:p>2.449707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095703125">
                <text:p>2.480957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1474609375">
                <text:p>2.51147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150390625">
                <text:p>2.54150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1044921875">
                <text:p>2.57104492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599853515625">
                <text:p>2.59985351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28173828125">
                <text:p>2.628173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5576171875">
                <text:p>2.65576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09228515625">
                <text:p>2.70922851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35107421875">
                <text:p>2.7351074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025390625">
                <text:p>2.76025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84912109375">
                <text:p>2.78491210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0908203125">
                <text:p>2.809082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3251953125">
                <text:p>2.832519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5546875">
                <text:p>2.85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77685546875">
                <text:p>2.877685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8994140625">
                <text:p>2.8994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041015625">
                <text:p>2.9204101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091796875">
                <text:p>2.94091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0693359375">
                <text:p>2.96069335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7998046875">
                <text:p>2.979980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2.99853515625">
                <text:p>2.998535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166015625">
                <text:p>3.0166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341796875">
                <text:p>3.03417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51025390625">
                <text:p>3.05102539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673828125">
                <text:p>3.067382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830078125">
                <text:p>3.08300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09814453125">
                <text:p>3.098144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12548828125">
                <text:p>3.1125488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2646484375">
                <text:p>3.1264648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396484375">
                <text:p>3.139648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5234375">
                <text:p>3.1523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64306640625">
                <text:p>3.1643066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7578125">
                <text:p>3.17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86767578125">
                <text:p>3.186767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197021484375">
                <text:p>3.19702148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06787109375">
                <text:p>3.20678710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158203125">
                <text:p>3.21582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24365234375">
                <text:p>3.22436523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32177734375">
                <text:p>3.232177734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39501953125">
                <text:p>3.23950195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4609375">
                <text:p>3.2460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52197265625">
                <text:p>3.2521972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57568359375">
                <text:p>3.25756835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62451171875">
                <text:p>3.2624511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66845703125">
                <text:p>3.2668457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705078125">
                <text:p>3.2705078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73681640625">
                <text:p>3.27368164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76123046875">
                <text:p>3.27612304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78076171875">
                <text:p>3.27807617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79296875">
                <text:p>3.279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79541015625">
                <text:p>3.27954101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78564453125">
                <text:p>3.27856445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7685546875">
                <text:p>3.276855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74658203125">
                <text:p>3.274658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71728515625">
                <text:p>3.27172851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68310546875">
                <text:p>3.26831054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6416015625">
                <text:p>3.2641601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59521484375">
                <text:p>3.25952148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54150390625">
                <text:p>3.2541503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48291015625">
                <text:p>3.24829101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41943359375">
                <text:p>3.24194335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3486328125">
                <text:p>3.2348632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27294921875">
                <text:p>3.2272949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18994140625">
                <text:p>3.21899414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10205078125">
                <text:p>3.21020507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0068359375">
                <text:p>3.20068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190673828125">
                <text:p>3.19067382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79931640625">
                <text:p>3.17993164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68701171875">
                <text:p>3.16870117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5673828125">
                <text:p>3.156738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44287109375">
                <text:p>3.1442871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3134765625">
                <text:p>3.1313476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1767578125">
                <text:p>3.1176757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03515625">
                <text:p>3.10351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88623046875">
                <text:p>3.08862304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732421875">
                <text:p>3.07324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5712890625">
                <text:p>3.0571289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4052734375">
                <text:p>3.0405273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23193359375">
                <text:p>3.02319335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0537109375">
                <text:p>3.0053710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8681640625">
                <text:p>2.986816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677734375">
                <text:p>2.967773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482421875">
                <text:p>2.94824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27978515625">
                <text:p>2.92797851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072265625">
                <text:p>2.907226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857421875">
                <text:p>2.885742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6376953125">
                <text:p>2.8637695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1064453125">
                <text:p>2.84106445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1787109375">
                <text:p>2.8178710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7939453125">
                <text:p>2.79394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6953125">
                <text:p>2.7695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44384765625">
                <text:p>2.74438476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692626953125">
                <text:p>2.69262695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65771484375">
                <text:p>2.6657714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38427734375">
                <text:p>2.638427734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03515625">
                <text:p>2.6103515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1787109375">
                <text:p>2.58178710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2490234375">
                <text:p>2.5524902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2705078125">
                <text:p>2.52270507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21875">
                <text:p>2.492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1181640625">
                <text:p>2.46118164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29443359375">
                <text:p>2.4294433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397216796875">
                <text:p>2.39721679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64501953125">
                <text:p>2.36450195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10546875">
                <text:p>2.331054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297119140625">
                <text:p>2.29711914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2451171875">
                <text:p>2.262451171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27294921875">
                <text:p>2.22729492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140625">
                <text:p>2.191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55029296875">
                <text:p>2.15502929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17919921875">
                <text:p>2.117919921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0322265625">
                <text:p>2.08032226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19921875">
                <text:p>2.041992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3173828125">
                <text:p>2.003173828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38671875">
                <text:p>1.9638671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3828125">
                <text:p>1.92382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330078125">
                <text:p>1.8833007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2041015625">
                <text:p>1.84204101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029296875">
                <text:p>1.80029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484375">
                <text:p>1.71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1142578125">
                <text:p>1.67114257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26953125">
                <text:p>1.626953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2275390625">
                <text:p>1.5822753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36865234375">
                <text:p>1.5368652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0966796875">
                <text:p>1.49096679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43359375">
                <text:p>1.4443359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397216796875">
                <text:p>1.39721679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49365234375">
                <text:p>1.349365234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1953125">
                <text:p>1.25195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2392578125">
                <text:p>1.20239257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1318359375">
                <text:p>1.1013183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0048828125">
                <text:p>1.050048828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0.998046875">
                <text:p>0.99804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5556640625">
                <text:p>0.94555664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2333984375">
                <text:p>0.89233398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38623046875">
                <text:p>0.83862304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41796875">
                <text:p>0.784179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29248046875">
                <text:p>0.7292480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3583984375">
                <text:p>0.67358398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7431640625">
                <text:p>0.61743164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0546875">
                <text:p>0.56054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3173828125">
                <text:p>0.50317382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763671875">
                <text:p>0.327636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7822265625">
                <text:p>0.26782226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12109375">
                <text:p>0.09912109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7705078125">
                <text:p>0.147705078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580078125">
                <text:p>0.1958007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642578125">
                <text:p>0.3364257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2080078125">
                <text:p>0.382080078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724609375">
                <text:p>0.42724609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58837890625">
                <text:p>0.55883789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15625">
                <text:p>0.601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35546875">
                <text:p>0.6435546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505859375">
                <text:p>0.6850585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5830078125">
                <text:p>0.725830078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611328125">
                <text:p>0.76611328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5908203125">
                <text:p>0.805908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4970703125">
                <text:p>0.8449707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3544921875">
                <text:p>0.88354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138671875">
                <text:p>0.9213867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58740234375">
                <text:p>0.95874023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5361328125">
                <text:p>0.995361328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6689453125">
                <text:p>1.0668945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1806640625">
                <text:p>1.10180664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5986328125">
                <text:p>1.13598632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2880859375">
                <text:p>1.20288085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53515625">
                <text:p>1.23535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67333984375">
                <text:p>1.26733398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298583984375">
                <text:p>1.29858398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29345703125">
                <text:p>1.329345703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59375">
                <text:p>1.35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88916015625">
                <text:p>1.38891601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17724609375">
                <text:p>1.41772460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46044921875">
                <text:p>1.446044921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36328125">
                <text:p>1.4736328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0732421875">
                <text:p>1.50073242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2734375">
                <text:p>1.52734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322265625">
                <text:p>1.5532226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7861328125">
                <text:p>1.5786132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087890625">
                <text:p>1.65087890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73828125">
                <text:p>1.67382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696044921875">
                <text:p>1.696044921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177734375">
                <text:p>1.7177734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39013671875">
                <text:p>1.73901367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59521484375">
                <text:p>1.75952148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79541015625">
                <text:p>1.77954101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798828125">
                <text:p>1.798828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17626953125">
                <text:p>1.81762695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35693359375">
                <text:p>1.83569335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53271484375">
                <text:p>1.853271484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01171875">
                <text:p>1.87011718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86474609375">
                <text:p>1.88647460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02099609375">
                <text:p>1.90209960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17236328125">
                <text:p>1.91723632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31884765625">
                <text:p>1.9318847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4580078125">
                <text:p>1.9458007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59228515625">
                <text:p>1.9592285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71923828125">
                <text:p>1.971923828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84130859375">
                <text:p>1.98413085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1.99560546875">
                <text:p>1.99560546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06591796875">
                <text:p>2.00659179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16845703125">
                <text:p>2.016845703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26611328125">
                <text:p>2.02661132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3564453125">
                <text:p>2.0356445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44189453125">
                <text:p>2.04418945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5224609375">
                <text:p>2.05224609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595703125">
                <text:p>2.059570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6640625">
                <text:p>2.06640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72509765625">
                <text:p>2.07250976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830078125">
                <text:p>2.0830078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8740234375">
                <text:p>2.0874023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091064453125">
                <text:p>2.09106445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09423828125">
                <text:p>2.0942382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0966796875">
                <text:p>2.09667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0986328125">
                <text:p>2.098632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0009765625">
                <text:p>2.1000976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00830078125">
                <text:p>2.100830078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005859375">
                <text:p>2.1005859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099609375">
                <text:p>2.0996093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097900390625">
                <text:p>2.097900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095703125">
                <text:p>2.095703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0927734375">
                <text:p>2.0927734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08935546875">
                <text:p>2.089355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85205078125">
                <text:p>2.085205078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8056640625">
                <text:p>2.080566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751953125">
                <text:p>2.0751953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693359375">
                <text:p>2.069335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6298828125">
                <text:p>2.06298828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55908203125">
                <text:p>2.055908203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4833984375">
                <text:p>2.04833984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00390625">
                <text:p>2.040039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21728515625">
                <text:p>2.02172851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1171875">
                <text:p>2.0117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009765625">
                <text:p>2.000976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8974609375">
                <text:p>1.9897460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77783203125">
                <text:p>1.977783203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6533203125">
                <text:p>1.96533203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52392578125">
                <text:p>1.95239257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38720703125">
                <text:p>1.938720703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24560546875">
                <text:p>1.924560546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0966796875">
                <text:p>1.90966796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894287109375">
                <text:p>1.894287109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78173828125">
                <text:p>1.878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1572265625">
                <text:p>1.86157226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4423828125">
                <text:p>1.8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26416015625">
                <text:p>1.82641601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07861328125">
                <text:p>1.807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88818359375">
                <text:p>1.788818359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69287109375">
                <text:p>1.769287109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490234375">
                <text:p>1.7490234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28271484375">
                <text:p>1.72827148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06787109375">
                <text:p>1.706787109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84814453125">
                <text:p>1.684814453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2109375">
                <text:p>1.662109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38916015625">
                <text:p>1.63891601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14990234375">
                <text:p>1.614990234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0576171875">
                <text:p>1.590576171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654296875">
                <text:p>1.5654296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39794921875">
                <text:p>1.53979492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3671875">
                <text:p>1.5136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8681640625">
                <text:p>1.48681640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5947265625">
                <text:p>1.4594726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1396484375">
                <text:p>1.431396484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283203125">
                <text:p>1.40283203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353515625">
                <text:p>1.3735351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3232421875">
                <text:p>1.31323242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22265625">
                <text:p>1.2822265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048828125">
                <text:p>1.2504882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1826171875">
                <text:p>1.21826171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85546875">
                <text:p>1.185546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181640625">
                <text:p>1.1181640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349609375">
                <text:p>1.083496093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4833984375">
                <text:p>1.0483398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2451171875">
                <text:p>1.0124511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7607421875">
                <text:p>0.97607421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3896484375">
                <text:p>0.93896484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13671875">
                <text:p>0.9013671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421875">
                <text:p>0.82421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4873046875">
                <text:p>0.744873046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4345703125">
                <text:p>0.70434570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30859375">
                <text:p>0.663085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1337890625">
                <text:p>0.621337890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78857421875">
                <text:p>0.578857421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5888671875">
                <text:p>0.53588867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47998046875">
                <text:p>0.44799804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5791015625">
                <text:p>0.3579101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201171875">
                <text:p>0.312011718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5380859375">
                <text:p>0.265380859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1826171875">
                <text:p>0.21826171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041015625">
                <text:p>0.1704101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2998046875">
                <text:p>0.072998046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39794921875">
                <text:p>0.039794921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767578125">
                <text:p>0.11767578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576171875">
                <text:p>0.15576171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3115234375">
                <text:p>0.1931152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6357421875">
                <text:p>0.266357421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2001953125">
                <text:p>0.302001953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7158203125">
                <text:p>0.337158203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158203125">
                <text:p>0.37158203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5517578125">
                <text:p>0.405517578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38720703125">
                <text:p>0.438720703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1435546875">
                <text:p>0.47143554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341796875">
                <text:p>0.50341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4912109375">
                <text:p>0.534912109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5673828125">
                <text:p>0.565673828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5947265625">
                <text:p>0.59594726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5732421875">
                <text:p>0.625732421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478515625">
                <text:p>0.65478515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3349609375">
                <text:p>0.683349609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1181640625">
                <text:p>0.711181640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38525390625">
                <text:p>0.738525390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513671875">
                <text:p>0.76513671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1259765625">
                <text:p>0.79125976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16650390625">
                <text:p>0.816650390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1552734375">
                <text:p>0.841552734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572265625">
                <text:p>0.86572265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89404296875">
                <text:p>0.88940429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259765625">
                <text:p>0.91259765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505859375">
                <text:p>0.93505859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5703125">
                <text:p>0.95703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78271484375">
                <text:p>0.978271484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0.9990234375">
                <text:p>0.99902343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1904296875">
                <text:p>1.01904296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3857421875">
                <text:p>1.038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57373046875">
                <text:p>1.057373046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7568359375">
                <text:p>1.07568359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326171875">
                <text:p>1.093261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03515625">
                <text:p>1.1103515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26953125">
                <text:p>1.12695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2822265625">
                <text:p>1.142822265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58203125">
                <text:p>1.158203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28515625">
                <text:p>1.1728515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8701171875">
                <text:p>1.1870117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0439453125">
                <text:p>1.200439453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1337890625">
                <text:p>1.21337890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255859375">
                <text:p>1.2255859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373046875">
                <text:p>1.2373046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4853515625">
                <text:p>1.248535156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59033203125">
                <text:p>1.259033203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6904296875">
                <text:p>1.26904296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783203125">
                <text:p>1.2783203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87109375">
                <text:p>1.287109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295166015625">
                <text:p>1.295166015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02734375">
                <text:p>1.30273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095703125">
                <text:p>1.3095703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1591796875">
                <text:p>1.31591796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21533203125">
                <text:p>1.321533203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2666015625">
                <text:p>1.32666015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31298828125">
                <text:p>1.331298828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35205078125">
                <text:p>1.335205078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38623046875">
                <text:p>1.338623046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4130859375">
                <text:p>1.34130859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43505859375">
                <text:p>1.343505859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44970703125">
                <text:p>1.344970703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45947265625">
                <text:p>1.345947265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45703125">
                <text:p>1.3457031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447265625">
                <text:p>1.3447265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43017578125">
                <text:p>1.343017578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408203125">
                <text:p>1.3408203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37890625">
                <text:p>1.3378906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3447265625">
                <text:p>1.33447265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0322265625">
                <text:p>1.330322265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2568359375">
                <text:p>1.325683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03125">
                <text:p>1.3203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14453125">
                <text:p>1.3144531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0810546875">
                <text:p>1.3081054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29345703125">
                <text:p>1.293457031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8515625">
                <text:p>1.285156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763671875">
                <text:p>1.276367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66845703125">
                <text:p>1.266845703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568359375">
                <text:p>1.256835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4609375">
                <text:p>1.24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3486328125">
                <text:p>1.2348632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22900390625">
                <text:p>1.2229003906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044921875">
                <text:p>1.210449218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197509765625">
                <text:p>1.1975097656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83837890625">
                <text:p>1.1838378906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5478515625">
                <text:p>1.154785156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39404296875">
                <text:p>1.139404296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3291015625">
                <text:p>1.1232910156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06689453125">
                <text:p>1.106689453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8935546875">
                <text:p>1.08935546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2978515625">
                <text:p>1.0529785156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33935546875">
                <text:p>1.033935546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14404296875">
                <text:p>1.014404296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4140625">
                <text:p>0.994140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3388671875">
                <text:p>0.973388671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1904296875">
                <text:p>0.95190429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29931640625">
                <text:p>0.929931640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072265625">
                <text:p>0.9072265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4033203125">
                <text:p>0.884033203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0107421875">
                <text:p>0.860107421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35693359375">
                <text:p>0.835693359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0546875">
                <text:p>0.810546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587890625">
                <text:p>0.7587890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193359375">
                <text:p>0.73193359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458984375">
                <text:p>0.7045898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76513671875">
                <text:p>0.6765136718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4794921875">
                <text:p>0.647949218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1865234375">
                <text:p>0.618652343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888671875">
                <text:p>0.5888671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58349609375">
                <text:p>0.5583496093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2734375">
                <text:p>0.52734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560546875">
                <text:p>0.49560546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337890625">
                <text:p>0.46337890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397216796875">
                <text:p>0.3972167968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2861328125">
                <text:p>0.32861328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345703125">
                <text:p>0.29345703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57568359375">
                <text:p>0.257568359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119140625">
                <text:p>0.22119140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408203125">
                <text:p>0.18408203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08154296875">
                <text:p>0.1081542968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0029296875">
                <text:p>0.030029296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298828125">
                <text:p>0.06298828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3779296875">
                <text:p>0.123779296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212890625">
                <text:p>0.1821289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044921875">
                <text:p>0.21044921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8037109375">
                <text:p>0.2380371093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513671875">
                <text:p>0.265136718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150390625">
                <text:p>0.291503906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1357421875">
                <text:p>0.3913574218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4794921875">
                <text:p>0.414794921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37744140625">
                <text:p>0.4377441406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1689453125">
                <text:p>0.481689453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2685546875">
                <text:p>0.5026855468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3193359375">
                <text:p>0.523193359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296875">
                <text:p>0.54296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2255859375">
                <text:p>0.562255859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10546875">
                <text:p>0.58105468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59912109375">
                <text:p>0.599121093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1669921875">
                <text:p>0.61669921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3544921875">
                <text:p>0.6335449218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4990234375">
                <text:p>0.64990234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552734375">
                <text:p>0.66552734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06640625">
                <text:p>0.6806640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5068359375">
                <text:p>0.695068359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216796875">
                <text:p>0.72216796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486328125">
                <text:p>0.73486328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470703125">
                <text:p>0.7470703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58544921875">
                <text:p>0.7585449218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7978515625">
                <text:p>0.779785156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8955078125">
                <text:p>0.789550781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798583984375">
                <text:p>0.798583984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0712890625">
                <text:p>0.807128906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1494140625">
                <text:p>0.81494140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2265625">
                <text:p>0.8222656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28857421875">
                <text:p>0.828857421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349609375">
                <text:p>0.8349609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0576171875">
                <text:p>0.8405761718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45458984375">
                <text:p>0.845458984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49853515625">
                <text:p>0.849853515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53515625">
                <text:p>0.8535156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56689453125">
                <text:p>0.856689453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59130859375">
                <text:p>0.85913085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1083984375">
                <text:p>0.861083984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623046875">
                <text:p>0.8623046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62548828125">
                <text:p>0.862548828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1572265625">
                <text:p>0.861572265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5986328125">
                <text:p>0.85986328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57666015625">
                <text:p>0.8576660156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54736328125">
                <text:p>0.8547363281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1318359375">
                <text:p>0.851318359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4716796875">
                <text:p>0.847167968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2529296875">
                <text:p>0.84252929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37158203125">
                <text:p>0.837158203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1298828125">
                <text:p>0.831298828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24951171875">
                <text:p>0.824951171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1787109375">
                <text:p>0.8178710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0302734375">
                <text:p>0.81030273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2001953125">
                <text:p>0.802001953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3212890625">
                <text:p>0.793212890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369140625">
                <text:p>0.78369140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3681640625">
                <text:p>0.7736816406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2939453125">
                <text:p>0.762939453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1708984375">
                <text:p>0.7517089843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3974609375">
                <text:p>0.739746093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27294921875">
                <text:p>0.727294921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435546875">
                <text:p>0.71435546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068359375">
                <text:p>0.70068359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865234375">
                <text:p>0.6865234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1630859375">
                <text:p>0.6716308593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013671875">
                <text:p>0.64013671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353515625">
                <text:p>0.62353515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06201171875">
                <text:p>0.6062011718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8837890625">
                <text:p>0.58837890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6982421875">
                <text:p>0.56982421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0986328125">
                <text:p>0.5109863281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4677734375">
                <text:p>0.446777343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4072265625">
                <text:p>0.424072265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087890625">
                <text:p>0.400878906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27392578125">
                <text:p>0.3273925781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48779296875">
                <text:p>0.2487792968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1435546875">
                <text:p>0.2214355468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4794921875">
                <text:p>0.1647949218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5712890625">
                <text:p>0.1057128906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4189453125">
                <text:p>0.0441894531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4462890625">
                <text:p>0.07446289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552734375">
                <text:p>0.16552734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6767578125">
                <text:p>0.186767578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5869140625">
                <text:p>0.2658691406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1884765625">
                <text:p>0.318847656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5205078125">
                <text:p>0.3352050781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107421875">
                <text:p>0.35107421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6455078125">
                <text:p>0.366455078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1103515625">
                <text:p>0.3811035156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5263671875">
                <text:p>0.3952636718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0869140625">
                <text:p>0.408691406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1630859375">
                <text:p>0.4216308593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3837890625">
                <text:p>0.4338378906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5556640625">
                <text:p>0.4455566406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5654296875">
                <text:p>0.456542968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67041015625">
                <text:p>0.4670410156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76806640625">
                <text:p>0.4768066406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86083984375">
                <text:p>0.486083984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4873046875">
                <text:p>0.494873046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29296875">
                <text:p>0.50292968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0498046875">
                <text:p>0.5104980468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17333984375">
                <text:p>0.5173339843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3681640625">
                <text:p>0.5236816406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29296875">
                <text:p>0.5292968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4423828125">
                <text:p>0.5344238281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38818359375">
                <text:p>0.538818359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2724609375">
                <text:p>0.542724609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458984375">
                <text:p>0.54589843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48583984375">
                <text:p>0.5485839843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224609375">
                <text:p>0.55224609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322265625">
                <text:p>0.553222656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2978515625">
                <text:p>0.552978515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2001953125">
                <text:p>0.5520019531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029296875">
                <text:p>0.55029296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48095703125">
                <text:p>0.5480957031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45166015625">
                <text:p>0.545166015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1748046875">
                <text:p>0.5417480468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3759765625">
                <text:p>0.537597656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2958984375">
                <text:p>0.532958984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27587890625">
                <text:p>0.5275878906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1728515625">
                <text:p>0.5217285156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15380859375">
                <text:p>0.515380859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0830078125">
                <text:p>0.50830078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0732421875">
                <text:p>0.5007324218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2431640625">
                <text:p>0.492431640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3642578125">
                <text:p>0.483642578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412109375">
                <text:p>0.47412109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4111328125">
                <text:p>0.4641113281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3369140625">
                <text:p>0.453369140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2138671875">
                <text:p>0.4421386718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017578125">
                <text:p>0.43017578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17724609375">
                <text:p>0.417724609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478515625">
                <text:p>0.404785156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111328125">
                <text:p>0.391113281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2060546875">
                <text:p>0.3620605468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056640625">
                <text:p>0.330566406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396484375">
                <text:p>0.313964843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6630859375">
                <text:p>0.2966308593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7880859375">
                <text:p>0.278808593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025390625">
                <text:p>0.260253906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1416015625">
                <text:p>0.201416015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720703125">
                <text:p>0.137207031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4501953125">
                <text:p>0.1145019531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08203125">
                <text:p>0.059082031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763671875">
                <text:p>0.07763671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5458984375">
                <text:p>0.095458984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29638671875">
                <text:p>0.1296386718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5751953125">
                <text:p>0.145751953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1376953125">
                <text:p>0.161376953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626953125">
                <text:p>0.176269531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0673828125">
                <text:p>0.1906738281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4345703125">
                <text:p>0.204345703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7529296875">
                <text:p>0.21752929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1943359375">
                <text:p>0.2419433593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3173828125">
                <text:p>0.253173828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3916015625">
                <text:p>0.26391601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4169921875">
                <text:p>0.274169921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369140625">
                <text:p>0.283691406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2724609375">
                <text:p>0.292724609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1025390625">
                <text:p>0.30102539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08837890625">
                <text:p>0.3088378906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591796875">
                <text:p>0.315917968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2509765625">
                <text:p>0.322509765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28369140625">
                <text:p>0.328369140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3740234375">
                <text:p>0.3337402343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3837890625">
                <text:p>0.338378906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4619140625">
                <text:p>0.346191406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4912109375">
                <text:p>0.34912109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3271484375">
                <text:p>0.3532714843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1806640625">
                <text:p>0.351806640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326171875">
                <text:p>0.343261718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39111328125">
                <text:p>0.339111328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447265625">
                <text:p>0.33447265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1689453125">
                <text:p>0.31689453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09814453125">
                <text:p>0.309814453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224609375">
                <text:p>0.30224609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365234375">
                <text:p>0.24365234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1689453125">
                <text:p>0.2316894531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1923828125">
                <text:p>0.219238281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6298828125">
                <text:p>0.2062988281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78466796875">
                <text:p>0.178466796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357421875">
                <text:p>0.16357421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48193359375">
                <text:p>0.1481933593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2080078125">
                <text:p>0.1320800781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5478515625">
                <text:p>0.1154785156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0322265625">
                <text:p>0.0803222656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1767578125">
                <text:p>0.061767578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2724609375">
                <text:p>0.0427246093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3193359375">
                <text:p>0.023193359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279296875">
                <text:p>0.0612792968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837890625">
                <text:p>0.08837890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107421875">
                <text:p>0.101074218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3037109375">
                <text:p>0.1130371093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451171875">
                <text:p>0.124511718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525390625">
                <text:p>0.13525390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4306640625">
                <text:p>0.1643066406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8798828125">
                <text:p>0.187988281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4580078125">
                <text:p>0.1945800781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068359375">
                <text:p>0.20068359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5087890625">
                <text:p>0.2150878906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1923828125">
                <text:p>0.221923828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4365234375">
                <text:p>0.224365234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6318359375">
                <text:p>0.2263183593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27783203125">
                <text:p>0.227783203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26806640625">
                <text:p>0.2268066406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509765625">
                <text:p>0.225097656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2900390625">
                <text:p>0.2229003906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19970703125">
                <text:p>0.219970703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6552734375">
                <text:p>0.2165527343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240234375">
                <text:p>0.21240234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07763671875">
                <text:p>0.2077636718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2392578125">
                <text:p>0.202392578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6533203125">
                <text:p>0.196533203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0185546875">
                <text:p>0.1901855468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310546875">
                <text:p>0.18310546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5537109375">
                <text:p>0.175537109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7236328125">
                <text:p>0.1672363281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58447265625">
                <text:p>0.1584472656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4892578125">
                <text:p>0.14892578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28173828125">
                <text:p>0.128173828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6943359375">
                <text:p>0.1169433593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498046875">
                <text:p>0.10498046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2529296875">
                <text:p>0.0925292968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7958984375">
                <text:p>0.079589843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6865234375">
                <text:p>0.0368652343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2939453125">
                <text:p>0.012939453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33984375">
                <text:p>0.048339843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8837890625">
                <text:p>0.0588378906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884765625">
                <text:p>0.068847656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4970703125">
                <text:p>0.094970703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09619140625">
                <text:p>0.1096191406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5966796875">
                <text:p>0.1159667968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1826171875">
                <text:p>0.1218261718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1591796875">
                <text:p>0.1315917968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3798828125">
                <text:p>0.143798828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38427734375">
                <text:p>0.138427734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5009765625">
                <text:p>0.1350097656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6220703125">
                <text:p>0.126220703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0849609375">
                <text:p>0.1208496093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4990234375">
                <text:p>0.114990234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08642578125">
                <text:p>0.108642578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5693359375">
                <text:p>0.085693359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6904296875">
                <text:p>0.0769042968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7373046875">
                <text:p>0.0573730468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6630859375">
                <text:p>0.0466308593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5400390625">
                <text:p>0.0354003906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0986328125">
                <text:p>0.0109863281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052734375">
                <text:p>0.0290527343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5654296875">
                <text:p>0.0456542968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2978515625">
                <text:p>0.0529785156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59814453125">
                <text:p>0.0598144531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1533203125">
                <text:p>0.0715332031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6416015625">
                <text:p>0.076416015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0810546875">
                <text:p>0.0808105468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447265625">
                <text:p>0.084472656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7646484375">
                <text:p>0.0876464843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0087890625">
                <text:p>0.090087890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2041015625">
                <text:p>0.0920410156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423828125">
                <text:p>0.09423828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3017578125">
                <text:p>0.0930175781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89111328125">
                <text:p>0.0891113281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6181640625">
                <text:p>0.086181640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2763671875">
                <text:p>0.082763671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7861328125">
                <text:p>0.07861328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3974609375">
                <text:p>0.0739746093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68603515625">
                <text:p>0.0686035156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2744140625">
                <text:p>0.0627441406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6396484375">
                <text:p>0.0563964843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1748046875">
                <text:p>0.041748046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4658203125">
                <text:p>0.0246582031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4.375">
                <text:p>6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.4375">
                <text:p>64.4375</text:p>
              </table:table-cell>
              <table:table-cell office:value-type="float" office:value="0.006591796875">
                <text:p>0.0065917968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2685546875">
                <text:p>0.026855468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30517578125">
                <text:p>0.0305175781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5888671875">
                <text:p>0.0358886718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37841796875">
                <text:p>0.037841796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3935546875">
                <text:p>0.0339355468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1005859375">
                <text:p>0.0310058593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27587890625">
                <text:p>0.027587890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18798828125">
                <text:p>0.0187988281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07568359375">
                <text:p>0.0075683593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.4375">
                <text:p>6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5">
                <text:p>66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8.125">
                <text:p>6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8.1875">
                <text:p>68.1875</text:p>
              </table:table-cell>
              <table:table-cell office:value-type="float" office:value="0.004150390625">
                <text:p>0.0041503906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1318359375">
                <text:p>0.0131835937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4892578125">
                <text:p>0.0148925781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123046875">
                <text:p>0.011230468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